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Display" svg:font-family="&quot;Aptos Display&quot;"/>
    <style:font-face style:name="Aptos" svg:font-family="Aptos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ptos Display" style:font-name-asian="Aptos Display" style:font-name-complex="Aptos Display"/>
    </style:style>
    <style:style style:name="ce2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color="#000000"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ptos" style:font-name-asian="Aptos" style:font-name-complex="Aptos"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ptos" style:font-name-asian="Aptos" style:font-name-complex="Aptos"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ptos" style:font-name-asian="Aptos" style:font-name-complex="Aptos"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ptos" style:font-name-asian="Aptos" style:font-name-complex="Aptos" fo:font-size="12pt" style:font-size-asian="12pt" style:font-size-complex="12pt"/>
    </style:style>
    <style:style style:name="ce7" style:family="table-cell" style:parent-style-name="Default" style:data-style-name="N15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ptos" style:font-name-asian="Aptos" style:font-name-complex="Aptos"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 style:font-name="Aptos" style:font-name-asian="Aptos" style:font-name-complex="Aptos"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ptos" style:font-name-asian="Aptos" style:font-name-complex="Aptos"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ptos" style:font-name-asian="Aptos" style:font-name-complex="Aptos"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ptos" style:font-name-asian="Aptos" style:font-name-complex="Aptos"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ptos Display" style:font-name-asian="Aptos Display" style:font-name-complex="Aptos Display" fo:font-weight="bold" style:font-weight-asian="bold" style:font-weight-complex="bold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2.88395833333333cm" style:use-optimal-column-width="true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9.39270833333333cm"/>
    </style:style>
    <style:style style:name="co7" style:family="table-column">
      <style:table-column-properties fo:break-before="auto" style:column-width="4.78895833333333cm" style:use-optimal-column-width="true"/>
    </style:style>
    <style:style style:name="co8" style:family="table-column">
      <style:table-column-properties fo:break-before="auto" style:column-width="4.47145833333333cm"/>
    </style:style>
    <style:style style:name="co9" style:family="table-column">
      <style:table-column-properties fo:break-before="auto" style:column-width="3.33375cm"/>
    </style:style>
    <style:style style:name="co10" style:family="table-column">
      <style:table-column-properties fo:break-before="auto" style:column-width="4.365625cm" style:use-optimal-column-width="true"/>
    </style:style>
    <style:style style:name="co11" style:family="table-column">
      <style:table-column-properties fo:break-before="auto" style:column-width="2.11666666666667cm" style:use-optimal-column-width="true"/>
    </style:style>
    <style:style style:name="co12" style:family="table-column">
      <style:table-column-properties fo:break-before="auto" style:column-width="5.68854166666667cm"/>
    </style:style>
    <style:style style:name="co13" style:family="table-column">
      <style:table-column-properties fo:break-before="auto" style:column-width="3.43958333333333cm"/>
    </style:style>
    <style:style style:name="co14" style:family="table-column">
      <style:table-column-properties fo:break-before="auto" style:column-width="2.72520833333333cm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2.19604166666667cm" style:use-optimal-column-width="true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32.25pt" style:use-optimal-row-height="true" fo:break-before="auto"/>
    </style:style>
    <style:style style:name="ro2" style:family="table-row">
      <style:table-row-properties style:row-height="33.75pt" style:use-optimal-row-height="true" fo:break-before="auto"/>
    </style:style>
    <style:style style:name="ro3" style:family="table-row">
      <style:table-row-properties style:row-height="34.5pt" style:use-optimal-row-height="true" fo:break-before="auto"/>
    </style:style>
    <style:style style:name="ro4" style:family="table-row">
      <style:table-row-properties style:row-height="17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00_SC_+178_Ol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8" table:default-cell-style-name="ce1"/>
        <table:table-row table:style-name="ro1">
          <table:table-cell office:value-type="string" table:style-name="ce2">
            <text:p>Sl. No</text:p>
          </table:table-cell>
          <table:table-cell office:value-type="string" table:style-name="ce2">
            <text:p>District </text:p>
          </table:table-cell>
          <table:table-cell office:value-type="string" table:style-name="ce2">
            <text:p>ಜಿಲ್ಲೆ</text:p>
          </table:table-cell>
          <table:table-cell office:value-type="string" table:style-name="ce2">
            <text:p>Block </text:p>
          </table:table-cell>
          <table:table-cell office:value-type="string" table:style-name="ce2">
            <text:p>ತಾಲ್ಲೂಕು</text:p>
          </table:table-cell>
          <table:table-cell office:value-type="string" table:style-name="ce2">
            <text:p>Health Care Centre Name</text:p>
          </table:table-cell>
          <table:table-cell office:value-type="string" table:style-name="ce2">
            <text:p>ಆರೋಗ್ಯ ಕೇಂದ್ರದ ಹೆಸರು</text:p>
          </table:table-cell>
          <table:table-cell office:value-type="string" table:style-name="ce2">
            <text:p>Type of HC</text:p>
          </table:table-cell>
          <table:table-cell office:value-type="string" table:style-name="ce12">
            <text:p>ಉಪ ಕೇಂದ್ರ/HWC</text:p>
          </table:table-cell>
          <table:table-cell office:value-type="string" table:style-name="ce2">
            <text:p>NIN or HFR ID (username)</text:p>
          </table:table-cell>
          <table:table-cell office:value-type="string" table:style-name="ce2">
            <text:p>Password</text:p>
          </table:table-cell>
          <table:table-cell office:value-type="string" table:style-name="ce2">
            <text:p>POC Name </text:p>
          </table:table-cell>
          <table:table-cell office:value-type="string" table:style-name="ce2">
            <text:p>Designation</text:p>
          </table:table-cell>
          <table:table-cell office:value-type="string" table:style-name="ce2">
            <text:p>Contact number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Longitude</text:p>
          </table:table-cell>
          <table:table-cell table:number-columns-repeated="16368" table:style-name="ce1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akkabevanahalli</text:p>
          </table:table-cell>
          <table:table-cell office:value-type="string" table:style-name="ce3">
            <text:p>ಕಕ್ಕಬೇವ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71748536" table:style-name="ce4">
            <text:p>437174853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Parvathamma<text:s text:c="5"/></text:p>
          </table:table-cell>
          <table:table-cell office:value-type="string" table:style-name="ce4">
            <text:p>CHO</text:p>
          </table:table-cell>
          <table:table-cell office:value-type="float" office:value="9035111851" table:style-name="ce4">
            <text:p>9035111851</text:p>
          </table:table-cell>
          <table:table-cell office:value-type="float" office:value="15.142300000000001" table:style-name="ce4">
            <text:p>15.1423</text:p>
          </table:table-cell>
          <table:table-cell office:value-type="float" office:value="76.999600000000001" table:style-name="ce4">
            <text:p>76.9996</text:p>
          </table:table-cell>
          <table:table-cell table:number-columns-repeated="1636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Handihal</text:p>
          </table:table-cell>
          <table:table-cell office:value-type="string" table:style-name="ce3">
            <text:p>ಹಂದಿಹ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112336538" table:style-name="ce4">
            <text:p>211233653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ery Monica L<text:s text:c="5"/></text:p>
          </table:table-cell>
          <table:table-cell office:value-type="string" table:style-name="ce4">
            <text:p>CHO</text:p>
          </table:table-cell>
          <table:table-cell office:value-type="float" office:value="8197683108" table:style-name="ce4">
            <text:p>8197683108</text:p>
          </table:table-cell>
          <table:table-cell office:value-type="float" office:value="15.3284" table:style-name="ce4">
            <text:p>15.3284</text:p>
          </table:table-cell>
          <table:table-cell office:value-type="float" office:value="76.991299999999995" table:style-name="ce4">
            <text:p>76.9913</text:p>
          </table:table-cell>
          <table:table-cell table:number-columns-repeated="1636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Allipura</text:p>
          </table:table-cell>
          <table:table-cell office:value-type="string" table:style-name="ce3">
            <text:p>ಅಲ್ಲಿ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67668751" table:style-name="ce4">
            <text:p>546766875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Tauqheer H<text:s text:c="5"/></text:p>
          </table:table-cell>
          <table:table-cell office:value-type="string" table:style-name="ce4">
            <text:p>CHO</text:p>
          </table:table-cell>
          <table:table-cell office:value-type="float" office:value="8904159039" table:style-name="ce4">
            <text:p>8904159039</text:p>
          </table:table-cell>
          <table:table-cell office:value-type="float" office:value="15.1654" table:style-name="ce4">
            <text:p>15.1654</text:p>
          </table:table-cell>
          <table:table-cell office:value-type="float" office:value="76.859399999999994" table:style-name="ce4">
            <text:p>76.8594</text:p>
          </table:table-cell>
          <table:table-cell table:number-columns-repeated="1636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elgal</text:p>
          </table:table-cell>
          <table:table-cell office:value-type="string" table:style-name="ce3">
            <text:p>ಬೆಳಗ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783876310" table:style-name="ce4">
            <text:p>578387631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avi Kumar S<text:s text:c="5"/></text:p>
          </table:table-cell>
          <table:table-cell office:value-type="string" table:style-name="ce4">
            <text:p>CHO</text:p>
          </table:table-cell>
          <table:table-cell office:value-type="float" office:value="8861023999" table:style-name="ce4">
            <text:p>8861023999</text:p>
          </table:table-cell>
          <table:table-cell office:value-type="float" office:value="15.1326" table:style-name="ce4">
            <text:p>15.1326</text:p>
          </table:table-cell>
          <table:table-cell office:value-type="float" office:value="76.837900000000005" table:style-name="ce4">
            <text:p>76.8379</text:p>
          </table:table-cell>
          <table:table-cell table:number-columns-repeated="1636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enakal</text:p>
          </table:table-cell>
          <table:table-cell office:value-type="string" table:style-name="ce3">
            <text:p>ಬೆಣಕ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334588645" table:style-name="ce4">
            <text:p>133458864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Yerranagari Swetha<text:s text:c="3"/></text:p>
          </table:table-cell>
          <table:table-cell office:value-type="string" table:style-name="ce4">
            <text:p>CHO</text:p>
          </table:table-cell>
          <table:table-cell office:value-type="float" office:value="9731426057" table:style-name="ce4">
            <text:p>9731426057</text:p>
          </table:table-cell>
          <table:table-cell office:value-type="float" office:value="15.288500000000001" table:style-name="ce4">
            <text:p>15.2885</text:p>
          </table:table-cell>
          <table:table-cell office:value-type="float" office:value="77.061199999999999" table:style-name="ce4">
            <text:p>77.0612</text:p>
          </table:table-cell>
          <table:table-cell table:number-columns-repeated="1636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ndwala</text:p>
          </table:table-cell>
          <table:table-cell office:value-type="string" table:style-name="ce3">
            <text:p>ಸಿಂಡ್ವಾಲ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58274421" table:style-name="ce4">
            <text:p>375827442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Nagaraj R<text:s text:c="5"/></text:p>
          </table:table-cell>
          <table:table-cell office:value-type="string" table:style-name="ce4">
            <text:p>CHO</text:p>
          </table:table-cell>
          <table:table-cell office:value-type="float" office:value="9731520062" table:style-name="ce4">
            <text:p>9731520062</text:p>
          </table:table-cell>
          <table:table-cell office:value-type="float" office:value="15.315799999999999" table:style-name="ce4">
            <text:p>15.3158</text:p>
          </table:table-cell>
          <table:table-cell office:value-type="float" office:value="77.072900000000004" table:style-name="ce4">
            <text:p>77.0729</text:p>
          </table:table-cell>
          <table:table-cell table:number-columns-repeated="1636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New Yeraguddi</text:p>
          </table:table-cell>
          <table:table-cell office:value-type="string" table:style-name="ce3">
            <text:p>ಹೊಸ ಯರಗುದ್ದ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332782346" table:style-name="ce4">
            <text:p>733278234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Y Shridevi<text:s text:c="5"/></text:p>
          </table:table-cell>
          <table:table-cell office:value-type="string" table:style-name="ce4">
            <text:p>CHO</text:p>
          </table:table-cell>
          <table:table-cell office:value-type="float" office:value="8639866494" table:style-name="ce4">
            <text:p>8639866494</text:p>
          </table:table-cell>
          <table:table-cell office:value-type="float" office:value="15.2402" table:style-name="ce4">
            <text:p>15.2402</text:p>
          </table:table-cell>
          <table:table-cell office:value-type="float" office:value="77.059600000000003" table:style-name="ce4">
            <text:p>77.0596</text:p>
          </table:table-cell>
          <table:table-cell table:number-columns-repeated="16368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Hadligi</text:p>
          </table:table-cell>
          <table:table-cell office:value-type="string" table:style-name="ce3">
            <text:p>ಹಡ್ಲಿ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578857368" table:style-name="ce4">
            <text:p>557885736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tish K Kamble<text:s text:c="5"/></text:p>
          </table:table-cell>
          <table:table-cell office:value-type="string" table:style-name="ce4">
            <text:p>CHO</text:p>
          </table:table-cell>
          <table:table-cell office:value-type="float" office:value="7829555063" table:style-name="ce4">
            <text:p>7829555063</text:p>
          </table:table-cell>
          <table:table-cell office:value-type="float" office:value="15.3568" table:style-name="ce4">
            <text:p>15.3568</text:p>
          </table:table-cell>
          <table:table-cell office:value-type="float" office:value="77.037099999999995" table:style-name="ce4">
            <text:p>77.0371</text:p>
          </table:table-cell>
          <table:table-cell table:number-columns-repeated="16368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napura</text:p>
          </table:table-cell>
          <table:table-cell office:value-type="string" table:style-name="ce3">
            <text:p>ಬಾಣ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46328662" table:style-name="ce4">
            <text:p>344632866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Ghazala Banu M<text:s text:c="5"/></text:p>
          </table:table-cell>
          <table:table-cell office:value-type="string" table:style-name="ce4">
            <text:p>CHO</text:p>
          </table:table-cell>
          <table:table-cell office:value-type="float" office:value="9108423444" table:style-name="ce4">
            <text:p>9108423444</text:p>
          </table:table-cell>
          <table:table-cell office:value-type="float" office:value="15.235799999999999" table:style-name="ce4">
            <text:p>15.2358</text:p>
          </table:table-cell>
          <table:table-cell office:value-type="float" office:value="77.051000000000002" table:style-name="ce4">
            <text:p>77.051</text:p>
          </table:table-cell>
          <table:table-cell table:number-columns-repeated="16368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New Moka</text:p>
          </table:table-cell>
          <table:table-cell office:value-type="string" table:style-name="ce3">
            <text:p>ಹೊಸ ಮೋಕ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433467386" table:style-name="ce4">
            <text:p>143346738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Thripun Kumar M T<text:s text:c="5"/></text:p>
          </table:table-cell>
          <table:table-cell office:value-type="string" table:style-name="ce4">
            <text:p>CHO</text:p>
          </table:table-cell>
          <table:table-cell office:value-type="float" office:value="9538135711" table:style-name="ce4">
            <text:p>9538135711</text:p>
          </table:table-cell>
          <table:table-cell office:value-type="float" office:value="15.2402" table:style-name="ce4">
            <text:p>15.2402</text:p>
          </table:table-cell>
          <table:table-cell office:value-type="float" office:value="77.059600000000003" table:style-name="ce4">
            <text:p>77.0596</text:p>
          </table:table-cell>
          <table:table-cell table:number-columns-repeated="16368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ammarchedu</text:p>
          </table:table-cell>
          <table:table-cell office:value-type="string" table:style-name="ce3">
            <text:p>ಕಮ್ಮರ್ಚೆಡ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448172474" table:style-name="ce4">
            <text:p>244817247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jida Sultana<text:s text:c="6"/></text:p>
          </table:table-cell>
          <table:table-cell office:value-type="string" table:style-name="ce4">
            <text:p>CHO</text:p>
          </table:table-cell>
          <table:table-cell office:value-type="float" office:value="9066971521" table:style-name="ce4">
            <text:p>9066971521</text:p>
          </table:table-cell>
          <table:table-cell office:value-type="float" office:value="15.0566" table:style-name="ce4">
            <text:p>15.0566</text:p>
          </table:table-cell>
          <table:table-cell office:value-type="float" office:value="77.041700000000006" table:style-name="ce4">
            <text:p>77.0417</text:p>
          </table:table-cell>
          <table:table-cell table:number-columns-repeated="16368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hankara Bande</text:p>
          </table:table-cell>
          <table:table-cell office:value-type="string" table:style-name="ce3">
            <text:p>ಶಂಕರ ಬಂಡ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142222318" table:style-name="ce4">
            <text:p>314222231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Lalithamma D Desai<text:s text:c="3"/></text:p>
          </table:table-cell>
          <table:table-cell office:value-type="string" table:style-name="ce4">
            <text:p>CHO</text:p>
          </table:table-cell>
          <table:table-cell office:value-type="float" office:value="8951053511" table:style-name="ce4">
            <text:p>8951053511</text:p>
          </table:table-cell>
          <table:table-cell office:value-type="float" office:value="15.0984" table:style-name="ce4">
            <text:p>15.0984</text:p>
          </table:table-cell>
          <table:table-cell office:value-type="float" office:value="76.997200000000007" table:style-name="ce4">
            <text:p>76.9972</text:p>
          </table:table-cell>
          <table:table-cell table:number-columns-repeated="16368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Rupanagudi</text:p>
          </table:table-cell>
          <table:table-cell office:value-type="string" table:style-name="ce3">
            <text:p>ರೂಪನಗು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468258866" table:style-name="ce4">
            <text:p>146825886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rcy Sajani P<text:s text:c="5"/></text:p>
          </table:table-cell>
          <table:table-cell office:value-type="string" table:style-name="ce4">
            <text:p>CHO</text:p>
          </table:table-cell>
          <table:table-cell office:value-type="float" office:value="9901338467" table:style-name="ce4">
            <text:p>9901338467</text:p>
          </table:table-cell>
          <table:table-cell office:value-type="float" office:value="15.049899999999999" table:style-name="ce4">
            <text:p>15.0499</text:p>
          </table:table-cell>
          <table:table-cell office:value-type="float" office:value="77.062899999999999" table:style-name="ce4">
            <text:p>77.0629</text:p>
          </table:table-cell>
          <table:table-cell table:number-columns-repeated="16368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jeevrayan kote</text:p>
          </table:table-cell>
          <table:table-cell office:value-type="string" table:style-name="ce3">
            <text:p>ಸಂಜೀವರಾಯನ ಕೋಟ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27475549" table:style-name="ce4">
            <text:p>682747554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njunath B<text:s text:c="5"/></text:p>
          </table:table-cell>
          <table:table-cell office:value-type="string" table:style-name="ce4">
            <text:p>CHO</text:p>
          </table:table-cell>
          <table:table-cell office:value-type="float" office:value="9620560906" table:style-name="ce4">
            <text:p>9620560906</text:p>
          </table:table-cell>
          <table:table-cell office:value-type="float" office:value="15.0562" table:style-name="ce4">
            <text:p>15.0562</text:p>
          </table:table-cell>
          <table:table-cell office:value-type="float" office:value="76.929699999999997" table:style-name="ce4">
            <text:p>76.9297</text:p>
          </table:table-cell>
          <table:table-cell table:number-columns-repeated="16368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 Veerapura</text:p>
          </table:table-cell>
          <table:table-cell office:value-type="string" table:style-name="ce3">
            <text:p>ಕೆ ವೀರ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66834656" table:style-name="ce4">
            <text:p>346683465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udhulatha G k<text:s text:c="5"/></text:p>
          </table:table-cell>
          <table:table-cell office:value-type="string" table:style-name="ce4">
            <text:p>CHO</text:p>
          </table:table-cell>
          <table:table-cell office:value-type="float" office:value="9902521651" table:style-name="ce4">
            <text:p>9902521651</text:p>
          </table:table-cell>
          <table:table-cell office:value-type="float" office:value="15.174200000000001" table:style-name="ce4">
            <text:p>15.1742</text:p>
          </table:table-cell>
          <table:table-cell office:value-type="float" office:value="77.151399999999995" table:style-name="ce4">
            <text:p>77.1514</text:p>
          </table:table-cell>
          <table:table-cell table:number-columns-repeated="16368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ylachinta</text:p>
          </table:table-cell>
          <table:table-cell office:value-type="string" table:style-name="ce3">
            <text:p>ಬೈಲಚಿಂತ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45521152" table:style-name="ce4">
            <text:p>814552115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Thodaty Sophia Ankitha<text:s text:c="5"/></text:p>
          </table:table-cell>
          <table:table-cell office:value-type="string" table:style-name="ce4">
            <text:p>CHO</text:p>
          </table:table-cell>
          <table:table-cell office:value-type="float" office:value="8762485214" table:style-name="ce4">
            <text:p>8762485214</text:p>
          </table:table-cell>
          <table:table-cell office:value-type="float" office:value="15.2041" table:style-name="ce4">
            <text:p>15.2041</text:p>
          </table:table-cell>
          <table:table-cell office:value-type="float" office:value="77.075999999999993" table:style-name="ce4">
            <text:p>77.076</text:p>
          </table:table-cell>
          <table:table-cell table:number-columns-repeated="16368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urugodu</text:p>
          </table:table-cell>
          <table:table-cell office:value-type="string" table:style-name="ce3">
            <text:p>ಕುರುಗೋಡು</text:p>
          </table:table-cell>
          <table:table-cell office:value-type="string" table:style-name="ce4">
            <text:p>Dhammur</text:p>
          </table:table-cell>
          <table:table-cell office:value-type="string" table:style-name="ce3">
            <text:p>ಧಮ್ಮ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36684232" table:style-name="ce4">
            <text:p>823668423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Bharat Kumar B G<text:s text:c="5"/></text:p>
          </table:table-cell>
          <table:table-cell office:value-type="string" table:style-name="ce4">
            <text:p>CHO</text:p>
          </table:table-cell>
          <table:table-cell office:value-type="float" office:value="8310724480" table:style-name="ce4">
            <text:p>8310724480</text:p>
          </table:table-cell>
          <table:table-cell office:value-type="float" office:value="15.3089" table:style-name="ce4">
            <text:p>15.3089</text:p>
          </table:table-cell>
          <table:table-cell office:value-type="float" office:value="76.929100000000005" table:style-name="ce4">
            <text:p>76.9291</text:p>
          </table:table-cell>
          <table:table-cell table:number-columns-repeated="16368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urugodu</text:p>
          </table:table-cell>
          <table:table-cell office:value-type="string" table:style-name="ce3">
            <text:p>ಕುರುಗೋಡು</text:p>
          </table:table-cell>
          <table:table-cell office:value-type="string" table:style-name="ce4">
            <text:p>Vaddahatti</text:p>
          </table:table-cell>
          <table:table-cell office:value-type="string" table:style-name="ce3">
            <text:p>ವಡ್ಡಹ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745771788" table:style-name="ce4">
            <text:p>274577178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Devaraj Kedamani<text:s text:c="5"/></text:p>
          </table:table-cell>
          <table:table-cell office:value-type="string" table:style-name="ce4">
            <text:p>CHO</text:p>
          </table:table-cell>
          <table:table-cell office:value-type="float" office:value="8970044966" table:style-name="ce4">
            <text:p>8970044966</text:p>
          </table:table-cell>
          <table:table-cell office:value-type="float" office:value="15.344900000000001" table:style-name="ce4">
            <text:p>15.3449</text:p>
          </table:table-cell>
          <table:table-cell office:value-type="float" office:value="76.833299999999994" table:style-name="ce4">
            <text:p>76.8333</text:p>
          </table:table-cell>
          <table:table-cell table:number-columns-repeated="16368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urugodu</text:p>
          </table:table-cell>
          <table:table-cell office:value-type="string" table:style-name="ce3">
            <text:p>ಕುರುಗೋಡು</text:p>
          </table:table-cell>
          <table:table-cell office:value-type="string" table:style-name="ce4">
            <text:p>Badanatti</text:p>
          </table:table-cell>
          <table:table-cell office:value-type="string" table:style-name="ce3">
            <text:p>ಬದನ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82715375" table:style-name="ce4">
            <text:p>848271537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Thimothi M<text:s text:c="5"/></text:p>
          </table:table-cell>
          <table:table-cell office:value-type="string" table:style-name="ce4">
            <text:p>CHO</text:p>
          </table:table-cell>
          <table:table-cell office:value-type="float" office:value="9663184268" table:style-name="ce4">
            <text:p>9663184268</text:p>
          </table:table-cell>
          <table:table-cell office:value-type="float" office:value="15.3164" table:style-name="ce4">
            <text:p>15.3164</text:p>
          </table:table-cell>
          <table:table-cell office:value-type="float" office:value="76.823899999999995" table:style-name="ce4">
            <text:p>76.8239</text:p>
          </table:table-cell>
          <table:table-cell table:number-columns-repeated="16368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urugodu</text:p>
          </table:table-cell>
          <table:table-cell office:value-type="string" table:style-name="ce3">
            <text:p>ಕುರುಗೋಡು</text:p>
          </table:table-cell>
          <table:table-cell office:value-type="string" table:style-name="ce4">
            <text:p>Kallukamba</text:p>
          </table:table-cell>
          <table:table-cell office:value-type="string" table:style-name="ce3">
            <text:p>ಕಲ್ಲುಕಂಬ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58276824" table:style-name="ce4">
            <text:p>435827682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akshavali<text:s text:c="5"/></text:p>
          </table:table-cell>
          <table:table-cell office:value-type="string" table:style-name="ce4">
            <text:p>CHO</text:p>
          </table:table-cell>
          <table:table-cell office:value-type="float" office:value="9164989692" table:style-name="ce4">
            <text:p>9164989692</text:p>
          </table:table-cell>
          <table:table-cell office:value-type="float" office:value="15.346500000000001" table:style-name="ce4">
            <text:p>15.3465</text:p>
          </table:table-cell>
          <table:table-cell office:value-type="float" office:value="76.775099999999995" table:style-name="ce4">
            <text:p>76.7751</text:p>
          </table:table-cell>
          <table:table-cell table:number-columns-repeated="16368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urugodu</text:p>
          </table:table-cell>
          <table:table-cell office:value-type="string" table:style-name="ce3">
            <text:p>ಕುರುಗೋಡು</text:p>
          </table:table-cell>
          <table:table-cell office:value-type="string" table:style-name="ce4">
            <text:p>Somalapur</text:p>
          </table:table-cell>
          <table:table-cell office:value-type="string" table:style-name="ce3">
            <text:p>ಸೋಮಲ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145515653" table:style-name="ce4">
            <text:p>614551565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ilpa R<text:s text:c="5"/></text:p>
          </table:table-cell>
          <table:table-cell office:value-type="string" table:style-name="ce4">
            <text:p>CHO</text:p>
          </table:table-cell>
          <table:table-cell office:value-type="float" office:value="8296526815" table:style-name="ce4">
            <text:p>8296526815</text:p>
          </table:table-cell>
          <table:table-cell office:value-type="float" office:value="15.3774" table:style-name="ce4">
            <text:p>15.3774</text:p>
          </table:table-cell>
          <table:table-cell office:value-type="float" office:value="76.752399999999994" table:style-name="ce4">
            <text:p>76.7524</text:p>
          </table:table-cell>
          <table:table-cell table:number-columns-repeated="16368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urugodu</text:p>
          </table:table-cell>
          <table:table-cell office:value-type="string" table:style-name="ce3">
            <text:p>ಕುರುಗೋಡು</text:p>
          </table:table-cell>
          <table:table-cell office:value-type="string" table:style-name="ce4">
            <text:p>Kolagulu</text:p>
          </table:table-cell>
          <table:table-cell office:value-type="string" table:style-name="ce3">
            <text:p>ಕೋಲಗುಲ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846245685" table:style-name="ce4">
            <text:p>584624568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Yerriswami B L<text:s text:c="5"/></text:p>
          </table:table-cell>
          <table:table-cell office:value-type="string" table:style-name="ce4">
            <text:p>CHO</text:p>
          </table:table-cell>
          <table:table-cell office:value-type="float" office:value="8792117807" table:style-name="ce4">
            <text:p>8792117807</text:p>
          </table:table-cell>
          <table:table-cell office:value-type="float" office:value="15.349500000000001" table:style-name="ce4">
            <text:p>15.3495</text:p>
          </table:table-cell>
          <table:table-cell office:value-type="float" office:value="76.843400000000003" table:style-name="ce4">
            <text:p>76.8434</text:p>
          </table:table-cell>
          <table:table-cell table:number-columns-repeated="16368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urugodu</text:p>
          </table:table-cell>
          <table:table-cell office:value-type="string" table:style-name="ce3">
            <text:p>ಕುರುಗೋಡು</text:p>
          </table:table-cell>
          <table:table-cell office:value-type="string" table:style-name="ce4">
            <text:p>Yelubenchi(Ellubenchi)</text:p>
          </table:table-cell>
          <table:table-cell office:value-type="string" table:style-name="ce3">
            <text:p>ಏಳುಬೆಂಚಿ(ಎಲ್ಲುಬೆಂಚಿ)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325221715" table:style-name="ce4">
            <text:p>332522171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umola V<text:s text:c="5"/></text:p>
          </table:table-cell>
          <table:table-cell office:value-type="string" table:style-name="ce4">
            <text:p>CHO</text:p>
          </table:table-cell>
          <table:table-cell office:value-type="float" office:value="7411947909" table:style-name="ce4">
            <text:p>7411947909</text:p>
          </table:table-cell>
          <table:table-cell office:value-type="float" office:value="15.2547" table:style-name="ce4">
            <text:p>15.2547</text:p>
          </table:table-cell>
          <table:table-cell office:value-type="float" office:value="76.728099999999998" table:style-name="ce4">
            <text:p>76.7281</text:p>
          </table:table-cell>
          <table:table-cell table:number-columns-repeated="16368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ampli</text:p>
          </table:table-cell>
          <table:table-cell office:value-type="string" table:style-name="ce3">
            <text:p>ಕಂಪ್ಲಿ</text:p>
          </table:table-cell>
          <table:table-cell office:value-type="string" table:style-name="ce4">
            <text:p>Devalapura</text:p>
          </table:table-cell>
          <table:table-cell office:value-type="string" table:style-name="ce3">
            <text:p>ದೇವಲ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112326149" table:style-name="ce4">
            <text:p>311232614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njula B</text:p>
          </table:table-cell>
          <table:table-cell office:value-type="string" table:style-name="ce4">
            <text:p>PHCO</text:p>
          </table:table-cell>
          <table:table-cell office:value-type="float" office:value="9900774784" table:style-name="ce4">
            <text:p>9900774784</text:p>
          </table:table-cell>
          <table:table-cell office:value-type="float" office:value="15.2837" table:style-name="ce4">
            <text:p>15.2837</text:p>
          </table:table-cell>
          <table:table-cell office:value-type="float" office:value="76.642300000000006" table:style-name="ce4">
            <text:p>76.6423</text:p>
          </table:table-cell>
          <table:table-cell table:number-columns-repeated="16368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ampli<text:s/></text:p>
          </table:table-cell>
          <table:table-cell office:value-type="string" table:style-name="ce3">
            <text:p>ಕಂಪ್ಲಿ</text:p>
          </table:table-cell>
          <table:table-cell office:value-type="string" table:style-name="ce4">
            <text:p>Jowak</text:p>
          </table:table-cell>
          <table:table-cell office:value-type="string" table:style-name="ce3">
            <text:p>ಜೋವಾಕ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115317239" table:style-name="ce4">
            <text:p>611531723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likArjun Beri<text:s text:c="5"/></text:p>
          </table:table-cell>
          <table:table-cell office:value-type="string" table:style-name="ce4">
            <text:p>CHO</text:p>
          </table:table-cell>
          <table:table-cell office:value-type="float" office:value="7338361540" table:style-name="ce4">
            <text:p>7338361540</text:p>
          </table:table-cell>
          <table:table-cell office:value-type="float" office:value="15.3195" table:style-name="ce4">
            <text:p>15.3195</text:p>
          </table:table-cell>
          <table:table-cell office:value-type="float" office:value="76.660899999999998" table:style-name="ce4">
            <text:p>76.6609</text:p>
          </table:table-cell>
          <table:table-cell table:number-columns-repeated="16368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ampli<text:s/></text:p>
          </table:table-cell>
          <table:table-cell office:value-type="string" table:style-name="ce3">
            <text:p>ಕಂಪ್ಲಿ</text:p>
          </table:table-cell>
          <table:table-cell office:value-type="string" table:style-name="ce4">
            <text:p>S.R.R.Pura</text:p>
          </table:table-cell>
          <table:table-cell office:value-type="string" table:style-name="ce3">
            <text:p>ಎಸ್.ಆರ್.ಆರ್.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78585753" table:style-name="ce4">
            <text:p>637858575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K Channamma<text:s text:c="5"/></text:p>
          </table:table-cell>
          <table:table-cell office:value-type="string" table:style-name="ce4">
            <text:p>CHO</text:p>
          </table:table-cell>
          <table:table-cell office:value-type="float" office:value="7619648160" table:style-name="ce4">
            <text:p>7619648160</text:p>
          </table:table-cell>
          <table:table-cell office:value-type="float" office:value="15.3035" table:style-name="ce4">
            <text:p>15.3035</text:p>
          </table:table-cell>
          <table:table-cell office:value-type="float" office:value="76.714399999999998" table:style-name="ce4">
            <text:p>76.7144</text:p>
          </table:table-cell>
          <table:table-cell table:number-columns-repeated="16368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ampli<text:s/></text:p>
          </table:table-cell>
          <table:table-cell office:value-type="string" table:style-name="ce3">
            <text:p>ಕಂಪ್ಲಿ</text:p>
          </table:table-cell>
          <table:table-cell office:value-type="string" table:style-name="ce4">
            <text:p>New Nalludi</text:p>
          </table:table-cell>
          <table:table-cell office:value-type="string" table:style-name="ce3">
            <text:p>ಹೊಸ ನಲ್ಲು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553884731" table:style-name="ce4">
            <text:p>255388473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Hanumantha<text:s text:c="3"/></text:p>
          </table:table-cell>
          <table:table-cell office:value-type="string" table:style-name="ce4">
            <text:p>CHO</text:p>
          </table:table-cell>
          <table:table-cell office:value-type="float" office:value="8095047452" table:style-name="ce4">
            <text:p>8095047452</text:p>
          </table:table-cell>
          <table:table-cell office:value-type="float" office:value="15.3925" table:style-name="ce4">
            <text:p>15.3925</text:p>
          </table:table-cell>
          <table:table-cell office:value-type="float" office:value="76.665099999999995" table:style-name="ce4">
            <text:p>76.6651</text:p>
          </table:table-cell>
          <table:table-cell table:number-columns-repeated="16368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SRS Halli</text:p>
          </table:table-cell>
          <table:table-cell office:value-type="string" table:style-name="ce3">
            <text:p>SRS 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86427725" table:style-name="ce4">
            <text:p>638642772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 Ganesh<text:s text:c="5"/></text:p>
          </table:table-cell>
          <table:table-cell office:value-type="string" table:style-name="ce4">
            <text:p>CHO</text:p>
          </table:table-cell>
          <table:table-cell office:value-type="float" office:value="8550811317" table:style-name="ce4">
            <text:p>8550811317</text:p>
          </table:table-cell>
          <table:table-cell office:value-type="float" office:value="14.9457" table:style-name="ce4">
            <text:p>14.9457</text:p>
          </table:table-cell>
          <table:table-cell office:value-type="float" office:value="76.416399999999996" table:style-name="ce4">
            <text:p>76.4164</text:p>
          </table:table-cell>
          <table:table-cell table:number-columns-repeated="16368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D Mallapur</text:p>
          </table:table-cell>
          <table:table-cell office:value-type="string" table:style-name="ce3">
            <text:p>ಡಿ ಮಲ್ಲ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52537179" table:style-name="ce4">
            <text:p>115253717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Hanumantha D<text:s text:c="5"/></text:p>
          </table:table-cell>
          <table:table-cell office:value-type="string" table:style-name="ce4">
            <text:p>CHO</text:p>
          </table:table-cell>
          <table:table-cell office:value-type="float" office:value="6361467919" table:style-name="ce4">
            <text:p>6361467919</text:p>
          </table:table-cell>
          <table:table-cell office:value-type="float" office:value="14.9693" table:style-name="ce4">
            <text:p>14.9693</text:p>
          </table:table-cell>
          <table:table-cell office:value-type="float" office:value="76.519900000000007" table:style-name="ce4">
            <text:p>76.5199</text:p>
          </table:table-cell>
          <table:table-cell table:number-columns-repeated="16368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Yeshvanthanagara</text:p>
          </table:table-cell>
          <table:table-cell office:value-type="string" table:style-name="ce3">
            <text:p>ಯಶವಂತನಗ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65218641" table:style-name="ce4">
            <text:p>886521864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shoka K V<text:s text:c="5"/></text:p>
          </table:table-cell>
          <table:table-cell office:value-type="string" table:style-name="ce4">
            <text:p>CHO</text:p>
          </table:table-cell>
          <table:table-cell office:value-type="float" office:value="9740746812" table:style-name="ce4">
            <text:p>9740746812</text:p>
          </table:table-cell>
          <table:table-cell office:value-type="float" office:value="15.0389" table:style-name="ce4">
            <text:p>15.0389</text:p>
          </table:table-cell>
          <table:table-cell office:value-type="float" office:value="76.496399999999994" table:style-name="ce4">
            <text:p>76.4964</text:p>
          </table:table-cell>
          <table:table-cell table:number-columns-repeated="16368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Sandur B</text:p>
          </table:table-cell>
          <table:table-cell office:value-type="string" table:style-name="ce3">
            <text:p>ಸಂಡೂರು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836287282" table:style-name="ce4">
            <text:p>183628728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frin Taj T A<text:s text:c="4"/></text:p>
          </table:table-cell>
          <table:table-cell office:value-type="string" table:style-name="ce4">
            <text:p>CHO</text:p>
          </table:table-cell>
          <table:table-cell office:value-type="float" office:value="7899441368" table:style-name="ce4">
            <text:p>7899441368</text:p>
          </table:table-cell>
          <table:table-cell office:value-type="float" office:value="15.084899999999999" table:style-name="ce4">
            <text:p>15.0849</text:p>
          </table:table-cell>
          <table:table-cell office:value-type="float" office:value="76.547899999999998" table:style-name="ce4">
            <text:p>76.5479</text:p>
          </table:table-cell>
          <table:table-cell table:number-columns-repeated="16368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Sovenhalli</text:p>
          </table:table-cell>
          <table:table-cell office:value-type="string" table:style-name="ce3">
            <text:p>ಸೋವೇ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747767651" table:style-name="ce4">
            <text:p>274776765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njinappa<text:s text:c="5"/></text:p>
          </table:table-cell>
          <table:table-cell office:value-type="string" table:style-name="ce4">
            <text:p>CHO</text:p>
          </table:table-cell>
          <table:table-cell office:value-type="float" office:value="9606151214" table:style-name="ce4">
            <text:p>9606151214</text:p>
          </table:table-cell>
          <table:table-cell office:value-type="float" office:value="14.9194" table:style-name="ce4">
            <text:p>14.9194</text:p>
          </table:table-cell>
          <table:table-cell office:value-type="float" office:value="76.495599999999996" table:style-name="ce4">
            <text:p>76.4956</text:p>
          </table:table-cell>
          <table:table-cell table:number-columns-repeated="16368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Nelludi Kottal</text:p>
          </table:table-cell>
          <table:table-cell office:value-type="string" table:style-name="ce3">
            <text:p>ನೆಲ್ಲುಡಿ ಕೊಟ್ಟ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18567565" table:style-name="ce4">
            <text:p>881856756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udha T<text:s text:c="4"/></text:p>
          </table:table-cell>
          <table:table-cell office:value-type="string" table:style-name="ce4">
            <text:p>CHO</text:p>
          </table:table-cell>
          <table:table-cell office:value-type="float" office:value="9844606886" table:style-name="ce4">
            <text:p>9844606886</text:p>
          </table:table-cell>
          <table:table-cell office:value-type="float" office:value="15.3954" table:style-name="ce4">
            <text:p>15.3954</text:p>
          </table:table-cell>
          <table:table-cell office:value-type="float" office:value="76.641300000000001" table:style-name="ce4">
            <text:p>76.6413</text:p>
          </table:table-cell>
          <table:table-cell table:number-columns-repeated="16368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G L Halli<text:s/></text:p>
          </table:table-cell>
          <table:table-cell office:value-type="string" table:style-name="ce3">
            <text:p>ಜಿ ಎಲ್ 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68537635" table:style-name="ce4">
            <text:p>376853763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Bhuvaneswari C K<text:s text:c="5"/></text:p>
          </table:table-cell>
          <table:table-cell office:value-type="string" table:style-name="ce4">
            <text:p>CHO</text:p>
          </table:table-cell>
          <table:table-cell office:value-type="float" office:value="8296825655" table:style-name="ce4">
            <text:p>8296825655</text:p>
          </table:table-cell>
          <table:table-cell office:value-type="float" office:value="14.9718" table:style-name="ce4">
            <text:p>14.9718</text:p>
          </table:table-cell>
          <table:table-cell office:value-type="float" office:value="76.663600000000002" table:style-name="ce4">
            <text:p>76.6636</text:p>
          </table:table-cell>
          <table:table-cell table:number-columns-repeated="16368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Tumbaraguddi</text:p>
          </table:table-cell>
          <table:table-cell office:value-type="string" table:style-name="ce3">
            <text:p>ತುಂಬರಗುದ್ದ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82617744" table:style-name="ce4">
            <text:p>378261774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likArjuna<text:s text:c="5"/></text:p>
          </table:table-cell>
          <table:table-cell office:value-type="string" table:style-name="ce4">
            <text:p>CHO</text:p>
          </table:table-cell>
          <table:table-cell office:value-type="float" office:value="9972385512" table:style-name="ce4">
            <text:p>9972385512</text:p>
          </table:table-cell>
          <table:table-cell office:value-type="float" office:value="14.9513" table:style-name="ce4">
            <text:p>14.9513</text:p>
          </table:table-cell>
          <table:table-cell office:value-type="float" office:value="76.571799999999996" table:style-name="ce4">
            <text:p>76.5718</text:p>
          </table:table-cell>
          <table:table-cell table:number-columns-repeated="16368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Agarahara</text:p>
          </table:table-cell>
          <table:table-cell office:value-type="string" table:style-name="ce3">
            <text:p>ಅಗ್ರಹಾ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12171158" table:style-name="ce4">
            <text:p>471217115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Hanumantha D<text:s text:c="5"/></text:p>
          </table:table-cell>
          <table:table-cell office:value-type="string" table:style-name="ce4">
            <text:p>CHO</text:p>
          </table:table-cell>
          <table:table-cell office:value-type="float" office:value="9880541384" table:style-name="ce4">
            <text:p>9880541384</text:p>
          </table:table-cell>
          <table:table-cell office:value-type="float" office:value="14.8972" table:style-name="ce4">
            <text:p>14.8972</text:p>
          </table:table-cell>
          <table:table-cell office:value-type="float" office:value="76.489400000000003" table:style-name="ce4">
            <text:p>76.4894</text:p>
          </table:table-cell>
          <table:table-cell table:number-columns-repeated="16368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Bomma Gatta</text:p>
          </table:table-cell>
          <table:table-cell office:value-type="string" table:style-name="ce3">
            <text:p>ಬೊಮ್ಮ ಗಟ್ಟ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22185124" table:style-name="ce4">
            <text:p>532218512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eeresha H<text:s text:c="5"/></text:p>
          </table:table-cell>
          <table:table-cell office:value-type="string" table:style-name="ce4">
            <text:p>CHO</text:p>
          </table:table-cell>
          <table:table-cell office:value-type="float" office:value="9741102548" table:style-name="ce4">
            <text:p>9741102548</text:p>
          </table:table-cell>
          <table:table-cell office:value-type="float" office:value="14.932499999999999" table:style-name="ce4">
            <text:p>14.9325</text:p>
          </table:table-cell>
          <table:table-cell office:value-type="float" office:value="76.562399999999997" table:style-name="ce4">
            <text:p>76.5624</text:p>
          </table:table-cell>
          <table:table-cell table:number-columns-repeated="16368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SP Halli<text:s/></text:p>
          </table:table-cell>
          <table:table-cell office:value-type="string" table:style-name="ce3">
            <text:p>ಎಸ್ಪಿ 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54157838" table:style-name="ce4">
            <text:p>845415783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C G Dhanushkumar Reddy<text:s text:c="6"/></text:p>
          </table:table-cell>
          <table:table-cell office:value-type="string" table:style-name="ce4">
            <text:p>CHO</text:p>
          </table:table-cell>
          <table:table-cell office:value-type="float" office:value="7411953094" table:style-name="ce4">
            <text:p>7411953094</text:p>
          </table:table-cell>
          <table:table-cell office:value-type="float" office:value="14.9069" table:style-name="ce4">
            <text:p>14.9069</text:p>
          </table:table-cell>
          <table:table-cell office:value-type="float" office:value="76.627899999999997" table:style-name="ce4">
            <text:p>76.6279</text:p>
          </table:table-cell>
          <table:table-cell table:number-columns-repeated="16368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Narasapura</text:p>
          </table:table-cell>
          <table:table-cell office:value-type="string" table:style-name="ce3">
            <text:p>ನರಸ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63428362" table:style-name="ce4">
            <text:p>826342836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Tukarama Naik JL<text:s text:c="5"/></text:p>
          </table:table-cell>
          <table:table-cell office:value-type="string" table:style-name="ce4">
            <text:p>CHO</text:p>
          </table:table-cell>
          <table:table-cell office:value-type="float" office:value="9035857556" table:style-name="ce4">
            <text:p>9035857556</text:p>
          </table:table-cell>
          <table:table-cell office:value-type="float" office:value="15.053000000000001" table:style-name="ce4">
            <text:p>15.053</text:p>
          </table:table-cell>
          <table:table-cell office:value-type="float" office:value="76.599999999999994" table:style-name="ce4">
            <text:p>76.6</text:p>
          </table:table-cell>
          <table:table-cell table:number-columns-repeated="16368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Bhujanganagara</text:p>
          </table:table-cell>
          <table:table-cell office:value-type="string" table:style-name="ce3">
            <text:p>ಭುಜಂಗನಗ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71844267" table:style-name="ce4">
            <text:p>377184426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idyashree MC<text:s text:c="5"/></text:p>
          </table:table-cell>
          <table:table-cell office:value-type="string" table:style-name="ce4">
            <text:p>CHO</text:p>
          </table:table-cell>
          <table:table-cell office:value-type="float" office:value="9483275468" table:style-name="ce4">
            <text:p>9483275468</text:p>
          </table:table-cell>
          <table:table-cell office:value-type="float" office:value="15.0876" table:style-name="ce4">
            <text:p>15.0876</text:p>
          </table:table-cell>
          <table:table-cell office:value-type="float" office:value="76.569400000000002" table:style-name="ce4">
            <text:p>76.5694</text:p>
          </table:table-cell>
          <table:table-cell table:number-columns-repeated="16368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Rajapura</text:p>
          </table:table-cell>
          <table:table-cell office:value-type="string" table:style-name="ce3">
            <text:p>ರಾಜ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684238818" table:style-name="ce4">
            <text:p>568423881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eghna BR<text:s text:c="5"/></text:p>
          </table:table-cell>
          <table:table-cell office:value-type="string" table:style-name="ce4">
            <text:p>CHO</text:p>
          </table:table-cell>
          <table:table-cell office:value-type="float" office:value="7022836927" table:style-name="ce4">
            <text:p>7022836927</text:p>
          </table:table-cell>
          <table:table-cell office:value-type="float" office:value="15.0305" table:style-name="ce4">
            <text:p>15.0305</text:p>
          </table:table-cell>
          <table:table-cell office:value-type="float" office:value="76.687100000000001" table:style-name="ce4">
            <text:p>76.6871</text:p>
          </table:table-cell>
          <table:table-cell table:number-columns-repeated="16368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Old Darooji</text:p>
          </table:table-cell>
          <table:table-cell office:value-type="string" table:style-name="ce3">
            <text:p>ಹಳೆಯ ದರೂಜ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77417469" table:style-name="ce4">
            <text:p>817741746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Yerrisamy R<text:s text:c="5"/></text:p>
          </table:table-cell>
          <table:table-cell office:value-type="string" table:style-name="ce4">
            <text:p>CHO</text:p>
          </table:table-cell>
          <table:table-cell office:value-type="float" office:value="9740779972" table:style-name="ce4">
            <text:p>9740779972</text:p>
          </table:table-cell>
          <table:table-cell office:value-type="float" office:value="15.256600000000001" table:style-name="ce4">
            <text:p>15.2566</text:p>
          </table:table-cell>
          <table:table-cell office:value-type="float" office:value="76.689300000000003" table:style-name="ce4">
            <text:p>76.6893</text:p>
          </table:table-cell>
          <table:table-cell table:number-columns-repeated="16368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New Darooji</text:p>
          </table:table-cell>
          <table:table-cell office:value-type="string" table:style-name="ce3">
            <text:p>ಹೊಸ ದರೂಜ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861448585" table:style-name="ce4">
            <text:p>186144858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enuka D<text:s text:c="5"/></text:p>
          </table:table-cell>
          <table:table-cell office:value-type="string" table:style-name="ce4">
            <text:p>CHO</text:p>
          </table:table-cell>
          <table:table-cell office:value-type="float" office:value="7676831236" table:style-name="ce4">
            <text:p>767683123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Jaisingpura</text:p>
          </table:table-cell>
          <table:table-cell office:value-type="string" table:style-name="ce3">
            <text:p>ಜೈಸಿಂಗ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284454853" table:style-name="ce4">
            <text:p>228445485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ilpa H M<text:s text:c="5"/></text:p>
          </table:table-cell>
          <table:table-cell office:value-type="string" table:style-name="ce4">
            <text:p>CHO</text:p>
          </table:table-cell>
          <table:table-cell office:value-type="float" office:value="9663045488" table:style-name="ce4">
            <text:p>9663045488</text:p>
          </table:table-cell>
          <table:table-cell office:value-type="float" office:value="15.1846" table:style-name="ce4">
            <text:p>15.1846</text:p>
          </table:table-cell>
          <table:table-cell office:value-type="float" office:value="76.4375" table:style-name="ce4">
            <text:p>76.4375</text:p>
          </table:table-cell>
          <table:table-cell table:number-columns-repeated="16368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Kodalu</text:p>
          </table:table-cell>
          <table:table-cell office:value-type="string" table:style-name="ce3">
            <text:p>ಕೊಡಲ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455118255" table:style-name="ce4">
            <text:p>145511825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njinamma B<text:s text:c="5"/></text:p>
          </table:table-cell>
          <table:table-cell office:value-type="string" table:style-name="ce4">
            <text:p>CHO</text:p>
          </table:table-cell>
          <table:table-cell office:value-type="float" office:value="8904634049" table:style-name="ce4">
            <text:p>8904634049</text:p>
          </table:table-cell>
          <table:table-cell office:value-type="float" office:value="15.1083" table:style-name="ce4">
            <text:p>15.1083</text:p>
          </table:table-cell>
          <table:table-cell office:value-type="float" office:value="76.714699999999993" table:style-name="ce4">
            <text:p>76.7147</text:p>
          </table:table-cell>
          <table:table-cell table:number-columns-repeated="16368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Sushilanagara</text:p>
          </table:table-cell>
          <table:table-cell office:value-type="string" table:style-name="ce3">
            <text:p>ಸುಶೀಲಾನಗ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214134110" table:style-name="ce4">
            <text:p>321413411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ntosh<text:s text:c="6"/></text:p>
          </table:table-cell>
          <table:table-cell office:value-type="string" table:style-name="ce4">
            <text:p>CHO</text:p>
          </table:table-cell>
          <table:table-cell office:value-type="float" office:value="7411749258" table:style-name="ce4">
            <text:p>7411749258</text:p>
          </table:table-cell>
          <table:table-cell office:value-type="float" office:value="15.1203" table:style-name="ce4">
            <text:p>15.1203</text:p>
          </table:table-cell>
          <table:table-cell office:value-type="float" office:value="76.492099999999994" table:style-name="ce4">
            <text:p>76.4921</text:p>
          </table:table-cell>
          <table:table-cell table:number-columns-repeated="16368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Vaddu</text:p>
          </table:table-cell>
          <table:table-cell office:value-type="string" table:style-name="ce3">
            <text:p>ವಡ್ಡ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28735348" table:style-name="ce4">
            <text:p>342873534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ijayalakshmamma<text:s text:c="5"/></text:p>
          </table:table-cell>
          <table:table-cell office:value-type="string" table:style-name="ce4">
            <text:p>CHO</text:p>
          </table:table-cell>
          <table:table-cell office:value-type="float" office:value="9663225449" table:style-name="ce4">
            <text:p>9663225449</text:p>
          </table:table-cell>
          <table:table-cell office:value-type="float" office:value="15.0389" table:style-name="ce4">
            <text:p>15.0389</text:p>
          </table:table-cell>
          <table:table-cell office:value-type="float" office:value="76.496399999999994" table:style-name="ce4">
            <text:p>76.4964</text:p>
          </table:table-cell>
          <table:table-cell table:number-columns-repeated="16368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Halekote</text:p>
          </table:table-cell>
          <table:table-cell office:value-type="string" table:style-name="ce3">
            <text:p>ಹಳೆಕೋಟ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753848353" table:style-name="ce4">
            <text:p>275384835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enukavva<text:s text:c="5"/></text:p>
          </table:table-cell>
          <table:table-cell office:value-type="string" table:style-name="ce4">
            <text:p>CHO</text:p>
          </table:table-cell>
          <table:table-cell office:value-type="float" office:value="6364498017" table:style-name="ce4">
            <text:p>6364498017</text:p>
          </table:table-cell>
          <table:table-cell office:value-type="float" office:value="15.5693" table:style-name="ce4">
            <text:p>15.5693</text:p>
          </table:table-cell>
          <table:table-cell office:value-type="float" office:value="76.890299999999996" table:style-name="ce4">
            <text:p>76.8903</text:p>
          </table:table-cell>
          <table:table-cell table:number-columns-repeated="16368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Deshanur</text:p>
          </table:table-cell>
          <table:table-cell office:value-type="string" table:style-name="ce3">
            <text:p>ದೇಶ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67275832" table:style-name="ce4">
            <text:p>856727583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Gauramma<text:s text:c="6"/></text:p>
          </table:table-cell>
          <table:table-cell office:value-type="string" table:style-name="ce4">
            <text:p>CHO</text:p>
          </table:table-cell>
          <table:table-cell office:value-type="float" office:value="9019266275" table:style-name="ce4">
            <text:p>9019266275</text:p>
          </table:table-cell>
          <table:table-cell office:value-type="float" office:value="15.6477" table:style-name="ce4">
            <text:p>15.6477</text:p>
          </table:table-cell>
          <table:table-cell office:value-type="float" office:value="76.872500000000002" table:style-name="ce4">
            <text:p>76.8725</text:p>
          </table:table-cell>
          <table:table-cell table:number-columns-repeated="16368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text:s/>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H Hosahalli</text:p>
          </table:table-cell>
          <table:table-cell office:value-type="string" table:style-name="ce3">
            <text:p>ಎಚ್ ಹೊಸ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363858451" table:style-name="ce4">
            <text:p>336385845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Yashodha<text:s text:c="4"/></text:p>
          </table:table-cell>
          <table:table-cell office:value-type="string" table:style-name="ce4">
            <text:p>CHO</text:p>
          </table:table-cell>
          <table:table-cell office:value-type="float" office:value="9916614250" table:style-name="ce4">
            <text:p>9916614250</text:p>
          </table:table-cell>
          <table:table-cell office:value-type="float" office:value="15.400399999999999" table:style-name="ce4">
            <text:p>15.4004</text:p>
          </table:table-cell>
          <table:table-cell office:value-type="float" office:value="76.967200000000005" table:style-name="ce4">
            <text:p>76.9672</text:p>
          </table:table-cell>
          <table:table-cell table:number-columns-repeated="16368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text:s/>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Boggur</text:p>
          </table:table-cell>
          <table:table-cell office:value-type="string" table:style-name="ce3">
            <text:p>ಬೊಗ್ಗ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84751467" table:style-name="ce4">
            <text:p>378475146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ahemath Bee<text:s text:c="5"/></text:p>
          </table:table-cell>
          <table:table-cell office:value-type="string" table:style-name="ce4">
            <text:p>CHO</text:p>
          </table:table-cell>
          <table:table-cell office:value-type="float" office:value="7892415030" table:style-name="ce4">
            <text:p>7892415030</text:p>
          </table:table-cell>
          <table:table-cell office:value-type="float" office:value="15.625400000000001" table:style-name="ce4">
            <text:p>15.6254</text:p>
          </table:table-cell>
          <table:table-cell office:value-type="float" office:value="76.968500000000006" table:style-name="ce4">
            <text:p>76.9685</text:p>
          </table:table-cell>
          <table:table-cell table:number-columns-repeated="16368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text:s/>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Bandrahallu</text:p>
          </table:table-cell>
          <table:table-cell office:value-type="string" table:style-name="ce3">
            <text:p>ಬಂಡ್ರ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65566517" table:style-name="ce4">
            <text:p>166556651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anajakshi<text:s text:c="5"/></text:p>
          </table:table-cell>
          <table:table-cell office:value-type="string" table:style-name="ce4">
            <text:p>CHO</text:p>
          </table:table-cell>
          <table:table-cell office:value-type="float" office:value="9686541040" table:style-name="ce4">
            <text:p>9686541040</text:p>
          </table:table-cell>
          <table:table-cell office:value-type="float" office:value="15.5991" table:style-name="ce4">
            <text:p>15.5991</text:p>
          </table:table-cell>
          <table:table-cell office:value-type="float" office:value="77.019599999999997" table:style-name="ce4">
            <text:p>77.0196</text:p>
          </table:table-cell>
          <table:table-cell table:number-columns-repeated="16368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text:s/>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Poppanal</text:p>
          </table:table-cell>
          <table:table-cell office:value-type="string" table:style-name="ce3">
            <text:p>ಪೊಪ್ಪನ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868826321" table:style-name="ce4">
            <text:p>586882632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ikas Kumar<text:s text:c="6"/></text:p>
          </table:table-cell>
          <table:table-cell office:value-type="string" table:style-name="ce4">
            <text:p>CHO</text:p>
          </table:table-cell>
          <table:table-cell office:value-type="float" office:value="8123721929" table:style-name="ce4">
            <text:p>8123721929</text:p>
          </table:table-cell>
          <table:table-cell office:value-type="float" office:value="15.5726" table:style-name="ce4">
            <text:p>15.5726</text:p>
          </table:table-cell>
          <table:table-cell office:value-type="float" office:value="76.935299999999998" table:style-name="ce4">
            <text:p>76.9353</text:p>
          </table:table-cell>
          <table:table-cell table:number-columns-repeated="16368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text:s/>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K. Suguru</text:p>
          </table:table-cell>
          <table:table-cell office:value-type="string" table:style-name="ce3">
            <text:p>ಕೆ.ಸೂಗ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58424360" table:style-name="ce4">
            <text:p>645842436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weta<text:s text:c="6"/></text:p>
          </table:table-cell>
          <table:table-cell office:value-type="string" table:style-name="ce4">
            <text:p>CHO</text:p>
          </table:table-cell>
          <table:table-cell office:value-type="float" office:value="8970621929" table:style-name="ce4">
            <text:p>8970621929</text:p>
          </table:table-cell>
          <table:table-cell office:value-type="float" office:value="15.590299999999999" table:style-name="ce4">
            <text:p>15.5903</text:p>
          </table:table-cell>
          <table:table-cell office:value-type="float" office:value="76.961200000000005" table:style-name="ce4">
            <text:p>76.9612</text:p>
          </table:table-cell>
          <table:table-cell table:number-columns-repeated="16368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Devagiri</text:p>
          </table:table-cell>
          <table:table-cell office:value-type="string" table:style-name="ce3">
            <text:p>ದೇವಗಿ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36213889" table:style-name="ce4">
            <text:p>863621388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Divya Marry<text:s text:c="5"/></text:p>
          </table:table-cell>
          <table:table-cell office:value-type="string" table:style-name="ce4">
            <text:p>CHO</text:p>
          </table:table-cell>
          <table:table-cell office:value-type="float" office:value="7022732385" table:style-name="ce4">
            <text:p>7022732385</text:p>
          </table:table-cell>
          <table:table-cell office:value-type="float" office:value="15.0082" table:style-name="ce4">
            <text:p>15.0082</text:p>
          </table:table-cell>
          <table:table-cell office:value-type="float" office:value="76.626999999999995" table:style-name="ce4">
            <text:p>76.627</text:p>
          </table:table-cell>
          <table:table-cell table:number-columns-repeated="16368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Krishna Nagar<text:s/></text:p>
          </table:table-cell>
          <table:table-cell office:value-type="string" table:style-name="ce3">
            <text:p>ಕೃಷ್ಣ ನಗ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551575630" table:style-name="ce4">
            <text:p>155157563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Deepa S<text:s text:c="5"/></text:p>
          </table:table-cell>
          <table:table-cell office:value-type="string" table:style-name="ce4">
            <text:p>CHO</text:p>
          </table:table-cell>
          <table:table-cell office:value-type="float" office:value="6366290670" table:style-name="ce4">
            <text:p>6366290670</text:p>
          </table:table-cell>
          <table:table-cell office:value-type="float" office:value="15.093500000000001" table:style-name="ce4">
            <text:p>15.0935</text:p>
          </table:table-cell>
          <table:table-cell office:value-type="float" office:value="76.554100000000005" table:style-name="ce4">
            <text:p>76.5541</text:p>
          </table:table-cell>
          <table:table-cell table:number-columns-repeated="16368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text:s/>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Ittiganahal</text:p>
          </table:table-cell>
          <table:table-cell office:value-type="string" table:style-name="ce3">
            <text:p>ಇಟ್ಟಿಗನಹ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84613851" table:style-name="ce4">
            <text:p>828461385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ashidhar <text:s text:c="2"/>HIO<text:s/></text:p>
          </table:table-cell>
          <table:table-cell office:value-type="string" table:style-name="ce4">
            <text:p>CHO</text:p>
          </table:table-cell>
          <table:table-cell office:value-type="float" office:value="8453365897" table:style-name="ce4">
            <text:p>8453365897</text:p>
          </table:table-cell>
          <table:table-cell office:value-type="float" office:value="15.657999999999999" table:style-name="ce4">
            <text:p>15.658</text:p>
          </table:table-cell>
          <table:table-cell office:value-type="float" office:value="77.0989" table:style-name="ce4">
            <text:p>77.0989</text:p>
          </table:table-cell>
          <table:table-cell table:number-columns-repeated="16368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text:s/>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Agasanuru</text:p>
          </table:table-cell>
          <table:table-cell office:value-type="string" table:style-name="ce3">
            <text:p>ಅಗಸ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513218170" table:style-name="ce4">
            <text:p>151321817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Usha <text:s text:c="3"/>HIO<text:s/></text:p>
          </table:table-cell>
          <table:table-cell office:value-type="string" table:style-name="ce4">
            <text:p>CHO</text:p>
          </table:table-cell>
          <table:table-cell office:value-type="float" office:value="9740590102" table:style-name="ce4">
            <text:p>9740590102</text:p>
          </table:table-cell>
          <table:table-cell office:value-type="float" office:value="15.672800000000001" table:style-name="ce4">
            <text:p>15.6728</text:p>
          </table:table-cell>
          <table:table-cell office:value-type="float" office:value="77.0595" table:style-name="ce4">
            <text:p>77.0595</text:p>
          </table:table-cell>
          <table:table-cell table:number-columns-repeated="16368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text:s/>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Konchageri</text:p>
          </table:table-cell>
          <table:table-cell office:value-type="string" table:style-name="ce3">
            <text:p>ಕೊಂಚಗ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85483226" table:style-name="ce4">
            <text:p>468548322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U Nagesh<text:s text:c="5"/></text:p>
          </table:table-cell>
          <table:table-cell office:value-type="string" table:style-name="ce4">
            <text:p>CHO</text:p>
          </table:table-cell>
          <table:table-cell office:value-type="float" office:value="8792549913" table:style-name="ce4">
            <text:p>8792549913</text:p>
          </table:table-cell>
          <table:table-cell office:value-type="float" office:value="15.406599999999999" table:style-name="ce4">
            <text:p>15.4066</text:p>
          </table:table-cell>
          <table:table-cell office:value-type="float" office:value="76.862099999999998" table:style-name="ce4">
            <text:p>76.8621</text:p>
          </table:table-cell>
          <table:table-cell table:number-columns-repeated="16368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text:s/>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M Sugur</text:p>
          </table:table-cell>
          <table:table-cell office:value-type="string" table:style-name="ce3">
            <text:p>ಎಂ ಸೂಗ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178877359" table:style-name="ce4">
            <text:p>217887735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Kiran Kumar Ravasaheb<text:s text:c="5"/></text:p>
          </table:table-cell>
          <table:table-cell office:value-type="string" table:style-name="ce4">
            <text:p>CHO</text:p>
          </table:table-cell>
          <table:table-cell office:value-type="float" office:value="8970444283" table:style-name="ce4">
            <text:p>8970444283</text:p>
          </table:table-cell>
          <table:table-cell office:value-type="float" office:value="15.484999999999999" table:style-name="ce4">
            <text:p>15.485</text:p>
          </table:table-cell>
          <table:table-cell office:value-type="float" office:value="76.736000000000004" table:style-name="ce4">
            <text:p>76.736</text:p>
          </table:table-cell>
          <table:table-cell table:number-columns-repeated="16368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text:s/>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Nittur</text:p>
          </table:table-cell>
          <table:table-cell office:value-type="string" table:style-name="ce3">
            <text:p>ನಿಟ್ಟ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46643323" table:style-name="ce4">
            <text:p>864664332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enukamma T<text:s text:c="5"/></text:p>
          </table:table-cell>
          <table:table-cell office:value-type="string" table:style-name="ce4">
            <text:p>CHO</text:p>
          </table:table-cell>
          <table:table-cell office:value-type="float" office:value="7483255267" table:style-name="ce4">
            <text:p>7483255267</text:p>
          </table:table-cell>
          <table:table-cell office:value-type="float" office:value="15.5549" table:style-name="ce4">
            <text:p>15.5549</text:p>
          </table:table-cell>
          <table:table-cell office:value-type="float" office:value="76.833399999999997" table:style-name="ce4">
            <text:p>76.8334</text:p>
          </table:table-cell>
          <table:table-cell table:number-columns-repeated="16368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text:s/>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Balakundi</text:p>
          </table:table-cell>
          <table:table-cell office:value-type="string" table:style-name="ce3">
            <text:p>ಬಲಕುಂ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73167669" table:style-name="ce4">
            <text:p>847316766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ijayalakshmi Kammar<text:s text:c="5"/></text:p>
          </table:table-cell>
          <table:table-cell office:value-type="string" table:style-name="ce4">
            <text:p>CHO</text:p>
          </table:table-cell>
          <table:table-cell office:value-type="float" office:value="9380543882" table:style-name="ce4">
            <text:p>9380543882</text:p>
          </table:table-cell>
          <table:table-cell office:value-type="float" office:value="15.5337" table:style-name="ce4">
            <text:p>15.5337</text:p>
          </table:table-cell>
          <table:table-cell office:value-type="float" office:value="76.953299999999999" table:style-name="ce4">
            <text:p>76.9533</text:p>
          </table:table-cell>
          <table:table-cell table:number-columns-repeated="16368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ampli<text:s/></text:p>
          </table:table-cell>
          <table:table-cell office:value-type="string" table:style-name="ce3">
            <text:p>ಕಂಪ್ಲಿ</text:p>
          </table:table-cell>
          <table:table-cell office:value-type="string" table:style-name="ce4">
            <text:p>Sanapura</text:p>
          </table:table-cell>
          <table:table-cell office:value-type="string" table:style-name="ce3">
            <text:p>ಸಣ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538282646" table:style-name="ce4">
            <text:p>753828264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Lakshmi Kalyani Morla<text:s text:c="5"/></text:p>
          </table:table-cell>
          <table:table-cell office:value-type="string" table:style-name="ce4">
            <text:p>CHO</text:p>
          </table:table-cell>
          <table:table-cell office:value-type="float" office:value="7795742824" table:style-name="ce4">
            <text:p>7795742824</text:p>
          </table:table-cell>
          <table:table-cell office:value-type="float" office:value="15.4397" table:style-name="ce4">
            <text:p>15.4397</text:p>
          </table:table-cell>
          <table:table-cell office:value-type="float" office:value="76.647900000000007" table:style-name="ce4">
            <text:p>76.6479</text:p>
          </table:table-cell>
          <table:table-cell table:number-columns-repeated="16368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ampli<text:s/></text:p>
          </table:table-cell>
          <table:table-cell office:value-type="string" table:style-name="ce3">
            <text:p>ಕಂಪ್ಲಿ</text:p>
          </table:table-cell>
          <table:table-cell office:value-type="string" table:style-name="ce4">
            <text:p>Ramasagara</text:p>
          </table:table-cell>
          <table:table-cell office:value-type="string" table:style-name="ce3">
            <text:p>ರಾಮಸಾಗ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24673342" table:style-name="ce4">
            <text:p>372467334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ekha<text:s text:c="5"/></text:p>
          </table:table-cell>
          <table:table-cell office:value-type="string" table:style-name="ce4">
            <text:p>CHO</text:p>
          </table:table-cell>
          <table:table-cell office:value-type="float" office:value="9535234566" table:style-name="ce4">
            <text:p>9535234566</text:p>
          </table:table-cell>
          <table:table-cell office:value-type="float" office:value="15.3751" table:style-name="ce4">
            <text:p>15.3751</text:p>
          </table:table-cell>
          <table:table-cell office:value-type="float" office:value="76.571799999999996" table:style-name="ce4">
            <text:p>76.5718</text:p>
          </table:table-cell>
          <table:table-cell table:number-columns-repeated="16368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Metri</text:p>
          </table:table-cell>
          <table:table-cell office:value-type="string" table:style-name="ce3">
            <text:p>ಮೆಟ್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81644659" table:style-name="ce4">
            <text:p>688164465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Eranna A -<text:s text:c="2"/></text:p>
          </table:table-cell>
          <table:table-cell office:value-type="string" table:style-name="ce4">
            <text:p>CHO</text:p>
          </table:table-cell>
          <table:table-cell office:value-type="float" office:value="9035900618" table:style-name="ce4">
            <text:p>9035900618</text:p>
          </table:table-cell>
          <table:table-cell office:value-type="float" office:value="15.310600000000001" table:style-name="ce4">
            <text:p>15.3106</text:p>
          </table:table-cell>
          <table:table-cell office:value-type="float" office:value="76.622" table:style-name="ce4">
            <text:p>76.622</text:p>
          </table:table-cell>
          <table:table-cell table:number-columns-repeated="16368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ridargadde</text:p>
          </table:table-cell>
          <table:table-cell office:value-type="string" table:style-name="ce3">
            <text:p>ಶ್ರೀದರಗದ್ದ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637336774" table:style-name="ce4">
            <text:p>663733677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uttamma S<text:s text:c="5"/></text:p>
          </table:table-cell>
          <table:table-cell office:value-type="string" table:style-name="ce4">
            <text:p>CHO</text:p>
          </table:table-cell>
          <table:table-cell office:value-type="float" office:value="7353483887" table:style-name="ce4">
            <text:p>7353483887</text:p>
          </table:table-cell>
          <table:table-cell office:value-type="float" office:value="15.2105" table:style-name="ce4">
            <text:p>15.2105</text:p>
          </table:table-cell>
          <table:table-cell office:value-type="float" office:value="76.938100000000006" table:style-name="ce4">
            <text:p>76.9381</text:p>
          </table:table-cell>
          <table:table-cell table:number-columns-repeated="16368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sarakodu</text:p>
          </table:table-cell>
          <table:table-cell office:value-type="string" table:style-name="ce3">
            <text:p>ಬಸರಕೋಡ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68865143" table:style-name="ce4">
            <text:p>376886514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oopa S<text:s text:c="4"/></text:p>
          </table:table-cell>
          <table:table-cell office:value-type="string" table:style-name="ce4">
            <text:p>CHO</text:p>
          </table:table-cell>
          <table:table-cell office:value-type="float" office:value="7760579989" table:style-name="ce4">
            <text:p>7760579989</text:p>
          </table:table-cell>
          <table:table-cell office:value-type="float" office:value="15.3408" table:style-name="ce4">
            <text:p>15.3408</text:p>
          </table:table-cell>
          <table:table-cell office:value-type="float" office:value="77.058599999999998" table:style-name="ce4">
            <text:p>77.0586</text:p>
          </table:table-cell>
          <table:table-cell table:number-columns-repeated="16368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Vannenur</text:p>
          </table:table-cell>
          <table:table-cell office:value-type="string" table:style-name="ce3">
            <text:p>ವಣ್ಣೆ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371315324" table:style-name="ce4">
            <text:p>137131532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ThimmaRaju<text:s text:c="3"/></text:p>
          </table:table-cell>
          <table:table-cell office:value-type="string" table:style-name="ce4">
            <text:p>CHO</text:p>
          </table:table-cell>
          <table:table-cell office:value-type="float" office:value="9964220835" table:style-name="ce4">
            <text:p>9964220835</text:p>
          </table:table-cell>
          <table:table-cell office:value-type="float" office:value="15.3026" table:style-name="ce4">
            <text:p>15.3026</text:p>
          </table:table-cell>
          <table:table-cell office:value-type="float" office:value="77.049800000000005" table:style-name="ce4">
            <text:p>77.0498</text:p>
          </table:table-cell>
          <table:table-cell table:number-columns-repeated="16368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Yettin Budihal</text:p>
          </table:table-cell>
          <table:table-cell office:value-type="string" table:style-name="ce3">
            <text:p>ಯೆಟ್ಟಿನ್ ಬೂದಿಹ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564782758" table:style-name="ce4">
            <text:p>756478275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Priya Mani<text:s text:c="5"/></text:p>
          </table:table-cell>
          <table:table-cell office:value-type="string" table:style-name="ce4">
            <text:p>CHO</text:p>
          </table:table-cell>
          <table:table-cell office:value-type="float" office:value="9483777333" table:style-name="ce4">
            <text:p>9483777333</text:p>
          </table:table-cell>
          <table:table-cell office:value-type="float" office:value="15.046900000000001" table:style-name="ce4">
            <text:p>15.0469</text:p>
          </table:table-cell>
          <table:table-cell office:value-type="float" office:value="76.984399999999994" table:style-name="ce4">
            <text:p>76.9844</text:p>
          </table:table-cell>
          <table:table-cell table:number-columns-repeated="16368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riwara</text:p>
          </table:table-cell>
          <table:table-cell office:value-type="string" table:style-name="ce3">
            <text:p>ಶ್ರೀವ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763771788" table:style-name="ce4">
            <text:p>576377178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njushree Naysk PN<text:s text:c="5"/></text:p>
          </table:table-cell>
          <table:table-cell office:value-type="string" table:style-name="ce4">
            <text:p>CHO</text:p>
          </table:table-cell>
          <table:table-cell office:value-type="float" office:value="9886163273" table:style-name="ce4">
            <text:p>9886163273</text:p>
          </table:table-cell>
          <table:table-cell office:value-type="float" office:value="15.196099999999999" table:style-name="ce4">
            <text:p>15.1961</text:p>
          </table:table-cell>
          <table:table-cell office:value-type="float" office:value="76.979399999999998" table:style-name="ce4">
            <text:p>76.9794</text:p>
          </table:table-cell>
          <table:table-cell table:number-columns-repeated="16368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urugodu</text:p>
          </table:table-cell>
          <table:table-cell office:value-type="string" table:style-name="ce3">
            <text:p>ಕುರುಗೋಡು</text:p>
          </table:table-cell>
          <table:table-cell office:value-type="string" table:style-name="ce4">
            <text:p>Somasamudra</text:p>
          </table:table-cell>
          <table:table-cell office:value-type="string" table:style-name="ce3">
            <text:p>ಸೋಮಸಮುದ್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56472771" table:style-name="ce4">
            <text:p>765647277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Jayanna<text:s text:c="2"/></text:p>
          </table:table-cell>
          <table:table-cell office:value-type="string" table:style-name="ce4">
            <text:p>HIO</text:p>
          </table:table-cell>
          <table:table-cell office:value-type="float" office:value="9964041004" table:style-name="ce4">
            <text:p>9964041004</text:p>
          </table:table-cell>
          <table:table-cell office:value-type="float" office:value="15.2409" table:style-name="ce4">
            <text:p>15.2409</text:p>
          </table:table-cell>
          <table:table-cell office:value-type="float" office:value="76.902900000000002" table:style-name="ce4">
            <text:p>76.9029</text:p>
          </table:table-cell>
          <table:table-cell table:number-columns-repeated="16368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urugodu</text:p>
          </table:table-cell>
          <table:table-cell office:value-type="string" table:style-name="ce3">
            <text:p>ಕುರುಗೋಡು</text:p>
          </table:table-cell>
          <table:table-cell office:value-type="string" table:style-name="ce4">
            <text:p>Bylur</text:p>
          </table:table-cell>
          <table:table-cell office:value-type="string" table:style-name="ce3">
            <text:p>ಬೈಲ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774186389" table:style-name="ce4">
            <text:p>177418638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nna Gracy S<text:s text:c="5"/></text:p>
          </table:table-cell>
          <table:table-cell office:value-type="string" table:style-name="ce4">
            <text:p>CHO</text:p>
          </table:table-cell>
          <table:table-cell office:value-type="float" office:value="8050696938" table:style-name="ce4">
            <text:p>8050696938</text:p>
          </table:table-cell>
          <table:table-cell office:value-type="float" office:value="15.3431" table:style-name="ce4">
            <text:p>15.3431</text:p>
          </table:table-cell>
          <table:table-cell office:value-type="float" office:value="76.914599999999993" table:style-name="ce4">
            <text:p>76.9146</text:p>
          </table:table-cell>
          <table:table-cell table:number-columns-repeated="16368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urugodu</text:p>
          </table:table-cell>
          <table:table-cell office:value-type="string" table:style-name="ce3">
            <text:p>ಕುರುಗೋಡು</text:p>
          </table:table-cell>
          <table:table-cell office:value-type="string" table:style-name="ce4">
            <text:p>Genikehal</text:p>
          </table:table-cell>
          <table:table-cell office:value-type="string" table:style-name="ce3">
            <text:p>ಗೆನಿಕೆಹ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361631225" table:style-name="ce4">
            <text:p>236163122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yeda Naiyar Sultana<text:s text:c="6"/></text:p>
          </table:table-cell>
          <table:table-cell office:value-type="string" table:style-name="ce4">
            <text:p>CHO</text:p>
          </table:table-cell>
          <table:table-cell office:value-type="float" office:value="9071019694" table:style-name="ce4">
            <text:p>9071019694</text:p>
          </table:table-cell>
          <table:table-cell office:value-type="float" office:value="15.375" table:style-name="ce4">
            <text:p>15.375</text:p>
          </table:table-cell>
          <table:table-cell office:value-type="float" office:value="76.838300000000004" table:style-name="ce4">
            <text:p>76.8383</text:p>
          </table:table-cell>
          <table:table-cell table:number-columns-repeated="16368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ampli<text:s/></text:p>
          </table:table-cell>
          <table:table-cell office:value-type="string" table:style-name="ce3">
            <text:p>ಕಂಪ್ಲಿ</text:p>
          </table:table-cell>
          <table:table-cell office:value-type="string" table:style-name="ce4">
            <text:p>Suggenhalli</text:p>
          </table:table-cell>
          <table:table-cell office:value-type="string" table:style-name="ce3">
            <text:p>ಸುಗ್ಗೇ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52544779" table:style-name="ce4">
            <text:p>865254477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matha B R<text:s text:c="5"/></text:p>
          </table:table-cell>
          <table:table-cell office:value-type="string" table:style-name="ce4">
            <text:p>CHO</text:p>
          </table:table-cell>
          <table:table-cell office:value-type="float" office:value="9148703542" table:style-name="ce4">
            <text:p>9148703542</text:p>
          </table:table-cell>
          <table:table-cell office:value-type="float" office:value="15.2979" table:style-name="ce4">
            <text:p>15.2979</text:p>
          </table:table-cell>
          <table:table-cell office:value-type="float" office:value="76.6858" table:style-name="ce4">
            <text:p>76.6858</text:p>
          </table:table-cell>
          <table:table-cell table:number-columns-repeated="16368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ampli<text:s/></text:p>
          </table:table-cell>
          <table:table-cell office:value-type="string" table:style-name="ce3">
            <text:p>ಕಂಪ್ಲಿ</text:p>
          </table:table-cell>
          <table:table-cell office:value-type="string" table:style-name="ce4">
            <text:p>Devasamudra</text:p>
          </table:table-cell>
          <table:table-cell office:value-type="string" table:style-name="ce3">
            <text:p>ದೇವಸಮುದ್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63357688" table:style-name="ce4">
            <text:p>646335768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Chikkamma T<text:s text:c="3"/></text:p>
          </table:table-cell>
          <table:table-cell office:value-type="string" table:style-name="ce4">
            <text:p>CHO</text:p>
          </table:table-cell>
          <table:table-cell office:value-type="float" office:value="9743661121" table:style-name="ce4">
            <text:p>9743661121</text:p>
          </table:table-cell>
          <table:table-cell office:value-type="float" office:value="15.3523" table:style-name="ce4">
            <text:p>15.3523</text:p>
          </table:table-cell>
          <table:table-cell office:value-type="float" office:value="76.623199999999997" table:style-name="ce4">
            <text:p>76.6232</text:p>
          </table:table-cell>
          <table:table-cell table:number-columns-repeated="16368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Nidagurthi</text:p>
          </table:table-cell>
          <table:table-cell office:value-type="string" table:style-name="ce3">
            <text:p>ನಿಡಗುರ್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532313116" table:style-name="ce4">
            <text:p>753231311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amesh Harijanagudihindal<text:s text:c="5"/></text:p>
          </table:table-cell>
          <table:table-cell office:value-type="string" table:style-name="ce4">
            <text:p>CHO</text:p>
          </table:table-cell>
          <table:table-cell office:value-type="float" office:value="8088997962" table:style-name="ce4">
            <text:p>8088997962</text:p>
          </table:table-cell>
          <table:table-cell office:value-type="float" office:value="15.000500000000001" table:style-name="ce4">
            <text:p>15.0005</text:p>
          </table:table-cell>
          <table:table-cell office:value-type="float" office:value="76.434100000000001" table:style-name="ce4">
            <text:p>76.4341</text:p>
          </table:table-cell>
          <table:table-cell table:number-columns-repeated="16368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Swami Halli</text:p>
          </table:table-cell>
          <table:table-cell office:value-type="string" table:style-name="ce3">
            <text:p>ಸ್ವಾಮಿ 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676358439" table:style-name="ce4">
            <text:p>367635843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egharRani M<text:s text:c="4"/></text:p>
          </table:table-cell>
          <table:table-cell office:value-type="string" table:style-name="ce4">
            <text:p>CHO</text:p>
          </table:table-cell>
          <table:table-cell office:value-type="float" office:value="7483970720" table:style-name="ce4">
            <text:p>7483970720</text:p>
          </table:table-cell>
          <table:table-cell office:value-type="float" office:value="14.9518" table:style-name="ce4">
            <text:p>14.9518</text:p>
          </table:table-cell>
          <table:table-cell office:value-type="float" office:value="76.5792" table:style-name="ce4">
            <text:p>76.5792</text:p>
          </table:table-cell>
          <table:table-cell table:number-columns-repeated="16368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anduru<text:s/></text:p>
          </table:table-cell>
          <table:table-cell office:value-type="string" table:style-name="ce3">
            <text:p>ಸಂಡೂರು</text:p>
          </table:table-cell>
          <table:table-cell office:value-type="string" table:style-name="ce4">
            <text:p>D Anthapura</text:p>
          </table:table-cell>
          <table:table-cell office:value-type="string" table:style-name="ce3">
            <text:p>ಡಿ ಅಂತ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542241119" table:style-name="ce4">
            <text:p>654224111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Gowramma B K</text:p>
          </table:table-cell>
          <table:table-cell office:value-type="string" table:style-name="ce4">
            <text:p>PHCO</text:p>
          </table:table-cell>
          <table:table-cell office:value-type="float" office:value="9916251599" table:style-name="ce4">
            <text:p>9916251599</text:p>
          </table:table-cell>
          <table:table-cell office:value-type="float" office:value="15.127700000000001" table:style-name="ce4">
            <text:p>15.1277</text:p>
          </table:table-cell>
          <table:table-cell office:value-type="float" office:value="76.685199999999995" table:style-name="ce4">
            <text:p>76.6852</text:p>
          </table:table-cell>
          <table:table-cell table:number-columns-repeated="16368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Kenchangudda</text:p>
          </table:table-cell>
          <table:table-cell office:value-type="string" table:style-name="ce3">
            <text:p>ಕೆಂಚನಗುಡ್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384532483" table:style-name="ce4">
            <text:p>238453248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Husain Basha<text:s text:c="9"/></text:p>
          </table:table-cell>
          <table:table-cell office:value-type="string" table:style-name="ce4">
            <text:p>CHO</text:p>
          </table:table-cell>
          <table:table-cell office:value-type="float" office:value="8904623086" table:style-name="ce4">
            <text:p>8904623086</text:p>
          </table:table-cell>
          <table:table-cell office:value-type="float" office:value="15.613099999999999" table:style-name="ce4">
            <text:p>15.6131</text:p>
          </table:table-cell>
          <table:table-cell office:value-type="float" office:value="76.858400000000003" table:style-name="ce4">
            <text:p>76.8584</text:p>
          </table:table-cell>
          <table:table-cell table:number-columns-repeated="16368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text:s/>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Kudaralu</text:p>
          </table:table-cell>
          <table:table-cell office:value-type="string" table:style-name="ce3">
            <text:p>ಕುದರಾಳ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755448467" table:style-name="ce4">
            <text:p>275544846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Gadiling Naik S<text:s text:c="8"/></text:p>
          </table:table-cell>
          <table:table-cell office:value-type="string" table:style-name="ce4">
            <text:p>CHO</text:p>
          </table:table-cell>
          <table:table-cell office:value-type="float" office:value="7411975242" table:style-name="ce4">
            <text:p>7411975242</text:p>
          </table:table-cell>
          <table:table-cell office:value-type="float" office:value="15.717499999999999" table:style-name="ce4">
            <text:p>15.7175</text:p>
          </table:table-cell>
          <table:table-cell office:value-type="float" office:value="76.953400000000002" table:style-name="ce4">
            <text:p>76.9534</text:p>
          </table:table-cell>
          <table:table-cell table:number-columns-repeated="16368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text:s/>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Budaguppa</text:p>
          </table:table-cell>
          <table:table-cell office:value-type="string" table:style-name="ce3">
            <text:p>ಬೂದಗುಪ್ಪ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873818210" table:style-name="ce4">
            <text:p>787381821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nitha<text:s text:c="10"/></text:p>
          </table:table-cell>
          <table:table-cell office:value-type="string" table:style-name="ce4">
            <text:p>CHO</text:p>
          </table:table-cell>
          <table:table-cell office:value-type="float" office:value="6360054009" table:style-name="ce4">
            <text:p>6360054009</text:p>
          </table:table-cell>
          <table:table-cell office:value-type="float" office:value="15.478999999999999" table:style-name="ce4">
            <text:p>15.479</text:p>
          </table:table-cell>
          <table:table-cell office:value-type="float" office:value="76.951599999999999" table:style-name="ce4">
            <text:p>76.9516</text:p>
          </table:table-cell>
          <table:table-cell table:number-columns-repeated="16368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text:s/>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Uthanuru</text:p>
          </table:table-cell>
          <table:table-cell office:value-type="string" table:style-name="ce3">
            <text:p>ಉತ್ತ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686428719" table:style-name="ce4">
            <text:p>368642871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enuka E V I<text:s text:c="9"/></text:p>
          </table:table-cell>
          <table:table-cell office:value-type="string" table:style-name="ce4">
            <text:p>CHO</text:p>
          </table:table-cell>
          <table:table-cell office:value-type="float" office:value="9731520063" table:style-name="ce4">
            <text:p>9731520063</text:p>
          </table:table-cell>
          <table:table-cell office:value-type="float" office:value="15.4499" table:style-name="ce4">
            <text:p>15.4499</text:p>
          </table:table-cell>
          <table:table-cell office:value-type="float" office:value="77.005600000000001" table:style-name="ce4">
            <text:p>77.0056</text:p>
          </table:table-cell>
          <table:table-cell table:number-columns-repeated="16368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text:s/>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K Beligal</text:p>
          </table:table-cell>
          <table:table-cell office:value-type="string" table:style-name="ce3">
            <text:p>ಕೆ ಬೆಳಿಗ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258112618" table:style-name="ce4">
            <text:p>325811261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ira Banu<text:s text:c="10"/></text:p>
          </table:table-cell>
          <table:table-cell office:value-type="string" table:style-name="ce4">
            <text:p>CHO</text:p>
          </table:table-cell>
          <table:table-cell office:value-type="float" office:value="6360467807" table:style-name="ce4">
            <text:p>6360467807</text:p>
          </table:table-cell>
          <table:table-cell office:value-type="float" office:value="15.5199" table:style-name="ce4">
            <text:p>15.5199</text:p>
          </table:table-cell>
          <table:table-cell office:value-type="float" office:value="76.988100000000003" table:style-name="ce4">
            <text:p>76.9881</text:p>
          </table:table-cell>
          <table:table-cell table:number-columns-repeated="16368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text:s/>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K.Beligal B</text:p>
          </table:table-cell>
          <table:table-cell office:value-type="string" table:style-name="ce3">
            <text:p>ಕೆ.ಬೆಳಿಗಲ್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677847259" table:style-name="ce4">
            <text:p>267784725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Bhimsingh<text:s text:c="9"/></text:p>
          </table:table-cell>
          <table:table-cell office:value-type="string" table:style-name="ce4">
            <text:p>CHO</text:p>
          </table:table-cell>
          <table:table-cell office:value-type="float" office:value="8830448728" table:style-name="ce4">
            <text:p>8830448728</text:p>
          </table:table-cell>
          <table:table-cell office:value-type="float" office:value="15.5199" table:style-name="ce4">
            <text:p>15.5199</text:p>
          </table:table-cell>
          <table:table-cell office:value-type="float" office:value="76.988299999999995" table:style-name="ce4">
            <text:p>76.9883</text:p>
          </table:table-cell>
          <table:table-cell table:number-columns-repeated="16368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text:s/>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T S Kudluru</text:p>
          </table:table-cell>
          <table:table-cell office:value-type="string" table:style-name="ce3">
            <text:p>ಟಿ ಎಸ್ ಕೂಡ್ಲ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123311810" table:style-name="ce4">
            <text:p>612331181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Lingraaj<text:s text:c="3"/></text:p>
          </table:table-cell>
          <table:table-cell office:value-type="string" table:style-name="ce4">
            <text:p>HIO</text:p>
          </table:table-cell>
          <table:table-cell office:value-type="float" office:value="9611464660" table:style-name="ce4">
            <text:p>9611464660</text:p>
          </table:table-cell>
          <table:table-cell office:value-type="float" office:value="15.821" table:style-name="ce4">
            <text:p>15.821</text:p>
          </table:table-cell>
          <table:table-cell office:value-type="float" office:value="77.025999999999996" table:style-name="ce4">
            <text:p>77.026</text:p>
          </table:table-cell>
          <table:table-cell table:number-columns-repeated="16368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text:s/>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Mudatnoore</text:p>
          </table:table-cell>
          <table:table-cell office:value-type="string" table:style-name="ce3">
            <text:p>ಮೂಡತ್ನೂರ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12582481" table:style-name="ce4">
            <text:p>841258248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Nadiger Thaneshwar<text:s text:c="5"/></text:p>
          </table:table-cell>
          <table:table-cell office:value-type="string" table:style-name="ce4">
            <text:p>CHO</text:p>
          </table:table-cell>
          <table:table-cell office:value-type="float" office:value="9741923458" table:style-name="ce4">
            <text:p>9741923458</text:p>
          </table:table-cell>
          <table:table-cell office:value-type="float" office:value="15.454000000000001" table:style-name="ce4">
            <text:p>15.454</text:p>
          </table:table-cell>
          <table:table-cell office:value-type="float" office:value="76.791799999999995" table:style-name="ce4">
            <text:p>76.7918</text:p>
          </table:table-cell>
          <table:table-cell table:number-columns-repeated="16368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Kampli<text:s/></text:p>
          </table:table-cell>
          <table:table-cell office:value-type="string" table:style-name="ce3">
            <text:p>ಕಂಪ್ಲಿ</text:p>
          </table:table-cell>
          <table:table-cell office:value-type="string" table:style-name="ce4">
            <text:p>Daruru</text:p>
          </table:table-cell>
          <table:table-cell office:value-type="string" table:style-name="ce3">
            <text:p>ದರ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41283680" table:style-name="ce4">
            <text:p>674128368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Prabhavathi B<text:s text:c="9"/></text:p>
          </table:table-cell>
          <table:table-cell office:value-type="string" table:style-name="ce4">
            <text:p>CHO</text:p>
          </table:table-cell>
          <table:table-cell office:value-type="float" office:value="9740097059" table:style-name="ce4">
            <text:p>9740097059</text:p>
          </table:table-cell>
          <table:table-cell office:value-type="float" office:value="15.416600000000001" table:style-name="ce4">
            <text:p>15.4166</text:p>
          </table:table-cell>
          <table:table-cell office:value-type="float" office:value="76.951099999999997" table:style-name="ce4">
            <text:p>76.9511</text:p>
          </table:table-cell>
          <table:table-cell table:number-columns-repeated="16368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Sirguppa<text:s/></text:p>
          </table:table-cell>
          <table:table-cell office:value-type="string" table:style-name="ce3">
            <text:p>ಸಿರಗುಪ್ಪ</text:p>
          </table:table-cell>
          <table:table-cell office:value-type="string" table:style-name="ce4">
            <text:p>Kothalachinta</text:p>
          </table:table-cell>
          <table:table-cell office:value-type="string" table:style-name="ce3">
            <text:p>ಕೊತಲಚಿಂತ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84512473" table:style-name="ce4">
            <text:p>688451247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njula<text:s text:c="3"/></text:p>
          </table:table-cell>
          <table:table-cell office:value-type="string" table:style-name="ce4">
            <text:p>PHCO</text:p>
          </table:table-cell>
          <table:table-cell office:value-type="float" office:value="6360484410" table:style-name="ce4">
            <text:p>6360484410</text:p>
          </table:table-cell>
          <table:table-cell office:value-type="float" office:value="15.723000000000001" table:style-name="ce4">
            <text:p>15.723</text:p>
          </table:table-cell>
          <table:table-cell office:value-type="float" office:value="77.015600000000006" table:style-name="ce4">
            <text:p>77.0156</text:p>
          </table:table-cell>
          <table:table-cell table:number-columns-repeated="16368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4">
            <text:p>Ballari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Ballari<text:s/></text:p>
          </table:table-cell>
          <table:table-cell office:value-type="string" table:style-name="ce3">
            <text:p>ಬಳ್ಳಾರಿ</text:p>
          </table:table-cell>
          <table:table-cell office:value-type="string" table:style-name="ce4">
            <text:p>Halkundi</text:p>
          </table:table-cell>
          <table:table-cell office:value-type="string" table:style-name="ce3">
            <text:p>ಹಲಕುಂ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13863442" table:style-name="ce4">
            <text:p>851386344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ijay Kumar<text:s/></text:p>
          </table:table-cell>
          <table:table-cell office:value-type="string" table:style-name="ce4">
            <text:p>CHO</text:p>
          </table:table-cell>
          <table:table-cell office:value-type="float" office:value="9900752227" table:style-name="ce4">
            <text:p>9900752227</text:p>
          </table:table-cell>
          <table:table-cell office:value-type="float" office:value="15.0847" table:style-name="ce4">
            <text:p>15.0847</text:p>
          </table:table-cell>
          <table:table-cell office:value-type="float" office:value="76.884200000000007" table:style-name="ce4">
            <text:p>76.8842</text:p>
          </table:table-cell>
          <table:table-cell table:number-columns-repeated="16368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Adahalli</text:p>
          </table:table-cell>
          <table:table-cell office:value-type="string" table:style-name="ce3">
            <text:p>ಅಡ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47341751" table:style-name="ce4">
            <text:p>384734175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Tasleem Ara Sipai<text:s text:c="5"/></text:p>
          </table:table-cell>
          <table:table-cell office:value-type="string" table:style-name="ce4">
            <text:p>CHO</text:p>
          </table:table-cell>
          <table:table-cell office:value-type="float" office:value="9113263427" table:style-name="ce4">
            <text:p>9113263427</text:p>
          </table:table-cell>
          <table:table-cell office:value-type="float" office:value="16.795100000000001" table:style-name="ce4">
            <text:p>16.7951</text:p>
          </table:table-cell>
          <table:table-cell office:value-type="float" office:value="75.214600000000004" table:style-name="ce4">
            <text:p>75.2146</text:p>
          </table:table-cell>
          <table:table-cell table:number-columns-repeated="16368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Badchi</text:p>
          </table:table-cell>
          <table:table-cell office:value-type="string" table:style-name="ce3">
            <text:p>ಬಡ್ಚ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666863375" table:style-name="ce4">
            <text:p>666686337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ishvanath Shiralasetti<text:s text:c="5"/></text:p>
          </table:table-cell>
          <table:table-cell office:value-type="string" table:style-name="ce4">
            <text:p>CHO</text:p>
          </table:table-cell>
          <table:table-cell office:value-type="float" office:value="8904258206" table:style-name="ce4">
            <text:p>8904258206</text:p>
          </table:table-cell>
          <table:table-cell office:value-type="float" office:value="16.737100000000002" table:style-name="ce4">
            <text:p>16.7371</text:p>
          </table:table-cell>
          <table:table-cell office:value-type="float" office:value="75.148399999999995" table:style-name="ce4">
            <text:p>75.1484</text:p>
          </table:table-cell>
          <table:table-cell table:number-columns-repeated="16368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Khotanatti</text:p>
          </table:table-cell>
          <table:table-cell office:value-type="string" table:style-name="ce3">
            <text:p>ಖೋತನ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84568159" table:style-name="ce4">
            <text:p>388456815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alini N<text:s text:c="3"/></text:p>
          </table:table-cell>
          <table:table-cell office:value-type="string" table:style-name="ce4">
            <text:p>PCHO</text:p>
          </table:table-cell>
          <table:table-cell office:value-type="float" office:value="7899906844" table:style-name="ce4">
            <text:p>7899906844</text:p>
          </table:table-cell>
          <table:table-cell office:value-type="float" office:value="16.693000000000001" table:style-name="ce4">
            <text:p>16.693</text:p>
          </table:table-cell>
          <table:table-cell office:value-type="float" office:value="75.240200000000002" table:style-name="ce4">
            <text:p>75.2402</text:p>
          </table:table-cell>
          <table:table-cell table:number-columns-repeated="16368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Badagi</text:p>
          </table:table-cell>
          <table:table-cell office:value-type="string" table:style-name="ce3">
            <text:p>ಬ್ಯಾಡ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1045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ijayakumar Asangi<text:s text:c="5"/></text:p>
          </table:table-cell>
          <table:table-cell office:value-type="string" table:style-name="ce4">
            <text:p>CHO</text:p>
          </table:table-cell>
          <table:table-cell office:value-type="float" office:value="8197732341" table:style-name="ce4">
            <text:p>819773234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Ainapur 2</text:p>
          </table:table-cell>
          <table:table-cell office:value-type="string" table:style-name="ce3">
            <text:p>ಐನಾಪುರ ೨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638637344" table:style-name="ce4">
            <text:p>263863734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Gopal Vantagudi<text:s text:c="5"/></text:p>
          </table:table-cell>
          <table:table-cell office:value-type="string" table:style-name="ce4">
            <text:p>CHO</text:p>
          </table:table-cell>
          <table:table-cell office:value-type="float" office:value="9945179819" table:style-name="ce4">
            <text:p>9945179819</text:p>
          </table:table-cell>
          <table:table-cell office:value-type="float" office:value="16.667300000000001" table:style-name="ce4">
            <text:p>16.6673</text:p>
          </table:table-cell>
          <table:table-cell office:value-type="float" office:value="74.898300000000006" table:style-name="ce4">
            <text:p>74.8983</text:p>
          </table:table-cell>
          <table:table-cell table:number-columns-repeated="16368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Krishna Kittur<text:s/></text:p>
          </table:table-cell>
          <table:table-cell office:value-type="string" table:style-name="ce3">
            <text:p>ಕೃಷ್ಣ ಕಿತ್ತ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267883621" table:style-name="ce4">
            <text:p>326788362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shfaqh Akhtar<text:s text:c="5"/></text:p>
          </table:table-cell>
          <table:table-cell office:value-type="string" table:style-name="ce4">
            <text:p>CHO</text:p>
          </table:table-cell>
          <table:table-cell office:value-type="float" office:value="8867571664" table:style-name="ce4">
            <text:p>8867571664</text:p>
          </table:table-cell>
          <table:table-cell office:value-type="float" office:value="16.6401" table:style-name="ce4">
            <text:p>16.6401</text:p>
          </table:table-cell>
          <table:table-cell office:value-type="float" office:value="74.918800000000005" table:style-name="ce4">
            <text:p>74.9188</text:p>
          </table:table-cell>
          <table:table-cell table:number-columns-repeated="16368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Hulagbal</text:p>
          </table:table-cell>
          <table:table-cell office:value-type="string" table:style-name="ce3">
            <text:p>ಹುಲಗಬ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84432624" table:style-name="ce4">
            <text:p>678443262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Girish Jamakhandi<text:s text:c="5"/></text:p>
          </table:table-cell>
          <table:table-cell office:value-type="string" table:style-name="ce4">
            <text:p>CHO</text:p>
          </table:table-cell>
          <table:table-cell office:value-type="float" office:value="8867956200" table:style-name="ce4">
            <text:p>8867956200</text:p>
          </table:table-cell>
          <table:table-cell office:value-type="float" office:value="16.660299999999999" table:style-name="ce4">
            <text:p>16.6603</text:p>
          </table:table-cell>
          <table:table-cell office:value-type="float" office:value="74.995599999999996" table:style-name="ce4">
            <text:p>74.9956</text:p>
          </table:table-cell>
          <table:table-cell table:number-columns-repeated="16368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Sankonatti</text:p>
          </table:table-cell>
          <table:table-cell office:value-type="string" table:style-name="ce3">
            <text:p>ಸಂಕೋನ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36147886" table:style-name="ce4">
            <text:p>713614788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nket Malasidd<text:s text:c="5"/></text:p>
          </table:table-cell>
          <table:table-cell office:value-type="string" table:style-name="ce4">
            <text:p>CHO</text:p>
          </table:table-cell>
          <table:table-cell office:value-type="float" office:value="89719489005" table:style-name="ce4">
            <text:p>89719489005</text:p>
          </table:table-cell>
          <table:table-cell office:value-type="float" office:value="16.690100000000001" table:style-name="ce4">
            <text:p>16.6901</text:p>
          </table:table-cell>
          <table:table-cell office:value-type="float" office:value="75.051000000000002" table:style-name="ce4">
            <text:p>75.051</text:p>
          </table:table-cell>
          <table:table-cell table:number-columns-repeated="16368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Khilegoan</text:p>
          </table:table-cell>
          <table:table-cell office:value-type="string" table:style-name="ce3">
            <text:p>ಖಿಲೆಗಾನ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65881327" table:style-name="ce4">
            <text:p>846588132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devi Gondhale<text:s text:c="5"/></text:p>
          </table:table-cell>
          <table:table-cell office:value-type="string" table:style-name="ce4">
            <text:p>CHO</text:p>
          </table:table-cell>
          <table:table-cell office:value-type="float" office:value="9113809534" table:style-name="ce4">
            <text:p>9113809534</text:p>
          </table:table-cell>
          <table:table-cell office:value-type="float" office:value="16.930499999999999" table:style-name="ce4">
            <text:p>16.9305</text:p>
          </table:table-cell>
          <table:table-cell office:value-type="float" office:value="74.970699999999994" table:style-name="ce4">
            <text:p>74.9707</text:p>
          </table:table-cell>
          <table:table-cell table:number-columns-repeated="16368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Katgeri</text:p>
          </table:table-cell>
          <table:table-cell office:value-type="string" table:style-name="ce3">
            <text:p>ಕಟಗ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82514684" table:style-name="ce4">
            <text:p>388251468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ilpa Metri<text:s text:c="5"/></text:p>
          </table:table-cell>
          <table:table-cell office:value-type="string" table:style-name="ce4">
            <text:p>CHO</text:p>
          </table:table-cell>
          <table:table-cell office:value-type="float" office:value="9148036842" table:style-name="ce4">
            <text:p>9148036842</text:p>
          </table:table-cell>
          <table:table-cell office:value-type="float" office:value="16.704799999999999" table:style-name="ce4">
            <text:p>16.7048</text:p>
          </table:table-cell>
          <table:table-cell office:value-type="float" office:value="75.137799999999999" table:style-name="ce4">
            <text:p>75.1378</text:p>
          </table:table-cell>
          <table:table-cell table:number-columns-repeated="16368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Chamkeri</text:p>
          </table:table-cell>
          <table:table-cell office:value-type="string" table:style-name="ce3">
            <text:p>ಚಮಕ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75325345" table:style-name="ce4">
            <text:p>887532534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ankar Gadaloti<text:s text:c="5"/></text:p>
          </table:table-cell>
          <table:table-cell office:value-type="string" table:style-name="ce4">
            <text:p>CHO</text:p>
          </table:table-cell>
          <table:table-cell office:value-type="float" office:value="8904258195" table:style-name="ce4">
            <text:p>8904258195</text:p>
          </table:table-cell>
          <table:table-cell office:value-type="float" office:value="16.794699999999999" table:style-name="ce4">
            <text:p>16.7947</text:p>
          </table:table-cell>
          <table:table-cell office:value-type="float" office:value="75.150199999999998" table:style-name="ce4">
            <text:p>75.1502</text:p>
          </table:table-cell>
          <table:table-cell table:number-columns-repeated="16368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Sautatti</text:p>
          </table:table-cell>
          <table:table-cell office:value-type="string" table:style-name="ce3">
            <text:p>ಸೌತ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22642842" table:style-name="ce4">
            <text:p>472264284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ilas Rathod<text:s text:c="5"/></text:p>
          </table:table-cell>
          <table:table-cell office:value-type="string" table:style-name="ce4">
            <text:p>CHO</text:p>
          </table:table-cell>
          <table:table-cell office:value-type="float" office:value="9740450620" table:style-name="ce4">
            <text:p>9740450620</text:p>
          </table:table-cell>
          <table:table-cell office:value-type="float" office:value="16.5517" table:style-name="ce4">
            <text:p>16.5517</text:p>
          </table:table-cell>
          <table:table-cell office:value-type="float" office:value="74.708500000000001" table:style-name="ce4">
            <text:p>74.7085</text:p>
          </table:table-cell>
          <table:table-cell table:number-columns-repeated="16368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Shiratti<text:s/></text:p>
          </table:table-cell>
          <table:table-cell office:value-type="string" table:style-name="ce3">
            <text:p>ಶಿರ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215883871" table:style-name="ce4">
            <text:p>321588387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Bhimu Bhagevadi<text:s text:c="5"/></text:p>
          </table:table-cell>
          <table:table-cell office:value-type="string" table:style-name="ce4">
            <text:p>CHO</text:p>
          </table:table-cell>
          <table:table-cell office:value-type="float" office:value="7019373488" table:style-name="ce4">
            <text:p>7019373488</text:p>
          </table:table-cell>
          <table:table-cell office:value-type="float" office:value="16.6173" table:style-name="ce4">
            <text:p>16.6173</text:p>
          </table:table-cell>
          <table:table-cell office:value-type="float" office:value="75.204099999999997" table:style-name="ce4">
            <text:p>75.2041</text:p>
          </table:table-cell>
          <table:table-cell table:number-columns-repeated="16368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Nadagoan</text:p>
          </table:table-cell>
          <table:table-cell office:value-type="string" table:style-name="ce3">
            <text:p>ನಾಡಗೌನ್‌<text:s/>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24378230" table:style-name="ce4">
            <text:p>462437823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likArjun Palledakatti<text:s text:c="5"/></text:p>
          </table:table-cell>
          <table:table-cell office:value-type="string" table:style-name="ce4">
            <text:p>CHO</text:p>
          </table:table-cell>
          <table:table-cell office:value-type="float" office:value="8904259651" table:style-name="ce4">
            <text:p>8904259651</text:p>
          </table:table-cell>
          <table:table-cell office:value-type="float" office:value="16.646599999999999" table:style-name="ce4">
            <text:p>16.6466</text:p>
          </table:table-cell>
          <table:table-cell office:value-type="float" office:value="74.994399999999999" table:style-name="ce4">
            <text:p>74.9944</text:p>
          </table:table-cell>
          <table:table-cell table:number-columns-repeated="16368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Kempawad</text:p>
          </table:table-cell>
          <table:table-cell office:value-type="string" table:style-name="ce3">
            <text:p>ಕೆಂಪವಾ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315483879" table:style-name="ce4">
            <text:p>331548387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Joyti Mali<text:s text:c="5"/></text:p>
          </table:table-cell>
          <table:table-cell office:value-type="string" table:style-name="ce4">
            <text:p>CHO</text:p>
          </table:table-cell>
          <table:table-cell office:value-type="float" office:value="8904228923" table:style-name="ce4">
            <text:p>8904228923</text:p>
          </table:table-cell>
          <table:table-cell office:value-type="float" office:value="16.756499999999999" table:style-name="ce4">
            <text:p>16.7565</text:p>
          </table:table-cell>
          <table:table-cell office:value-type="float" office:value="74.896500000000003" table:style-name="ce4">
            <text:p>74.8965</text:p>
          </table:table-cell>
          <table:table-cell table:number-columns-repeated="16368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Hosatti</text:p>
          </table:table-cell>
          <table:table-cell office:value-type="string" table:style-name="ce3">
            <text:p>ಹೊಸ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533485748" table:style-name="ce4">
            <text:p>353348574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Kiran Katageri<text:s text:c="5"/></text:p>
          </table:table-cell>
          <table:table-cell office:value-type="string" table:style-name="ce4">
            <text:p>CHO</text:p>
          </table:table-cell>
          <table:table-cell office:value-type="float" office:value="7795863669" table:style-name="ce4">
            <text:p>7795863669</text:p>
          </table:table-cell>
          <table:table-cell office:value-type="float" office:value="16.7746" table:style-name="ce4">
            <text:p>16.7746</text:p>
          </table:table-cell>
          <table:table-cell office:value-type="float" office:value="75.016400000000004" table:style-name="ce4">
            <text:p>75.0164</text:p>
          </table:table-cell>
          <table:table-cell table:number-columns-repeated="16368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Shegunsi</text:p>
          </table:table-cell>
          <table:table-cell office:value-type="string" table:style-name="ce3">
            <text:p>ಶೆಗುನ್ಸ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536837580" table:style-name="ce4">
            <text:p>353683758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hesh Malagoudar<text:s text:c="5"/></text:p>
          </table:table-cell>
          <table:table-cell office:value-type="string" table:style-name="ce4">
            <text:p>CHO</text:p>
          </table:table-cell>
          <table:table-cell office:value-type="float" office:value="7411229561" table:style-name="ce4">
            <text:p>7411229561</text:p>
          </table:table-cell>
          <table:table-cell office:value-type="float" office:value="16.571100000000001" table:style-name="ce4">
            <text:p>16.5711</text:p>
          </table:table-cell>
          <table:table-cell office:value-type="float" office:value="75.050700000000006" table:style-name="ce4">
            <text:p>75.0507</text:p>
          </table:table-cell>
          <table:table-cell table:number-columns-repeated="16368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Nandeshwar</text:p>
          </table:table-cell>
          <table:table-cell office:value-type="string" table:style-name="ce3">
            <text:p>ನಂದೇಶ್ವ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62277861" table:style-name="ce4">
            <text:p>646227786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Lokesh Malladi<text:s text:c="5"/></text:p>
          </table:table-cell>
          <table:table-cell office:value-type="string" table:style-name="ce4">
            <text:p>CHO</text:p>
          </table:table-cell>
          <table:table-cell office:value-type="float" office:value="8904245203" table:style-name="ce4">
            <text:p>8904245203</text:p>
          </table:table-cell>
          <table:table-cell office:value-type="float" office:value="16.5471" table:style-name="ce4">
            <text:p>16.5471</text:p>
          </table:table-cell>
          <table:table-cell office:value-type="float" office:value="75.099400000000003" table:style-name="ce4">
            <text:p>75.0994</text:p>
          </table:table-cell>
          <table:table-cell table:number-columns-repeated="16368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Paridhkhanwad</text:p>
          </table:table-cell>
          <table:table-cell office:value-type="string" table:style-name="ce3">
            <text:p>ಪರಿಧಖಾನವಾ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37237378" table:style-name="ce4">
            <text:p>823723737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shwath Chikkodikar<text:s text:c="5"/></text:p>
          </table:table-cell>
          <table:table-cell office:value-type="string" table:style-name="ce4">
            <text:p>CHO</text:p>
          </table:table-cell>
          <table:table-cell office:value-type="float" office:value="8904259658" table:style-name="ce4">
            <text:p>8904259658</text:p>
          </table:table-cell>
          <table:table-cell office:value-type="float" office:value="15.690476" table:style-name="ce4">
            <text:p>15.690476</text:p>
          </table:table-cell>
          <table:table-cell office:value-type="float" office:value="74.622315999999998" table:style-name="ce4">
            <text:p>74.622316</text:p>
          </table:table-cell>
          <table:table-cell table:number-columns-repeated="16368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Ugar B K</text:p>
          </table:table-cell>
          <table:table-cell office:value-type="string" table:style-name="ce3">
            <text:p>ಉಗಾರ ಬಿ ಕ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36558762" table:style-name="ce4">
            <text:p>863655876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Lakkavva <text:s/>Malappagole<text:s text:c="5"/></text:p>
          </table:table-cell>
          <table:table-cell office:value-type="string" table:style-name="ce4">
            <text:p>CHO</text:p>
          </table:table-cell>
          <table:table-cell office:value-type="float" office:value="8904245200" table:style-name="ce4">
            <text:p>8904245200</text:p>
          </table:table-cell>
          <table:table-cell office:value-type="float" office:value="16.6494" table:style-name="ce4">
            <text:p>16.6494</text:p>
          </table:table-cell>
          <table:table-cell office:value-type="float" office:value="74.796199999999999" table:style-name="ce4">
            <text:p>74.7962</text:p>
          </table:table-cell>
          <table:table-cell table:number-columns-repeated="16368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Darur</text:p>
          </table:table-cell>
          <table:table-cell office:value-type="string" table:style-name="ce3">
            <text:p>ದರ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25741885" table:style-name="ce4">
            <text:p>672574188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iddaling Navi<text:s text:c="5"/></text:p>
          </table:table-cell>
          <table:table-cell office:value-type="string" table:style-name="ce4">
            <text:p>CHO</text:p>
          </table:table-cell>
          <table:table-cell office:value-type="float" office:value="9611092021" table:style-name="ce4">
            <text:p>9611092021</text:p>
          </table:table-cell>
          <table:table-cell office:value-type="float" office:value="16.6356" table:style-name="ce4">
            <text:p>16.6356</text:p>
          </table:table-cell>
          <table:table-cell office:value-type="float" office:value="75.016800000000003" table:style-name="ce4">
            <text:p>75.0168</text:p>
          </table:table-cell>
          <table:table-cell table:number-columns-repeated="16368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Mangavati</text:p>
          </table:table-cell>
          <table:table-cell office:value-type="string" table:style-name="ce3">
            <text:p>ಮಂಗಾವ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75845189" table:style-name="ce4">
            <text:p>437584518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eshma Hyderakhan<text:s text:c="5"/></text:p>
          </table:table-cell>
          <table:table-cell office:value-type="string" table:style-name="ce4">
            <text:p>CHO</text:p>
          </table:table-cell>
          <table:table-cell office:value-type="float" office:value="8904245212" table:style-name="ce4">
            <text:p>8904245212</text:p>
          </table:table-cell>
          <table:table-cell office:value-type="float" office:value="16.634799999999998" table:style-name="ce4">
            <text:p>16.6348</text:p>
          </table:table-cell>
          <table:table-cell office:value-type="float" office:value="74.661699999999996" table:style-name="ce4">
            <text:p>74.6617</text:p>
          </table:table-cell>
          <table:table-cell table:number-columns-repeated="16368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Saptasagar</text:p>
          </table:table-cell>
          <table:table-cell office:value-type="string" table:style-name="ce3">
            <text:p>ಸಪ್ತಸಾಗ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312341231" table:style-name="ce4">
            <text:p>131234123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Deepa Jalihal<text:s text:c="5"/></text:p>
          </table:table-cell>
          <table:table-cell office:value-type="string" table:style-name="ce4">
            <text:p>CHO</text:p>
          </table:table-cell>
          <table:table-cell office:value-type="float" office:value="8904245199" table:style-name="ce4">
            <text:p>8904245199</text:p>
          </table:table-cell>
          <table:table-cell office:value-type="float" office:value="16.635000000000002" table:style-name="ce4">
            <text:p>16.635</text:p>
          </table:table-cell>
          <table:table-cell office:value-type="float" office:value="74.951999999999998" table:style-name="ce4">
            <text:p>74.952</text:p>
          </table:table-cell>
          <table:table-cell table:number-columns-repeated="16368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Jambagi</text:p>
          </table:table-cell>
          <table:table-cell office:value-type="string" table:style-name="ce3">
            <text:p>ಜಂಬ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353454478" table:style-name="ce4">
            <text:p>735345447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ngeeta Ambiger<text:s text:c="5"/></text:p>
          </table:table-cell>
          <table:table-cell office:value-type="string" table:style-name="ce4">
            <text:p>CHO</text:p>
          </table:table-cell>
          <table:table-cell office:value-type="float" office:value="8904268018" table:style-name="ce4">
            <text:p>8904268018</text:p>
          </table:table-cell>
          <table:table-cell office:value-type="float" office:value="16.8354" table:style-name="ce4">
            <text:p>16.8354</text:p>
          </table:table-cell>
          <table:table-cell office:value-type="float" office:value="75.008099999999999" table:style-name="ce4">
            <text:p>75.0081</text:p>
          </table:table-cell>
          <table:table-cell table:number-columns-repeated="16368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Kattalagi</text:p>
          </table:table-cell>
          <table:table-cell office:value-type="string" table:style-name="ce3">
            <text:p>ಕತ್ತಲ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0475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reekant Waghamore<text:s text:c="5"/></text:p>
          </table:table-cell>
          <table:table-cell office:value-type="string" table:style-name="ce4">
            <text:p>CHO</text:p>
          </table:table-cell>
          <table:table-cell office:value-type="float" office:value="7483923103" table:style-name="ce4">
            <text:p>748392310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4">
            <text:p>T Shigihalli</text:p>
          </table:table-cell>
          <table:table-cell office:value-type="string" table:style-name="ce3">
            <text:p>ಟಿ ಶೀಗಿ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32711164" table:style-name="ce4">
            <text:p>713271116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Nagappa Jalawadi<text:s text:c="5"/></text:p>
          </table:table-cell>
          <table:table-cell office:value-type="string" table:style-name="ce4">
            <text:p>CHO</text:p>
          </table:table-cell>
          <table:table-cell office:value-type="float" office:value="9663623006" table:style-name="ce4">
            <text:p>9663623006</text:p>
          </table:table-cell>
          <table:table-cell office:value-type="float" office:value="15.629899999999999" table:style-name="ce4">
            <text:p>15.6299</text:p>
          </table:table-cell>
          <table:table-cell office:value-type="float" office:value="74.858500000000006" table:style-name="ce4">
            <text:p>74.8585</text:p>
          </table:table-cell>
          <table:table-cell table:number-columns-repeated="16368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4">
            <text:p>Degava</text:p>
          </table:table-cell>
          <table:table-cell office:value-type="string" table:style-name="ce3">
            <text:p>ದೇಗವ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84234125" table:style-name="ce4">
            <text:p>878423412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eema kalagodi<text:s text:c="5"/></text:p>
          </table:table-cell>
          <table:table-cell office:value-type="string" table:style-name="ce4">
            <text:p>CHO</text:p>
          </table:table-cell>
          <table:table-cell office:value-type="float" office:value="8904182403" table:style-name="ce4">
            <text:p>8904182403</text:p>
          </table:table-cell>
          <table:table-cell office:value-type="float" office:value="15.5717" table:style-name="ce4">
            <text:p>15.5717</text:p>
          </table:table-cell>
          <table:table-cell office:value-type="float" office:value="74.751900000000006" table:style-name="ce4">
            <text:p>74.7519</text:p>
          </table:table-cell>
          <table:table-cell table:number-columns-repeated="16368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4">
            <text:p>Belawadi _B</text:p>
          </table:table-cell>
          <table:table-cell office:value-type="string" table:style-name="ce3">
            <text:p>ಬೆಳವಾಡಿ _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538784528" table:style-name="ce4">
            <text:p>653878452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ya Sidramayya Hiren<text:s text:c="5"/></text:p>
          </table:table-cell>
          <table:table-cell office:value-type="string" table:style-name="ce4">
            <text:p>CHO</text:p>
          </table:table-cell>
          <table:table-cell office:value-type="float" office:value="8904492674" table:style-name="ce4">
            <text:p>8904492674</text:p>
          </table:table-cell>
          <table:table-cell office:value-type="float" office:value="15.720018" table:style-name="ce4">
            <text:p>15.720018</text:p>
          </table:table-cell>
          <table:table-cell office:value-type="float" office:value="74.917759000000004" table:style-name="ce4">
            <text:p>74.917759</text:p>
          </table:table-cell>
          <table:table-cell table:number-columns-repeated="16368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4">
            <text:p>Nayanagar</text:p>
          </table:table-cell>
          <table:table-cell office:value-type="string" table:style-name="ce3">
            <text:p>ನಯಾನಗ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854888111" table:style-name="ce4">
            <text:p>585488811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idya S Sangannavar<text:s text:c="5"/></text:p>
          </table:table-cell>
          <table:table-cell office:value-type="string" table:style-name="ce4">
            <text:p>CHO</text:p>
          </table:table-cell>
          <table:table-cell office:value-type="float" office:value="8792412432" table:style-name="ce4">
            <text:p>8792412432</text:p>
          </table:table-cell>
          <table:table-cell office:value-type="float" office:value="15.767200000000001" table:style-name="ce4">
            <text:p>15.7672</text:p>
          </table:table-cell>
          <table:table-cell office:value-type="float" office:value="74.869100000000003" table:style-name="ce4">
            <text:p>74.8691</text:p>
          </table:table-cell>
          <table:table-cell table:number-columns-repeated="16368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4">
            <text:p>Vakkund</text:p>
          </table:table-cell>
          <table:table-cell office:value-type="string" table:style-name="ce3">
            <text:p>ವಕ್ಕುಂಡ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78257367" table:style-name="ce4">
            <text:p>677825736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ntosh Sobanad<text:s text:c="5"/></text:p>
          </table:table-cell>
          <table:table-cell office:value-type="string" table:style-name="ce4">
            <text:p>CHO</text:p>
          </table:table-cell>
          <table:table-cell office:value-type="float" office:value="9535246255" table:style-name="ce4">
            <text:p>9535246255</text:p>
          </table:table-cell>
          <table:table-cell office:value-type="float" office:value="15.7753" table:style-name="ce4">
            <text:p>15.7753</text:p>
          </table:table-cell>
          <table:table-cell office:value-type="float" office:value="74.896100000000004" table:style-name="ce4">
            <text:p>74.8961</text:p>
          </table:table-cell>
          <table:table-cell table:number-columns-repeated="16368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4">
            <text:p>Sulagatti</text:p>
          </table:table-cell>
          <table:table-cell office:value-type="string" table:style-name="ce3">
            <text:p>ಸುಲಗತ್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37682412" table:style-name="ce4">
            <text:p>383768241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ishwarya<text:s text:c="5"/></text:p>
          </table:table-cell>
          <table:table-cell office:value-type="string" table:style-name="ce4">
            <text:p>CHO</text:p>
          </table:table-cell>
          <table:table-cell office:value-type="float" office:value="7349290413" table:style-name="ce4">
            <text:p>7349290413</text:p>
          </table:table-cell>
          <table:table-cell office:value-type="float" office:value="15.877700000000001" table:style-name="ce4">
            <text:p>15.8777</text:p>
          </table:table-cell>
          <table:table-cell office:value-type="float" office:value="74.453800000000001" table:style-name="ce4">
            <text:p>74.4538</text:p>
          </table:table-cell>
          <table:table-cell table:number-columns-repeated="16368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4">
            <text:p>Nesargi</text:p>
          </table:table-cell>
          <table:table-cell office:value-type="string" table:style-name="ce3">
            <text:p>ನೇಸರ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11531321" table:style-name="ce4">
            <text:p>371153132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weta Mane<text:s text:c="5"/></text:p>
          </table:table-cell>
          <table:table-cell office:value-type="string" table:style-name="ce4">
            <text:p>CHO</text:p>
          </table:table-cell>
          <table:table-cell office:value-type="float" office:value="9404977524" table:style-name="ce4">
            <text:p>9404977524</text:p>
          </table:table-cell>
          <table:table-cell office:value-type="float" office:value="15.904199999999999" table:style-name="ce4">
            <text:p>15.9042</text:p>
          </table:table-cell>
          <table:table-cell office:value-type="float" office:value="74.773899999999998" table:style-name="ce4">
            <text:p>74.7739</text:p>
          </table:table-cell>
          <table:table-cell table:number-columns-repeated="16368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4">
            <text:p>Turmari</text:p>
          </table:table-cell>
          <table:table-cell office:value-type="string" table:style-name="ce3">
            <text:p>ತುರಮ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42238734" table:style-name="ce4">
            <text:p>824223873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likArjun Shidramani<text:s text:c="5"/></text:p>
          </table:table-cell>
          <table:table-cell office:value-type="string" table:style-name="ce4">
            <text:p>CHO</text:p>
          </table:table-cell>
          <table:table-cell office:value-type="float" office:value="8123463310" table:style-name="ce4">
            <text:p>8123463310</text:p>
          </table:table-cell>
          <table:table-cell office:value-type="float" office:value="15.707599999999999" table:style-name="ce4">
            <text:p>15.7076</text:p>
          </table:table-cell>
          <table:table-cell office:value-type="float" office:value="74.7714" table:style-name="ce4">
            <text:p>74.7714</text:p>
          </table:table-cell>
          <table:table-cell table:number-columns-repeated="16368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4">
            <text:p>Kadrolli</text:p>
          </table:table-cell>
          <table:table-cell office:value-type="string" table:style-name="ce3">
            <text:p>ಕಾದ್ರೊ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527858837" table:style-name="ce4">
            <text:p>252785883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Neha Prakash Kopardi<text:s text:c="5"/></text:p>
          </table:table-cell>
          <table:table-cell office:value-type="string" table:style-name="ce4">
            <text:p>CHO</text:p>
          </table:table-cell>
          <table:table-cell office:value-type="string" table:style-name="ce4">
            <text:p>8904079700/8217574781</text:p>
          </table:table-cell>
          <table:table-cell office:value-type="float" office:value="15.6838" table:style-name="ce4">
            <text:p>15.6838</text:p>
          </table:table-cell>
          <table:table-cell office:value-type="float" office:value="74.722099999999998" table:style-name="ce4">
            <text:p>74.7221</text:p>
          </table:table-cell>
          <table:table-cell table:number-columns-repeated="16368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4">
            <text:p>Devalapur</text:p>
          </table:table-cell>
          <table:table-cell office:value-type="string" table:style-name="ce3">
            <text:p>ದೇವಲ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42254769" table:style-name="ce4">
            <text:p>874225476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ridevi Kundaragi<text:s text:c="3"/></text:p>
          </table:table-cell>
          <table:table-cell office:value-type="string" table:style-name="ce4">
            <text:p>PCHO</text:p>
          </table:table-cell>
          <table:table-cell office:value-type="float" office:value="9448405502" table:style-name="ce4">
            <text:p>9448405502</text:p>
          </table:table-cell>
          <table:table-cell office:value-type="float" office:value="15.7849" table:style-name="ce4">
            <text:p>15.7849</text:p>
          </table:table-cell>
          <table:table-cell office:value-type="float" office:value="74.827600000000004" table:style-name="ce4">
            <text:p>74.8276</text:p>
          </table:table-cell>
          <table:table-cell table:number-columns-repeated="16368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4">
            <text:p>Hannikeri</text:p>
          </table:table-cell>
          <table:table-cell office:value-type="string" table:style-name="ce3">
            <text:p>ಹನ್ನಿಕ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568716684" table:style-name="ce4">
            <text:p>456871668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uneel S Toranagatti<text:s text:c="5"/></text:p>
          </table:table-cell>
          <table:table-cell office:value-type="string" table:style-name="ce4">
            <text:p>CHO</text:p>
          </table:table-cell>
          <table:table-cell office:value-type="float" office:value="7676979698" table:style-name="ce4">
            <text:p>7676979698</text:p>
          </table:table-cell>
          <table:table-cell office:value-type="float" office:value="15.844799999999999" table:style-name="ce4">
            <text:p>15.8448</text:p>
          </table:table-cell>
          <table:table-cell office:value-type="float" office:value="74.717200000000005" table:style-name="ce4">
            <text:p>74.7172</text:p>
          </table:table-cell>
          <table:table-cell table:number-columns-repeated="16368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4">
            <text:p>H Nagalapur</text:p>
          </table:table-cell>
          <table:table-cell office:value-type="string" table:style-name="ce3">
            <text:p>ಎಚ್ ನಾಗಲ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788473559" table:style-name="ce4">
            <text:p>178847355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Dr Santosh Gadava<text:s/></text:p>
          </table:table-cell>
          <table:table-cell office:value-type="string" table:style-name="ce4">
            <text:p>MO</text:p>
          </table:table-cell>
          <table:table-cell office:value-type="float" office:value="9481741574" table:style-name="ce4">
            <text:p>9481741574</text:p>
          </table:table-cell>
          <table:table-cell office:value-type="float" office:value="15.7125" table:style-name="ce4">
            <text:p>15.7125</text:p>
          </table:table-cell>
          <table:table-cell office:value-type="float" office:value="74.798199999999994" table:style-name="ce4">
            <text:p>74.7982</text:p>
          </table:table-cell>
          <table:table-cell table:number-columns-repeated="16368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4">
            <text:p>Pattihal S B<text:s/></text:p>
          </table:table-cell>
          <table:table-cell office:value-type="string" table:style-name="ce3">
            <text:p>ಪಟ್ಟಿಹಾಳ್ ಎಸ್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111182246" table:style-name="ce4">
            <text:p>311118224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Deepa Huded<text:s text:c="5"/></text:p>
          </table:table-cell>
          <table:table-cell office:value-type="string" table:style-name="ce4">
            <text:p>CHO</text:p>
          </table:table-cell>
          <table:table-cell office:value-type="float" office:value="9019924743" table:style-name="ce4">
            <text:p>9019924743</text:p>
          </table:table-cell>
          <table:table-cell office:value-type="float" office:value="15.6973" table:style-name="ce4">
            <text:p>15.6973</text:p>
          </table:table-cell>
          <table:table-cell office:value-type="float" office:value="74.871899999999997" table:style-name="ce4">
            <text:p>74.8719</text:p>
          </table:table-cell>
          <table:table-cell table:number-columns-repeated="16368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4">
            <text:p>Mugabasav</text:p>
          </table:table-cell>
          <table:table-cell office:value-type="string" table:style-name="ce3">
            <text:p>ಮುಗಬಸವ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55485436" table:style-name="ce4">
            <text:p>685548543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anjakshi P Sagar<text:s text:c="5"/></text:p>
          </table:table-cell>
          <table:table-cell office:value-type="string" table:style-name="ce4">
            <text:p>CHO</text:p>
          </table:table-cell>
          <table:table-cell office:value-type="float" office:value="8904222538" table:style-name="ce4">
            <text:p>8904222538</text:p>
          </table:table-cell>
          <table:table-cell office:value-type="float" office:value="15.754200000000001" table:style-name="ce4">
            <text:p>15.7542</text:p>
          </table:table-cell>
          <table:table-cell office:value-type="float" office:value="74.956800000000001" table:style-name="ce4">
            <text:p>74.9568</text:p>
          </table:table-cell>
          <table:table-cell table:number-columns-repeated="16368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4">
            <text:p>Aravalli</text:p>
          </table:table-cell>
          <table:table-cell office:value-type="string" table:style-name="ce3">
            <text:p>ಅರಾವ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33186479" table:style-name="ce4">
            <text:p>343318647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chin Pujer<text:s text:c="5"/></text:p>
          </table:table-cell>
          <table:table-cell office:value-type="string" table:style-name="ce4">
            <text:p>CHO</text:p>
          </table:table-cell>
          <table:table-cell office:value-type="float" office:value="7026468073" table:style-name="ce4">
            <text:p>7026468073</text:p>
          </table:table-cell>
          <table:table-cell office:value-type="float" office:value="15.7416" table:style-name="ce4">
            <text:p>15.7416</text:p>
          </table:table-cell>
          <table:table-cell office:value-type="float" office:value="74.879099999999994" table:style-name="ce4">
            <text:p>74.8791</text:p>
          </table:table-cell>
          <table:table-cell table:number-columns-repeated="16368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4">
            <text:p>Mastamaradi</text:p>
          </table:table-cell>
          <table:table-cell office:value-type="string" table:style-name="ce3">
            <text:p>ಮಾಸ್ತಮರ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156711631" table:style-name="ce4">
            <text:p>515671163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Bhagyashree R Gundlur<text:s text:c="5"/></text:p>
          </table:table-cell>
          <table:table-cell office:value-type="string" table:style-name="ce4">
            <text:p>CHO</text:p>
          </table:table-cell>
          <table:table-cell office:value-type="float" office:value="8904182401" table:style-name="ce4">
            <text:p>8904182401</text:p>
          </table:table-cell>
          <table:table-cell office:value-type="float" office:value="15.968299999999999" table:style-name="ce4">
            <text:p>15.9683</text:p>
          </table:table-cell>
          <table:table-cell office:value-type="float" office:value="74.758799999999994" table:style-name="ce4">
            <text:p>74.7588</text:p>
          </table:table-cell>
          <table:table-cell table:number-columns-repeated="16368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K K koppa</text:p>
          </table:table-cell>
          <table:table-cell office:value-type="string" table:style-name="ce3">
            <text:p>ಕೆ ಕೆ ಕೊಪ್ಪ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844456455" table:style-name="ce4">
            <text:p>284445645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nand S Shigehalli<text:s text:c="6"/></text:p>
          </table:table-cell>
          <table:table-cell office:value-type="string" table:style-name="ce4">
            <text:p>CHO</text:p>
          </table:table-cell>
          <table:table-cell office:value-type="float" office:value="9620291991" table:style-name="ce4">
            <text:p>9620291991</text:p>
          </table:table-cell>
          <table:table-cell office:value-type="float" office:value="15.7546" table:style-name="ce4">
            <text:p>15.7546</text:p>
          </table:table-cell>
          <table:table-cell office:value-type="float" office:value="74.5929" table:style-name="ce4">
            <text:p>74.5929</text:p>
          </table:table-cell>
          <table:table-cell table:number-columns-repeated="16368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Kukadolli</text:p>
          </table:table-cell>
          <table:table-cell office:value-type="string" table:style-name="ce3">
            <text:p>ಕುಕಡೊ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44234182" table:style-name="ce4">
            <text:p>374423418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wetha Hiremath<text:s text:c="5"/></text:p>
          </table:table-cell>
          <table:table-cell office:value-type="string" table:style-name="ce4">
            <text:p>CHO</text:p>
          </table:table-cell>
          <table:table-cell office:value-type="float" office:value="7483437301" table:style-name="ce4">
            <text:p>7483437301</text:p>
          </table:table-cell>
          <table:table-cell office:value-type="float" office:value="15.7157" table:style-name="ce4">
            <text:p>15.7157</text:p>
          </table:table-cell>
          <table:table-cell office:value-type="float" office:value="74.646299999999997" table:style-name="ce4">
            <text:p>74.6463</text:p>
          </table:table-cell>
          <table:table-cell table:number-columns-repeated="16368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Mutnal</text:p>
          </table:table-cell>
          <table:table-cell office:value-type="string" table:style-name="ce3">
            <text:p>ಮುತ್ನ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152411424" table:style-name="ce4">
            <text:p>615241142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nthan Basavant Deshan<text:s text:c="5"/></text:p>
          </table:table-cell>
          <table:table-cell office:value-type="string" table:style-name="ce4">
            <text:p>CHO</text:p>
          </table:table-cell>
          <table:table-cell office:value-type="float" office:value="8904267305" table:style-name="ce4">
            <text:p>8904267305</text:p>
          </table:table-cell>
          <table:table-cell office:value-type="float" office:value="15.745900000000001" table:style-name="ce4">
            <text:p>15.7459</text:p>
          </table:table-cell>
          <table:table-cell office:value-type="float" office:value="74.658900000000003" table:style-name="ce4">
            <text:p>74.6589</text:p>
          </table:table-cell>
          <table:table-cell table:number-columns-repeated="16368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Shivapur</text:p>
          </table:table-cell>
          <table:table-cell office:value-type="string" table:style-name="ce3">
            <text:p>ಶಿವ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571778757" table:style-name="ce4">
            <text:p>757177875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enuka Padeppanavar<text:s text:c="5"/></text:p>
          </table:table-cell>
          <table:table-cell office:value-type="string" table:style-name="ce4">
            <text:p>CHO</text:p>
          </table:table-cell>
          <table:table-cell office:value-type="float" office:value="7406977429" table:style-name="ce4">
            <text:p>7406977429</text:p>
          </table:table-cell>
          <table:table-cell office:value-type="float" office:value="16.017900000000001" table:style-name="ce4">
            <text:p>16.0179</text:p>
          </table:table-cell>
          <table:table-cell office:value-type="float" office:value="74.958399999999997" table:style-name="ce4">
            <text:p>74.9584</text:p>
          </table:table-cell>
          <table:table-cell table:number-columns-repeated="16368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ralikatti</text:p>
          </table:table-cell>
          <table:table-cell office:value-type="string" table:style-name="ce3">
            <text:p>ಅರಳಿಕ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844686168" table:style-name="ce4">
            <text:p>284468616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Prafulla Ningappa Lotkeka<text:s text:c="5"/></text:p>
          </table:table-cell>
          <table:table-cell office:value-type="string" table:style-name="ce4">
            <text:p>CHO</text:p>
          </table:table-cell>
          <table:table-cell office:value-type="float" office:value="8971154598" table:style-name="ce4">
            <text:p>8971154598</text:p>
          </table:table-cell>
          <table:table-cell office:value-type="float" office:value="15.789400000000001" table:style-name="ce4">
            <text:p>15.7894</text:p>
          </table:table-cell>
          <table:table-cell office:value-type="float" office:value="74.654899999999998" table:style-name="ce4">
            <text:p>74.6549</text:p>
          </table:table-cell>
          <table:table-cell table:number-columns-repeated="16368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Mastmardi</text:p>
          </table:table-cell>
          <table:table-cell office:value-type="string" table:style-name="ce3">
            <text:p>ಮಾಸ್ತಮರ್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525738781" table:style-name="ce4">
            <text:p>352573878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weta Ravi Guddakayu<text:s text:c="5"/></text:p>
          </table:table-cell>
          <table:table-cell office:value-type="string" table:style-name="ce4">
            <text:p>CHO</text:p>
          </table:table-cell>
          <table:table-cell office:value-type="float" office:value="9880600135" table:style-name="ce4">
            <text:p>9880600135</text:p>
          </table:table-cell>
          <table:table-cell office:value-type="float" office:value="15.8308" table:style-name="ce4">
            <text:p>15.8308</text:p>
          </table:table-cell>
          <table:table-cell office:value-type="float" office:value="74.593599999999995" table:style-name="ce4">
            <text:p>74.5936</text:p>
          </table:table-cell>
          <table:table-cell table:number-columns-repeated="16368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Bevnur</text:p>
          </table:table-cell>
          <table:table-cell office:value-type="string" table:style-name="ce3">
            <text:p>ಬೇವ್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832723584" table:style-name="ce4">
            <text:p>783272358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ishvanath Madar<text:s text:c="9"/></text:p>
          </table:table-cell>
          <table:table-cell office:value-type="string" table:style-name="ce4">
            <text:p>CHO</text:p>
          </table:table-cell>
          <table:table-cell office:value-type="float" office:value="8495088174" table:style-name="ce4">
            <text:p>8495088174</text:p>
          </table:table-cell>
          <table:table-cell office:value-type="float" office:value="16.864699999999999" table:style-name="ce4">
            <text:p>16.8647</text:p>
          </table:table-cell>
          <table:table-cell office:value-type="float" office:value="75.081199999999995" table:style-name="ce4">
            <text:p>75.0812</text:p>
          </table:table-cell>
          <table:table-cell table:number-columns-repeated="16368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Malabad</text:p>
          </table:table-cell>
          <table:table-cell office:value-type="string" table:style-name="ce3">
            <text:p>ಮಲಾಬಾದ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21888224" table:style-name="ce4">
            <text:p>862188822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Bandu Chavan<text:s text:c="8"/></text:p>
          </table:table-cell>
          <table:table-cell office:value-type="string" table:style-name="ce4">
            <text:p>CHO</text:p>
          </table:table-cell>
          <table:table-cell office:value-type="float" office:value="6360638127" table:style-name="ce4">
            <text:p>6360638127</text:p>
          </table:table-cell>
          <table:table-cell office:value-type="float" office:value="16.884399999999999" table:style-name="ce4">
            <text:p>16.8844</text:p>
          </table:table-cell>
          <table:table-cell office:value-type="float" office:value="75.118499999999997" table:style-name="ce4">
            <text:p>75.1185</text:p>
          </table:table-cell>
          <table:table-cell table:number-columns-repeated="16368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Kusanal</text:p>
          </table:table-cell>
          <table:table-cell office:value-type="string" table:style-name="ce3">
            <text:p>ಕುಸನ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213713224" table:style-name="ce4">
            <text:p>521371322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nand Nadageri<text:s text:c="9"/></text:p>
          </table:table-cell>
          <table:table-cell office:value-type="string" table:style-name="ce4">
            <text:p>CHO</text:p>
          </table:table-cell>
          <table:table-cell office:value-type="float" office:value="9611910151" table:style-name="ce4">
            <text:p>9611910151</text:p>
          </table:table-cell>
          <table:table-cell office:value-type="float" office:value="16.619800000000001" table:style-name="ce4">
            <text:p>16.6198</text:p>
          </table:table-cell>
          <table:table-cell office:value-type="float" office:value="74.803299999999993" table:style-name="ce4">
            <text:p>74.8033</text:p>
          </table:table-cell>
          <table:table-cell table:number-columns-repeated="16368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Savadi</text:p>
          </table:table-cell>
          <table:table-cell office:value-type="string" table:style-name="ce3">
            <text:p>ಸವದ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5754176" table:style-name="ce4">
            <text:p>111575417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Geeta Gabasavalagi<text:s text:c="9"/></text:p>
          </table:table-cell>
          <table:table-cell office:value-type="string" table:style-name="ce4">
            <text:p>CHO</text:p>
          </table:table-cell>
          <table:table-cell office:value-type="float" office:value="8105979038" table:style-name="ce4">
            <text:p>8105979038</text:p>
          </table:table-cell>
          <table:table-cell office:value-type="float" office:value="16.586600000000001" table:style-name="ce4">
            <text:p>16.5866</text:p>
          </table:table-cell>
          <table:table-cell office:value-type="float" office:value="75.154600000000002" table:style-name="ce4">
            <text:p>75.1546</text:p>
          </table:table-cell>
          <table:table-cell table:number-columns-repeated="16368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Aralihatti</text:p>
          </table:table-cell>
          <table:table-cell office:value-type="string" table:style-name="ce3">
            <text:p>ಅರಳಿಹ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44376532" table:style-name="ce4">
            <text:p>824437653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ivakiran Abhyankar<text:s text:c="9"/></text:p>
          </table:table-cell>
          <table:table-cell office:value-type="string" table:style-name="ce4">
            <text:p>CHO</text:p>
          </table:table-cell>
          <table:table-cell office:value-type="float" office:value="7848866517" table:style-name="ce4">
            <text:p>7848866517</text:p>
          </table:table-cell>
          <table:table-cell office:value-type="float" office:value="16.867899999999999" table:style-name="ce4">
            <text:p>16.8679</text:p>
          </table:table-cell>
          <table:table-cell office:value-type="float" office:value="74.947699999999998" table:style-name="ce4">
            <text:p>74.9477</text:p>
          </table:table-cell>
          <table:table-cell table:number-columns-repeated="16368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Athani<text:s/></text:p>
          </table:table-cell>
          <table:table-cell office:value-type="string" table:style-name="ce3">
            <text:p>ಅಥಣಿ</text:p>
          </table:table-cell>
          <table:table-cell office:value-type="string" table:style-name="ce4">
            <text:p>Kannal</text:p>
          </table:table-cell>
          <table:table-cell office:value-type="string" table:style-name="ce3">
            <text:p>ಕನ್ನ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458631880" table:style-name="ce4">
            <text:p>245863188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yed Iptekar Kazi<text:s text:c="9"/></text:p>
          </table:table-cell>
          <table:table-cell office:value-type="string" table:style-name="ce4">
            <text:p>CHO</text:p>
          </table:table-cell>
          <table:table-cell office:value-type="float" office:value="9834703714" table:style-name="ce4">
            <text:p>9834703714</text:p>
          </table:table-cell>
          <table:table-cell office:value-type="float" office:value="16.819800000000001" table:style-name="ce4">
            <text:p>16.8198</text:p>
          </table:table-cell>
          <table:table-cell office:value-type="float" office:value="75.319500000000005" table:style-name="ce4">
            <text:p>75.3195</text:p>
          </table:table-cell>
          <table:table-cell table:number-columns-repeated="16368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4">
            <text:p>Kalabhavi</text:p>
          </table:table-cell>
          <table:table-cell office:value-type="string" table:style-name="ce3">
            <text:p>ಕಲಭಾವ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54282154" table:style-name="ce4">
            <text:p>115428215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iddharoodha Tigadi<text:s text:c="9"/></text:p>
          </table:table-cell>
          <table:table-cell office:value-type="string" table:style-name="ce4">
            <text:p>CHO</text:p>
          </table:table-cell>
          <table:table-cell office:value-type="float" office:value="8431484246" table:style-name="ce4">
            <text:p>8431484246</text:p>
          </table:table-cell>
          <table:table-cell office:value-type="float" office:value="15.68" table:style-name="ce4">
            <text:p>15.68</text:p>
          </table:table-cell>
          <table:table-cell office:value-type="float" office:value="74.808099999999996" table:style-name="ce4">
            <text:p>74.8081</text:p>
          </table:table-cell>
          <table:table-cell table:number-columns-repeated="16368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4">
            <text:p>Hanabaratti</text:p>
          </table:table-cell>
          <table:table-cell office:value-type="string" table:style-name="ce3">
            <text:p>ಹಣಬರ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222321551" table:style-name="ce4">
            <text:p>722232155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ounesh Badiger<text:s text:c="9"/></text:p>
          </table:table-cell>
          <table:table-cell office:value-type="string" table:style-name="ce4">
            <text:p>CHO</text:p>
          </table:table-cell>
          <table:table-cell office:value-type="float" office:value="8971435012" table:style-name="ce4">
            <text:p>8971435012</text:p>
          </table:table-cell>
          <table:table-cell office:value-type="float" office:value="15.945499999999999" table:style-name="ce4">
            <text:p>15.9455</text:p>
          </table:table-cell>
          <table:table-cell office:value-type="float" office:value="74.782700000000006" table:style-name="ce4">
            <text:p>74.7827</text:p>
          </table:table-cell>
          <table:table-cell table:number-columns-repeated="16368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4">
            <text:p>Sampagova 2</text:p>
          </table:table-cell>
          <table:table-cell office:value-type="string" table:style-name="ce3">
            <text:p>ಸಂಪಗೋವ 2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5755371" table:style-name="ce4">
            <text:p>111575537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Jahnavi Sannakki<text:s text:c="9"/></text:p>
          </table:table-cell>
          <table:table-cell office:value-type="string" table:style-name="ce4">
            <text:p>CHO</text:p>
          </table:table-cell>
          <table:table-cell office:value-type="float" office:value="9108674595" table:style-name="ce4">
            <text:p>9108674595</text:p>
          </table:table-cell>
          <table:table-cell office:value-type="float" office:value="15.795500000000001" table:style-name="ce4">
            <text:p>15.7955</text:p>
          </table:table-cell>
          <table:table-cell office:value-type="float" office:value="74.761399999999995" table:style-name="ce4">
            <text:p>74.7614</text:p>
          </table:table-cell>
          <table:table-cell table:number-columns-repeated="16368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elvatti</text:p>
          </table:table-cell>
          <table:table-cell office:value-type="string" table:style-name="ce3">
            <text:p>ಬೆಳವ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43668611" table:style-name="ce4">
            <text:p>384366861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vitha B M<text:s text:c="9"/></text:p>
          </table:table-cell>
          <table:table-cell office:value-type="string" table:style-name="ce4">
            <text:p>CHO</text:p>
          </table:table-cell>
          <table:table-cell office:value-type="float" office:value="7620918972" table:style-name="ce4">
            <text:p>7620918972</text:p>
          </table:table-cell>
          <table:table-cell office:value-type="float" office:value="15.8119" table:style-name="ce4">
            <text:p>15.8119</text:p>
          </table:table-cell>
          <table:table-cell office:value-type="float" office:value="74.392899999999997" table:style-name="ce4">
            <text:p>74.3929</text:p>
          </table:table-cell>
          <table:table-cell table:number-columns-repeated="16368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Gokak</text:p>
          </table:table-cell>
          <table:table-cell office:value-type="string" table:style-name="ce3">
            <text:p>ಗೋಕಾಕ್</text:p>
          </table:table-cell>
          <table:table-cell office:value-type="string" table:style-name="ce4">
            <text:p>PG Hunashyal</text:p>
          </table:table-cell>
          <table:table-cell office:value-type="string" table:style-name="ce3">
            <text:p>ಪಿ ಜಿ ಹುಣಶ್ಯ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476748559" table:style-name="ce4">
            <text:p>247674855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Dayanand Hindiholi<text:s text:c="5"/></text:p>
          </table:table-cell>
          <table:table-cell office:value-type="string" table:style-name="ce4">
            <text:p>CHO</text:p>
          </table:table-cell>
          <table:table-cell office:value-type="float" office:value="8095098351" table:style-name="ce4">
            <text:p>8095098351</text:p>
          </table:table-cell>
          <table:table-cell office:value-type="float" office:value="16.2316" table:style-name="ce4">
            <text:p>16.2316</text:p>
          </table:table-cell>
          <table:table-cell office:value-type="float" office:value="74.908500000000004" table:style-name="ce4">
            <text:p>74.9085</text:p>
          </table:table-cell>
          <table:table-cell table:number-columns-repeated="16368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Umarani</text:p>
          </table:table-cell>
          <table:table-cell office:value-type="string" table:style-name="ce3">
            <text:p>ಉಮಾರಾಣ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145886765" table:style-name="ce4">
            <text:p>614588676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Deepa Vajramatti<text:s text:c="5"/></text:p>
          </table:table-cell>
          <table:table-cell office:value-type="string" table:style-name="ce4">
            <text:p>CHO</text:p>
          </table:table-cell>
          <table:table-cell office:value-type="float" office:value="8123171051" table:style-name="ce4">
            <text:p>8123171051</text:p>
          </table:table-cell>
          <table:table-cell office:value-type="float" office:value="16.399699999999999" table:style-name="ce4">
            <text:p>16.3997</text:p>
          </table:table-cell>
          <table:table-cell office:value-type="float" office:value="74.630200000000002" table:style-name="ce4">
            <text:p>74.6302</text:p>
          </table:table-cell>
          <table:table-cell table:number-columns-repeated="16368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Bambalwad</text:p>
          </table:table-cell>
          <table:table-cell office:value-type="string" table:style-name="ce3">
            <text:p>ಬಂಬಲ್ವಾಡ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511573151" table:style-name="ce4">
            <text:p>751157315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ivanand Arabhavi<text:s text:c="5"/></text:p>
          </table:table-cell>
          <table:table-cell office:value-type="string" table:style-name="ce4">
            <text:p>CHO</text:p>
          </table:table-cell>
          <table:table-cell office:value-type="float" office:value="8123667945" table:style-name="ce4">
            <text:p>8123667945</text:p>
          </table:table-cell>
          <table:table-cell office:value-type="float" office:value="16.3614" table:style-name="ce4">
            <text:p>16.3614</text:p>
          </table:table-cell>
          <table:table-cell office:value-type="float" office:value="74.625799999999998" table:style-name="ce4">
            <text:p>74.6258</text:p>
          </table:table-cell>
          <table:table-cell table:number-columns-repeated="16368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Gokak<text:s/></text:p>
          </table:table-cell>
          <table:table-cell office:value-type="string" table:style-name="ce3">
            <text:p>ಗೋಕಾಕ್</text:p>
          </table:table-cell>
          <table:table-cell office:value-type="string" table:style-name="ce4">
            <text:p>Khanatti</text:p>
          </table:table-cell>
          <table:table-cell office:value-type="string" table:style-name="ce3">
            <text:p>ಖಾನ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712721230" table:style-name="ce4">
            <text:p>171272123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Janabai K Harijan<text:s text:c="4"/></text:p>
          </table:table-cell>
          <table:table-cell office:value-type="string" table:style-name="ce4">
            <text:p>PHCO</text:p>
          </table:table-cell>
          <table:table-cell office:value-type="float" office:value="9591660500" table:style-name="ce4">
            <text:p>9591660500</text:p>
          </table:table-cell>
          <table:table-cell office:value-type="float" office:value="16.348199999999999" table:style-name="ce4">
            <text:p>16.3482</text:p>
          </table:table-cell>
          <table:table-cell office:value-type="float" office:value="75.014099999999999" table:style-name="ce4">
            <text:p>75.0141</text:p>
          </table:table-cell>
          <table:table-cell table:number-columns-repeated="16368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Gokak<text:s/></text:p>
          </table:table-cell>
          <table:table-cell office:value-type="string" table:style-name="ce3">
            <text:p>ಗೋಕಾಕ್</text:p>
          </table:table-cell>
          <table:table-cell office:value-type="string" table:style-name="ce4">
            <text:p>Tigadi</text:p>
          </table:table-cell>
          <table:table-cell office:value-type="string" table:style-name="ce3">
            <text:p>ತಿಗ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88654431" table:style-name="ce4">
            <text:p>168865443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Dundappa Basaliguddi<text:s text:c="5"/></text:p>
          </table:table-cell>
          <table:table-cell office:value-type="string" table:style-name="ce4">
            <text:p>CHO</text:p>
          </table:table-cell>
          <table:table-cell office:value-type="float" office:value="7026989705" table:style-name="ce4">
            <text:p>7026989705</text:p>
          </table:table-cell>
          <table:table-cell office:value-type="float" office:value="15.796900000000001" table:style-name="ce4">
            <text:p>15.7969</text:p>
          </table:table-cell>
          <table:table-cell office:value-type="float" office:value="74.719300000000004" table:style-name="ce4">
            <text:p>74.7193</text:p>
          </table:table-cell>
          <table:table-cell table:number-columns-repeated="16368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Gokak<text:s/></text:p>
          </table:table-cell>
          <table:table-cell office:value-type="string" table:style-name="ce3">
            <text:p>ಗೋಕಾಕ್</text:p>
          </table:table-cell>
          <table:table-cell office:value-type="string" table:style-name="ce4">
            <text:p>Melmatti</text:p>
          </table:table-cell>
          <table:table-cell office:value-type="string" table:style-name="ce3">
            <text:p>ಮೇಲ್ಮ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67771645" table:style-name="ce4">
            <text:p>646777164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Kumar Khilari<text:s text:c="5"/></text:p>
          </table:table-cell>
          <table:table-cell office:value-type="string" table:style-name="ce4">
            <text:p>CHO</text:p>
          </table:table-cell>
          <table:table-cell office:value-type="float" office:value="9035933625" table:style-name="ce4">
            <text:p>9035933625</text:p>
          </table:table-cell>
          <table:table-cell office:value-type="float" office:value="16.193100000000001" table:style-name="ce4">
            <text:p>16.1931</text:p>
          </table:table-cell>
          <table:table-cell office:value-type="float" office:value="74.762500000000003" table:style-name="ce4">
            <text:p>74.7625</text:p>
          </table:table-cell>
          <table:table-cell table:number-columns-repeated="16368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Hukkeri<text:s/></text:p>
          </table:table-cell>
          <table:table-cell office:value-type="string" table:style-name="ce3">
            <text:p>ಹುಕ್ಕೇರಿ</text:p>
          </table:table-cell>
          <table:table-cell office:value-type="string" table:style-name="ce4">
            <text:p>Honnihalli</text:p>
          </table:table-cell>
          <table:table-cell office:value-type="string" table:style-name="ce3">
            <text:p>ಹೊನ್ನಿ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248872243" table:style-name="ce4">
            <text:p>524887224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Farida Banu Gajabar<text:s text:c="4"/></text:p>
          </table:table-cell>
          <table:table-cell office:value-type="string" table:style-name="ce4">
            <text:p>CHO</text:p>
          </table:table-cell>
          <table:table-cell office:value-type="float" office:value="74119136998" table:style-name="ce4">
            <text:p>74119136998</text:p>
          </table:table-cell>
          <table:table-cell office:value-type="float" office:value="16.295200000000001" table:style-name="ce4">
            <text:p>16.2952</text:p>
          </table:table-cell>
          <table:table-cell office:value-type="float" office:value="74.404200000000003" table:style-name="ce4">
            <text:p>74.4042</text:p>
          </table:table-cell>
          <table:table-cell table:number-columns-repeated="16368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Karle</text:p>
          </table:table-cell>
          <table:table-cell office:value-type="string" table:style-name="ce3">
            <text:p>ಕಾರ್ಲ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0996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mit Mina Yalamalli<text:s text:c="5"/></text:p>
          </table:table-cell>
          <table:table-cell office:value-type="string" table:style-name="ce4">
            <text:p>CHO</text:p>
          </table:table-cell>
          <table:table-cell office:value-type="float" office:value="9035911215" table:style-name="ce4">
            <text:p>903591121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lekundri Pant</text:p>
          </table:table-cell>
          <table:table-cell office:value-type="string" table:style-name="ce3">
            <text:p>ಬಾಳೇಕುಂದ್ರಿ ಪಂತ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133858385" table:style-name="ce4">
            <text:p>313385838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sha Ramachandra Mastihal<text:s text:c="5"/></text:p>
          </table:table-cell>
          <table:table-cell office:value-type="string" table:style-name="ce4">
            <text:p>CHO</text:p>
          </table:table-cell>
          <table:table-cell office:value-type="float" office:value="7259015329" table:style-name="ce4">
            <text:p>7259015329</text:p>
          </table:table-cell>
          <table:table-cell office:value-type="float" office:value="15.8818" table:style-name="ce4">
            <text:p>15.8818</text:p>
          </table:table-cell>
          <table:table-cell office:value-type="float" office:value="74.632499999999993" table:style-name="ce4">
            <text:p>74.6325</text:p>
          </table:table-cell>
          <table:table-cell table:number-columns-repeated="16368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Shindholi</text:p>
          </table:table-cell>
          <table:table-cell office:value-type="string" table:style-name="ce3">
            <text:p>ಶಿಂಧೋ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124734481" table:style-name="ce4">
            <text:p>612473448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nil Doddamani<text:s text:c="5"/></text:p>
          </table:table-cell>
          <table:table-cell office:value-type="string" table:style-name="ce4">
            <text:p>CHO</text:p>
          </table:table-cell>
          <table:table-cell office:value-type="float" office:value="6360881011" table:style-name="ce4">
            <text:p>6360881011</text:p>
          </table:table-cell>
          <table:table-cell office:value-type="float" office:value="15.840999999999999" table:style-name="ce4">
            <text:p>15.841</text:p>
          </table:table-cell>
          <table:table-cell office:value-type="float" office:value="74.584599999999995" table:style-name="ce4">
            <text:p>74.5846</text:p>
          </table:table-cell>
          <table:table-cell table:number-columns-repeated="16368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Kardiguddi</text:p>
          </table:table-cell>
          <table:table-cell office:value-type="string" table:style-name="ce3">
            <text:p>ಕರಡಿಗುದ್ದ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836123872" table:style-name="ce4">
            <text:p>783612387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Basangouda Patil<text:s text:c="4"/></text:p>
          </table:table-cell>
          <table:table-cell office:value-type="string" table:style-name="ce4">
            <text:p>CHO</text:p>
          </table:table-cell>
          <table:table-cell office:value-type="float" office:value="9916156530" table:style-name="ce4">
            <text:p>9916156530</text:p>
          </table:table-cell>
          <table:table-cell office:value-type="float" office:value="15.881" table:style-name="ce4">
            <text:p>15.881</text:p>
          </table:table-cell>
          <table:table-cell office:value-type="float" office:value="74.683599999999998" table:style-name="ce4">
            <text:p>74.6836</text:p>
          </table:table-cell>
          <table:table-cell table:number-columns-repeated="16368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Hukkeri<text:s/></text:p>
          </table:table-cell>
          <table:table-cell office:value-type="string" table:style-name="ce3">
            <text:p>ಹುಕ್ಕೇರಿ</text:p>
          </table:table-cell>
          <table:table-cell office:value-type="string" table:style-name="ce4">
            <text:p>Kochhari</text:p>
          </table:table-cell>
          <table:table-cell office:value-type="string" table:style-name="ce3">
            <text:p>ಕೊಚ್ಚ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32321269" table:style-name="ce4">
            <text:p>163232126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Bhagyashree Javejar<text:s text:c="5"/></text:p>
          </table:table-cell>
          <table:table-cell office:value-type="string" table:style-name="ce4">
            <text:p>CHO</text:p>
          </table:table-cell>
          <table:table-cell office:value-type="float" office:value="7411913699" table:style-name="ce4">
            <text:p>7411913699</text:p>
          </table:table-cell>
          <table:table-cell office:value-type="float" office:value="16.225200000000001" table:style-name="ce4">
            <text:p>16.2252</text:p>
          </table:table-cell>
          <table:table-cell office:value-type="float" office:value="74.547399999999996" table:style-name="ce4">
            <text:p>74.5474</text:p>
          </table:table-cell>
          <table:table-cell table:number-columns-repeated="16368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Hukkeri<text:s/></text:p>
          </table:table-cell>
          <table:table-cell office:value-type="string" table:style-name="ce3">
            <text:p>ಹುಕ್ಕೇರಿ</text:p>
          </table:table-cell>
          <table:table-cell office:value-type="string" table:style-name="ce4">
            <text:p>Bastwad</text:p>
          </table:table-cell>
          <table:table-cell office:value-type="string" table:style-name="ce3">
            <text:p>ಬಸ್ತ್ವಾಡ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461711564" table:style-name="ce4">
            <text:p>146171156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ivakka Bane<text:s text:c="3"/></text:p>
          </table:table-cell>
          <table:table-cell office:value-type="string" table:style-name="ce4">
            <text:p>CHO</text:p>
          </table:table-cell>
          <table:table-cell office:value-type="float" office:value="9611724252" table:style-name="ce4">
            <text:p>9611724252</text:p>
          </table:table-cell>
          <table:table-cell office:value-type="float" office:value="16.1922" table:style-name="ce4">
            <text:p>16.1922</text:p>
          </table:table-cell>
          <table:table-cell office:value-type="float" office:value="74.616900000000001" table:style-name="ce4">
            <text:p>74.6169</text:p>
          </table:table-cell>
          <table:table-cell table:number-columns-repeated="16368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Hanchinal</text:p>
          </table:table-cell>
          <table:table-cell office:value-type="string" table:style-name="ce3">
            <text:p>ಹಂಚಿನ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388554721" table:style-name="ce4">
            <text:p>338855472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iddappa<text:s text:c="5"/></text:p>
          </table:table-cell>
          <table:table-cell office:value-type="string" table:style-name="ce4">
            <text:p>CHO</text:p>
          </table:table-cell>
          <table:table-cell office:value-type="float" office:value="8861918747" table:style-name="ce4">
            <text:p>8861918747</text:p>
          </table:table-cell>
          <table:table-cell office:value-type="float" office:value="16.162400000000002" table:style-name="ce4">
            <text:p>16.1624</text:p>
          </table:table-cell>
          <table:table-cell office:value-type="float" office:value="74.527299999999997" table:style-name="ce4">
            <text:p>74.5273</text:p>
          </table:table-cell>
          <table:table-cell table:number-columns-repeated="16368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Janawd</text:p>
          </table:table-cell>
          <table:table-cell office:value-type="string" table:style-name="ce3">
            <text:p>ಜನವದ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462882586" table:style-name="ce4">
            <text:p>246288258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Kiran Kadappa Kale<text:s text:c="5"/></text:p>
          </table:table-cell>
          <table:table-cell office:value-type="string" table:style-name="ce4">
            <text:p>CHO</text:p>
          </table:table-cell>
          <table:table-cell office:value-type="float" office:value="9844563000" table:style-name="ce4">
            <text:p>9844563000</text:p>
          </table:table-cell>
          <table:table-cell office:value-type="float" office:value="16.568999999999999" table:style-name="ce4">
            <text:p>16.569</text:p>
          </table:table-cell>
          <table:table-cell office:value-type="float" office:value="74.505799999999994" table:style-name="ce4">
            <text:p>74.5058</text:p>
          </table:table-cell>
          <table:table-cell table:number-columns-repeated="16368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Koganolli_1</text:p>
          </table:table-cell>
          <table:table-cell office:value-type="string" table:style-name="ce3">
            <text:p>ಕೊಗನೊಳ್ಳಿ_1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368173584" table:style-name="ce4">
            <text:p>736817358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hananda Talasangi<text:s text:c="5"/></text:p>
          </table:table-cell>
          <table:table-cell office:value-type="string" table:style-name="ce4">
            <text:p>CHO</text:p>
          </table:table-cell>
          <table:table-cell office:value-type="float" office:value="9743848787" table:style-name="ce4">
            <text:p>9743848787</text:p>
          </table:table-cell>
          <table:table-cell office:value-type="float" office:value="16.541499999999999" table:style-name="ce4">
            <text:p>16.5415</text:p>
          </table:table-cell>
          <table:table-cell office:value-type="float" office:value="74.330500000000001" table:style-name="ce4">
            <text:p>74.3305</text:p>
          </table:table-cell>
          <table:table-cell table:number-columns-repeated="16368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Vadral</text:p>
          </table:table-cell>
          <table:table-cell office:value-type="string" table:style-name="ce3">
            <text:p>ವಡ್ರ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817865841" table:style-name="ce4">
            <text:p>181786584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oopa K Gundami<text:s text:c="5"/></text:p>
          </table:table-cell>
          <table:table-cell office:value-type="string" table:style-name="ce4">
            <text:p>CHO</text:p>
          </table:table-cell>
          <table:table-cell office:value-type="float" office:value="8618938778" table:style-name="ce4">
            <text:p>8618938778</text:p>
          </table:table-cell>
          <table:table-cell office:value-type="float" office:value="16.351400000000002" table:style-name="ce4">
            <text:p>16.3514</text:p>
          </table:table-cell>
          <table:table-cell office:value-type="float" office:value="74.535799999999995" table:style-name="ce4">
            <text:p>74.5358</text:p>
          </table:table-cell>
          <table:table-cell table:number-columns-repeated="16368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Hatterwat</text:p>
          </table:table-cell>
          <table:table-cell office:value-type="string" table:style-name="ce3">
            <text:p>ಹಟರ್ವಾಟ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173744859" table:style-name="ce4">
            <text:p>317374485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udha Ajit Patil<text:s text:c="4"/></text:p>
          </table:table-cell>
          <table:table-cell office:value-type="string" table:style-name="ce4">
            <text:p>CHO</text:p>
          </table:table-cell>
          <table:table-cell office:value-type="float" office:value="9972250813" table:style-name="ce4">
            <text:p>9972250813</text:p>
          </table:table-cell>
          <table:table-cell office:value-type="float" office:value="16.352499999999999" table:style-name="ce4">
            <text:p>16.3525</text:p>
          </table:table-cell>
          <table:table-cell office:value-type="float" office:value="74.498000000000005" table:style-name="ce4">
            <text:p>74.498</text:p>
          </table:table-cell>
          <table:table-cell table:number-columns-repeated="16368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Karoshi _1</text:p>
          </table:table-cell>
          <table:table-cell office:value-type="string" table:style-name="ce3">
            <text:p>ಕರೋಶಿ _1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76833268" table:style-name="ce4">
            <text:p>347683326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Bibi Fathima Kuntoji<text:s text:c="4"/></text:p>
          </table:table-cell>
          <table:table-cell office:value-type="string" table:style-name="ce4">
            <text:p>CHO</text:p>
          </table:table-cell>
          <table:table-cell office:value-type="float" office:value="7411547765" table:style-name="ce4">
            <text:p>7411547765</text:p>
          </table:table-cell>
          <table:table-cell office:value-type="float" office:value="16.370200000000001" table:style-name="ce4">
            <text:p>16.3702</text:p>
          </table:table-cell>
          <table:table-cell office:value-type="float" office:value="74.576300000000003" table:style-name="ce4">
            <text:p>74.5763</text:p>
          </table:table-cell>
          <table:table-cell table:number-columns-repeated="16368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Vijaynagar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17435468" table:style-name="ce4">
            <text:p>871743546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meer Nazeeruddin Taral<text:s text:c="5"/></text:p>
          </table:table-cell>
          <table:table-cell office:value-type="string" table:style-name="ce4">
            <text:p>CHO</text:p>
          </table:table-cell>
          <table:table-cell office:value-type="float" office:value="8904394568" table:style-name="ce4">
            <text:p>8904394568</text:p>
          </table:table-cell>
          <table:table-cell office:value-type="float" office:value="16.327300000000001" table:style-name="ce4">
            <text:p>16.3273</text:p>
          </table:table-cell>
          <table:table-cell office:value-type="float" office:value="74.7393" table:style-name="ce4">
            <text:p>74.7393</text:p>
          </table:table-cell>
          <table:table-cell table:number-columns-repeated="16368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Mirapuratti</text:p>
          </table:table-cell>
          <table:table-cell office:value-type="string" table:style-name="ce3">
            <text:p>ಮೀರಾಪುರ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634846728" table:style-name="ce4">
            <text:p>563484672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aila Sidram Kamagowda<text:s text:c="5"/></text:p>
          </table:table-cell>
          <table:table-cell office:value-type="string" table:style-name="ce4">
            <text:p>CHO</text:p>
          </table:table-cell>
          <table:table-cell office:value-type="float" office:value="9110248275" table:style-name="ce4">
            <text:p>9110248275</text:p>
          </table:table-cell>
          <table:table-cell office:value-type="float" office:value="16.365300000000001" table:style-name="ce4">
            <text:p>16.3653</text:p>
          </table:table-cell>
          <table:table-cell office:value-type="float" office:value="74.754999999999995" table:style-name="ce4">
            <text:p>74.755</text:p>
          </table:table-cell>
          <table:table-cell table:number-columns-repeated="16368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Belakud</text:p>
          </table:table-cell>
          <table:table-cell office:value-type="string" table:style-name="ce3">
            <text:p>ಬೆಳಕುಡ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871813764" table:style-name="ce4">
            <text:p>487181376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ruthi Bhimappa Belav<text:s text:c="5"/></text:p>
          </table:table-cell>
          <table:table-cell office:value-type="string" table:style-name="ce4">
            <text:p>CHO</text:p>
          </table:table-cell>
          <table:table-cell office:value-type="float" office:value="8050007815" table:style-name="ce4">
            <text:p>8050007815</text:p>
          </table:table-cell>
          <table:table-cell office:value-type="float" office:value="16.3613" table:style-name="ce4">
            <text:p>16.3613</text:p>
          </table:table-cell>
          <table:table-cell office:value-type="float" office:value="74.655100000000004" table:style-name="ce4">
            <text:p>74.6551</text:p>
          </table:table-cell>
          <table:table-cell table:number-columns-repeated="16368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Navalihal</text:p>
          </table:table-cell>
          <table:table-cell office:value-type="string" table:style-name="ce3">
            <text:p>ನವಲಿಹ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83235687" table:style-name="ce4">
            <text:p>858323568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eena Jambhale<text:s text:c="5"/></text:p>
          </table:table-cell>
          <table:table-cell office:value-type="string" table:style-name="ce4">
            <text:p>CHO</text:p>
          </table:table-cell>
          <table:table-cell office:value-type="float" office:value="7899097692" table:style-name="ce4">
            <text:p>7899097692</text:p>
          </table:table-cell>
          <table:table-cell office:value-type="float" office:value="16.412700000000001" table:style-name="ce4">
            <text:p>16.4127</text:p>
          </table:table-cell>
          <table:table-cell office:value-type="float" office:value="74.486999999999995" table:style-name="ce4">
            <text:p>74.487</text:p>
          </table:table-cell>
          <table:table-cell table:number-columns-repeated="16368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Neginhal</text:p>
          </table:table-cell>
          <table:table-cell office:value-type="string" table:style-name="ce3">
            <text:p>ನೇಗಿನ್ಹ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67263474" table:style-name="ce4">
            <text:p>436726347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Pratap Dalawai<text:s text:c="5"/></text:p>
          </table:table-cell>
          <table:table-cell office:value-type="string" table:style-name="ce4">
            <text:p>CHO</text:p>
          </table:table-cell>
          <table:table-cell office:value-type="float" office:value="7019569419" table:style-name="ce4">
            <text:p>7019569419</text:p>
          </table:table-cell>
          <table:table-cell office:value-type="float" office:value="15.7508" table:style-name="ce4">
            <text:p>15.7508</text:p>
          </table:table-cell>
          <table:table-cell office:value-type="float" office:value="74.781400000000005" table:style-name="ce4">
            <text:p>74.7814</text:p>
          </table:table-cell>
          <table:table-cell table:number-columns-repeated="16368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Kothali</text:p>
          </table:table-cell>
          <table:table-cell office:value-type="string" table:style-name="ce3">
            <text:p>ಕೊಥ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585788264" table:style-name="ce4">
            <text:p>258578826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ireen Banu<text:s text:c="5"/></text:p>
          </table:table-cell>
          <table:table-cell office:value-type="string" table:style-name="ce4">
            <text:p>CHO</text:p>
          </table:table-cell>
          <table:table-cell office:value-type="float" office:value="9421850124" table:style-name="ce4">
            <text:p>9421850124</text:p>
          </table:table-cell>
          <table:table-cell office:value-type="float" office:value="16.421900000000001" table:style-name="ce4">
            <text:p>16.4219</text:p>
          </table:table-cell>
          <table:table-cell office:value-type="float" office:value="74.505499999999998" table:style-name="ce4">
            <text:p>74.5055</text:p>
          </table:table-cell>
          <table:table-cell table:number-columns-repeated="16368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Nagaral</text:p>
          </table:table-cell>
          <table:table-cell office:value-type="string" table:style-name="ce3">
            <text:p>ನಾಗರ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511152824" table:style-name="ce4">
            <text:p>751115282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chin Chavan<text:s text:c="5"/></text:p>
          </table:table-cell>
          <table:table-cell office:value-type="string" table:style-name="ce4">
            <text:p>CHO</text:p>
          </table:table-cell>
          <table:table-cell office:value-type="float" office:value="8105766104" table:style-name="ce4">
            <text:p>8105766104</text:p>
          </table:table-cell>
          <table:table-cell office:value-type="float" office:value="16.421500000000002" table:style-name="ce4">
            <text:p>16.4215</text:p>
          </table:table-cell>
          <table:table-cell office:value-type="float" office:value="74.760900000000007" table:style-name="ce4">
            <text:p>74.7609</text:p>
          </table:table-cell>
          <table:table-cell table:number-columns-repeated="16368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Kurli</text:p>
          </table:table-cell>
          <table:table-cell office:value-type="string" table:style-name="ce3">
            <text:p>ಕುರ್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14574635" table:style-name="ce4">
            <text:p>841457463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ivalingappa Shegunashi<text:s text:c="5"/></text:p>
          </table:table-cell>
          <table:table-cell office:value-type="string" table:style-name="ce4">
            <text:p>CHO</text:p>
          </table:table-cell>
          <table:table-cell office:value-type="float" office:value="7411223642" table:style-name="ce4">
            <text:p>7411223642</text:p>
          </table:table-cell>
          <table:table-cell office:value-type="float" office:value="16.467099999999999" table:style-name="ce4">
            <text:p>16.4671</text:p>
          </table:table-cell>
          <table:table-cell office:value-type="float" office:value="74.320700000000002" table:style-name="ce4">
            <text:p>74.3207</text:p>
          </table:table-cell>
          <table:table-cell table:number-columns-repeated="16368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Kunnur</text:p>
          </table:table-cell>
          <table:table-cell office:value-type="string" table:style-name="ce3">
            <text:p>ಕುನ್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27747589" table:style-name="ce4">
            <text:p>532774758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la Naik<text:s text:c="5"/></text:p>
          </table:table-cell>
          <table:table-cell office:value-type="string" table:style-name="ce4">
            <text:p>CHO</text:p>
          </table:table-cell>
          <table:table-cell office:value-type="float" office:value="9481292009" table:style-name="ce4">
            <text:p>9481292009</text:p>
          </table:table-cell>
          <table:table-cell office:value-type="float" office:value="16.537299999999998" table:style-name="ce4">
            <text:p>16.5373</text:p>
          </table:table-cell>
          <table:table-cell office:value-type="float" office:value="74.412599999999998" table:style-name="ce4">
            <text:p>74.4126</text:p>
          </table:table-cell>
          <table:table-cell table:number-columns-repeated="16368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Kallol</text:p>
          </table:table-cell>
          <table:table-cell office:value-type="string" table:style-name="ce3">
            <text:p>ಕಲ್ಲೋ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238665386" table:style-name="ce4">
            <text:p>423866538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ohit Kamble<text:s text:c="5"/></text:p>
          </table:table-cell>
          <table:table-cell office:value-type="string" table:style-name="ce4">
            <text:p>CHO</text:p>
          </table:table-cell>
          <table:table-cell office:value-type="float" office:value="7348396980" table:style-name="ce4">
            <text:p>7348396980</text:p>
          </table:table-cell>
          <table:table-cell office:value-type="float" office:value="16.564" table:style-name="ce4">
            <text:p>16.564</text:p>
          </table:table-cell>
          <table:table-cell office:value-type="float" office:value="74.6374" table:style-name="ce4">
            <text:p>74.6374</text:p>
          </table:table-cell>
          <table:table-cell table:number-columns-repeated="16368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Gokak</text:p>
          </table:table-cell>
          <table:table-cell office:value-type="string" table:style-name="ce3">
            <text:p>ಗೋಕಾಕ್</text:p>
          </table:table-cell>
          <table:table-cell office:value-type="string" table:style-name="ce4">
            <text:p>Iranatti</text:p>
          </table:table-cell>
          <table:table-cell office:value-type="string" table:style-name="ce3">
            <text:p>ಇರನ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0914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Dayanand Jirali<text:s text:c="5"/></text:p>
          </table:table-cell>
          <table:table-cell office:value-type="string" table:style-name="ce4">
            <text:p>CHO</text:p>
          </table:table-cell>
          <table:table-cell office:value-type="float" office:value="9916364669" table:style-name="ce4">
            <text:p>991636466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Gokak<text:s/></text:p>
          </table:table-cell>
          <table:table-cell office:value-type="string" table:style-name="ce3">
            <text:p>ಗೋಕಾಕ್</text:p>
          </table:table-cell>
          <table:table-cell office:value-type="string" table:style-name="ce4">
            <text:p>Suladal</text:p>
          </table:table-cell>
          <table:table-cell office:value-type="string" table:style-name="ce3">
            <text:p>ಸುಳಾದ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173871684" table:style-name="ce4">
            <text:p>417387168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Tunga Prasad<text:s text:c="5"/></text:p>
          </table:table-cell>
          <table:table-cell office:value-type="string" table:style-name="ce4">
            <text:p>CHO</text:p>
          </table:table-cell>
          <table:table-cell office:value-type="float" office:value="7996256407" table:style-name="ce4">
            <text:p>7996256407</text:p>
          </table:table-cell>
          <table:table-cell office:value-type="float" office:value="15.997" table:style-name="ce4">
            <text:p>15.997</text:p>
          </table:table-cell>
          <table:table-cell office:value-type="float" office:value="74.674000000000007" table:style-name="ce4">
            <text:p>74.674</text:p>
          </table:table-cell>
          <table:table-cell table:number-columns-repeated="16368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Gokak<text:s/></text:p>
          </table:table-cell>
          <table:table-cell office:value-type="string" table:style-name="ce3">
            <text:p>ಗೋಕಾಕ್</text:p>
          </table:table-cell>
          <table:table-cell office:value-type="string" table:style-name="ce4">
            <text:p>Dharmatti</text:p>
          </table:table-cell>
          <table:table-cell office:value-type="string" table:style-name="ce3">
            <text:p>ಧರ್ಮ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855247876" table:style-name="ce4">
            <text:p>285524787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Basavaraj Navi<text:s text:c="9"/></text:p>
          </table:table-cell>
          <table:table-cell office:value-type="string" table:style-name="ce4">
            <text:p>CHO</text:p>
          </table:table-cell>
          <table:table-cell office:value-type="float" office:value="8431688943" table:style-name="ce4">
            <text:p>8431688943</text:p>
          </table:table-cell>
          <table:table-cell office:value-type="float" office:value="16.283899999999999" table:style-name="ce4">
            <text:p>16.2839</text:p>
          </table:table-cell>
          <table:table-cell office:value-type="float" office:value="74.946399999999997" table:style-name="ce4">
            <text:p>74.9464</text:p>
          </table:table-cell>
          <table:table-cell table:number-columns-repeated="16368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Gokak<text:s/></text:p>
          </table:table-cell>
          <table:table-cell office:value-type="string" table:style-name="ce3">
            <text:p>ಗೋಕಾಕ್</text:p>
          </table:table-cell>
          <table:table-cell office:value-type="string" table:style-name="ce4">
            <text:p>Kolavi</text:p>
          </table:table-cell>
          <table:table-cell office:value-type="string" table:style-name="ce3">
            <text:p>ಕೊಲವ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217126230" table:style-name="ce4">
            <text:p>221712623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njay Hattigoudar<text:s text:c="9"/></text:p>
          </table:table-cell>
          <table:table-cell office:value-type="string" table:style-name="ce4">
            <text:p>CHO</text:p>
          </table:table-cell>
          <table:table-cell office:value-type="float" office:value="9964424527" table:style-name="ce4">
            <text:p>9964424527</text:p>
          </table:table-cell>
          <table:table-cell office:value-type="float" office:value="16.091799999999999" table:style-name="ce4">
            <text:p>16.0918</text:p>
          </table:table-cell>
          <table:table-cell office:value-type="float" office:value="74.837900000000005" table:style-name="ce4">
            <text:p>74.8379</text:p>
          </table:table-cell>
          <table:table-cell table:number-columns-repeated="16368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Gokak<text:s/></text:p>
          </table:table-cell>
          <table:table-cell office:value-type="string" table:style-name="ce3">
            <text:p>ಗೋಕಾಕ್</text:p>
          </table:table-cell>
          <table:table-cell office:value-type="string" table:style-name="ce4">
            <text:p>Avaradhi</text:p>
          </table:table-cell>
          <table:table-cell office:value-type="string" table:style-name="ce3">
            <text:p>ಅವರಾಧ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363846662" table:style-name="ce4">
            <text:p>336384666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Iranna Badiger<text:s text:c="9"/></text:p>
          </table:table-cell>
          <table:table-cell office:value-type="string" table:style-name="ce4">
            <text:p>CHO</text:p>
          </table:table-cell>
          <table:table-cell office:value-type="float" office:value="8904390975" table:style-name="ce4">
            <text:p>8904390975</text:p>
          </table:table-cell>
          <table:table-cell office:value-type="float" office:value="15.622999999999999" table:style-name="ce4">
            <text:p>15.623</text:p>
          </table:table-cell>
          <table:table-cell office:value-type="float" office:value="74.814499999999995" table:style-name="ce4">
            <text:p>74.8145</text:p>
          </table:table-cell>
          <table:table-cell table:number-columns-repeated="16368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Gokak<text:s/></text:p>
          </table:table-cell>
          <table:table-cell office:value-type="string" table:style-name="ce3">
            <text:p>ಗೋಕಾಕ್</text:p>
          </table:table-cell>
          <table:table-cell office:value-type="string" table:style-name="ce4">
            <text:p>Jaganur</text:p>
          </table:table-cell>
          <table:table-cell office:value-type="string" table:style-name="ce3">
            <text:p>ಜಗನ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33544542" table:style-name="ce4">
            <text:p>863354454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nand Y Pulagaddi<text:s text:c="9"/></text:p>
          </table:table-cell>
          <table:table-cell office:value-type="string" table:style-name="ce4">
            <text:p>CHO</text:p>
          </table:table-cell>
          <table:table-cell office:value-type="float" office:value="9535418323" table:style-name="ce4">
            <text:p>9535418323</text:p>
          </table:table-cell>
          <table:table-cell office:value-type="float" office:value="16.308299999999999" table:style-name="ce4">
            <text:p>16.3083</text:p>
          </table:table-cell>
          <table:table-cell office:value-type="float" office:value="74.758099999999999" table:style-name="ce4">
            <text:p>74.7581</text:p>
          </table:table-cell>
          <table:table-cell table:number-columns-repeated="16368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Gokak<text:s/></text:p>
          </table:table-cell>
          <table:table-cell office:value-type="string" table:style-name="ce3">
            <text:p>ಗೋಕಾಕ್</text:p>
          </table:table-cell>
          <table:table-cell office:value-type="string" table:style-name="ce4">
            <text:p>M Shivapur</text:p>
          </table:table-cell>
          <table:table-cell office:value-type="string" table:style-name="ce3">
            <text:p>ಎಂ ಶಿವ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58681756" table:style-name="ce4">
            <text:p>385868175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ounisha Muthalik<text:s text:c="9"/></text:p>
          </table:table-cell>
          <table:table-cell office:value-type="string" table:style-name="ce4">
            <text:p>CHO</text:p>
          </table:table-cell>
          <table:table-cell office:value-type="float" office:value="7892907359" table:style-name="ce4">
            <text:p>7892907359</text:p>
          </table:table-cell>
          <table:table-cell office:value-type="float" office:value="16.114899999999999" table:style-name="ce4">
            <text:p>16.1149</text:p>
          </table:table-cell>
          <table:table-cell office:value-type="float" office:value="74.952699999999993" table:style-name="ce4">
            <text:p>74.9527</text:p>
          </table:table-cell>
          <table:table-cell table:number-columns-repeated="16368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Gokak<text:s/></text:p>
          </table:table-cell>
          <table:table-cell office:value-type="string" table:style-name="ce3">
            <text:p>ಗೋಕಾಕ್</text:p>
          </table:table-cell>
          <table:table-cell office:value-type="string" table:style-name="ce4">
            <text:p>M Mallapur</text:p>
          </table:table-cell>
          <table:table-cell office:value-type="string" table:style-name="ce3">
            <text:p>ಎಂ ಮಲ್ಲ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61576155" table:style-name="ce4">
            <text:p>166157615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njum Desai<text:s text:c="9"/></text:p>
          </table:table-cell>
          <table:table-cell office:value-type="string" table:style-name="ce4">
            <text:p>CHO</text:p>
          </table:table-cell>
          <table:table-cell office:value-type="float" office:value="8050143630" table:style-name="ce4">
            <text:p>8050143630</text:p>
          </table:table-cell>
          <table:table-cell office:value-type="float" office:value="16.047699999999999" table:style-name="ce4">
            <text:p>16.0477</text:p>
          </table:table-cell>
          <table:table-cell office:value-type="float" office:value="74.674099999999996" table:style-name="ce4">
            <text:p>74.6741</text:p>
          </table:table-cell>
          <table:table-cell table:number-columns-repeated="16368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Hukkeri<text:s/></text:p>
          </table:table-cell>
          <table:table-cell office:value-type="string" table:style-name="ce3">
            <text:p>ಹುಕ್ಕೇರಿ</text:p>
          </table:table-cell>
          <table:table-cell office:value-type="string" table:style-name="ce4">
            <text:p>Kesti</text:p>
          </table:table-cell>
          <table:table-cell office:value-type="string" table:style-name="ce3">
            <text:p>ಕೆಸ್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766237437" table:style-name="ce4">
            <text:p>776623743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ngeeta Kamble<text:s text:c="9"/></text:p>
          </table:table-cell>
          <table:table-cell office:value-type="string" table:style-name="ce4">
            <text:p>CHO</text:p>
          </table:table-cell>
          <table:table-cell office:value-type="float" office:value="7026045766" table:style-name="ce4">
            <text:p>7026045766</text:p>
          </table:table-cell>
          <table:table-cell office:value-type="float" office:value="16.319099999999999" table:style-name="ce4">
            <text:p>16.3191</text:p>
          </table:table-cell>
          <table:table-cell office:value-type="float" office:value="74.507400000000004" table:style-name="ce4">
            <text:p>74.5074</text:p>
          </table:table-cell>
          <table:table-cell table:number-columns-repeated="16368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Gokak<text:s/></text:p>
          </table:table-cell>
          <table:table-cell office:value-type="string" table:style-name="ce3">
            <text:p>ಗೋಕಾಕ್</text:p>
          </table:table-cell>
          <table:table-cell office:value-type="string" table:style-name="ce4">
            <text:p>Shindikurbet 2</text:p>
          </table:table-cell>
          <table:table-cell office:value-type="string" table:style-name="ce3">
            <text:p>ಶಿಂದಿಕುರಬೆಟ್ ೨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645648436" table:style-name="ce4">
            <text:p>564564843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Kavita Pujeri<text:s text:c="9"/></text:p>
          </table:table-cell>
          <table:table-cell office:value-type="string" table:style-name="ce4">
            <text:p>CHO</text:p>
          </table:table-cell>
          <table:table-cell office:value-type="float" office:value="7619156787" table:style-name="ce4">
            <text:p>7619156787</text:p>
          </table:table-cell>
          <table:table-cell office:value-type="float" office:value="16.1402" table:style-name="ce4">
            <text:p>16.1402</text:p>
          </table:table-cell>
          <table:table-cell office:value-type="float" office:value="74.661699999999996" table:style-name="ce4">
            <text:p>74.6617</text:p>
          </table:table-cell>
          <table:table-cell table:number-columns-repeated="16368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Gokak<text:s/></text:p>
          </table:table-cell>
          <table:table-cell office:value-type="string" table:style-name="ce3">
            <text:p>ಗೋಕಾಕ್</text:p>
          </table:table-cell>
          <table:table-cell office:value-type="string" table:style-name="ce4">
            <text:p>Vederahatti</text:p>
          </table:table-cell>
          <table:table-cell office:value-type="string" table:style-name="ce3">
            <text:p>ವೆಡೇರಹ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16714749" table:style-name="ce4">
            <text:p>8716714749</text:p>
          </table:table-cell>
          <table:table-cell table:style-name="ce4"/>
          <table:table-cell office:value-type="string" table:style-name="ce4">
            <text:p>Sanjay Kabdur<text:s text:c="9"/></text:p>
          </table:table-cell>
          <table:table-cell office:value-type="string" table:style-name="ce4">
            <text:p>CHO</text:p>
          </table:table-cell>
          <table:table-cell office:value-type="float" office:value="8050119902" table:style-name="ce4">
            <text:p>805011990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Marihal</text:p>
          </table:table-cell>
          <table:table-cell office:value-type="string" table:style-name="ce3">
            <text:p>ಮಾರಿಹ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65758826" table:style-name="ce4">
            <text:p>646575882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amesh Sollapuri<text:s text:c="9"/></text:p>
          </table:table-cell>
          <table:table-cell office:value-type="string" table:style-name="ce4">
            <text:p>CHO</text:p>
          </table:table-cell>
          <table:table-cell office:value-type="float" office:value="8095901133" table:style-name="ce4">
            <text:p>8095901133</text:p>
          </table:table-cell>
          <table:table-cell office:value-type="float" office:value="15.882300000000001" table:style-name="ce4">
            <text:p>15.8823</text:p>
          </table:table-cell>
          <table:table-cell office:value-type="float" office:value="74.667199999999994" table:style-name="ce4">
            <text:p>74.6672</text:p>
          </table:table-cell>
          <table:table-cell table:number-columns-repeated="16368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Yallur (3)</text:p>
          </table:table-cell>
          <table:table-cell office:value-type="string" table:style-name="ce3">
            <text:p>ಯಳ್ಳೂರು (3)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61576155" table:style-name="ce4">
            <text:p>166157615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r Shekayya Ganachar<text:s text:c="9"/></text:p>
          </table:table-cell>
          <table:table-cell office:value-type="string" table:style-name="ce4">
            <text:p>CHO</text:p>
          </table:table-cell>
          <table:table-cell office:value-type="float" office:value="9743914417" table:style-name="ce4">
            <text:p>9743914417</text:p>
          </table:table-cell>
          <table:table-cell office:value-type="float" office:value="15.777200000000001" table:style-name="ce4">
            <text:p>15.7772</text:p>
          </table:table-cell>
          <table:table-cell office:value-type="float" office:value="74.522800000000004" table:style-name="ce4">
            <text:p>74.5228</text:p>
          </table:table-cell>
          <table:table-cell table:number-columns-repeated="16368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Gokak<text:s/></text:p>
          </table:table-cell>
          <table:table-cell office:value-type="string" table:style-name="ce3">
            <text:p>ಗೋಕಾಕ್</text:p>
          </table:table-cell>
          <table:table-cell office:value-type="string" table:style-name="ce4">
            <text:p>Dhavaleshwar</text:p>
          </table:table-cell>
          <table:table-cell office:value-type="string" table:style-name="ce3">
            <text:p>ಧವಳೇಶ್ವ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45844314" table:style-name="ce4">
            <text:p>824584431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hesh Gasti<text:s text:c="9"/></text:p>
          </table:table-cell>
          <table:table-cell office:value-type="string" table:style-name="ce4">
            <text:p>CHO</text:p>
          </table:table-cell>
          <table:table-cell office:value-type="float" office:value="8747939844" table:style-name="ce4">
            <text:p>8747939844</text:p>
          </table:table-cell>
          <table:table-cell office:value-type="float" office:value="16.319800000000001" table:style-name="ce4">
            <text:p>16.3198</text:p>
          </table:table-cell>
          <table:table-cell office:value-type="float" office:value="75.116799999999998" table:style-name="ce4">
            <text:p>75.1168</text:p>
          </table:table-cell>
          <table:table-cell table:number-columns-repeated="16368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Kadapur</text:p>
          </table:table-cell>
          <table:table-cell office:value-type="string" table:style-name="ce3">
            <text:p>ಕಡ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46381666" table:style-name="ce4">
            <text:p>474638166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likArjun Neperi<text:s text:c="9"/></text:p>
          </table:table-cell>
          <table:table-cell office:value-type="string" table:style-name="ce4">
            <text:p>CHO</text:p>
          </table:table-cell>
          <table:table-cell office:value-type="float" office:value="8010494563" table:style-name="ce4">
            <text:p>8010494563</text:p>
          </table:table-cell>
          <table:table-cell office:value-type="float" office:value="16.495200000000001" table:style-name="ce4">
            <text:p>16.4952</text:p>
          </table:table-cell>
          <table:table-cell office:value-type="float" office:value="74.664199999999994" table:style-name="ce4">
            <text:p>74.6642</text:p>
          </table:table-cell>
          <table:table-cell table:number-columns-repeated="16368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Hirekudi</text:p>
          </table:table-cell>
          <table:table-cell office:value-type="string" table:style-name="ce3">
            <text:p>ಹಿರೇಕು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32767827" table:style-name="ce4">
            <text:p>643276782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Prashuram Laxman Nanda<text:s text:c="9"/></text:p>
          </table:table-cell>
          <table:table-cell office:value-type="string" table:style-name="ce4">
            <text:p>CHO</text:p>
          </table:table-cell>
          <table:table-cell office:value-type="float" office:value="8904116209" table:style-name="ce4">
            <text:p>8904116209</text:p>
          </table:table-cell>
          <table:table-cell office:value-type="float" office:value="16.462299999999999" table:style-name="ce4">
            <text:p>16.4623</text:p>
          </table:table-cell>
          <table:table-cell office:value-type="float" office:value="74.5822" table:style-name="ce4">
            <text:p>74.5822</text:p>
          </table:table-cell>
          <table:table-cell table:number-columns-repeated="16368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4">
            <text:p>Nej</text:p>
          </table:table-cell>
          <table:table-cell office:value-type="string" table:style-name="ce3">
            <text:p>ನೆಜ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88641316" table:style-name="ce4">
            <text:p>478864131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Parvathi Y Chandarge<text:s text:c="9"/></text:p>
          </table:table-cell>
          <table:table-cell office:value-type="string" table:style-name="ce4">
            <text:p>CHO</text:p>
          </table:table-cell>
          <table:table-cell office:value-type="float" office:value="7090509016" table:style-name="ce4">
            <text:p>7090509016</text:p>
          </table:table-cell>
          <table:table-cell office:value-type="float" office:value="16.5123" table:style-name="ce4">
            <text:p>16.5123</text:p>
          </table:table-cell>
          <table:table-cell office:value-type="float" office:value="74.525899999999993" table:style-name="ce4">
            <text:p>74.5259</text:p>
          </table:table-cell>
          <table:table-cell table:number-columns-repeated="16368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Gokak</text:p>
          </table:table-cell>
          <table:table-cell office:value-type="string" table:style-name="ce3">
            <text:p>ಗೋಕಾಕ್</text:p>
          </table:table-cell>
          <table:table-cell office:value-type="string" table:style-name="ce4">
            <text:p>Gujanal</text:p>
          </table:table-cell>
          <table:table-cell office:value-type="string" table:style-name="ce3">
            <text:p>ಗುಜನ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775385813" table:style-name="ce4">
            <text:p>777538581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ushant khajoori<text:s text:c="9"/></text:p>
          </table:table-cell>
          <table:table-cell office:value-type="string" table:style-name="ce4">
            <text:p>CHO</text:p>
          </table:table-cell>
          <table:table-cell office:value-type="float" office:value="8867265824" table:style-name="ce4">
            <text:p>8867265824</text:p>
          </table:table-cell>
          <table:table-cell office:value-type="float" office:value="16.0154" table:style-name="ce4">
            <text:p>16.0154</text:p>
          </table:table-cell>
          <table:table-cell office:value-type="float" office:value="74.6785" table:style-name="ce4">
            <text:p>74.6785</text:p>
          </table:table-cell>
          <table:table-cell table:number-columns-repeated="16368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Gokak</text:p>
          </table:table-cell>
          <table:table-cell office:value-type="string" table:style-name="ce3">
            <text:p>ಗೋಕಾಕ್</text:p>
          </table:table-cell>
          <table:table-cell office:value-type="string" table:style-name="ce4">
            <text:p>Dasanatti</text:p>
          </table:table-cell>
          <table:table-cell office:value-type="string" table:style-name="ce3">
            <text:p>ದಾಸನ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34144275" table:style-name="ce4">
            <text:p>383414427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Kishor Malakannavar<text:s text:c="9"/></text:p>
          </table:table-cell>
          <table:table-cell office:value-type="string" table:style-name="ce4">
            <text:p>CHO</text:p>
          </table:table-cell>
          <table:table-cell office:value-type="float" office:value="9980460481" table:style-name="ce4">
            <text:p>9980460481</text:p>
          </table:table-cell>
          <table:table-cell office:value-type="float" office:value="16.057500000000001" table:style-name="ce4">
            <text:p>16.0575</text:p>
          </table:table-cell>
          <table:table-cell office:value-type="float" office:value="74.701700000000002" table:style-name="ce4">
            <text:p>74.7017</text:p>
          </table:table-cell>
          <table:table-cell table:number-columns-repeated="16368"/>
        </table:table-row>
        <table:table-row table:style-name="ro1">
          <table:table-cell office:value-type="float" office:value="195" table:style-name="ce4">
            <text:p>195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otabhagi</text:p>
          </table:table-cell>
          <table:table-cell office:value-type="string" table:style-name="ce3">
            <text:p>ಕೊಟಭಾ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424834161" table:style-name="ce4">
            <text:p>7424834161</text:p>
          </table:table-cell>
          <table:table-cell office:value-type="string" table:style-name="ce4">
            <text:p> </text:p>
          </table:table-cell>
          <table:table-cell office:value-type="string" table:style-name="ce5">
            <text:p>Megha Gokak</text:p>
          </table:table-cell>
          <table:table-cell office:value-type="string" table:style-name="ce6">
            <text:p>CHO</text:p>
          </table:table-cell>
          <table:table-cell office:value-type="float" office:value="7019461436" table:style-name="ce5">
            <text:p>7019461436</text:p>
          </table:table-cell>
          <table:table-cell office:value-type="float" office:value="15.610306" table:style-name="ce4">
            <text:p>15.610306</text:p>
          </table:table-cell>
          <table:table-cell office:value-type="float" office:value="74.954487" table:style-name="ce4">
            <text:p>74.954487</text:p>
          </table:table-cell>
          <table:table-cell table:number-columns-repeated="16368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Lokur</text:p>
          </table:table-cell>
          <table:table-cell office:value-type="string" table:style-name="ce3">
            <text:p>ಲೋಕ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626388762" table:style-name="ce4">
            <text:p>5626388762</text:p>
          </table:table-cell>
          <table:table-cell office:value-type="string" table:style-name="ce4">
            <text:p> </text:p>
          </table:table-cell>
          <table:table-cell office:value-type="string" table:style-name="ce5">
            <text:p>Akshata Betageri</text:p>
          </table:table-cell>
          <table:table-cell office:value-type="string" table:style-name="ce6">
            <text:p>CHO</text:p>
          </table:table-cell>
          <table:table-cell office:value-type="float" office:value="9620885978" table:style-name="ce5">
            <text:p>9620885978</text:p>
          </table:table-cell>
          <table:table-cell office:value-type="float" office:value="15.600109" table:style-name="ce4">
            <text:p>15.600109</text:p>
          </table:table-cell>
          <table:table-cell office:value-type="float" office:value="74.972019000000003" table:style-name="ce4">
            <text:p>74.972019</text:p>
          </table:table-cell>
          <table:table-cell table:number-columns-repeated="16368"/>
        </table:table-row>
        <table:table-row table:style-name="ro1">
          <table:table-cell office:value-type="float" office:value="197" table:style-name="ce4">
            <text:p>197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Yadawada</text:p>
          </table:table-cell>
          <table:table-cell office:value-type="string" table:style-name="ce3">
            <text:p>ಯಾದವಾ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48168241" table:style-name="ce4">
            <text:p>8148168241</text:p>
          </table:table-cell>
          <table:table-cell office:value-type="string" table:style-name="ce4">
            <text:p> </text:p>
          </table:table-cell>
          <table:table-cell office:value-type="string" table:style-name="ce5">
            <text:p>Madhushree M<text:s/></text:p>
          </table:table-cell>
          <table:table-cell office:value-type="string" table:style-name="ce6">
            <text:p>CHO</text:p>
          </table:table-cell>
          <table:table-cell office:value-type="float" office:value="9380349969" table:style-name="ce5">
            <text:p>9380349969</text:p>
          </table:table-cell>
          <table:table-cell office:value-type="float" office:value="16.239822" table:style-name="ce4">
            <text:p>16.239822</text:p>
          </table:table-cell>
          <table:table-cell office:value-type="float" office:value="75.180803999999995" table:style-name="ce4">
            <text:p>75.180804</text:p>
          </table:table-cell>
          <table:table-cell table:number-columns-repeated="16368"/>
        </table:table-row>
        <table:table-row table:style-name="ro1">
          <table:table-cell office:value-type="float" office:value="198" table:style-name="ce4">
            <text:p>198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urubagatti</text:p>
          </table:table-cell>
          <table:table-cell office:value-type="string" table:style-name="ce3">
            <text:p>ಕುರುಬಗ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814863284" table:style-name="ce4">
            <text:p>281486328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bdul Sameer<text:s text:c="5"/></text:p>
          </table:table-cell>
          <table:table-cell office:value-type="string" table:style-name="ce4">
            <text:p>CHO</text:p>
          </table:table-cell>
          <table:table-cell office:value-type="float" office:value="9538099512" table:style-name="ce4">
            <text:p>9538099512</text:p>
          </table:table-cell>
          <table:table-cell office:value-type="float" office:value="15.441504999999999" table:style-name="ce4">
            <text:p>15.441505</text:p>
          </table:table-cell>
          <table:table-cell office:value-type="float" office:value="75.646992999999995" table:style-name="ce4">
            <text:p>75.646993</text:p>
          </table:table-cell>
          <table:table-cell table:number-columns-repeated="16368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navi Honnapur</text:p>
          </table:table-cell>
          <table:table-cell office:value-type="string" table:style-name="ce3">
            <text:p>ಕಣವಿ ಹೊನ್ನ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762447646" table:style-name="ce4">
            <text:p>576244764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nusuya Rathod<text:s text:c="5"/></text:p>
          </table:table-cell>
          <table:table-cell office:value-type="string" table:style-name="ce4">
            <text:p>CHO</text:p>
          </table:table-cell>
          <table:table-cell office:value-type="float" office:value="8217899640" table:style-name="ce4">
            <text:p>8217899640</text:p>
          </table:table-cell>
          <table:table-cell office:value-type="float" office:value="15.439638" table:style-name="ce4">
            <text:p>15.439638</text:p>
          </table:table-cell>
          <table:table-cell office:value-type="float" office:value="74.848519999999994" table:style-name="ce4">
            <text:p>74.84852</text:p>
          </table:table-cell>
          <table:table-cell table:number-columns-repeated="16368"/>
        </table:table-row>
        <table:table-row table:style-name="ro1">
          <table:table-cell office:value-type="float" office:value="200" table:style-name="ce4">
            <text:p>200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Managundi</text:p>
          </table:table-cell>
          <table:table-cell office:value-type="string" table:style-name="ce3">
            <text:p>ಮನಗುಂ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56363226" table:style-name="ce4">
            <text:p>115636322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shwini Basappa<text:s text:c="5"/></text:p>
          </table:table-cell>
          <table:table-cell office:value-type="string" table:style-name="ce4">
            <text:p>CHO</text:p>
          </table:table-cell>
          <table:table-cell office:value-type="float" office:value="7829340964" table:style-name="ce4">
            <text:p>7829340964</text:p>
          </table:table-cell>
          <table:table-cell office:value-type="float" office:value="15.364894" table:style-name="ce4">
            <text:p>15.364894</text:p>
          </table:table-cell>
          <table:table-cell office:value-type="float" office:value="74.973481000000007" table:style-name="ce4">
            <text:p>74.973481</text:p>
          </table:table-cell>
          <table:table-cell table:number-columns-repeated="16368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Maradagi</text:p>
          </table:table-cell>
          <table:table-cell office:value-type="string" table:style-name="ce3">
            <text:p>ಮಾರಡ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644435460" table:style-name="ce4">
            <text:p>664443546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idyashree Juttannavar<text:s text:c="5"/></text:p>
          </table:table-cell>
          <table:table-cell office:value-type="string" table:style-name="ce4">
            <text:p>CHO</text:p>
          </table:table-cell>
          <table:table-cell office:value-type="float" office:value="7204524603" table:style-name="ce4">
            <text:p>7204524603</text:p>
          </table:table-cell>
          <table:table-cell office:value-type="float" office:value="15.465750999999999" table:style-name="ce4">
            <text:p>15.465751</text:p>
          </table:table-cell>
          <table:table-cell office:value-type="float" office:value="75.113671999999994" table:style-name="ce4">
            <text:p>75.113672</text:p>
          </table:table-cell>
          <table:table-cell table:number-columns-repeated="16368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Shivalli</text:p>
          </table:table-cell>
          <table:table-cell office:value-type="string" table:style-name="ce3">
            <text:p>ಶಿವ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557648679" table:style-name="ce4">
            <text:p>655764867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uma<text:s text:c="5"/></text:p>
          </table:table-cell>
          <table:table-cell office:value-type="string" table:style-name="ce4">
            <text:p>CHO</text:p>
          </table:table-cell>
          <table:table-cell office:value-type="float" office:value="9141139423" table:style-name="ce4">
            <text:p>9141139423</text:p>
          </table:table-cell>
          <table:table-cell office:value-type="float" office:value="12.587043" table:style-name="ce4">
            <text:p>12.587043</text:p>
          </table:table-cell>
          <table:table-cell office:value-type="float" office:value="76.821640000000002" table:style-name="ce4">
            <text:p>76.82164</text:p>
          </table:table-cell>
          <table:table-cell table:number-columns-repeated="16368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Narendra A</text:p>
          </table:table-cell>
          <table:table-cell office:value-type="string" table:style-name="ce3">
            <text:p>ನರೇಂದ್ರ ಎ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24676675" table:style-name="ce4">
            <text:p>372467667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Basangouda<text:s text:c="5"/></text:p>
          </table:table-cell>
          <table:table-cell office:value-type="string" table:style-name="ce4">
            <text:p>CHO</text:p>
          </table:table-cell>
          <table:table-cell office:value-type="float" office:value="8792248269" table:style-name="ce4">
            <text:p>8792248269</text:p>
          </table:table-cell>
          <table:table-cell office:value-type="float" office:value="21.834105000000001" table:style-name="ce4">
            <text:p>21.834105</text:p>
          </table:table-cell>
          <table:table-cell office:value-type="float" office:value="84.897825999999995" table:style-name="ce4">
            <text:p>84.897826</text:p>
          </table:table-cell>
          <table:table-cell table:number-columns-repeated="16368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Tadakoda</text:p>
          </table:table-cell>
          <table:table-cell office:value-type="string" table:style-name="ce3">
            <text:p>ತಡಕೋ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458817410" table:style-name="ce4">
            <text:p>445881741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Neelamma N<text:s text:c="5"/></text:p>
          </table:table-cell>
          <table:table-cell office:value-type="string" table:style-name="ce4">
            <text:p>CHO</text:p>
          </table:table-cell>
          <table:table-cell office:value-type="float" office:value="8892508043" table:style-name="ce4">
            <text:p>8892508043</text:p>
          </table:table-cell>
          <table:table-cell office:value-type="float" office:value="15.625491999999999" table:style-name="ce4">
            <text:p>15.625492</text:p>
          </table:table-cell>
          <table:table-cell office:value-type="float" office:value="74.906261999999998" table:style-name="ce4">
            <text:p>74.906262</text:p>
          </table:table-cell>
          <table:table-cell table:number-columns-repeated="16368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Salakinakoppa</text:p>
          </table:table-cell>
          <table:table-cell office:value-type="string" table:style-name="ce3">
            <text:p>ಸಲಕಿನಕೊಪ್ಪ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448441522" table:style-name="ce4">
            <text:p>744844152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weta<text:s text:c="5"/></text:p>
          </table:table-cell>
          <table:table-cell office:value-type="string" table:style-name="ce4">
            <text:p>CHO</text:p>
          </table:table-cell>
          <table:table-cell office:value-type="float" office:value="7846924861" table:style-name="ce4">
            <text:p>7846924861</text:p>
          </table:table-cell>
          <table:table-cell office:value-type="float" office:value="15.417299999999999" table:style-name="ce4">
            <text:p>15.4173</text:p>
          </table:table-cell>
          <table:table-cell office:value-type="float" office:value="74.956500000000005" table:style-name="ce4">
            <text:p>74.9565</text:p>
          </table:table-cell>
          <table:table-cell table:number-columns-repeated="16368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Ramapura</text:p>
          </table:table-cell>
          <table:table-cell office:value-type="string" table:style-name="ce3">
            <text:p>ರಾಮ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43461472" table:style-name="ce4">
            <text:p>854346147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Parashuram Dalawai<text:s text:c="5"/></text:p>
          </table:table-cell>
          <table:table-cell office:value-type="string" table:style-name="ce4">
            <text:p>CHO</text:p>
          </table:table-cell>
          <table:table-cell office:value-type="float" office:value="9036976919" table:style-name="ce4">
            <text:p>9036976919</text:p>
          </table:table-cell>
          <table:table-cell office:value-type="float" office:value="25.628852999999999" table:style-name="ce4">
            <text:p>25.628853</text:p>
          </table:table-cell>
          <table:table-cell office:value-type="float" office:value="82.663871999999998" table:style-name="ce4">
            <text:p>82.663872</text:p>
          </table:table-cell>
          <table:table-cell table:number-columns-repeated="16368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Govinkoppa</text:p>
          </table:table-cell>
          <table:table-cell office:value-type="string" table:style-name="ce3">
            <text:p>ಗೋವಿನಕೊಪ್ಪ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682521519" table:style-name="ce4">
            <text:p>268252151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Lingesh P Rampur<text:s text:c="5"/></text:p>
          </table:table-cell>
          <table:table-cell office:value-type="string" table:style-name="ce4">
            <text:p>CHO</text:p>
          </table:table-cell>
          <table:table-cell office:value-type="float" office:value="9731406320" table:style-name="ce4">
            <text:p>9731406320</text:p>
          </table:table-cell>
          <table:table-cell office:value-type="float" office:value="12.866676999999999" table:style-name="ce4">
            <text:p>12.866677</text:p>
          </table:table-cell>
          <table:table-cell office:value-type="float" office:value="77.655298999999999" table:style-name="ce4">
            <text:p>77.655299</text:p>
          </table:table-cell>
          <table:table-cell table:number-columns-repeated="16368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radigudda</text:p>
          </table:table-cell>
          <table:table-cell office:value-type="string" table:style-name="ce3">
            <text:p>ಕರಡಿಗುಡ್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887522451" table:style-name="ce4">
            <text:p>788752245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Deepak Koliwad<text:s text:c="5"/></text:p>
          </table:table-cell>
          <table:table-cell office:value-type="string" table:style-name="ce4">
            <text:p>CHO</text:p>
          </table:table-cell>
          <table:table-cell office:value-type="float" office:value="9980049620" table:style-name="ce4">
            <text:p>9980049620</text:p>
          </table:table-cell>
          <table:table-cell office:value-type="float" office:value="15.44279" table:style-name="ce4">
            <text:p>15.44279</text:p>
          </table:table-cell>
          <table:table-cell office:value-type="float" office:value="75.039210999999995" table:style-name="ce4">
            <text:p>75.039211</text:p>
          </table:table-cell>
          <table:table-cell table:number-columns-repeated="16368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Chandanamatti</text:p>
          </table:table-cell>
          <table:table-cell office:value-type="string" table:style-name="ce3">
            <text:p>ಚಂದನಮ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881332786" table:style-name="ce4">
            <text:p>588133278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laki Atmananda<text:s text:c="5"/></text:p>
          </table:table-cell>
          <table:table-cell office:value-type="string" table:style-name="ce4">
            <text:p>CHO</text:p>
          </table:table-cell>
          <table:table-cell office:value-type="float" office:value="9036690136" table:style-name="ce4">
            <text:p>9036690136</text:p>
          </table:table-cell>
          <table:table-cell office:value-type="float" office:value="15.5093" table:style-name="ce4">
            <text:p>15.5093</text:p>
          </table:table-cell>
          <table:table-cell office:value-type="float" office:value="75.093400000000003" table:style-name="ce4">
            <text:p>75.0934</text:p>
          </table:table-cell>
          <table:table-cell table:number-columns-repeated="16368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Harobelavadi</text:p>
          </table:table-cell>
          <table:table-cell office:value-type="string" table:style-name="ce3">
            <text:p>ಹಾರೋಬೆಳವ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445154113" table:style-name="ce4">
            <text:p>144515411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Parveen Banu<text:s text:c="5"/></text:p>
          </table:table-cell>
          <table:table-cell office:value-type="string" table:style-name="ce4">
            <text:p>CHO</text:p>
          </table:table-cell>
          <table:table-cell office:value-type="float" office:value="9035278974" table:style-name="ce4">
            <text:p>9035278974</text:p>
          </table:table-cell>
          <table:table-cell office:value-type="float" office:value="15.6203" table:style-name="ce4">
            <text:p>15.6203</text:p>
          </table:table-cell>
          <table:table-cell office:value-type="float" office:value="75.072900000000004" table:style-name="ce4">
            <text:p>75.0729</text:p>
          </table:table-cell>
          <table:table-cell table:number-columns-repeated="16368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ori</text:p>
          </table:table-cell>
          <table:table-cell office:value-type="string" table:style-name="ce3">
            <text:p>ಡೋ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674724287" table:style-name="ce4">
            <text:p>267472428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Gayatri<text:s text:c="5"/></text:p>
          </table:table-cell>
          <table:table-cell office:value-type="string" table:style-name="ce4">
            <text:p>CHO</text:p>
          </table:table-cell>
          <table:table-cell office:value-type="float" office:value="9482677580" table:style-name="ce4">
            <text:p>9482677580</text:p>
          </table:table-cell>
          <table:table-cell office:value-type="float" office:value="14.024647" table:style-name="ce4">
            <text:p>14.024647</text:p>
          </table:table-cell>
          <table:table-cell office:value-type="float" office:value="-2.3321000000000001E-2" table:style-name="ce4">
            <text:p>-0.023321</text:p>
          </table:table-cell>
          <table:table-cell table:number-columns-repeated="16368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Aravatagi</text:p>
          </table:table-cell>
          <table:table-cell office:value-type="string" table:style-name="ce3">
            <text:p>ಅರವಟ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378631471" table:style-name="ce4">
            <text:p>337863147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devi Bankapur<text:s text:c="5"/></text:p>
          </table:table-cell>
          <table:table-cell office:value-type="string" table:style-name="ce4">
            <text:p>CHO</text:p>
          </table:table-cell>
          <table:table-cell office:value-type="float" office:value="8861137062" table:style-name="ce4">
            <text:p>8861137062</text:p>
          </table:table-cell>
          <table:table-cell office:value-type="float" office:value="15.448623" table:style-name="ce4">
            <text:p>15.448623</text:p>
          </table:table-cell>
          <table:table-cell office:value-type="float" office:value="74.818910000000002" table:style-name="ce4">
            <text:p>74.81891</text:p>
          </table:table-cell>
          <table:table-cell table:number-columns-repeated="16368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Tegur</text:p>
          </table:table-cell>
          <table:table-cell office:value-type="string" table:style-name="ce3">
            <text:p>ತೇಗು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544752772" table:style-name="ce4">
            <text:p>754475277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ajjanna Balyad<text:s text:c="5"/></text:p>
          </table:table-cell>
          <table:table-cell office:value-type="string" table:style-name="ce4">
            <text:p>CHO</text:p>
          </table:table-cell>
          <table:table-cell office:value-type="float" office:value="7892930259" table:style-name="ce4">
            <text:p>7892930259</text:p>
          </table:table-cell>
          <table:table-cell office:value-type="float" office:value="15.548230999999999" table:style-name="ce4">
            <text:p>15.548231</text:p>
          </table:table-cell>
          <table:table-cell office:value-type="float" office:value="74.821468999999993" table:style-name="ce4">
            <text:p>74.821469</text:p>
          </table:table-cell>
          <table:table-cell table:number-columns-repeated="16368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Hubballi</text:p>
          </table:table-cell>
          <table:table-cell office:value-type="string" table:style-name="ce3">
            <text:p>ಹುಬ್ಬಳ್ಳಿ</text:p>
          </table:table-cell>
          <table:table-cell office:value-type="string" table:style-name="ce4">
            <text:p>Kusugal B</text:p>
          </table:table-cell>
          <table:table-cell office:value-type="string" table:style-name="ce3">
            <text:p>ಕುಸುಗಲ್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288781338" table:style-name="ce4">
            <text:p>528878133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njula<text:s text:c="5"/></text:p>
          </table:table-cell>
          <table:table-cell office:value-type="string" table:style-name="ce4">
            <text:p>CHO</text:p>
          </table:table-cell>
          <table:table-cell office:value-type="float" office:value="8123507628" table:style-name="ce4">
            <text:p>8123507628</text:p>
          </table:table-cell>
          <table:table-cell office:value-type="float" office:value="15.400401" table:style-name="ce4">
            <text:p>15.400401</text:p>
          </table:table-cell>
          <table:table-cell office:value-type="float" office:value="75.212917000000004" table:style-name="ce4">
            <text:p>75.212917</text:p>
          </table:table-cell>
          <table:table-cell table:number-columns-repeated="16368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Hubballi<text:s/></text:p>
          </table:table-cell>
          <table:table-cell office:value-type="string" table:style-name="ce3">
            <text:p>ಹುಬ್ಬಳ್ಳಿ</text:p>
          </table:table-cell>
          <table:table-cell office:value-type="string" table:style-name="ce4">
            <text:p>Hebasur</text:p>
          </table:table-cell>
          <table:table-cell office:value-type="string" table:style-name="ce3">
            <text:p>ಹೆಬಾಸ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83274562" table:style-name="ce4">
            <text:p>768327456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shwini Rayappa<text:s text:c="5"/></text:p>
          </table:table-cell>
          <table:table-cell office:value-type="string" table:style-name="ce4">
            <text:p>CHO</text:p>
          </table:table-cell>
          <table:table-cell office:value-type="float" office:value="9743076905" table:style-name="ce4">
            <text:p>9743076905</text:p>
          </table:table-cell>
          <table:table-cell office:value-type="float" office:value="15.451812" table:style-name="ce4">
            <text:p>15.451812</text:p>
          </table:table-cell>
          <table:table-cell office:value-type="float" office:value="75.301851999999997" table:style-name="ce4">
            <text:p>75.301852</text:p>
          </table:table-cell>
          <table:table-cell table:number-columns-repeated="16368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Hubballi<text:s/></text:p>
          </table:table-cell>
          <table:table-cell office:value-type="string" table:style-name="ce3">
            <text:p>ಹುಬ್ಬಳ್ಳಿ</text:p>
          </table:table-cell>
          <table:table-cell office:value-type="string" table:style-name="ce4">
            <text:p>Sulla</text:p>
          </table:table-cell>
          <table:table-cell office:value-type="string" table:style-name="ce3">
            <text:p>ಸುಲ್ಲ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611613628" table:style-name="ce4">
            <text:p>661161362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Netra Prashuram Hitnalli<text:s text:c="5"/></text:p>
          </table:table-cell>
          <table:table-cell office:value-type="string" table:style-name="ce4">
            <text:p>CHO</text:p>
          </table:table-cell>
          <table:table-cell office:value-type="float" office:value="7259638988" table:style-name="ce4">
            <text:p>7259638988</text:p>
          </table:table-cell>
          <table:table-cell office:value-type="float" office:value="15.450654" table:style-name="ce4">
            <text:p>15.450654</text:p>
          </table:table-cell>
          <table:table-cell office:value-type="float" office:value="75.177097000000003" table:style-name="ce4">
            <text:p>75.177097</text:p>
          </table:table-cell>
          <table:table-cell table:number-columns-repeated="16368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Hubballi<text:s/></text:p>
          </table:table-cell>
          <table:table-cell office:value-type="string" table:style-name="ce3">
            <text:p>ಹುಬ್ಬಳ್ಳಿ</text:p>
          </table:table-cell>
          <table:table-cell office:value-type="string" table:style-name="ce4">
            <text:p>Rayanala</text:p>
          </table:table-cell>
          <table:table-cell office:value-type="string" table:style-name="ce3">
            <text:p>ರಾಯನಾಳ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54637367" table:style-name="ce4">
            <text:p>685463736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itthal<text:s text:c="5"/></text:p>
          </table:table-cell>
          <table:table-cell office:value-type="string" table:style-name="ce4">
            <text:p>CHO</text:p>
          </table:table-cell>
          <table:table-cell office:value-type="string" table:style-name="ce4">
            <text:p>7022655 262</text:p>
          </table:table-cell>
          <table:table-cell office:value-type="float" office:value="15.330893" table:style-name="ce4">
            <text:p>15.330893</text:p>
          </table:table-cell>
          <table:table-cell office:value-type="float" office:value="75.092181999999994" table:style-name="ce4">
            <text:p>75.092182</text:p>
          </table:table-cell>
          <table:table-cell table:number-columns-repeated="16368"/>
        </table:table-row>
        <table:table-row table:style-name="ro1">
          <table:table-cell office:value-type="float" office:value="218" table:style-name="ce4">
            <text:p>218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Hubballi<text:s/></text:p>
          </table:table-cell>
          <table:table-cell office:value-type="string" table:style-name="ce3">
            <text:p>ಹುಬ್ಬಳ್ಳಿ</text:p>
          </table:table-cell>
          <table:table-cell office:value-type="string" table:style-name="ce4">
            <text:p>Sherewada</text:p>
          </table:table-cell>
          <table:table-cell office:value-type="string" table:style-name="ce3">
            <text:p>ಶೆರೆವಾ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47184637" table:style-name="ce4">
            <text:p>814718463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Nagamma M Madiwalar<text:s text:c="5"/></text:p>
          </table:table-cell>
          <table:table-cell office:value-type="string" table:style-name="ce4">
            <text:p>CHO</text:p>
          </table:table-cell>
          <table:table-cell office:value-type="float" office:value="8970150515" table:style-name="ce4">
            <text:p>8970150515</text:p>
          </table:table-cell>
          <table:table-cell office:value-type="float" office:value="15.258006" table:style-name="ce4">
            <text:p>15.258006</text:p>
          </table:table-cell>
          <table:table-cell office:value-type="float" office:value="75.169601" table:style-name="ce4">
            <text:p>75.169601</text:p>
          </table:table-cell>
          <table:table-cell table:number-columns-repeated="16368"/>
        </table:table-row>
        <table:table-row table:style-name="ro1">
          <table:table-cell office:value-type="float" office:value="219" table:style-name="ce4">
            <text:p>219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Hubballi<text:s/></text:p>
          </table:table-cell>
          <table:table-cell office:value-type="string" table:style-name="ce3">
            <text:p>ಹುಬ್ಬಳ್ಳಿ</text:p>
          </table:table-cell>
          <table:table-cell office:value-type="string" table:style-name="ce4">
            <text:p>Varoor</text:p>
          </table:table-cell>
          <table:table-cell office:value-type="string" table:style-name="ce3">
            <text:p>ವರ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431537788" table:style-name="ce4">
            <text:p>443153778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njula<text:s text:c="5"/></text:p>
          </table:table-cell>
          <table:table-cell office:value-type="string" table:style-name="ce4">
            <text:p>CHO</text:p>
          </table:table-cell>
          <table:table-cell office:value-type="float" office:value="7899198375" table:style-name="ce4">
            <text:p>7899198375</text:p>
          </table:table-cell>
          <table:table-cell office:value-type="float" office:value="15.212092999999999" table:style-name="ce4">
            <text:p>15.212093</text:p>
          </table:table-cell>
          <table:table-cell office:value-type="float" office:value="75.138474000000002" table:style-name="ce4">
            <text:p>75.138474</text:p>
          </table:table-cell>
          <table:table-cell table:number-columns-repeated="16368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Hubballi<text:s/></text:p>
          </table:table-cell>
          <table:table-cell office:value-type="string" table:style-name="ce3">
            <text:p>ಹುಬ್ಬಳ್ಳಿ</text:p>
          </table:table-cell>
          <table:table-cell office:value-type="string" table:style-name="ce4">
            <text:p>Kurdadikeri</text:p>
          </table:table-cell>
          <table:table-cell office:value-type="string" table:style-name="ce3">
            <text:p>ಕುರ್ದಡಿಕ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831334841" table:style-name="ce4">
            <text:p>583133484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nupama<text:s text:c="5"/></text:p>
          </table:table-cell>
          <table:table-cell office:value-type="string" table:style-name="ce4">
            <text:p>CHO</text:p>
          </table:table-cell>
          <table:table-cell office:value-type="float" office:value="7795589365" table:style-name="ce4">
            <text:p>7795589365</text:p>
          </table:table-cell>
          <table:table-cell office:value-type="float" office:value="15.222709999999999" table:style-name="ce4">
            <text:p>15.22271</text:p>
          </table:table-cell>
          <table:table-cell office:value-type="float" office:value="75.089034999999996" table:style-name="ce4">
            <text:p>75.089035</text:p>
          </table:table-cell>
          <table:table-cell table:number-columns-repeated="16368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Hubballi<text:s/></text:p>
          </table:table-cell>
          <table:table-cell office:value-type="string" table:style-name="ce3">
            <text:p>ಹುಬ್ಬಳ್ಳಿ</text:p>
          </table:table-cell>
          <table:table-cell office:value-type="string" table:style-name="ce4">
            <text:p>Malligawada</text:p>
          </table:table-cell>
          <table:table-cell office:value-type="string" table:style-name="ce3">
            <text:p>ಮಲ್ಲಿಗವಾ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82673566" table:style-name="ce4">
            <text:p>688267356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uradyamannavar Praveen<text:s text:c="5"/></text:p>
          </table:table-cell>
          <table:table-cell office:value-type="string" table:style-name="ce4">
            <text:p>CHO</text:p>
          </table:table-cell>
          <table:table-cell office:value-type="float" office:value="8762116469" table:style-name="ce4">
            <text:p>8762116469</text:p>
          </table:table-cell>
          <table:table-cell office:value-type="float" office:value="15.336456999999999" table:style-name="ce4">
            <text:p>15.336457</text:p>
          </table:table-cell>
          <table:table-cell office:value-type="float" office:value="75.434189000000003" table:style-name="ce4">
            <text:p>75.434189</text:p>
          </table:table-cell>
          <table:table-cell table:number-columns-repeated="16368"/>
        </table:table-row>
        <table:table-row table:style-name="ro1">
          <table:table-cell office:value-type="float" office:value="222" table:style-name="ce4">
            <text:p>222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Hubballi<text:s/></text:p>
          </table:table-cell>
          <table:table-cell office:value-type="string" table:style-name="ce3">
            <text:p>ಹುಬ್ಬಳ್ಳಿ</text:p>
          </table:table-cell>
          <table:table-cell office:value-type="string" table:style-name="ce4">
            <text:p>Anchatageri</text:p>
          </table:table-cell>
          <table:table-cell office:value-type="string" table:style-name="ce3">
            <text:p>ಅಂಚಟಗ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521211461" table:style-name="ce4">
            <text:p>752121146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Grace Mary<text:s text:c="5"/></text:p>
          </table:table-cell>
          <table:table-cell office:value-type="string" table:style-name="ce4">
            <text:p>CHO</text:p>
          </table:table-cell>
          <table:table-cell office:value-type="float" office:value="7899377705" table:style-name="ce4">
            <text:p>7899377705</text:p>
          </table:table-cell>
          <table:table-cell office:value-type="float" office:value="15.307270000000001" table:style-name="ce4">
            <text:p>15.30727</text:p>
          </table:table-cell>
          <table:table-cell office:value-type="float" office:value="75.091581000000005" table:style-name="ce4">
            <text:p>75.091581</text:p>
          </table:table-cell>
          <table:table-cell table:number-columns-repeated="16368"/>
        </table:table-row>
        <table:table-row table:style-name="ro1">
          <table:table-cell office:value-type="float" office:value="223" table:style-name="ce4">
            <text:p>223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Hubballi<text:s/></text:p>
          </table:table-cell>
          <table:table-cell office:value-type="string" table:style-name="ce3">
            <text:p>ಹುಬ್ಬಳ್ಳಿ</text:p>
          </table:table-cell>
          <table:table-cell office:value-type="string" table:style-name="ce4">
            <text:p>Murarahalli</text:p>
          </table:table-cell>
          <table:table-cell office:value-type="string" table:style-name="ce3">
            <text:p>ಮುರರ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562778387" table:style-name="ce4">
            <text:p>256277838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nitha<text:s text:c="5"/></text:p>
          </table:table-cell>
          <table:table-cell office:value-type="string" table:style-name="ce4">
            <text:p>CHO</text:p>
          </table:table-cell>
          <table:table-cell office:value-type="float" office:value="9611237409" table:style-name="ce4">
            <text:p>9611237409</text:p>
          </table:table-cell>
          <table:table-cell office:value-type="float" office:value="15.269575" table:style-name="ce4">
            <text:p>15.269575</text:p>
          </table:table-cell>
          <table:table-cell office:value-type="float" office:value="75.147772000000003" table:style-name="ce4">
            <text:p>75.147772</text:p>
          </table:table-cell>
          <table:table-cell table:number-columns-repeated="16368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lghatagi</text:p>
          </table:table-cell>
          <table:table-cell office:value-type="string" table:style-name="ce3">
            <text:p>ಕಲಘಟಗಿ</text:p>
          </table:table-cell>
          <table:table-cell office:value-type="string" table:style-name="ce4">
            <text:p>Dastikoppa<text:s/></text:p>
          </table:table-cell>
          <table:table-cell office:value-type="string" table:style-name="ce3">
            <text:p>ದಾಸ್ತಿಕೊಪ್ಪ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53427247" table:style-name="ce4">
            <text:p>875342724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ishvanath Poojar S<text:s text:c="5"/></text:p>
          </table:table-cell>
          <table:table-cell office:value-type="string" table:style-name="ce4">
            <text:p>CHO</text:p>
          </table:table-cell>
          <table:table-cell office:value-type="float" office:value="8151905874" table:style-name="ce4">
            <text:p>8151905874</text:p>
          </table:table-cell>
          <table:table-cell office:value-type="float" office:value="15.697723" table:style-name="ce4">
            <text:p>15.697723</text:p>
          </table:table-cell>
          <table:table-cell office:value-type="float" office:value="74.706637000000001" table:style-name="ce4">
            <text:p>74.706637</text:p>
          </table:table-cell>
          <table:table-cell table:number-columns-repeated="16368"/>
        </table:table-row>
        <table:table-row table:style-name="ro1">
          <table:table-cell office:value-type="float" office:value="225" table:style-name="ce4">
            <text:p>225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lghatagi</text:p>
          </table:table-cell>
          <table:table-cell office:value-type="string" table:style-name="ce3">
            <text:p>ಕಲಘಟಗಿ</text:p>
          </table:table-cell>
          <table:table-cell office:value-type="string" table:style-name="ce4">
            <text:p>Biravalli</text:p>
          </table:table-cell>
          <table:table-cell office:value-type="string" table:style-name="ce3">
            <text:p>ಬೀರವ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82673566" table:style-name="ce4">
            <text:p>688267356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mruta Itagikar<text:s text:c="5"/></text:p>
          </table:table-cell>
          <table:table-cell office:value-type="string" table:style-name="ce4">
            <text:p>CHO</text:p>
          </table:table-cell>
          <table:table-cell office:value-type="float" office:value="8747993108" table:style-name="ce4">
            <text:p>8747993108</text:p>
          </table:table-cell>
          <table:table-cell office:value-type="float" office:value="15.336456999999999" table:style-name="ce4">
            <text:p>15.336457</text:p>
          </table:table-cell>
          <table:table-cell office:value-type="float" office:value="75.434189000000003" table:style-name="ce4">
            <text:p>75.434189</text:p>
          </table:table-cell>
          <table:table-cell table:number-columns-repeated="16368"/>
        </table:table-row>
        <table:table-row table:style-name="ro1">
          <table:table-cell office:value-type="float" office:value="226" table:style-name="ce4">
            <text:p>226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lghatagi<text:s/></text:p>
          </table:table-cell>
          <table:table-cell office:value-type="string" table:style-name="ce3">
            <text:p>ಕಲಘಟಗಿ</text:p>
          </table:table-cell>
          <table:table-cell office:value-type="string" table:style-name="ce4">
            <text:p>Tambur</text:p>
          </table:table-cell>
          <table:table-cell office:value-type="string" table:style-name="ce3">
            <text:p>ತಂಬ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732188840" table:style-name="ce4">
            <text:p>173218884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asudha Chalawadi<text:s text:c="5"/></text:p>
          </table:table-cell>
          <table:table-cell office:value-type="string" table:style-name="ce4">
            <text:p>CHO</text:p>
          </table:table-cell>
          <table:table-cell office:value-type="float" office:value="8147300185" table:style-name="ce4">
            <text:p>8147300185</text:p>
          </table:table-cell>
          <table:table-cell office:value-type="float" office:value="15.097071" table:style-name="ce4">
            <text:p>15.097071</text:p>
          </table:table-cell>
          <table:table-cell office:value-type="float" office:value="74.929646000000005" table:style-name="ce4">
            <text:p>74.929646</text:p>
          </table:table-cell>
          <table:table-cell table:number-columns-repeated="16368"/>
        </table:table-row>
        <table:table-row table:style-name="ro1">
          <table:table-cell office:value-type="float" office:value="227" table:style-name="ce4">
            <text:p>227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lghatagi<text:s/></text:p>
          </table:table-cell>
          <table:table-cell office:value-type="string" table:style-name="ce3">
            <text:p>ಕಲಘಟಗಿ</text:p>
          </table:table-cell>
          <table:table-cell office:value-type="string" table:style-name="ce4">
            <text:p>Hirehonnalli</text:p>
          </table:table-cell>
          <table:table-cell office:value-type="string" table:style-name="ce3">
            <text:p>ಹಿರೇಹೊನ್ನ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55881475" table:style-name="ce4">
            <text:p>375588147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ngeeta<text:s text:c="5"/></text:p>
          </table:table-cell>
          <table:table-cell office:value-type="string" table:style-name="ce4">
            <text:p>CHO</text:p>
          </table:table-cell>
          <table:table-cell office:value-type="float" office:value="9916845709" table:style-name="ce4">
            <text:p>9916845709</text:p>
          </table:table-cell>
          <table:table-cell office:value-type="float" office:value="14.232101" table:style-name="ce4">
            <text:p>14.232101</text:p>
          </table:table-cell>
          <table:table-cell office:value-type="float" office:value="75.640810999999999" table:style-name="ce4">
            <text:p>75.640811</text:p>
          </table:table-cell>
          <table:table-cell table:number-columns-repeated="16368"/>
        </table:table-row>
        <table:table-row table:style-name="ro1">
          <table:table-cell office:value-type="float" office:value="228" table:style-name="ce4">
            <text:p>228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lghatagi<text:s/></text:p>
          </table:table-cell>
          <table:table-cell office:value-type="string" table:style-name="ce3">
            <text:p>ಕಲಘಟಗಿ</text:p>
          </table:table-cell>
          <table:table-cell office:value-type="string" table:style-name="ce4">
            <text:p>Ugnikeri</text:p>
          </table:table-cell>
          <table:table-cell office:value-type="string" table:style-name="ce3">
            <text:p>ಉಗ್ನಿಕ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387852365" table:style-name="ce4">
            <text:p>338785236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aheen H Somanakoppa<text:s text:c="5"/></text:p>
          </table:table-cell>
          <table:table-cell office:value-type="string" table:style-name="ce4">
            <text:p>CHO</text:p>
          </table:table-cell>
          <table:table-cell office:value-type="float" office:value="9743612728" table:style-name="ce4">
            <text:p>9743612728</text:p>
          </table:table-cell>
          <table:table-cell office:value-type="float" office:value="15.40432" table:style-name="ce4">
            <text:p>15.40432</text:p>
          </table:table-cell>
          <table:table-cell office:value-type="float" office:value="74.997585000000001" table:style-name="ce4">
            <text:p>74.997585</text:p>
          </table:table-cell>
          <table:table-cell table:number-columns-repeated="16368"/>
        </table:table-row>
        <table:table-row table:style-name="ro1">
          <table:table-cell office:value-type="float" office:value="229" table:style-name="ce4">
            <text:p>229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lghatagi<text:s/></text:p>
          </table:table-cell>
          <table:table-cell office:value-type="string" table:style-name="ce3">
            <text:p>ಕಲಘಟಗಿ</text:p>
          </table:table-cell>
          <table:table-cell office:value-type="string" table:style-name="ce4">
            <text:p>Kuravinakoppa</text:p>
          </table:table-cell>
          <table:table-cell office:value-type="string" table:style-name="ce3">
            <text:p>ಕುರವಿನಕೊಪ್ಪ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58866556" table:style-name="ce4">
            <text:p>865886655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ajeshwari<text:s text:c="5"/></text:p>
          </table:table-cell>
          <table:table-cell office:value-type="string" table:style-name="ce4">
            <text:p>CHO</text:p>
          </table:table-cell>
          <table:table-cell office:value-type="float" office:value="7204214807" table:style-name="ce4">
            <text:p>7204214807</text:p>
          </table:table-cell>
          <table:table-cell office:value-type="float" office:value="15.30883" table:style-name="ce4">
            <text:p>15.30883</text:p>
          </table:table-cell>
          <table:table-cell office:value-type="float" office:value="74.914300999999995" table:style-name="ce4">
            <text:p>74.914301</text:p>
          </table:table-cell>
          <table:table-cell table:number-columns-repeated="16368"/>
        </table:table-row>
        <table:table-row table:style-name="ro1">
          <table:table-cell office:value-type="float" office:value="230" table:style-name="ce4">
            <text:p>230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lghatagi<text:s/></text:p>
          </table:table-cell>
          <table:table-cell office:value-type="string" table:style-name="ce3">
            <text:p>ಕಲಘಟಗಿ</text:p>
          </table:table-cell>
          <table:table-cell office:value-type="string" table:style-name="ce4">
            <text:p>Devikoppa B</text:p>
          </table:table-cell>
          <table:table-cell office:value-type="string" table:style-name="ce3">
            <text:p>ದೇವಿಕೊಪ್ಪ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552848862" table:style-name="ce4">
            <text:p>555284886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Nafisa M Nadaf<text:s text:c="5"/></text:p>
          </table:table-cell>
          <table:table-cell office:value-type="string" table:style-name="ce4">
            <text:p>CHO</text:p>
          </table:table-cell>
          <table:table-cell office:value-type="float" office:value="8147993850" table:style-name="ce4">
            <text:p>8147993850</text:p>
          </table:table-cell>
          <table:table-cell office:value-type="float" office:value="14.418891" table:style-name="ce4">
            <text:p>14.418891</text:p>
          </table:table-cell>
          <table:table-cell office:value-type="float" office:value="75.220192999999995" table:style-name="ce4">
            <text:p>75.220193</text:p>
          </table:table-cell>
          <table:table-cell table:number-columns-repeated="16368"/>
        </table:table-row>
        <table:table-row table:style-name="ro1">
          <table:table-cell office:value-type="float" office:value="231" table:style-name="ce4">
            <text:p>231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lghatagi<text:s/></text:p>
          </table:table-cell>
          <table:table-cell office:value-type="string" table:style-name="ce3">
            <text:p>ಕಲಘಟಗಿ</text:p>
          </table:table-cell>
          <table:table-cell office:value-type="string" table:style-name="ce4">
            <text:p>Jinnur</text:p>
          </table:table-cell>
          <table:table-cell office:value-type="string" table:style-name="ce3">
            <text:p>ಜಿನ್ನೂ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442827869" table:style-name="ce4">
            <text:p>144282786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obha<text:s text:c="5"/></text:p>
          </table:table-cell>
          <table:table-cell office:value-type="string" table:style-name="ce4">
            <text:p>CHO</text:p>
          </table:table-cell>
          <table:table-cell office:value-type="float" office:value="7760852218" table:style-name="ce4">
            <text:p>7760852218</text:p>
          </table:table-cell>
          <table:table-cell office:value-type="float" office:value="15.155016" table:style-name="ce4">
            <text:p>15.155016</text:p>
          </table:table-cell>
          <table:table-cell office:value-type="float" office:value="75.028987999999998" table:style-name="ce4">
            <text:p>75.028988</text:p>
          </table:table-cell>
          <table:table-cell table:number-columns-repeated="16368"/>
        </table:table-row>
        <table:table-row table:style-name="ro1">
          <table:table-cell office:value-type="float" office:value="232" table:style-name="ce4">
            <text:p>232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lghatagi<text:s/></text:p>
          </table:table-cell>
          <table:table-cell office:value-type="string" table:style-name="ce3">
            <text:p>ಕಲಘಟಗಿ</text:p>
          </table:table-cell>
          <table:table-cell office:value-type="string" table:style-name="ce4">
            <text:p>Malakanakoppa</text:p>
          </table:table-cell>
          <table:table-cell office:value-type="string" table:style-name="ce3">
            <text:p>ಮಲಕನಕೊಪ್ಪ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453147386" table:style-name="ce4">
            <text:p>745314738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enuka Babunaik Alagundi<text:s text:c="5"/></text:p>
          </table:table-cell>
          <table:table-cell office:value-type="string" table:style-name="ce4">
            <text:p>CHO</text:p>
          </table:table-cell>
          <table:table-cell office:value-type="float" office:value="8546878443" table:style-name="ce4">
            <text:p>8546878443</text:p>
          </table:table-cell>
          <table:table-cell office:value-type="float" office:value="15.013396" table:style-name="ce4">
            <text:p>15.013396</text:p>
          </table:table-cell>
          <table:table-cell office:value-type="float" office:value="75.231862000000007" table:style-name="ce4">
            <text:p>75.231862</text:p>
          </table:table-cell>
          <table:table-cell table:number-columns-repeated="16368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lghatagi<text:s/></text:p>
          </table:table-cell>
          <table:table-cell office:value-type="string" table:style-name="ce3">
            <text:p>ಕಲಘಟಗಿ</text:p>
          </table:table-cell>
          <table:table-cell office:value-type="string" table:style-name="ce4">
            <text:p>Bagadageri</text:p>
          </table:table-cell>
          <table:table-cell office:value-type="string" table:style-name="ce3">
            <text:p>ಬಗಡಗ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34463752" table:style-name="ce4">
            <text:p>673446375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Basavaraj Sakreppanavar<text:s text:c="5"/></text:p>
          </table:table-cell>
          <table:table-cell office:value-type="string" table:style-name="ce4">
            <text:p>CHO</text:p>
          </table:table-cell>
          <table:table-cell office:value-type="float" office:value="9916614319" table:style-name="ce4">
            <text:p>9916614319</text:p>
          </table:table-cell>
          <table:table-cell office:value-type="float" office:value="15.189975" table:style-name="ce4">
            <text:p>15.189975</text:p>
          </table:table-cell>
          <table:table-cell office:value-type="float" office:value="75.040671000000003" table:style-name="ce4">
            <text:p>75.040671</text:p>
          </table:table-cell>
          <table:table-cell table:number-columns-repeated="16368"/>
        </table:table-row>
        <table:table-row table:style-name="ro1">
          <table:table-cell office:value-type="float" office:value="234" table:style-name="ce4">
            <text:p>234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lghatagi<text:s/></text:p>
          </table:table-cell>
          <table:table-cell office:value-type="string" table:style-name="ce3">
            <text:p>ಕಲಘಟಗಿ</text:p>
          </table:table-cell>
          <table:table-cell office:value-type="string" table:style-name="ce4">
            <text:p>Surshettikoppa</text:p>
          </table:table-cell>
          <table:table-cell office:value-type="string" table:style-name="ce3">
            <text:p>ಸುರಶೆಟ್ಟಿಕೊಪ್ಪ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42644325" table:style-name="ce4">
            <text:p>864264432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rikant Gokul<text:s text:c="5"/></text:p>
          </table:table-cell>
          <table:table-cell office:value-type="string" table:style-name="ce4">
            <text:p>CHO</text:p>
          </table:table-cell>
          <table:table-cell office:value-type="float" office:value="8123897376" table:style-name="ce4">
            <text:p>8123897376</text:p>
          </table:table-cell>
          <table:table-cell office:value-type="float" office:value="15.203391999999999" table:style-name="ce4">
            <text:p>15.203392</text:p>
          </table:table-cell>
          <table:table-cell office:value-type="float" office:value="75.091774999999998" table:style-name="ce4">
            <text:p>75.091775</text:p>
          </table:table-cell>
          <table:table-cell table:number-columns-repeated="16368"/>
        </table:table-row>
        <table:table-row table:style-name="ro1">
          <table:table-cell office:value-type="float" office:value="235" table:style-name="ce4">
            <text:p>235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lghatagi<text:s/></text:p>
          </table:table-cell>
          <table:table-cell office:value-type="string" table:style-name="ce3">
            <text:p>ಕಲಘಟಗಿ</text:p>
          </table:table-cell>
          <table:table-cell office:value-type="string" table:style-name="ce4">
            <text:p>Muttagi</text:p>
          </table:table-cell>
          <table:table-cell office:value-type="string" table:style-name="ce3">
            <text:p>ಮುತ್ತ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328288167" table:style-name="ce4">
            <text:p>732828816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llavva D Kori<text:s text:c="3"/></text:p>
          </table:table-cell>
          <table:table-cell office:value-type="string" table:style-name="ce4">
            <text:p>CHO</text:p>
          </table:table-cell>
          <table:table-cell office:value-type="float" office:value="8618461282" table:style-name="ce4">
            <text:p>8618461282</text:p>
          </table:table-cell>
          <table:table-cell office:value-type="float" office:value="15.269736" table:style-name="ce4">
            <text:p>15.269736</text:p>
          </table:table-cell>
          <table:table-cell office:value-type="float" office:value="74.977862999999999" table:style-name="ce4">
            <text:p>74.977863</text:p>
          </table:table-cell>
          <table:table-cell table:number-columns-repeated="16368"/>
        </table:table-row>
        <table:table-row table:style-name="ro1">
          <table:table-cell office:value-type="float" office:value="236" table:style-name="ce4">
            <text:p>236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lghatagi<text:s/></text:p>
          </table:table-cell>
          <table:table-cell office:value-type="string" table:style-name="ce3">
            <text:p>ಕಲಘಟಗಿ</text:p>
          </table:table-cell>
          <table:table-cell office:value-type="string" table:style-name="ce4">
            <text:p>Dummawada</text:p>
          </table:table-cell>
          <table:table-cell office:value-type="string" table:style-name="ce3">
            <text:p>ದುಮ್ಮವಾ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141447443" table:style-name="ce4">
            <text:p>414144744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Jayalaxmi V Kamatti<text:s text:c="5"/></text:p>
          </table:table-cell>
          <table:table-cell office:value-type="string" table:style-name="ce4">
            <text:p>CHO</text:p>
          </table:table-cell>
          <table:table-cell office:value-type="float" office:value="7676482120" table:style-name="ce4">
            <text:p>7676482120</text:p>
          </table:table-cell>
          <table:table-cell office:value-type="float" office:value="15.311089000000001" table:style-name="ce4">
            <text:p>15.311089</text:p>
          </table:table-cell>
          <table:table-cell office:value-type="float" office:value="75.020224999999996" table:style-name="ce4">
            <text:p>75.020225</text:p>
          </table:table-cell>
          <table:table-cell table:number-columns-repeated="16368"/>
        </table:table-row>
        <table:table-row table:style-name="ro1">
          <table:table-cell office:value-type="float" office:value="237" table:style-name="ce4">
            <text:p>237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lghatagi<text:s/></text:p>
          </table:table-cell>
          <table:table-cell office:value-type="string" table:style-name="ce3">
            <text:p>ಕಲಘಟಗಿ</text:p>
          </table:table-cell>
          <table:table-cell office:value-type="string" table:style-name="ce4">
            <text:p>G Basanakoppa</text:p>
          </table:table-cell>
          <table:table-cell office:value-type="string" table:style-name="ce3">
            <text:p>ಜಿ ಬಸನಕೊಪ್ಪ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73443622" table:style-name="ce4">
            <text:p>857344362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idyashree<text:s text:c="5"/></text:p>
          </table:table-cell>
          <table:table-cell office:value-type="string" table:style-name="ce4">
            <text:p>CHO</text:p>
          </table:table-cell>
          <table:table-cell office:value-type="float" office:value="8073568741" table:style-name="ce4">
            <text:p>8073568741</text:p>
          </table:table-cell>
          <table:table-cell office:value-type="float" office:value="14.887071000000001" table:style-name="ce4">
            <text:p>14.887071</text:p>
          </table:table-cell>
          <table:table-cell office:value-type="float" office:value="74.935490999999999" table:style-name="ce4">
            <text:p>74.935491</text:p>
          </table:table-cell>
          <table:table-cell table:number-columns-repeated="16368"/>
        </table:table-row>
        <table:table-row table:style-name="ro1">
          <table:table-cell office:value-type="float" office:value="238" table:style-name="ce4">
            <text:p>238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lghatagi<text:s/></text:p>
          </table:table-cell>
          <table:table-cell office:value-type="string" table:style-name="ce3">
            <text:p>ಕಲಘಟಗಿ</text:p>
          </table:table-cell>
          <table:table-cell office:value-type="string" table:style-name="ce4">
            <text:p>Gambyapura</text:p>
          </table:table-cell>
          <table:table-cell office:value-type="string" table:style-name="ce3">
            <text:p>ಗಂಬ್ಯ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17437373" table:style-name="ce4">
            <text:p>461743737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Jayashree<text:s text:c="5"/></text:p>
          </table:table-cell>
          <table:table-cell office:value-type="string" table:style-name="ce4">
            <text:p>CHO</text:p>
          </table:table-cell>
          <table:table-cell office:value-type="float" office:value="8073568741" table:style-name="ce4">
            <text:p>8073568741</text:p>
          </table:table-cell>
          <table:table-cell office:value-type="float" office:value="15.309229999999999" table:style-name="ce4">
            <text:p>15.30923</text:p>
          </table:table-cell>
          <table:table-cell office:value-type="float" office:value="74.990345000000005" table:style-name="ce4">
            <text:p>74.990345</text:p>
          </table:table-cell>
          <table:table-cell table:number-columns-repeated="16368"/>
        </table:table-row>
        <table:table-row table:style-name="ro1">
          <table:table-cell office:value-type="float" office:value="239" table:style-name="ce4">
            <text:p>239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lghatagi<text:s/></text:p>
          </table:table-cell>
          <table:table-cell office:value-type="string" table:style-name="ce3">
            <text:p>ಕಲಘಟಗಿ</text:p>
          </table:table-cell>
          <table:table-cell office:value-type="string" table:style-name="ce4">
            <text:p>Beguru</text:p>
          </table:table-cell>
          <table:table-cell office:value-type="string" table:style-name="ce3">
            <text:p>ಬೇಗ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53328659" table:style-name="ce4">
            <text:p>885332865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Nagamma H Kurubar<text:s text:c="2"/></text:p>
          </table:table-cell>
          <table:table-cell office:value-type="string" table:style-name="ce4">
            <text:p>Incharge</text:p>
          </table:table-cell>
          <table:table-cell office:value-type="float" office:value="9535782915" table:style-name="ce4">
            <text:p>9535782915</text:p>
          </table:table-cell>
          <table:table-cell office:value-type="float" office:value="41.953550999999997" table:style-name="ce4">
            <text:p>41.953551</text:p>
          </table:table-cell>
          <table:table-cell office:value-type="float" office:value="3.2025610000000002" table:style-name="ce4">
            <text:p>3.202561</text:p>
          </table:table-cell>
          <table:table-cell table:number-columns-repeated="16368"/>
        </table:table-row>
        <table:table-row table:style-name="ro1">
          <table:table-cell office:value-type="float" office:value="240" table:style-name="ce4">
            <text:p>240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lghatagi<text:s/></text:p>
          </table:table-cell>
          <table:table-cell office:value-type="string" table:style-name="ce3">
            <text:p>ಕಲಘಟಗಿ</text:p>
          </table:table-cell>
          <table:table-cell office:value-type="string" table:style-name="ce4">
            <text:p>Kudalagi</text:p>
          </table:table-cell>
          <table:table-cell office:value-type="string" table:style-name="ce3">
            <text:p>ಕೂಡಲ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67381431" table:style-name="ce4">
            <text:p>376738143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Neelavva Karadi<text:s text:c="3"/></text:p>
          </table:table-cell>
          <table:table-cell office:value-type="string" table:style-name="ce4">
            <text:p>PHCO</text:p>
          </table:table-cell>
          <table:table-cell office:value-type="float" office:value="9980470694" table:style-name="ce4">
            <text:p>9980470694</text:p>
          </table:table-cell>
          <table:table-cell office:value-type="float" office:value="15.185226999999999" table:style-name="ce4">
            <text:p>15.185227</text:p>
          </table:table-cell>
          <table:table-cell office:value-type="float" office:value="74.970557999999997" table:style-name="ce4">
            <text:p>74.970558</text:p>
          </table:table-cell>
          <table:table-cell table:number-columns-repeated="16368"/>
        </table:table-row>
        <table:table-row table:style-name="ro1">
          <table:table-cell office:value-type="float" office:value="241" table:style-name="ce4">
            <text:p>241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alghatagi<text:s/></text:p>
          </table:table-cell>
          <table:table-cell office:value-type="string" table:style-name="ce3">
            <text:p>ಕಲಘಟಗಿ</text:p>
          </table:table-cell>
          <table:table-cell office:value-type="string" table:style-name="ce4">
            <text:p>Tumarikoppa</text:p>
          </table:table-cell>
          <table:table-cell office:value-type="string" table:style-name="ce3">
            <text:p>ತುಮರಿಕೊಪ್ಪ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26854247" table:style-name="ce4">
            <text:p>862685424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Ningamma H Kurubar<text:s text:c="5"/></text:p>
          </table:table-cell>
          <table:table-cell office:value-type="string" table:style-name="ce4">
            <text:p>CHO</text:p>
          </table:table-cell>
          <table:table-cell office:value-type="float" office:value="9535782915" table:style-name="ce4">
            <text:p>9535782915</text:p>
          </table:table-cell>
          <table:table-cell office:value-type="float" office:value="15.210919000000001" table:style-name="ce4">
            <text:p>15.210919</text:p>
          </table:table-cell>
          <table:table-cell office:value-type="float" office:value="74.961061999999998" table:style-name="ce4">
            <text:p>74.961062</text:p>
          </table:table-cell>
          <table:table-cell table:number-columns-repeated="16368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undagol</text:p>
          </table:table-cell>
          <table:table-cell office:value-type="string" table:style-name="ce3">
            <text:p>ಕುಂದಗೋಳ</text:p>
          </table:table-cell>
          <table:table-cell office:value-type="string" table:style-name="ce4">
            <text:p>Kalas A</text:p>
          </table:table-cell>
          <table:table-cell office:value-type="string" table:style-name="ce3">
            <text:p>ಕಲಾಸ್ ಎ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514511363" table:style-name="ce4">
            <text:p>351451136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Channabassavva Madivalar<text:s text:c="5"/></text:p>
          </table:table-cell>
          <table:table-cell office:value-type="string" table:style-name="ce4">
            <text:p>CHO</text:p>
          </table:table-cell>
          <table:table-cell office:value-type="float" office:value="7760005263" table:style-name="ce4">
            <text:p>7760005263</text:p>
          </table:table-cell>
          <table:table-cell office:value-type="float" office:value="13.234359" table:style-name="ce4">
            <text:p>13.234359</text:p>
          </table:table-cell>
          <table:table-cell office:value-type="float" office:value="75.355793000000006" table:style-name="ce4">
            <text:p>75.355793</text:p>
          </table:table-cell>
          <table:table-cell table:number-columns-repeated="16368"/>
        </table:table-row>
        <table:table-row table:style-name="ro1">
          <table:table-cell office:value-type="float" office:value="243" table:style-name="ce4">
            <text:p>243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undagol<text:s/></text:p>
          </table:table-cell>
          <table:table-cell office:value-type="string" table:style-name="ce3">
            <text:p>ಕುಂದಗೋಳ</text:p>
          </table:table-cell>
          <table:table-cell office:value-type="string" table:style-name="ce4">
            <text:p>Kalas B</text:p>
          </table:table-cell>
          <table:table-cell office:value-type="string" table:style-name="ce3">
            <text:p>ಕಲಾಸ್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31856845" table:style-name="ce4">
            <text:p>643185684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chin Bhoopala Muragi<text:s text:c="5"/></text:p>
          </table:table-cell>
          <table:table-cell office:value-type="string" table:style-name="ce4">
            <text:p>CHO</text:p>
          </table:table-cell>
          <table:table-cell office:value-type="float" office:value="9740031820" table:style-name="ce4">
            <text:p>9740031820</text:p>
          </table:table-cell>
          <table:table-cell office:value-type="float" office:value="13.234359" table:style-name="ce4">
            <text:p>13.234359</text:p>
          </table:table-cell>
          <table:table-cell office:value-type="float" office:value="75.355793000000006" table:style-name="ce4">
            <text:p>75.355793</text:p>
          </table:table-cell>
          <table:table-cell table:number-columns-repeated="16368"/>
        </table:table-row>
        <table:table-row table:style-name="ro1">
          <table:table-cell office:value-type="float" office:value="244" table:style-name="ce4">
            <text:p>244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undagol<text:s/></text:p>
          </table:table-cell>
          <table:table-cell office:value-type="string" table:style-name="ce3">
            <text:p>ಕುಂದಗೋಳ</text:p>
          </table:table-cell>
          <table:table-cell office:value-type="string" table:style-name="ce4">
            <text:p>Harlapur</text:p>
          </table:table-cell>
          <table:table-cell office:value-type="string" table:style-name="ce3">
            <text:p>ಹರ್ಲ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786623864" table:style-name="ce4">
            <text:p>278662386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Basavaraj SH<text:s text:c="5"/></text:p>
          </table:table-cell>
          <table:table-cell office:value-type="string" table:style-name="ce4">
            <text:p>CHO</text:p>
          </table:table-cell>
          <table:table-cell office:value-type="float" office:value="8197551160" table:style-name="ce4">
            <text:p>8197551160</text:p>
          </table:table-cell>
          <table:table-cell office:value-type="float" office:value="15.448333999999999" table:style-name="ce4">
            <text:p>15.448334</text:p>
          </table:table-cell>
          <table:table-cell office:value-type="float" office:value="75.795283999999995" table:style-name="ce4">
            <text:p>75.795284</text:p>
          </table:table-cell>
          <table:table-cell table:number-columns-repeated="16368"/>
        </table:table-row>
        <table:table-row table:style-name="ro1">
          <table:table-cell office:value-type="float" office:value="245" table:style-name="ce4">
            <text:p>245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undagol<text:s/></text:p>
          </table:table-cell>
          <table:table-cell office:value-type="string" table:style-name="ce3">
            <text:p>ಕುಂದಗೋಳ</text:p>
          </table:table-cell>
          <table:table-cell office:value-type="string" table:style-name="ce4">
            <text:p>Mattigatti</text:p>
          </table:table-cell>
          <table:table-cell office:value-type="string" table:style-name="ce3">
            <text:p>ಮತ್ತಿಗ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66543725" table:style-name="ce4">
            <text:p>876654372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Priyanka M Irakkanavar<text:s text:c="5"/></text:p>
          </table:table-cell>
          <table:table-cell office:value-type="string" table:style-name="ce4">
            <text:p>CHO</text:p>
          </table:table-cell>
          <table:table-cell office:value-type="float" office:value="8748892420" table:style-name="ce4">
            <text:p>8748892420</text:p>
          </table:table-cell>
          <table:table-cell office:value-type="float" office:value="15.112463999999999" table:style-name="ce4">
            <text:p>15.112464</text:p>
          </table:table-cell>
          <table:table-cell office:value-type="float" office:value="75.21217" table:style-name="ce4">
            <text:p>75.21217</text:p>
          </table:table-cell>
          <table:table-cell table:number-columns-repeated="16368"/>
        </table:table-row>
        <table:table-row table:style-name="ro1">
          <table:table-cell office:value-type="float" office:value="246" table:style-name="ce4">
            <text:p>246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undagol<text:s/></text:p>
          </table:table-cell>
          <table:table-cell office:value-type="string" table:style-name="ce3">
            <text:p>ಕುಂದಗೋಳ</text:p>
          </table:table-cell>
          <table:table-cell office:value-type="string" table:style-name="ce4">
            <text:p>Tarlagatta</text:p>
          </table:table-cell>
          <table:table-cell office:value-type="string" table:style-name="ce3">
            <text:p>ತರ್ಲಗಟ್ಟ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81827489" table:style-name="ce4">
            <text:p>168182748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ambhulinga B Hasabi<text:s text:c="5"/></text:p>
          </table:table-cell>
          <table:table-cell office:value-type="string" table:style-name="ce4">
            <text:p>CHO</text:p>
          </table:table-cell>
          <table:table-cell office:value-type="float" office:value="6361045167" table:style-name="ce4">
            <text:p>6361045167</text:p>
          </table:table-cell>
          <table:table-cell office:value-type="float" office:value="15.154299999999999" table:style-name="ce4">
            <text:p>15.1543</text:p>
          </table:table-cell>
          <table:table-cell office:value-type="float" office:value="75.260400000000004" table:style-name="ce4">
            <text:p>75.2604</text:p>
          </table:table-cell>
          <table:table-cell table:number-columns-repeated="16368"/>
        </table:table-row>
        <table:table-row table:style-name="ro1">
          <table:table-cell office:value-type="float" office:value="247" table:style-name="ce4">
            <text:p>247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undagol<text:s/></text:p>
          </table:table-cell>
          <table:table-cell office:value-type="string" table:style-name="ce3">
            <text:p>ಕುಂದಗೋಳ</text:p>
          </table:table-cell>
          <table:table-cell office:value-type="string" table:style-name="ce4">
            <text:p>Kamadolli A</text:p>
          </table:table-cell>
          <table:table-cell office:value-type="string" table:style-name="ce3">
            <text:p>ಕಮಡೊಳ್ಳಿ ಎ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73177461" table:style-name="ce4">
            <text:p>347317746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bdullahsab R Sultanavar<text:s text:c="5"/></text:p>
          </table:table-cell>
          <table:table-cell office:value-type="string" table:style-name="ce4">
            <text:p>CHO</text:p>
          </table:table-cell>
          <table:table-cell office:value-type="float" office:value="9964756994" table:style-name="ce4">
            <text:p>9964756994</text:p>
          </table:table-cell>
          <table:table-cell office:value-type="float" office:value="15.203605" table:style-name="ce4">
            <text:p>15.203605</text:p>
          </table:table-cell>
          <table:table-cell office:value-type="float" office:value="75.254469" table:style-name="ce4">
            <text:p>75.254469</text:p>
          </table:table-cell>
          <table:table-cell table:number-columns-repeated="16368"/>
        </table:table-row>
        <table:table-row table:style-name="ro1">
          <table:table-cell office:value-type="float" office:value="248" table:style-name="ce4">
            <text:p>248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undagol<text:s/></text:p>
          </table:table-cell>
          <table:table-cell office:value-type="string" table:style-name="ce3">
            <text:p>ಕುಂದಗೋಳ</text:p>
          </table:table-cell>
          <table:table-cell office:value-type="string" table:style-name="ce4">
            <text:p>Chakalabbi</text:p>
          </table:table-cell>
          <table:table-cell office:value-type="string" table:style-name="ce3">
            <text:p>ಚಾಕಲಬ್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553517123" table:style-name="ce4">
            <text:p>355351712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eeranna<text:s text:c="5"/></text:p>
          </table:table-cell>
          <table:table-cell office:value-type="string" table:style-name="ce4">
            <text:p>CHO</text:p>
          </table:table-cell>
          <table:table-cell office:value-type="float" office:value="9987200876" table:style-name="ce4">
            <text:p>9987200876</text:p>
          </table:table-cell>
          <table:table-cell office:value-type="float" office:value="15.265593000000001" table:style-name="ce4">
            <text:p>15.265593</text:p>
          </table:table-cell>
          <table:table-cell office:value-type="float" office:value="75.339759999999998" table:style-name="ce4">
            <text:p>75.33976</text:p>
          </table:table-cell>
          <table:table-cell table:number-columns-repeated="16368"/>
        </table:table-row>
        <table:table-row table:style-name="ro1">
          <table:table-cell office:value-type="float" office:value="249" table:style-name="ce4">
            <text:p>249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undagol<text:s/></text:p>
          </table:table-cell>
          <table:table-cell office:value-type="string" table:style-name="ce3">
            <text:p>ಕುಂದಗೋಳ</text:p>
          </table:table-cell>
          <table:table-cell office:value-type="string" table:style-name="ce4">
            <text:p>Hirenarthi</text:p>
          </table:table-cell>
          <table:table-cell office:value-type="string" table:style-name="ce3">
            <text:p>ಹಿರೇನರ್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825567383" table:style-name="ce4">
            <text:p>482556738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vitha Mulagund<text:s text:c="5"/></text:p>
          </table:table-cell>
          <table:table-cell office:value-type="string" table:style-name="ce4">
            <text:p>Incharge</text:p>
          </table:table-cell>
          <table:table-cell office:value-type="float" office:value="9740520037" table:style-name="ce4">
            <text:p>9740520037</text:p>
          </table:table-cell>
          <table:table-cell office:value-type="float" office:value="15.281884" table:style-name="ce4">
            <text:p>15.281884</text:p>
          </table:table-cell>
          <table:table-cell office:value-type="float" office:value="75.295298000000003" table:style-name="ce4">
            <text:p>75.295298</text:p>
          </table:table-cell>
          <table:table-cell table:number-columns-repeated="16368"/>
        </table:table-row>
        <table:table-row table:style-name="ro1">
          <table:table-cell office:value-type="float" office:value="250" table:style-name="ce4">
            <text:p>250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undagol<text:s/></text:p>
          </table:table-cell>
          <table:table-cell office:value-type="string" table:style-name="ce3">
            <text:p>ಕುಂದಗೋಳ</text:p>
          </table:table-cell>
          <table:table-cell office:value-type="string" table:style-name="ce4">
            <text:p>Rottigawada</text:p>
          </table:table-cell>
          <table:table-cell office:value-type="string" table:style-name="ce3">
            <text:p>ರೊಟ್ಟಿಗವಾ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86164831" table:style-name="ce4">
            <text:p>638616483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chidanandayya Ramarat<text:s text:c="5"/></text:p>
          </table:table-cell>
          <table:table-cell office:value-type="string" table:style-name="ce4">
            <text:p>CHO</text:p>
          </table:table-cell>
          <table:table-cell office:value-type="float" office:value="9980354006" table:style-name="ce4">
            <text:p>9980354006</text:p>
          </table:table-cell>
          <table:table-cell office:value-type="float" office:value="15.313174999999999" table:style-name="ce4">
            <text:p>15.313175</text:p>
          </table:table-cell>
          <table:table-cell office:value-type="float" office:value="75.368909000000002" table:style-name="ce4">
            <text:p>75.368909</text:p>
          </table:table-cell>
          <table:table-cell table:number-columns-repeated="16368"/>
        </table:table-row>
        <table:table-row table:style-name="ro1">
          <table:table-cell office:value-type="float" office:value="251" table:style-name="ce4">
            <text:p>251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Navalgund<text:s/></text:p>
          </table:table-cell>
          <table:table-cell office:value-type="string" table:style-name="ce3">
            <text:p>ನವಲಗುಂದ</text:p>
          </table:table-cell>
          <table:table-cell office:value-type="string" table:style-name="ce4">
            <text:p>Basapura</text:p>
          </table:table-cell>
          <table:table-cell office:value-type="string" table:style-name="ce3">
            <text:p>ಬಸ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64148830" table:style-name="ce4">
            <text:p>716414883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enuka<text:s text:c="5"/></text:p>
          </table:table-cell>
          <table:table-cell office:value-type="string" table:style-name="ce4">
            <text:p>CHO</text:p>
          </table:table-cell>
          <table:table-cell office:value-type="float" office:value="8904187452" table:style-name="ce4">
            <text:p>8904187452</text:p>
          </table:table-cell>
          <table:table-cell office:value-type="float" office:value="15.4747" table:style-name="ce4">
            <text:p>15.4747</text:p>
          </table:table-cell>
          <table:table-cell office:value-type="float" office:value="75.380899999999997" table:style-name="ce4">
            <text:p>75.3809</text:p>
          </table:table-cell>
          <table:table-cell table:number-columns-repeated="16368"/>
        </table:table-row>
        <table:table-row table:style-name="ro1">
          <table:table-cell office:value-type="float" office:value="252" table:style-name="ce4">
            <text:p>252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Navalgund<text:s/></text:p>
          </table:table-cell>
          <table:table-cell office:value-type="string" table:style-name="ce3">
            <text:p>ನವಲಗುಂದ</text:p>
          </table:table-cell>
          <table:table-cell office:value-type="string" table:style-name="ce4">
            <text:p>Bhadrapura</text:p>
          </table:table-cell>
          <table:table-cell office:value-type="string" table:style-name="ce3">
            <text:p>ಭದ್ರ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786242384" table:style-name="ce4">
            <text:p>278624238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rtimappa<text:s text:c="5"/></text:p>
          </table:table-cell>
          <table:table-cell office:value-type="string" table:style-name="ce4">
            <text:p>CHO</text:p>
          </table:table-cell>
          <table:table-cell office:value-type="float" office:value="7022513041" table:style-name="ce4">
            <text:p>7022513041</text:p>
          </table:table-cell>
          <table:table-cell office:value-type="float" office:value="15.3887" table:style-name="ce4">
            <text:p>15.3887</text:p>
          </table:table-cell>
          <table:table-cell office:value-type="float" office:value="75.390299999999996" table:style-name="ce4">
            <text:p>75.3903</text:p>
          </table:table-cell>
          <table:table-cell table:number-columns-repeated="16368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Navalgund<text:s/></text:p>
          </table:table-cell>
          <table:table-cell office:value-type="string" table:style-name="ce3">
            <text:p>ನವಲಗುಂದ</text:p>
          </table:table-cell>
          <table:table-cell office:value-type="string" table:style-name="ce4">
            <text:p>Arekurahatti</text:p>
          </table:table-cell>
          <table:table-cell office:value-type="string" table:style-name="ce3">
            <text:p>ಅರೆಕುರಹ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277757471" table:style-name="ce4">
            <text:p>527775747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sma Banu Rajekhan<text:s text:c="5"/></text:p>
          </table:table-cell>
          <table:table-cell office:value-type="string" table:style-name="ce4">
            <text:p>CHO</text:p>
          </table:table-cell>
          <table:table-cell office:value-type="float" office:value="7259816787" table:style-name="ce4">
            <text:p>7259816787</text:p>
          </table:table-cell>
          <table:table-cell office:value-type="float" office:value="15.518800000000001" table:style-name="ce4">
            <text:p>15.5188</text:p>
          </table:table-cell>
          <table:table-cell office:value-type="float" office:value="75.313100000000006" table:style-name="ce4">
            <text:p>75.3131</text:p>
          </table:table-cell>
          <table:table-cell table:number-columns-repeated="16368"/>
        </table:table-row>
        <table:table-row table:style-name="ro1">
          <table:table-cell office:value-type="float" office:value="254" table:style-name="ce4">
            <text:p>254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Navalgund<text:s/></text:p>
          </table:table-cell>
          <table:table-cell office:value-type="string" table:style-name="ce3">
            <text:p>ನವಲಗುಂದ</text:p>
          </table:table-cell>
          <table:table-cell office:value-type="string" table:style-name="ce4">
            <text:p>Kalawada</text:p>
          </table:table-cell>
          <table:table-cell office:value-type="string" table:style-name="ce3">
            <text:p>ಕಾಲವಾ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18846567" table:style-name="ce4">
            <text:p>761884656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Jayashree Hadapad<text:s text:c="5"/></text:p>
          </table:table-cell>
          <table:table-cell office:value-type="string" table:style-name="ce4">
            <text:p>CHO</text:p>
          </table:table-cell>
          <table:table-cell office:value-type="float" office:value="8088106021" table:style-name="ce4">
            <text:p>8088106021</text:p>
          </table:table-cell>
          <table:table-cell office:value-type="float" office:value="15.4907" table:style-name="ce4">
            <text:p>15.4907</text:p>
          </table:table-cell>
          <table:table-cell office:value-type="float" office:value="75.311099999999996" table:style-name="ce4">
            <text:p>75.3111</text:p>
          </table:table-cell>
          <table:table-cell table:number-columns-repeated="16368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Navalgund<text:s/></text:p>
          </table:table-cell>
          <table:table-cell office:value-type="string" table:style-name="ce3">
            <text:p>ನವಲಗುಂದ</text:p>
          </table:table-cell>
          <table:table-cell office:value-type="string" table:style-name="ce4">
            <text:p>Gudisagar</text:p>
          </table:table-cell>
          <table:table-cell office:value-type="string" table:style-name="ce3">
            <text:p>ಗುಡಿಸಾಗ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82716536" table:style-name="ce4">
            <text:p>888271653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unita Chhatti<text:s text:c="3"/></text:p>
          </table:table-cell>
          <table:table-cell office:value-type="string" table:style-name="ce4">
            <text:p>PHCO</text:p>
          </table:table-cell>
          <table:table-cell office:value-type="float" office:value="8123139056" table:style-name="ce4">
            <text:p>8123139056</text:p>
          </table:table-cell>
          <table:table-cell office:value-type="float" office:value="15.5998" table:style-name="ce4">
            <text:p>15.5998</text:p>
          </table:table-cell>
          <table:table-cell office:value-type="float" office:value="75.396000000000001" table:style-name="ce4">
            <text:p>75.396</text:p>
          </table:table-cell>
          <table:table-cell table:number-columns-repeated="16368"/>
        </table:table-row>
        <table:table-row table:style-name="ro1">
          <table:table-cell office:value-type="float" office:value="256" table:style-name="ce4">
            <text:p>256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Navalgund<text:s/></text:p>
          </table:table-cell>
          <table:table-cell office:value-type="string" table:style-name="ce3">
            <text:p>ನವಲಗುಂದ</text:p>
          </table:table-cell>
          <table:table-cell office:value-type="string" table:style-name="ce4">
            <text:p>Tuppadakurahatti</text:p>
          </table:table-cell>
          <table:table-cell office:value-type="string" table:style-name="ce3">
            <text:p>ತುಪ್ಪದಕುರಹ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36646287" table:style-name="ce4">
            <text:p>853664628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njula M<text:s text:c="5"/></text:p>
          </table:table-cell>
          <table:table-cell office:value-type="string" table:style-name="ce4">
            <text:p>CHO</text:p>
          </table:table-cell>
          <table:table-cell office:value-type="float" office:value="8867426681" table:style-name="ce4">
            <text:p>8867426681</text:p>
          </table:table-cell>
          <table:table-cell office:value-type="float" office:value="15.5418" table:style-name="ce4">
            <text:p>15.5418</text:p>
          </table:table-cell>
          <table:table-cell office:value-type="float" office:value="75.494900000000001" table:style-name="ce4">
            <text:p>75.4949</text:p>
          </table:table-cell>
          <table:table-cell table:number-columns-repeated="16368"/>
        </table:table-row>
        <table:table-row table:style-name="ro1">
          <table:table-cell office:value-type="float" office:value="257" table:style-name="ce4">
            <text:p>257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Navalgund<text:s/></text:p>
          </table:table-cell>
          <table:table-cell office:value-type="string" table:style-name="ce3">
            <text:p>ನವಲಗುಂದ</text:p>
          </table:table-cell>
          <table:table-cell office:value-type="string" table:style-name="ce4">
            <text:p>Sirur</text:p>
          </table:table-cell>
          <table:table-cell office:value-type="string" table:style-name="ce3">
            <text:p>ಸಿರ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582816745" table:style-name="ce4">
            <text:p>758281674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idyashree Shivanand Wali<text:s text:c="5"/></text:p>
          </table:table-cell>
          <table:table-cell office:value-type="string" table:style-name="ce4">
            <text:p>CHO</text:p>
          </table:table-cell>
          <table:table-cell office:value-type="float" office:value="9606703969" table:style-name="ce4">
            <text:p>9606703969</text:p>
          </table:table-cell>
          <table:table-cell office:value-type="float" office:value="16.099323999999999" table:style-name="ce4">
            <text:p>16.099324</text:p>
          </table:table-cell>
          <table:table-cell office:value-type="float" office:value="75.782206000000002" table:style-name="ce4">
            <text:p>75.782206</text:p>
          </table:table-cell>
          <table:table-cell table:number-columns-repeated="16368"/>
        </table:table-row>
        <table:table-row table:style-name="ro1">
          <table:table-cell office:value-type="float" office:value="258" table:style-name="ce4">
            <text:p>258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Navalgund<text:s/></text:p>
          </table:table-cell>
          <table:table-cell office:value-type="string" table:style-name="ce3">
            <text:p>ನವಲಗುಂದ</text:p>
          </table:table-cell>
          <table:table-cell office:value-type="string" table:style-name="ce4">
            <text:p>Hebbal<text:s/></text:p>
          </table:table-cell>
          <table:table-cell office:value-type="string" table:style-name="ce3">
            <text:p>ಹೆಬ್ಬಾಳ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63753775" table:style-name="ce4">
            <text:p>436375377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njumAra Sherwad<text:s text:c="3"/></text:p>
          </table:table-cell>
          <table:table-cell office:value-type="string" table:style-name="ce4">
            <text:p>PHCO</text:p>
          </table:table-cell>
          <table:table-cell office:value-type="float" office:value="6362526681" table:style-name="ce4">
            <text:p>6362526681</text:p>
          </table:table-cell>
          <table:table-cell office:value-type="float" office:value="15.6257" table:style-name="ce4">
            <text:p>15.6257</text:p>
          </table:table-cell>
          <table:table-cell office:value-type="float" office:value="75.266000000000005" table:style-name="ce4">
            <text:p>75.266</text:p>
          </table:table-cell>
          <table:table-cell table:number-columns-repeated="16368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Hubballi</text:p>
          </table:table-cell>
          <table:table-cell office:value-type="string" table:style-name="ce3">
            <text:p>ಹುಬ್ಬಳ್ಳಿ</text:p>
          </table:table-cell>
          <table:table-cell office:value-type="string" table:style-name="ce4">
            <text:p>MANTUR</text:p>
          </table:table-cell>
          <table:table-cell office:value-type="string" table:style-name="ce3">
            <text:p>ಮಂಟ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33868520" table:style-name="ce4">
            <text:p>853386852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UMA -<text:s text:c="2"/></text:p>
          </table:table-cell>
          <table:table-cell office:value-type="string" table:style-name="ce4">
            <text:p>CHO</text:p>
          </table:table-cell>
          <table:table-cell office:value-type="float" office:value="6364104670" table:style-name="ce4">
            <text:p>6364104670</text:p>
          </table:table-cell>
          <table:table-cell office:value-type="float" office:value="15.348659" table:style-name="ce4">
            <text:p>15.348659</text:p>
          </table:table-cell>
          <table:table-cell office:value-type="float" office:value="75.264702" table:style-name="ce4">
            <text:p>75.264702</text:p>
          </table:table-cell>
          <table:table-cell table:number-columns-repeated="16368"/>
        </table:table-row>
        <table:table-row table:style-name="ro1">
          <table:table-cell office:value-type="float" office:value="260" table:style-name="ce4">
            <text:p>260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Hubballi<text:s/></text:p>
          </table:table-cell>
          <table:table-cell office:value-type="string" table:style-name="ce3">
            <text:p>ಹುಬ್ಬಳ್ಳಿ</text:p>
          </table:table-cell>
          <table:table-cell office:value-type="string" table:style-name="ce4">
            <text:p>Chabbi</text:p>
          </table:table-cell>
          <table:table-cell office:value-type="string" table:style-name="ce3">
            <text:p>ಚಬ್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66644431" table:style-name="ce4">
            <text:p>546664443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halingamma<text:s text:c="9"/></text:p>
          </table:table-cell>
          <table:table-cell office:value-type="string" table:style-name="ce4">
            <text:p>CHO</text:p>
          </table:table-cell>
          <table:table-cell office:value-type="float" office:value="8861389902" table:style-name="ce4">
            <text:p>8861389902</text:p>
          </table:table-cell>
          <table:table-cell office:value-type="float" office:value="15.229734000000001" table:style-name="ce4">
            <text:p>15.229734</text:p>
          </table:table-cell>
          <table:table-cell office:value-type="float" office:value="75.158129000000002" table:style-name="ce4">
            <text:p>75.158129</text:p>
          </table:table-cell>
          <table:table-cell table:number-columns-repeated="16368"/>
        </table:table-row>
        <table:table-row table:style-name="ro1">
          <table:table-cell office:value-type="float" office:value="261" table:style-name="ce4">
            <text:p>261</text:p>
          </table:table-cell>
          <table:table-cell office:value-type="string" table:style-name="ce4">
            <text:p>Dharwad<text:s/></text:p>
          </table:table-cell>
          <table:table-cell office:value-type="string" table:style-name="ce3">
            <text:p>ಧಾರವಾಡ</text:p>
          </table:table-cell>
          <table:table-cell office:value-type="string" table:style-name="ce4">
            <text:p>Kundagol</text:p>
          </table:table-cell>
          <table:table-cell office:value-type="string" table:style-name="ce3">
            <text:p>ಕುಂದಗೋಳ</text:p>
          </table:table-cell>
          <table:table-cell office:value-type="string" table:style-name="ce4">
            <text:p>Goudageri</text:p>
          </table:table-cell>
          <table:table-cell office:value-type="string" table:style-name="ce3">
            <text:p>ಗೌಡಗ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515718129" table:style-name="ce4">
            <text:p>551571812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Nagappa<text:s text:c="9"/></text:p>
          </table:table-cell>
          <table:table-cell office:value-type="string" table:style-name="ce4">
            <text:p>CHO</text:p>
          </table:table-cell>
          <table:table-cell office:value-type="float" office:value="9901308614" table:style-name="ce4">
            <text:p>9901308614</text:p>
          </table:table-cell>
          <table:table-cell office:value-type="float" office:value="15.729952000000001" table:style-name="ce4">
            <text:p>15.729952</text:p>
          </table:table-cell>
          <table:table-cell office:value-type="float" office:value="75.986960999999994" table:style-name="ce4">
            <text:p>75.986961</text:p>
          </table:table-cell>
          <table:table-cell table:number-columns-repeated="16368"/>
        </table:table-row>
        <table:table-row table:style-name="ro1">
          <table:table-cell office:value-type="float" office:value="262" table:style-name="ce4">
            <text:p>262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Harlapur</text:p>
          </table:table-cell>
          <table:table-cell office:value-type="string" table:style-name="ce3">
            <text:p>ಹರ್ಲ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218847448" table:style-name="ce4">
            <text:p>121884744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kshata ILAGER<text:s text:c="5"/></text:p>
          </table:table-cell>
          <table:table-cell office:value-type="string" table:style-name="ce4">
            <text:p>CHO</text:p>
          </table:table-cell>
          <table:table-cell office:value-type="float" office:value="8095604770" table:style-name="ce4">
            <text:p>809560477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263" table:style-name="ce4">
            <text:p>263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Kalasapur</text:p>
          </table:table-cell>
          <table:table-cell office:value-type="string" table:style-name="ce3">
            <text:p>ಕಳಸ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818224342" table:style-name="ce4">
            <text:p>781822434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Lambani Krushna<text:s text:c="5"/></text:p>
          </table:table-cell>
          <table:table-cell office:value-type="string" table:style-name="ce4">
            <text:p>CHO</text:p>
          </table:table-cell>
          <table:table-cell office:value-type="float" office:value="7090528765" table:style-name="ce4">
            <text:p>7090528765</text:p>
          </table:table-cell>
          <table:table-cell office:value-type="float" office:value="15.4235069" table:style-name="ce4">
            <text:p>15.4235069</text:p>
          </table:table-cell>
          <table:table-cell office:value-type="float" office:value="75.632592599999995" table:style-name="ce4">
            <text:p>75.6325926</text:p>
          </table:table-cell>
          <table:table-cell table:number-columns-repeated="16368"/>
        </table:table-row>
        <table:table-row table:style-name="ro1">
          <table:table-cell office:value-type="float" office:value="264" table:style-name="ce4">
            <text:p>264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Beladadi A</text:p>
          </table:table-cell>
          <table:table-cell office:value-type="string" table:style-name="ce3">
            <text:p>ಬೆಳದಡಿ ಎ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26733885" table:style-name="ce4">
            <text:p>712673388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Hanamanth Kallimani<text:s text:c="5"/></text:p>
          </table:table-cell>
          <table:table-cell office:value-type="string" table:style-name="ce4">
            <text:p>CHO</text:p>
          </table:table-cell>
          <table:table-cell office:value-type="float" office:value="9060817655" table:style-name="ce4">
            <text:p>9060817655</text:p>
          </table:table-cell>
          <table:table-cell office:value-type="float" office:value="15.337999999999999" table:style-name="ce4">
            <text:p>15.338</text:p>
          </table:table-cell>
          <table:table-cell office:value-type="float" office:value="75.619200000000006" table:style-name="ce4">
            <text:p>75.6192</text:p>
          </table:table-cell>
          <table:table-cell table:number-columns-repeated="16368"/>
        </table:table-row>
        <table:table-row table:style-name="ro1">
          <table:table-cell office:value-type="float" office:value="265" table:style-name="ce4">
            <text:p>265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Beladabi _B</text:p>
          </table:table-cell>
          <table:table-cell office:value-type="string" table:style-name="ce3">
            <text:p>ಬೆಲದಬಿ _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413737646" table:style-name="ce4">
            <text:p>441373764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Akshata Nayak<text:s text:c="5"/></text:p>
          </table:table-cell>
          <table:table-cell office:value-type="string" table:style-name="ce4">
            <text:p>CHO</text:p>
          </table:table-cell>
          <table:table-cell office:value-type="float" office:value="8546834189" table:style-name="ce4">
            <text:p>8546834189</text:p>
          </table:table-cell>
          <table:table-cell office:value-type="float" office:value="15.337999999999999" table:style-name="ce4">
            <text:p>15.338</text:p>
          </table:table-cell>
          <table:table-cell office:value-type="float" office:value="75.619200000000006" table:style-name="ce4">
            <text:p>75.6192</text:p>
          </table:table-cell>
          <table:table-cell table:number-columns-repeated="16368"/>
        </table:table-row>
        <table:table-row table:style-name="ro1">
          <table:table-cell office:value-type="float" office:value="266" table:style-name="ce4">
            <text:p>266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Binkadakatti</text:p>
          </table:table-cell>
          <table:table-cell office:value-type="string" table:style-name="ce3">
            <text:p>ಬಿಂಕದಕ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478652543" table:style-name="ce4">
            <text:p>747865254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ekha Nagarahalli M<text:s text:c="5"/></text:p>
          </table:table-cell>
          <table:table-cell office:value-type="string" table:style-name="ce4">
            <text:p>CHO</text:p>
          </table:table-cell>
          <table:table-cell office:value-type="float" office:value="9731420599" table:style-name="ce4">
            <text:p>9731420599</text:p>
          </table:table-cell>
          <table:table-cell office:value-type="float" office:value="15.42" table:style-name="ce4">
            <text:p>15.42</text:p>
          </table:table-cell>
          <table:table-cell office:value-type="float" office:value="75.588700000000003" table:style-name="ce4">
            <text:p>75.5887</text:p>
          </table:table-cell>
          <table:table-cell table:number-columns-repeated="16368"/>
        </table:table-row>
        <table:table-row table:style-name="ro1">
          <table:table-cell office:value-type="float" office:value="267" table:style-name="ce4">
            <text:p>267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Hosur</text:p>
          </table:table-cell>
          <table:table-cell office:value-type="string" table:style-name="ce3">
            <text:p>ಹೊಸ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36423486" table:style-name="ce4">
            <text:p>543642348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unitha Dollin<text:s text:c="5"/></text:p>
          </table:table-cell>
          <table:table-cell office:value-type="string" table:style-name="ce4">
            <text:p>CHO</text:p>
          </table:table-cell>
          <table:table-cell office:value-type="float" office:value="9606840314" table:style-name="ce4">
            <text:p>9606840314</text:p>
          </table:table-cell>
          <table:table-cell office:value-type="float" office:value="15.299899999999999" table:style-name="ce4">
            <text:p>15.2999</text:p>
          </table:table-cell>
          <table:table-cell office:value-type="float" office:value="75.5745" table:style-name="ce4">
            <text:p>75.5745</text:p>
          </table:table-cell>
          <table:table-cell table:number-columns-repeated="16368"/>
        </table:table-row>
        <table:table-row table:style-name="ro1">
          <table:table-cell office:value-type="float" office:value="268" table:style-name="ce4">
            <text:p>268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Sartur _A</text:p>
          </table:table-cell>
          <table:table-cell office:value-type="string" table:style-name="ce3">
            <text:p>ಸರ್ತೂರ್ _A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881233824" table:style-name="ce4">
            <text:p>788123382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Jyothi <text:s/>Hiregannavar<text:s text:c="5"/></text:p>
          </table:table-cell>
          <table:table-cell office:value-type="string" table:style-name="ce4">
            <text:p>CHO</text:p>
          </table:table-cell>
          <table:table-cell office:value-type="float" office:value="9741959537" table:style-name="ce4">
            <text:p>9741959537</text:p>
          </table:table-cell>
          <table:table-cell office:value-type="float" office:value="15.247400000000001" table:style-name="ce4">
            <text:p>15.2474</text:p>
          </table:table-cell>
          <table:table-cell office:value-type="float" office:value="75.610900000000001" table:style-name="ce4">
            <text:p>75.6109</text:p>
          </table:table-cell>
          <table:table-cell table:number-columns-repeated="16368"/>
        </table:table-row>
        <table:table-row table:style-name="ro1">
          <table:table-cell office:value-type="float" office:value="269" table:style-name="ce4">
            <text:p>269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H S Venkatapur</text:p>
          </table:table-cell>
          <table:table-cell office:value-type="string" table:style-name="ce3">
            <text:p>ಎಚ್ ಎಸ್ ವೆಂಕಟ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888176178" table:style-name="ce4">
            <text:p>588817617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Prathibha Hosalli<text:s text:c="5"/></text:p>
          </table:table-cell>
          <table:table-cell office:value-type="string" table:style-name="ce4">
            <text:p>CHO</text:p>
          </table:table-cell>
          <table:table-cell office:value-type="float" office:value="8123353162" table:style-name="ce4">
            <text:p>8123353162</text:p>
          </table:table-cell>
          <table:table-cell office:value-type="float" office:value="15.525499999999999" table:style-name="ce4">
            <text:p>15.5255</text:p>
          </table:table-cell>
          <table:table-cell office:value-type="float" office:value="75.517899999999997" table:style-name="ce4">
            <text:p>75.5179</text:p>
          </table:table-cell>
          <table:table-cell table:number-columns-repeated="16368"/>
        </table:table-row>
        <table:table-row table:style-name="ro1">
          <table:table-cell office:value-type="float" office:value="270" table:style-name="ce4">
            <text:p>270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Neeralagi</text:p>
          </table:table-cell>
          <table:table-cell office:value-type="string" table:style-name="ce3">
            <text:p>ನೀರಲ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55522158" table:style-name="ce4">
            <text:p>645552215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ntosh Gadagina<text:s text:c="5"/></text:p>
          </table:table-cell>
          <table:table-cell office:value-type="string" table:style-name="ce4">
            <text:p>CHO</text:p>
          </table:table-cell>
          <table:table-cell office:value-type="float" office:value="9738223875" table:style-name="ce4">
            <text:p>9738223875</text:p>
          </table:table-cell>
          <table:table-cell office:value-type="float" office:value="15.516500000000001" table:style-name="ce4">
            <text:p>15.5165</text:p>
          </table:table-cell>
          <table:table-cell office:value-type="float" office:value="75.716499999999996" table:style-name="ce4">
            <text:p>75.7165</text:p>
          </table:table-cell>
          <table:table-cell table:number-columns-repeated="16368"/>
        </table:table-row>
        <table:table-row table:style-name="ro1">
          <table:table-cell office:value-type="float" office:value="271" table:style-name="ce4">
            <text:p>271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Antur_ Bentur</text:p>
          </table:table-cell>
          <table:table-cell office:value-type="string" table:style-name="ce3">
            <text:p>ಅಂತೂರು_ ಬೆಂತ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17311160" table:style-name="ce4">
            <text:p>811731116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udin<text:s text:c="5"/></text:p>
          </table:table-cell>
          <table:table-cell office:value-type="string" table:style-name="ce4">
            <text:p>CHO</text:p>
          </table:table-cell>
          <table:table-cell office:value-type="float" office:value="7020123108" table:style-name="ce4">
            <text:p>7020123108</text:p>
          </table:table-cell>
          <table:table-cell office:value-type="float" office:value="15.365" table:style-name="ce4">
            <text:p>15.365</text:p>
          </table:table-cell>
          <table:table-cell office:value-type="float" office:value="75.468599999999995" table:style-name="ce4">
            <text:p>75.4686</text:p>
          </table:table-cell>
          <table:table-cell table:number-columns-repeated="16368"/>
        </table:table-row>
        <table:table-row table:style-name="ro1">
          <table:table-cell office:value-type="float" office:value="272" table:style-name="ce4">
            <text:p>272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Yelishirunj</text:p>
          </table:table-cell>
          <table:table-cell office:value-type="string" table:style-name="ce3">
            <text:p>ಯೆಲಿಶಿರುಂಜ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23454811" table:style-name="ce4">
            <text:p>842345481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Natasha paschal<text:s text:c="5"/></text:p>
          </table:table-cell>
          <table:table-cell office:value-type="string" table:style-name="ce4">
            <text:p>CHO</text:p>
          </table:table-cell>
          <table:table-cell office:value-type="float" office:value="7975093213" table:style-name="ce4">
            <text:p>7975093213</text:p>
          </table:table-cell>
          <table:table-cell office:value-type="float" office:value="15.2751" table:style-name="ce4">
            <text:p>15.2751</text:p>
          </table:table-cell>
          <table:table-cell office:value-type="float" office:value="75.599400000000003" table:style-name="ce4">
            <text:p>75.5994</text:p>
          </table:table-cell>
          <table:table-cell table:number-columns-repeated="16368"/>
        </table:table-row>
        <table:table-row table:style-name="ro1">
          <table:table-cell office:value-type="float" office:value="273" table:style-name="ce4">
            <text:p>273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Mundargi<text:s/></text:p>
          </table:table-cell>
          <table:table-cell office:value-type="string" table:style-name="ce3">
            <text:p>ಮುಂಡರಗಿ</text:p>
          </table:table-cell>
          <table:table-cell office:value-type="string" table:style-name="ce4">
            <text:p>Mundvad</text:p>
          </table:table-cell>
          <table:table-cell office:value-type="string" table:style-name="ce3">
            <text:p>ಮುಂಡ್ವಾಡ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41468673" table:style-name="ce4">
            <text:p>634146867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adha Medhar<text:s text:c="5"/></text:p>
          </table:table-cell>
          <table:table-cell office:value-type="string" table:style-name="ce4">
            <text:p>CHO</text:p>
          </table:table-cell>
          <table:table-cell office:value-type="float" office:value="9606284055" table:style-name="ce4">
            <text:p>9606284055</text:p>
          </table:table-cell>
          <table:table-cell office:value-type="float" office:value="15.0593" table:style-name="ce4">
            <text:p>15.0593</text:p>
          </table:table-cell>
          <table:table-cell office:value-type="float" office:value="75.789599999999993" table:style-name="ce4">
            <text:p>75.7896</text:p>
          </table:table-cell>
          <table:table-cell table:number-columns-repeated="16368"/>
        </table:table-row>
        <table:table-row table:style-name="ro1">
          <table:table-cell office:value-type="float" office:value="274" table:style-name="ce4">
            <text:p>274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Mundargi<text:s/></text:p>
          </table:table-cell>
          <table:table-cell office:value-type="string" table:style-name="ce3">
            <text:p>ಮುಂಡರಗಿ</text:p>
          </table:table-cell>
          <table:table-cell office:value-type="string" table:style-name="ce4">
            <text:p>Petalur</text:p>
          </table:table-cell>
          <table:table-cell office:value-type="string" table:style-name="ce3">
            <text:p>ಪೇಟೆಲ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525522532" table:style-name="ce4">
            <text:p>352552253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avi Chalawadi<text:s text:c="4"/></text:p>
          </table:table-cell>
          <table:table-cell office:value-type="string" table:style-name="ce4">
            <text:p>CHO</text:p>
          </table:table-cell>
          <table:table-cell office:value-type="float" office:value="9916527055" table:style-name="ce4">
            <text:p>9916527055</text:p>
          </table:table-cell>
          <table:table-cell office:value-type="float" office:value="15.3263" table:style-name="ce4">
            <text:p>15.3263</text:p>
          </table:table-cell>
          <table:table-cell office:value-type="float" office:value="75.810100000000006" table:style-name="ce4">
            <text:p>75.8101</text:p>
          </table:table-cell>
          <table:table-cell table:number-columns-repeated="16368"/>
        </table:table-row>
        <table:table-row table:style-name="ro1">
          <table:table-cell office:value-type="float" office:value="275" table:style-name="ce4">
            <text:p>275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Mundargi<text:s/></text:p>
          </table:table-cell>
          <table:table-cell office:value-type="string" table:style-name="ce3">
            <text:p>ಮುಂಡರಗಿ</text:p>
          </table:table-cell>
          <table:table-cell office:value-type="string" table:style-name="ce4">
            <text:p>Mevundi</text:p>
          </table:table-cell>
          <table:table-cell office:value-type="string" table:style-name="ce3">
            <text:p>ಮೇವುಂ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48825463" table:style-name="ce4">
            <text:p>534882546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Heena Kouser<text:s text:c="5"/></text:p>
          </table:table-cell>
          <table:table-cell office:value-type="string" table:style-name="ce4">
            <text:p>CHO</text:p>
          </table:table-cell>
          <table:table-cell office:value-type="float" office:value="9742435615" table:style-name="ce4">
            <text:p>9742435615</text:p>
          </table:table-cell>
          <table:table-cell office:value-type="float" office:value="15.270099999999999" table:style-name="ce4">
            <text:p>15.2701</text:p>
          </table:table-cell>
          <table:table-cell office:value-type="float" office:value="75.830600000000004" table:style-name="ce4">
            <text:p>75.8306</text:p>
          </table:table-cell>
          <table:table-cell table:number-columns-repeated="16368"/>
        </table:table-row>
        <table:table-row table:style-name="ro1">
          <table:table-cell office:value-type="float" office:value="276" table:style-name="ce4">
            <text:p>276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Chikkahandigol</text:p>
          </table:table-cell>
          <table:table-cell office:value-type="string" table:style-name="ce3">
            <text:p>ಚಿಕ್ಕಹಂಡಿಗೋಳ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263165142" table:style-name="ce4">
            <text:p>126316514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Deepak Ganji<text:s text:c="5"/></text:p>
          </table:table-cell>
          <table:table-cell office:value-type="string" table:style-name="ce4">
            <text:p>CHO</text:p>
          </table:table-cell>
          <table:table-cell office:value-type="float" office:value="7411765055" table:style-name="ce4">
            <text:p>7411765055</text:p>
          </table:table-cell>
          <table:table-cell office:value-type="float" office:value="15.463200000000001" table:style-name="ce4">
            <text:p>15.4632</text:p>
          </table:table-cell>
          <table:table-cell office:value-type="float" office:value="75.528599999999997" table:style-name="ce4">
            <text:p>75.5286</text:p>
          </table:table-cell>
          <table:table-cell table:number-columns-repeated="16368"/>
        </table:table-row>
        <table:table-row table:style-name="ro1">
          <table:table-cell office:value-type="float" office:value="277" table:style-name="ce4">
            <text:p>277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Advi Somapur</text:p>
          </table:table-cell>
          <table:table-cell office:value-type="string" table:style-name="ce3">
            <text:p>ಅದ್ವಿ ಸೋಮ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14323840" table:style-name="ce4">
            <text:p>381432384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Ludiya K<text:s text:c="5"/></text:p>
          </table:table-cell>
          <table:table-cell office:value-type="string" table:style-name="ce4">
            <text:p>CHO</text:p>
          </table:table-cell>
          <table:table-cell office:value-type="float" office:value="7019183412" table:style-name="ce4">
            <text:p>7019183412</text:p>
          </table:table-cell>
          <table:table-cell office:value-type="float" office:value="15.3917" table:style-name="ce4">
            <text:p>15.3917</text:p>
          </table:table-cell>
          <table:table-cell office:value-type="float" office:value="75.655100000000004" table:style-name="ce4">
            <text:p>75.6551</text:p>
          </table:table-cell>
          <table:table-cell table:number-columns-repeated="16368"/>
        </table:table-row>
        <table:table-row table:style-name="ro1">
          <table:table-cell office:value-type="float" office:value="278" table:style-name="ce4">
            <text:p>278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Kanaginhal</text:p>
          </table:table-cell>
          <table:table-cell office:value-type="string" table:style-name="ce3">
            <text:p>ಕಣಗಿನ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274773180" table:style-name="ce4">
            <text:p>627477318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Lakshmavva Bhajantri<text:s text:c="6"/></text:p>
          </table:table-cell>
          <table:table-cell office:value-type="string" table:style-name="ce4">
            <text:p>CHO</text:p>
          </table:table-cell>
          <table:table-cell office:value-type="float" office:value="9449706376" table:style-name="ce4">
            <text:p>9449706376</text:p>
          </table:table-cell>
          <table:table-cell office:value-type="float" office:value="15.4573" table:style-name="ce4">
            <text:p>15.4573</text:p>
          </table:table-cell>
          <table:table-cell office:value-type="float" office:value="75.729799999999997" table:style-name="ce4">
            <text:p>75.7298</text:p>
          </table:table-cell>
          <table:table-cell table:number-columns-repeated="16368"/>
        </table:table-row>
        <table:table-row table:style-name="ro1">
          <table:table-cell office:value-type="float" office:value="279" table:style-name="ce4">
            <text:p>279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Mundargi<text:s/></text:p>
          </table:table-cell>
          <table:table-cell office:value-type="string" table:style-name="ce3">
            <text:p>ಮುಂಡರಗಿ</text:p>
          </table:table-cell>
          <table:table-cell office:value-type="string" table:style-name="ce4">
            <text:p>Venktapur<text:s/></text:p>
          </table:table-cell>
          <table:table-cell office:value-type="string" table:style-name="ce3">
            <text:p>ವೆಂಕಟ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82414282" table:style-name="ce4">
            <text:p>378241428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iddappa Hoskeri<text:s text:c="5"/></text:p>
          </table:table-cell>
          <table:table-cell office:value-type="string" table:style-name="ce4">
            <text:p>CHO</text:p>
          </table:table-cell>
          <table:table-cell office:value-type="float" office:value="9590858333" table:style-name="ce4">
            <text:p>9590858333</text:p>
          </table:table-cell>
          <table:table-cell office:value-type="float" office:value="15.348800000000001" table:style-name="ce4">
            <text:p>15.3488</text:p>
          </table:table-cell>
          <table:table-cell office:value-type="float" office:value="75.855500000000006" table:style-name="ce4">
            <text:p>75.8555</text:p>
          </table:table-cell>
          <table:table-cell table:number-columns-repeated="16368"/>
        </table:table-row>
        <table:table-row table:style-name="ro1">
          <table:table-cell office:value-type="float" office:value="280" table:style-name="ce4">
            <text:p>280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Mundargi<text:s/></text:p>
          </table:table-cell>
          <table:table-cell office:value-type="string" table:style-name="ce3">
            <text:p>ಮುಂಡರಗಿ</text:p>
          </table:table-cell>
          <table:table-cell office:value-type="string" table:style-name="ce4">
            <text:p>Hallikeri</text:p>
          </table:table-cell>
          <table:table-cell office:value-type="string" table:style-name="ce3">
            <text:p>ಹಳ್ಳಿಕ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44657371" table:style-name="ce4">
            <text:p>634465737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ijay B<text:s text:c="5"/></text:p>
          </table:table-cell>
          <table:table-cell office:value-type="string" table:style-name="ce4">
            <text:p>CHO</text:p>
          </table:table-cell>
          <table:table-cell office:value-type="float" office:value="9164684608" table:style-name="ce4">
            <text:p>9164684608</text:p>
          </table:table-cell>
          <table:table-cell office:value-type="float" office:value="15.3832" table:style-name="ce4">
            <text:p>15.3832</text:p>
          </table:table-cell>
          <table:table-cell office:value-type="float" office:value="75.884399999999999" table:style-name="ce4">
            <text:p>75.8844</text:p>
          </table:table-cell>
          <table:table-cell table:number-columns-repeated="16368"/>
        </table:table-row>
        <table:table-row table:style-name="ro1">
          <table:table-cell office:value-type="float" office:value="281" table:style-name="ce4">
            <text:p>281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Mundargi<text:s/></text:p>
          </table:table-cell>
          <table:table-cell office:value-type="string" table:style-name="ce3">
            <text:p>ಮುಂಡರಗಿ</text:p>
          </table:table-cell>
          <table:table-cell office:value-type="string" table:style-name="ce4">
            <text:p>Halligudi</text:p>
          </table:table-cell>
          <table:table-cell office:value-type="string" table:style-name="ce3">
            <text:p>ಹಳ್ಳಿಗು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171173515" table:style-name="ce4">
            <text:p>317117351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eeresh Yadiyapoor<text:s text:c="5"/></text:p>
          </table:table-cell>
          <table:table-cell office:value-type="string" table:style-name="ce4">
            <text:p>CHO</text:p>
          </table:table-cell>
          <table:table-cell office:value-type="float" office:value="7022243921" table:style-name="ce4">
            <text:p>7022243921</text:p>
          </table:table-cell>
          <table:table-cell office:value-type="float" office:value="15.4008" table:style-name="ce4">
            <text:p>15.4008</text:p>
          </table:table-cell>
          <table:table-cell office:value-type="float" office:value="75.832400000000007" table:style-name="ce4">
            <text:p>75.8324</text:p>
          </table:table-cell>
          <table:table-cell table:number-columns-repeated="16368"/>
        </table:table-row>
        <table:table-row table:style-name="ro1">
          <table:table-cell office:value-type="float" office:value="282" table:style-name="ce4">
            <text:p>282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Mundargi<text:s/></text:p>
          </table:table-cell>
          <table:table-cell office:value-type="string" table:style-name="ce3">
            <text:p>ಮುಂಡರಗಿ</text:p>
          </table:table-cell>
          <table:table-cell office:value-type="string" table:style-name="ce4">
            <text:p>Korlahalli</text:p>
          </table:table-cell>
          <table:table-cell office:value-type="string" table:style-name="ce3">
            <text:p>ಕೊರ್ಲ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27784111" table:style-name="ce4">
            <text:p>872778411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vitha Rathod<text:s text:c="5"/></text:p>
          </table:table-cell>
          <table:table-cell office:value-type="string" table:style-name="ce4">
            <text:p>CHO</text:p>
          </table:table-cell>
          <table:table-cell office:value-type="float" office:value="6363187772" table:style-name="ce4">
            <text:p>6363187772</text:p>
          </table:table-cell>
          <table:table-cell office:value-type="float" office:value="15.117699999999999" table:style-name="ce4">
            <text:p>15.1177</text:p>
          </table:table-cell>
          <table:table-cell office:value-type="float" office:value="75.890299999999996" table:style-name="ce4">
            <text:p>75.8903</text:p>
          </table:table-cell>
          <table:table-cell table:number-columns-repeated="16368"/>
        </table:table-row>
        <table:table-row table:style-name="ro1">
          <table:table-cell office:value-type="float" office:value="283" table:style-name="ce4">
            <text:p>283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Nargund</text:p>
          </table:table-cell>
          <table:table-cell office:value-type="string" table:style-name="ce3">
            <text:p>ನರಗುಂದ</text:p>
          </table:table-cell>
          <table:table-cell office:value-type="string" table:style-name="ce4">
            <text:p>Konnur B</text:p>
          </table:table-cell>
          <table:table-cell office:value-type="string" table:style-name="ce3">
            <text:p>ಕೊಣ್ಣೂರ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27487319" table:style-name="ce4">
            <text:p>462748731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Imtiyaz Melinmani<text:s text:c="5"/></text:p>
          </table:table-cell>
          <table:table-cell office:value-type="string" table:style-name="ce4">
            <text:p>CHO</text:p>
          </table:table-cell>
          <table:table-cell office:value-type="float" office:value="7019685664" table:style-name="ce4">
            <text:p>7019685664</text:p>
          </table:table-cell>
          <table:table-cell office:value-type="float" office:value="15.8583" table:style-name="ce4">
            <text:p>15.8583</text:p>
          </table:table-cell>
          <table:table-cell office:value-type="float" office:value="75.494900000000001" table:style-name="ce4">
            <text:p>75.4949</text:p>
          </table:table-cell>
          <table:table-cell table:number-columns-repeated="16368"/>
        </table:table-row>
        <table:table-row table:style-name="ro1">
          <table:table-cell office:value-type="float" office:value="284" table:style-name="ce4">
            <text:p>284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Nargund</text:p>
          </table:table-cell>
          <table:table-cell office:value-type="string" table:style-name="ce3">
            <text:p>ನರಗುಂದ</text:p>
          </table:table-cell>
          <table:table-cell office:value-type="string" table:style-name="ce4">
            <text:p>Khanapur<text:s/></text:p>
          </table:table-cell>
          <table:table-cell office:value-type="string" table:style-name="ce3">
            <text:p>ಖಾನ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86785286" table:style-name="ce4">
            <text:p>168678528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Parveen Nadaf<text:s text:c="5"/></text:p>
          </table:table-cell>
          <table:table-cell office:value-type="string" table:style-name="ce4">
            <text:p>CHO</text:p>
          </table:table-cell>
          <table:table-cell office:value-type="float" office:value="9980443092" table:style-name="ce4">
            <text:p>9980443092</text:p>
          </table:table-cell>
          <table:table-cell office:value-type="float" office:value="15.763999999999999" table:style-name="ce4">
            <text:p>15.764</text:p>
          </table:table-cell>
          <table:table-cell office:value-type="float" office:value="75.521199999999993" table:style-name="ce4">
            <text:p>75.5212</text:p>
          </table:table-cell>
          <table:table-cell table:number-columns-repeated="16368"/>
        </table:table-row>
        <table:table-row table:style-name="ro1">
          <table:table-cell office:value-type="float" office:value="285" table:style-name="ce4">
            <text:p>285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Mundargi<text:s/></text:p>
          </table:table-cell>
          <table:table-cell office:value-type="string" table:style-name="ce3">
            <text:p>ಮುಂಡರಗಿ</text:p>
          </table:table-cell>
          <table:table-cell office:value-type="string" table:style-name="ce4">
            <text:p>Shingatalur</text:p>
          </table:table-cell>
          <table:table-cell office:value-type="string" table:style-name="ce3">
            <text:p>ಶಿಂಗಟಾಲ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311165441" table:style-name="ce4">
            <text:p>131116544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Tayappa<text:s text:c="5"/></text:p>
          </table:table-cell>
          <table:table-cell office:value-type="string" table:style-name="ce4">
            <text:p>CHO</text:p>
          </table:table-cell>
          <table:table-cell office:value-type="float" office:value="8792923520" table:style-name="ce4">
            <text:p>8792923520</text:p>
          </table:table-cell>
          <table:table-cell office:value-type="float" office:value="15.069900000000001" table:style-name="ce4">
            <text:p>15.0699</text:p>
          </table:table-cell>
          <table:table-cell office:value-type="float" office:value="75.885199999999998" table:style-name="ce4">
            <text:p>75.8852</text:p>
          </table:table-cell>
          <table:table-cell table:number-columns-repeated="16368"/>
        </table:table-row>
        <table:table-row table:style-name="ro1">
          <table:table-cell office:value-type="float" office:value="286" table:style-name="ce4">
            <text:p>286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Mundargi<text:s/></text:p>
          </table:table-cell>
          <table:table-cell office:value-type="string" table:style-name="ce3">
            <text:p>ಮುಂಡರಗಿ</text:p>
          </table:table-cell>
          <table:table-cell office:value-type="string" table:style-name="ce4">
            <text:p>Bidnal</text:p>
          </table:table-cell>
          <table:table-cell office:value-type="string" table:style-name="ce3">
            <text:p>ಬಿಡ್ನ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367872435" table:style-name="ce4">
            <text:p>236787243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irin Banu Hubbali<text:s text:c="5"/></text:p>
          </table:table-cell>
          <table:table-cell office:value-type="string" table:style-name="ce4">
            <text:p>CHO</text:p>
          </table:table-cell>
          <table:table-cell office:value-type="float" office:value="8431211732" table:style-name="ce4">
            <text:p>8431211732</text:p>
          </table:table-cell>
          <table:table-cell office:value-type="float" office:value="15.126200000000001" table:style-name="ce4">
            <text:p>15.1262</text:p>
          </table:table-cell>
          <table:table-cell office:value-type="float" office:value="75.857299999999995" table:style-name="ce4">
            <text:p>75.8573</text:p>
          </table:table-cell>
          <table:table-cell table:number-columns-repeated="16368"/>
        </table:table-row>
        <table:table-row table:style-name="ro1">
          <table:table-cell office:value-type="float" office:value="287" table:style-name="ce4">
            <text:p>287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Nargund</text:p>
          </table:table-cell>
          <table:table-cell office:value-type="string" table:style-name="ce3">
            <text:p>ನರಗುಂದ</text:p>
          </table:table-cell>
          <table:table-cell office:value-type="string" table:style-name="ce4">
            <text:p>Radder Naganur</text:p>
          </table:table-cell>
          <table:table-cell office:value-type="string" table:style-name="ce3">
            <text:p>ರಡ್ಡರ್ ನಾಗ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66588152" table:style-name="ce4">
            <text:p>846658815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ivanand Phasladi<text:s text:c="5"/></text:p>
          </table:table-cell>
          <table:table-cell office:value-type="string" table:style-name="ce4">
            <text:p>CHO</text:p>
          </table:table-cell>
          <table:table-cell office:value-type="float" office:value="8792923615" table:style-name="ce4">
            <text:p>8792923615</text:p>
          </table:table-cell>
          <table:table-cell office:value-type="float" office:value="15.773" table:style-name="ce4">
            <text:p>15.773</text:p>
          </table:table-cell>
          <table:table-cell office:value-type="float" office:value="75.530699999999996" table:style-name="ce4">
            <text:p>75.5307</text:p>
          </table:table-cell>
          <table:table-cell table:number-columns-repeated="16368"/>
        </table:table-row>
        <table:table-row table:style-name="ro1">
          <table:table-cell office:value-type="float" office:value="288" table:style-name="ce4">
            <text:p>288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Nargund<text:s/></text:p>
          </table:table-cell>
          <table:table-cell office:value-type="string" table:style-name="ce3">
            <text:p>ನರಗುಂದ</text:p>
          </table:table-cell>
          <table:table-cell office:value-type="string" table:style-name="ce4">
            <text:p>Hunasikatti</text:p>
          </table:table-cell>
          <table:table-cell office:value-type="string" table:style-name="ce3">
            <text:p>ಹುಣಸಿಕ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258757489" table:style-name="ce4">
            <text:p>225875748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ruthi B Kadkol<text:s text:c="5"/></text:p>
          </table:table-cell>
          <table:table-cell office:value-type="string" table:style-name="ce4">
            <text:p>CHO</text:p>
          </table:table-cell>
          <table:table-cell office:value-type="float" office:value="8310589259" table:style-name="ce4">
            <text:p>8310589259</text:p>
          </table:table-cell>
          <table:table-cell office:value-type="float" office:value="15.6791" table:style-name="ce4">
            <text:p>15.6791</text:p>
          </table:table-cell>
          <table:table-cell office:value-type="float" office:value="75.347499999999997" table:style-name="ce4">
            <text:p>75.3475</text:p>
          </table:table-cell>
          <table:table-cell table:number-columns-repeated="16368"/>
        </table:table-row>
        <table:table-row table:style-name="ro1">
          <table:table-cell office:value-type="float" office:value="289" table:style-name="ce4">
            <text:p>289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Nargund<text:s/></text:p>
          </table:table-cell>
          <table:table-cell office:value-type="string" table:style-name="ce3">
            <text:p>ನರಗುಂದ</text:p>
          </table:table-cell>
          <table:table-cell office:value-type="string" table:style-name="ce4">
            <text:p>Kanakikoppa</text:p>
          </table:table-cell>
          <table:table-cell office:value-type="string" table:style-name="ce3">
            <text:p>ಕಣಕಿಕೊಪ್ಪ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531117559" table:style-name="ce4">
            <text:p>753111755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avi Valmiki<text:s text:c="5"/></text:p>
          </table:table-cell>
          <table:table-cell office:value-type="string" table:style-name="ce4">
            <text:p>CHO</text:p>
          </table:table-cell>
          <table:table-cell office:value-type="float" office:value="8722669033" table:style-name="ce4">
            <text:p>8722669033</text:p>
          </table:table-cell>
          <table:table-cell office:value-type="float" office:value="15.7127" table:style-name="ce4">
            <text:p>15.7127</text:p>
          </table:table-cell>
          <table:table-cell office:value-type="float" office:value="75.2881" table:style-name="ce4">
            <text:p>75.2881</text:p>
          </table:table-cell>
          <table:table-cell table:number-columns-repeated="16368"/>
        </table:table-row>
        <table:table-row table:style-name="ro1">
          <table:table-cell office:value-type="float" office:value="290" table:style-name="ce4">
            <text:p>290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Nargund<text:s/></text:p>
          </table:table-cell>
          <table:table-cell office:value-type="string" table:style-name="ce3">
            <text:p>ನರಗುಂದ</text:p>
          </table:table-cell>
          <table:table-cell office:value-type="string" table:style-name="ce4">
            <text:p>Sankadal</text:p>
          </table:table-cell>
          <table:table-cell office:value-type="string" table:style-name="ce3">
            <text:p>ಸಂಕದ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76681479" table:style-name="ce4">
            <text:p>817668147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Pooja Masali<text:s text:c="5"/></text:p>
          </table:table-cell>
          <table:table-cell office:value-type="string" table:style-name="ce4">
            <text:p>CHO</text:p>
          </table:table-cell>
          <table:table-cell office:value-type="float" office:value="8088776005" table:style-name="ce4">
            <text:p>8088776005</text:p>
          </table:table-cell>
          <table:table-cell office:value-type="float" office:value="15.7927" table:style-name="ce4">
            <text:p>15.7927</text:p>
          </table:table-cell>
          <table:table-cell office:value-type="float" office:value="75.327600000000004" table:style-name="ce4">
            <text:p>75.3276</text:p>
          </table:table-cell>
          <table:table-cell table:number-columns-repeated="16368"/>
        </table:table-row>
        <table:table-row table:style-name="ro1">
          <table:table-cell office:value-type="float" office:value="291" table:style-name="ce4">
            <text:p>291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Nargund<text:s/></text:p>
          </table:table-cell>
          <table:table-cell office:value-type="string" table:style-name="ce3">
            <text:p>ನರಗುಂದ</text:p>
          </table:table-cell>
          <table:table-cell office:value-type="string" table:style-name="ce4">
            <text:p>Bairnatti</text:p>
          </table:table-cell>
          <table:table-cell office:value-type="string" table:style-name="ce3">
            <text:p>ಬೈರನ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81424241" table:style-name="ce4">
            <text:p>868142424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Balesh Kaparatti<text:s text:c="5"/></text:p>
          </table:table-cell>
          <table:table-cell office:value-type="string" table:style-name="ce4">
            <text:p>CHO</text:p>
          </table:table-cell>
          <table:table-cell office:value-type="float" office:value="8088776005" table:style-name="ce4">
            <text:p>8088776005</text:p>
          </table:table-cell>
          <table:table-cell office:value-type="float" office:value="15.7691" table:style-name="ce4">
            <text:p>15.7691</text:p>
          </table:table-cell>
          <table:table-cell office:value-type="float" office:value="75.438199999999995" table:style-name="ce4">
            <text:p>75.4382</text:p>
          </table:table-cell>
          <table:table-cell table:number-columns-repeated="16368"/>
        </table:table-row>
        <table:table-row table:style-name="ro1">
          <table:table-cell office:value-type="float" office:value="292" table:style-name="ce4">
            <text:p>292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Ron</text:p>
          </table:table-cell>
          <table:table-cell office:value-type="string" table:style-name="ce3">
            <text:p>ರೋನ್</text:p>
          </table:table-cell>
          <table:table-cell office:value-type="string" table:style-name="ce4">
            <text:p>Ramapur</text:p>
          </table:table-cell>
          <table:table-cell office:value-type="string" table:style-name="ce3">
            <text:p>ರಾಮ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38643538" table:style-name="ce4">
            <text:p>463864353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P Harish Kumar<text:s text:c="5"/></text:p>
          </table:table-cell>
          <table:table-cell office:value-type="string" table:style-name="ce4">
            <text:p>CHO</text:p>
          </table:table-cell>
          <table:table-cell office:value-type="float" office:value="8095754114" table:style-name="ce4">
            <text:p>8095754114</text:p>
          </table:table-cell>
          <table:table-cell office:value-type="float" office:value="15.6882" table:style-name="ce4">
            <text:p>15.6882</text:p>
          </table:table-cell>
          <table:table-cell office:value-type="float" office:value="75.982900000000001" table:style-name="ce4">
            <text:p>75.9829</text:p>
          </table:table-cell>
          <table:table-cell table:number-columns-repeated="16368"/>
        </table:table-row>
        <table:table-row table:style-name="ro1">
          <table:table-cell office:value-type="float" office:value="293" table:style-name="ce4">
            <text:p>293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Ron</text:p>
          </table:table-cell>
          <table:table-cell office:value-type="string" table:style-name="ce3">
            <text:p>ರೋನ್</text:p>
          </table:table-cell>
          <table:table-cell office:value-type="string" table:style-name="ce4">
            <text:p>Gogeri</text:p>
          </table:table-cell>
          <table:table-cell office:value-type="string" table:style-name="ce3">
            <text:p>ಗೋಗ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12778756" table:style-name="ce4">
            <text:p>861277875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Basangouda Patil<text:s text:c="4"/></text:p>
          </table:table-cell>
          <table:table-cell office:value-type="string" table:style-name="ce4">
            <text:p>CHO</text:p>
          </table:table-cell>
          <table:table-cell office:value-type="float" office:value="9844879633" table:style-name="ce4">
            <text:p>9844879633</text:p>
          </table:table-cell>
          <table:table-cell office:value-type="float" office:value="15.7323" table:style-name="ce4">
            <text:p>15.7323</text:p>
          </table:table-cell>
          <table:table-cell office:value-type="float" office:value="76.018900000000002" table:style-name="ce4">
            <text:p>76.0189</text:p>
          </table:table-cell>
          <table:table-cell table:number-columns-repeated="16368"/>
        </table:table-row>
        <table:table-row table:style-name="ro1">
          <table:table-cell office:value-type="float" office:value="294" table:style-name="ce4">
            <text:p>294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Ron</text:p>
          </table:table-cell>
          <table:table-cell office:value-type="string" table:style-name="ce3">
            <text:p>ರೋನ್</text:p>
          </table:table-cell>
          <table:table-cell office:value-type="string" table:style-name="ce4">
            <text:p>Kuntoji</text:p>
          </table:table-cell>
          <table:table-cell office:value-type="string" table:style-name="ce3">
            <text:p>ಕುಂಟೋಜ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87471139" table:style-name="ce4">
            <text:p>868747113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Parmanand Hungund<text:s text:c="5"/></text:p>
          </table:table-cell>
          <table:table-cell office:value-type="string" table:style-name="ce4">
            <text:p>CHO</text:p>
          </table:table-cell>
          <table:table-cell office:value-type="float" office:value="8546816307" table:style-name="ce4">
            <text:p>8546816307</text:p>
          </table:table-cell>
          <table:table-cell office:value-type="float" office:value="15.755800000000001" table:style-name="ce4">
            <text:p>15.7558</text:p>
          </table:table-cell>
          <table:table-cell office:value-type="float" office:value="76.007800000000003" table:style-name="ce4">
            <text:p>76.0078</text:p>
          </table:table-cell>
          <table:table-cell table:number-columns-repeated="16368"/>
        </table:table-row>
        <table:table-row table:style-name="ro1">
          <table:table-cell office:value-type="float" office:value="295" table:style-name="ce4">
            <text:p>295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Nargund<text:s/></text:p>
          </table:table-cell>
          <table:table-cell office:value-type="string" table:style-name="ce3">
            <text:p>ನರಗುಂದ</text:p>
          </table:table-cell>
          <table:table-cell office:value-type="string" table:style-name="ce4">
            <text:p>Kalakeri</text:p>
          </table:table-cell>
          <table:table-cell office:value-type="string" table:style-name="ce3">
            <text:p>ಕಲಕ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273486545" table:style-name="ce4">
            <text:p>627348654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PadmaShree <text:s/>ugala<text:s text:c="5"/></text:p>
          </table:table-cell>
          <table:table-cell office:value-type="string" table:style-name="ce4">
            <text:p>CHO</text:p>
          </table:table-cell>
          <table:table-cell office:value-type="float" office:value="9513214436" table:style-name="ce4">
            <text:p>9513214436</text:p>
          </table:table-cell>
          <table:table-cell office:value-type="float" office:value="15.1632" table:style-name="ce4">
            <text:p>15.1632</text:p>
          </table:table-cell>
          <table:table-cell office:value-type="float" office:value="75.835899999999995" table:style-name="ce4">
            <text:p>75.8359</text:p>
          </table:table-cell>
          <table:table-cell table:number-columns-repeated="16368"/>
        </table:table-row>
        <table:table-row table:style-name="ro1">
          <table:table-cell office:value-type="float" office:value="296" table:style-name="ce4">
            <text:p>296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Ron</text:p>
          </table:table-cell>
          <table:table-cell office:value-type="string" table:style-name="ce3">
            <text:p>ರೋನ್</text:p>
          </table:table-cell>
          <table:table-cell office:value-type="string" table:style-name="ce4">
            <text:p>Chikkamannur</text:p>
          </table:table-cell>
          <table:table-cell office:value-type="string" table:style-name="ce3">
            <text:p>ಚಿಕ್ಕಮಣ್ಣ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632655118" table:style-name="ce4">
            <text:p>363265511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Kanakavva Budihal<text:s text:c="5"/></text:p>
          </table:table-cell>
          <table:table-cell office:value-type="string" table:style-name="ce4">
            <text:p>CHO</text:p>
          </table:table-cell>
          <table:table-cell office:value-type="float" office:value="9663037614" table:style-name="ce4">
            <text:p>9663037614</text:p>
          </table:table-cell>
          <table:table-cell office:value-type="float" office:value="15.6755" table:style-name="ce4">
            <text:p>15.6755</text:p>
          </table:table-cell>
          <table:table-cell office:value-type="float" office:value="75.666399999999996" table:style-name="ce4">
            <text:p>75.6664</text:p>
          </table:table-cell>
          <table:table-cell table:number-columns-repeated="16368"/>
        </table:table-row>
        <table:table-row table:style-name="ro1">
          <table:table-cell office:value-type="float" office:value="297" table:style-name="ce4">
            <text:p>297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Ron</text:p>
          </table:table-cell>
          <table:table-cell office:value-type="string" table:style-name="ce3">
            <text:p>ರೋನ್</text:p>
          </table:table-cell>
          <table:table-cell office:value-type="string" table:style-name="ce4">
            <text:p>Itagi</text:p>
          </table:table-cell>
          <table:table-cell office:value-type="string" table:style-name="ce3">
            <text:p>ಇಟ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38327140" table:style-name="ce4">
            <text:p>383832714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Gyannapp Belekundri<text:s text:c="5"/></text:p>
          </table:table-cell>
          <table:table-cell office:value-type="string" table:style-name="ce4">
            <text:p>CHO</text:p>
          </table:table-cell>
          <table:table-cell office:value-type="float" office:value="8861966242" table:style-name="ce4">
            <text:p>8861966242</text:p>
          </table:table-cell>
          <table:table-cell office:value-type="float" office:value="15.8005" table:style-name="ce4">
            <text:p>15.8005</text:p>
          </table:table-cell>
          <table:table-cell office:value-type="float" office:value="75.854500000000002" table:style-name="ce4">
            <text:p>75.8545</text:p>
          </table:table-cell>
          <table:table-cell table:number-columns-repeated="16368"/>
        </table:table-row>
        <table:table-row table:style-name="ro1">
          <table:table-cell office:value-type="float" office:value="298" table:style-name="ce4">
            <text:p>298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Ron</text:p>
          </table:table-cell>
          <table:table-cell office:value-type="string" table:style-name="ce3">
            <text:p>ರೋನ್</text:p>
          </table:table-cell>
          <table:table-cell office:value-type="string" table:style-name="ce4">
            <text:p>Mallapur</text:p>
          </table:table-cell>
          <table:table-cell office:value-type="string" table:style-name="ce3">
            <text:p>ಮಲ್ಲ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578446667" table:style-name="ce4">
            <text:p>557844666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ukmabai Pawar<text:s text:c="5"/></text:p>
          </table:table-cell>
          <table:table-cell office:value-type="string" table:style-name="ce4">
            <text:p>CHO</text:p>
          </table:table-cell>
          <table:table-cell office:value-type="float" office:value="9113011391" table:style-name="ce4">
            <text:p>9113011391</text:p>
          </table:table-cell>
          <table:table-cell office:value-type="float" office:value="15.6683" table:style-name="ce4">
            <text:p>15.6683</text:p>
          </table:table-cell>
          <table:table-cell office:value-type="float" office:value="75.624899999999997" table:style-name="ce4">
            <text:p>75.6249</text:p>
          </table:table-cell>
          <table:table-cell table:number-columns-repeated="16368"/>
        </table:table-row>
        <table:table-row table:style-name="ro1">
          <table:table-cell office:value-type="float" office:value="299" table:style-name="ce4">
            <text:p>299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Ron</text:p>
          </table:table-cell>
          <table:table-cell office:value-type="string" table:style-name="ce3">
            <text:p>ರೋನ್</text:p>
          </table:table-cell>
          <table:table-cell office:value-type="string" table:style-name="ce4">
            <text:p>Koujgeri</text:p>
          </table:table-cell>
          <table:table-cell office:value-type="string" table:style-name="ce3">
            <text:p>ಕೌಜಗ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272351626" table:style-name="ce4">
            <text:p>127235162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Basavaraj Kadapatti<text:s text:c="5"/></text:p>
          </table:table-cell>
          <table:table-cell office:value-type="string" table:style-name="ce4">
            <text:p>CHO</text:p>
          </table:table-cell>
          <table:table-cell office:value-type="float" office:value="9663400521" table:style-name="ce4">
            <text:p>9663400521</text:p>
          </table:table-cell>
          <table:table-cell office:value-type="float" office:value="15.6958" table:style-name="ce4">
            <text:p>15.6958</text:p>
          </table:table-cell>
          <table:table-cell office:value-type="float" office:value="75.567099999999996" table:style-name="ce4">
            <text:p>75.5671</text:p>
          </table:table-cell>
          <table:table-cell table:number-columns-repeated="16368"/>
        </table:table-row>
        <table:table-row table:style-name="ro1">
          <table:table-cell office:value-type="float" office:value="300" table:style-name="ce4">
            <text:p>300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Ron</text:p>
          </table:table-cell>
          <table:table-cell office:value-type="string" table:style-name="ce3">
            <text:p>ರೋನ್</text:p>
          </table:table-cell>
          <table:table-cell office:value-type="string" table:style-name="ce4">
            <text:p>Gadagoli</text:p>
          </table:table-cell>
          <table:table-cell office:value-type="string" table:style-name="ce3">
            <text:p>ಗಾಡಗೋ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432583586" table:style-name="ce4">
            <text:p>743258358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Basavaraj Gudagi G<text:s text:c="5"/></text:p>
          </table:table-cell>
          <table:table-cell office:value-type="string" table:style-name="ce4">
            <text:p>CHO</text:p>
          </table:table-cell>
          <table:table-cell office:value-type="float" office:value="9663878924" table:style-name="ce4">
            <text:p>9663878924</text:p>
          </table:table-cell>
          <table:table-cell office:value-type="float" office:value="15.8233" table:style-name="ce4">
            <text:p>15.8233</text:p>
          </table:table-cell>
          <table:table-cell office:value-type="float" office:value="75.633200000000002" table:style-name="ce4">
            <text:p>75.6332</text:p>
          </table:table-cell>
          <table:table-cell table:number-columns-repeated="16368"/>
        </table:table-row>
        <table:table-row table:style-name="ro1">
          <table:table-cell office:value-type="float" office:value="301" table:style-name="ce4">
            <text:p>301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Shirhatti</text:p>
          </table:table-cell>
          <table:table-cell office:value-type="string" table:style-name="ce3">
            <text:p>ಶಿರಹಟ್ಟಿ</text:p>
          </table:table-cell>
          <table:table-cell office:value-type="string" table:style-name="ce4">
            <text:p>Hullur</text:p>
          </table:table-cell>
          <table:table-cell office:value-type="string" table:style-name="ce3">
            <text:p>ಹುಲ್ಲ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432131538" table:style-name="ce4">
            <text:p>143213153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njunath Chinagi<text:s text:c="5"/></text:p>
          </table:table-cell>
          <table:table-cell office:value-type="string" table:style-name="ce4">
            <text:p>CHO</text:p>
          </table:table-cell>
          <table:table-cell office:value-type="float" office:value="9742415113" table:style-name="ce4">
            <text:p>9742415113</text:p>
          </table:table-cell>
          <table:table-cell office:value-type="float" office:value="15.744300000000001" table:style-name="ce4">
            <text:p>15.7443</text:p>
          </table:table-cell>
          <table:table-cell office:value-type="float" office:value="75.670900000000003" table:style-name="ce4">
            <text:p>75.6709</text:p>
          </table:table-cell>
          <table:table-cell table:number-columns-repeated="16368"/>
        </table:table-row>
        <table:table-row table:style-name="ro1">
          <table:table-cell office:value-type="float" office:value="302" table:style-name="ce4">
            <text:p>302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Ron</text:p>
          </table:table-cell>
          <table:table-cell office:value-type="string" table:style-name="ce3">
            <text:p>ರೋನ್</text:p>
          </table:table-cell>
          <table:table-cell office:value-type="string" table:style-name="ce4">
            <text:p>Halkeri</text:p>
          </table:table-cell>
          <table:table-cell office:value-type="string" table:style-name="ce3">
            <text:p>ಹಾಲಕ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44657371" table:style-name="ce4">
            <text:p>634465737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ahul Shetti<text:s text:c="5"/></text:p>
          </table:table-cell>
          <table:table-cell office:value-type="string" table:style-name="ce4">
            <text:p>CHO</text:p>
          </table:table-cell>
          <table:table-cell office:value-type="float" office:value="9008764372" table:style-name="ce4">
            <text:p>9008764372</text:p>
          </table:table-cell>
          <table:table-cell office:value-type="float" office:value="15.3832" table:style-name="ce4">
            <text:p>15.3832</text:p>
          </table:table-cell>
          <table:table-cell office:value-type="float" office:value="75.884399999999999" table:style-name="ce4">
            <text:p>75.8844</text:p>
          </table:table-cell>
          <table:table-cell table:number-columns-repeated="16368"/>
        </table:table-row>
        <table:table-row table:style-name="ro1">
          <table:table-cell office:value-type="float" office:value="303" table:style-name="ce4">
            <text:p>303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Ron</text:p>
          </table:table-cell>
          <table:table-cell office:value-type="string" table:style-name="ce3">
            <text:p>ರೋನ್</text:p>
          </table:table-cell>
          <table:table-cell office:value-type="string" table:style-name="ce4">
            <text:p>Jakkali</text:p>
          </table:table-cell>
          <table:table-cell office:value-type="string" table:style-name="ce3">
            <text:p>ಜಕ್ಕ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53357469" table:style-name="ce4">
            <text:p>875335746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ntosh Rathod<text:s text:c="5"/></text:p>
          </table:table-cell>
          <table:table-cell office:value-type="string" table:style-name="ce4">
            <text:p>CHO</text:p>
          </table:table-cell>
          <table:table-cell office:value-type="float" office:value="7676806058" table:style-name="ce4">
            <text:p>7676806058</text:p>
          </table:table-cell>
          <table:table-cell office:value-type="float" office:value="15.6175" table:style-name="ce4">
            <text:p>15.6175</text:p>
          </table:table-cell>
          <table:table-cell office:value-type="float" office:value="75.787499999999994" table:style-name="ce4">
            <text:p>75.7875</text:p>
          </table:table-cell>
          <table:table-cell table:number-columns-repeated="16368"/>
        </table:table-row>
        <table:table-row table:style-name="ro1">
          <table:table-cell office:value-type="float" office:value="304" table:style-name="ce4">
            <text:p>304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Ron</text:p>
          </table:table-cell>
          <table:table-cell office:value-type="string" table:style-name="ce3">
            <text:p>ರೋನ್</text:p>
          </table:table-cell>
          <table:table-cell office:value-type="string" table:style-name="ce4">
            <text:p>Kotabal</text:p>
          </table:table-cell>
          <table:table-cell office:value-type="string" table:style-name="ce3">
            <text:p>ಕೊಟಬ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658678361" table:style-name="ce4">
            <text:p>565867836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Bheemavva Madar<text:s text:c="6"/></text:p>
          </table:table-cell>
          <table:table-cell office:value-type="string" table:style-name="ce4">
            <text:p>CHO</text:p>
          </table:table-cell>
          <table:table-cell office:value-type="float" office:value="7795484009" table:style-name="ce4">
            <text:p>7795484009</text:p>
          </table:table-cell>
          <table:table-cell office:value-type="float" office:value="15.7524" table:style-name="ce4">
            <text:p>15.7524</text:p>
          </table:table-cell>
          <table:table-cell office:value-type="float" office:value="75.751800000000003" table:style-name="ce4">
            <text:p>75.7518</text:p>
          </table:table-cell>
          <table:table-cell table:number-columns-repeated="16368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Ron</text:p>
          </table:table-cell>
          <table:table-cell office:value-type="string" table:style-name="ce3">
            <text:p>ರೋನ್</text:p>
          </table:table-cell>
          <table:table-cell office:value-type="string" table:style-name="ce4">
            <text:p>Madalgeri</text:p>
          </table:table-cell>
          <table:table-cell office:value-type="string" table:style-name="ce3">
            <text:p>ಮಾಡಲಗ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587683560" table:style-name="ce4">
            <text:p>358768356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reekant Chinnur<text:s text:c="5"/></text:p>
          </table:table-cell>
          <table:table-cell office:value-type="string" table:style-name="ce4">
            <text:p>CHO</text:p>
          </table:table-cell>
          <table:table-cell office:value-type="float" office:value="9739134888" table:style-name="ce4">
            <text:p>9739134888</text:p>
          </table:table-cell>
          <table:table-cell office:value-type="float" office:value="15.788600000000001" table:style-name="ce4">
            <text:p>15.7886</text:p>
          </table:table-cell>
          <table:table-cell office:value-type="float" office:value="75.732399999999998" table:style-name="ce4">
            <text:p>75.7324</text:p>
          </table:table-cell>
          <table:table-cell table:number-columns-repeated="16368"/>
        </table:table-row>
        <table:table-row table:style-name="ro1">
          <table:table-cell office:value-type="float" office:value="306" table:style-name="ce4">
            <text:p>306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Ron</text:p>
          </table:table-cell>
          <table:table-cell office:value-type="string" table:style-name="ce3">
            <text:p>ರೋನ್</text:p>
          </table:table-cell>
          <table:table-cell office:value-type="string" table:style-name="ce4">
            <text:p>Kuradagi</text:p>
          </table:table-cell>
          <table:table-cell office:value-type="string" table:style-name="ce3">
            <text:p>ಕುರಡ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151342413" table:style-name="ce4">
            <text:p>215134241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Deepa Madar<text:s text:c="5"/></text:p>
          </table:table-cell>
          <table:table-cell office:value-type="string" table:style-name="ce4">
            <text:p>CHO</text:p>
          </table:table-cell>
          <table:table-cell office:value-type="float" office:value="6363141390" table:style-name="ce4">
            <text:p>6363141390</text:p>
          </table:table-cell>
          <table:table-cell office:value-type="float" office:value="15.545999999999999" table:style-name="ce4">
            <text:p>15.546</text:p>
          </table:table-cell>
          <table:table-cell office:value-type="float" office:value="75.688800000000001" table:style-name="ce4">
            <text:p>75.6888</text:p>
          </table:table-cell>
          <table:table-cell table:number-columns-repeated="16368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Ron</text:p>
          </table:table-cell>
          <table:table-cell office:value-type="string" table:style-name="ce3">
            <text:p>ರೋನ್</text:p>
          </table:table-cell>
          <table:table-cell office:value-type="string" table:style-name="ce4">
            <text:p>Bammasagar</text:p>
          </table:table-cell>
          <table:table-cell office:value-type="string" table:style-name="ce3">
            <text:p>ಬಮ್ಮಸಾಗ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176866774" table:style-name="ce4">
            <text:p>317686677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hantesh Madar<text:s text:c="5"/></text:p>
          </table:table-cell>
          <table:table-cell office:value-type="string" table:style-name="ce4">
            <text:p>CHO</text:p>
          </table:table-cell>
          <table:table-cell office:value-type="float" office:value="9611344806" table:style-name="ce4">
            <text:p>9611344806</text:p>
          </table:table-cell>
          <table:table-cell office:value-type="float" office:value="15.826499999999999" table:style-name="ce4">
            <text:p>15.8265</text:p>
          </table:table-cell>
          <table:table-cell office:value-type="float" office:value="75.811700000000002" table:style-name="ce4">
            <text:p>75.8117</text:p>
          </table:table-cell>
          <table:table-cell table:number-columns-repeated="16368"/>
        </table:table-row>
        <table:table-row table:style-name="ro1">
          <table:table-cell office:value-type="float" office:value="308" table:style-name="ce4">
            <text:p>308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Ron</text:p>
          </table:table-cell>
          <table:table-cell office:value-type="string" table:style-name="ce3">
            <text:p>ರೋನ್</text:p>
          </table:table-cell>
          <table:table-cell office:value-type="string" table:style-name="ce4">
            <text:p>Lakalkatti</text:p>
          </table:table-cell>
          <table:table-cell office:value-type="string" table:style-name="ce3">
            <text:p>ಲಕಲಕ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57371830" table:style-name="ce4">
            <text:p>865737183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MalikArjun Totageri<text:s text:c="5"/></text:p>
          </table:table-cell>
          <table:table-cell office:value-type="string" table:style-name="ce4">
            <text:p>CHO</text:p>
          </table:table-cell>
          <table:table-cell office:value-type="float" office:value="9886314988" table:style-name="ce4">
            <text:p>9886314988</text:p>
          </table:table-cell>
          <table:table-cell office:value-type="float" office:value="15.7723" table:style-name="ce4">
            <text:p>15.7723</text:p>
          </table:table-cell>
          <table:table-cell office:value-type="float" office:value="75.896600000000007" table:style-name="ce4">
            <text:p>75.8966</text:p>
          </table:table-cell>
          <table:table-cell table:number-columns-repeated="16368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Ron</text:p>
          </table:table-cell>
          <table:table-cell office:value-type="string" table:style-name="ce3">
            <text:p>ರೋನ್</text:p>
          </table:table-cell>
          <table:table-cell office:value-type="string" table:style-name="ce4">
            <text:p>Jigalur</text:p>
          </table:table-cell>
          <table:table-cell office:value-type="string" table:style-name="ce3">
            <text:p>ಜಿಗಳ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778271872" table:style-name="ce4">
            <text:p>177827187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Poornima Pundipalle<text:s text:c="5"/></text:p>
          </table:table-cell>
          <table:table-cell office:value-type="string" table:style-name="ce4">
            <text:p>CHO</text:p>
          </table:table-cell>
          <table:table-cell office:value-type="float" office:value="8867811054" table:style-name="ce4">
            <text:p>8867811054</text:p>
          </table:table-cell>
          <table:table-cell office:value-type="float" office:value="15.6922" table:style-name="ce4">
            <text:p>15.6922</text:p>
          </table:table-cell>
          <table:table-cell office:value-type="float" office:value="75.782499999999999" table:style-name="ce4">
            <text:p>75.7825</text:p>
          </table:table-cell>
          <table:table-cell table:number-columns-repeated="16368"/>
        </table:table-row>
        <table:table-row table:style-name="ro1">
          <table:table-cell office:value-type="float" office:value="310" table:style-name="ce4">
            <text:p>310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Ron</text:p>
          </table:table-cell>
          <table:table-cell office:value-type="string" table:style-name="ce3">
            <text:p>ರೋನ್</text:p>
          </table:table-cell>
          <table:table-cell office:value-type="string" table:style-name="ce4">
            <text:p>Hullur</text:p>
          </table:table-cell>
          <table:table-cell office:value-type="string" table:style-name="ce3">
            <text:p>ಹುಲ್ಲ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35381482" table:style-name="ce4">
            <text:p>343538148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omarav More<text:s text:c="5"/></text:p>
          </table:table-cell>
          <table:table-cell office:value-type="string" table:style-name="ce4">
            <text:p>CHO</text:p>
          </table:table-cell>
          <table:table-cell office:value-type="float" office:value="9900852857" table:style-name="ce4">
            <text:p>9900852857</text:p>
          </table:table-cell>
          <table:table-cell office:value-type="float" office:value="15.080500000000001" table:style-name="ce4">
            <text:p>15.0805</text:p>
          </table:table-cell>
          <table:table-cell office:value-type="float" office:value="75.580799999999996" table:style-name="ce4">
            <text:p>75.5808</text:p>
          </table:table-cell>
          <table:table-cell table:number-columns-repeated="16368"/>
        </table:table-row>
        <table:table-row table:style-name="ro1">
          <table:table-cell office:value-type="float" office:value="311" table:style-name="ce4">
            <text:p>311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Shirhatti<text:s/></text:p>
          </table:table-cell>
          <table:table-cell office:value-type="string" table:style-name="ce3">
            <text:p>ಶಿರಹಟ್ಟಿ</text:p>
          </table:table-cell>
          <table:table-cell office:value-type="string" table:style-name="ce4">
            <text:p>Doddur</text:p>
          </table:table-cell>
          <table:table-cell office:value-type="string" table:style-name="ce3">
            <text:p>ದೊಡ್ಡ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754582480" table:style-name="ce4">
            <text:p>275458248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Kotresh Belavagi<text:s text:c="5"/></text:p>
          </table:table-cell>
          <table:table-cell office:value-type="string" table:style-name="ce4">
            <text:p>CHO</text:p>
          </table:table-cell>
          <table:table-cell office:value-type="float" office:value="7795475710" table:style-name="ce4">
            <text:p>7795475710</text:p>
          </table:table-cell>
          <table:table-cell office:value-type="float" office:value="15.058999999999999" table:style-name="ce4">
            <text:p>15.059</text:p>
          </table:table-cell>
          <table:table-cell office:value-type="float" office:value="75.509900000000002" table:style-name="ce4">
            <text:p>75.5099</text:p>
          </table:table-cell>
          <table:table-cell table:number-columns-repeated="16368"/>
        </table:table-row>
        <table:table-row table:style-name="ro1">
          <table:table-cell office:value-type="float" office:value="312" table:style-name="ce4">
            <text:p>312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Shirhatti<text:s/></text:p>
          </table:table-cell>
          <table:table-cell office:value-type="string" table:style-name="ce3">
            <text:p>ಶಿರಹಟ್ಟಿ</text:p>
          </table:table-cell>
          <table:table-cell office:value-type="string" table:style-name="ce4">
            <text:p>Tarikoppa</text:p>
          </table:table-cell>
          <table:table-cell office:value-type="string" table:style-name="ce3">
            <text:p>ತಾರಿಕೊಪ್ಪ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42562849" table:style-name="ce4">
            <text:p>384256284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Ravindra Mangale<text:s text:c="5"/></text:p>
          </table:table-cell>
          <table:table-cell office:value-type="string" table:style-name="ce4">
            <text:p>CHO</text:p>
          </table:table-cell>
          <table:table-cell office:value-type="float" office:value="7022255740" table:style-name="ce4">
            <text:p>7022255740</text:p>
          </table:table-cell>
          <table:table-cell office:value-type="float" office:value="15.0709" table:style-name="ce4">
            <text:p>15.0709</text:p>
          </table:table-cell>
          <table:table-cell office:value-type="float" office:value="75.73" table:style-name="ce4">
            <text:p>75.73</text:p>
          </table:table-cell>
          <table:table-cell table:number-columns-repeated="16368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Shirhatti<text:s/></text:p>
          </table:table-cell>
          <table:table-cell office:value-type="string" table:style-name="ce3">
            <text:p>ಶಿರಹಟ್ಟಿ</text:p>
          </table:table-cell>
          <table:table-cell office:value-type="string" table:style-name="ce4">
            <text:p>Lakshmeshwar_ C</text:p>
          </table:table-cell>
          <table:table-cell office:value-type="string" table:style-name="ce3">
            <text:p>ಲಕ್ಷ್ಮೇಶ್ವರ_ ಸ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25584439" table:style-name="ce4">
            <text:p>472558443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Basavannemma Nagannavar<text:s text:c="5"/></text:p>
          </table:table-cell>
          <table:table-cell office:value-type="string" table:style-name="ce4">
            <text:p>CHO</text:p>
          </table:table-cell>
          <table:table-cell office:value-type="float" office:value="9448784219" table:style-name="ce4">
            <text:p>9448784219</text:p>
          </table:table-cell>
          <table:table-cell office:value-type="float" office:value="15.123483200000001" table:style-name="ce4">
            <text:p>15.1234832</text:p>
          </table:table-cell>
          <table:table-cell office:value-type="float" office:value="75.469588299999998" table:style-name="ce4">
            <text:p>75.4695883</text:p>
          </table:table-cell>
          <table:table-cell table:number-columns-repeated="16368"/>
        </table:table-row>
        <table:table-row table:style-name="ro1">
          <table:table-cell office:value-type="float" office:value="314" table:style-name="ce4">
            <text:p>314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Shirhatti<text:s/></text:p>
          </table:table-cell>
          <table:table-cell office:value-type="string" table:style-name="ce3">
            <text:p>ಶಿರಹಟ್ಟಿ</text:p>
          </table:table-cell>
          <table:table-cell office:value-type="string" table:style-name="ce4">
            <text:p>Futagao Badni</text:p>
          </table:table-cell>
          <table:table-cell office:value-type="string" table:style-name="ce3">
            <text:p>ಫುಟಗಾವೊ ಬದ್ನ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25882272" table:style-name="ce4">
            <text:p>862588227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Laxmavva Yaraguppi<text:s text:c="5"/></text:p>
          </table:table-cell>
          <table:table-cell office:value-type="string" table:style-name="ce4">
            <text:p>CHO</text:p>
          </table:table-cell>
          <table:table-cell office:value-type="float" office:value="7026904702" table:style-name="ce4">
            <text:p>7026904702</text:p>
          </table:table-cell>
          <table:table-cell office:value-type="float" office:value="15.118399999999999" table:style-name="ce4">
            <text:p>15.1184</text:p>
          </table:table-cell>
          <table:table-cell office:value-type="float" office:value="75.546300000000002" table:style-name="ce4">
            <text:p>75.5463</text:p>
          </table:table-cell>
          <table:table-cell table:number-columns-repeated="16368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Shirhatti<text:s/></text:p>
          </table:table-cell>
          <table:table-cell office:value-type="string" table:style-name="ce3">
            <text:p>ಶಿರಹಟ್ಟಿ</text:p>
          </table:table-cell>
          <table:table-cell office:value-type="string" table:style-name="ce4">
            <text:p>Battur</text:p>
          </table:table-cell>
          <table:table-cell office:value-type="string" table:style-name="ce3">
            <text:p>ಬಟ್ಟ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481355480" table:style-name="ce4">
            <text:p>748135548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Govindappa Olekar<text:s text:c="5"/></text:p>
          </table:table-cell>
          <table:table-cell office:value-type="string" table:style-name="ce4">
            <text:p>CHO</text:p>
          </table:table-cell>
          <table:table-cell office:value-type="float" office:value="9066792363" table:style-name="ce4">
            <text:p>9066792363</text:p>
          </table:table-cell>
          <table:table-cell office:value-type="float" office:value="15.1503" table:style-name="ce4">
            <text:p>15.1503</text:p>
          </table:table-cell>
          <table:table-cell office:value-type="float" office:value="75.530900000000003" table:style-name="ce4">
            <text:p>75.5309</text:p>
          </table:table-cell>
          <table:table-cell table:number-columns-repeated="16368"/>
        </table:table-row>
        <table:table-row table:style-name="ro1">
          <table:table-cell office:value-type="float" office:value="316" table:style-name="ce4">
            <text:p>316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Shirhatti<text:s/></text:p>
          </table:table-cell>
          <table:table-cell office:value-type="string" table:style-name="ce3">
            <text:p>ಶಿರಹಟ್ಟಿ</text:p>
          </table:table-cell>
          <table:table-cell office:value-type="string" table:style-name="ce4">
            <text:p>Devihal</text:p>
          </table:table-cell>
          <table:table-cell office:value-type="string" table:style-name="ce3">
            <text:p>ದೇವಿಹ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248875357" table:style-name="ce4">
            <text:p>324887535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ivayogappa R Muthari<text:s text:c="5"/></text:p>
          </table:table-cell>
          <table:table-cell office:value-type="string" table:style-name="ce4">
            <text:p>CHO</text:p>
          </table:table-cell>
          <table:table-cell office:value-type="float" office:value="7090028595" table:style-name="ce4">
            <text:p>7090028595</text:p>
          </table:table-cell>
          <table:table-cell office:value-type="float" office:value="15.1136" table:style-name="ce4">
            <text:p>15.1136</text:p>
          </table:table-cell>
          <table:table-cell office:value-type="float" office:value="75.619200000000006" table:style-name="ce4">
            <text:p>75.6192</text:p>
          </table:table-cell>
          <table:table-cell table:number-columns-repeated="16368"/>
        </table:table-row>
        <table:table-row table:style-name="ro1">
          <table:table-cell office:value-type="float" office:value="317" table:style-name="ce4">
            <text:p>317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Shirhatti<text:s/></text:p>
          </table:table-cell>
          <table:table-cell office:value-type="string" table:style-name="ce3">
            <text:p>ಶಿರಹಟ್ಟಿ</text:p>
          </table:table-cell>
          <table:table-cell office:value-type="string" table:style-name="ce4">
            <text:p>Holeitagi</text:p>
          </table:table-cell>
          <table:table-cell office:value-type="string" table:style-name="ce3">
            <text:p>ಹೊಳೆಇಟ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53238512" table:style-name="ce4">
            <text:p>115323851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hilpa Kurugal<text:s text:c="5"/></text:p>
          </table:table-cell>
          <table:table-cell office:value-type="string" table:style-name="ce4">
            <text:p>CHO</text:p>
          </table:table-cell>
          <table:table-cell office:value-type="float" office:value="8892045241" table:style-name="ce4">
            <text:p>8892045241</text:p>
          </table:table-cell>
          <table:table-cell office:value-type="float" office:value="14.957700000000001" table:style-name="ce4">
            <text:p>14.9577</text:p>
          </table:table-cell>
          <table:table-cell office:value-type="float" office:value="75.718599999999995" table:style-name="ce4">
            <text:p>75.7186</text:p>
          </table:table-cell>
          <table:table-cell table:number-columns-repeated="16368"/>
        </table:table-row>
        <table:table-row table:style-name="ro1">
          <table:table-cell office:value-type="float" office:value="318" table:style-name="ce4">
            <text:p>318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Shirhatti<text:s/></text:p>
          </table:table-cell>
          <table:table-cell office:value-type="string" table:style-name="ce3">
            <text:p>ಶಿರಹಟ್ಟಿ</text:p>
          </table:table-cell>
          <table:table-cell office:value-type="string" table:style-name="ce4">
            <text:p>Koganur</text:p>
          </table:table-cell>
          <table:table-cell office:value-type="string" table:style-name="ce3">
            <text:p>ಕೋಗ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582464680" table:style-name="ce4">
            <text:p>558246468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anjay Kumar<text:s text:c="5"/></text:p>
          </table:table-cell>
          <table:table-cell office:value-type="string" table:style-name="ce4">
            <text:p>CHO</text:p>
          </table:table-cell>
          <table:table-cell office:value-type="float" office:value="9916847669" table:style-name="ce4">
            <text:p>9916847669</text:p>
          </table:table-cell>
          <table:table-cell office:value-type="float" office:value="15.0024" table:style-name="ce4">
            <text:p>15.0024</text:p>
          </table:table-cell>
          <table:table-cell office:value-type="float" office:value="75.665599999999998" table:style-name="ce4">
            <text:p>75.6656</text:p>
          </table:table-cell>
          <table:table-cell table:number-columns-repeated="16368"/>
        </table:table-row>
        <table:table-row table:style-name="ro1">
          <table:table-cell office:value-type="float" office:value="319" table:style-name="ce4">
            <text:p>319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Dundur</text:p>
          </table:table-cell>
          <table:table-cell office:value-type="string" table:style-name="ce3">
            <text:p>ದುಂಡ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256321164" table:style-name="ce4">
            <text:p>625632116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Lalita Dindi<text:s text:c="9"/></text:p>
          </table:table-cell>
          <table:table-cell office:value-type="string" table:style-name="ce4">
            <text:p>CHO</text:p>
          </table:table-cell>
          <table:table-cell office:value-type="float" office:value="9482747532" table:style-name="ce4">
            <text:p>9482747532</text:p>
          </table:table-cell>
          <table:table-cell office:value-type="float" office:value="15.433199999999999" table:style-name="ce4">
            <text:p>15.4332</text:p>
          </table:table-cell>
          <table:table-cell office:value-type="float" office:value="75.506500000000003" table:style-name="ce4">
            <text:p>75.5065</text:p>
          </table:table-cell>
          <table:table-cell table:number-columns-repeated="16368"/>
        </table:table-row>
        <table:table-row table:style-name="ro1">
          <table:table-cell office:value-type="float" office:value="320" table:style-name="ce4">
            <text:p>320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Kotumachagi</text:p>
          </table:table-cell>
          <table:table-cell office:value-type="string" table:style-name="ce3">
            <text:p>ಕೋಟುಮಚ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858227844" table:style-name="ce4">
            <text:p>185822784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Chandru Pujar<text:s text:c="9"/></text:p>
          </table:table-cell>
          <table:table-cell office:value-type="string" table:style-name="ce4">
            <text:p>CHO</text:p>
          </table:table-cell>
          <table:table-cell office:value-type="string" table:style-name="ce4">
            <text:p>8792923464/ 7353211230</text:p>
          </table:table-cell>
          <table:table-cell office:value-type="float" office:value="15.536199999999999" table:style-name="ce4">
            <text:p>15.5362</text:p>
          </table:table-cell>
          <table:table-cell office:value-type="float" office:value="75.776300000000006" table:style-name="ce4">
            <text:p>75.7763</text:p>
          </table:table-cell>
          <table:table-cell table:number-columns-repeated="16368"/>
        </table:table-row>
        <table:table-row table:style-name="ro1">
          <table:table-cell office:value-type="float" office:value="321" table:style-name="ce4">
            <text:p>321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Shirhatti<text:s/></text:p>
          </table:table-cell>
          <table:table-cell office:value-type="string" table:style-name="ce3">
            <text:p>ಶಿರಹಟ್ಟಿ</text:p>
          </table:table-cell>
          <table:table-cell office:value-type="string" table:style-name="ce4">
            <text:p>Ramgiri</text:p>
          </table:table-cell>
          <table:table-cell office:value-type="string" table:style-name="ce3">
            <text:p>ರಾಮಗಿ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68524823" table:style-name="ce4">
            <text:p>376852482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Vijay Duragannavar<text:s text:c="9"/></text:p>
          </table:table-cell>
          <table:table-cell office:value-type="string" table:style-name="ce4">
            <text:p>CHO</text:p>
          </table:table-cell>
          <table:table-cell office:value-type="float" office:value="9844550805" table:style-name="ce4">
            <text:p>9844550805</text:p>
          </table:table-cell>
          <table:table-cell office:value-type="float" office:value="15.1396" table:style-name="ce4">
            <text:p>15.1396</text:p>
          </table:table-cell>
          <table:table-cell office:value-type="float" office:value="75.435199999999995" table:style-name="ce4">
            <text:p>75.4352</text:p>
          </table:table-cell>
          <table:table-cell table:number-columns-repeated="16368"/>
        </table:table-row>
        <table:table-row table:style-name="ro1">
          <table:table-cell office:value-type="float" office:value="322" table:style-name="ce4">
            <text:p>322</text:p>
          </table:table-cell>
          <table:table-cell office:value-type="string" table:style-name="ce4">
            <text:p>Gadag<text:s/></text:p>
          </table:table-cell>
          <table:table-cell office:value-type="string" table:style-name="ce3">
            <text:p>ಗದಗ</text:p>
          </table:table-cell>
          <table:table-cell office:value-type="string" table:style-name="ce4">
            <text:p>Ron</text:p>
          </table:table-cell>
          <table:table-cell office:value-type="string" table:style-name="ce3">
            <text:p>ರೋನ್</text:p>
          </table:table-cell>
          <table:table-cell office:value-type="string" table:style-name="ce4">
            <text:p>Mugali</text:p>
          </table:table-cell>
          <table:table-cell office:value-type="string" table:style-name="ce3">
            <text:p>ಮುಗ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37347531" table:style-name="ce4">
            <text:p>673734753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Sunil Channadasar<text:s text:c="9"/></text:p>
          </table:table-cell>
          <table:table-cell office:value-type="string" table:style-name="ce4">
            <text:p>CHO</text:p>
          </table:table-cell>
          <table:table-cell office:value-type="float" office:value="7406571743" table:style-name="ce4">
            <text:p>7406571743</text:p>
          </table:table-cell>
          <table:table-cell office:value-type="float" office:value="15.739800000000001" table:style-name="ce4">
            <text:p>15.7398</text:p>
          </table:table-cell>
          <table:table-cell office:value-type="float" office:value="75.783900000000003" table:style-name="ce4">
            <text:p>75.7839</text:p>
          </table:table-cell>
          <table:table-cell table:number-columns-repeated="16368"/>
        </table:table-row>
        <table:table-row table:style-name="ro1">
          <table:table-cell office:value-type="float" office:value="323" table:style-name="ce4">
            <text:p>323</text:p>
          </table:table-cell>
          <table:table-cell office:value-type="string" table:style-name="ce4">
            <text:p>Kalaburagi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Gadilingadalli</text:p>
          </table:table-cell>
          <table:table-cell office:value-type="string" table:style-name="ce3">
            <text:p>ಗಡಿಲಿಂಗದ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213216655" table:style-name="ce4">
            <text:p>6213216655</text:p>
          </table:table-cell>
          <table:table-cell table:style-name="ce4"/>
          <table:table-cell office:value-type="string" table:style-name="ce4">
            <text:p>Pramodini<text:s text:c="3"/></text:p>
          </table:table-cell>
          <table:table-cell office:value-type="string" table:style-name="ce4">
            <text:p>CHO</text:p>
          </table:table-cell>
          <table:table-cell office:value-type="float" office:value="9535838457" table:style-name="ce4">
            <text:p>953583845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24" table:style-name="ce4">
            <text:p>324</text:p>
          </table:table-cell>
          <table:table-cell office:value-type="string" table:style-name="ce4">
            <text:p>Kalaburagi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Chandapura</text:p>
          </table:table-cell>
          <table:table-cell office:value-type="string" table:style-name="ce3">
            <text:p>ಚಂದ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41441875" table:style-name="ce4">
            <text:p>8241441875</text:p>
          </table:table-cell>
          <table:table-cell table:style-name="ce4"/>
          <table:table-cell office:value-type="string" table:style-name="ce4">
            <text:p>Arun Kumar Mukh<text:s text:c="5"/></text:p>
          </table:table-cell>
          <table:table-cell office:value-type="string" table:style-name="ce4">
            <text:p>CHO</text:p>
          </table:table-cell>
          <table:table-cell office:value-type="float" office:value="9845368003" table:style-name="ce4">
            <text:p>984536800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25" table:style-name="ce4">
            <text:p>325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Ganapura</text:p>
          </table:table-cell>
          <table:table-cell office:value-type="string" table:style-name="ce3">
            <text:p>ಗಣ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43644669" table:style-name="ce4">
            <text:p>6343644669</text:p>
          </table:table-cell>
          <table:table-cell table:style-name="ce4"/>
          <table:table-cell office:value-type="string" table:style-name="ce4">
            <text:p>MD Farooq Ali<text:s text:c="3"/></text:p>
          </table:table-cell>
          <table:table-cell office:value-type="string" table:style-name="ce4">
            <text:p>CHO</text:p>
          </table:table-cell>
          <table:table-cell office:value-type="float" office:value="7780399001" table:style-name="ce4">
            <text:p>778039900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26" table:style-name="ce4">
            <text:p>326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Ainolli</text:p>
          </table:table-cell>
          <table:table-cell office:value-type="string" table:style-name="ce3">
            <text:p>ಐನೋ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245638855" table:style-name="ce4">
            <text:p>4245638855</text:p>
          </table:table-cell>
          <table:table-cell table:style-name="ce4"/>
          <table:table-cell office:value-type="string" table:style-name="ce4">
            <text:p>Sabu Bai<text:s text:c="5"/></text:p>
          </table:table-cell>
          <table:table-cell office:value-type="string" table:style-name="ce4">
            <text:p>CHO</text:p>
          </table:table-cell>
          <table:table-cell office:value-type="float" office:value="9341456234" table:style-name="ce4">
            <text:p>934145623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27" table:style-name="ce4">
            <text:p>327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SALGARABASANTAPURA</text:p>
          </table:table-cell>
          <table:table-cell office:value-type="string" table:style-name="ce3">
            <text:p>ಸಲಗರಬಸಂತ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482815780" table:style-name="ce4">
            <text:p>2482815780</text:p>
          </table:table-cell>
          <table:table-cell table:style-name="ce4"/>
          <table:table-cell office:value-type="string" table:style-name="ce4">
            <text:p>Amarnath<text:s text:c="3"/></text:p>
          </table:table-cell>
          <table:table-cell office:value-type="string" table:style-name="ce4">
            <text:p>CHO</text:p>
          </table:table-cell>
          <table:table-cell office:value-type="float" office:value="9739336480" table:style-name="ce4">
            <text:p>973933648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28" table:style-name="ce4">
            <text:p>328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Anwar<text:s/></text:p>
          </table:table-cell>
          <table:table-cell office:value-type="string" table:style-name="ce3">
            <text:p>ಅನ್ವ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5742353" table:style-name="ce4">
            <text:p>1115742353</text:p>
          </table:table-cell>
          <table:table-cell table:style-name="ce4"/>
          <table:table-cell office:value-type="string" table:style-name="ce4">
            <text:p>Pooja Prabhu</text:p>
          </table:table-cell>
          <table:table-cell office:value-type="string" table:style-name="ce4">
            <text:p>CHO</text:p>
          </table:table-cell>
          <table:table-cell office:value-type="float" office:value="9686451426" table:style-name="ce4">
            <text:p>968645142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29" table:style-name="ce4">
            <text:p>329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Rummanaguda</text:p>
          </table:table-cell>
          <table:table-cell office:value-type="string" table:style-name="ce3">
            <text:p>ರುಮ್ಮನಗೌ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581751126" table:style-name="ce4">
            <text:p>2581751126</text:p>
          </table:table-cell>
          <table:table-cell table:style-name="ce4"/>
          <table:table-cell office:value-type="string" table:style-name="ce4">
            <text:p>Umesh<text:s text:c="3"/></text:p>
          </table:table-cell>
          <table:table-cell office:value-type="string" table:style-name="ce4">
            <text:p>CHO</text:p>
          </table:table-cell>
          <table:table-cell office:value-type="float" office:value="9967565323" table:style-name="ce4">
            <text:p>996756532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30" table:style-name="ce4">
            <text:p>330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Chimmaidhlayee</text:p>
          </table:table-cell>
          <table:table-cell office:value-type="string" table:style-name="ce3">
            <text:p>ಚಿಮ್ಮೈಧಲಯೀ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745763180" table:style-name="ce4">
            <text:p>7745763180</text:p>
          </table:table-cell>
          <table:table-cell table:style-name="ce4"/>
          <table:table-cell office:value-type="string" table:style-name="ce4">
            <text:p>Veeramma<text:s text:c="3"/></text:p>
          </table:table-cell>
          <table:table-cell office:value-type="string" table:style-name="ce4">
            <text:p>CHO</text:p>
          </table:table-cell>
          <table:table-cell office:value-type="float" office:value="9036121355" table:style-name="ce4">
            <text:p>903612135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31" table:style-name="ce4">
            <text:p>331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Kupnoor</text:p>
          </table:table-cell>
          <table:table-cell office:value-type="string" table:style-name="ce3">
            <text:p>ಕುಪ್ನ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443134346" table:style-name="ce4">
            <text:p>7443134346</text:p>
          </table:table-cell>
          <table:table-cell table:style-name="ce4"/>
          <table:table-cell office:value-type="string" table:style-name="ce4">
            <text:p>Chand Pasha<text:s text:c="4"/></text:p>
          </table:table-cell>
          <table:table-cell office:value-type="string" table:style-name="ce4">
            <text:p>CHO</text:p>
          </table:table-cell>
          <table:table-cell office:value-type="float" office:value="9620107810" table:style-name="ce4">
            <text:p>962010781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32" table:style-name="ce4">
            <text:p>332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Hode.Birnalli</text:p>
          </table:table-cell>
          <table:table-cell office:value-type="string" table:style-name="ce3">
            <text:p>ಹೊಡೆ.ಬೀರ್ನ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34757811" table:style-name="ce4">
            <text:p>4634757811</text:p>
          </table:table-cell>
          <table:table-cell table:style-name="ce4"/>
          <table:table-cell office:value-type="string" table:style-name="ce4">
            <text:p>MalikArjun<text:s text:c="4"/></text:p>
          </table:table-cell>
          <table:table-cell office:value-type="string" table:style-name="ce4">
            <text:p>CHO</text:p>
          </table:table-cell>
          <table:table-cell office:value-type="float" office:value="9731821737" table:style-name="ce4">
            <text:p>973182173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33" table:style-name="ce4">
            <text:p>333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NARANAL</text:p>
          </table:table-cell>
          <table:table-cell office:value-type="string" table:style-name="ce3">
            <text:p>ನರನ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72381234" table:style-name="ce4">
            <text:p>8872381234</text:p>
          </table:table-cell>
          <table:table-cell table:style-name="ce4"/>
          <table:table-cell office:value-type="string" table:style-name="ce4">
            <text:p>Arun<text:s text:c="3"/></text:p>
          </table:table-cell>
          <table:table-cell office:value-type="string" table:style-name="ce4">
            <text:p>CHO</text:p>
          </table:table-cell>
          <table:table-cell office:value-type="float" office:value="8746024419" table:style-name="ce4">
            <text:p>874602441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34" table:style-name="ce4">
            <text:p>334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Garampalli</text:p>
          </table:table-cell>
          <table:table-cell office:value-type="string" table:style-name="ce3">
            <text:p>ಗಾರಂಪ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567428377" table:style-name="ce4">
            <text:p>6567428377</text:p>
          </table:table-cell>
          <table:table-cell table:style-name="ce4"/>
          <table:table-cell office:value-type="string" table:style-name="ce4">
            <text:p>Mounesh<text:s text:c="3"/></text:p>
          </table:table-cell>
          <table:table-cell office:value-type="string" table:style-name="ce4">
            <text:p>CHO</text:p>
          </table:table-cell>
          <table:table-cell office:value-type="float" office:value="9059090205" table:style-name="ce4">
            <text:p>905909020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35" table:style-name="ce4">
            <text:p>335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Nawadgi</text:p>
          </table:table-cell>
          <table:table-cell office:value-type="string" table:style-name="ce3">
            <text:p>ನಾವಡ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277588634" table:style-name="ce4">
            <text:p>2277588634</text:p>
          </table:table-cell>
          <table:table-cell table:style-name="ce4"/>
          <table:table-cell office:value-type="string" table:style-name="ce4">
            <text:p>Gulzar Ahmed<text:s text:c="5"/></text:p>
          </table:table-cell>
          <table:table-cell office:value-type="string" table:style-name="ce4">
            <text:p>CHO</text:p>
          </table:table-cell>
          <table:table-cell office:value-type="float" office:value="9538565770" table:style-name="ce4">
            <text:p>953856577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36" table:style-name="ce4">
            <text:p>336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Karchkhed</text:p>
          </table:table-cell>
          <table:table-cell office:value-type="string" table:style-name="ce3">
            <text:p>ಕರ್ಚ್ಖೇಡ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5741454" table:style-name="ce4">
            <text:p>1115741454</text:p>
          </table:table-cell>
          <table:table-cell table:style-name="ce4"/>
          <table:table-cell office:value-type="string" table:style-name="ce4">
            <text:p>Irfana<text:s text:c="3"/></text:p>
          </table:table-cell>
          <table:table-cell office:value-type="string" table:style-name="ce4">
            <text:p>CHO</text:p>
          </table:table-cell>
          <table:table-cell office:value-type="float" office:value="9535181700" table:style-name="ce4">
            <text:p>953518170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37" table:style-name="ce4">
            <text:p>337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Shadipur</text:p>
          </table:table-cell>
          <table:table-cell office:value-type="string" table:style-name="ce3">
            <text:p>ಶಾದಿ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22748442" table:style-name="ce4">
            <text:p>5322748442</text:p>
          </table:table-cell>
          <table:table-cell table:style-name="ce4"/>
          <table:table-cell office:value-type="string" table:style-name="ce4">
            <text:p>Sandeep S/O Raju</text:p>
          </table:table-cell>
          <table:table-cell office:value-type="string" table:style-name="ce4">
            <text:p>CHO</text:p>
          </table:table-cell>
          <table:table-cell office:value-type="float" office:value="8861235960" table:style-name="ce4">
            <text:p>886123596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38" table:style-name="ce4">
            <text:p>338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Suntan</text:p>
          </table:table-cell>
          <table:table-cell office:value-type="string" table:style-name="ce3">
            <text:p>ಸುಂಟನ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815378661" table:style-name="ce4">
            <text:p>7815378661</text:p>
          </table:table-cell>
          <table:table-cell table:style-name="ce4"/>
          <table:table-cell office:value-type="string" table:style-name="ce4">
            <text:p>Saira Banu<text:s text:c="5"/></text:p>
          </table:table-cell>
          <table:table-cell office:value-type="string" table:style-name="ce4">
            <text:p>CHO</text:p>
          </table:table-cell>
          <table:table-cell office:value-type="float" office:value="9535928490" table:style-name="ce4">
            <text:p>953592849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39" table:style-name="ce4">
            <text:p>339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Shirolli</text:p>
          </table:table-cell>
          <table:table-cell office:value-type="string" table:style-name="ce3">
            <text:p>ಶಿರೋ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445511526" table:style-name="ce4">
            <text:p>2445511526</text:p>
          </table:table-cell>
          <table:table-cell table:style-name="ce4"/>
          <table:table-cell office:value-type="string" table:style-name="ce4">
            <text:p>Abubakar Siddiq<text:s text:c="5"/></text:p>
          </table:table-cell>
          <table:table-cell office:value-type="string" table:style-name="ce4">
            <text:p>CHO</text:p>
          </table:table-cell>
          <table:table-cell office:value-type="float" office:value="9008371920" table:style-name="ce4">
            <text:p>900837192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40" table:style-name="ce4">
            <text:p>340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Motakpalli</text:p>
          </table:table-cell>
          <table:table-cell office:value-type="string" table:style-name="ce3">
            <text:p>ಮೋತಕಪಲ್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15351553" table:style-name="ce4">
            <text:p>4315351553</text:p>
          </table:table-cell>
          <table:table-cell table:style-name="ce4"/>
          <table:table-cell office:value-type="string" table:style-name="ce4">
            <text:p>Gurappa S/ Rudra</text:p>
          </table:table-cell>
          <table:table-cell office:value-type="string" table:style-name="ce4">
            <text:p>CHO</text:p>
          </table:table-cell>
          <table:table-cell office:value-type="float" office:value="9742927303" table:style-name="ce4">
            <text:p>974292730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41" table:style-name="ce4">
            <text:p>341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Handaraki</text:p>
          </table:table-cell>
          <table:table-cell office:value-type="string" table:style-name="ce3">
            <text:p>ಹಂದರಕ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65853387" table:style-name="ce4">
            <text:p>6465853387</text:p>
          </table:table-cell>
          <table:table-cell table:style-name="ce4"/>
          <table:table-cell office:value-type="string" table:style-name="ce4">
            <text:p>Susan Laynette<text:s text:c="3"/></text:p>
          </table:table-cell>
          <table:table-cell office:value-type="string" table:style-name="ce4">
            <text:p>CHO</text:p>
          </table:table-cell>
          <table:table-cell office:value-type="float" office:value="8050515066" table:style-name="ce4">
            <text:p>805051506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42" table:style-name="ce4">
            <text:p>342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Duganura</text:p>
          </table:table-cell>
          <table:table-cell office:value-type="string" table:style-name="ce3">
            <text:p>ದುಗನೂ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125365329" table:style-name="ce4">
            <text:p>5125365329</text:p>
          </table:table-cell>
          <table:table-cell table:style-name="ce4"/>
          <table:table-cell office:value-type="string" table:style-name="ce4">
            <text:p>Chandrashekhar<text:s text:c="5"/></text:p>
          </table:table-cell>
          <table:table-cell office:value-type="string" table:style-name="ce4">
            <text:p>CHO</text:p>
          </table:table-cell>
          <table:table-cell office:value-type="float" office:value="9844486842" table:style-name="ce4">
            <text:p>984448684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43" table:style-name="ce4">
            <text:p>343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Sedam</text:p>
          </table:table-cell>
          <table:table-cell office:value-type="string" table:style-name="ce3">
            <text:p>ಸೇಡಮ್</text:p>
          </table:table-cell>
          <table:table-cell office:value-type="string" table:style-name="ce4">
            <text:p>Kurkunta A</text:p>
          </table:table-cell>
          <table:table-cell office:value-type="string" table:style-name="ce3">
            <text:p>ಕುರಕುಂಟಾ ಎ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524263512" table:style-name="ce4">
            <text:p>1524263512</text:p>
          </table:table-cell>
          <table:table-cell table:style-name="ce4"/>
          <table:table-cell office:value-type="string" table:style-name="ce4">
            <text:p>Kavitha</text:p>
          </table:table-cell>
          <table:table-cell office:value-type="string" table:style-name="ce4">
            <text:p>CHO</text:p>
          </table:table-cell>
          <table:table-cell office:value-type="float" office:value="8073998616" table:style-name="ce4">
            <text:p>807399861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44" table:style-name="ce4">
            <text:p>344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Sedam</text:p>
          </table:table-cell>
          <table:table-cell office:value-type="string" table:style-name="ce3">
            <text:p>ಸೇಡಮ್</text:p>
          </table:table-cell>
          <table:table-cell office:value-type="string" table:style-name="ce4">
            <text:p>Betagera(A)</text:p>
          </table:table-cell>
          <table:table-cell office:value-type="string" table:style-name="ce3">
            <text:p>ಬೆಟಗೇರಾ(ಎ)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568444172" table:style-name="ce4">
            <text:p>3568444172</text:p>
          </table:table-cell>
          <table:table-cell table:style-name="ce4"/>
          <table:table-cell office:value-type="string" table:style-name="ce4">
            <text:p>Sunil Kumar Mathpat<text:s text:c="3"/></text:p>
          </table:table-cell>
          <table:table-cell office:value-type="string" table:style-name="ce4">
            <text:p>CHO</text:p>
          </table:table-cell>
          <table:table-cell office:value-type="float" office:value="8329047255" table:style-name="ce4">
            <text:p>832904725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45" table:style-name="ce4">
            <text:p>345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Sedam<text:s/></text:p>
          </table:table-cell>
          <table:table-cell office:value-type="string" table:style-name="ce3">
            <text:p>ಸೇಡಮ್</text:p>
          </table:table-cell>
          <table:table-cell office:value-type="string" table:style-name="ce4">
            <text:p>Madkal</text:p>
          </table:table-cell>
          <table:table-cell office:value-type="string" table:style-name="ce3">
            <text:p>ಮಡ್ಕ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47653360" table:style-name="ce4">
            <text:p>4747653360</text:p>
          </table:table-cell>
          <table:table-cell table:style-name="ce4"/>
          <table:table-cell office:value-type="string" table:style-name="ce4">
            <text:p>Raju S/O Mareppa<text:s/></text:p>
          </table:table-cell>
          <table:table-cell office:value-type="string" table:style-name="ce4">
            <text:p>HIO</text:p>
          </table:table-cell>
          <table:table-cell office:value-type="float" office:value="9900646039" table:style-name="ce4">
            <text:p>990064603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46" table:style-name="ce4">
            <text:p>346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Sedam<text:s/></text:p>
          </table:table-cell>
          <table:table-cell office:value-type="string" table:style-name="ce3">
            <text:p>ಸೇಡಮ್</text:p>
          </table:table-cell>
          <table:table-cell office:value-type="string" table:style-name="ce4">
            <text:p>Kadcherla</text:p>
          </table:table-cell>
          <table:table-cell office:value-type="string" table:style-name="ce3">
            <text:p>ಕಡಚೆರ್ಲ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53658837" table:style-name="ce4">
            <text:p>6753658837</text:p>
          </table:table-cell>
          <table:table-cell table:style-name="ce4"/>
          <table:table-cell office:value-type="string" table:style-name="ce4">
            <text:p>Raghavendra<text:s text:c="5"/></text:p>
          </table:table-cell>
          <table:table-cell office:value-type="string" table:style-name="ce4">
            <text:p>CHO</text:p>
          </table:table-cell>
          <table:table-cell office:value-type="float" office:value="9590312424" table:style-name="ce4">
            <text:p>959031242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47" table:style-name="ce4">
            <text:p>347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Sedam<text:s/></text:p>
          </table:table-cell>
          <table:table-cell office:value-type="string" table:style-name="ce3">
            <text:p>ಸೇಡಮ್</text:p>
          </table:table-cell>
          <table:table-cell office:value-type="string" table:style-name="ce4">
            <text:p>Malkhed A</text:p>
          </table:table-cell>
          <table:table-cell office:value-type="string" table:style-name="ce3">
            <text:p>ಮಲ್ಖೇಡ್ ಎ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261154668" table:style-name="ce4">
            <text:p>1261154668</text:p>
          </table:table-cell>
          <table:table-cell table:style-name="ce4"/>
          <table:table-cell office:value-type="string" table:style-name="ce4">
            <text:p>Venkatlaxmi<text:s text:c="3"/></text:p>
          </table:table-cell>
          <table:table-cell office:value-type="string" table:style-name="ce4">
            <text:p>CHO</text:p>
          </table:table-cell>
          <table:table-cell office:value-type="float" office:value="9535448961" table:style-name="ce4">
            <text:p>953544896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48" table:style-name="ce4">
            <text:p>348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Sedam<text:s/></text:p>
          </table:table-cell>
          <table:table-cell office:value-type="string" table:style-name="ce3">
            <text:p>ಸೇಡಮ್</text:p>
          </table:table-cell>
          <table:table-cell office:value-type="string" table:style-name="ce4">
            <text:p>Mugnoor</text:p>
          </table:table-cell>
          <table:table-cell office:value-type="string" table:style-name="ce3">
            <text:p>ಮುಗ್ನ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633125213" table:style-name="ce4">
            <text:p>6633125213</text:p>
          </table:table-cell>
          <table:table-cell table:style-name="ce4"/>
          <table:table-cell office:value-type="string" table:style-name="ce4">
            <text:p>Savitha<text:s text:c="3"/></text:p>
          </table:table-cell>
          <table:table-cell office:value-type="string" table:style-name="ce4">
            <text:p>CHO</text:p>
          </table:table-cell>
          <table:table-cell office:value-type="float" office:value="9108175131" table:style-name="ce4">
            <text:p>910817513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49" table:style-name="ce4">
            <text:p>349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Srichand</text:p>
          </table:table-cell>
          <table:table-cell office:value-type="string" table:style-name="ce3">
            <text:p>ಶ್ರೀಚಂದ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832781446" table:style-name="ce4">
            <text:p>5832781446</text:p>
          </table:table-cell>
          <table:table-cell table:style-name="ce4"/>
          <table:table-cell office:value-type="string" table:style-name="ce4">
            <text:p>Sadanand Shankar<text:s text:c="3"/></text:p>
          </table:table-cell>
          <table:table-cell office:value-type="string" table:style-name="ce4">
            <text:p>CHO</text:p>
          </table:table-cell>
          <table:table-cell office:value-type="float" office:value="8884525397" table:style-name="ce4">
            <text:p>888452539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50" table:style-name="ce4">
            <text:p>350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Keri Ambalaga</text:p>
          </table:table-cell>
          <table:table-cell office:value-type="string" table:style-name="ce3">
            <text:p>ಕೇರಿ ಅಂಬಲಗ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35754289" table:style-name="ce4">
            <text:p>8635754289</text:p>
          </table:table-cell>
          <table:table-cell table:style-name="ce4"/>
          <table:table-cell office:value-type="string" table:style-name="ce4">
            <text:p>Vishwaraj<text:s text:c="3"/></text:p>
          </table:table-cell>
          <table:table-cell office:value-type="string" table:style-name="ce4">
            <text:p>CHO</text:p>
          </table:table-cell>
          <table:table-cell office:value-type="float" office:value="9096663806" table:style-name="ce4">
            <text:p>909666380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51" table:style-name="ce4">
            <text:p>351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Kamalnagar</text:p>
          </table:table-cell>
          <table:table-cell office:value-type="string" table:style-name="ce3">
            <text:p>ಕಮಲನಗ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27487620" table:style-name="ce4">
            <text:p>8127487620</text:p>
          </table:table-cell>
          <table:table-cell table:style-name="ce4"/>
          <table:table-cell office:value-type="string" table:style-name="ce4">
            <text:p>Amit Kumar<text:s text:c="3"/></text:p>
          </table:table-cell>
          <table:table-cell office:value-type="string" table:style-name="ce4">
            <text:p>CHO</text:p>
          </table:table-cell>
          <table:table-cell office:value-type="float" office:value="9141815459" table:style-name="ce4">
            <text:p>914181545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52" table:style-name="ce4">
            <text:p>352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Tadola</text:p>
          </table:table-cell>
          <table:table-cell office:value-type="string" table:style-name="ce3">
            <text:p>ತಡೋಲ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67276343" table:style-name="ce4">
            <text:p>8567276343</text:p>
          </table:table-cell>
          <table:table-cell table:style-name="ce4"/>
          <table:table-cell office:value-type="string" table:style-name="ce4">
            <text:p>Praveen<text:s text:c="3"/></text:p>
          </table:table-cell>
          <table:table-cell office:value-type="string" table:style-name="ce4">
            <text:p>CHO</text:p>
          </table:table-cell>
          <table:table-cell office:value-type="float" office:value="7090540855" table:style-name="ce4">
            <text:p>709054085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53" table:style-name="ce4">
            <text:p>353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Jamga</text:p>
          </table:table-cell>
          <table:table-cell office:value-type="string" table:style-name="ce3">
            <text:p>ಜಮ್ಗ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73776352" table:style-name="ce4">
            <text:p>7673776352</text:p>
          </table:table-cell>
          <table:table-cell table:style-name="ce4"/>
          <table:table-cell office:value-type="string" table:style-name="ce4">
            <text:p>Prashant Kumar<text:s text:c="5"/></text:p>
          </table:table-cell>
          <table:table-cell office:value-type="string" table:style-name="ce4">
            <text:p>CHO</text:p>
          </table:table-cell>
          <table:table-cell office:value-type="float" office:value="9164795202" table:style-name="ce4">
            <text:p>916479520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54" table:style-name="ce4">
            <text:p>354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Dattar Gaon</text:p>
          </table:table-cell>
          <table:table-cell office:value-type="string" table:style-name="ce3">
            <text:p>ದತ್ತರ್ ಗಾಂವ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12839</text:p>
          </table:table-cell>
          <table:table-cell table:style-name="ce4"/>
          <table:table-cell office:value-type="string" table:style-name="ce4">
            <text:p>Dharmendra<text:s text:c="3"/></text:p>
          </table:table-cell>
          <table:table-cell office:value-type="string" table:style-name="ce4">
            <text:p>CHO</text:p>
          </table:table-cell>
          <table:table-cell office:value-type="float" office:value="9901617714" table:style-name="ce4">
            <text:p>990161771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55" table:style-name="ce4">
            <text:p>355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KODLAHANGARGA</text:p>
          </table:table-cell>
          <table:table-cell office:value-type="string" table:style-name="ce3">
            <text:p>ಕೋಡ್ಲಹಂಗರಗ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813781480" table:style-name="ce4">
            <text:p>5813781480</text:p>
          </table:table-cell>
          <table:table-cell table:style-name="ce4"/>
          <table:table-cell office:value-type="string" table:style-name="ce4">
            <text:p>Mahesh Lohar<text:s text:c="3"/></text:p>
          </table:table-cell>
          <table:table-cell office:value-type="string" table:style-name="ce4">
            <text:p>CHO</text:p>
          </table:table-cell>
          <table:table-cell office:value-type="float" office:value="9036668881" table:style-name="ce4">
            <text:p>903666888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56" table:style-name="ce4">
            <text:p>356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Hebli</text:p>
          </table:table-cell>
          <table:table-cell office:value-type="string" table:style-name="ce3">
            <text:p>ಹೆಬ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577658856" table:style-name="ce4">
            <text:p>6577658856</text:p>
          </table:table-cell>
          <table:table-cell table:style-name="ce4"/>
          <table:table-cell office:value-type="string" table:style-name="ce4">
            <text:p>Shivanand<text:s text:c="5"/></text:p>
          </table:table-cell>
          <table:table-cell office:value-type="string" table:style-name="ce4">
            <text:p>CHO</text:p>
          </table:table-cell>
          <table:table-cell office:value-type="float" office:value="9535380878" table:style-name="ce4">
            <text:p>953538087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57" table:style-name="ce4">
            <text:p>357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Nirgudi</text:p>
          </table:table-cell>
          <table:table-cell office:value-type="string" table:style-name="ce3">
            <text:p>ನಿರ್ಗು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77232739" table:style-name="ce4">
            <text:p>4777232739</text:p>
          </table:table-cell>
          <table:table-cell table:style-name="ce4"/>
          <table:table-cell office:value-type="string" table:style-name="ce4">
            <text:p>Basavaraj S Manthale<text:s text:c="4"/></text:p>
          </table:table-cell>
          <table:table-cell office:value-type="string" table:style-name="ce4">
            <text:p>CHO</text:p>
          </table:table-cell>
          <table:table-cell office:value-type="float" office:value="9590703108" table:style-name="ce4">
            <text:p>959070310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58" table:style-name="ce4">
            <text:p>358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Mataki</text:p>
          </table:table-cell>
          <table:table-cell office:value-type="string" table:style-name="ce3">
            <text:p>ಮಾತಾಕ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13462671" table:style-name="ce4">
            <text:p>8813462671</text:p>
          </table:table-cell>
          <table:table-cell table:style-name="ce4"/>
          <table:table-cell office:value-type="string" table:style-name="ce4">
            <text:p>Anil Sherikar<text:s text:c="3"/></text:p>
          </table:table-cell>
          <table:table-cell office:value-type="string" table:style-name="ce4">
            <text:p>CHO</text:p>
          </table:table-cell>
          <table:table-cell office:value-type="float" office:value="8884798615" table:style-name="ce4">
            <text:p>888479861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59" table:style-name="ce4">
            <text:p>359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Kawalga</text:p>
          </table:table-cell>
          <table:table-cell office:value-type="string" table:style-name="ce3">
            <text:p>ಕವಲಗ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258474732" table:style-name="ce4">
            <text:p>5258474732</text:p>
          </table:table-cell>
          <table:table-cell table:style-name="ce4"/>
          <table:table-cell office:value-type="string" table:style-name="ce4">
            <text:p>Vishwanath Detan</text:p>
          </table:table-cell>
          <table:table-cell office:value-type="string" table:style-name="ce4">
            <text:p>CHO</text:p>
          </table:table-cell>
          <table:table-cell office:value-type="float" office:value="7019891836" table:style-name="ce4">
            <text:p>701989183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60" table:style-name="ce4">
            <text:p>360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Bilgunda</text:p>
          </table:table-cell>
          <table:table-cell office:value-type="string" table:style-name="ce3">
            <text:p>ಬಿಲ್ಗುಂದ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46367670" table:style-name="ce4">
            <text:p>8146367670</text:p>
          </table:table-cell>
          <table:table-cell table:style-name="ce4"/>
          <table:table-cell office:value-type="string" table:style-name="ce4">
            <text:p>VijayMitra<text:s text:c="3"/></text:p>
          </table:table-cell>
          <table:table-cell office:value-type="string" table:style-name="ce4">
            <text:p>CHO</text:p>
          </table:table-cell>
          <table:table-cell office:value-type="float" office:value="8880880363" table:style-name="ce4">
            <text:p>888088036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61" table:style-name="ce4">
            <text:p>361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Hallisalgar<text:s/></text:p>
          </table:table-cell>
          <table:table-cell office:value-type="string" table:style-name="ce3">
            <text:p>ಹಳ್ಳಿಸಲಗ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44187437" table:style-name="ce4">
            <text:p>7144187437</text:p>
          </table:table-cell>
          <table:table-cell table:style-name="ce4"/>
          <table:table-cell office:value-type="string" table:style-name="ce4">
            <text:p>Mahesh Baswaraj<text:s text:c="4"/></text:p>
          </table:table-cell>
          <table:table-cell office:value-type="string" table:style-name="ce4">
            <text:p>CHO</text:p>
          </table:table-cell>
          <table:table-cell office:value-type="float" office:value="9481001775" table:style-name="ce4">
            <text:p>948100177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62" table:style-name="ce4">
            <text:p>362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Salegaon</text:p>
          </table:table-cell>
          <table:table-cell office:value-type="string" table:style-name="ce3">
            <text:p>ಸಾಲೇಗಾಂವ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84132377" table:style-name="ce4">
            <text:p>4784132377</text:p>
          </table:table-cell>
          <table:table-cell table:style-name="ce4"/>
          <table:table-cell office:value-type="string" table:style-name="ce4">
            <text:p>Abhishek<text:s text:c="5"/></text:p>
          </table:table-cell>
          <table:table-cell office:value-type="string" table:style-name="ce4">
            <text:p>CHO</text:p>
          </table:table-cell>
          <table:table-cell office:value-type="float" office:value="9535377421" table:style-name="ce4">
            <text:p>953537742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63" table:style-name="ce4">
            <text:p>363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Sawaleshwar</text:p>
          </table:table-cell>
          <table:table-cell office:value-type="string" table:style-name="ce3">
            <text:p>ಸವಳೇಶ್ವ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668174854" table:style-name="ce4">
            <text:p>6668174854</text:p>
          </table:table-cell>
          <table:table-cell table:style-name="ce4"/>
          <table:table-cell office:value-type="string" table:style-name="ce4">
            <text:p>Shruti Hiranagaoi<text:s text:c="5"/></text:p>
          </table:table-cell>
          <table:table-cell office:value-type="string" table:style-name="ce4">
            <text:p>CHO</text:p>
          </table:table-cell>
          <table:table-cell office:value-type="float" office:value="9538481403" table:style-name="ce4">
            <text:p>953848140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64" table:style-name="ce4">
            <text:p>364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Sakkarga</text:p>
          </table:table-cell>
          <table:table-cell office:value-type="string" table:style-name="ce3">
            <text:p>ಸಕ್ಕರ್ಗ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81217888" table:style-name="ce4">
            <text:p>8281217888</text:p>
          </table:table-cell>
          <table:table-cell table:style-name="ce4"/>
          <table:table-cell office:value-type="string" table:style-name="ce4">
            <text:p>Uttam Manekar<text:s text:c="3"/></text:p>
          </table:table-cell>
          <table:table-cell office:value-type="string" table:style-name="ce4">
            <text:p>CHO</text:p>
          </table:table-cell>
          <table:table-cell office:value-type="float" office:value="8105291540" table:style-name="ce4">
            <text:p>810529154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65" table:style-name="ce4">
            <text:p>365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BHULANI</text:p>
          </table:table-cell>
          <table:table-cell office:value-type="string" table:style-name="ce3">
            <text:p>ಭುಲಾನ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844565244" table:style-name="ce4">
            <text:p>4844565244</text:p>
          </table:table-cell>
          <table:table-cell table:style-name="ce4"/>
          <table:table-cell office:value-type="string" table:style-name="ce4">
            <text:p>Avinash<text:s text:c="5"/></text:p>
          </table:table-cell>
          <table:table-cell office:value-type="string" table:style-name="ce4">
            <text:p>CHO</text:p>
          </table:table-cell>
          <table:table-cell office:value-type="float" office:value="8431434648" table:style-name="ce4">
            <text:p>843143464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66" table:style-name="ce4">
            <text:p>366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Benni Sirur</text:p>
          </table:table-cell>
          <table:table-cell office:value-type="string" table:style-name="ce3">
            <text:p>ಬೆಣ್ಣಿ ಸಿರ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55341212" table:style-name="ce4">
            <text:p>7155341212</text:p>
          </table:table-cell>
          <table:table-cell table:style-name="ce4"/>
          <table:table-cell office:value-type="string" table:style-name="ce4">
            <text:p>Aslam<text:s text:c="3"/></text:p>
          </table:table-cell>
          <table:table-cell office:value-type="string" table:style-name="ce4">
            <text:p>CHO</text:p>
          </table:table-cell>
          <table:table-cell office:value-type="float" office:value="9035640767" table:style-name="ce4">
            <text:p>903564076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67" table:style-name="ce4">
            <text:p>367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Nimbal</text:p>
          </table:table-cell>
          <table:table-cell office:value-type="string" table:style-name="ce3">
            <text:p>ನಿಂಬ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23277845" table:style-name="ce4">
            <text:p>6323277845</text:p>
          </table:table-cell>
          <table:table-cell table:style-name="ce4"/>
          <table:table-cell office:value-type="string" table:style-name="ce4">
            <text:p>Shivalila Shankar<text:s text:c="3"/></text:p>
          </table:table-cell>
          <table:table-cell office:value-type="string" table:style-name="ce4">
            <text:p>CHO</text:p>
          </table:table-cell>
          <table:table-cell office:value-type="float" office:value="8296263035" table:style-name="ce4">
            <text:p>829626303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68" table:style-name="ce4">
            <text:p>368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Narona</text:p>
          </table:table-cell>
          <table:table-cell office:value-type="string" table:style-name="ce3">
            <text:p>ನರೋನ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67531687" table:style-name="ce4">
            <text:p>8767531687</text:p>
          </table:table-cell>
          <table:table-cell table:style-name="ce4"/>
          <table:table-cell office:value-type="string" table:style-name="ce4">
            <text:p>Shivanand Tambai<text:s text:c="3"/></text:p>
          </table:table-cell>
          <table:table-cell office:value-type="string" table:style-name="ce4">
            <text:p>CHO</text:p>
          </table:table-cell>
          <table:table-cell office:value-type="float" office:value="9741174619" table:style-name="ce4">
            <text:p>974117461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69" table:style-name="ce4">
            <text:p>369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Neelur</text:p>
          </table:table-cell>
          <table:table-cell office:value-type="string" table:style-name="ce3">
            <text:p>ನೀಲ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238674537" table:style-name="ce4">
            <text:p>4238674537</text:p>
          </table:table-cell>
          <table:table-cell table:style-name="ce4"/>
          <table:table-cell office:value-type="string" table:style-name="ce4">
            <text:p>Amresh S/O Ramach<text:s text:c="3"/></text:p>
          </table:table-cell>
          <table:table-cell office:value-type="string" table:style-name="ce4">
            <text:p>CHO</text:p>
          </table:table-cell>
          <table:table-cell office:value-type="float" office:value="9886519968" table:style-name="ce4">
            <text:p>988651996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70" table:style-name="ce4">
            <text:p>370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Nanderga</text:p>
          </table:table-cell>
          <table:table-cell office:value-type="string" table:style-name="ce3">
            <text:p>ನಂದರ್ಗ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885412769" table:style-name="ce4">
            <text:p>4885412769</text:p>
          </table:table-cell>
          <table:table-cell table:style-name="ce4"/>
          <table:table-cell office:value-type="string" table:style-name="ce4">
            <text:p>Shantappa Tolanur<text:s text:c="3"/></text:p>
          </table:table-cell>
          <table:table-cell office:value-type="string" table:style-name="ce4">
            <text:p>CHO</text:p>
          </table:table-cell>
          <table:table-cell office:value-type="float" office:value="8624969502" table:style-name="ce4">
            <text:p>862496950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71" table:style-name="ce4">
            <text:p>371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Ballurgi</text:p>
          </table:table-cell>
          <table:table-cell office:value-type="string" table:style-name="ce3">
            <text:p>ಬಳ್ಳೂರ್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77756180" table:style-name="ce4">
            <text:p>6477756180</text:p>
          </table:table-cell>
          <table:table-cell table:style-name="ce4"/>
          <table:table-cell office:value-type="string" table:style-name="ce4">
            <text:p>Dattu Singh Chavan<text:s text:c="5"/></text:p>
          </table:table-cell>
          <table:table-cell office:value-type="string" table:style-name="ce4">
            <text:p>CHO</text:p>
          </table:table-cell>
          <table:table-cell office:value-type="float" office:value="9845127743" table:style-name="ce4">
            <text:p>984512774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72" table:style-name="ce4">
            <text:p>372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Allagi B</text:p>
          </table:table-cell>
          <table:table-cell office:value-type="string" table:style-name="ce3">
            <text:p>ಅಲ್ಲಗಿ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37458550" table:style-name="ce4">
            <text:p>6837458550</text:p>
          </table:table-cell>
          <table:table-cell table:style-name="ce4"/>
          <table:table-cell office:value-type="string" table:style-name="ce4">
            <text:p>Shivaleela Hitnalli<text:s text:c="5"/></text:p>
          </table:table-cell>
          <table:table-cell office:value-type="string" table:style-name="ce4">
            <text:p>CHO</text:p>
          </table:table-cell>
          <table:table-cell office:value-type="float" office:value="7349159436" table:style-name="ce4">
            <text:p>734915943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73" table:style-name="ce4">
            <text:p>373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Madra B</text:p>
          </table:table-cell>
          <table:table-cell office:value-type="string" table:style-name="ce3">
            <text:p>ಮದ್ರಾ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42845466" table:style-name="ce4">
            <text:p>5442845466</text:p>
          </table:table-cell>
          <table:table-cell table:style-name="ce4"/>
          <table:table-cell office:value-type="string" table:style-name="ce4">
            <text:p>GuruRao Patil<text:s text:c="3"/></text:p>
          </table:table-cell>
          <table:table-cell office:value-type="string" table:style-name="ce4">
            <text:p>CHO</text:p>
          </table:table-cell>
          <table:table-cell office:value-type="float" office:value="8197228666" table:style-name="ce4">
            <text:p>819722866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74" table:style-name="ce4">
            <text:p>374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Bidnur</text:p>
          </table:table-cell>
          <table:table-cell office:value-type="string" table:style-name="ce3">
            <text:p>ಬಿದ್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17834370" table:style-name="ce4">
            <text:p>5417834370</text:p>
          </table:table-cell>
          <table:table-cell table:style-name="ce4"/>
          <table:table-cell office:value-type="string" table:style-name="ce4">
            <text:p>Ashwini Rummang<text:s text:c="3"/></text:p>
          </table:table-cell>
          <table:table-cell office:value-type="string" table:style-name="ce4">
            <text:p>CHO</text:p>
          </table:table-cell>
          <table:table-cell office:value-type="float" office:value="9731647914" table:style-name="ce4">
            <text:p>973164791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75" table:style-name="ce4">
            <text:p>375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Chinamgera</text:p>
          </table:table-cell>
          <table:table-cell office:value-type="string" table:style-name="ce3">
            <text:p>ಚಿನಮಗೇ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714141619" table:style-name="ce4">
            <text:p>1714141619</text:p>
          </table:table-cell>
          <table:table-cell table:style-name="ce4"/>
          <table:table-cell office:value-type="string" table:style-name="ce4">
            <text:p>Girish Kamshetty<text:s text:c="3"/></text:p>
          </table:table-cell>
          <table:table-cell office:value-type="string" table:style-name="ce4">
            <text:p>CHO</text:p>
          </table:table-cell>
          <table:table-cell office:value-type="float" office:value="9036575738" table:style-name="ce4">
            <text:p>903657573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76" table:style-name="ce4">
            <text:p>376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Bhairamadgi</text:p>
          </table:table-cell>
          <table:table-cell office:value-type="string" table:style-name="ce3">
            <text:p>ಭೈರಾಮಡ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882647718" table:style-name="ce4">
            <text:p>2882647718</text:p>
          </table:table-cell>
          <table:table-cell table:style-name="ce4"/>
          <table:table-cell office:value-type="string" table:style-name="ce4">
            <text:p>Shweta<text:s text:c="3"/></text:p>
          </table:table-cell>
          <table:table-cell office:value-type="string" table:style-name="ce4">
            <text:p>CHO</text:p>
          </table:table-cell>
          <table:table-cell office:value-type="float" office:value="9731233639" table:style-name="ce4">
            <text:p>973123363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77" table:style-name="ce4">
            <text:p>377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Ankalga</text:p>
          </table:table-cell>
          <table:table-cell office:value-type="string" table:style-name="ce3">
            <text:p>ಅಂಕಲಗ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11146511" table:style-name="ce4">
            <text:p>3411146511</text:p>
          </table:table-cell>
          <table:table-cell table:style-name="ce4"/>
          <table:table-cell office:value-type="string" table:style-name="ce4">
            <text:p>SharranaBasappa<text:s text:c="5"/></text:p>
          </table:table-cell>
          <table:table-cell office:value-type="string" table:style-name="ce4">
            <text:p>CHO</text:p>
          </table:table-cell>
          <table:table-cell office:value-type="float" office:value="9845348352" table:style-name="ce4">
            <text:p>984534835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78" table:style-name="ce4">
            <text:p>378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Sonna</text:p>
          </table:table-cell>
          <table:table-cell office:value-type="string" table:style-name="ce3">
            <text:p>ಸೊನ್ನ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81883375" table:style-name="ce4">
            <text:p>1681883375</text:p>
          </table:table-cell>
          <table:table-cell table:style-name="ce4"/>
          <table:table-cell office:value-type="string" table:style-name="ce4">
            <text:p>M D Azaruddin<text:s text:c="3"/></text:p>
          </table:table-cell>
          <table:table-cell office:value-type="string" table:style-name="ce4">
            <text:p>CHO</text:p>
          </table:table-cell>
          <table:table-cell office:value-type="float" office:value="9611842128" table:style-name="ce4">
            <text:p>961184212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79" table:style-name="ce4">
            <text:p>379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Harwal</text:p>
          </table:table-cell>
          <table:table-cell office:value-type="string" table:style-name="ce3">
            <text:p>ಹರ್ವ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614578387" table:style-name="ce4">
            <text:p>3614578387</text:p>
          </table:table-cell>
          <table:table-cell table:style-name="ce4"/>
          <table:table-cell office:value-type="string" table:style-name="ce4">
            <text:p>Sebastina RK<text:s text:c="5"/></text:p>
          </table:table-cell>
          <table:table-cell office:value-type="string" table:style-name="ce4">
            <text:p>CHO</text:p>
          </table:table-cell>
          <table:table-cell office:value-type="float" office:value="9448758700" table:style-name="ce4">
            <text:p>944875870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80" table:style-name="ce4">
            <text:p>380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Vastari</text:p>
          </table:table-cell>
          <table:table-cell office:value-type="string" table:style-name="ce3">
            <text:p>ವಸ್ತಾ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115118758" table:style-name="ce4">
            <text:p>3115118758</text:p>
          </table:table-cell>
          <table:table-cell table:style-name="ce4"/>
          <table:table-cell office:value-type="string" table:style-name="ce4">
            <text:p>Sukanya<text:s text:c="3"/></text:p>
          </table:table-cell>
          <table:table-cell office:value-type="string" table:style-name="ce4">
            <text:p>CHO</text:p>
          </table:table-cell>
          <table:table-cell office:value-type="float" office:value="8217098868" table:style-name="ce4">
            <text:p>821709886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81" table:style-name="ce4">
            <text:p>381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MUDDABAL B</text:p>
          </table:table-cell>
          <table:table-cell office:value-type="string" table:style-name="ce3">
            <text:p>ಮುದ್ದಬಾಳ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161336216" table:style-name="ce4">
            <text:p>6161336216</text:p>
          </table:table-cell>
          <table:table-cell table:style-name="ce4"/>
          <table:table-cell office:value-type="string" table:style-name="ce4">
            <text:p>Kevin<text:s text:c="3"/></text:p>
          </table:table-cell>
          <table:table-cell office:value-type="string" table:style-name="ce4">
            <text:p>CHO</text:p>
          </table:table-cell>
          <table:table-cell office:value-type="float" office:value="9741435593" table:style-name="ce4">
            <text:p>974143559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82" table:style-name="ce4">
            <text:p>382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Honnal</text:p>
          </table:table-cell>
          <table:table-cell office:value-type="string" table:style-name="ce3">
            <text:p>ಹೊನ್ನ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813587278" table:style-name="ce4">
            <text:p>4813587278</text:p>
          </table:table-cell>
          <table:table-cell table:style-name="ce4"/>
          <table:table-cell office:value-type="string" table:style-name="ce4">
            <text:p>Renuka<text:s text:c="3"/></text:p>
          </table:table-cell>
          <table:table-cell office:value-type="string" table:style-name="ce4">
            <text:p>CHO</text:p>
          </table:table-cell>
          <table:table-cell office:value-type="float" office:value="8861910084" table:style-name="ce4">
            <text:p>886191008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83" table:style-name="ce4">
            <text:p>383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Hangarga B</text:p>
          </table:table-cell>
          <table:table-cell office:value-type="string" table:style-name="ce3">
            <text:p>ಹಂಗರಗಾ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524284736" table:style-name="ce4">
            <text:p>4524284736</text:p>
          </table:table-cell>
          <table:table-cell table:style-name="ce4"/>
          <table:table-cell office:value-type="string" table:style-name="ce4">
            <text:p>Vandana<text:s text:c="4"/></text:p>
          </table:table-cell>
          <table:table-cell office:value-type="string" table:style-name="ce4">
            <text:p>CHO</text:p>
          </table:table-cell>
          <table:table-cell office:value-type="float" office:value="9742573749" table:style-name="ce4">
            <text:p>974257374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84" table:style-name="ce4">
            <text:p>384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Itaga</text:p>
          </table:table-cell>
          <table:table-cell office:value-type="string" table:style-name="ce3">
            <text:p>ಇಟಗ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67181288" table:style-name="ce4">
            <text:p>8467181288</text:p>
          </table:table-cell>
          <table:table-cell table:style-name="ce4"/>
          <table:table-cell office:value-type="string" table:style-name="ce4">
            <text:p>Akhtar Khatoon<text:s text:c="5"/></text:p>
          </table:table-cell>
          <table:table-cell office:value-type="string" table:style-name="ce4">
            <text:p>CHO</text:p>
          </table:table-cell>
          <table:table-cell office:value-type="float" office:value="8296813490" table:style-name="ce4">
            <text:p>829681349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85" table:style-name="ce4">
            <text:p>385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Gudur</text:p>
          </table:table-cell>
          <table:table-cell office:value-type="string" table:style-name="ce3">
            <text:p>ಗುಡ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48668514" table:style-name="ce4">
            <text:p>6448668514</text:p>
          </table:table-cell>
          <table:table-cell table:style-name="ce4"/>
          <table:table-cell office:value-type="string" table:style-name="ce4">
            <text:p>Hanamaxi Singri<text:s text:c="3"/></text:p>
          </table:table-cell>
          <table:table-cell office:value-type="string" table:style-name="ce4">
            <text:p>CHO</text:p>
          </table:table-cell>
          <table:table-cell office:value-type="float" office:value="8788814895" table:style-name="ce4">
            <text:p>878881489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86" table:style-name="ce4">
            <text:p>386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Kollakur</text:p>
          </table:table-cell>
          <table:table-cell office:value-type="string" table:style-name="ce3">
            <text:p>ಕೊಲ್ಲಕ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83728112" table:style-name="ce4">
            <text:p>8483728112</text:p>
          </table:table-cell>
          <table:table-cell table:style-name="ce4"/>
          <table:table-cell office:value-type="string" table:style-name="ce4">
            <text:p>Amaresh<text:s text:c="5"/></text:p>
          </table:table-cell>
          <table:table-cell office:value-type="string" table:style-name="ce4">
            <text:p>CHO</text:p>
          </table:table-cell>
          <table:table-cell office:value-type="float" office:value="9880952023" table:style-name="ce4">
            <text:p>988095202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87" table:style-name="ce4">
            <text:p>387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Bilwar</text:p>
          </table:table-cell>
          <table:table-cell office:value-type="string" table:style-name="ce3">
            <text:p>ಬಿಲ್ವಾ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58217313" table:style-name="ce4">
            <text:p>1158217313</text:p>
          </table:table-cell>
          <table:table-cell table:style-name="ce4"/>
          <table:table-cell office:value-type="string" table:style-name="ce4">
            <text:p>Anantha Reddy</text:p>
          </table:table-cell>
          <table:table-cell office:value-type="string" table:style-name="ce4">
            <text:p>HIO</text:p>
          </table:table-cell>
          <table:table-cell office:value-type="float" office:value="9972688107" table:style-name="ce4">
            <text:p>997268810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88" table:style-name="ce4">
            <text:p>388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GOUNALLI</text:p>
          </table:table-cell>
          <table:table-cell office:value-type="string" table:style-name="ce3">
            <text:p>ಗೌನ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443867245" table:style-name="ce4">
            <text:p>1443867245</text:p>
          </table:table-cell>
          <table:table-cell table:style-name="ce4"/>
          <table:table-cell office:value-type="string" table:style-name="ce4">
            <text:p>Devaraj<text:s text:c="3"/></text:p>
          </table:table-cell>
          <table:table-cell office:value-type="string" table:style-name="ce4">
            <text:p>CHO</text:p>
          </table:table-cell>
          <table:table-cell office:value-type="float" office:value="9731214334" table:style-name="ce4">
            <text:p>973121433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89" table:style-name="ce4">
            <text:p>389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Kuralgera</text:p>
          </table:table-cell>
          <table:table-cell office:value-type="string" table:style-name="ce3">
            <text:p>ಕುರಲಗೇ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71173764" table:style-name="ce4">
            <text:p>8871173764</text:p>
          </table:table-cell>
          <table:table-cell table:style-name="ce4"/>
          <table:table-cell office:value-type="string" table:style-name="ce4">
            <text:p>Suresh Kumar<text:s text:c="3"/></text:p>
          </table:table-cell>
          <table:table-cell office:value-type="string" table:style-name="ce4">
            <text:p>CHO</text:p>
          </table:table-cell>
          <table:table-cell office:value-type="float" office:value="9552770755" table:style-name="ce4">
            <text:p>9552770755</text:p>
          </table:table-cell>
          <table:table-cell office:value-type="float" office:value="17.016100000000002" table:style-name="ce4">
            <text:p>17.0161</text:p>
          </table:table-cell>
          <table:table-cell office:value-type="float" office:value="76.449600000000004" table:style-name="ce4">
            <text:p>76.4496</text:p>
          </table:table-cell>
          <table:table-cell table:number-columns-repeated="16368"/>
        </table:table-row>
        <table:table-row table:style-name="ro1">
          <table:table-cell office:value-type="float" office:value="390" table:style-name="ce4">
            <text:p>390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Magangera</text:p>
          </table:table-cell>
          <table:table-cell office:value-type="string" table:style-name="ce3">
            <text:p>ಮಾಂಗೇ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123425551" table:style-name="ce4">
            <text:p>2123425551</text:p>
          </table:table-cell>
          <table:table-cell table:style-name="ce4"/>
          <table:table-cell office:value-type="string" table:style-name="ce4">
            <text:p>Hayyali<text:s text:c="5"/></text:p>
          </table:table-cell>
          <table:table-cell office:value-type="string" table:style-name="ce4">
            <text:p>CHO</text:p>
          </table:table-cell>
          <table:table-cell office:value-type="float" office:value="8660362650" table:style-name="ce4">
            <text:p>866036265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91" table:style-name="ce4">
            <text:p>391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Yelgod</text:p>
          </table:table-cell>
          <table:table-cell office:value-type="string" table:style-name="ce3">
            <text:p>ಯೆಲ್ಗೋಡ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31751310" table:style-name="ce4">
            <text:p>7131751310</text:p>
          </table:table-cell>
          <table:table-cell table:style-name="ce4"/>
          <table:table-cell office:value-type="string" table:style-name="ce4">
            <text:p>Ninganna<text:s text:c="3"/></text:p>
          </table:table-cell>
          <table:table-cell office:value-type="string" table:style-name="ce4">
            <text:p>CHO</text:p>
          </table:table-cell>
          <table:table-cell office:value-type="float" office:value="9743543117" table:style-name="ce4">
            <text:p>974354311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92" table:style-name="ce4">
            <text:p>392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Mayur</text:p>
          </table:table-cell>
          <table:table-cell office:value-type="string" table:style-name="ce3">
            <text:p>ಮಯ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827344252" table:style-name="ce4">
            <text:p>4827344252</text:p>
          </table:table-cell>
          <table:table-cell table:style-name="ce4"/>
          <table:table-cell office:value-type="string" table:style-name="ce4">
            <text:p>Mehboob<text:s text:c="5"/></text:p>
          </table:table-cell>
          <table:table-cell office:value-type="string" table:style-name="ce4">
            <text:p>CHO</text:p>
          </table:table-cell>
          <table:table-cell office:value-type="float" office:value="9900723505" table:style-name="ce4">
            <text:p>990072350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93" table:style-name="ce4">
            <text:p>393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Kadkol</text:p>
          </table:table-cell>
          <table:table-cell office:value-type="string" table:style-name="ce3">
            <text:p>ಕಡ್ಕೋ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171288741" table:style-name="ce4">
            <text:p>4171288741</text:p>
          </table:table-cell>
          <table:table-cell table:style-name="ce4"/>
          <table:table-cell office:value-type="string" table:style-name="ce4">
            <text:p>Wajida Begum Myager<text:s text:c="5"/></text:p>
          </table:table-cell>
          <table:table-cell office:value-type="string" table:style-name="ce4">
            <text:p>CHO</text:p>
          </table:table-cell>
          <table:table-cell office:value-type="float" office:value="9036904066" table:style-name="ce4">
            <text:p>903690406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94" table:style-name="ce4">
            <text:p>394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Road Kinni</text:p>
          </table:table-cell>
          <table:table-cell office:value-type="string" table:style-name="ce3">
            <text:p>ರಸ್ತೆ ಕಿನ್ನ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33866828" table:style-name="ce4">
            <text:p>5433866828</text:p>
          </table:table-cell>
          <table:table-cell table:style-name="ce4"/>
          <table:table-cell office:value-type="string" table:style-name="ce4">
            <text:p>Sujata M Kamalar<text:s text:c="3"/></text:p>
          </table:table-cell>
          <table:table-cell office:value-type="string" table:style-name="ce4">
            <text:p>CHO</text:p>
          </table:table-cell>
          <table:table-cell office:value-type="float" office:value="8660663035" table:style-name="ce4">
            <text:p>866066303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95" table:style-name="ce4">
            <text:p>395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Hosur</text:p>
          </table:table-cell>
          <table:table-cell office:value-type="string" table:style-name="ce3">
            <text:p>ಹೊಸ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38457129" table:style-name="ce4">
            <text:p>8738457129</text:p>
          </table:table-cell>
          <table:table-cell table:style-name="ce4"/>
          <table:table-cell office:value-type="string" table:style-name="ce4">
            <text:p>Surekha<text:s text:c="3"/></text:p>
          </table:table-cell>
          <table:table-cell office:value-type="string" table:style-name="ce4">
            <text:p>CHO</text:p>
          </table:table-cell>
          <table:table-cell office:value-type="float" office:value="6360034547" table:style-name="ce4">
            <text:p>636003454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96" table:style-name="ce4">
            <text:p>396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Mogla</text:p>
          </table:table-cell>
          <table:table-cell office:value-type="string" table:style-name="ce3">
            <text:p>ಮೊಗ್ಲ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538274733" table:style-name="ce4">
            <text:p>3538274733</text:p>
          </table:table-cell>
          <table:table-cell table:style-name="ce4"/>
          <table:table-cell office:value-type="string" table:style-name="ce4">
            <text:p>Paul Prashant <text:s/>Kumar<text:s text:c="3"/></text:p>
          </table:table-cell>
          <table:table-cell office:value-type="string" table:style-name="ce4">
            <text:p>CHO</text:p>
          </table:table-cell>
          <table:table-cell office:value-type="float" office:value="9738279630" table:style-name="ce4">
            <text:p>973827963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97" table:style-name="ce4">
            <text:p>397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Chandapura</text:p>
          </table:table-cell>
          <table:table-cell office:value-type="string" table:style-name="ce3">
            <text:p>ಚಂದ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41441875" table:style-name="ce4">
            <text:p>8241441875</text:p>
          </table:table-cell>
          <table:table-cell table:style-name="ce4"/>
          <table:table-cell office:value-type="string" table:style-name="ce4">
            <text:p>Somsingh<text:s text:c="5"/></text:p>
          </table:table-cell>
          <table:table-cell office:value-type="string" table:style-name="ce4">
            <text:p>CHO</text:p>
          </table:table-cell>
          <table:table-cell office:value-type="float" office:value="9972851134" table:style-name="ce4">
            <text:p>997285113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98" table:style-name="ce4">
            <text:p>398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HasarGundagi</text:p>
          </table:table-cell>
          <table:table-cell office:value-type="string" table:style-name="ce3">
            <text:p>ಹಸರಗುಂಡ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845673853" table:style-name="ce4">
            <text:p>5845673853</text:p>
          </table:table-cell>
          <table:table-cell table:style-name="ce4"/>
          <table:table-cell office:value-type="string" table:style-name="ce4">
            <text:p>Vishvanath SN<text:s text:c="5"/></text:p>
          </table:table-cell>
          <table:table-cell office:value-type="string" table:style-name="ce4">
            <text:p>CHO</text:p>
          </table:table-cell>
          <table:table-cell office:value-type="float" office:value="9590169439" table:style-name="ce4">
            <text:p>959016943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399" table:style-name="ce4">
            <text:p>399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Kanakapur</text:p>
          </table:table-cell>
          <table:table-cell office:value-type="string" table:style-name="ce3">
            <text:p>ಕನಕ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728166884" table:style-name="ce4">
            <text:p>5728166884</text:p>
          </table:table-cell>
          <table:table-cell table:style-name="ce4"/>
          <table:table-cell office:value-type="string" table:style-name="ce4">
            <text:p>Pavithra<text:s text:c="3"/></text:p>
          </table:table-cell>
          <table:table-cell office:value-type="string" table:style-name="ce4">
            <text:p>CHO</text:p>
          </table:table-cell>
          <table:table-cell office:value-type="float" office:value="8805186745" table:style-name="ce4">
            <text:p>880518674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00" table:style-name="ce4">
            <text:p>400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Korvee</text:p>
          </table:table-cell>
          <table:table-cell office:value-type="string" table:style-name="ce3">
            <text:p>ಕೊರ್ವೀ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81676584" table:style-name="ce4">
            <text:p>3781676584</text:p>
          </table:table-cell>
          <table:table-cell table:style-name="ce4"/>
          <table:table-cell office:value-type="string" table:style-name="ce4">
            <text:p>Shridevi<text:s text:c="3"/></text:p>
          </table:table-cell>
          <table:table-cell office:value-type="string" table:style-name="ce4">
            <text:p>CHO</text:p>
          </table:table-cell>
          <table:table-cell office:value-type="float" office:value="7619133486" table:style-name="ce4">
            <text:p>761913348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01" table:style-name="ce4">
            <text:p>401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Vantichinta</text:p>
          </table:table-cell>
          <table:table-cell office:value-type="string" table:style-name="ce3">
            <text:p>ವಾಂತಿಚಿಂತ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787824529" table:style-name="ce4">
            <text:p>2787824529</text:p>
          </table:table-cell>
          <table:table-cell table:style-name="ce4"/>
          <table:table-cell office:value-type="string" table:style-name="ce4">
            <text:p>Jaipal Naik<text:s text:c="5"/></text:p>
          </table:table-cell>
          <table:table-cell office:value-type="string" table:style-name="ce4">
            <text:p>CHO</text:p>
          </table:table-cell>
          <table:table-cell office:value-type="float" office:value="9603916513" table:style-name="ce4">
            <text:p>960391651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02" table:style-name="ce4">
            <text:p>402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Sedam<text:s/></text:p>
          </table:table-cell>
          <table:table-cell office:value-type="string" table:style-name="ce3">
            <text:p>ಸೇಡಮ್</text:p>
          </table:table-cell>
          <table:table-cell office:value-type="string" table:style-name="ce4">
            <text:p>Lingampalli</text:p>
          </table:table-cell>
          <table:table-cell office:value-type="string" table:style-name="ce3">
            <text:p>ಲಿಂಗಂಪಲ್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543886467" table:style-name="ce4">
            <text:p>1543886467</text:p>
          </table:table-cell>
          <table:table-cell table:style-name="ce4"/>
          <table:table-cell office:value-type="string" table:style-name="ce4">
            <text:p>Sangmeshwar R<text:s text:c="3"/></text:p>
          </table:table-cell>
          <table:table-cell office:value-type="string" table:style-name="ce4">
            <text:p>CHO</text:p>
          </table:table-cell>
          <table:table-cell office:value-type="float" office:value="7406598220" table:style-name="ce4">
            <text:p>740659822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03" table:style-name="ce4">
            <text:p>403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Jettur</text:p>
          </table:table-cell>
          <table:table-cell office:value-type="string" table:style-name="ce3">
            <text:p>ಜೆಟ್ಟ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21155375" table:style-name="ce4">
            <text:p>5321155375</text:p>
          </table:table-cell>
          <table:table-cell table:style-name="ce4"/>
          <table:table-cell office:value-type="string" table:style-name="ce4">
            <text:p>Ambabai<text:s text:c="3"/></text:p>
          </table:table-cell>
          <table:table-cell office:value-type="string" table:style-name="ce4">
            <text:p>CHO</text:p>
          </table:table-cell>
          <table:table-cell office:value-type="float" office:value="7353065190" table:style-name="ce4">
            <text:p>735306519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04" table:style-name="ce4">
            <text:p>404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Sedam<text:s/></text:p>
          </table:table-cell>
          <table:table-cell office:value-type="string" table:style-name="ce3">
            <text:p>ಸೇಡಮ್</text:p>
          </table:table-cell>
          <table:table-cell office:value-type="string" table:style-name="ce4">
            <text:p>Medak</text:p>
          </table:table-cell>
          <table:table-cell office:value-type="string" table:style-name="ce3">
            <text:p>ಮೇದಕ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134473747" table:style-name="ce4">
            <text:p>3134473747</text:p>
          </table:table-cell>
          <table:table-cell table:style-name="ce4"/>
          <table:table-cell office:value-type="string" table:style-name="ce4">
            <text:p>Vinod -<text:s text:c="2"/></text:p>
          </table:table-cell>
          <table:table-cell office:value-type="string" table:style-name="ce4">
            <text:p>CHO</text:p>
          </table:table-cell>
          <table:table-cell office:value-type="float" office:value="9980980252" table:style-name="ce4">
            <text:p>998098025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05" table:style-name="ce4">
            <text:p>405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Sedam<text:s/></text:p>
          </table:table-cell>
          <table:table-cell office:value-type="string" table:style-name="ce3">
            <text:p>ಸೇಡಮ್</text:p>
          </table:table-cell>
          <table:table-cell office:value-type="string" table:style-name="ce4">
            <text:p>Kukunda</text:p>
          </table:table-cell>
          <table:table-cell office:value-type="string" table:style-name="ce3">
            <text:p>ಕುಕುಂದ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846465354" table:style-name="ce4">
            <text:p>7846465354</text:p>
          </table:table-cell>
          <table:table-cell table:style-name="ce4"/>
          <table:table-cell office:value-type="string" table:style-name="ce4">
            <text:p>Shashikala Ningappa<text:s text:c="5"/></text:p>
          </table:table-cell>
          <table:table-cell office:value-type="string" table:style-name="ce4">
            <text:p>CHO</text:p>
          </table:table-cell>
          <table:table-cell office:value-type="float" office:value="9380084418" table:style-name="ce4">
            <text:p>938008441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06" table:style-name="ce4">
            <text:p>406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Kotan Hipparga</text:p>
          </table:table-cell>
          <table:table-cell office:value-type="string" table:style-name="ce3">
            <text:p>ಕೋಟ್ಯಾನ್ ಹಿಪ್ಪರಗ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47482158" table:style-name="ce4">
            <text:p>4747482158</text:p>
          </table:table-cell>
          <table:table-cell table:style-name="ce4"/>
          <table:table-cell office:value-type="string" table:style-name="ce4">
            <text:p>Deveni Pujari<text:s text:c="3"/></text:p>
          </table:table-cell>
          <table:table-cell office:value-type="string" table:style-name="ce4">
            <text:p>CHO</text:p>
          </table:table-cell>
          <table:table-cell office:value-type="float" office:value="7259425516" table:style-name="ce4">
            <text:p>725942551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07" table:style-name="ce4">
            <text:p>407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Tambakwadi</text:p>
          </table:table-cell>
          <table:table-cell office:value-type="string" table:style-name="ce3">
            <text:p>ತಂಬಕವಾ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111275342" table:style-name="ce4">
            <text:p>5111275342</text:p>
          </table:table-cell>
          <table:table-cell table:style-name="ce4"/>
          <table:table-cell office:value-type="string" table:style-name="ce4">
            <text:p>Yeshappa<text:s text:c="5"/></text:p>
          </table:table-cell>
          <table:table-cell office:value-type="string" table:style-name="ce4">
            <text:p>CHO</text:p>
          </table:table-cell>
          <table:table-cell office:value-type="float" office:value="8880419101" table:style-name="ce4">
            <text:p>888041910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08" table:style-name="ce4">
            <text:p>408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Suntnoor</text:p>
          </table:table-cell>
          <table:table-cell office:value-type="string" table:style-name="ce3">
            <text:p>ಸುಂಟ್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327338575" table:style-name="ce4">
            <text:p>7327338575</text:p>
          </table:table-cell>
          <table:table-cell table:style-name="ce4"/>
          <table:table-cell office:value-type="string" table:style-name="ce4">
            <text:p>Santosh<text:s text:c="5"/></text:p>
          </table:table-cell>
          <table:table-cell office:value-type="string" table:style-name="ce4">
            <text:p>CHO</text:p>
          </table:table-cell>
          <table:table-cell office:value-type="float" office:value="9738333074" table:style-name="ce4">
            <text:p>973833307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09" table:style-name="ce4">
            <text:p>409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Shivoor</text:p>
          </table:table-cell>
          <table:table-cell office:value-type="string" table:style-name="ce3">
            <text:p>ಶಿವ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32186872" table:style-name="ce4">
            <text:p>4632186872</text:p>
          </table:table-cell>
          <table:table-cell table:style-name="ce4"/>
          <table:table-cell office:value-type="string" table:style-name="ce4">
            <text:p>Swapna<text:s text:c="5"/></text:p>
          </table:table-cell>
          <table:table-cell office:value-type="string" table:style-name="ce4">
            <text:p>CHO</text:p>
          </table:table-cell>
          <table:table-cell office:value-type="float" office:value="7259325894" table:style-name="ce4">
            <text:p>725932589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10" table:style-name="ce4">
            <text:p>410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Hosur</text:p>
          </table:table-cell>
          <table:table-cell office:value-type="string" table:style-name="ce3">
            <text:p>ಹೊಸ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38457129" table:style-name="ce4">
            <text:p>8738457129</text:p>
          </table:table-cell>
          <table:table-cell table:style-name="ce4"/>
          <table:table-cell office:value-type="string" table:style-name="ce4">
            <text:p>Prakash Biradar-<text:s text:c="2"/></text:p>
          </table:table-cell>
          <table:table-cell office:value-type="string" table:style-name="ce4">
            <text:p>CHO</text:p>
          </table:table-cell>
          <table:table-cell office:value-type="float" office:value="8050100362" table:style-name="ce4">
            <text:p>805010036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11" table:style-name="ce4">
            <text:p>411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Muthkhod</text:p>
          </table:table-cell>
          <table:table-cell office:value-type="string" table:style-name="ce3">
            <text:p>ಮುತ್ಖೋಡ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53465667" table:style-name="ce4">
            <text:p>8853465667</text:p>
          </table:table-cell>
          <table:table-cell table:style-name="ce4"/>
          <table:table-cell office:value-type="string" table:style-name="ce4">
            <text:p>Jayalaxmi<text:s text:c="5"/></text:p>
          </table:table-cell>
          <table:table-cell office:value-type="string" table:style-name="ce4">
            <text:p>CHO</text:p>
          </table:table-cell>
          <table:table-cell office:value-type="float" office:value="9148692129" table:style-name="ce4">
            <text:p>914869212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12" table:style-name="ce4">
            <text:p>412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Inchgera</text:p>
          </table:table-cell>
          <table:table-cell office:value-type="string" table:style-name="ce3">
            <text:p>ಇಂಚಗೇ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154326218" table:style-name="ce4">
            <text:p>5154326218</text:p>
          </table:table-cell>
          <table:table-cell table:style-name="ce4"/>
          <table:table-cell office:value-type="string" table:style-name="ce4">
            <text:p>Jagadeesh Nayak<text:s text:c="4"/></text:p>
          </table:table-cell>
          <table:table-cell office:value-type="string" table:style-name="ce4">
            <text:p>CHO</text:p>
          </table:table-cell>
          <table:table-cell office:value-type="float" office:value="7090449414" table:style-name="ce4">
            <text:p>709044941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13" table:style-name="ce4">
            <text:p>413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Udagi</text:p>
          </table:table-cell>
          <table:table-cell office:value-type="string" table:style-name="ce3">
            <text:p>ಉಡ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44485313" table:style-name="ce4">
            <text:p>3744485313</text:p>
          </table:table-cell>
          <table:table-cell table:style-name="ce4"/>
          <table:table-cell office:value-type="string" table:style-name="ce4">
            <text:p>Ashwini Basawaraj<text:s text:c="5"/></text:p>
          </table:table-cell>
          <table:table-cell office:value-type="string" table:style-name="ce4">
            <text:p>CHO</text:p>
          </table:table-cell>
          <table:table-cell office:value-type="float" office:value="8296812038" table:style-name="ce4">
            <text:p>829681203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14" table:style-name="ce4">
            <text:p>414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Halgadla</text:p>
          </table:table-cell>
          <table:table-cell office:value-type="string" table:style-name="ce3">
            <text:p>ಹಾಲಗಡ್ಲ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378662377" table:style-name="ce4">
            <text:p>3378662377</text:p>
          </table:table-cell>
          <table:table-cell table:style-name="ce4"/>
          <table:table-cell office:value-type="string" table:style-name="ce4">
            <text:p>Anand Guddur<text:s text:c="3"/></text:p>
          </table:table-cell>
          <table:table-cell office:value-type="string" table:style-name="ce4">
            <text:p>CHO</text:p>
          </table:table-cell>
          <table:table-cell office:value-type="float" office:value="9164667063" table:style-name="ce4">
            <text:p>916466706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15" table:style-name="ce4">
            <text:p>415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Muddadaga</text:p>
          </table:table-cell>
          <table:table-cell office:value-type="string" table:style-name="ce3">
            <text:p>ಮುದ್ದಡಗ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386645456" table:style-name="ce4">
            <text:p>7386645456</text:p>
          </table:table-cell>
          <table:table-cell table:style-name="ce4"/>
          <table:table-cell office:value-type="string" table:style-name="ce4">
            <text:p>Shivalinayya N Gutt<text:s text:c="3"/></text:p>
          </table:table-cell>
          <table:table-cell office:value-type="string" table:style-name="ce4">
            <text:p>CHO</text:p>
          </table:table-cell>
          <table:table-cell office:value-type="float" office:value="9845116771" table:style-name="ce4">
            <text:p>984511677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16" table:style-name="ce4">
            <text:p>416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Mannalli</text:p>
          </table:table-cell>
          <table:table-cell office:value-type="string" table:style-name="ce3">
            <text:p>ಮನ್ನ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371677852" table:style-name="ce4">
            <text:p>7371677852</text:p>
          </table:table-cell>
          <table:table-cell table:style-name="ce4"/>
          <table:table-cell office:value-type="string" table:style-name="ce4">
            <text:p>Soumya<text:s text:c="3"/></text:p>
          </table:table-cell>
          <table:table-cell office:value-type="string" table:style-name="ce4">
            <text:p>CHO</text:p>
          </table:table-cell>
          <table:table-cell office:value-type="float" office:value="9113922577" table:style-name="ce4">
            <text:p>911392257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17" table:style-name="ce4">
            <text:p>417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Kognur</text:p>
          </table:table-cell>
          <table:table-cell office:value-type="string" table:style-name="ce3">
            <text:p>ಕೊಗ್ನ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672833765" table:style-name="ce4">
            <text:p>3672833765</text:p>
          </table:table-cell>
          <table:table-cell table:style-name="ce4"/>
          <table:table-cell office:value-type="string" table:style-name="ce4">
            <text:p>Malashree</text:p>
          </table:table-cell>
          <table:table-cell office:value-type="string" table:style-name="ce4">
            <text:p>CHO</text:p>
          </table:table-cell>
          <table:table-cell office:value-type="float" office:value="9538155894" table:style-name="ce4">
            <text:p>953815589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18" table:style-name="ce4">
            <text:p>418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Shellgi</text:p>
          </table:table-cell>
          <table:table-cell office:value-type="string" table:style-name="ce3">
            <text:p>ಶೆಲ್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483775610" table:style-name="ce4">
            <text:p>7483775610</text:p>
          </table:table-cell>
          <table:table-cell table:style-name="ce4"/>
          <table:table-cell office:value-type="string" table:style-name="ce4">
            <text:p>Shaikh Qayyum<text:s text:c="5"/></text:p>
          </table:table-cell>
          <table:table-cell office:value-type="string" table:style-name="ce4">
            <text:p>CHO</text:p>
          </table:table-cell>
          <table:table-cell office:value-type="float" office:value="8951261030" table:style-name="ce4">
            <text:p>895126103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19" table:style-name="ce4">
            <text:p>419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Sathkhed</text:p>
          </table:table-cell>
          <table:table-cell office:value-type="string" table:style-name="ce3">
            <text:p>ಸಾತ್ಖೇಡ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141637886" table:style-name="ce4">
            <text:p>4141637886</text:p>
          </table:table-cell>
          <table:table-cell table:style-name="ce4"/>
          <table:table-cell office:value-type="string" table:style-name="ce4">
            <text:p>Ranjeeta<text:s text:c="4"/></text:p>
          </table:table-cell>
          <table:table-cell office:value-type="string" table:style-name="ce4">
            <text:p>CHO</text:p>
          </table:table-cell>
          <table:table-cell office:value-type="float" office:value="9353331922" table:style-name="ce4">
            <text:p>935333192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20" table:style-name="ce4">
            <text:p>420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Yalwar</text:p>
          </table:table-cell>
          <table:table-cell office:value-type="string" table:style-name="ce3">
            <text:p>ಯಲ್ವಾ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532311766" table:style-name="ce4">
            <text:p>1532311766</text:p>
          </table:table-cell>
          <table:table-cell table:style-name="ce4"/>
          <table:table-cell office:value-type="string" table:style-name="ce4">
            <text:p>SharranaBasappa-<text:s text:c="2"/></text:p>
          </table:table-cell>
          <table:table-cell office:value-type="string" table:style-name="ce4">
            <text:p>CHO</text:p>
          </table:table-cell>
          <table:table-cell office:value-type="float" office:value="8296804361" table:style-name="ce4">
            <text:p>829680436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21" table:style-name="ce4">
            <text:p>421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Ranjangi</text:p>
          </table:table-cell>
          <table:table-cell office:value-type="string" table:style-name="ce3">
            <text:p>ರಂಜಂ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74436410" table:style-name="ce4">
            <text:p>4374436410</text:p>
          </table:table-cell>
          <table:table-cell table:style-name="ce4"/>
          <table:table-cell office:value-type="string" table:style-name="ce4">
            <text:p>Somshekhar Busari<text:s text:c="5"/></text:p>
          </table:table-cell>
          <table:table-cell office:value-type="string" table:style-name="ce4">
            <text:p>CHO</text:p>
          </table:table-cell>
          <table:table-cell office:value-type="float" office:value="9036904066" table:style-name="ce4">
            <text:p>903690406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22" table:style-name="ce4">
            <text:p>422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Havnur</text:p>
          </table:table-cell>
          <table:table-cell office:value-type="string" table:style-name="ce3">
            <text:p>ಹಾವ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73654167" table:style-name="ce4">
            <text:p>8873654167</text:p>
          </table:table-cell>
          <table:table-cell table:style-name="ce4"/>
          <table:table-cell office:value-type="string" table:style-name="ce4">
            <text:p>Roslyn<text:s text:c="5"/></text:p>
          </table:table-cell>
          <table:table-cell office:value-type="string" table:style-name="ce4">
            <text:p>CHO</text:p>
          </table:table-cell>
          <table:table-cell office:value-type="float" office:value="8147695370" table:style-name="ce4">
            <text:p>814769537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23" table:style-name="ce4">
            <text:p>423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Kachapur</text:p>
          </table:table-cell>
          <table:table-cell office:value-type="string" table:style-name="ce3">
            <text:p>ಕಚ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588482710" table:style-name="ce4">
            <text:p>5588482710</text:p>
          </table:table-cell>
          <table:table-cell table:style-name="ce4"/>
          <table:table-cell office:value-type="string" table:style-name="ce4">
            <text:p>Siddanna Sasanur<text:s text:c="5"/></text:p>
          </table:table-cell>
          <table:table-cell office:value-type="string" table:style-name="ce4">
            <text:p>CHO</text:p>
          </table:table-cell>
          <table:table-cell office:value-type="float" office:value="9741916313" table:style-name="ce4">
            <text:p>974191631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24" table:style-name="ce4">
            <text:p>424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Hullur</text:p>
          </table:table-cell>
          <table:table-cell office:value-type="string" table:style-name="ce3">
            <text:p>ಹುಲ್ಲ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68326650" table:style-name="ce4">
            <text:p>8468326650</text:p>
          </table:table-cell>
          <table:table-cell table:style-name="ce4"/>
          <table:table-cell office:value-type="string" table:style-name="ce4">
            <text:p>MD Saleem Jamadar<text:s text:c="3"/></text:p>
          </table:table-cell>
          <table:table-cell office:value-type="string" table:style-name="ce4">
            <text:p>CHO</text:p>
          </table:table-cell>
          <table:table-cell office:value-type="float" office:value="9916400037" table:style-name="ce4">
            <text:p>991640003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25" table:style-name="ce4">
            <text:p>425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Balbatti</text:p>
          </table:table-cell>
          <table:table-cell office:value-type="string" table:style-name="ce3">
            <text:p>ಬಲಬ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563213410" table:style-name="ce4">
            <text:p>1563213410</text:p>
          </table:table-cell>
          <table:table-cell table:style-name="ce4"/>
          <table:table-cell office:value-type="string" table:style-name="ce4">
            <text:p>Nigappa Surpur<text:s text:c="5"/></text:p>
          </table:table-cell>
          <table:table-cell office:value-type="string" table:style-name="ce4">
            <text:p>CHO</text:p>
          </table:table-cell>
          <table:table-cell office:value-type="float" office:value="9591483351" table:style-name="ce4">
            <text:p>959148335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26" table:style-name="ce4">
            <text:p>426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Hipparga</text:p>
          </table:table-cell>
          <table:table-cell office:value-type="string" table:style-name="ce3">
            <text:p>ಹಿಪ್ಪರಗ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47482158" table:style-name="ce4">
            <text:p>4747482158</text:p>
          </table:table-cell>
          <table:table-cell table:style-name="ce4"/>
          <table:table-cell office:value-type="string" table:style-name="ce4">
            <text:p>Sukanya Jagannath<text:s text:c="5"/></text:p>
          </table:table-cell>
          <table:table-cell office:value-type="string" table:style-name="ce4">
            <text:p>CHO</text:p>
          </table:table-cell>
          <table:table-cell office:value-type="float" office:value="9591076041" table:style-name="ce4">
            <text:p>959107604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27" table:style-name="ce4">
            <text:p>427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Bandarwad</text:p>
          </table:table-cell>
          <table:table-cell office:value-type="string" table:style-name="ce3">
            <text:p>ಬಂದರವಾ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614487649" table:style-name="ce4">
            <text:p>2614487649</text:p>
          </table:table-cell>
          <table:table-cell table:style-name="ce4"/>
          <table:table-cell office:value-type="string" table:style-name="ce4">
            <text:p>Bhuneshwari Patil<text:s text:c="4"/></text:p>
          </table:table-cell>
          <table:table-cell office:value-type="string" table:style-name="ce4">
            <text:p>CHO</text:p>
          </table:table-cell>
          <table:table-cell office:value-type="float" office:value="7975274080" table:style-name="ce4">
            <text:p>797527408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28" table:style-name="ce4">
            <text:p>428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HasarGundagi</text:p>
          </table:table-cell>
          <table:table-cell office:value-type="string" table:style-name="ce3">
            <text:p>ಹಸರಗುಂಡ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644737268" table:style-name="ce4">
            <text:p>3644737268</text:p>
          </table:table-cell>
          <table:table-cell table:style-name="ce4"/>
          <table:table-cell office:value-type="string" table:style-name="ce4">
            <text:p>Shruti Talwar<text:s text:c="3"/></text:p>
          </table:table-cell>
          <table:table-cell office:value-type="string" table:style-name="ce4">
            <text:p>CHO</text:p>
          </table:table-cell>
          <table:table-cell office:value-type="float" office:value="9035876724" table:style-name="ce4">
            <text:p>903587672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29" table:style-name="ce4">
            <text:p>429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Sedam<text:s/></text:p>
          </table:table-cell>
          <table:table-cell office:value-type="string" table:style-name="ce3">
            <text:p>ಸೇಡಮ್</text:p>
          </table:table-cell>
          <table:table-cell office:value-type="string" table:style-name="ce4">
            <text:p>Goudanahalli</text:p>
          </table:table-cell>
          <table:table-cell office:value-type="string" table:style-name="ce3">
            <text:p>ಗೌಡ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65678744" table:style-name="ce4">
            <text:p>7165678744</text:p>
          </table:table-cell>
          <table:table-cell table:style-name="ce4"/>
          <table:table-cell office:value-type="string" table:style-name="ce4">
            <text:p>Supriya Rani Paul<text:s text:c="5"/></text:p>
          </table:table-cell>
          <table:table-cell office:value-type="string" table:style-name="ce4">
            <text:p>CHO</text:p>
          </table:table-cell>
          <table:table-cell office:value-type="float" office:value="996469070" table:style-name="ce4">
            <text:p>99646907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30" table:style-name="ce4">
            <text:p>430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Daraga Shirur HWC</text:p>
          </table:table-cell>
          <table:table-cell office:value-type="string" table:style-name="ce3">
            <text:p>ದರಗಾ ಶಿರೂರು HWC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46576814" table:style-name="ce4">
            <text:p>6846576814</text:p>
          </table:table-cell>
          <table:table-cell table:style-name="ce4"/>
          <table:table-cell office:value-type="string" table:style-name="ce4">
            <text:p>Kalavati -<text:s text:c="3"/></text:p>
          </table:table-cell>
          <table:table-cell office:value-type="string" table:style-name="ce4">
            <text:p>CHO</text:p>
          </table:table-cell>
          <table:table-cell office:value-type="string" table:style-name="ce4">
            <text:p>7411416496 /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31" table:style-name="ce4">
            <text:p>431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Venkatapur</text:p>
          </table:table-cell>
          <table:table-cell office:value-type="string" table:style-name="ce3">
            <text:p>ವೆಂಕಟ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515146550" table:style-name="ce4">
            <text:p>6515146550</text:p>
          </table:table-cell>
          <table:table-cell table:style-name="ce4"/>
          <table:table-cell office:value-type="string" table:style-name="ce4">
            <text:p>Satish<text:s/></text:p>
          </table:table-cell>
          <table:table-cell office:value-type="string" table:style-name="ce4">
            <text:p>CHO</text:p>
          </table:table-cell>
          <table:table-cell office:value-type="float" office:value="9591767471" table:style-name="ce4">
            <text:p>959176747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32" table:style-name="ce4">
            <text:p>432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Degalamadi</text:p>
          </table:table-cell>
          <table:table-cell office:value-type="string" table:style-name="ce3">
            <text:p>ದೇಗಲಮ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132127530" table:style-name="ce4">
            <text:p>5132127530</text:p>
          </table:table-cell>
          <table:table-cell table:style-name="ce4"/>
          <table:table-cell office:value-type="string" table:style-name="ce4">
            <text:p>Naganath<text:s text:c="5"/></text:p>
          </table:table-cell>
          <table:table-cell office:value-type="string" table:style-name="ce4">
            <text:p>CHO</text:p>
          </table:table-cell>
          <table:table-cell office:value-type="float" office:value="8928642223" table:style-name="ce4">
            <text:p>892864222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33" table:style-name="ce4">
            <text:p>433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Margutti</text:p>
          </table:table-cell>
          <table:table-cell office:value-type="string" table:style-name="ce3">
            <text:p>ಮರಗುತ್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124638872" table:style-name="ce4">
            <text:p>6124638872</text:p>
          </table:table-cell>
          <table:table-cell table:style-name="ce4"/>
          <table:table-cell office:value-type="string" table:style-name="ce4">
            <text:p>Sheikh Nawaz<text:s text:c="3"/></text:p>
          </table:table-cell>
          <table:table-cell office:value-type="string" table:style-name="ce4">
            <text:p>CHO</text:p>
          </table:table-cell>
          <table:table-cell office:value-type="float" office:value="8494814418" table:style-name="ce4">
            <text:p>849481441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34" table:style-name="ce4">
            <text:p>434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Bupal Tengnoor</text:p>
          </table:table-cell>
          <table:table-cell office:value-type="string" table:style-name="ce3">
            <text:p>ಬೂಪಾಲ್ ತೆಂಗನ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551322189" table:style-name="ce4">
            <text:p>2551322189</text:p>
          </table:table-cell>
          <table:table-cell table:style-name="ce4"/>
          <table:table-cell office:value-type="string" table:style-name="ce4">
            <text:p>Saira Banu<text:s text:c="5"/></text:p>
          </table:table-cell>
          <table:table-cell office:value-type="string" table:style-name="ce4">
            <text:p>CHO</text:p>
          </table:table-cell>
          <table:table-cell office:value-type="float" office:value="9535928490" table:style-name="ce4">
            <text:p>953592849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35" table:style-name="ce4">
            <text:p>435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Hagarga</text:p>
          </table:table-cell>
          <table:table-cell office:value-type="string" table:style-name="ce3">
            <text:p>ಹಾಗರಗ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672184872" table:style-name="ce4">
            <text:p>2672184872</text:p>
          </table:table-cell>
          <table:table-cell table:style-name="ce4"/>
          <table:table-cell office:value-type="string" table:style-name="ce4">
            <text:p>Muqhtiyar Ahmed<text:s text:c="5"/></text:p>
          </table:table-cell>
          <table:table-cell office:value-type="string" table:style-name="ce4">
            <text:p>CHO</text:p>
          </table:table-cell>
          <table:table-cell office:value-type="float" office:value="9742622217" table:style-name="ce4">
            <text:p>974262221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36" table:style-name="ce4">
            <text:p>436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ogur</text:p>
          </table:table-cell>
          <table:table-cell office:value-type="string" table:style-name="ce3">
            <text:p>ಜೋಗು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524634773" table:style-name="ce4">
            <text:p>4524634773</text:p>
          </table:table-cell>
          <table:table-cell table:style-name="ce4"/>
          <table:table-cell office:value-type="string" table:style-name="ce4">
            <text:p>Kanakaraj<text:s text:c="5"/></text:p>
          </table:table-cell>
          <table:table-cell office:value-type="string" table:style-name="ce4">
            <text:p>CHO</text:p>
          </table:table-cell>
          <table:table-cell office:value-type="float" office:value="7019170705" table:style-name="ce4">
            <text:p>701917070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37" table:style-name="ce4">
            <text:p>437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Herur B</text:p>
          </table:table-cell>
          <table:table-cell office:value-type="string" table:style-name="ce3">
            <text:p>ಹೇರೂರು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47786534" table:style-name="ce4">
            <text:p>5347786534</text:p>
          </table:table-cell>
          <table:table-cell table:style-name="ce4"/>
          <table:table-cell office:value-type="string" table:style-name="ce4">
            <text:p>Nataniel<text:s text:c="5"/></text:p>
          </table:table-cell>
          <table:table-cell office:value-type="string" table:style-name="ce4">
            <text:p>CHO</text:p>
          </table:table-cell>
          <table:table-cell office:value-type="float" office:value="7349407070" table:style-name="ce4">
            <text:p>734940707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38" table:style-name="ce4">
            <text:p>438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valga B</text:p>
          </table:table-cell>
          <table:table-cell office:value-type="string" table:style-name="ce3">
            <text:p>ಕವಲಗಾ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36228434" table:style-name="ce4">
            <text:p>6836228434</text:p>
          </table:table-cell>
          <table:table-cell table:style-name="ce4"/>
          <table:table-cell office:value-type="string" table:style-name="ce4">
            <text:p>Sandeep D<text:s text:c="5"/></text:p>
          </table:table-cell>
          <table:table-cell office:value-type="string" table:style-name="ce4">
            <text:p>CHO</text:p>
          </table:table-cell>
          <table:table-cell office:value-type="float" office:value="9739555210" table:style-name="ce4">
            <text:p>973955521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39" table:style-name="ce4">
            <text:p>439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stag</text:p>
          </table:table-cell>
          <table:table-cell office:value-type="string" table:style-name="ce3">
            <text:p>ಅಸ್ಟಾಗ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38417184" table:style-name="ce4">
            <text:p>6738417184</text:p>
          </table:table-cell>
          <table:table-cell table:style-name="ce4"/>
          <table:table-cell office:value-type="string" table:style-name="ce4">
            <text:p>Abubakar<text:s text:c="5"/></text:p>
          </table:table-cell>
          <table:table-cell office:value-type="string" table:style-name="ce4">
            <text:p>CHO</text:p>
          </table:table-cell>
          <table:table-cell office:value-type="float" office:value="9008371920" table:style-name="ce4">
            <text:p>900837192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40" table:style-name="ce4">
            <text:p>440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Holkunda</text:p>
          </table:table-cell>
          <table:table-cell office:value-type="string" table:style-name="ce3">
            <text:p>ಹೊಳ್ಕುಂದ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337171873" table:style-name="ce4">
            <text:p>8337171873</text:p>
          </table:table-cell>
          <table:table-cell table:style-name="ce4"/>
          <table:table-cell office:value-type="string" table:style-name="ce4">
            <text:p>Anjali Rajole<text:s text:c="3"/></text:p>
          </table:table-cell>
          <table:table-cell office:value-type="string" table:style-name="ce4">
            <text:p>CHO</text:p>
          </table:table-cell>
          <table:table-cell office:value-type="float" office:value="9741236094" table:style-name="ce4">
            <text:p>974123609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41" table:style-name="ce4">
            <text:p>441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evangi</text:p>
          </table:table-cell>
          <table:table-cell office:value-type="string" table:style-name="ce3">
            <text:p>ಜೀವಂ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81677618" table:style-name="ce4">
            <text:p>8481677618</text:p>
          </table:table-cell>
          <table:table-cell table:style-name="ce4"/>
          <table:table-cell office:value-type="string" table:style-name="ce4">
            <text:p>Sunil Eral<text:s text:c="5"/></text:p>
          </table:table-cell>
          <table:table-cell office:value-type="string" table:style-name="ce4">
            <text:p>CHO</text:p>
          </table:table-cell>
          <table:table-cell office:value-type="float" office:value="7829742469" table:style-name="ce4">
            <text:p>782974246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42" table:style-name="ce4">
            <text:p>442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hanadal</text:p>
          </table:table-cell>
          <table:table-cell office:value-type="string" table:style-name="ce3">
            <text:p>ಖನದ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355485885" table:style-name="ce4">
            <text:p>2355485885</text:p>
          </table:table-cell>
          <table:table-cell table:style-name="ce4"/>
          <table:table-cell office:value-type="string" table:style-name="ce4">
            <text:p>Sheren Snehalatha<text:s text:c="5"/></text:p>
          </table:table-cell>
          <table:table-cell office:value-type="string" table:style-name="ce4">
            <text:p>CHO</text:p>
          </table:table-cell>
          <table:table-cell office:value-type="float" office:value="7878242554" table:style-name="ce4">
            <text:p>787824255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43" table:style-name="ce4">
            <text:p>443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Haruti Hadgil</text:p>
          </table:table-cell>
          <table:table-cell office:value-type="string" table:style-name="ce3">
            <text:p>ಹರುತಿ ಹಡ್ಗಿ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874285428" table:style-name="ce4">
            <text:p>2874285428</text:p>
          </table:table-cell>
          <table:table-cell table:style-name="ce4"/>
          <table:table-cell office:value-type="string" table:style-name="ce4">
            <text:p>Revathi<text:s text:c="5"/></text:p>
          </table:table-cell>
          <table:table-cell office:value-type="string" table:style-name="ce4">
            <text:p>CHO</text:p>
          </table:table-cell>
          <table:table-cell office:value-type="float" office:value="9620575744" table:style-name="ce4">
            <text:p>962057574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44" table:style-name="ce4">
            <text:p>444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usnur</text:p>
          </table:table-cell>
          <table:table-cell office:value-type="string" table:style-name="ce3">
            <text:p>ಕುಸ್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847265747" table:style-name="ce4">
            <text:p>2847265747</text:p>
          </table:table-cell>
          <table:table-cell table:style-name="ce4"/>
          <table:table-cell office:value-type="string" table:style-name="ce4">
            <text:p>Ravi Chavan<text:s text:c="5"/></text:p>
          </table:table-cell>
          <table:table-cell office:value-type="string" table:style-name="ce4">
            <text:p>CHO</text:p>
          </table:table-cell>
          <table:table-cell office:value-type="float" office:value="9481640830" table:style-name="ce4">
            <text:p>948164083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45" table:style-name="ce4">
            <text:p>445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Pattan</text:p>
          </table:table-cell>
          <table:table-cell office:value-type="string" table:style-name="ce3">
            <text:p>ಪಟ್ಟನ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638386272" table:style-name="ce4">
            <text:p>2638386272</text:p>
          </table:table-cell>
          <table:table-cell table:style-name="ce4"/>
          <table:table-cell office:value-type="string" table:style-name="ce4">
            <text:p>Nagarathna<text:s text:c="5"/></text:p>
          </table:table-cell>
          <table:table-cell office:value-type="string" table:style-name="ce4">
            <text:p>CHO</text:p>
          </table:table-cell>
          <table:table-cell office:value-type="float" office:value="8310331101" table:style-name="ce4">
            <text:p>831033110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46" table:style-name="ce4">
            <text:p>446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dani</text:p>
          </table:table-cell>
          <table:table-cell office:value-type="string" table:style-name="ce3">
            <text:p>ಕಡನ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86286749" table:style-name="ce4">
            <text:p>1686286749</text:p>
          </table:table-cell>
          <table:table-cell table:style-name="ce4"/>
          <table:table-cell office:value-type="string" table:style-name="ce4">
            <text:p>Sujatha Kamble<text:s text:c="5"/></text:p>
          </table:table-cell>
          <table:table-cell office:value-type="string" table:style-name="ce4">
            <text:p>CHO</text:p>
          </table:table-cell>
          <table:table-cell office:value-type="float" office:value="8147030987" table:style-name="ce4">
            <text:p>814703098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47" table:style-name="ce4">
            <text:p>447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Sindgi</text:p>
          </table:table-cell>
          <table:table-cell office:value-type="string" table:style-name="ce3">
            <text:p>ಸಿಂದ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288315785" table:style-name="ce4">
            <text:p>3288315785</text:p>
          </table:table-cell>
          <table:table-cell table:style-name="ce4"/>
          <table:table-cell office:value-type="string" table:style-name="ce4">
            <text:p>Sneha Kulkurni<text:s text:c="5"/></text:p>
          </table:table-cell>
          <table:table-cell office:value-type="string" table:style-name="ce4">
            <text:p>CHO</text:p>
          </table:table-cell>
          <table:table-cell office:value-type="float" office:value="9986091008" table:style-name="ce4">
            <text:p>998609100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48" table:style-name="ce4">
            <text:p>448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Bedsur</text:p>
          </table:table-cell>
          <table:table-cell office:value-type="string" table:style-name="ce3">
            <text:p>ಬೆಡ್ಸ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532888619" table:style-name="ce4">
            <text:p>4532888619</text:p>
          </table:table-cell>
          <table:table-cell table:style-name="ce4"/>
          <table:table-cell office:value-type="string" table:style-name="ce4">
            <text:p>Mohammad Ibrahim Ahmed<text:s text:c="5"/></text:p>
          </table:table-cell>
          <table:table-cell office:value-type="string" table:style-name="ce4">
            <text:p>CHO</text:p>
          </table:table-cell>
          <table:table-cell office:value-type="float" office:value="7892622528" table:style-name="ce4">
            <text:p>789262252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49" table:style-name="ce4">
            <text:p>449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Itga</text:p>
          </table:table-cell>
          <table:table-cell office:value-type="string" table:style-name="ce3">
            <text:p>ಇಟ್ಗ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82788211" table:style-name="ce4">
            <text:p>6382788211</text:p>
          </table:table-cell>
          <table:table-cell table:style-name="ce4"/>
          <table:table-cell office:value-type="string" table:style-name="ce4">
            <text:p>Afreen<text:s text:c="5"/></text:p>
          </table:table-cell>
          <table:table-cell office:value-type="string" table:style-name="ce4">
            <text:p>CHO</text:p>
          </table:table-cell>
          <table:table-cell office:value-type="float" office:value="7349433372" table:style-name="ce4">
            <text:p>734943337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50" table:style-name="ce4">
            <text:p>450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Hebbal</text:p>
          </table:table-cell>
          <table:table-cell office:value-type="string" table:style-name="ce3">
            <text:p>ಹೆಬ್ಬಾಳ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244243285" table:style-name="ce4">
            <text:p>4244243285</text:p>
          </table:table-cell>
          <table:table-cell table:style-name="ce4"/>
          <table:table-cell office:value-type="string" table:style-name="ce4">
            <text:p>Mohammad Riyaz<text:s text:c="5"/></text:p>
          </table:table-cell>
          <table:table-cell office:value-type="string" table:style-name="ce4">
            <text:p>CHO</text:p>
          </table:table-cell>
          <table:table-cell office:value-type="float" office:value="7259978918" table:style-name="ce4">
            <text:p>725997891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51" table:style-name="ce4">
            <text:p>451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Chincholi H</text:p>
          </table:table-cell>
          <table:table-cell office:value-type="string" table:style-name="ce3">
            <text:p>ಚಿಂಚೋಳಿ ಎಚ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41572834" table:style-name="ce4">
            <text:p>8441572834</text:p>
          </table:table-cell>
          <table:table-cell table:style-name="ce4"/>
          <table:table-cell office:value-type="string" table:style-name="ce4">
            <text:p>M D Altafali<text:s text:c="5"/></text:p>
          </table:table-cell>
          <table:table-cell office:value-type="string" table:style-name="ce4">
            <text:p>CHO</text:p>
          </table:table-cell>
          <table:table-cell office:value-type="float" office:value="8310756770" table:style-name="ce4">
            <text:p>831075677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52" table:style-name="ce4">
            <text:p>452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Mualnagaon</text:p>
          </table:table-cell>
          <table:table-cell office:value-type="string" table:style-name="ce3">
            <text:p>ಮುಅಲನಾಗಾಂವ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287825826" table:style-name="ce4">
            <text:p>3287825826</text:p>
          </table:table-cell>
          <table:table-cell table:style-name="ce4"/>
          <table:table-cell office:value-type="string" table:style-name="ce4">
            <text:p>Shrinivas<text:s text:c="5"/></text:p>
          </table:table-cell>
          <table:table-cell office:value-type="string" table:style-name="ce4">
            <text:p>CHO</text:p>
          </table:table-cell>
          <table:table-cell office:value-type="float" office:value="7975908046" table:style-name="ce4">
            <text:p>797590804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53" table:style-name="ce4">
            <text:p>453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Marthur</text:p>
          </table:table-cell>
          <table:table-cell office:value-type="string" table:style-name="ce3">
            <text:p>ಮಾರ್ತ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341328675" table:style-name="ce4">
            <text:p>8341328675</text:p>
          </table:table-cell>
          <table:table-cell table:style-name="ce4"/>
          <table:table-cell office:value-type="string" table:style-name="ce4">
            <text:p>Ramesh G R<text:s text:c="3"/></text:p>
          </table:table-cell>
          <table:table-cell office:value-type="string" table:style-name="ce4">
            <text:p>CHO</text:p>
          </table:table-cell>
          <table:table-cell office:value-type="float" office:value="9901107357" table:style-name="ce4">
            <text:p>990110735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54" table:style-name="ce4">
            <text:p>454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Sugur K</text:p>
          </table:table-cell>
          <table:table-cell office:value-type="string" table:style-name="ce3">
            <text:p>ಸೂಗೂರು ಕ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13425470" table:style-name="ce4">
            <text:p>8813425470</text:p>
          </table:table-cell>
          <table:table-cell table:style-name="ce4"/>
          <table:table-cell office:value-type="string" table:style-name="ce4">
            <text:p>Manjunath Chavan<text:s text:c="6"/></text:p>
          </table:table-cell>
          <table:table-cell office:value-type="string" table:style-name="ce4">
            <text:p>CHO</text:p>
          </table:table-cell>
          <table:table-cell office:value-type="float" office:value="7676972107" table:style-name="ce4">
            <text:p>767697210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55" table:style-name="ce4">
            <text:p>455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Kalagi A</text:p>
          </table:table-cell>
          <table:table-cell office:value-type="string" table:style-name="ce3">
            <text:p>ಕಾಳಗಿ ಎ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115765659" table:style-name="ce4">
            <text:p>2115765659</text:p>
          </table:table-cell>
          <table:table-cell table:style-name="ce4"/>
          <table:table-cell office:value-type="string" table:style-name="ce4">
            <text:p>Priyanka Patil<text:s text:c="4"/></text:p>
          </table:table-cell>
          <table:table-cell office:value-type="string" table:style-name="ce4">
            <text:p>CHO</text:p>
          </table:table-cell>
          <table:table-cell office:value-type="float" office:value="9686374085" table:style-name="ce4">
            <text:p>968637408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56" table:style-name="ce4">
            <text:p>456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Rajapur</text:p>
          </table:table-cell>
          <table:table-cell office:value-type="string" table:style-name="ce3">
            <text:p>ರಾಜ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31644343" table:style-name="ce4">
            <text:p>3831644343</text:p>
          </table:table-cell>
          <table:table-cell table:style-name="ce4"/>
          <table:table-cell office:value-type="string" table:style-name="ce4">
            <text:p>Prema<text:s text:c="5"/></text:p>
          </table:table-cell>
          <table:table-cell office:value-type="string" table:style-name="ce4">
            <text:p>CHO</text:p>
          </table:table-cell>
          <table:table-cell office:value-type="float" office:value="9686352165" table:style-name="ce4">
            <text:p>968635216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57" table:style-name="ce4">
            <text:p>457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Ingalgi</text:p>
          </table:table-cell>
          <table:table-cell office:value-type="string" table:style-name="ce3">
            <text:p>ಇಂಗಳ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435476872" table:style-name="ce4">
            <text:p>1435476872</text:p>
          </table:table-cell>
          <table:table-cell table:style-name="ce4"/>
          <table:table-cell office:value-type="string" table:style-name="ce4">
            <text:p>Jemima<text:s text:c="3"/></text:p>
          </table:table-cell>
          <table:table-cell office:value-type="string" table:style-name="ce4">
            <text:p>CHO</text:p>
          </table:table-cell>
          <table:table-cell office:value-type="float" office:value="7353559268" table:style-name="ce4">
            <text:p>735355926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58" table:style-name="ce4">
            <text:p>458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Konchur</text:p>
          </table:table-cell>
          <table:table-cell office:value-type="string" table:style-name="ce3">
            <text:p>ಕೊಂಚ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716378749" table:style-name="ce4">
            <text:p>5716378749</text:p>
          </table:table-cell>
          <table:table-cell table:style-name="ce4"/>
          <table:table-cell office:value-type="string" table:style-name="ce4">
            <text:p>Gowramma<text:s text:c="5"/></text:p>
          </table:table-cell>
          <table:table-cell office:value-type="string" table:style-name="ce4">
            <text:p>CHO</text:p>
          </table:table-cell>
          <table:table-cell office:value-type="float" office:value="8310297003" table:style-name="ce4">
            <text:p>831029700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59" table:style-name="ce4">
            <text:p>459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Alur</text:p>
          </table:table-cell>
          <table:table-cell office:value-type="string" table:style-name="ce3">
            <text:p>ಆಲ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216124617" table:style-name="ce4">
            <text:p>6216124617</text:p>
          </table:table-cell>
          <table:table-cell table:style-name="ce4"/>
          <table:table-cell office:value-type="string" table:style-name="ce4">
            <text:p>Anil Kumar Patel<text:s text:c="5"/></text:p>
          </table:table-cell>
          <table:table-cell office:value-type="string" table:style-name="ce4">
            <text:p>CHO</text:p>
          </table:table-cell>
          <table:table-cell office:value-type="float" office:value="9739959666" table:style-name="ce4">
            <text:p>973995966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60" table:style-name="ce4">
            <text:p>460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Kamardagi</text:p>
          </table:table-cell>
          <table:table-cell office:value-type="string" table:style-name="ce3">
            <text:p>ಕಮರಡ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74826120" table:style-name="ce4">
            <text:p>8774826120</text:p>
          </table:table-cell>
          <table:table-cell table:style-name="ce4"/>
          <table:table-cell office:value-type="string" table:style-name="ce4">
            <text:p>Bhavya Snehalatha<text:s text:c="5"/></text:p>
          </table:table-cell>
          <table:table-cell office:value-type="string" table:style-name="ce4">
            <text:p>CHO</text:p>
          </table:table-cell>
          <table:table-cell office:value-type="float" office:value="9590859985" table:style-name="ce4">
            <text:p>959085998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61" table:style-name="ce4">
            <text:p>461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Magatt</text:p>
          </table:table-cell>
          <table:table-cell office:value-type="string" table:style-name="ce3">
            <text:p>ಮ್ಯಾಗಟ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483174269" table:style-name="ce4">
            <text:p>7483174269</text:p>
          </table:table-cell>
          <table:table-cell table:style-name="ce4"/>
          <table:table-cell office:value-type="string" table:style-name="ce4">
            <text:p>Asha<text:s text:c="5"/></text:p>
          </table:table-cell>
          <table:table-cell office:value-type="string" table:style-name="ce4">
            <text:p>CHO</text:p>
          </table:table-cell>
          <table:table-cell office:value-type="float" office:value="9611132663" table:style-name="ce4">
            <text:p>961113266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Gola K</text:p>
          </table:table-cell>
          <table:table-cell office:value-type="string" table:style-name="ce3">
            <text:p>ಗೋಲಾ ಕ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787673629" table:style-name="ce4">
            <text:p>2787673629</text:p>
          </table:table-cell>
          <table:table-cell table:style-name="ce4"/>
          <table:table-cell office:value-type="string" table:style-name="ce4">
            <text:p>Asiya Parveen<text:s text:c="5"/></text:p>
          </table:table-cell>
          <table:table-cell office:value-type="string" table:style-name="ce4">
            <text:p>CHO</text:p>
          </table:table-cell>
          <table:table-cell office:value-type="float" office:value="9880018319" table:style-name="ce4">
            <text:p>988001831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63" table:style-name="ce4">
            <text:p>463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Gundugurti</text:p>
          </table:table-cell>
          <table:table-cell office:value-type="string" table:style-name="ce3">
            <text:p>ಗುಂಡುಗುರ್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63211134" table:style-name="ce4">
            <text:p>6363211134</text:p>
          </table:table-cell>
          <table:table-cell table:style-name="ce4"/>
          <table:table-cell office:value-type="string" table:style-name="ce4">
            <text:p>Mamit Kumar<text:s text:c="6"/></text:p>
          </table:table-cell>
          <table:table-cell office:value-type="string" table:style-name="ce4">
            <text:p>CHO</text:p>
          </table:table-cell>
          <table:table-cell office:value-type="float" office:value="7406027689" table:style-name="ce4">
            <text:p>740602768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64" table:style-name="ce4">
            <text:p>464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Tonasalli</text:p>
          </table:table-cell>
          <table:table-cell office:value-type="string" table:style-name="ce3">
            <text:p>ತೊನಸ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33546383" table:style-name="ce4">
            <text:p>6733546383</text:p>
          </table:table-cell>
          <table:table-cell table:style-name="ce4"/>
          <table:table-cell office:value-type="string" table:style-name="ce4">
            <text:p>Sheela<text:s text:c="5"/></text:p>
          </table:table-cell>
          <table:table-cell office:value-type="string" table:style-name="ce4">
            <text:p>CHO</text:p>
          </table:table-cell>
          <table:table-cell office:value-type="float" office:value="8867547412" table:style-name="ce4">
            <text:p>886754741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65" table:style-name="ce4">
            <text:p>465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Euni</text:p>
          </table:table-cell>
          <table:table-cell office:value-type="string" table:style-name="ce3">
            <text:p>ಯುನ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238826678" table:style-name="ce4">
            <text:p>6238826678</text:p>
          </table:table-cell>
          <table:table-cell table:style-name="ce4"/>
          <table:table-cell office:value-type="string" table:style-name="ce4">
            <text:p>Mohammad Feroz</text:p>
          </table:table-cell>
          <table:table-cell office:value-type="string" table:style-name="ce4">
            <text:p>CHO</text:p>
          </table:table-cell>
          <table:table-cell office:value-type="float" office:value="8197399848" table:style-name="ce4">
            <text:p>819739984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Hunasi Hadgil</text:p>
          </table:table-cell>
          <table:table-cell office:value-type="string" table:style-name="ce3">
            <text:p>ಹುಣಸಿ ಹಡಗಿ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74357349" table:style-name="ce4">
            <text:p>5474357349</text:p>
          </table:table-cell>
          <table:table-cell table:style-name="ce4"/>
          <table:table-cell office:value-type="string" table:style-name="ce4">
            <text:p>Vishal<text:s text:c="6"/></text:p>
          </table:table-cell>
          <table:table-cell office:value-type="string" table:style-name="ce4">
            <text:p>CHO</text:p>
          </table:table-cell>
          <table:table-cell office:value-type="float" office:value="8050330494" table:style-name="ce4">
            <text:p>805033049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67" table:style-name="ce4">
            <text:p>467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ndgola</text:p>
          </table:table-cell>
          <table:table-cell office:value-type="string" table:style-name="ce3">
            <text:p>ಕಂದಗೋಳ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85158282" table:style-name="ce4">
            <text:p>8685158282</text:p>
          </table:table-cell>
          <table:table-cell table:style-name="ce4"/>
          <table:table-cell office:value-type="string" table:style-name="ce4">
            <text:p>Shrikant Phule<text:s text:c="3"/></text:p>
          </table:table-cell>
          <table:table-cell office:value-type="string" table:style-name="ce4">
            <text:p>CHO</text:p>
          </table:table-cell>
          <table:table-cell office:value-type="float" office:value="9880208249" table:style-name="ce4">
            <text:p>988020824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68" table:style-name="ce4">
            <text:p>468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Halkatti</text:p>
          </table:table-cell>
          <table:table-cell office:value-type="string" table:style-name="ce3">
            <text:p>ಹಳಕ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21778542" table:style-name="ce4">
            <text:p>6821778542</text:p>
          </table:table-cell>
          <table:table-cell table:style-name="ce4"/>
          <table:table-cell office:value-type="string" table:style-name="ce4">
            <text:p>Eshamma<text:s text:c="3"/></text:p>
          </table:table-cell>
          <table:table-cell office:value-type="string" table:style-name="ce4">
            <text:p>CHO</text:p>
          </table:table-cell>
          <table:table-cell office:value-type="float" office:value="8660065381" table:style-name="ce4">
            <text:p>866006538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69" table:style-name="ce4">
            <text:p>469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PaneGaon</text:p>
          </table:table-cell>
          <table:table-cell office:value-type="string" table:style-name="ce3">
            <text:p>ಪಾನೆಗಾಂವ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84448154" table:style-name="ce4">
            <text:p>5384448154</text:p>
          </table:table-cell>
          <table:table-cell table:style-name="ce4"/>
          <table:table-cell office:value-type="string" table:style-name="ce4">
            <text:p>Sunayana S Valkeri<text:s text:c="5"/></text:p>
          </table:table-cell>
          <table:table-cell office:value-type="string" table:style-name="ce4">
            <text:p>CHO</text:p>
          </table:table-cell>
          <table:table-cell office:value-type="float" office:value="8951777618" table:style-name="ce4">
            <text:p>895177761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70" table:style-name="ce4">
            <text:p>470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Bhankur</text:p>
          </table:table-cell>
          <table:table-cell office:value-type="string" table:style-name="ce3">
            <text:p>ಭಂಕ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283848537" table:style-name="ce4">
            <text:p>1283848537</text:p>
          </table:table-cell>
          <table:table-cell table:style-name="ce4"/>
          <table:table-cell office:value-type="string" table:style-name="ce4">
            <text:p>Sudharani<text:s text:c="5"/></text:p>
          </table:table-cell>
          <table:table-cell office:value-type="string" table:style-name="ce4">
            <text:p>CHO</text:p>
          </table:table-cell>
          <table:table-cell office:value-type="float" office:value="8150892160" table:style-name="ce4">
            <text:p>815089216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71" table:style-name="ce4">
            <text:p>471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Babalad</text:p>
          </table:table-cell>
          <table:table-cell office:value-type="string" table:style-name="ce3">
            <text:p>ಬಬಲಾದ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274243845" table:style-name="ce4">
            <text:p>2274243845</text:p>
          </table:table-cell>
          <table:table-cell table:style-name="ce4"/>
          <table:table-cell office:value-type="string" table:style-name="ce4">
            <text:p>Nagamani<text:s text:c="5"/></text:p>
          </table:table-cell>
          <table:table-cell office:value-type="string" table:style-name="ce4">
            <text:p>CHO</text:p>
          </table:table-cell>
          <table:table-cell office:value-type="float" office:value="9742049057" table:style-name="ce4">
            <text:p>974204905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72" table:style-name="ce4">
            <text:p>472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Sedam<text:s/></text:p>
          </table:table-cell>
          <table:table-cell office:value-type="string" table:style-name="ce3">
            <text:p>ಸೇಡಮ್</text:p>
          </table:table-cell>
          <table:table-cell office:value-type="string" table:style-name="ce4">
            <text:p>Habal T</text:p>
          </table:table-cell>
          <table:table-cell office:value-type="string" table:style-name="ce3">
            <text:p>ಹಬಲ್ 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534241128" table:style-name="ce4">
            <text:p>1534241128</text:p>
          </table:table-cell>
          <table:table-cell table:style-name="ce4"/>
          <table:table-cell office:value-type="string" table:style-name="ce4">
            <text:p>Shilpa<text:s text:c="6"/></text:p>
          </table:table-cell>
          <table:table-cell office:value-type="string" table:style-name="ce4">
            <text:p>CHO</text:p>
          </table:table-cell>
          <table:table-cell office:value-type="float" office:value="8150886741" table:style-name="ce4">
            <text:p>815088674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73" table:style-name="ce4">
            <text:p>473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Baudarwad</text:p>
          </table:table-cell>
          <table:table-cell office:value-type="string" table:style-name="ce3">
            <text:p>ಬೌದರವಾ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882647718" table:style-name="ce4">
            <text:p>2882647718</text:p>
          </table:table-cell>
          <table:table-cell table:style-name="ce4"/>
          <table:table-cell office:value-type="string" table:style-name="ce4">
            <text:p>Bhuvaneswari Patil<text:s text:c="4"/></text:p>
          </table:table-cell>
          <table:table-cell office:value-type="string" table:style-name="ce4">
            <text:p>CHO</text:p>
          </table:table-cell>
          <table:table-cell office:value-type="float" office:value="7975274080" table:style-name="ce4">
            <text:p>797527408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74" table:style-name="ce4">
            <text:p>474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Sulepet</text:p>
          </table:table-cell>
          <table:table-cell office:value-type="string" table:style-name="ce3">
            <text:p>ಸುಲೇಪೇಟ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674737571" table:style-name="ce4">
            <text:p>5674737571</text:p>
          </table:table-cell>
          <table:table-cell table:style-name="ce4"/>
          <table:table-cell office:value-type="string" table:style-name="ce4">
            <text:p>Yogani<text:s text:c="5"/></text:p>
          </table:table-cell>
          <table:table-cell office:value-type="string" table:style-name="ce4">
            <text:p>CHO</text:p>
          </table:table-cell>
          <table:table-cell office:value-type="float" office:value="7624921993" table:style-name="ce4">
            <text:p>762492199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75" table:style-name="ce4">
            <text:p>475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Sannati</text:p>
          </table:table-cell>
          <table:table-cell office:value-type="string" table:style-name="ce3">
            <text:p>ಸನ್ನ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415888317" table:style-name="ce4">
            <text:p>7415888317</text:p>
          </table:table-cell>
          <table:table-cell table:style-name="ce4"/>
          <table:table-cell office:value-type="string" table:style-name="ce4">
            <text:p>Eleshkumar</text:p>
          </table:table-cell>
          <table:table-cell office:value-type="string" table:style-name="ce4">
            <text:p>CHO</text:p>
          </table:table-cell>
          <table:table-cell office:value-type="float" office:value="8105090945" table:style-name="ce4">
            <text:p>810509094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76" table:style-name="ce4">
            <text:p>476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Gotur</text:p>
          </table:table-cell>
          <table:table-cell office:value-type="string" table:style-name="ce3">
            <text:p>ಗೋಟ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357384443" table:style-name="ce4">
            <text:p>1357384443</text:p>
          </table:table-cell>
          <table:table-cell table:style-name="ce4"/>
          <table:table-cell office:value-type="string" table:style-name="ce4">
            <text:p>Radhika<text:s text:c="6"/></text:p>
          </table:table-cell>
          <table:table-cell office:value-type="string" table:style-name="ce4">
            <text:p>CHO</text:p>
          </table:table-cell>
          <table:table-cell office:value-type="float" office:value="9019766276" table:style-name="ce4">
            <text:p>901976627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77" table:style-name="ce4">
            <text:p>477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Ladlapur</text:p>
          </table:table-cell>
          <table:table-cell office:value-type="string" table:style-name="ce3">
            <text:p>ಲಾಡ್ಲ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753457874" table:style-name="ce4">
            <text:p>2753457874</text:p>
          </table:table-cell>
          <table:table-cell table:style-name="ce4"/>
          <table:table-cell office:value-type="string" table:style-name="ce4">
            <text:p>Khasim Ali<text:s text:c="5"/></text:p>
          </table:table-cell>
          <table:table-cell office:value-type="string" table:style-name="ce4">
            <text:p>CHO</text:p>
          </table:table-cell>
          <table:table-cell office:value-type="float" office:value="8073689211" table:style-name="ce4">
            <text:p>807368921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78" table:style-name="ce4">
            <text:p>478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Yagapur</text:p>
          </table:table-cell>
          <table:table-cell office:value-type="string" table:style-name="ce3">
            <text:p>ಯಾಗ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115156287" table:style-name="ce4">
            <text:p>3115156287</text:p>
          </table:table-cell>
          <table:table-cell table:style-name="ce4"/>
          <table:table-cell office:value-type="string" table:style-name="ce4">
            <text:p>Mahesh D<text:s text:c="5"/></text:p>
          </table:table-cell>
          <table:table-cell office:value-type="string" table:style-name="ce4">
            <text:p>CHO</text:p>
          </table:table-cell>
          <table:table-cell office:value-type="float" office:value="8951957875" table:style-name="ce4">
            <text:p>895195787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79" table:style-name="ce4">
            <text:p>479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Kalgurthi</text:p>
          </table:table-cell>
          <table:table-cell office:value-type="string" table:style-name="ce3">
            <text:p>ಕಲ್ಗುರ್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581574862" table:style-name="ce4">
            <text:p>4581574862</text:p>
          </table:table-cell>
          <table:table-cell table:style-name="ce4"/>
          <table:table-cell office:value-type="string" table:style-name="ce4">
            <text:p>Abhishek<text:s text:c="6"/></text:p>
          </table:table-cell>
          <table:table-cell office:value-type="string" table:style-name="ce4">
            <text:p>CHO</text:p>
          </table:table-cell>
          <table:table-cell office:value-type="float" office:value="9035333885" table:style-name="ce4">
            <text:p>903533388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80" table:style-name="ce4">
            <text:p>480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urikota</text:p>
          </table:table-cell>
          <table:table-cell office:value-type="string" table:style-name="ce3">
            <text:p>ಕುರಿಕೋಟ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828248631" table:style-name="ce4">
            <text:p>1828248631</text:p>
          </table:table-cell>
          <table:table-cell table:style-name="ce4"/>
          <table:table-cell office:value-type="string" table:style-name="ce4">
            <text:p>James Sundar Raj<text:s text:c="5"/></text:p>
          </table:table-cell>
          <table:table-cell office:value-type="string" table:style-name="ce4">
            <text:p>CHO</text:p>
          </table:table-cell>
          <table:table-cell office:value-type="float" office:value="8600180519" table:style-name="ce4">
            <text:p>860018051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81" table:style-name="ce4">
            <text:p>481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Okali</text:p>
          </table:table-cell>
          <table:table-cell office:value-type="string" table:style-name="ce3">
            <text:p>ಓಕ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847544630" table:style-name="ce4">
            <text:p>1847544630</text:p>
          </table:table-cell>
          <table:table-cell table:style-name="ce4"/>
          <table:table-cell office:value-type="string" table:style-name="ce4">
            <text:p>Irfana<text:s text:c="5"/></text:p>
          </table:table-cell>
          <table:table-cell office:value-type="string" table:style-name="ce4">
            <text:p>CHO</text:p>
          </table:table-cell>
          <table:table-cell office:value-type="float" office:value="9534181700" table:style-name="ce4">
            <text:p>953418170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82" table:style-name="ce4">
            <text:p>482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evngi</text:p>
          </table:table-cell>
          <table:table-cell office:value-type="string" table:style-name="ce3">
            <text:p>ಜೀವಂ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81677618" table:style-name="ce4">
            <text:p>8481677618</text:p>
          </table:table-cell>
          <table:table-cell table:style-name="ce4"/>
          <table:table-cell office:value-type="string" table:style-name="ce4">
            <text:p>Sunil Eral<text:s text:c="5"/></text:p>
          </table:table-cell>
          <table:table-cell office:value-type="string" table:style-name="ce4">
            <text:p>CHO</text:p>
          </table:table-cell>
          <table:table-cell office:value-type="float" office:value="6360593939" table:style-name="ce4">
            <text:p>636059393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83" table:style-name="ce4">
            <text:p>483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Malgatti</text:p>
          </table:table-cell>
          <table:table-cell office:value-type="string" table:style-name="ce3">
            <text:p>ಮಾಲಗತ್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18774413" table:style-name="ce4">
            <text:p>7618774413</text:p>
          </table:table-cell>
          <table:table-cell table:style-name="ce4"/>
          <table:table-cell office:value-type="string" table:style-name="ce4">
            <text:p>Asha<text:s text:c="4"/></text:p>
          </table:table-cell>
          <table:table-cell office:value-type="string" table:style-name="ce4">
            <text:p>CHO</text:p>
          </table:table-cell>
          <table:table-cell office:value-type="float" office:value="9611132663" table:style-name="ce4">
            <text:p>961113266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84" table:style-name="ce4">
            <text:p>484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Taranalli</text:p>
          </table:table-cell>
          <table:table-cell office:value-type="string" table:style-name="ce3">
            <text:p>ತರನ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44328257" table:style-name="ce4">
            <text:p>8644328257</text:p>
          </table:table-cell>
          <table:table-cell table:style-name="ce4"/>
          <table:table-cell office:value-type="string" table:style-name="ce4">
            <text:p>Mohammed Shahnawaz Ahmed<text:s text:c="6"/></text:p>
          </table:table-cell>
          <table:table-cell office:value-type="string" table:style-name="ce4">
            <text:p>CHO</text:p>
          </table:table-cell>
          <table:table-cell office:value-type="float" office:value="7385989493" table:style-name="ce4">
            <text:p>738598949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85" table:style-name="ce4">
            <text:p>485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Kallur K</text:p>
          </table:table-cell>
          <table:table-cell office:value-type="string" table:style-name="ce3">
            <text:p>ಕಲ್ಲೂರು ಕ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766244863" table:style-name="ce4">
            <text:p>2766244863</text:p>
          </table:table-cell>
          <table:table-cell table:style-name="ce4"/>
          <table:table-cell office:value-type="string" table:style-name="ce4">
            <text:p>Simreen Mujawar<text:s text:c="5"/></text:p>
          </table:table-cell>
          <table:table-cell office:value-type="string" table:style-name="ce4">
            <text:p>CHO</text:p>
          </table:table-cell>
          <table:table-cell office:value-type="float" office:value="918904000000" table:style-name="ce7">
            <text:p>9.19E+1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86" table:style-name="ce4">
            <text:p>486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Kamaradgi</text:p>
          </table:table-cell>
          <table:table-cell office:value-type="string" table:style-name="ce3">
            <text:p>ಕಮರಡ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74826120" table:style-name="ce4">
            <text:p>8774826120</text:p>
          </table:table-cell>
          <table:table-cell table:style-name="ce4"/>
          <table:table-cell office:value-type="string" table:style-name="ce4">
            <text:p>Bhavya Snehalatha<text:s text:c="5"/></text:p>
          </table:table-cell>
          <table:table-cell office:value-type="string" table:style-name="ce4">
            <text:p>CHO</text:p>
          </table:table-cell>
          <table:table-cell office:value-type="float" office:value="9590859985" table:style-name="ce4">
            <text:p>959085998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87" table:style-name="ce4">
            <text:p>487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Bhankalga</text:p>
          </table:table-cell>
          <table:table-cell office:value-type="string" table:style-name="ce3">
            <text:p>ಭಂಕಲಗ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10924</text:p>
          </table:table-cell>
          <table:table-cell table:style-name="ce4"/>
          <table:table-cell office:value-type="string" table:style-name="ce4">
            <text:p>Shreedevi Pujari<text:s text:c="5"/></text:p>
          </table:table-cell>
          <table:table-cell office:value-type="string" table:style-name="ce4">
            <text:p>CHO</text:p>
          </table:table-cell>
          <table:table-cell office:value-type="float" office:value="9742719949" table:style-name="ce4">
            <text:p>974271994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88" table:style-name="ce4">
            <text:p>488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Ainapur</text:p>
          </table:table-cell>
          <table:table-cell office:value-type="string" table:style-name="ce3">
            <text:p>ಐನ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21245321" table:style-name="ce4">
            <text:p>1621245321</text:p>
          </table:table-cell>
          <table:table-cell table:style-name="ce4"/>
          <table:table-cell office:value-type="string" table:style-name="ce4">
            <text:p>Anitha<text:s text:c="5"/></text:p>
          </table:table-cell>
          <table:table-cell office:value-type="string" table:style-name="ce4">
            <text:p>CHO</text:p>
          </table:table-cell>
          <table:table-cell office:value-type="float" office:value="8123933281" table:style-name="ce4">
            <text:p>812393328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89" table:style-name="ce4">
            <text:p>489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Magdampur</text:p>
          </table:table-cell>
          <table:table-cell office:value-type="string" table:style-name="ce3">
            <text:p>ಮಗ್ದಂ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74154742" table:style-name="ce4">
            <text:p>8274154742</text:p>
          </table:table-cell>
          <table:table-cell table:style-name="ce4"/>
          <table:table-cell office:value-type="string" table:style-name="ce4">
            <text:p>Vishranti<text:s text:c="5"/></text:p>
          </table:table-cell>
          <table:table-cell office:value-type="string" table:style-name="ce4">
            <text:p>CHO</text:p>
          </table:table-cell>
          <table:table-cell office:value-type="float" office:value="7022962613" table:style-name="ce4">
            <text:p>702296261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90" table:style-name="ce4">
            <text:p>490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Chintapalli</text:p>
          </table:table-cell>
          <table:table-cell office:value-type="string" table:style-name="ce3">
            <text:p>ಚಿಂತಪಲ್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215128818" table:style-name="ce4">
            <text:p>1215128818</text:p>
          </table:table-cell>
          <table:table-cell table:style-name="ce4"/>
          <table:table-cell office:value-type="string" table:style-name="ce4">
            <text:p>Kouser Begum<text:s text:c="5"/></text:p>
          </table:table-cell>
          <table:table-cell office:value-type="string" table:style-name="ce4">
            <text:p>CHO</text:p>
          </table:table-cell>
          <table:table-cell office:value-type="float" office:value="9380105038" table:style-name="ce4">
            <text:p>938010503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91" table:style-name="ce4">
            <text:p>491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Kallur Road</text:p>
          </table:table-cell>
          <table:table-cell office:value-type="string" table:style-name="ce3">
            <text:p>ಕಲ್ಲೂರು ರಸ್ತ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667878510" table:style-name="ce4">
            <text:p>3667878510</text:p>
          </table:table-cell>
          <table:table-cell table:style-name="ce4"/>
          <table:table-cell office:value-type="string" table:style-name="ce4">
            <text:p>Mamata<text:s text:c="7"/></text:p>
          </table:table-cell>
          <table:table-cell office:value-type="string" table:style-name="ce4">
            <text:p>CHO</text:p>
          </table:table-cell>
          <table:table-cell office:value-type="float" office:value="9591145789" table:style-name="ce4">
            <text:p>959114578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92" table:style-name="ce4">
            <text:p>492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Mogha<text:s/></text:p>
          </table:table-cell>
          <table:table-cell office:value-type="string" table:style-name="ce3">
            <text:p>ಮೋಘ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238364546" table:style-name="ce4">
            <text:p>7238364546</text:p>
          </table:table-cell>
          <table:table-cell table:style-name="ce4"/>
          <table:table-cell office:value-type="string" table:style-name="ce4">
            <text:p>Sunita Reddy<text:s text:c="9"/></text:p>
          </table:table-cell>
          <table:table-cell office:value-type="string" table:style-name="ce4">
            <text:p>CHO</text:p>
          </table:table-cell>
          <table:table-cell office:value-type="float" office:value="6361666517" table:style-name="ce4">
            <text:p>636166651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93" table:style-name="ce4">
            <text:p>493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Kondampalli</text:p>
          </table:table-cell>
          <table:table-cell office:value-type="string" table:style-name="ce3">
            <text:p>ಕೊಂಡಂಪಲ್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24164838" table:style-name="ce4">
            <text:p>3824164838</text:p>
          </table:table-cell>
          <table:table-cell table:style-name="ce4"/>
          <table:table-cell office:value-type="string" table:style-name="ce4">
            <text:p>Goutam Baburao<text:s text:c="8"/></text:p>
          </table:table-cell>
          <table:table-cell office:value-type="string" table:style-name="ce4">
            <text:p>CHO</text:p>
          </table:table-cell>
          <table:table-cell office:value-type="float" office:value="8381009482" table:style-name="ce4">
            <text:p>838100948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94" table:style-name="ce4">
            <text:p>494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Kunchavaram A</text:p>
          </table:table-cell>
          <table:table-cell office:value-type="string" table:style-name="ce3">
            <text:p>ಕುಂಚಾವರಂ ಎ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251162720" table:style-name="ce4">
            <text:p>6251162720</text:p>
          </table:table-cell>
          <table:table-cell table:style-name="ce4"/>
          <table:table-cell office:value-type="string" table:style-name="ce4">
            <text:p>Vijay Kumar<text:s text:c="5"/></text:p>
          </table:table-cell>
          <table:table-cell office:value-type="string" table:style-name="ce4">
            <text:p>CHO</text:p>
          </table:table-cell>
          <table:table-cell office:value-type="float" office:value="7760592602" table:style-name="ce4">
            <text:p>776059260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95" table:style-name="ce4">
            <text:p>495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Sedam<text:s/></text:p>
          </table:table-cell>
          <table:table-cell office:value-type="string" table:style-name="ce3">
            <text:p>ಸೇಡಮ್</text:p>
          </table:table-cell>
          <table:table-cell office:value-type="string" table:style-name="ce4">
            <text:p>Ranjol</text:p>
          </table:table-cell>
          <table:table-cell office:value-type="string" table:style-name="ce3">
            <text:p>ರಂಜೋ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81758825" table:style-name="ce4">
            <text:p>8181758825</text:p>
          </table:table-cell>
          <table:table-cell table:style-name="ce4"/>
          <table:table-cell office:value-type="string" table:style-name="ce4">
            <text:p>Suhasini-<text:s text:c="4"/></text:p>
          </table:table-cell>
          <table:table-cell office:value-type="string" table:style-name="ce4">
            <text:p>CHO</text:p>
          </table:table-cell>
          <table:table-cell office:value-type="float" office:value="7899343191" table:style-name="ce4">
            <text:p>789934319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96" table:style-name="ce4">
            <text:p>496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Adki</text:p>
          </table:table-cell>
          <table:table-cell office:value-type="string" table:style-name="ce3">
            <text:p>ಅಡ್ಕ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562488322" table:style-name="ce4">
            <text:p>4562488322</text:p>
          </table:table-cell>
          <table:table-cell table:style-name="ce4"/>
          <table:table-cell office:value-type="string" table:style-name="ce4">
            <text:p>Kishan Rao<text:s/></text:p>
          </table:table-cell>
          <table:table-cell office:value-type="string" table:style-name="ce4">
            <text:p>HIO</text:p>
          </table:table-cell>
          <table:table-cell office:value-type="float" office:value="9353062318" table:style-name="ce4">
            <text:p>935306231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97" table:style-name="ce4">
            <text:p>497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Madki</text:p>
          </table:table-cell>
          <table:table-cell office:value-type="string" table:style-name="ce3">
            <text:p>ಮಾಡ್ಕ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14583743" table:style-name="ce4">
            <text:p>7614583743</text:p>
          </table:table-cell>
          <table:table-cell table:style-name="ce4"/>
          <table:table-cell office:value-type="string" table:style-name="ce4">
            <text:p>Ravi Ghaleppa<text:s text:c="7"/></text:p>
          </table:table-cell>
          <table:table-cell office:value-type="string" table:style-name="ce4">
            <text:p>CHO</text:p>
          </table:table-cell>
          <table:table-cell office:value-type="float" office:value="8217480399" table:style-name="ce4">
            <text:p>821748039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98" table:style-name="ce4">
            <text:p>498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Ladmulgi</text:p>
          </table:table-cell>
          <table:table-cell office:value-type="string" table:style-name="ce3">
            <text:p>ಲಡಮುಳ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376158468" table:style-name="ce4">
            <text:p>8376158468</text:p>
          </table:table-cell>
          <table:table-cell table:style-name="ce4"/>
          <table:table-cell office:value-type="string" table:style-name="ce4">
            <text:p>Thejeswin KV<text:s text:c="8"/></text:p>
          </table:table-cell>
          <table:table-cell office:value-type="string" table:style-name="ce4">
            <text:p>CHO</text:p>
          </table:table-cell>
          <table:table-cell office:value-type="float" office:value="8861752991" table:style-name="ce4">
            <text:p>886175299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499" table:style-name="ce4">
            <text:p>499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Jawali D</text:p>
          </table:table-cell>
          <table:table-cell office:value-type="string" table:style-name="ce3">
            <text:p>ಜವಳಿ 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16781780" table:style-name="ce4">
            <text:p>3716781780</text:p>
          </table:table-cell>
          <table:table-cell table:style-name="ce4"/>
          <table:table-cell office:value-type="string" table:style-name="ce4">
            <text:p>AnilKumar Gangappa<text:s/></text:p>
          </table:table-cell>
          <table:table-cell office:value-type="string" table:style-name="ce4">
            <text:p>HIO</text:p>
          </table:table-cell>
          <table:table-cell office:value-type="float" office:value="8123090905" table:style-name="ce4">
            <text:p>812309090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00" table:style-name="ce4">
            <text:p>500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Ladchincholi</text:p>
          </table:table-cell>
          <table:table-cell office:value-type="string" table:style-name="ce3">
            <text:p>ಲಾಡ್ಚಿಂಚೋ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15788451" table:style-name="ce4">
            <text:p>6415788451</text:p>
          </table:table-cell>
          <table:table-cell table:style-name="ce4"/>
          <table:table-cell office:value-type="string" table:style-name="ce4">
            <text:p>MD Asif Ishaq<text:s text:c="7"/></text:p>
          </table:table-cell>
          <table:table-cell office:value-type="string" table:style-name="ce4">
            <text:p>CHO</text:p>
          </table:table-cell>
          <table:table-cell office:value-type="float" office:value="9036914391" table:style-name="ce4">
            <text:p>903691439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01" table:style-name="ce4">
            <text:p>501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Tellur</text:p>
          </table:table-cell>
          <table:table-cell office:value-type="string" table:style-name="ce3">
            <text:p>ತೆಲ್ಲ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44182447" table:style-name="ce4">
            <text:p>5444182447</text:p>
          </table:table-cell>
          <table:table-cell table:style-name="ce4"/>
          <table:table-cell office:value-type="string" table:style-name="ce4">
            <text:p>Ramesh A Thorat<text:s text:c="7"/></text:p>
          </table:table-cell>
          <table:table-cell office:value-type="string" table:style-name="ce4">
            <text:p>CHO</text:p>
          </table:table-cell>
          <table:table-cell office:value-type="float" office:value="8073132368" table:style-name="ce4">
            <text:p>807313236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02" table:style-name="ce4">
            <text:p>502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Sagnur</text:p>
          </table:table-cell>
          <table:table-cell office:value-type="string" table:style-name="ce3">
            <text:p>ಸಗ್ನ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387256766" table:style-name="ce4">
            <text:p>7387256766</text:p>
          </table:table-cell>
          <table:table-cell table:style-name="ce4"/>
          <table:table-cell office:value-type="string" table:style-name="ce4">
            <text:p>Sharana Basappa<text:s text:c="9"/></text:p>
          </table:table-cell>
          <table:table-cell office:value-type="string" table:style-name="ce4">
            <text:p>CHO</text:p>
          </table:table-cell>
          <table:table-cell office:value-type="float" office:value="9902255490" table:style-name="ce4">
            <text:p>990225549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03" table:style-name="ce4">
            <text:p>503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Jewargi<text:s/></text:p>
          </table:table-cell>
          <table:table-cell office:value-type="string" table:style-name="ce3">
            <text:p>ಜೇವರ್ಗಿ</text:p>
          </table:table-cell>
          <table:table-cell office:value-type="string" table:style-name="ce4">
            <text:p>Aloor</text:p>
          </table:table-cell>
          <table:table-cell office:value-type="string" table:style-name="ce3">
            <text:p>ಆಲ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445836358" table:style-name="ce4">
            <text:p>4445836358</text:p>
          </table:table-cell>
          <table:table-cell table:style-name="ce4"/>
          <table:table-cell office:value-type="string" table:style-name="ce4">
            <text:p>SudhaRani H<text:s text:c="9"/></text:p>
          </table:table-cell>
          <table:table-cell office:value-type="string" table:style-name="ce4">
            <text:p>CHO</text:p>
          </table:table-cell>
          <table:table-cell office:value-type="float" office:value="9901930156" table:style-name="ce4">
            <text:p>990193015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04" table:style-name="ce4">
            <text:p>504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Khanapur</text:p>
          </table:table-cell>
          <table:table-cell office:value-type="string" table:style-name="ce3">
            <text:p>ಖಾನ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81364761" table:style-name="ce4">
            <text:p>7681364761</text:p>
          </table:table-cell>
          <table:table-cell table:style-name="ce4"/>
          <table:table-cell office:value-type="string" table:style-name="ce4">
            <text:p>Kashinath R Rathod<text:s text:c="5"/></text:p>
          </table:table-cell>
          <table:table-cell office:value-type="string" table:style-name="ce4">
            <text:p>CHO</text:p>
          </table:table-cell>
          <table:table-cell office:value-type="float" office:value="9663402121" table:style-name="ce4">
            <text:p>966340212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05" table:style-name="ce4">
            <text:p>505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Tavargera</text:p>
          </table:table-cell>
          <table:table-cell office:value-type="string" table:style-name="ce3">
            <text:p>ತಾವರಗೇ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363683148" table:style-name="ce4">
            <text:p>8363683148</text:p>
          </table:table-cell>
          <table:table-cell table:style-name="ce4"/>
          <table:table-cell office:value-type="string" table:style-name="ce4">
            <text:p>Sunil Kumar<text:s text:c="9"/></text:p>
          </table:table-cell>
          <table:table-cell office:value-type="string" table:style-name="ce4">
            <text:p>CHO</text:p>
          </table:table-cell>
          <table:table-cell office:value-type="float" office:value="9964417786" table:style-name="ce4">
            <text:p>996441778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06" table:style-name="ce4">
            <text:p>506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umsi</text:p>
          </table:table-cell>
          <table:table-cell office:value-type="string" table:style-name="ce3">
            <text:p>ಕುಮ್ಸ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732781468" table:style-name="ce4">
            <text:p>7732781468</text:p>
          </table:table-cell>
          <table:table-cell table:style-name="ce4"/>
          <table:table-cell office:value-type="string" table:style-name="ce4">
            <text:p>Shivashranappa<text:s text:c="9"/></text:p>
          </table:table-cell>
          <table:table-cell office:value-type="string" table:style-name="ce4">
            <text:p>CHO</text:p>
          </table:table-cell>
          <table:table-cell office:value-type="float" office:value="7019195543" table:style-name="ce4">
            <text:p>701919554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07" table:style-name="ce4">
            <text:p>507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B Pattan</text:p>
          </table:table-cell>
          <table:table-cell office:value-type="string" table:style-name="ce3">
            <text:p>ಬಿ ಪಟ್ಟಣ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63866341" table:style-name="ce4">
            <text:p>6363866341</text:p>
          </table:table-cell>
          <table:table-cell table:style-name="ce4"/>
          <table:table-cell office:value-type="string" table:style-name="ce4">
            <text:p>Abhay Kumar<text:s text:c="9"/></text:p>
          </table:table-cell>
          <table:table-cell office:value-type="string" table:style-name="ce4">
            <text:p>CHO</text:p>
          </table:table-cell>
          <table:table-cell office:value-type="float" office:value="9164910308" table:style-name="ce4">
            <text:p>916491030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08" table:style-name="ce4">
            <text:p>508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FirojAbad</text:p>
          </table:table-cell>
          <table:table-cell office:value-type="string" table:style-name="ce3">
            <text:p>ಫಿರೋಜಾಬಾದ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28873141" table:style-name="ce4">
            <text:p>8128873141</text:p>
          </table:table-cell>
          <table:table-cell table:style-name="ce4"/>
          <table:table-cell office:value-type="string" table:style-name="ce4">
            <text:p>Tejaswini Puttaraj<text:s text:c="9"/></text:p>
          </table:table-cell>
          <table:table-cell office:value-type="string" table:style-name="ce4">
            <text:p>CHO</text:p>
          </table:table-cell>
          <table:table-cell office:value-type="float" office:value="7483238856" table:style-name="ce4">
            <text:p>748323885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09" table:style-name="ce4">
            <text:p>509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Bhagodi</text:p>
          </table:table-cell>
          <table:table-cell office:value-type="string" table:style-name="ce3">
            <text:p>ಭಾಗೋ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751217561" table:style-name="ce4">
            <text:p>1751217561</text:p>
          </table:table-cell>
          <table:table-cell table:style-name="ce4"/>
          <table:table-cell office:value-type="string" table:style-name="ce4">
            <text:p>Shivraj<text:s text:c="8"/></text:p>
          </table:table-cell>
          <table:table-cell office:value-type="string" table:style-name="ce4">
            <text:p>CHO</text:p>
          </table:table-cell>
          <table:table-cell office:value-type="float" office:value="8217226434" table:style-name="ce4">
            <text:p>821722643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10" table:style-name="ce4">
            <text:p>510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land<text:s/></text:p>
          </table:table-cell>
          <table:table-cell office:value-type="string" table:style-name="ce3">
            <text:p>ಆಳಂದ</text:p>
          </table:table-cell>
          <table:table-cell office:value-type="string" table:style-name="ce4">
            <text:p>Durga Sirur<text:s/></text:p>
          </table:table-cell>
          <table:table-cell office:value-type="string" table:style-name="ce3">
            <text:p>ದುರ್ಗಾ ಸಿರ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46576814" table:style-name="ce4">
            <text:p>6846576814</text:p>
          </table:table-cell>
          <table:table-cell table:style-name="ce4"/>
          <table:table-cell office:value-type="string" table:style-name="ce4">
            <text:p>Kalavathi -<text:s text:c="4"/></text:p>
          </table:table-cell>
          <table:table-cell office:value-type="string" table:style-name="ce4">
            <text:p>CHO</text:p>
          </table:table-cell>
          <table:table-cell office:value-type="float" office:value="7411416496" table:style-name="ce4">
            <text:p>741141649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11" table:style-name="ce4">
            <text:p>511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Wadi B</text:p>
          </table:table-cell>
          <table:table-cell office:value-type="string" table:style-name="ce3">
            <text:p>ವಾಡಿ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178524876" table:style-name="ce4">
            <text:p>3178524876</text:p>
          </table:table-cell>
          <table:table-cell table:style-name="ce4"/>
          <table:table-cell office:value-type="string" table:style-name="ce4">
            <text:p>Tara Singh<text:s text:c="3"/></text:p>
          </table:table-cell>
          <table:table-cell office:value-type="string" table:style-name="ce4">
            <text:p>PHCO</text:p>
          </table:table-cell>
          <table:table-cell office:value-type="float" office:value="8055621678" table:style-name="ce4">
            <text:p>805562167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12" table:style-name="ce4">
            <text:p>512</text:p>
          </table:table-cell>
          <table:table-cell office:value-type="string" table:style-name="ce4">
            <text:p>Kalaburagi<text:s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Chittapur<text:s/></text:p>
          </table:table-cell>
          <table:table-cell office:value-type="string" table:style-name="ce3">
            <text:p>ಚಿತ್ತಾಪುರ</text:p>
          </table:table-cell>
          <table:table-cell office:value-type="string" table:style-name="ce4">
            <text:p>Kodadur</text:p>
          </table:table-cell>
          <table:table-cell office:value-type="string" table:style-name="ce3">
            <text:p>ಕೊಡದ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17774182" table:style-name="ce4">
            <text:p>7617774182</text:p>
          </table:table-cell>
          <table:table-cell table:style-name="ce4"/>
          <table:table-cell office:value-type="string" table:style-name="ce4">
            <text:p>Rajeshwari<text:s text:c="9"/></text:p>
          </table:table-cell>
          <table:table-cell office:value-type="string" table:style-name="ce4">
            <text:p>CHO</text:p>
          </table:table-cell>
          <table:table-cell office:value-type="float" office:value="9110651125" table:style-name="ce4">
            <text:p>911065112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13" table:style-name="ce4">
            <text:p>513</text:p>
          </table:table-cell>
          <table:table-cell office:value-type="string" table:style-name="ce4">
            <text:p>Kalaburagi<text:s text:c="2"/></text:p>
          </table:table-cell>
          <table:table-cell office:value-type="string" table:style-name="ce3">
            <text:p>ಕಲಬುರಗಿ</text:p>
          </table:table-cell>
          <table:table-cell office:value-type="string" table:style-name="ce4">
            <text:p>Afzal pur<text:s/></text:p>
          </table:table-cell>
          <table:table-cell office:value-type="string" table:style-name="ce3">
            <text:p>ಅಫ್ಜಲ್ ಪುರ್</text:p>
          </table:table-cell>
          <table:table-cell office:value-type="string" table:style-name="ce4">
            <text:p>Chincholi<text:s/></text:p>
          </table:table-cell>
          <table:table-cell office:value-type="string" table:style-name="ce3">
            <text:p>ಚಿಂಚೋ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41572834" table:style-name="ce4">
            <text:p>8441572834</text:p>
          </table:table-cell>
          <table:table-cell table:style-name="ce4"/>
          <table:table-cell office:value-type="string" table:style-name="ce4">
            <text:p>Sharana Basappa<text:s text:c="5"/></text:p>
          </table:table-cell>
          <table:table-cell office:value-type="string" table:style-name="ce4">
            <text:p>CHO</text:p>
          </table:table-cell>
          <table:table-cell office:value-type="float" office:value="8880222709" table:style-name="ce4">
            <text:p>888022270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14" table:style-name="ce4">
            <text:p>514</text:p>
          </table:table-cell>
          <table:table-cell office:value-type="string" table:style-name="ce4">
            <text:p>Koppal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Hiremyageri</text:p>
          </table:table-cell>
          <table:table-cell office:value-type="string" table:style-name="ce3">
            <text:p>ಹಿರೇಮ್ಯಾಗ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13185156" table:style-name="ce4">
            <text:p>7113185156</text:p>
          </table:table-cell>
          <table:table-cell table:style-name="ce4"/>
          <table:table-cell office:value-type="string" table:style-name="ce4">
            <text:p>Gavisiddappa Kumbar<text:s text:c="5"/></text:p>
          </table:table-cell>
          <table:table-cell office:value-type="string" table:style-name="ce4">
            <text:p>CHO</text:p>
          </table:table-cell>
          <table:table-cell office:value-type="float" office:value="87621293432" table:style-name="ce4">
            <text:p>87621293432</text:p>
          </table:table-cell>
          <table:table-cell office:value-type="float" office:value="15.6759" table:style-name="ce4">
            <text:p>15.6759</text:p>
          </table:table-cell>
          <table:table-cell office:value-type="float" office:value="75.923000000000002" table:style-name="ce4">
            <text:p>75.923</text:p>
          </table:table-cell>
          <table:table-cell table:number-columns-repeated="16368"/>
        </table:table-row>
        <table:table-row table:style-name="ro1">
          <table:table-cell office:value-type="float" office:value="515" table:style-name="ce4">
            <text:p>515</text:p>
          </table:table-cell>
          <table:table-cell office:value-type="string" table:style-name="ce4">
            <text:p>Koppal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Masabanchinal</text:p>
          </table:table-cell>
          <table:table-cell office:value-type="string" table:style-name="ce3">
            <text:p>ಮಸಾಬಂಚಿನ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331112678" table:style-name="ce4">
            <text:p>2331112678</text:p>
          </table:table-cell>
          <table:table-cell table:style-name="ce4"/>
          <table:table-cell office:value-type="string" table:style-name="ce4">
            <text:p>Jadra Prakash<text:s text:c="5"/></text:p>
          </table:table-cell>
          <table:table-cell office:value-type="string" table:style-name="ce4">
            <text:p>CHO</text:p>
          </table:table-cell>
          <table:table-cell office:value-type="float" office:value="9113830429" table:style-name="ce4">
            <text:p>9113830429</text:p>
          </table:table-cell>
          <table:table-cell office:value-type="float" office:value="15.446" table:style-name="ce4">
            <text:p>15.446</text:p>
          </table:table-cell>
          <table:table-cell office:value-type="float" office:value="76.008499999999998" table:style-name="ce4">
            <text:p>76.0085</text:p>
          </table:table-cell>
          <table:table-cell table:number-columns-repeated="16368"/>
        </table:table-row>
        <table:table-row table:style-name="ro1">
          <table:table-cell office:value-type="float" office:value="516" table:style-name="ce4">
            <text:p>516</text:p>
          </table:table-cell>
          <table:table-cell office:value-type="string" table:style-name="ce4">
            <text:p>Koppal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udadalli</text:p>
          </table:table-cell>
          <table:table-cell office:value-type="string" table:style-name="ce3">
            <text:p>ಗುಡದ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538587561" table:style-name="ce4">
            <text:p>4538587561</text:p>
          </table:table-cell>
          <table:table-cell table:style-name="ce4"/>
          <table:table-cell office:value-type="string" table:style-name="ce4">
            <text:p>Hanumathi</text:p>
          </table:table-cell>
          <table:table-cell office:value-type="string" table:style-name="ce4">
            <text:p>CHO</text:p>
          </table:table-cell>
          <table:table-cell office:value-type="float" office:value="9632869479" table:style-name="ce4">
            <text:p>9632869479</text:p>
          </table:table-cell>
          <table:table-cell office:value-type="float" office:value="15.3681" table:style-name="ce4">
            <text:p>15.3681</text:p>
          </table:table-cell>
          <table:table-cell office:value-type="float" office:value="76.283000000000001" table:style-name="ce4">
            <text:p>76.283</text:p>
          </table:table-cell>
          <table:table-cell table:number-columns-repeated="16368"/>
        </table:table-row>
        <table:table-row table:style-name="ro1">
          <table:table-cell office:value-type="float" office:value="517" table:style-name="ce4">
            <text:p>517</text:p>
          </table:table-cell>
          <table:table-cell office:value-type="string" table:style-name="ce4">
            <text:p>Koppal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ngavathi</text:p>
          </table:table-cell>
          <table:table-cell office:value-type="string" table:style-name="ce3">
            <text:p>ಗಂಗಾವತಿ</text:p>
          </table:table-cell>
          <table:table-cell office:value-type="string" table:style-name="ce4">
            <text:p>Marali</text:p>
          </table:table-cell>
          <table:table-cell office:value-type="string" table:style-name="ce3">
            <text:p>ಮಾರ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65547685" table:style-name="ce4">
            <text:p>4665547685</text:p>
          </table:table-cell>
          <table:table-cell table:style-name="ce4"/>
          <table:table-cell office:value-type="string" table:style-name="ce4">
            <text:p>Shobha B</text:p>
          </table:table-cell>
          <table:table-cell office:value-type="string" table:style-name="ce4">
            <text:p>CHO</text:p>
          </table:table-cell>
          <table:table-cell office:value-type="float" office:value="6361057877" table:style-name="ce4">
            <text:p>6361057877</text:p>
          </table:table-cell>
          <table:table-cell office:value-type="float" office:value="15.473100000000001" table:style-name="ce4">
            <text:p>15.4731</text:p>
          </table:table-cell>
          <table:table-cell office:value-type="float" office:value="76.575800000000001" table:style-name="ce4">
            <text:p>76.5758</text:p>
          </table:table-cell>
          <table:table-cell table:number-columns-repeated="16368"/>
        </table:table-row>
        <table:table-row table:style-name="ro1">
          <table:table-cell office:value-type="float" office:value="518" table:style-name="ce4">
            <text:p>518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Mandalgeri</text:p>
          </table:table-cell>
          <table:table-cell office:value-type="string" table:style-name="ce3">
            <text:p>ಮಂಡಲಗ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586752879" table:style-name="ce4">
            <text:p>3586752879</text:p>
          </table:table-cell>
          <table:table-cell table:style-name="ce4"/>
          <table:table-cell office:value-type="string" table:style-name="ce4">
            <text:p>Kontevval Barekar<text:s text:c="5"/></text:p>
          </table:table-cell>
          <table:table-cell office:value-type="string" table:style-name="ce4">
            <text:p>CHO</text:p>
          </table:table-cell>
          <table:table-cell office:value-type="float" office:value="8618949812" table:style-name="ce4">
            <text:p>8618949812</text:p>
          </table:table-cell>
          <table:table-cell office:value-type="float" office:value="15.459300000000001" table:style-name="ce4">
            <text:p>15.4593</text:p>
          </table:table-cell>
          <table:table-cell office:value-type="float" office:value="75.962599999999995" table:style-name="ce4">
            <text:p>75.9626</text:p>
          </table:table-cell>
          <table:table-cell table:number-columns-repeated="16368"/>
        </table:table-row>
        <table:table-row table:style-name="ro1">
          <table:table-cell office:value-type="float" office:value="519" table:style-name="ce4">
            <text:p>519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Bhandihal</text:p>
          </table:table-cell>
          <table:table-cell office:value-type="string" table:style-name="ce3">
            <text:p>ಭಂಡಿಹ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274276389" table:style-name="ce4">
            <text:p>3274276389</text:p>
          </table:table-cell>
          <table:table-cell table:style-name="ce4"/>
          <table:table-cell office:value-type="string" table:style-name="ce4">
            <text:p>Durgesh Keeli<text:s text:c="5"/></text:p>
          </table:table-cell>
          <table:table-cell office:value-type="string" table:style-name="ce4">
            <text:p>CHO</text:p>
          </table:table-cell>
          <table:table-cell office:value-type="float" office:value="8197381901" table:style-name="ce4">
            <text:p>819738190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20" table:style-name="ce4">
            <text:p>520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Lakmapur</text:p>
          </table:table-cell>
          <table:table-cell office:value-type="string" table:style-name="ce3">
            <text:p>ಲಕಮ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248572732" table:style-name="ce4">
            <text:p>7248572732</text:p>
          </table:table-cell>
          <table:table-cell table:style-name="ce4"/>
          <table:table-cell office:value-type="string" table:style-name="ce4">
            <text:p>Mahesh Hebballi<text:s text:c="5"/></text:p>
          </table:table-cell>
          <table:table-cell office:value-type="string" table:style-name="ce4">
            <text:p>CHO</text:p>
          </table:table-cell>
          <table:table-cell office:value-type="float" office:value="8951322664" table:style-name="ce4">
            <text:p>8951322664</text:p>
          </table:table-cell>
          <table:table-cell office:value-type="float" office:value="15.368399999999999" table:style-name="ce4">
            <text:p>15.3684</text:p>
          </table:table-cell>
          <table:table-cell office:value-type="float" office:value="76.044700000000006" table:style-name="ce4">
            <text:p>76.0447</text:p>
          </table:table-cell>
          <table:table-cell table:number-columns-repeated="16368"/>
        </table:table-row>
        <table:table-row table:style-name="ro1">
          <table:table-cell office:value-type="float" office:value="521" table:style-name="ce4">
            <text:p>521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Talkal</text:p>
          </table:table-cell>
          <table:table-cell office:value-type="string" table:style-name="ce3">
            <text:p>ಟಾಕ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558557486" table:style-name="ce4">
            <text:p>4558557486</text:p>
          </table:table-cell>
          <table:table-cell table:style-name="ce4"/>
          <table:table-cell office:value-type="string" table:style-name="ce4">
            <text:p>Annapurna malipatil<text:s text:c="5"/></text:p>
          </table:table-cell>
          <table:table-cell office:value-type="string" table:style-name="ce4">
            <text:p>CHO</text:p>
          </table:table-cell>
          <table:table-cell office:value-type="float" office:value="9008248410" table:style-name="ce4">
            <text:p>900824841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22" table:style-name="ce4">
            <text:p>522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Bhanapur</text:p>
          </table:table-cell>
          <table:table-cell office:value-type="string" table:style-name="ce3">
            <text:p>ಭಾನ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486412782" table:style-name="ce4">
            <text:p>2486412782</text:p>
          </table:table-cell>
          <table:table-cell table:style-name="ce4"/>
          <table:table-cell office:value-type="string" table:style-name="ce4">
            <text:p>Pratiba Totad<text:s text:c="5"/></text:p>
          </table:table-cell>
          <table:table-cell office:value-type="string" table:style-name="ce4">
            <text:p>CHO</text:p>
          </table:table-cell>
          <table:table-cell office:value-type="float" office:value="8105576705" table:style-name="ce4">
            <text:p>8105576705</text:p>
          </table:table-cell>
          <table:table-cell office:value-type="float" office:value="15.3858" table:style-name="ce4">
            <text:p>15.3858</text:p>
          </table:table-cell>
          <table:table-cell office:value-type="float" office:value="76.037999999999997" table:style-name="ce4">
            <text:p>76.038</text:p>
          </table:table-cell>
          <table:table-cell table:number-columns-repeated="16368"/>
        </table:table-row>
        <table:table-row table:style-name="ro1">
          <table:table-cell office:value-type="float" office:value="523" table:style-name="ce4">
            <text:p>523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Taralkatti</text:p>
          </table:table-cell>
          <table:table-cell office:value-type="string" table:style-name="ce3">
            <text:p>ತರಲಕ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42563483" table:style-name="ce4">
            <text:p>3742563483</text:p>
          </table:table-cell>
          <table:table-cell table:style-name="ce4"/>
          <table:table-cell office:value-type="string" table:style-name="ce4">
            <text:p>Yamanoorappa Kori<text:s text:c="5"/></text:p>
          </table:table-cell>
          <table:table-cell office:value-type="string" table:style-name="ce4">
            <text:p>CHO</text:p>
          </table:table-cell>
          <table:table-cell office:value-type="float" office:value="9591658364" table:style-name="ce4">
            <text:p>9591658364</text:p>
          </table:table-cell>
          <table:table-cell office:value-type="float" office:value="15.6425" table:style-name="ce4">
            <text:p>15.6425</text:p>
          </table:table-cell>
          <table:table-cell office:value-type="float" office:value="76.174499999999995" table:style-name="ce4">
            <text:p>76.1745</text:p>
          </table:table-cell>
          <table:table-cell table:number-columns-repeated="16368"/>
        </table:table-row>
        <table:table-row table:style-name="ro1">
          <table:table-cell office:value-type="float" office:value="524" table:style-name="ce4">
            <text:p>524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Muradi</text:p>
          </table:table-cell>
          <table:table-cell office:value-type="string" table:style-name="ce3">
            <text:p>ಮುರ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853123519" table:style-name="ce4">
            <text:p>1853123519</text:p>
          </table:table-cell>
          <table:table-cell table:style-name="ce4"/>
          <table:table-cell office:value-type="string" table:style-name="ce4">
            <text:p>Eshappa</text:p>
          </table:table-cell>
          <table:table-cell office:value-type="string" table:style-name="ce4">
            <text:p>CHO</text:p>
          </table:table-cell>
          <table:table-cell office:value-type="float" office:value="9663528027" table:style-name="ce4">
            <text:p>966352802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25" table:style-name="ce4">
            <text:p>525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Hulegudda</text:p>
          </table:table-cell>
          <table:table-cell office:value-type="string" table:style-name="ce3">
            <text:p>ಹುಲೇಗುಡ್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85857435" table:style-name="ce4">
            <text:p>7185857435</text:p>
          </table:table-cell>
          <table:table-cell table:style-name="ce4"/>
          <table:table-cell office:value-type="string" table:style-name="ce4">
            <text:p>Prabhu<text:s text:c="5"/></text:p>
          </table:table-cell>
          <table:table-cell office:value-type="string" table:style-name="ce4">
            <text:p>CHO</text:p>
          </table:table-cell>
          <table:table-cell office:value-type="float" office:value="7816977858" table:style-name="ce4">
            <text:p>7816977858</text:p>
          </table:table-cell>
          <table:table-cell office:value-type="float" office:value="15.6219" table:style-name="ce4">
            <text:p>15.6219</text:p>
          </table:table-cell>
          <table:table-cell office:value-type="float" office:value="76.123599999999996" table:style-name="ce4">
            <text:p>76.1236</text:p>
          </table:table-cell>
          <table:table-cell table:number-columns-repeated="16368"/>
        </table:table-row>
        <table:table-row table:style-name="ro1">
          <table:table-cell office:value-type="float" office:value="526" table:style-name="ce4">
            <text:p>526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Gedhigeri</text:p>
          </table:table-cell>
          <table:table-cell office:value-type="string" table:style-name="ce3">
            <text:p>ಗೆಧಿಗ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524541111" table:style-name="ce4">
            <text:p>3524541111</text:p>
          </table:table-cell>
          <table:table-cell table:style-name="ce4"/>
          <table:table-cell office:value-type="string" table:style-name="ce4">
            <text:p>Shivamma<text:s text:c="5"/></text:p>
          </table:table-cell>
          <table:table-cell office:value-type="string" table:style-name="ce4">
            <text:p>CHO</text:p>
          </table:table-cell>
          <table:table-cell office:value-type="float" office:value="8150888362" table:style-name="ce4">
            <text:p>815088836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27" table:style-name="ce4">
            <text:p>527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Chikkamyageri</text:p>
          </table:table-cell>
          <table:table-cell office:value-type="string" table:style-name="ce3">
            <text:p>ಚಿಕ್ಕಮ್ಯಾಗ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675648280" table:style-name="ce4">
            <text:p>5675648280</text:p>
          </table:table-cell>
          <table:table-cell table:style-name="ce4"/>
          <table:table-cell office:value-type="string" table:style-name="ce4">
            <text:p>Gayitri Chatti<text:s text:c="5"/></text:p>
          </table:table-cell>
          <table:table-cell office:value-type="string" table:style-name="ce4">
            <text:p>CHO</text:p>
          </table:table-cell>
          <table:table-cell office:value-type="float" office:value="8073200652" table:style-name="ce4">
            <text:p>8073200652</text:p>
          </table:table-cell>
          <table:table-cell office:value-type="float" office:value="15.571400000000001" table:style-name="ce4">
            <text:p>15.5714</text:p>
          </table:table-cell>
          <table:table-cell office:value-type="float" office:value="76.084000000000003" table:style-name="ce4">
            <text:p>76.084</text:p>
          </table:table-cell>
          <table:table-cell table:number-columns-repeated="16368"/>
        </table:table-row>
        <table:table-row table:style-name="ro1">
          <table:table-cell office:value-type="float" office:value="528" table:style-name="ce4">
            <text:p>528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S/s Kuknoor B</text:p>
          </table:table-cell>
          <table:table-cell office:value-type="string" table:style-name="ce3">
            <text:p>ಎಸ್/ಗಳು ಕುಕನೂರ್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28323476" table:style-name="ce4">
            <text:p>8228323476</text:p>
          </table:table-cell>
          <table:table-cell table:style-name="ce4"/>
          <table:table-cell office:value-type="string" table:style-name="ce4">
            <text:p>Shashika Doddabasappa T<text:s text:c="5"/></text:p>
          </table:table-cell>
          <table:table-cell office:value-type="string" table:style-name="ce4">
            <text:p>CHO</text:p>
          </table:table-cell>
          <table:table-cell office:value-type="float" office:value="9380009673" table:style-name="ce4">
            <text:p>9380009673</text:p>
          </table:table-cell>
          <table:table-cell office:value-type="float" office:value="15.494" table:style-name="ce4">
            <text:p>15.494</text:p>
          </table:table-cell>
          <table:table-cell office:value-type="float" office:value="75.997500000000002" table:style-name="ce4">
            <text:p>75.9975</text:p>
          </table:table-cell>
          <table:table-cell table:number-columns-repeated="16368"/>
        </table:table-row>
        <table:table-row table:style-name="ro1">
          <table:table-cell office:value-type="float" office:value="529" table:style-name="ce4">
            <text:p>529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Yadiyapur</text:p>
          </table:table-cell>
          <table:table-cell office:value-type="string" table:style-name="ce3">
            <text:p>ಯಡಿಯ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877426334" table:style-name="ce4">
            <text:p>2877426334</text:p>
          </table:table-cell>
          <table:table-cell table:style-name="ce4"/>
          <table:table-cell office:value-type="string" table:style-name="ce4">
            <text:p>Beebijan<text:s text:c="5"/></text:p>
          </table:table-cell>
          <table:table-cell office:value-type="string" table:style-name="ce4">
            <text:p>CHO</text:p>
          </table:table-cell>
          <table:table-cell office:value-type="float" office:value="7090331030" table:style-name="ce4">
            <text:p>7090331030</text:p>
          </table:table-cell>
          <table:table-cell office:value-type="float" office:value="15.5092" table:style-name="ce4">
            <text:p>15.5092</text:p>
          </table:table-cell>
          <table:table-cell office:value-type="float" office:value="76.065100000000001" table:style-name="ce4">
            <text:p>76.0651</text:p>
          </table:table-cell>
          <table:table-cell table:number-columns-repeated="16368"/>
        </table:table-row>
        <table:table-row table:style-name="ro1">
          <table:table-cell office:value-type="float" office:value="530" table:style-name="ce4">
            <text:p>530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Bannikoppa</text:p>
          </table:table-cell>
          <table:table-cell office:value-type="string" table:style-name="ce3">
            <text:p>ಬನ್ನಿಕೊಪ್ಪ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37341786" table:style-name="ce4">
            <text:p>5437341786</text:p>
          </table:table-cell>
          <table:table-cell table:style-name="ce4"/>
          <table:table-cell office:value-type="string" table:style-name="ce4">
            <text:p>Chandrashekhar<text:s text:c="6"/></text:p>
          </table:table-cell>
          <table:table-cell office:value-type="string" table:style-name="ce4">
            <text:p>CHO</text:p>
          </table:table-cell>
          <table:table-cell office:value-type="float" office:value="8123625385" table:style-name="ce4">
            <text:p>8123625385</text:p>
          </table:table-cell>
          <table:table-cell office:value-type="float" office:value="15.389099999999999" table:style-name="ce4">
            <text:p>15.3891</text:p>
          </table:table-cell>
          <table:table-cell office:value-type="float" office:value="75.940700000000007" table:style-name="ce4">
            <text:p>75.9407</text:p>
          </table:table-cell>
          <table:table-cell table:number-columns-repeated="16368"/>
        </table:table-row>
        <table:table-row table:style-name="ro1">
          <table:table-cell office:value-type="float" office:value="531" table:style-name="ce4">
            <text:p>531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Thalakeri</text:p>
          </table:table-cell>
          <table:table-cell office:value-type="string" table:style-name="ce3">
            <text:p>ತಾಳಕ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55248478" table:style-name="ce4">
            <text:p>8555248478</text:p>
          </table:table-cell>
          <table:table-cell table:style-name="ce4"/>
          <table:table-cell office:value-type="string" table:style-name="ce4">
            <text:p>Varthya Reddy Naik<text:s text:c="5"/></text:p>
          </table:table-cell>
          <table:table-cell office:value-type="string" table:style-name="ce4">
            <text:p>CHO</text:p>
          </table:table-cell>
          <table:table-cell office:value-type="float" office:value="9731747607" table:style-name="ce4">
            <text:p>9731747607</text:p>
          </table:table-cell>
          <table:table-cell office:value-type="float" office:value="15.6584" table:style-name="ce4">
            <text:p>15.6584</text:p>
          </table:table-cell>
          <table:table-cell office:value-type="float" office:value="76.259299999999996" table:style-name="ce4">
            <text:p>76.2593</text:p>
          </table:table-cell>
          <table:table-cell table:number-columns-repeated="16368"/>
        </table:table-row>
        <table:table-row table:style-name="ro1">
          <table:table-cell office:value-type="float" office:value="532" table:style-name="ce4">
            <text:p>532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Balutagi</text:p>
          </table:table-cell>
          <table:table-cell office:value-type="string" table:style-name="ce3">
            <text:p>ಬಳೂಟ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738633733" table:style-name="ce4">
            <text:p>5738633733</text:p>
          </table:table-cell>
          <table:table-cell table:style-name="ce4"/>
          <table:table-cell office:value-type="string" table:style-name="ce4">
            <text:p>Pawan Kumar Dani<text:s text:c="6"/></text:p>
          </table:table-cell>
          <table:table-cell office:value-type="string" table:style-name="ce4">
            <text:p>CHO</text:p>
          </table:table-cell>
          <table:table-cell office:value-type="float" office:value="7676121353" table:style-name="ce4">
            <text:p>7676121353</text:p>
          </table:table-cell>
          <table:table-cell office:value-type="float" office:value="15.691599999999999" table:style-name="ce4">
            <text:p>15.6916</text:p>
          </table:table-cell>
          <table:table-cell office:value-type="float" office:value="76.001400000000004" table:style-name="ce4">
            <text:p>76.0014</text:p>
          </table:table-cell>
          <table:table-cell table:number-columns-repeated="16368"/>
        </table:table-row>
        <table:table-row table:style-name="ro1">
          <table:table-cell office:value-type="float" office:value="533" table:style-name="ce4">
            <text:p>533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Bandi</text:p>
          </table:table-cell>
          <table:table-cell office:value-type="string" table:style-name="ce3">
            <text:p>ಬಂದ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352468816" table:style-name="ce4">
            <text:p>8352468816</text:p>
          </table:table-cell>
          <table:table-cell table:style-name="ce4"/>
          <table:table-cell office:value-type="string" table:style-name="ce4">
            <text:p>Anantanag <text:s text:c="2"/>N M<text:s text:c="5"/></text:p>
          </table:table-cell>
          <table:table-cell office:value-type="string" table:style-name="ce4">
            <text:p>CHO</text:p>
          </table:table-cell>
          <table:table-cell office:value-type="float" office:value="7676075752" table:style-name="ce4">
            <text:p>7676075752</text:p>
          </table:table-cell>
          <table:table-cell office:value-type="float" office:value="15.736599999999999" table:style-name="ce4">
            <text:p>15.7366</text:p>
          </table:table-cell>
          <table:table-cell office:value-type="float" office:value="76.052599999999998" table:style-name="ce4">
            <text:p>76.0526</text:p>
          </table:table-cell>
          <table:table-cell table:number-columns-repeated="16368"/>
        </table:table-row>
        <table:table-row table:style-name="ro1">
          <table:table-cell office:value-type="float" office:value="534" table:style-name="ce4">
            <text:p>534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Hamamnal</text:p>
          </table:table-cell>
          <table:table-cell office:value-type="string" table:style-name="ce3">
            <text:p>ಹಮಾಮ್ನ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744774413" table:style-name="ce4">
            <text:p>1744774413</text:p>
          </table:table-cell>
          <table:table-cell table:style-name="ce4"/>
          <table:table-cell office:value-type="string" table:style-name="ce4">
            <text:p>Bheemambika<text:s text:c="5"/></text:p>
          </table:table-cell>
          <table:table-cell office:value-type="string" table:style-name="ce4">
            <text:p>CHO</text:p>
          </table:table-cell>
          <table:table-cell office:value-type="float" office:value="9164869209" table:style-name="ce4">
            <text:p>916486920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35" table:style-name="ce4">
            <text:p>535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Nilgol</text:p>
          </table:table-cell>
          <table:table-cell office:value-type="string" table:style-name="ce3">
            <text:p>ನೀಲ್ಗೋ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234574885" table:style-name="ce4">
            <text:p>1234574885</text:p>
          </table:table-cell>
          <table:table-cell table:style-name="ce4"/>
          <table:table-cell office:value-type="string" table:style-name="ce4">
            <text:p>Dr.Sharanappa M<text:s/></text:p>
          </table:table-cell>
          <table:table-cell office:value-type="string" table:style-name="ce4">
            <text:p>AMO</text:p>
          </table:table-cell>
          <table:table-cell office:value-type="float" office:value="9986096991" table:style-name="ce4">
            <text:p>9986096991</text:p>
          </table:table-cell>
          <table:table-cell office:value-type="float" office:value="15.9046" table:style-name="ce4">
            <text:p>15.9046</text:p>
          </table:table-cell>
          <table:table-cell office:value-type="float" office:value="75.861599999999996" table:style-name="ce4">
            <text:p>75.8616</text:p>
          </table:table-cell>
          <table:table-cell table:number-columns-repeated="16368"/>
        </table:table-row>
        <table:table-row table:style-name="ro1">
          <table:table-cell office:value-type="float" office:value="536" table:style-name="ce4">
            <text:p>536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Pattalchinti</text:p>
          </table:table-cell>
          <table:table-cell office:value-type="string" table:style-name="ce3">
            <text:p>ಪಟ್ಟಾಲಚಿಂ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88335817" table:style-name="ce4">
            <text:p>8188335817</text:p>
          </table:table-cell>
          <table:table-cell table:style-name="ce4"/>
          <table:table-cell office:value-type="string" table:style-name="ce4">
            <text:p>Prem Avva Kammar<text:s text:c="5"/></text:p>
          </table:table-cell>
          <table:table-cell office:value-type="string" table:style-name="ce4">
            <text:p>CHO</text:p>
          </table:table-cell>
          <table:table-cell office:value-type="float" office:value="8497848313" table:style-name="ce4">
            <text:p>8497848313</text:p>
          </table:table-cell>
          <table:table-cell office:value-type="float" office:value="15.8431" table:style-name="ce4">
            <text:p>15.8431</text:p>
          </table:table-cell>
          <table:table-cell office:value-type="float" office:value="75.899500000000003" table:style-name="ce4">
            <text:p>75.8995</text:p>
          </table:table-cell>
          <table:table-cell table:number-columns-repeated="16368"/>
        </table:table-row>
        <table:table-row table:style-name="ro1">
          <table:table-cell office:value-type="float" office:value="537" table:style-name="ce4">
            <text:p>537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Malagitti</text:p>
          </table:table-cell>
          <table:table-cell office:value-type="string" table:style-name="ce3">
            <text:p>ಮಾಲಗಿತ್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5817536" table:style-name="ce4">
            <text:p>1115817536</text:p>
          </table:table-cell>
          <table:table-cell table:style-name="ce4"/>
          <table:table-cell office:value-type="string" table:style-name="ce4">
            <text:p>Priyanka <text:s/>Hiremath<text:s text:c="5"/></text:p>
          </table:table-cell>
          <table:table-cell office:value-type="string" table:style-name="ce4">
            <text:p>CHO</text:p>
          </table:table-cell>
          <table:table-cell office:value-type="float" office:value="7892580207" table:style-name="ce4">
            <text:p>7892580207</text:p>
          </table:table-cell>
          <table:table-cell office:value-type="float" office:value="15.8167077" table:style-name="ce4">
            <text:p>15.8167077</text:p>
          </table:table-cell>
          <table:table-cell office:value-type="float" office:value="75.902769500000005" table:style-name="ce4">
            <text:p>75.9027695</text:p>
          </table:table-cell>
          <table:table-cell table:number-columns-repeated="16368"/>
        </table:table-row>
        <table:table-row table:style-name="ro1">
          <table:table-cell office:value-type="float" office:value="538" table:style-name="ce4">
            <text:p>538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Jahagir Gudadur</text:p>
          </table:table-cell>
          <table:table-cell office:value-type="string" table:style-name="ce3">
            <text:p>ಜಹಗೀರ್ ಗುಡದ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38765645" table:style-name="ce4">
            <text:p>5438765645</text:p>
          </table:table-cell>
          <table:table-cell table:style-name="ce4"/>
          <table:table-cell office:value-type="string" table:style-name="ce4">
            <text:p>Shankarappa BH<text:s text:c="5"/></text:p>
          </table:table-cell>
          <table:table-cell office:value-type="string" table:style-name="ce4">
            <text:p>CHO</text:p>
          </table:table-cell>
          <table:table-cell office:value-type="float" office:value="7353392648" table:style-name="ce4">
            <text:p>7353392648</text:p>
          </table:table-cell>
          <table:table-cell office:value-type="float" office:value="15.8423" table:style-name="ce4">
            <text:p>15.8423</text:p>
          </table:table-cell>
          <table:table-cell office:value-type="float" office:value="75.935599999999994" table:style-name="ce4">
            <text:p>75.9356</text:p>
          </table:table-cell>
          <table:table-cell table:number-columns-repeated="16368"/>
        </table:table-row>
        <table:table-row table:style-name="ro1">
          <table:table-cell office:value-type="float" office:value="539" table:style-name="ce4">
            <text:p>539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Hiregonnagar</text:p>
          </table:table-cell>
          <table:table-cell office:value-type="string" table:style-name="ce3">
            <text:p>ಹಿರೇಗೊಂಞನಗ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221661652" table:style-name="ce4">
            <text:p>6221661652</text:p>
          </table:table-cell>
          <table:table-cell table:style-name="ce4"/>
          <table:table-cell office:value-type="string" table:style-name="ce4">
            <text:p>Sangmesh Biksvatimath<text:s text:c="3"/></text:p>
          </table:table-cell>
          <table:table-cell office:value-type="string" table:style-name="ce4">
            <text:p>CHO</text:p>
          </table:table-cell>
          <table:table-cell office:value-type="float" office:value="9741342779" table:style-name="ce4">
            <text:p>9741342779</text:p>
          </table:table-cell>
          <table:table-cell office:value-type="float" office:value="15.807700000000001" table:style-name="ce4">
            <text:p>15.8077</text:p>
          </table:table-cell>
          <table:table-cell office:value-type="float" office:value="75.954300000000003" table:style-name="ce4">
            <text:p>75.9543</text:p>
          </table:table-cell>
          <table:table-cell table:number-columns-repeated="16368"/>
        </table:table-row>
        <table:table-row table:style-name="ro1">
          <table:table-cell office:value-type="float" office:value="540" table:style-name="ce4">
            <text:p>540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Yaragera</text:p>
          </table:table-cell>
          <table:table-cell office:value-type="string" table:style-name="ce3">
            <text:p>ಯರಗೇ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652878462" table:style-name="ce4">
            <text:p>5652878462</text:p>
          </table:table-cell>
          <table:table-cell table:style-name="ce4"/>
          <table:table-cell office:value-type="string" table:style-name="ce4">
            <text:p>Bhirappa Wadagali<text:s text:c="5"/></text:p>
          </table:table-cell>
          <table:table-cell office:value-type="string" table:style-name="ce4">
            <text:p>CHO</text:p>
          </table:table-cell>
          <table:table-cell office:value-type="float" office:value="7259577683" table:style-name="ce4">
            <text:p>7259577683</text:p>
          </table:table-cell>
          <table:table-cell office:value-type="float" office:value="15.840299999999999" table:style-name="ce4">
            <text:p>15.8403</text:p>
          </table:table-cell>
          <table:table-cell office:value-type="float" office:value="76.011799999999994" table:style-name="ce4">
            <text:p>76.0118</text:p>
          </table:table-cell>
          <table:table-cell table:number-columns-repeated="16368"/>
        </table:table-row>
        <table:table-row table:style-name="ro1">
          <table:table-cell office:value-type="float" office:value="541" table:style-name="ce4">
            <text:p>541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Lingadalli</text:p>
          </table:table-cell>
          <table:table-cell office:value-type="string" table:style-name="ce3">
            <text:p>ಲಿಂಗದ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37757436" table:style-name="ce4">
            <text:p>6337757436</text:p>
          </table:table-cell>
          <table:table-cell table:style-name="ce4"/>
          <table:table-cell office:value-type="string" table:style-name="ce4">
            <text:p>Soubhagya<text:s text:c="5"/></text:p>
          </table:table-cell>
          <table:table-cell office:value-type="string" table:style-name="ce4">
            <text:p>CHO</text:p>
          </table:table-cell>
          <table:table-cell office:value-type="float" office:value="9036451688" table:style-name="ce4">
            <text:p>9036451688</text:p>
          </table:table-cell>
          <table:table-cell office:value-type="float" office:value="15.673999999999999" table:style-name="ce4">
            <text:p>15.674</text:p>
          </table:table-cell>
          <table:table-cell office:value-type="float" office:value="76.341300000000004" table:style-name="ce4">
            <text:p>76.3413</text:p>
          </table:table-cell>
          <table:table-cell table:number-columns-repeated="16368"/>
        </table:table-row>
        <table:table-row table:style-name="ro1">
          <table:table-cell office:value-type="float" office:value="542" table:style-name="ce4">
            <text:p>542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Hanamsagar B</text:p>
          </table:table-cell>
          <table:table-cell office:value-type="string" table:style-name="ce3">
            <text:p>ಹನಮಸಾಗರ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05485</text:p>
          </table:table-cell>
          <table:table-cell table:style-name="ce4"/>
          <table:table-cell office:value-type="string" table:style-name="ce4">
            <text:p>Manjunath Jalihal<text:s text:c="5"/></text:p>
          </table:table-cell>
          <table:table-cell office:value-type="string" table:style-name="ce4">
            <text:p>CHO</text:p>
          </table:table-cell>
          <table:table-cell office:value-type="float" office:value="9741223195" table:style-name="ce4">
            <text:p>974122319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43" table:style-name="ce4">
            <text:p>543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Benekal</text:p>
          </table:table-cell>
          <table:table-cell office:value-type="string" table:style-name="ce3">
            <text:p>ಬೆನೆಕ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53723280" table:style-name="ce4">
            <text:p>8753723280</text:p>
          </table:table-cell>
          <table:table-cell table:style-name="ce4"/>
          <table:table-cell office:value-type="string" table:style-name="ce4">
            <text:p>J Shambulingasha<text:s text:c="5"/></text:p>
          </table:table-cell>
          <table:table-cell office:value-type="string" table:style-name="ce4">
            <text:p>CHO</text:p>
          </table:table-cell>
          <table:table-cell office:value-type="float" office:value="8105275666" table:style-name="ce4">
            <text:p>8105275666</text:p>
          </table:table-cell>
          <table:table-cell office:value-type="float" office:value="15.8209" table:style-name="ce4">
            <text:p>15.8209</text:p>
          </table:table-cell>
          <table:table-cell office:value-type="float" office:value="76.204099999999997" table:style-name="ce4">
            <text:p>76.2041</text:p>
          </table:table-cell>
          <table:table-cell table:number-columns-repeated="16368"/>
        </table:table-row>
        <table:table-row table:style-name="ro1">
          <table:table-cell office:value-type="float" office:value="544" table:style-name="ce4">
            <text:p>544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Hirenandihal</text:p>
          </table:table-cell>
          <table:table-cell office:value-type="string" table:style-name="ce3">
            <text:p>ಹಿರೇನಂದಿಹ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27465340" table:style-name="ce4">
            <text:p>8627465340</text:p>
          </table:table-cell>
          <table:table-cell table:style-name="ce4"/>
          <table:table-cell office:value-type="string" table:style-name="ce4">
            <text:p>Sanmati<text:s text:c="5"/></text:p>
          </table:table-cell>
          <table:table-cell office:value-type="string" table:style-name="ce4">
            <text:p>CHO</text:p>
          </table:table-cell>
          <table:table-cell office:value-type="float" office:value="9741989508" table:style-name="ce4">
            <text:p>9741989508</text:p>
          </table:table-cell>
          <table:table-cell office:value-type="float" office:value="15.771100000000001" table:style-name="ce4">
            <text:p>15.7711</text:p>
          </table:table-cell>
          <table:table-cell office:value-type="float" office:value="76.084299999999999" table:style-name="ce4">
            <text:p>76.0843</text:p>
          </table:table-cell>
          <table:table-cell table:number-columns-repeated="16368"/>
        </table:table-row>
        <table:table-row table:style-name="ro1">
          <table:table-cell office:value-type="float" office:value="545" table:style-name="ce4">
            <text:p>545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Hirebannigol</text:p>
          </table:table-cell>
          <table:table-cell office:value-type="string" table:style-name="ce3">
            <text:p>ಹಿರೇಬನ್ನಿಗೋ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224584583" table:style-name="ce4">
            <text:p>4224584583</text:p>
          </table:table-cell>
          <table:table-cell table:style-name="ce4"/>
          <table:table-cell office:value-type="string" table:style-name="ce4">
            <text:p>Ravikumar Gugihal<text:s text:c="5"/></text:p>
          </table:table-cell>
          <table:table-cell office:value-type="string" table:style-name="ce4">
            <text:p>CHO</text:p>
          </table:table-cell>
          <table:table-cell office:value-type="float" office:value="7019003543" table:style-name="ce4">
            <text:p>7019003543</text:p>
          </table:table-cell>
          <table:table-cell office:value-type="float" office:value="15.581" table:style-name="ce4">
            <text:p>15.581</text:p>
          </table:table-cell>
          <table:table-cell office:value-type="float" office:value="76.296899999999994" table:style-name="ce4">
            <text:p>76.2969</text:p>
          </table:table-cell>
          <table:table-cell table:number-columns-repeated="16368"/>
        </table:table-row>
        <table:table-row table:style-name="ro1">
          <table:table-cell office:value-type="float" office:value="546" table:style-name="ce4">
            <text:p>546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Katapur</text:p>
          </table:table-cell>
          <table:table-cell office:value-type="string" table:style-name="ce3">
            <text:p>ಕಾಟ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525888548" table:style-name="ce4">
            <text:p>6525888548</text:p>
          </table:table-cell>
          <table:table-cell table:style-name="ce4"/>
          <table:table-cell office:value-type="string" table:style-name="ce4">
            <text:p>Mr Ajay Kumar Devoor<text:s text:c="3"/></text:p>
          </table:table-cell>
          <table:table-cell office:value-type="string" table:style-name="ce4">
            <text:p>CHO</text:p>
          </table:table-cell>
          <table:table-cell office:value-type="float" office:value="8073375771" table:style-name="ce4">
            <text:p>8073375771</text:p>
          </table:table-cell>
          <table:table-cell office:value-type="float" office:value="15.9495" table:style-name="ce4">
            <text:p>15.9495</text:p>
          </table:table-cell>
          <table:table-cell office:value-type="float" office:value="75.983999999999995" table:style-name="ce4">
            <text:p>75.984</text:p>
          </table:table-cell>
          <table:table-cell table:number-columns-repeated="16368"/>
        </table:table-row>
        <table:table-row table:style-name="ro1">
          <table:table-cell office:value-type="float" office:value="547" table:style-name="ce4">
            <text:p>547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Hoolgera</text:p>
          </table:table-cell>
          <table:table-cell office:value-type="string" table:style-name="ce3">
            <text:p>ಹೂಲಗೇ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638575388" table:style-name="ce4">
            <text:p>6638575388</text:p>
          </table:table-cell>
          <table:table-cell table:style-name="ce4"/>
          <table:table-cell office:value-type="string" table:style-name="ce4">
            <text:p>Siddavva Marigoudra<text:s text:c="5"/></text:p>
          </table:table-cell>
          <table:table-cell office:value-type="string" table:style-name="ce4">
            <text:p>CHO</text:p>
          </table:table-cell>
          <table:table-cell office:value-type="float" office:value="8971236588" table:style-name="ce4">
            <text:p>8971236588</text:p>
          </table:table-cell>
          <table:table-cell office:value-type="float" office:value="15.955399999999999" table:style-name="ce4">
            <text:p>15.9554</text:p>
          </table:table-cell>
          <table:table-cell office:value-type="float" office:value="76.055999999999997" table:style-name="ce4">
            <text:p>76.056</text:p>
          </table:table-cell>
          <table:table-cell table:number-columns-repeated="16368"/>
        </table:table-row>
        <table:table-row table:style-name="ro1">
          <table:table-cell office:value-type="float" office:value="548" table:style-name="ce4">
            <text:p>548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Tuggaldoi</text:p>
          </table:table-cell>
          <table:table-cell office:value-type="string" table:style-name="ce3">
            <text:p>ತುಗ್ಗಲ್ಡೊಯ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264311121" table:style-name="ce4">
            <text:p>3264311121</text:p>
          </table:table-cell>
          <table:table-cell table:style-name="ce4"/>
          <table:table-cell office:value-type="string" table:style-name="ce4">
            <text:p>Miss Manjula Silak<text:s text:c="5"/></text:p>
          </table:table-cell>
          <table:table-cell office:value-type="string" table:style-name="ce4">
            <text:p>CHO</text:p>
          </table:table-cell>
          <table:table-cell office:value-type="float" office:value="9900947130" table:style-name="ce4">
            <text:p>9900947130</text:p>
          </table:table-cell>
          <table:table-cell office:value-type="float" office:value="15.8912" table:style-name="ce4">
            <text:p>15.8912</text:p>
          </table:table-cell>
          <table:table-cell office:value-type="float" office:value="75.886700000000005" table:style-name="ce4">
            <text:p>75.8867</text:p>
          </table:table-cell>
          <table:table-cell table:number-columns-repeated="16368"/>
        </table:table-row>
        <table:table-row table:style-name="ro1">
          <table:table-cell office:value-type="float" office:value="549" table:style-name="ce4">
            <text:p>549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Huliyapur</text:p>
          </table:table-cell>
          <table:table-cell office:value-type="string" table:style-name="ce3">
            <text:p>ಹುಳಿಯ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76727279" table:style-name="ce4">
            <text:p>4376727279</text:p>
          </table:table-cell>
          <table:table-cell table:style-name="ce4"/>
          <table:table-cell office:value-type="string" table:style-name="ce4">
            <text:p>Devamma<text:s text:c="3"/></text:p>
          </table:table-cell>
          <table:table-cell office:value-type="string" table:style-name="ce4">
            <text:p>CHO</text:p>
          </table:table-cell>
          <table:table-cell office:value-type="float" office:value="8217775970" table:style-name="ce4">
            <text:p>8217775970</text:p>
          </table:table-cell>
          <table:table-cell office:value-type="float" office:value="15.660600000000001" table:style-name="ce4">
            <text:p>15.6606</text:p>
          </table:table-cell>
          <table:table-cell office:value-type="float" office:value="76.391000000000005" table:style-name="ce4">
            <text:p>76.391</text:p>
          </table:table-cell>
          <table:table-cell table:number-columns-repeated="16368"/>
        </table:table-row>
        <table:table-row table:style-name="ro1">
          <table:table-cell office:value-type="float" office:value="550" table:style-name="ce4">
            <text:p>550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Navalhalli</text:p>
          </table:table-cell>
          <table:table-cell office:value-type="string" table:style-name="ce3">
            <text:p>ನವಲ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456715513" table:style-name="ce4">
            <text:p>1456715513</text:p>
          </table:table-cell>
          <table:table-cell table:style-name="ce4"/>
          <table:table-cell office:value-type="string" table:style-name="ce4">
            <text:p>MR Manjunath<text:s text:c="6"/></text:p>
          </table:table-cell>
          <table:table-cell office:value-type="string" table:style-name="ce4">
            <text:p>CHO</text:p>
          </table:table-cell>
          <table:table-cell office:value-type="float" office:value="9980798592" table:style-name="ce4">
            <text:p>9980798592</text:p>
          </table:table-cell>
          <table:table-cell office:value-type="float" office:value="15.7713" table:style-name="ce4">
            <text:p>15.7713</text:p>
          </table:table-cell>
          <table:table-cell office:value-type="float" office:value="76.329700000000003" table:style-name="ce4">
            <text:p>76.3297</text:p>
          </table:table-cell>
          <table:table-cell table:number-columns-repeated="16368"/>
        </table:table-row>
        <table:table-row table:style-name="ro1">
          <table:table-cell office:value-type="float" office:value="551" table:style-name="ce4">
            <text:p>551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Nidasheshi</text:p>
          </table:table-cell>
          <table:table-cell office:value-type="string" table:style-name="ce3">
            <text:p>ನಿಡಶೇಷ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64144675" table:style-name="ce4">
            <text:p>3764144675</text:p>
          </table:table-cell>
          <table:table-cell table:style-name="ce4"/>
          <table:table-cell office:value-type="string" table:style-name="ce4">
            <text:p>Poornima<text:s text:c="6"/></text:p>
          </table:table-cell>
          <table:table-cell office:value-type="string" table:style-name="ce4">
            <text:p>CHO</text:p>
          </table:table-cell>
          <table:table-cell office:value-type="float" office:value="7619642544" table:style-name="ce4">
            <text:p>7619642544</text:p>
          </table:table-cell>
          <table:table-cell office:value-type="float" office:value="15.7667" table:style-name="ce4">
            <text:p>15.7667</text:p>
          </table:table-cell>
          <table:table-cell office:value-type="float" office:value="76.167400000000001" table:style-name="ce4">
            <text:p>76.1674</text:p>
          </table:table-cell>
          <table:table-cell table:number-columns-repeated="16368"/>
        </table:table-row>
        <table:table-row table:style-name="ro1">
          <table:table-cell office:value-type="float" office:value="552" table:style-name="ce4">
            <text:p>552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K Bodur</text:p>
          </table:table-cell>
          <table:table-cell office:value-type="string" table:style-name="ce3">
            <text:p>ಕೆ ಬೋದ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668763540" table:style-name="ce4">
            <text:p>6668763540</text:p>
          </table:table-cell>
          <table:table-cell table:style-name="ce4"/>
          <table:table-cell office:value-type="string" table:style-name="ce4">
            <text:p>Nagesh<text:s text:c="6"/></text:p>
          </table:table-cell>
          <table:table-cell office:value-type="string" table:style-name="ce4">
            <text:p>CHO</text:p>
          </table:table-cell>
          <table:table-cell office:value-type="float" office:value="9591706118" table:style-name="ce4">
            <text:p>9591706118</text:p>
          </table:table-cell>
          <table:table-cell office:value-type="float" office:value="15.8253" table:style-name="ce4">
            <text:p>15.8253</text:p>
          </table:table-cell>
          <table:table-cell office:value-type="float" office:value="76.183800000000005" table:style-name="ce4">
            <text:p>76.1838</text:p>
          </table:table-cell>
          <table:table-cell table:number-columns-repeated="16368"/>
        </table:table-row>
        <table:table-row table:style-name="ro1">
          <table:table-cell office:value-type="float" office:value="553" table:style-name="ce4">
            <text:p>553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Kyadiguppa</text:p>
          </table:table-cell>
          <table:table-cell office:value-type="string" table:style-name="ce3">
            <text:p>ಕ್ಯಾಡಿಗುಪ್ಪ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22785771" table:style-name="ce4">
            <text:p>6422785771</text:p>
          </table:table-cell>
          <table:table-cell table:style-name="ce4"/>
          <table:table-cell office:value-type="string" table:style-name="ce4">
            <text:p>Devaraj<text:s text:c="5"/></text:p>
          </table:table-cell>
          <table:table-cell office:value-type="string" table:style-name="ce4">
            <text:p>CHO</text:p>
          </table:table-cell>
          <table:table-cell office:value-type="float" office:value="9632925150" table:style-name="ce4">
            <text:p>9632925150</text:p>
          </table:table-cell>
          <table:table-cell office:value-type="float" office:value="15.8985" table:style-name="ce4">
            <text:p>15.8985</text:p>
          </table:table-cell>
          <table:table-cell office:value-type="float" office:value="76.165700000000001" table:style-name="ce4">
            <text:p>76.1657</text:p>
          </table:table-cell>
          <table:table-cell table:number-columns-repeated="16368"/>
        </table:table-row>
        <table:table-row table:style-name="ro1">
          <table:table-cell office:value-type="float" office:value="554" table:style-name="ce4">
            <text:p>554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Mudenoor</text:p>
          </table:table-cell>
          <table:table-cell office:value-type="string" table:style-name="ce3">
            <text:p>ಮುದೇ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464464641" table:style-name="ce4">
            <text:p>1464464641</text:p>
          </table:table-cell>
          <table:table-cell table:style-name="ce4"/>
          <table:table-cell office:value-type="string" table:style-name="ce4">
            <text:p>Pratibha<text:s text:c="6"/></text:p>
          </table:table-cell>
          <table:table-cell office:value-type="string" table:style-name="ce4">
            <text:p>CHO</text:p>
          </table:table-cell>
          <table:table-cell office:value-type="float" office:value="7975119606" table:style-name="ce4">
            <text:p>7975119606</text:p>
          </table:table-cell>
          <table:table-cell office:value-type="float" office:value="15.8903" table:style-name="ce4">
            <text:p>15.8903</text:p>
          </table:table-cell>
          <table:table-cell office:value-type="float" office:value="76.296899999999994" table:style-name="ce4">
            <text:p>76.2969</text:p>
          </table:table-cell>
          <table:table-cell table:number-columns-repeated="16368"/>
        </table:table-row>
        <table:table-row table:style-name="ro1">
          <table:table-cell office:value-type="float" office:value="555" table:style-name="ce4">
            <text:p>555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Mainalli</text:p>
          </table:table-cell>
          <table:table-cell office:value-type="string" table:style-name="ce3">
            <text:p>ಮೈನ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84118736" table:style-name="ce4">
            <text:p>3484118736</text:p>
          </table:table-cell>
          <table:table-cell table:style-name="ce4"/>
          <table:table-cell office:value-type="string" table:style-name="ce4">
            <text:p>Savitri<text:s text:c="5"/></text:p>
          </table:table-cell>
          <table:table-cell office:value-type="string" table:style-name="ce4">
            <text:p>CHO</text:p>
          </table:table-cell>
          <table:table-cell office:value-type="float" office:value="8861242476" table:style-name="ce4">
            <text:p>8861242476</text:p>
          </table:table-cell>
          <table:table-cell office:value-type="float" office:value="15.282500000000001" table:style-name="ce4">
            <text:p>15.2825</text:p>
          </table:table-cell>
          <table:table-cell office:value-type="float" office:value="76.0518" table:style-name="ce4">
            <text:p>76.0518</text:p>
          </table:table-cell>
          <table:table-cell table:number-columns-repeated="16368"/>
        </table:table-row>
        <table:table-row table:style-name="ro1">
          <table:table-cell office:value-type="float" office:value="556" table:style-name="ce4">
            <text:p>556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nakeri</text:p>
          </table:table-cell>
          <table:table-cell office:value-type="string" table:style-name="ce3">
            <text:p>ಕುಣಕ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335348284" table:style-name="ce4">
            <text:p>3335348284</text:p>
          </table:table-cell>
          <table:table-cell table:style-name="ce4"/>
          <table:table-cell office:value-type="string" table:style-name="ce4">
            <text:p>Padmavati<text:s text:c="5"/></text:p>
          </table:table-cell>
          <table:table-cell office:value-type="string" table:style-name="ce4">
            <text:p>CHO</text:p>
          </table:table-cell>
          <table:table-cell office:value-type="float" office:value="9901422417" table:style-name="ce4">
            <text:p>9901422417</text:p>
          </table:table-cell>
          <table:table-cell office:value-type="float" office:value="15.2852" table:style-name="ce4">
            <text:p>15.2852</text:p>
          </table:table-cell>
          <table:table-cell office:value-type="float" office:value="76.212599999999995" table:style-name="ce4">
            <text:p>76.2126</text:p>
          </table:table-cell>
          <table:table-cell table:number-columns-repeated="16368"/>
        </table:table-row>
        <table:table-row table:style-name="ro1">
          <table:table-cell office:value-type="float" office:value="557" table:style-name="ce4">
            <text:p>557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arkihalli</text:p>
          </table:table-cell>
          <table:table-cell office:value-type="string" table:style-name="ce3">
            <text:p>ಕರ್ಕಿ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214355152" table:style-name="ce4">
            <text:p>3214355152</text:p>
          </table:table-cell>
          <table:table-cell table:style-name="ce4"/>
          <table:table-cell office:value-type="string" table:style-name="ce4">
            <text:p>Naveen Naik<text:s text:c="5"/></text:p>
          </table:table-cell>
          <table:table-cell office:value-type="string" table:style-name="ce4">
            <text:p>CHO</text:p>
          </table:table-cell>
          <table:table-cell office:value-type="float" office:value="8050034501" table:style-name="ce4">
            <text:p>8050034501</text:p>
          </table:table-cell>
          <table:table-cell office:value-type="float" office:value="15.254200000000001" table:style-name="ce4">
            <text:p>15.2542</text:p>
          </table:table-cell>
          <table:table-cell office:value-type="float" office:value="76.246899999999997" table:style-name="ce4">
            <text:p>76.2469</text:p>
          </table:table-cell>
          <table:table-cell table:number-columns-repeated="16368"/>
        </table:table-row>
        <table:table-row table:style-name="ro1">
          <table:table-cell office:value-type="float" office:value="558" table:style-name="ce4">
            <text:p>558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Budagumpa</text:p>
          </table:table-cell>
          <table:table-cell office:value-type="string" table:style-name="ce3">
            <text:p>ಬೂದಗುಂಪ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42327444" table:style-name="ce4">
            <text:p>7642327444</text:p>
          </table:table-cell>
          <table:table-cell table:style-name="ce4"/>
          <table:table-cell office:value-type="string" table:style-name="ce4">
            <text:p>Esther Eikos<text:s text:c="5"/></text:p>
          </table:table-cell>
          <table:table-cell office:value-type="string" table:style-name="ce4">
            <text:p>CHO</text:p>
          </table:table-cell>
          <table:table-cell office:value-type="float" office:value="7022899210" table:style-name="ce4">
            <text:p>7022899210</text:p>
          </table:table-cell>
          <table:table-cell office:value-type="float" office:value="15.5715" table:style-name="ce4">
            <text:p>15.5715</text:p>
          </table:table-cell>
          <table:table-cell office:value-type="float" office:value="76.698899999999995" table:style-name="ce4">
            <text:p>76.6989</text:p>
          </table:table-cell>
          <table:table-cell table:number-columns-repeated="16368"/>
        </table:table-row>
        <table:table-row table:style-name="ro1">
          <table:table-cell office:value-type="float" office:value="559" table:style-name="ce4">
            <text:p>559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Hosahalli</text:p>
          </table:table-cell>
          <table:table-cell office:value-type="string" table:style-name="ce3">
            <text:p>ಹೊಸ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421854862" table:style-name="ce4">
            <text:p>4421854862</text:p>
          </table:table-cell>
          <table:table-cell table:style-name="ce4"/>
          <table:table-cell office:value-type="string" table:style-name="ce4">
            <text:p>Gauramma Kamatar<text:s text:c="5"/></text:p>
          </table:table-cell>
          <table:table-cell office:value-type="string" table:style-name="ce4">
            <text:p>CHO</text:p>
          </table:table-cell>
          <table:table-cell office:value-type="float" office:value="8073067818" table:style-name="ce4">
            <text:p>8073067818</text:p>
          </table:table-cell>
          <table:table-cell office:value-type="float" office:value="15.3155" table:style-name="ce4">
            <text:p>15.3155</text:p>
          </table:table-cell>
          <table:table-cell office:value-type="float" office:value="76.313800000000001" table:style-name="ce4">
            <text:p>76.3138</text:p>
          </table:table-cell>
          <table:table-cell table:number-columns-repeated="16368"/>
        </table:table-row>
        <table:table-row table:style-name="ro1">
          <table:table-cell office:value-type="float" office:value="560" table:style-name="ce4">
            <text:p>560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Hasgal</text:p>
          </table:table-cell>
          <table:table-cell office:value-type="string" table:style-name="ce3">
            <text:p>ಹಸ್ಗ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668636373" table:style-name="ce4">
            <text:p>6668636373</text:p>
          </table:table-cell>
          <table:table-cell table:style-name="ce4"/>
          <table:table-cell office:value-type="string" table:style-name="ce4">
            <text:p>Manjunatha Kurubar<text:s text:c="5"/></text:p>
          </table:table-cell>
          <table:table-cell office:value-type="string" table:style-name="ce4">
            <text:p>CHO</text:p>
          </table:table-cell>
          <table:table-cell office:value-type="float" office:value="6360647740" table:style-name="ce4">
            <text:p>6360647740</text:p>
          </table:table-cell>
          <table:table-cell office:value-type="float" office:value="15.529199999999999" table:style-name="ce4">
            <text:p>15.5292</text:p>
          </table:table-cell>
          <table:table-cell office:value-type="float" office:value="76.295199999999994" table:style-name="ce4">
            <text:p>76.2952</text:p>
          </table:table-cell>
          <table:table-cell table:number-columns-repeated="16368"/>
        </table:table-row>
        <table:table-row table:style-name="ro1">
          <table:table-cell office:value-type="float" office:value="561" table:style-name="ce4">
            <text:p>561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Lebgera</text:p>
          </table:table-cell>
          <table:table-cell office:value-type="string" table:style-name="ce3">
            <text:p>ಲೆಬ್ಗೆ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138874171" table:style-name="ce4">
            <text:p>3138874171</text:p>
          </table:table-cell>
          <table:table-cell table:style-name="ce4"/>
          <table:table-cell office:value-type="string" table:style-name="ce4">
            <text:p>Savitri Ballari<text:s text:c="5"/></text:p>
          </table:table-cell>
          <table:table-cell office:value-type="string" table:style-name="ce4">
            <text:p>CHO</text:p>
          </table:table-cell>
          <table:table-cell office:value-type="float" office:value="6360178439" table:style-name="ce4">
            <text:p>6360178439</text:p>
          </table:table-cell>
          <table:table-cell office:value-type="float" office:value="15.4133" table:style-name="ce4">
            <text:p>15.4133</text:p>
          </table:table-cell>
          <table:table-cell office:value-type="float" office:value="76.1999" table:style-name="ce4">
            <text:p>76.1999</text:p>
          </table:table-cell>
          <table:table-cell table:number-columns-repeated="16368"/>
        </table:table-row>
        <table:table-row table:style-name="ro1">
          <table:table-cell office:value-type="float" office:value="562" table:style-name="ce4">
            <text:p>562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alkera</text:p>
          </table:table-cell>
          <table:table-cell office:value-type="string" table:style-name="ce3">
            <text:p>ಕಲಕೇ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873625281" table:style-name="ce4">
            <text:p>4873625281</text:p>
          </table:table-cell>
          <table:table-cell table:style-name="ce4"/>
          <table:table-cell office:value-type="string" table:style-name="ce4">
            <text:p>Surekha<text:s text:c="5"/></text:p>
          </table:table-cell>
          <table:table-cell office:value-type="string" table:style-name="ce4">
            <text:p>CHO</text:p>
          </table:table-cell>
          <table:table-cell office:value-type="float" office:value="8050201439" table:style-name="ce4">
            <text:p>8050201439</text:p>
          </table:table-cell>
          <table:table-cell office:value-type="float" office:value="15.427899999999999" table:style-name="ce4">
            <text:p>15.4279</text:p>
          </table:table-cell>
          <table:table-cell office:value-type="float" office:value="76.175399999999996" table:style-name="ce4">
            <text:p>76.1754</text:p>
          </table:table-cell>
          <table:table-cell table:number-columns-repeated="16368"/>
        </table:table-row>
        <table:table-row table:style-name="ro1">
          <table:table-cell office:value-type="float" office:value="563" table:style-name="ce4">
            <text:p>563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Bahadurbandi</text:p>
          </table:table-cell>
          <table:table-cell office:value-type="string" table:style-name="ce3">
            <text:p>ಬಹದ್ದೂರಬಂ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05406</text:p>
          </table:table-cell>
          <table:table-cell table:style-name="ce4"/>
          <table:table-cell office:value-type="string" table:style-name="ce4">
            <text:p>GaviSiddamma<text:s text:c="5"/></text:p>
          </table:table-cell>
          <table:table-cell office:value-type="string" table:style-name="ce4">
            <text:p>CHO</text:p>
          </table:table-cell>
          <table:table-cell office:value-type="float" office:value="6363191676" table:style-name="ce4">
            <text:p>636319167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64" table:style-name="ce4">
            <text:p>564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Somanal</text:p>
          </table:table-cell>
          <table:table-cell office:value-type="string" table:style-name="ce3">
            <text:p>ಸೋಮನ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172874386" table:style-name="ce4">
            <text:p>2172874386</text:p>
          </table:table-cell>
          <table:table-cell table:style-name="ce4"/>
          <table:table-cell office:value-type="string" table:style-name="ce4">
            <text:p>Anand<text:s text:c="5"/></text:p>
          </table:table-cell>
          <table:table-cell office:value-type="string" table:style-name="ce4">
            <text:p>CHO</text:p>
          </table:table-cell>
          <table:table-cell office:value-type="float" office:value="8553313736" table:style-name="ce4">
            <text:p>8553313736</text:p>
          </table:table-cell>
          <table:table-cell office:value-type="float" office:value="15.6235" table:style-name="ce4">
            <text:p>15.6235</text:p>
          </table:table-cell>
          <table:table-cell office:value-type="float" office:value="76.577399999999997" table:style-name="ce4">
            <text:p>76.5774</text:p>
          </table:table-cell>
          <table:table-cell table:number-columns-repeated="16368"/>
        </table:table-row>
        <table:table-row table:style-name="ro1">
          <table:table-cell office:value-type="float" office:value="565" table:style-name="ce4">
            <text:p>565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ngavathi</text:p>
          </table:table-cell>
          <table:table-cell office:value-type="string" table:style-name="ce3">
            <text:p>ಗಂಗಾವತಿ</text:p>
          </table:table-cell>
          <table:table-cell office:value-type="string" table:style-name="ce4">
            <text:p>Jeeral</text:p>
          </table:table-cell>
          <table:table-cell office:value-type="string" table:style-name="ce3">
            <text:p>ಜೀರ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05681</text:p>
          </table:table-cell>
          <table:table-cell table:style-name="ce4"/>
          <table:table-cell office:value-type="string" table:style-name="ce4">
            <text:p>Sharanabasava<text:s text:c="4"/></text:p>
          </table:table-cell>
          <table:table-cell office:value-type="string" table:style-name="ce4">
            <text:p>CHO</text:p>
          </table:table-cell>
          <table:table-cell office:value-type="float" office:value="8884631831" table:style-name="ce4">
            <text:p>888463183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66" table:style-name="ce4">
            <text:p>566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ngavathi</text:p>
          </table:table-cell>
          <table:table-cell office:value-type="string" table:style-name="ce3">
            <text:p>ಗಂಗಾವತಿ</text:p>
          </table:table-cell>
          <table:table-cell office:value-type="string" table:style-name="ce4">
            <text:p>Basarihal</text:p>
          </table:table-cell>
          <table:table-cell office:value-type="string" table:style-name="ce3">
            <text:p>ಬಸರಿಹ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348133425" table:style-name="ce4">
            <text:p>8348133425</text:p>
          </table:table-cell>
          <table:table-cell table:style-name="ce4"/>
          <table:table-cell office:value-type="string" table:style-name="ce4">
            <text:p>Hanumanthappa Muldi<text:s text:c="5"/></text:p>
          </table:table-cell>
          <table:table-cell office:value-type="string" table:style-name="ce4">
            <text:p>CHO</text:p>
          </table:table-cell>
          <table:table-cell office:value-type="float" office:value="8904374003" table:style-name="ce4">
            <text:p>8904374003</text:p>
          </table:table-cell>
          <table:table-cell office:value-type="float" office:value="15.595800000000001" table:style-name="ce4">
            <text:p>15.5958</text:p>
          </table:table-cell>
          <table:table-cell office:value-type="float" office:value="76.373000000000005" table:style-name="ce4">
            <text:p>76.373</text:p>
          </table:table-cell>
          <table:table-cell table:number-columns-repeated="16368"/>
        </table:table-row>
        <table:table-row table:style-name="ro1">
          <table:table-cell office:value-type="float" office:value="567" table:style-name="ce4">
            <text:p>567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ngavathi</text:p>
          </table:table-cell>
          <table:table-cell office:value-type="string" table:style-name="ce3">
            <text:p>ಗಂಗಾವತಿ</text:p>
          </table:table-cell>
          <table:table-cell office:value-type="string" table:style-name="ce4">
            <text:p>Somsagar</text:p>
          </table:table-cell>
          <table:table-cell office:value-type="string" table:style-name="ce3">
            <text:p>ಸೋಮಸಾಗ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17883861" table:style-name="ce4">
            <text:p>1617883861</text:p>
          </table:table-cell>
          <table:table-cell table:style-name="ce4"/>
          <table:table-cell office:value-type="string" table:style-name="ce4">
            <text:p>Balamma<text:s text:c="5"/></text:p>
          </table:table-cell>
          <table:table-cell office:value-type="string" table:style-name="ce4">
            <text:p>CHO</text:p>
          </table:table-cell>
          <table:table-cell office:value-type="float" office:value="8050452439" table:style-name="ce4">
            <text:p>8050452439</text:p>
          </table:table-cell>
          <table:table-cell office:value-type="float" office:value="15.574199999999999" table:style-name="ce4">
            <text:p>15.5742</text:p>
          </table:table-cell>
          <table:table-cell office:value-type="float" office:value="76.367099999999994" table:style-name="ce4">
            <text:p>76.3671</text:p>
          </table:table-cell>
          <table:table-cell table:number-columns-repeated="16368"/>
        </table:table-row>
        <table:table-row table:style-name="ro1">
          <table:table-cell office:value-type="float" office:value="568" table:style-name="ce4">
            <text:p>568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ngavathi</text:p>
          </table:table-cell>
          <table:table-cell office:value-type="string" table:style-name="ce3">
            <text:p>ಗಂಗಾವತಿ</text:p>
          </table:table-cell>
          <table:table-cell office:value-type="string" table:style-name="ce4">
            <text:p>Bevinal</text:p>
          </table:table-cell>
          <table:table-cell office:value-type="string" table:style-name="ce3">
            <text:p>ಬೆವಿನ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85284341" table:style-name="ce4">
            <text:p>7185284341</text:p>
          </table:table-cell>
          <table:table-cell table:style-name="ce4"/>
          <table:table-cell office:value-type="string" table:style-name="ce4">
            <text:p>Hanumappa Y Gurikar<text:s text:c="6"/></text:p>
          </table:table-cell>
          <table:table-cell office:value-type="string" table:style-name="ce4">
            <text:p>CHO</text:p>
          </table:table-cell>
          <table:table-cell office:value-type="float" office:value="9845856035" table:style-name="ce4">
            <text:p>9845856035</text:p>
          </table:table-cell>
          <table:table-cell office:value-type="float" office:value="15.624700000000001" table:style-name="ce4">
            <text:p>15.6247</text:p>
          </table:table-cell>
          <table:table-cell office:value-type="float" office:value="76.631299999999996" table:style-name="ce4">
            <text:p>76.6313</text:p>
          </table:table-cell>
          <table:table-cell table:number-columns-repeated="16368"/>
        </table:table-row>
        <table:table-row table:style-name="ro1">
          <table:table-cell office:value-type="float" office:value="569" table:style-name="ce4">
            <text:p>569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ngavathi</text:p>
          </table:table-cell>
          <table:table-cell office:value-type="string" table:style-name="ce3">
            <text:p>ಗಂಗಾವತಿ</text:p>
          </table:table-cell>
          <table:table-cell office:value-type="string" table:style-name="ce4">
            <text:p>Basavanadurga</text:p>
          </table:table-cell>
          <table:table-cell office:value-type="string" table:style-name="ce3">
            <text:p>ಬಸವನದುರ್ಗ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864474620" table:style-name="ce4">
            <text:p>1864474620</text:p>
          </table:table-cell>
          <table:table-cell table:style-name="ce4"/>
          <table:table-cell office:value-type="string" table:style-name="ce4">
            <text:p>Manju S/O DoreSwamy</text:p>
          </table:table-cell>
          <table:table-cell office:value-type="string" table:style-name="ce4">
            <text:p>CHO</text:p>
          </table:table-cell>
          <table:table-cell office:value-type="float" office:value="7899441757" table:style-name="ce4">
            <text:p>7899441757</text:p>
          </table:table-cell>
          <table:table-cell office:value-type="float" office:value="15.3665" table:style-name="ce4">
            <text:p>15.3665</text:p>
          </table:table-cell>
          <table:table-cell office:value-type="float" office:value="76.500699999999995" table:style-name="ce4">
            <text:p>76.5007</text:p>
          </table:table-cell>
          <table:table-cell table:number-columns-repeated="16368"/>
        </table:table-row>
        <table:table-row table:style-name="ro1">
          <table:table-cell office:value-type="float" office:value="570" table:style-name="ce4">
            <text:p>570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ngavathi</text:p>
          </table:table-cell>
          <table:table-cell office:value-type="string" table:style-name="ce3">
            <text:p>ಗಂಗಾವತಿ</text:p>
          </table:table-cell>
          <table:table-cell office:value-type="string" table:style-name="ce4">
            <text:p>Gunduru</text:p>
          </table:table-cell>
          <table:table-cell office:value-type="string" table:style-name="ce3">
            <text:p>ಗುಂಡ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212286211" table:style-name="ce4">
            <text:p>2212286211</text:p>
          </table:table-cell>
          <table:table-cell table:style-name="ce4"/>
          <table:table-cell office:value-type="string" table:style-name="ce4">
            <text:p>Parasappa<text:s text:c="5"/></text:p>
          </table:table-cell>
          <table:table-cell office:value-type="string" table:style-name="ce4">
            <text:p>CHO</text:p>
          </table:table-cell>
          <table:table-cell office:value-type="float" office:value="8618347240" table:style-name="ce4">
            <text:p>8618347240</text:p>
          </table:table-cell>
          <table:table-cell office:value-type="float" office:value="15.547499999999999" table:style-name="ce4">
            <text:p>15.5475</text:p>
          </table:table-cell>
          <table:table-cell office:value-type="float" office:value="76.599500000000006" table:style-name="ce4">
            <text:p>76.5995</text:p>
          </table:table-cell>
          <table:table-cell table:number-columns-repeated="16368"/>
        </table:table-row>
        <table:table-row table:style-name="ro1">
          <table:table-cell office:value-type="float" office:value="571" table:style-name="ce4">
            <text:p>571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ngavathi</text:p>
          </table:table-cell>
          <table:table-cell office:value-type="string" table:style-name="ce3">
            <text:p>ಗಂಗಾವತಿ</text:p>
          </table:table-cell>
          <table:table-cell office:value-type="string" table:style-name="ce4">
            <text:p>Marali</text:p>
          </table:table-cell>
          <table:table-cell office:value-type="string" table:style-name="ce3">
            <text:p>ಮಾರ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65547685" table:style-name="ce4">
            <text:p>4665547685</text:p>
          </table:table-cell>
          <table:table-cell table:style-name="ce4"/>
          <table:table-cell office:value-type="string" table:style-name="ce4">
            <text:p>Shobha Bjali<text:s text:c="5"/></text:p>
          </table:table-cell>
          <table:table-cell office:value-type="string" table:style-name="ce4">
            <text:p>CHO</text:p>
          </table:table-cell>
          <table:table-cell office:value-type="float" office:value="6361057877" table:style-name="ce4">
            <text:p>6361057877</text:p>
          </table:table-cell>
          <table:table-cell office:value-type="float" office:value="15.473100000000001" table:style-name="ce4">
            <text:p>15.4731</text:p>
          </table:table-cell>
          <table:table-cell office:value-type="float" office:value="76.575800000000001" table:style-name="ce4">
            <text:p>76.5758</text:p>
          </table:table-cell>
          <table:table-cell table:number-columns-repeated="16368"/>
        </table:table-row>
        <table:table-row table:style-name="ro1">
          <table:table-cell office:value-type="float" office:value="572" table:style-name="ce4">
            <text:p>572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ngavathi</text:p>
          </table:table-cell>
          <table:table-cell office:value-type="string" table:style-name="ce3">
            <text:p>ಗಂಗಾವತಿ</text:p>
          </table:table-cell>
          <table:table-cell office:value-type="string" table:style-name="ce4">
            <text:p>Basapattana</text:p>
          </table:table-cell>
          <table:table-cell office:value-type="string" table:style-name="ce3">
            <text:p>ಬಸಾಪಟ್ಟಣ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35285115" table:style-name="ce4">
            <text:p>1635285115</text:p>
          </table:table-cell>
          <table:table-cell table:style-name="ce4"/>
          <table:table-cell office:value-type="string" table:style-name="ce4">
            <text:p>Tabassum Sultana<text:s text:c="6"/></text:p>
          </table:table-cell>
          <table:table-cell office:value-type="string" table:style-name="ce4">
            <text:p>CHO</text:p>
          </table:table-cell>
          <table:table-cell office:value-type="float" office:value="9945549538" table:style-name="ce4">
            <text:p>9945549538</text:p>
          </table:table-cell>
          <table:table-cell office:value-type="float" office:value="15.4473" table:style-name="ce4">
            <text:p>15.4473</text:p>
          </table:table-cell>
          <table:table-cell office:value-type="float" office:value="76.481200000000001" table:style-name="ce4">
            <text:p>76.4812</text:p>
          </table:table-cell>
          <table:table-cell table:number-columns-repeated="16368"/>
        </table:table-row>
        <table:table-row table:style-name="ro1">
          <table:table-cell office:value-type="float" office:value="573" table:style-name="ce4">
            <text:p>573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ngavathi</text:p>
          </table:table-cell>
          <table:table-cell office:value-type="string" table:style-name="ce3">
            <text:p>ಗಂಗಾವತಿ</text:p>
          </table:table-cell>
          <table:table-cell office:value-type="string" table:style-name="ce4">
            <text:p>Chikkajanthkal</text:p>
          </table:table-cell>
          <table:table-cell office:value-type="string" table:style-name="ce3">
            <text:p>ಚಿಕ್ಕಜಂತ್ಕ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14828375" table:style-name="ce4">
            <text:p>5414828375</text:p>
          </table:table-cell>
          <table:table-cell table:style-name="ce4"/>
          <table:table-cell office:value-type="string" table:style-name="ce4">
            <text:p>Joythi K K<text:s text:c="5"/></text:p>
          </table:table-cell>
          <table:table-cell office:value-type="string" table:style-name="ce4">
            <text:p>CHO</text:p>
          </table:table-cell>
          <table:table-cell office:value-type="float" office:value="9845546068" table:style-name="ce4">
            <text:p>9845546068</text:p>
          </table:table-cell>
          <table:table-cell office:value-type="float" office:value="15.4313" table:style-name="ce4">
            <text:p>15.4313</text:p>
          </table:table-cell>
          <table:table-cell office:value-type="float" office:value="76.436599999999999" table:style-name="ce4">
            <text:p>76.4366</text:p>
          </table:table-cell>
          <table:table-cell table:number-columns-repeated="16368"/>
        </table:table-row>
        <table:table-row table:style-name="ro1">
          <table:table-cell office:value-type="float" office:value="574" table:style-name="ce4">
            <text:p>574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ngavathi</text:p>
          </table:table-cell>
          <table:table-cell office:value-type="string" table:style-name="ce3">
            <text:p>ಗಂಗಾವತಿ</text:p>
          </table:table-cell>
          <table:table-cell office:value-type="string" table:style-name="ce4">
            <text:p>Agoli</text:p>
          </table:table-cell>
          <table:table-cell office:value-type="string" table:style-name="ce3">
            <text:p>ಆಗೋ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867872232" table:style-name="ce4">
            <text:p>2867872232</text:p>
          </table:table-cell>
          <table:table-cell table:style-name="ce4"/>
          <table:table-cell office:value-type="string" table:style-name="ce4">
            <text:p>Mahesh Walikar<text:s text:c="5"/></text:p>
          </table:table-cell>
          <table:table-cell office:value-type="string" table:style-name="ce4">
            <text:p>CHO</text:p>
          </table:table-cell>
          <table:table-cell office:value-type="float" office:value="7259696188" table:style-name="ce4">
            <text:p>7259696188</text:p>
          </table:table-cell>
          <table:table-cell office:value-type="float" office:value="15.482200000000001" table:style-name="ce4">
            <text:p>15.4822</text:p>
          </table:table-cell>
          <table:table-cell office:value-type="float" office:value="76.387" table:style-name="ce4">
            <text:p>76.387</text:p>
          </table:table-cell>
          <table:table-cell table:number-columns-repeated="16368"/>
        </table:table-row>
        <table:table-row table:style-name="ro1">
          <table:table-cell office:value-type="float" office:value="575" table:style-name="ce4">
            <text:p>575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Karamudi</text:p>
          </table:table-cell>
          <table:table-cell office:value-type="string" table:style-name="ce3">
            <text:p>ಕರಮು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54586766" table:style-name="ce4">
            <text:p>6454586766</text:p>
          </table:table-cell>
          <table:table-cell table:style-name="ce4"/>
          <table:table-cell office:value-type="string" table:style-name="ce4">
            <text:p>Rakesh Budiger<text:s text:c="5"/></text:p>
          </table:table-cell>
          <table:table-cell office:value-type="string" table:style-name="ce4">
            <text:p>CHO</text:p>
          </table:table-cell>
          <table:table-cell office:value-type="float" office:value="9738800692" table:style-name="ce4">
            <text:p>9738800692</text:p>
          </table:table-cell>
          <table:table-cell office:value-type="float" office:value="15.625400000000001" table:style-name="ce4">
            <text:p>15.6254</text:p>
          </table:table-cell>
          <table:table-cell office:value-type="float" office:value="75.934700000000007" table:style-name="ce4">
            <text:p>75.9347</text:p>
          </table:table-cell>
          <table:table-cell table:number-columns-repeated="16368"/>
        </table:table-row>
        <table:table-row table:style-name="ro1">
          <table:table-cell office:value-type="float" office:value="576" table:style-name="ce4">
            <text:p>576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Mataldinni</text:p>
          </table:table-cell>
          <table:table-cell office:value-type="string" table:style-name="ce3">
            <text:p>ಮಾತಲದಿನ್ನ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265478445" table:style-name="ce4">
            <text:p>5265478445</text:p>
          </table:table-cell>
          <table:table-cell table:style-name="ce4"/>
          <table:table-cell office:value-type="string" table:style-name="ce4">
            <text:p>Mahesh Gudagi<text:s text:c="5"/></text:p>
          </table:table-cell>
          <table:table-cell office:value-type="string" table:style-name="ce4">
            <text:p>CHO</text:p>
          </table:table-cell>
          <table:table-cell office:value-type="float" office:value="9113532320" table:style-name="ce4">
            <text:p>9113532320</text:p>
          </table:table-cell>
          <table:table-cell office:value-type="float" office:value="15.655200000000001" table:style-name="ce4">
            <text:p>15.6552</text:p>
          </table:table-cell>
          <table:table-cell office:value-type="float" office:value="76.224500000000006" table:style-name="ce4">
            <text:p>76.2245</text:p>
          </table:table-cell>
          <table:table-cell table:number-columns-repeated="16368"/>
        </table:table-row>
        <table:table-row table:style-name="ro1">
          <table:table-cell office:value-type="float" office:value="577" table:style-name="ce4">
            <text:p>577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ngavathi</text:p>
          </table:table-cell>
          <table:table-cell office:value-type="string" table:style-name="ce3">
            <text:p>ಗಂಗಾವತಿ</text:p>
          </table:table-cell>
          <table:table-cell office:value-type="string" table:style-name="ce4">
            <text:p>Jangamar Kalgodi</text:p>
          </table:table-cell>
          <table:table-cell office:value-type="string" table:style-name="ce3">
            <text:p>ಜಂಗಮರ ಕಲ್ಗೋ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05064</text:p>
          </table:table-cell>
          <table:table-cell table:style-name="ce4"/>
          <table:table-cell office:value-type="string" table:style-name="ce4">
            <text:p>Durgesh</text:p>
          </table:table-cell>
          <table:table-cell office:value-type="string" table:style-name="ce4">
            <text:p>CHO</text:p>
          </table:table-cell>
          <table:table-cell office:value-type="float" office:value="8722460080" table:style-name="ce4">
            <text:p>872246008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78" table:style-name="ce4">
            <text:p>578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Yerehanchinal</text:p>
          </table:table-cell>
          <table:table-cell office:value-type="string" table:style-name="ce3">
            <text:p>ಯೆರೆಹಂಚಿನ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55477842" table:style-name="ce4">
            <text:p>7155477842</text:p>
          </table:table-cell>
          <table:table-cell table:style-name="ce4"/>
          <table:table-cell office:value-type="string" table:style-name="ce4">
            <text:p>Faruqh Yaligar<text:s text:c="5"/></text:p>
          </table:table-cell>
          <table:table-cell office:value-type="string" table:style-name="ce4">
            <text:p>CHO</text:p>
          </table:table-cell>
          <table:table-cell office:value-type="float" office:value="9986826571" table:style-name="ce4">
            <text:p>998682657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79" table:style-name="ce4">
            <text:p>579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Sanknur</text:p>
          </table:table-cell>
          <table:table-cell office:value-type="string" table:style-name="ce3">
            <text:p>ಸಂಕ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615146616" table:style-name="ce4">
            <text:p>2615146616</text:p>
          </table:table-cell>
          <table:table-cell table:style-name="ce4"/>
          <table:table-cell office:value-type="string" table:style-name="ce4">
            <text:p>Jagadeesh<text:s/></text:p>
          </table:table-cell>
          <table:table-cell office:value-type="string" table:style-name="ce4">
            <text:p>CHO</text:p>
          </table:table-cell>
          <table:table-cell office:value-type="float" office:value="8050334090" table:style-name="ce4">
            <text:p>8050334090</text:p>
          </table:table-cell>
          <table:table-cell office:value-type="float" office:value="15.702999999999999" table:style-name="ce4">
            <text:p>15.703</text:p>
          </table:table-cell>
          <table:table-cell office:value-type="float" office:value="75.883499999999998" table:style-name="ce4">
            <text:p>75.8835</text:p>
          </table:table-cell>
          <table:table-cell table:number-columns-repeated="16368"/>
        </table:table-row>
        <table:table-row table:style-name="ro1">
          <table:table-cell office:value-type="float" office:value="580" table:style-name="ce4">
            <text:p>580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Sanapura</text:p>
          </table:table-cell>
          <table:table-cell office:value-type="string" table:style-name="ce3">
            <text:p>ಸಣ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46637258" table:style-name="ce4">
            <text:p>8746637258</text:p>
          </table:table-cell>
          <table:table-cell table:style-name="ce4"/>
          <table:table-cell office:value-type="string" table:style-name="ce4">
            <text:p>Balamma H<text:s text:c="5"/></text:p>
          </table:table-cell>
          <table:table-cell office:value-type="string" table:style-name="ce4">
            <text:p>CHO</text:p>
          </table:table-cell>
          <table:table-cell office:value-type="float" office:value="7829445771" table:style-name="ce4">
            <text:p>7829445771</text:p>
          </table:table-cell>
          <table:table-cell office:value-type="float" office:value="15.3485" table:style-name="ce4">
            <text:p>15.3485</text:p>
          </table:table-cell>
          <table:table-cell office:value-type="float" office:value="76.440299999999993" table:style-name="ce4">
            <text:p>76.4403</text:p>
          </table:table-cell>
          <table:table-cell table:number-columns-repeated="16368"/>
        </table:table-row>
        <table:table-row table:style-name="ro1">
          <table:table-cell office:value-type="float" office:value="581" table:style-name="ce4">
            <text:p>581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Benakanal</text:p>
          </table:table-cell>
          <table:table-cell office:value-type="string" table:style-name="ce3">
            <text:p>ಬೆನಕನ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267654749" table:style-name="ce4">
            <text:p>4267654749</text:p>
          </table:table-cell>
          <table:table-cell table:style-name="ce4"/>
          <table:table-cell office:value-type="string" table:style-name="ce4">
            <text:p>Mr Prashant Bennur<text:s text:c="3"/></text:p>
          </table:table-cell>
          <table:table-cell office:value-type="string" table:style-name="ce4">
            <text:p>CHO</text:p>
          </table:table-cell>
          <table:table-cell office:value-type="float" office:value="9740824821" table:style-name="ce4">
            <text:p>9740824821</text:p>
          </table:table-cell>
          <table:table-cell office:value-type="float" office:value="15.8156" table:style-name="ce4">
            <text:p>15.8156</text:p>
          </table:table-cell>
          <table:table-cell office:value-type="float" office:value="76.004499999999993" table:style-name="ce4">
            <text:p>76.0045</text:p>
          </table:table-cell>
          <table:table-cell table:number-columns-repeated="16368"/>
        </table:table-row>
        <table:table-row table:style-name="ro1">
          <table:table-cell office:value-type="float" office:value="582" table:style-name="ce4">
            <text:p>582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Mangalore B</text:p>
          </table:table-cell>
          <table:table-cell office:value-type="string" table:style-name="ce3">
            <text:p>ಮಂಗಳೂರು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211328172" table:style-name="ce4">
            <text:p>1211328172</text:p>
          </table:table-cell>
          <table:table-cell table:style-name="ce4"/>
          <table:table-cell office:value-type="string" table:style-name="ce4">
            <text:p>Joythi M<text:s text:c="3"/></text:p>
          </table:table-cell>
          <table:table-cell office:value-type="string" table:style-name="ce4">
            <text:p>CHO</text:p>
          </table:table-cell>
          <table:table-cell office:value-type="float" office:value="8105515140" table:style-name="ce4">
            <text:p>810551514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83" table:style-name="ce4">
            <text:p>583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Hiremannapur</text:p>
          </table:table-cell>
          <table:table-cell office:value-type="string" table:style-name="ce3">
            <text:p>ಹಿರೇಮನ್ನ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638457819" table:style-name="ce4">
            <text:p>6638457819</text:p>
          </table:table-cell>
          <table:table-cell table:style-name="ce4"/>
          <table:table-cell office:value-type="string" table:style-name="ce4">
            <text:p>Shivaleela H Sannagoudra<text:s text:c="6"/></text:p>
          </table:table-cell>
          <table:table-cell office:value-type="string" table:style-name="ce4">
            <text:p>CHO</text:p>
          </table:table-cell>
          <table:table-cell office:value-type="float" office:value="6363990837" table:style-name="ce4">
            <text:p>6363990837</text:p>
          </table:table-cell>
          <table:table-cell office:value-type="float" office:value="15.7659" table:style-name="ce4">
            <text:p>15.7659</text:p>
          </table:table-cell>
          <table:table-cell office:value-type="float" office:value="76.278999999999996" table:style-name="ce4">
            <text:p>76.279</text:p>
          </table:table-cell>
          <table:table-cell table:number-columns-repeated="16368"/>
        </table:table-row>
        <table:table-row table:style-name="ro1">
          <table:table-cell office:value-type="float" office:value="584" table:style-name="ce4">
            <text:p>584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rjnal</text:p>
          </table:table-cell>
          <table:table-cell office:value-type="string" table:style-name="ce3">
            <text:p>ಗರ್ಜ್ನ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67875560" table:style-name="ce4">
            <text:p>6467875560</text:p>
          </table:table-cell>
          <table:table-cell table:style-name="ce4"/>
          <table:table-cell office:value-type="string" table:style-name="ce4">
            <text:p>Gundappa<text:s text:c="5"/></text:p>
          </table:table-cell>
          <table:table-cell office:value-type="string" table:style-name="ce4">
            <text:p>CHO</text:p>
          </table:table-cell>
          <table:table-cell office:value-type="float" office:value="8105751516" table:style-name="ce4">
            <text:p>8105751516</text:p>
          </table:table-cell>
          <table:table-cell office:value-type="float" office:value="15.8302" table:style-name="ce4">
            <text:p>15.8302</text:p>
          </table:table-cell>
          <table:table-cell office:value-type="float" office:value="76.409000000000006" table:style-name="ce4">
            <text:p>76.409</text:p>
          </table:table-cell>
          <table:table-cell table:number-columns-repeated="16368"/>
        </table:table-row>
        <table:table-row table:style-name="ro1">
          <table:table-cell office:value-type="float" office:value="585" table:style-name="ce4">
            <text:p>585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Belagatta</text:p>
          </table:table-cell>
          <table:table-cell office:value-type="string" table:style-name="ce3">
            <text:p>ಬೆಳಗಟ್ಟ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78563729" table:style-name="ce4">
            <text:p>4678563729</text:p>
          </table:table-cell>
          <table:table-cell table:style-name="ce4"/>
          <table:table-cell office:value-type="string" table:style-name="ce4">
            <text:p>Yallavva<text:s text:c="6"/></text:p>
          </table:table-cell>
          <table:table-cell office:value-type="string" table:style-name="ce4">
            <text:p>CHO</text:p>
          </table:table-cell>
          <table:table-cell office:value-type="float" office:value="9035042882" table:style-name="ce4">
            <text:p>9035042882</text:p>
          </table:table-cell>
          <table:table-cell office:value-type="float" office:value="15.213100000000001" table:style-name="ce4">
            <text:p>15.2131</text:p>
          </table:table-cell>
          <table:table-cell office:value-type="float" office:value="75.9255" table:style-name="ce4">
            <text:p>75.9255</text:p>
          </table:table-cell>
          <table:table-cell table:number-columns-repeated="16368"/>
        </table:table-row>
        <table:table-row table:style-name="ro1">
          <table:table-cell office:value-type="float" office:value="586" table:style-name="ce4">
            <text:p>586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Basapura</text:p>
          </table:table-cell>
          <table:table-cell office:value-type="string" table:style-name="ce3">
            <text:p>ಬಸ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846232482" table:style-name="ce4">
            <text:p>2846232482</text:p>
          </table:table-cell>
          <table:table-cell table:style-name="ce4"/>
          <table:table-cell office:value-type="string" table:style-name="ce4">
            <text:p>Soniya<text:s text:c="5"/></text:p>
          </table:table-cell>
          <table:table-cell office:value-type="string" table:style-name="ce4">
            <text:p>CHO</text:p>
          </table:table-cell>
          <table:table-cell office:value-type="float" office:value="9880205407" table:style-name="ce4">
            <text:p>9880205407</text:p>
          </table:table-cell>
          <table:table-cell office:value-type="float" office:value="15.3537" table:style-name="ce4">
            <text:p>15.3537</text:p>
          </table:table-cell>
          <table:table-cell office:value-type="float" office:value="76.399699999999996" table:style-name="ce4">
            <text:p>76.3997</text:p>
          </table:table-cell>
          <table:table-cell table:number-columns-repeated="16368"/>
        </table:table-row>
        <table:table-row table:style-name="ro1">
          <table:table-cell office:value-type="float" office:value="587" table:style-name="ce4">
            <text:p>587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ngavathi</text:p>
          </table:table-cell>
          <table:table-cell office:value-type="string" table:style-name="ce3">
            <text:p>ಗಂಗಾವತಿ</text:p>
          </table:table-cell>
          <table:table-cell office:value-type="string" table:style-name="ce4">
            <text:p>Karadoni</text:p>
          </table:table-cell>
          <table:table-cell office:value-type="string" table:style-name="ce3">
            <text:p>ಕರಡೋನ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05665</text:p>
          </table:table-cell>
          <table:table-cell table:style-name="ce4"/>
          <table:table-cell office:value-type="string" table:style-name="ce4">
            <text:p>Hanamavva<text:s text:c="5"/></text:p>
          </table:table-cell>
          <table:table-cell office:value-type="string" table:style-name="ce4">
            <text:p>CHO</text:p>
          </table:table-cell>
          <table:table-cell office:value-type="float" office:value="7259452916" table:style-name="ce4">
            <text:p>725945291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88" table:style-name="ce4">
            <text:p>588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Hatti</text:p>
          </table:table-cell>
          <table:table-cell office:value-type="string" table:style-name="ce3">
            <text:p>ಹ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512252444" table:style-name="ce4">
            <text:p>1512252444</text:p>
          </table:table-cell>
          <table:table-cell table:style-name="ce4"/>
          <table:table-cell office:value-type="string" table:style-name="ce4">
            <text:p>Asma<text:s text:c="5"/></text:p>
          </table:table-cell>
          <table:table-cell office:value-type="string" table:style-name="ce4">
            <text:p>CHO</text:p>
          </table:table-cell>
          <table:table-cell office:value-type="float" office:value="9611604938" table:style-name="ce4">
            <text:p>9611604938</text:p>
          </table:table-cell>
          <table:table-cell office:value-type="float" office:value="15.216200000000001" table:style-name="ce4">
            <text:p>15.2162</text:p>
          </table:table-cell>
          <table:table-cell office:value-type="float" office:value="75.935400000000001" table:style-name="ce4">
            <text:p>75.9354</text:p>
          </table:table-cell>
          <table:table-cell table:number-columns-repeated="16368"/>
        </table:table-row>
        <table:table-row table:style-name="ro1">
          <table:table-cell office:value-type="float" office:value="589" table:style-name="ce4">
            <text:p>589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Bijkal</text:p>
          </table:table-cell>
          <table:table-cell office:value-type="string" table:style-name="ce3">
            <text:p>ಬಿಜಕ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53723280" table:style-name="ce4">
            <text:p>8753723280</text:p>
          </table:table-cell>
          <table:table-cell table:style-name="ce4"/>
          <table:table-cell office:value-type="string" table:style-name="ce4">
            <text:p>Ratna<text:s text:c="5"/></text:p>
          </table:table-cell>
          <table:table-cell office:value-type="string" table:style-name="ce4">
            <text:p>CHO</text:p>
          </table:table-cell>
          <table:table-cell office:value-type="float" office:value="6360088083" table:style-name="ce4">
            <text:p>6360088083</text:p>
          </table:table-cell>
          <table:table-cell office:value-type="float" office:value="15.8209" table:style-name="ce4">
            <text:p>15.8209</text:p>
          </table:table-cell>
          <table:table-cell office:value-type="float" office:value="76.204099999999997" table:style-name="ce4">
            <text:p>76.2041</text:p>
          </table:table-cell>
          <table:table-cell table:number-columns-repeated="16368"/>
        </table:table-row>
        <table:table-row table:style-name="ro1">
          <table:table-cell office:value-type="float" office:value="590" table:style-name="ce4">
            <text:p>590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ngavathi</text:p>
          </table:table-cell>
          <table:table-cell office:value-type="string" table:style-name="ce3">
            <text:p>ಗಂಗಾವತಿ</text:p>
          </table:table-cell>
          <table:table-cell office:value-type="string" table:style-name="ce4">
            <text:p>Hanwal</text:p>
          </table:table-cell>
          <table:table-cell office:value-type="string" table:style-name="ce3">
            <text:p>ಹನ್ವ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45268280" table:style-name="ce4">
            <text:p>4345268280</text:p>
          </table:table-cell>
          <table:table-cell table:style-name="ce4"/>
          <table:table-cell office:value-type="string" table:style-name="ce4">
            <text:p>Amrutha H B <text:s text:c="2"/>PHCO<text:s/></text:p>
          </table:table-cell>
          <table:table-cell office:value-type="string" table:style-name="ce4">
            <text:p>CHO</text:p>
          </table:table-cell>
          <table:table-cell office:value-type="float" office:value="6361438402" table:style-name="ce4">
            <text:p>6361438402</text:p>
          </table:table-cell>
          <table:table-cell office:value-type="float" office:value="15.511200000000001" table:style-name="ce4">
            <text:p>15.5112</text:p>
          </table:table-cell>
          <table:table-cell office:value-type="float" office:value="76.541600000000003" table:style-name="ce4">
            <text:p>76.5416</text:p>
          </table:table-cell>
          <table:table-cell table:number-columns-repeated="16368"/>
        </table:table-row>
        <table:table-row table:style-name="ro1">
          <table:table-cell office:value-type="float" office:value="591" table:style-name="ce4">
            <text:p>591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Kudrimoti</text:p>
          </table:table-cell>
          <table:table-cell office:value-type="string" table:style-name="ce3">
            <text:p>ಕುದರಿಮೋ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425828634" table:style-name="ce4">
            <text:p>7425828634</text:p>
          </table:table-cell>
          <table:table-cell table:style-name="ce4"/>
          <table:table-cell office:value-type="string" table:style-name="ce4">
            <text:p>Lakshmi Gangappa Kasali<text:s text:c="5"/></text:p>
          </table:table-cell>
          <table:table-cell office:value-type="string" table:style-name="ce4">
            <text:p>CHO</text:p>
          </table:table-cell>
          <table:table-cell office:value-type="float" office:value="7624886336" table:style-name="ce4">
            <text:p>7624886336</text:p>
          </table:table-cell>
          <table:table-cell office:value-type="float" office:value="15.5153" table:style-name="ce4">
            <text:p>15.5153</text:p>
          </table:table-cell>
          <table:table-cell office:value-type="float" office:value="76.193600000000004" table:style-name="ce4">
            <text:p>76.1936</text:p>
          </table:table-cell>
          <table:table-cell table:number-columns-repeated="16368"/>
        </table:table-row>
        <table:table-row table:style-name="ro1">
          <table:table-cell office:value-type="float" office:value="592" table:style-name="ce4">
            <text:p>592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Bochnahalli</text:p>
          </table:table-cell>
          <table:table-cell office:value-type="string" table:style-name="ce3">
            <text:p>ಬೋಚ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275744387" table:style-name="ce4">
            <text:p>2275744387</text:p>
          </table:table-cell>
          <table:table-cell table:style-name="ce4"/>
          <table:table-cell office:value-type="string" table:style-name="ce4">
            <text:p>Rajeshwari <text:s text:c="3"/>PHCO<text:s/></text:p>
          </table:table-cell>
          <table:table-cell office:value-type="string" table:style-name="ce4">
            <text:p>CHO</text:p>
          </table:table-cell>
          <table:table-cell office:value-type="float" office:value="8105156204" table:style-name="ce4">
            <text:p>8105156204</text:p>
          </table:table-cell>
          <table:table-cell office:value-type="float" office:value="15.1914" table:style-name="ce4">
            <text:p>15.1914</text:p>
          </table:table-cell>
          <table:table-cell office:value-type="float" office:value="76.009500000000003" table:style-name="ce4">
            <text:p>76.0095</text:p>
          </table:table-cell>
          <table:table-cell table:number-columns-repeated="16368"/>
        </table:table-row>
        <table:table-row table:style-name="ro1">
          <table:table-cell office:value-type="float" office:value="593" table:style-name="ce4">
            <text:p>593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Agalkera</text:p>
          </table:table-cell>
          <table:table-cell office:value-type="string" table:style-name="ce3">
            <text:p>ಅಗಳಕೇ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384388227" table:style-name="ce4">
            <text:p>1384388227</text:p>
          </table:table-cell>
          <table:table-cell table:style-name="ce4"/>
          <table:table-cell office:value-type="string" table:style-name="ce4">
            <text:p>Kamina A N<text:s text:c="6"/></text:p>
          </table:table-cell>
          <table:table-cell office:value-type="string" table:style-name="ce4">
            <text:p>CHO</text:p>
          </table:table-cell>
          <table:table-cell office:value-type="float" office:value="7483018196" table:style-name="ce4">
            <text:p>7483018196</text:p>
          </table:table-cell>
          <table:table-cell office:value-type="float" office:value="15.3383" table:style-name="ce4">
            <text:p>15.3383</text:p>
          </table:table-cell>
          <table:table-cell office:value-type="float" office:value="76.326300000000003" table:style-name="ce4">
            <text:p>76.3263</text:p>
          </table:table-cell>
          <table:table-cell table:number-columns-repeated="16368"/>
        </table:table-row>
        <table:table-row table:style-name="ro1">
          <table:table-cell office:value-type="float" office:value="594" table:style-name="ce4">
            <text:p>594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Haleshivapura</text:p>
          </table:table-cell>
          <table:table-cell office:value-type="string" table:style-name="ce3">
            <text:p>ಹಾಲೇಶಿವ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45782173" table:style-name="ce4">
            <text:p>6845782173</text:p>
          </table:table-cell>
          <table:table-cell table:style-name="ce4"/>
          <table:table-cell office:value-type="string" table:style-name="ce4">
            <text:p>Shushma<text:s text:c="5"/></text:p>
          </table:table-cell>
          <table:table-cell office:value-type="string" table:style-name="ce4">
            <text:p>CHO</text:p>
          </table:table-cell>
          <table:table-cell office:value-type="float" office:value="8296708421" table:style-name="ce4">
            <text:p>829670842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595" table:style-name="ce4">
            <text:p>595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Dotihal</text:p>
          </table:table-cell>
          <table:table-cell office:value-type="string" table:style-name="ce3">
            <text:p>ದೋಟಿಹ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528843435" table:style-name="ce4">
            <text:p>5528843435</text:p>
          </table:table-cell>
          <table:table-cell table:style-name="ce4"/>
          <table:table-cell office:value-type="string" table:style-name="ce4">
            <text:p>Basavaraj <text:s/>kavi<text:s text:c="5"/></text:p>
          </table:table-cell>
          <table:table-cell office:value-type="string" table:style-name="ce4">
            <text:p>CHO</text:p>
          </table:table-cell>
          <table:table-cell office:value-type="float" office:value="7892279668" table:style-name="ce4">
            <text:p>7892279668</text:p>
          </table:table-cell>
          <table:table-cell office:value-type="float" office:value="15.862399999999999" table:style-name="ce4">
            <text:p>15.8624</text:p>
          </table:table-cell>
          <table:table-cell office:value-type="float" office:value="76.2089" table:style-name="ce4">
            <text:p>76.2089</text:p>
          </table:table-cell>
          <table:table-cell table:number-columns-repeated="16368"/>
        </table:table-row>
        <table:table-row table:style-name="ro1">
          <table:table-cell office:value-type="float" office:value="596" table:style-name="ce4">
            <text:p>596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Menedal</text:p>
          </table:table-cell>
          <table:table-cell office:value-type="string" table:style-name="ce3">
            <text:p>ಮೆನೆಡ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531721429" table:style-name="ce4">
            <text:p>1531721429</text:p>
          </table:table-cell>
          <table:table-cell table:style-name="ce4"/>
          <table:table-cell office:value-type="string" table:style-name="ce4">
            <text:p>Ramesh<text:s text:c="6"/></text:p>
          </table:table-cell>
          <table:table-cell office:value-type="string" table:style-name="ce4">
            <text:p>CHO</text:p>
          </table:table-cell>
          <table:table-cell office:value-type="float" office:value="9880794063" table:style-name="ce4">
            <text:p>9880794063</text:p>
          </table:table-cell>
          <table:table-cell office:value-type="float" office:value="15.7233" table:style-name="ce4">
            <text:p>15.7233</text:p>
          </table:table-cell>
          <table:table-cell office:value-type="float" office:value="76.3917" table:style-name="ce4">
            <text:p>76.3917</text:p>
          </table:table-cell>
          <table:table-cell table:number-columns-repeated="16368"/>
        </table:table-row>
        <table:table-row table:style-name="ro1">
          <table:table-cell office:value-type="float" office:value="597" table:style-name="ce4">
            <text:p>597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M Gudadur</text:p>
          </table:table-cell>
          <table:table-cell office:value-type="string" table:style-name="ce3">
            <text:p>ಎಂ ಗುಡದ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763182685" table:style-name="ce4">
            <text:p>7763182685</text:p>
          </table:table-cell>
          <table:table-cell table:style-name="ce4"/>
          <table:table-cell office:value-type="string" table:style-name="ce4">
            <text:p>Soumya<text:s text:c="5"/></text:p>
          </table:table-cell>
          <table:table-cell office:value-type="string" table:style-name="ce4">
            <text:p>CHO</text:p>
          </table:table-cell>
          <table:table-cell office:value-type="float" office:value="7483341877" table:style-name="ce4">
            <text:p>7483341877</text:p>
          </table:table-cell>
          <table:table-cell office:value-type="float" office:value="15.8088" table:style-name="ce4">
            <text:p>15.8088</text:p>
          </table:table-cell>
          <table:table-cell office:value-type="float" office:value="76.2821" table:style-name="ce4">
            <text:p>76.2821</text:p>
          </table:table-cell>
          <table:table-cell table:number-columns-repeated="16368"/>
        </table:table-row>
        <table:table-row table:style-name="ro1">
          <table:table-cell office:value-type="float" office:value="598" table:style-name="ce4">
            <text:p>598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Hosalingpura</text:p>
          </table:table-cell>
          <table:table-cell office:value-type="string" table:style-name="ce3">
            <text:p>ಹೊಸಲಿಂಗ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34147437" table:style-name="ce4">
            <text:p>8534147437</text:p>
          </table:table-cell>
          <table:table-cell table:style-name="ce4"/>
          <table:table-cell office:value-type="string" table:style-name="ce4">
            <text:p>Manjoosha Hosamani<text:s text:c="6"/></text:p>
          </table:table-cell>
          <table:table-cell office:value-type="string" table:style-name="ce4">
            <text:p>CHO</text:p>
          </table:table-cell>
          <table:table-cell office:value-type="float" office:value="6360991050" table:style-name="ce4">
            <text:p>6360991050</text:p>
          </table:table-cell>
          <table:table-cell office:value-type="float" office:value="15.294700000000001" table:style-name="ce4">
            <text:p>15.2947</text:p>
          </table:table-cell>
          <table:table-cell office:value-type="float" office:value="76.326899999999995" table:style-name="ce4">
            <text:p>76.3269</text:p>
          </table:table-cell>
          <table:table-cell table:number-columns-repeated="16368"/>
        </table:table-row>
        <table:table-row table:style-name="ro1">
          <table:table-cell office:value-type="float" office:value="599" table:style-name="ce4">
            <text:p>599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Muddalagundi</text:p>
          </table:table-cell>
          <table:table-cell office:value-type="string" table:style-name="ce3">
            <text:p>ಮುದ್ದಲಗುಂ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37182628" table:style-name="ce4">
            <text:p>8837182628</text:p>
          </table:table-cell>
          <table:table-cell table:style-name="ce4"/>
          <table:table-cell office:value-type="string" table:style-name="ce4">
            <text:p>Prakash Ganjiyal<text:s text:c="5"/></text:p>
          </table:table-cell>
          <table:table-cell office:value-type="string" table:style-name="ce4">
            <text:p>CHO</text:p>
          </table:table-cell>
          <table:table-cell office:value-type="float" office:value="9686545530" table:style-name="ce4">
            <text:p>9686545530</text:p>
          </table:table-cell>
          <table:table-cell office:value-type="float" office:value="15.902799999999999" table:style-name="ce4">
            <text:p>15.9028</text:p>
          </table:table-cell>
          <table:table-cell office:value-type="float" office:value="76.331900000000005" table:style-name="ce4">
            <text:p>76.3319</text:p>
          </table:table-cell>
          <table:table-cell table:number-columns-repeated="16368"/>
        </table:table-row>
        <table:table-row table:style-name="ro1">
          <table:table-cell office:value-type="float" office:value="600" table:style-name="ce4">
            <text:p>600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Hirearalalli</text:p>
          </table:table-cell>
          <table:table-cell office:value-type="string" table:style-name="ce3">
            <text:p>ಹಿರೇರಲ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84855120" table:style-name="ce4">
            <text:p>8484855120</text:p>
          </table:table-cell>
          <table:table-cell table:style-name="ce4"/>
          <table:table-cell office:value-type="string" table:style-name="ce4">
            <text:p>Basavaraj<text:s text:c="8"/></text:p>
          </table:table-cell>
          <table:table-cell office:value-type="string" table:style-name="ce4">
            <text:p>CHO</text:p>
          </table:table-cell>
          <table:table-cell office:value-type="float" office:value="9206783425" table:style-name="ce4">
            <text:p>9206783425</text:p>
          </table:table-cell>
          <table:table-cell office:value-type="float" office:value="15.7011" table:style-name="ce4">
            <text:p>15.7011</text:p>
          </table:table-cell>
          <table:table-cell office:value-type="float" office:value="76.164199999999994" table:style-name="ce4">
            <text:p>76.1642</text:p>
          </table:table-cell>
          <table:table-cell table:number-columns-repeated="16368"/>
        </table:table-row>
        <table:table-row table:style-name="ro1">
          <table:table-cell office:value-type="float" office:value="601" table:style-name="ce4">
            <text:p>601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Sanganal</text:p>
          </table:table-cell>
          <table:table-cell office:value-type="string" table:style-name="ce3">
            <text:p>ಸಂಗನ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217538789" table:style-name="ce4">
            <text:p>7217538789</text:p>
          </table:table-cell>
          <table:table-cell table:style-name="ce4"/>
          <table:table-cell office:value-type="string" table:style-name="ce4">
            <text:p>Shreedevi<text:s text:c="9"/></text:p>
          </table:table-cell>
          <table:table-cell office:value-type="string" table:style-name="ce4">
            <text:p>CHO</text:p>
          </table:table-cell>
          <table:table-cell office:value-type="float" office:value="8088429299" table:style-name="ce4">
            <text:p>8088429299</text:p>
          </table:table-cell>
          <table:table-cell office:value-type="float" office:value="15.6951" table:style-name="ce4">
            <text:p>15.6951</text:p>
          </table:table-cell>
          <table:table-cell office:value-type="float" office:value="76.441500000000005" table:style-name="ce4">
            <text:p>76.4415</text:p>
          </table:table-cell>
          <table:table-cell table:number-columns-repeated="16368"/>
        </table:table-row>
        <table:table-row table:style-name="ro1">
          <table:table-cell office:value-type="float" office:value="602" table:style-name="ce4">
            <text:p>602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Kuknoor A</text:p>
          </table:table-cell>
          <table:table-cell office:value-type="string" table:style-name="ce3">
            <text:p>ಕುಕನೂರು ಎ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886857610" table:style-name="ce4">
            <text:p>2886857610</text:p>
          </table:table-cell>
          <table:table-cell table:style-name="ce4"/>
          <table:table-cell office:value-type="string" table:style-name="ce4">
            <text:p>Shilpa T<text:s text:c="5"/></text:p>
          </table:table-cell>
          <table:table-cell office:value-type="string" table:style-name="ce4">
            <text:p>CHO</text:p>
          </table:table-cell>
          <table:table-cell office:value-type="float" office:value="8139940887" table:style-name="ce4">
            <text:p>8139940887</text:p>
          </table:table-cell>
          <table:table-cell office:value-type="float" office:value="15.4892" table:style-name="ce4">
            <text:p>15.4892</text:p>
          </table:table-cell>
          <table:table-cell office:value-type="float" office:value="75.993099999999998" table:style-name="ce4">
            <text:p>75.9931</text:p>
          </table:table-cell>
          <table:table-cell table:number-columns-repeated="16368"/>
        </table:table-row>
        <table:table-row table:style-name="ro1">
          <table:table-cell office:value-type="float" office:value="603" table:style-name="ce4">
            <text:p>603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Chikkamannapur</text:p>
          </table:table-cell>
          <table:table-cell office:value-type="string" table:style-name="ce3">
            <text:p>ಚಿಕ್ಕಮನ್ನ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14828375" table:style-name="ce4">
            <text:p>5414828375</text:p>
          </table:table-cell>
          <table:table-cell table:style-name="ce4"/>
          <table:table-cell office:value-type="string" table:style-name="ce4">
            <text:p>Ashwini M C<text:s text:c="9"/></text:p>
          </table:table-cell>
          <table:table-cell office:value-type="string" table:style-name="ce4">
            <text:p>CHO</text:p>
          </table:table-cell>
          <table:table-cell office:value-type="float" office:value="9113263120" table:style-name="ce4">
            <text:p>9113263120</text:p>
          </table:table-cell>
          <table:table-cell office:value-type="float" office:value="15.4313" table:style-name="ce4">
            <text:p>15.4313</text:p>
          </table:table-cell>
          <table:table-cell office:value-type="float" office:value="76.436599999999999" table:style-name="ce4">
            <text:p>76.4366</text:p>
          </table:table-cell>
          <table:table-cell table:number-columns-repeated="16368"/>
        </table:table-row>
        <table:table-row table:style-name="ro1">
          <table:table-cell office:value-type="float" office:value="604" table:style-name="ce4">
            <text:p>604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Sanganal</text:p>
          </table:table-cell>
          <table:table-cell office:value-type="string" table:style-name="ce3">
            <text:p>ಸಂಗನ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217538789" table:style-name="ce4">
            <text:p>7217538789</text:p>
          </table:table-cell>
          <table:table-cell table:style-name="ce4"/>
          <table:table-cell office:value-type="string" table:style-name="ce4">
            <text:p>Hanamappa Karadi<text:s text:c="9"/></text:p>
          </table:table-cell>
          <table:table-cell office:value-type="string" table:style-name="ce4">
            <text:p>CHO</text:p>
          </table:table-cell>
          <table:table-cell office:value-type="float" office:value="9980490584" table:style-name="ce4">
            <text:p>9980490584</text:p>
          </table:table-cell>
          <table:table-cell office:value-type="float" office:value="15.6951" table:style-name="ce4">
            <text:p>15.6951</text:p>
          </table:table-cell>
          <table:table-cell office:value-type="float" office:value="76.441500000000005" table:style-name="ce4">
            <text:p>76.4415</text:p>
          </table:table-cell>
          <table:table-cell table:number-columns-repeated="16368"/>
        </table:table-row>
        <table:table-row table:style-name="ro1">
          <table:table-cell office:value-type="float" office:value="605" table:style-name="ce4">
            <text:p>605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ushtagi<text:s/></text:p>
          </table:table-cell>
          <table:table-cell office:value-type="string" table:style-name="ce3">
            <text:p>ಕುಷ್ಟಗಿ</text:p>
          </table:table-cell>
          <table:table-cell office:value-type="string" table:style-name="ce4">
            <text:p>Kandkur</text:p>
          </table:table-cell>
          <table:table-cell office:value-type="string" table:style-name="ce3">
            <text:p>ಕಂದ್ಕ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36343829" table:style-name="ce4">
            <text:p>7636343829</text:p>
          </table:table-cell>
          <table:table-cell table:style-name="ce4"/>
          <table:table-cell office:value-type="string" table:style-name="ce4">
            <text:p>Miss jayashree<text:s text:c="9"/></text:p>
          </table:table-cell>
          <table:table-cell office:value-type="string" table:style-name="ce4">
            <text:p>CHO</text:p>
          </table:table-cell>
          <table:table-cell office:value-type="float" office:value="7619586628" table:style-name="ce4">
            <text:p>7619586628</text:p>
          </table:table-cell>
          <table:table-cell office:value-type="float" office:value="15.7264" table:style-name="ce4">
            <text:p>15.7264</text:p>
          </table:table-cell>
          <table:table-cell office:value-type="float" office:value="76.226799999999997" table:style-name="ce4">
            <text:p>76.2268</text:p>
          </table:table-cell>
          <table:table-cell table:number-columns-repeated="16368"/>
        </table:table-row>
        <table:table-row table:style-name="ro1">
          <table:table-cell office:value-type="float" office:value="606" table:style-name="ce4">
            <text:p>606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Halagera</text:p>
          </table:table-cell>
          <table:table-cell office:value-type="string" table:style-name="ce3">
            <text:p>ಹಲಗೇ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51555228" table:style-name="ce4">
            <text:p>6451555228</text:p>
          </table:table-cell>
          <table:table-cell table:style-name="ce4"/>
          <table:table-cell office:value-type="string" table:style-name="ce4">
            <text:p>Kavita<text:s text:c="9"/></text:p>
          </table:table-cell>
          <table:table-cell office:value-type="string" table:style-name="ce4">
            <text:p>CHO</text:p>
          </table:table-cell>
          <table:table-cell office:value-type="float" office:value="8904999735" table:style-name="ce4">
            <text:p>8904999735</text:p>
          </table:table-cell>
          <table:table-cell office:value-type="float" office:value="15.3725" table:style-name="ce4">
            <text:p>15.3725</text:p>
          </table:table-cell>
          <table:table-cell office:value-type="float" office:value="76.079899999999995" table:style-name="ce4">
            <text:p>76.0799</text:p>
          </table:table-cell>
          <table:table-cell table:number-columns-repeated="16368"/>
        </table:table-row>
        <table:table-row table:style-name="ro1">
          <table:table-cell office:value-type="float" office:value="607" table:style-name="ce4">
            <text:p>607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Holemudlapur</text:p>
          </table:table-cell>
          <table:table-cell office:value-type="string" table:style-name="ce3">
            <text:p>ಹೊಳೆಮುಡ್ಲ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464464813" table:style-name="ce4">
            <text:p>2464464813</text:p>
          </table:table-cell>
          <table:table-cell table:style-name="ce4"/>
          <table:table-cell office:value-type="string" table:style-name="ce4">
            <text:p>Shruthi K P<text:s text:c="9"/></text:p>
          </table:table-cell>
          <table:table-cell office:value-type="string" table:style-name="ce4">
            <text:p>CHO</text:p>
          </table:table-cell>
          <table:table-cell office:value-type="float" office:value="8861493741" table:style-name="ce4">
            <text:p>8861493741</text:p>
          </table:table-cell>
          <table:table-cell office:value-type="float" office:value="15.2837" table:style-name="ce4">
            <text:p>15.2837</text:p>
          </table:table-cell>
          <table:table-cell office:value-type="float" office:value="76.333799999999997" table:style-name="ce4">
            <text:p>76.3338</text:p>
          </table:table-cell>
          <table:table-cell table:number-columns-repeated="16368"/>
        </table:table-row>
        <table:table-row table:style-name="ro1">
          <table:table-cell office:value-type="float" office:value="608" table:style-name="ce4">
            <text:p>608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Chikka bommanal</text:p>
          </table:table-cell>
          <table:table-cell office:value-type="string" table:style-name="ce3">
            <text:p>ಚಿಕ್ಕ ಬೊಮ್ಮನ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663866678" table:style-name="ce4">
            <text:p>6663866678</text:p>
          </table:table-cell>
          <table:table-cell table:style-name="ce4"/>
          <table:table-cell office:value-type="string" table:style-name="ce4">
            <text:p>Prakash Handral<text:s text:c="9"/></text:p>
          </table:table-cell>
          <table:table-cell office:value-type="string" table:style-name="ce4">
            <text:p>CHO</text:p>
          </table:table-cell>
          <table:table-cell office:value-type="float" office:value="9740621575" table:style-name="ce4">
            <text:p>9740621575</text:p>
          </table:table-cell>
          <table:table-cell office:value-type="float" office:value="15.581" table:style-name="ce4">
            <text:p>15.581</text:p>
          </table:table-cell>
          <table:table-cell office:value-type="float" office:value="76.296899999999994" table:style-name="ce4">
            <text:p>76.2969</text:p>
          </table:table-cell>
          <table:table-cell table:number-columns-repeated="16368"/>
        </table:table-row>
        <table:table-row table:style-name="ro1">
          <table:table-cell office:value-type="float" office:value="609" table:style-name="ce4">
            <text:p>609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lur</text:p>
          </table:table-cell>
          <table:table-cell office:value-type="string" table:style-name="ce3">
            <text:p>ಕೋಳ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37587127" table:style-name="ce4">
            <text:p>8437587127</text:p>
          </table:table-cell>
          <table:table-cell table:style-name="ce4"/>
          <table:table-cell office:value-type="string" table:style-name="ce4">
            <text:p>Yankavva Patil<text:s text:c="8"/></text:p>
          </table:table-cell>
          <table:table-cell office:value-type="string" table:style-name="ce4">
            <text:p>CHO</text:p>
          </table:table-cell>
          <table:table-cell office:value-type="float" office:value="9008438615" table:style-name="ce4">
            <text:p>9008438615</text:p>
          </table:table-cell>
          <table:table-cell office:value-type="float" office:value="15.3386" table:style-name="ce4">
            <text:p>15.3386</text:p>
          </table:table-cell>
          <table:table-cell office:value-type="float" office:value="76.1053" table:style-name="ce4">
            <text:p>76.1053</text:p>
          </table:table-cell>
          <table:table-cell table:number-columns-repeated="16368"/>
        </table:table-row>
        <table:table-row table:style-name="ro1">
          <table:table-cell office:value-type="float" office:value="610" table:style-name="ce4">
            <text:p>610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atarki</text:p>
          </table:table-cell>
          <table:table-cell office:value-type="string" table:style-name="ce3">
            <text:p>ಕಾತರಕ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28781541" table:style-name="ce4">
            <text:p>8228781541</text:p>
          </table:table-cell>
          <table:table-cell table:style-name="ce4"/>
          <table:table-cell office:value-type="string" table:style-name="ce4">
            <text:p>Mardanabi<text:s text:c="9"/></text:p>
          </table:table-cell>
          <table:table-cell office:value-type="string" table:style-name="ce4">
            <text:p>CHO</text:p>
          </table:table-cell>
          <table:table-cell office:value-type="float" office:value="8951743238" table:style-name="ce4">
            <text:p>8951743238</text:p>
          </table:table-cell>
          <table:table-cell office:value-type="float" office:value="15.225899999999999" table:style-name="ce4">
            <text:p>15.2259</text:p>
          </table:table-cell>
          <table:table-cell office:value-type="float" office:value="76.109200000000001" table:style-name="ce4">
            <text:p>76.1092</text:p>
          </table:table-cell>
          <table:table-cell table:number-columns-repeated="16368"/>
        </table:table-row>
        <table:table-row table:style-name="ro1">
          <table:table-cell office:value-type="float" office:value="611" table:style-name="ce4">
            <text:p>611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ngavathi</text:p>
          </table:table-cell>
          <table:table-cell office:value-type="string" table:style-name="ce3">
            <text:p>ಗಂಗಾವತಿ</text:p>
          </table:table-cell>
          <table:table-cell office:value-type="string" table:style-name="ce4">
            <text:p>Kalkeri</text:p>
          </table:table-cell>
          <table:table-cell office:value-type="string" table:style-name="ce3">
            <text:p>ಕಲಕ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07343</text:p>
          </table:table-cell>
          <table:table-cell table:style-name="ce4"/>
          <table:table-cell office:value-type="string" table:style-name="ce4">
            <text:p>Chiranjeevi<text:s text:c="10"/></text:p>
          </table:table-cell>
          <table:table-cell office:value-type="string" table:style-name="ce4">
            <text:p>CHO</text:p>
          </table:table-cell>
          <table:table-cell office:value-type="float" office:value="9845636730" table:style-name="ce4">
            <text:p>984563673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612" table:style-name="ce4">
            <text:p>612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ngavathi</text:p>
          </table:table-cell>
          <table:table-cell office:value-type="string" table:style-name="ce3">
            <text:p>ಗಂಗಾವತಿ</text:p>
          </table:table-cell>
          <table:table-cell office:value-type="string" table:style-name="ce4">
            <text:p>Ulenoor</text:p>
          </table:table-cell>
          <table:table-cell office:value-type="string" table:style-name="ce3">
            <text:p>ಉಳೇ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212121588" table:style-name="ce4">
            <text:p>4212121588</text:p>
          </table:table-cell>
          <table:table-cell table:style-name="ce4"/>
          <table:table-cell office:value-type="string" table:style-name="ce4">
            <text:p>MalikArjun M K<text:s text:c="9"/></text:p>
          </table:table-cell>
          <table:table-cell office:value-type="string" table:style-name="ce4">
            <text:p>CHO</text:p>
          </table:table-cell>
          <table:table-cell office:value-type="float" office:value="8861176159" table:style-name="ce4">
            <text:p>8861176159</text:p>
          </table:table-cell>
          <table:table-cell office:value-type="float" office:value="15.500299999999999" table:style-name="ce4">
            <text:p>15.5003</text:p>
          </table:table-cell>
          <table:table-cell office:value-type="float" office:value="76.717500000000001" table:style-name="ce4">
            <text:p>76.7175</text:p>
          </table:table-cell>
          <table:table-cell table:number-columns-repeated="16368"/>
        </table:table-row>
        <table:table-row table:style-name="ro1">
          <table:table-cell office:value-type="float" office:value="613" table:style-name="ce4">
            <text:p>613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ngavathi</text:p>
          </table:table-cell>
          <table:table-cell office:value-type="string" table:style-name="ce3">
            <text:p>ಗಂಗಾವತಿ</text:p>
          </table:table-cell>
          <table:table-cell office:value-type="string" table:style-name="ce4">
            <text:p>Danapura</text:p>
          </table:table-cell>
          <table:table-cell office:value-type="string" table:style-name="ce3">
            <text:p>ಡಣ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371528475" table:style-name="ce4">
            <text:p>8371528475</text:p>
          </table:table-cell>
          <table:table-cell table:style-name="ce4"/>
          <table:table-cell office:value-type="string" table:style-name="ce4">
            <text:p>Ramya P Soans<text:s text:c="9"/></text:p>
          </table:table-cell>
          <table:table-cell office:value-type="string" table:style-name="ce4">
            <text:p>CHO</text:p>
          </table:table-cell>
          <table:table-cell office:value-type="float" office:value="9916889595" table:style-name="ce4">
            <text:p>9916889595</text:p>
          </table:table-cell>
          <table:table-cell office:value-type="float" office:value="15.457000000000001" table:style-name="ce4">
            <text:p>15.457</text:p>
          </table:table-cell>
          <table:table-cell office:value-type="float" office:value="76.641000000000005" table:style-name="ce4">
            <text:p>76.641</text:p>
          </table:table-cell>
          <table:table-cell table:number-columns-repeated="16368"/>
        </table:table-row>
        <table:table-row table:style-name="ro1">
          <table:table-cell office:value-type="float" office:value="614" table:style-name="ce4">
            <text:p>614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ngavathi</text:p>
          </table:table-cell>
          <table:table-cell office:value-type="string" table:style-name="ce3">
            <text:p>ಗಂಗಾವತಿ</text:p>
          </table:table-cell>
          <table:table-cell office:value-type="string" table:style-name="ce4">
            <text:p>Heroor</text:p>
          </table:table-cell>
          <table:table-cell office:value-type="string" table:style-name="ce3">
            <text:p>ಹೇರ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76673620" table:style-name="ce4">
            <text:p>8676673620</text:p>
          </table:table-cell>
          <table:table-cell table:style-name="ce4"/>
          <table:table-cell office:value-type="string" table:style-name="ce4">
            <text:p>Kokila<text:s text:c="9"/></text:p>
          </table:table-cell>
          <table:table-cell office:value-type="string" table:style-name="ce4">
            <text:p>CHO</text:p>
          </table:table-cell>
          <table:table-cell office:value-type="float" office:value="8217870021" table:style-name="ce4">
            <text:p>821787002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615" table:style-name="ce4">
            <text:p>615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Gangavathi</text:p>
          </table:table-cell>
          <table:table-cell office:value-type="string" table:style-name="ce3">
            <text:p>ಗಂಗಾವತಿ</text:p>
          </table:table-cell>
          <table:table-cell office:value-type="string" table:style-name="ce4">
            <text:p>Hulihydar</text:p>
          </table:table-cell>
          <table:table-cell office:value-type="string" table:style-name="ce3">
            <text:p>ಹುಲಿಹೈದ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76727279" table:style-name="ce4">
            <text:p>4376727279</text:p>
          </table:table-cell>
          <table:table-cell table:style-name="ce4"/>
          <table:table-cell office:value-type="string" table:style-name="ce4">
            <text:p>Sameer<text:s text:c="9"/></text:p>
          </table:table-cell>
          <table:table-cell office:value-type="string" table:style-name="ce4">
            <text:p>CHO</text:p>
          </table:table-cell>
          <table:table-cell office:value-type="float" office:value="8123889113" table:style-name="ce4">
            <text:p>8123889113</text:p>
          </table:table-cell>
          <table:table-cell office:value-type="float" office:value="15.660600000000001" table:style-name="ce4">
            <text:p>15.6606</text:p>
          </table:table-cell>
          <table:table-cell office:value-type="float" office:value="76.391000000000005" table:style-name="ce4">
            <text:p>76.391</text:p>
          </table:table-cell>
          <table:table-cell table:number-columns-repeated="16368"/>
        </table:table-row>
        <table:table-row table:style-name="ro1">
          <table:table-cell office:value-type="float" office:value="616" table:style-name="ce4">
            <text:p>616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Gunnal</text:p>
          </table:table-cell>
          <table:table-cell office:value-type="string" table:style-name="ce3">
            <text:p>ಗುನ್ನ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571878427" table:style-name="ce4">
            <text:p>6571878427</text:p>
          </table:table-cell>
          <table:table-cell table:style-name="ce4"/>
          <table:table-cell office:value-type="string" table:style-name="ce4">
            <text:p>Anasavva<text:s text:c="9"/></text:p>
          </table:table-cell>
          <table:table-cell office:value-type="string" table:style-name="ce4">
            <text:p>CHO</text:p>
          </table:table-cell>
          <table:table-cell office:value-type="float" office:value="8951087762" table:style-name="ce4">
            <text:p>8951087762</text:p>
          </table:table-cell>
          <table:table-cell office:value-type="float" office:value="15.613300000000001" table:style-name="ce4">
            <text:p>15.6133</text:p>
          </table:table-cell>
          <table:table-cell office:value-type="float" office:value="76.011300000000006" table:style-name="ce4">
            <text:p>76.0113</text:p>
          </table:table-cell>
          <table:table-cell table:number-columns-repeated="16368"/>
        </table:table-row>
        <table:table-row table:style-name="ro1">
          <table:table-cell office:value-type="float" office:value="617" table:style-name="ce4">
            <text:p>617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Nilogipura</text:p>
          </table:table-cell>
          <table:table-cell office:value-type="string" table:style-name="ce3">
            <text:p>ನಿಲೋಗಿ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34174640" table:style-name="ce4">
            <text:p>8234174640</text:p>
          </table:table-cell>
          <table:table-cell table:style-name="ce4"/>
          <table:table-cell office:value-type="string" table:style-name="ce4">
            <text:p>Shobha<text:s text:c="9"/></text:p>
          </table:table-cell>
          <table:table-cell office:value-type="string" table:style-name="ce4">
            <text:p>CHO</text:p>
          </table:table-cell>
          <table:table-cell office:value-type="float" office:value="7619534128" table:style-name="ce4">
            <text:p>7619534128</text:p>
          </table:table-cell>
          <table:table-cell office:value-type="float" office:value="15.1645" table:style-name="ce4">
            <text:p>15.1645</text:p>
          </table:table-cell>
          <table:table-cell office:value-type="float" office:value="75.986099999999993" table:style-name="ce4">
            <text:p>75.9861</text:p>
          </table:table-cell>
          <table:table-cell table:number-columns-repeated="16368"/>
        </table:table-row>
        <table:table-row table:style-name="ro1">
          <table:table-cell office:value-type="float" office:value="618" table:style-name="ce4">
            <text:p>618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anakagiri</text:p>
          </table:table-cell>
          <table:table-cell office:value-type="string" table:style-name="ce3">
            <text:p>ಕನಕಗಿರಿ</text:p>
          </table:table-cell>
          <table:table-cell office:value-type="string" table:style-name="ce4">
            <text:p>Hirekeda</text:p>
          </table:table-cell>
          <table:table-cell office:value-type="string" table:style-name="ce3">
            <text:p>ಹಿರೇಕೆ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88812563" table:style-name="ce4">
            <text:p>8588812563</text:p>
          </table:table-cell>
          <table:table-cell table:style-name="ce4"/>
          <table:table-cell office:value-type="string" table:style-name="ce4">
            <text:p>N B Reddy<text:s text:c="10"/></text:p>
          </table:table-cell>
          <table:table-cell office:value-type="string" table:style-name="ce4">
            <text:p>CHO</text:p>
          </table:table-cell>
          <table:table-cell office:value-type="float" office:value="9980197281" table:style-name="ce4">
            <text:p>9980197281</text:p>
          </table:table-cell>
          <table:table-cell office:value-type="float" office:value="15.6226" table:style-name="ce4">
            <text:p>15.6226</text:p>
          </table:table-cell>
          <table:table-cell office:value-type="float" office:value="76.449399999999997" table:style-name="ce4">
            <text:p>76.4494</text:p>
          </table:table-cell>
          <table:table-cell table:number-columns-repeated="16368"/>
        </table:table-row>
        <table:table-row table:style-name="ro1">
          <table:table-cell office:value-type="float" office:value="619" table:style-name="ce4">
            <text:p>619</text:p>
          </table:table-cell>
          <table:table-cell office:value-type="string" table:style-name="ce4">
            <text:p>Koppal<text:s text:c="2"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Koppal<text:s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Bisarahalli</text:p>
          </table:table-cell>
          <table:table-cell office:value-type="string" table:style-name="ce3">
            <text:p>ಬಿಸರ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61313120" table:style-name="ce4">
            <text:p>8161313120</text:p>
          </table:table-cell>
          <table:table-cell table:style-name="ce4"/>
          <table:table-cell office:value-type="string" table:style-name="ce4">
            <text:p>Nadhu<text:s text:c="5"/></text:p>
          </table:table-cell>
          <table:table-cell office:value-type="string" table:style-name="ce4">
            <text:p>CHO</text:p>
          </table:table-cell>
          <table:table-cell office:value-type="float" office:value="6360858166" table:style-name="ce4">
            <text:p>6360858166</text:p>
          </table:table-cell>
          <table:table-cell office:value-type="float" office:value="15.2745" table:style-name="ce4">
            <text:p>15.2745</text:p>
          </table:table-cell>
          <table:table-cell office:value-type="float" office:value="76.078800000000001" table:style-name="ce4">
            <text:p>76.0788</text:p>
          </table:table-cell>
          <table:table-cell table:number-columns-repeated="16368"/>
        </table:table-row>
        <table:table-row table:style-name="ro1">
          <table:table-cell office:value-type="float" office:value="620" table:style-name="ce4">
            <text:p>620</text:p>
          </table:table-cell>
          <table:table-cell office:value-type="string" table:style-name="ce4">
            <text:p>Koppal<text:s text:c="2"/></text:p>
          </table:table-cell>
          <table:table-cell office:value-type="string" table:style-name="ce3">
            <text:p>ಕೊಪ್ಪಳ</text:p>
          </table:table-cell>
          <table:table-cell office:value-type="string" table:style-name="ce4">
            <text:p>Yalaburga</text:p>
          </table:table-cell>
          <table:table-cell office:value-type="string" table:style-name="ce3">
            <text:p>ಯಲಬುರ್ಗಾ</text:p>
          </table:table-cell>
          <table:table-cell office:value-type="string" table:style-name="ce4">
            <text:p>Mangalore A</text:p>
          </table:table-cell>
          <table:table-cell office:value-type="string" table:style-name="ce3">
            <text:p>ಮಂಗಳೂರು ಎ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211328172" table:style-name="ce4">
            <text:p>1211328172</text:p>
          </table:table-cell>
          <table:table-cell table:style-name="ce4"/>
          <table:table-cell office:value-type="string" table:style-name="ce4">
            <text:p>Suma Angadi<text:s text:c="9"/></text:p>
          </table:table-cell>
          <table:table-cell office:value-type="string" table:style-name="ce4">
            <text:p>CHO</text:p>
          </table:table-cell>
          <table:table-cell office:value-type="float" office:value="8197935576" table:style-name="ce4">
            <text:p>819793557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621" table:style-name="ce4">
            <text:p>621</text:p>
          </table:table-cell>
          <table:table-cell office:value-type="string" table:style-name="ce4">
            <text:p>Vijayanagara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Kalvithanda</text:p>
          </table:table-cell>
          <table:table-cell office:value-type="string" table:style-name="ce3">
            <text:p>ಕಲ್ವಿತಾಂ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84187225" table:style-name="ce4">
            <text:p>3784187225</text:p>
          </table:table-cell>
          <table:table-cell table:style-name="ce4"/>
          <table:table-cell office:value-type="string" table:style-name="ce4">
            <text:p>Umesh Dakyanayak<text:s text:c="5"/></text:p>
          </table:table-cell>
          <table:table-cell office:value-type="string" table:style-name="ce4">
            <text:p>CHO</text:p>
          </table:table-cell>
          <table:table-cell office:value-type="float" office:value="9900300691" table:style-name="ce4">
            <text:p>9900300691</text:p>
          </table:table-cell>
          <table:table-cell office:value-type="float" office:value="15.1122" table:style-name="ce4">
            <text:p>15.1122</text:p>
          </table:table-cell>
          <table:table-cell office:value-type="float" office:value="76.009200000000007" table:style-name="ce4">
            <text:p>76.0092</text:p>
          </table:table-cell>
          <table:table-cell table:number-columns-repeated="16368"/>
        </table:table-row>
        <table:table-row table:style-name="ro2">
          <table:table-cell office:value-type="float" office:value="622" table:style-name="ce4">
            <text:p>622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Makarab B</text:p>
          </table:table-cell>
          <table:table-cell office:value-type="string" table:style-name="ce3">
            <text:p>ಮಕರಬ್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82473629" table:style-name="ce4">
            <text:p>7682473629</text:p>
          </table:table-cell>
          <table:table-cell table:style-name="ce4"/>
          <table:table-cell office:value-type="string" table:style-name="ce4">
            <text:p>Basappa Kodad<text:s text:c="5"/></text:p>
          </table:table-cell>
          <table:table-cell office:value-type="string" table:style-name="ce4">
            <text:p>CHO</text:p>
          </table:table-cell>
          <table:table-cell office:value-type="float" office:value="9886538108" table:style-name="ce4">
            <text:p>9886538108</text:p>
          </table:table-cell>
          <table:table-cell office:value-type="float" office:value="14.9375" table:style-name="ce4">
            <text:p>14.9375</text:p>
          </table:table-cell>
          <table:table-cell office:value-type="float" office:value="75.7303" table:style-name="ce4">
            <text:p>75.7303</text:p>
          </table:table-cell>
          <table:table-cell table:number-columns-repeated="16368"/>
        </table:table-row>
        <table:table-row table:style-name="ro2">
          <table:table-cell office:value-type="float" office:value="623" table:style-name="ce4">
            <text:p>623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Tippapura</text:p>
          </table:table-cell>
          <table:table-cell office:value-type="string" table:style-name="ce3">
            <text:p>ತಿಪ್ಪ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567877369" table:style-name="ce4">
            <text:p>5567877369</text:p>
          </table:table-cell>
          <table:table-cell table:style-name="ce4"/>
          <table:table-cell office:value-type="string" table:style-name="ce4">
            <text:p>Mallesh H<text:s text:c="5"/></text:p>
          </table:table-cell>
          <table:table-cell office:value-type="string" table:style-name="ce4">
            <text:p>CHO</text:p>
          </table:table-cell>
          <table:table-cell office:value-type="float" office:value="9632152714" table:style-name="ce4">
            <text:p>9632152714</text:p>
          </table:table-cell>
          <table:table-cell office:value-type="float" office:value="15.0069" table:style-name="ce4">
            <text:p>15.0069</text:p>
          </table:table-cell>
          <table:table-cell office:value-type="float" office:value="75.913399999999996" table:style-name="ce4">
            <text:p>75.9134</text:p>
          </table:table-cell>
          <table:table-cell table:number-columns-repeated="16368"/>
        </table:table-row>
        <table:table-row table:style-name="ro2">
          <table:table-cell office:value-type="float" office:value="624" table:style-name="ce4">
            <text:p>624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Kombli</text:p>
          </table:table-cell>
          <table:table-cell office:value-type="string" table:style-name="ce3">
            <text:p>ಕೊಂಬ್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667813833" table:style-name="ce4">
            <text:p>6667813833</text:p>
          </table:table-cell>
          <table:table-cell table:style-name="ce4"/>
          <table:table-cell office:value-type="string" table:style-name="ce4">
            <text:p>Veena M</text:p>
          </table:table-cell>
          <table:table-cell office:value-type="string" table:style-name="ce4">
            <text:p>CHO</text:p>
          </table:table-cell>
          <table:table-cell office:value-type="float" office:value="7760263099" table:style-name="ce4">
            <text:p>7760263099</text:p>
          </table:table-cell>
          <table:table-cell office:value-type="float" office:value="15.095000000000001" table:style-name="ce4">
            <text:p>15.095</text:p>
          </table:table-cell>
          <table:table-cell office:value-type="float" office:value="75.900099999999995" table:style-name="ce4">
            <text:p>75.9001</text:p>
          </table:table-cell>
          <table:table-cell table:number-columns-repeated="16368"/>
        </table:table-row>
        <table:table-row table:style-name="ro2">
          <table:table-cell office:value-type="float" office:value="625" table:style-name="ce4">
            <text:p>625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Dasanahalli</text:p>
          </table:table-cell>
          <table:table-cell office:value-type="string" table:style-name="ce3">
            <text:p>ದಾಸ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56383433" table:style-name="ce4">
            <text:p>6756383433</text:p>
          </table:table-cell>
          <table:table-cell table:style-name="ce4"/>
          <table:table-cell office:value-type="string" table:style-name="ce4">
            <text:p>Madhu MP<text:s text:c="5"/></text:p>
          </table:table-cell>
          <table:table-cell office:value-type="string" table:style-name="ce4">
            <text:p>CHO</text:p>
          </table:table-cell>
          <table:table-cell office:value-type="float" office:value="9741722231" table:style-name="ce4">
            <text:p>9741722231</text:p>
          </table:table-cell>
          <table:table-cell office:value-type="float" office:value="14.847099999999999" table:style-name="ce4">
            <text:p>14.8471</text:p>
          </table:table-cell>
          <table:table-cell office:value-type="float" office:value="75.7744" table:style-name="ce4">
            <text:p>75.7744</text:p>
          </table:table-cell>
          <table:table-cell table:number-columns-repeated="16368"/>
        </table:table-row>
        <table:table-row table:style-name="ro2">
          <table:table-cell office:value-type="float" office:value="626" table:style-name="ce4">
            <text:p>626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Shivalingamanahalli</text:p>
          </table:table-cell>
          <table:table-cell office:value-type="string" table:style-name="ce3">
            <text:p>ಶಿವಲಿಂಗಮ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156612573" table:style-name="ce4">
            <text:p>5156612573</text:p>
          </table:table-cell>
          <table:table-cell table:style-name="ce4"/>
          <table:table-cell office:value-type="string" table:style-name="ce4">
            <text:p>Akkamma Mallankeri<text:s text:c="5"/></text:p>
          </table:table-cell>
          <table:table-cell office:value-type="string" table:style-name="ce4">
            <text:p>CHO</text:p>
          </table:table-cell>
          <table:table-cell office:value-type="float" office:value="9901142790" table:style-name="ce4">
            <text:p>9901142790</text:p>
          </table:table-cell>
          <table:table-cell office:value-type="float" office:value="14.957700000000001" table:style-name="ce4">
            <text:p>14.9577</text:p>
          </table:table-cell>
          <table:table-cell office:value-type="float" office:value="75.904300000000006" table:style-name="ce4">
            <text:p>75.9043</text:p>
          </table:table-cell>
          <table:table-cell table:number-columns-repeated="16368"/>
        </table:table-row>
        <table:table-row table:style-name="ro2">
          <table:table-cell office:value-type="float" office:value="627" table:style-name="ce4">
            <text:p>627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K K Thanda</text:p>
          </table:table-cell>
          <table:table-cell office:value-type="string" table:style-name="ce3">
            <text:p>ಕೆ ಕೆ ತಾಂಡ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5716464" table:style-name="ce4">
            <text:p>1115716464</text:p>
          </table:table-cell>
          <table:table-cell table:style-name="ce4"/>
          <table:table-cell office:value-type="string" table:style-name="ce4">
            <text:p>Mud Lalsing Nayak<text:s text:c="5"/></text:p>
          </table:table-cell>
          <table:table-cell office:value-type="string" table:style-name="ce4">
            <text:p>CHO</text:p>
          </table:table-cell>
          <table:table-cell office:value-type="float" office:value="7411702188" table:style-name="ce4">
            <text:p>741170218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628" table:style-name="ce4">
            <text:p>628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text:s/>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K M Thanda</text:p>
          </table:table-cell>
          <table:table-cell office:value-type="string" table:style-name="ce3">
            <text:p>ಕೆ ಎಂ ತಾಂಡ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5741272" table:style-name="ce4">
            <text:p>1115741272</text:p>
          </table:table-cell>
          <table:table-cell table:style-name="ce4"/>
          <table:table-cell office:value-type="string" table:style-name="ce4">
            <text:p>Naveen Kumar D<text:s text:c="3"/></text:p>
          </table:table-cell>
          <table:table-cell office:value-type="string" table:style-name="ce4">
            <text:p>CHO</text:p>
          </table:table-cell>
          <table:table-cell office:value-type="float" office:value="9535545408" table:style-name="ce4">
            <text:p>953554540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629" table:style-name="ce4">
            <text:p>629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text:s/>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Hosahalli</text:p>
          </table:table-cell>
          <table:table-cell office:value-type="string" table:style-name="ce3">
            <text:p>ಹೊಸ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212674152" table:style-name="ce4">
            <text:p>1212674152</text:p>
          </table:table-cell>
          <table:table-cell table:style-name="ce4"/>
          <table:table-cell office:value-type="string" table:style-name="ce4">
            <text:p>Kavitha Pujar<text:s text:c="5"/></text:p>
          </table:table-cell>
          <table:table-cell office:value-type="string" table:style-name="ce4">
            <text:p>CHO</text:p>
          </table:table-cell>
          <table:table-cell office:value-type="float" office:value="9743968605" table:style-name="ce4">
            <text:p>9743968605</text:p>
          </table:table-cell>
          <table:table-cell office:value-type="float" office:value="14.973800000000001" table:style-name="ce4">
            <text:p>14.9738</text:p>
          </table:table-cell>
          <table:table-cell office:value-type="float" office:value="75.782399999999996" table:style-name="ce4">
            <text:p>75.7824</text:p>
          </table:table-cell>
          <table:table-cell table:number-columns-repeated="16368"/>
        </table:table-row>
        <table:table-row table:style-name="ro2">
          <table:table-cell office:value-type="float" office:value="630" table:style-name="ce4">
            <text:p>630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text:s/>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Hadagali B</text:p>
          </table:table-cell>
          <table:table-cell office:value-type="string" table:style-name="ce3">
            <text:p>ಹಡಗಲಿ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837822772" table:style-name="ce4">
            <text:p>1837822772</text:p>
          </table:table-cell>
          <table:table-cell table:style-name="ce4"/>
          <table:table-cell office:value-type="string" table:style-name="ce4">
            <text:p>Sowbhagya M Halkar<text:s text:c="5"/></text:p>
          </table:table-cell>
          <table:table-cell office:value-type="string" table:style-name="ce4">
            <text:p>CHO</text:p>
          </table:table-cell>
          <table:table-cell office:value-type="float" office:value="7090338488" table:style-name="ce4">
            <text:p>7090338488</text:p>
          </table:table-cell>
          <table:table-cell office:value-type="float" office:value="15.016299999999999" table:style-name="ce4">
            <text:p>15.0163</text:p>
          </table:table-cell>
          <table:table-cell office:value-type="float" office:value="75.944299999999998" table:style-name="ce4">
            <text:p>75.9443</text:p>
          </table:table-cell>
          <table:table-cell table:number-columns-repeated="16368"/>
        </table:table-row>
        <table:table-row table:style-name="ro2">
          <table:table-cell office:value-type="float" office:value="631" table:style-name="ce4">
            <text:p>631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text:s/>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Muddenur</text:p>
          </table:table-cell>
          <table:table-cell office:value-type="string" table:style-name="ce3">
            <text:p>ಮುದ್ದೇ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17817459" table:style-name="ce4">
            <text:p>8717817459</text:p>
          </table:table-cell>
          <table:table-cell table:style-name="ce4"/>
          <table:table-cell office:value-type="string" table:style-name="ce4">
            <text:p>Thanumani HC<text:s text:c="5"/></text:p>
          </table:table-cell>
          <table:table-cell office:value-type="string" table:style-name="ce4">
            <text:p>CHO</text:p>
          </table:table-cell>
          <table:table-cell office:value-type="float" office:value="6362735933" table:style-name="ce4">
            <text:p>6362735933</text:p>
          </table:table-cell>
          <table:table-cell office:value-type="float" office:value="14.9986" table:style-name="ce4">
            <text:p>14.9986</text:p>
          </table:table-cell>
          <table:table-cell office:value-type="float" office:value="75.970699999999994" table:style-name="ce4">
            <text:p>75.9707</text:p>
          </table:table-cell>
          <table:table-cell table:number-columns-repeated="16368"/>
        </table:table-row>
        <table:table-row table:style-name="ro2">
          <table:table-cell office:value-type="float" office:value="632" table:style-name="ce4">
            <text:p>632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text:s/>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Alipura</text:p>
          </table:table-cell>
          <table:table-cell office:value-type="string" table:style-name="ce3">
            <text:p>ಅಲಿ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351231640" table:style-name="ce4">
            <text:p>1351231640</text:p>
          </table:table-cell>
          <table:table-cell table:style-name="ce4"/>
          <table:table-cell office:value-type="string" table:style-name="ce4">
            <text:p>Halesha<text:s text:c="5"/></text:p>
          </table:table-cell>
          <table:table-cell office:value-type="string" table:style-name="ce4">
            <text:p>CHO</text:p>
          </table:table-cell>
          <table:table-cell office:value-type="float" office:value="7760056721" table:style-name="ce4">
            <text:p>7760056721</text:p>
          </table:table-cell>
          <table:table-cell office:value-type="float" office:value="15.0204" table:style-name="ce4">
            <text:p>15.0204</text:p>
          </table:table-cell>
          <table:table-cell office:value-type="float" office:value="75.832800000000006" table:style-name="ce4">
            <text:p>75.8328</text:p>
          </table:table-cell>
          <table:table-cell table:number-columns-repeated="16368"/>
        </table:table-row>
        <table:table-row table:style-name="ro2">
          <table:table-cell office:value-type="float" office:value="633" table:style-name="ce4">
            <text:p>633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text:s/>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Varakanahalli</text:p>
          </table:table-cell>
          <table:table-cell office:value-type="string" table:style-name="ce3">
            <text:p>ವರಕ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441657389" table:style-name="ce4">
            <text:p>7441657389</text:p>
          </table:table-cell>
          <table:table-cell table:style-name="ce4"/>
          <table:table-cell office:value-type="string" table:style-name="ce4">
            <text:p>Paravatha Gowdas<text:s text:c="5"/></text:p>
          </table:table-cell>
          <table:table-cell office:value-type="string" table:style-name="ce4">
            <text:p>CHO</text:p>
          </table:table-cell>
          <table:table-cell office:value-type="float" office:value="9591745088" table:style-name="ce4">
            <text:p>9591745088</text:p>
          </table:table-cell>
          <table:table-cell office:value-type="float" office:value="14.9475" table:style-name="ce4">
            <text:p>14.9475</text:p>
          </table:table-cell>
          <table:table-cell office:value-type="float" office:value="76.007900000000006" table:style-name="ce4">
            <text:p>76.0079</text:p>
          </table:table-cell>
          <table:table-cell table:number-columns-repeated="16368"/>
        </table:table-row>
        <table:table-row table:style-name="ro2">
          <table:table-cell office:value-type="float" office:value="634" table:style-name="ce4">
            <text:p>634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text:s/>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Dasarahalli Thanda</text:p>
          </table:table-cell>
          <table:table-cell office:value-type="string" table:style-name="ce3">
            <text:p>ದಾಸರಹಳ್ಳಿ ತಾಂಡ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76471374" table:style-name="ce4">
            <text:p>3476471374</text:p>
          </table:table-cell>
          <table:table-cell table:style-name="ce4"/>
          <table:table-cell office:value-type="string" table:style-name="ce4">
            <text:p>Dasarahalli Thanda</text:p>
          </table:table-cell>
          <table:table-cell office:value-type="string" table:style-name="ce4">
            <text:p>CHO</text:p>
          </table:table-cell>
          <table:table-cell office:value-type="string" table:style-name="ce4">
            <text:p>Akkamma H_ CHO<text:s/></text:p>
          </table:table-cell>
          <table:table-cell office:value-type="float" office:value="15.055899999999999" table:style-name="ce4">
            <text:p>15.0559</text:p>
          </table:table-cell>
          <table:table-cell office:value-type="float" office:value="75.9559" table:style-name="ce4">
            <text:p>75.9559</text:p>
          </table:table-cell>
          <table:table-cell table:number-columns-repeated="16368"/>
        </table:table-row>
        <table:table-row table:style-name="ro2">
          <table:table-cell office:value-type="float" office:value="635" table:style-name="ce4">
            <text:p>635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text:s/>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Hirekolachi</text:p>
          </table:table-cell>
          <table:table-cell office:value-type="string" table:style-name="ce3">
            <text:p>ಹಿರೇಕೊಳಚ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66443358" table:style-name="ce4">
            <text:p>6866443358</text:p>
          </table:table-cell>
          <table:table-cell table:style-name="ce4"/>
          <table:table-cell office:value-type="string" table:style-name="ce4">
            <text:p>Pushpa kalyanamath<text:s text:c="5"/></text:p>
          </table:table-cell>
          <table:table-cell office:value-type="string" table:style-name="ce4">
            <text:p>CHO</text:p>
          </table:table-cell>
          <table:table-cell office:value-type="float" office:value="8792909098" table:style-name="ce4">
            <text:p>8792909098</text:p>
          </table:table-cell>
          <table:table-cell office:value-type="float" office:value="14.909599999999999" table:style-name="ce4">
            <text:p>14.9096</text:p>
          </table:table-cell>
          <table:table-cell office:value-type="float" office:value="75.868799999999993" table:style-name="ce4">
            <text:p>75.8688</text:p>
          </table:table-cell>
          <table:table-cell table:number-columns-repeated="16368"/>
        </table:table-row>
        <table:table-row table:style-name="ro2">
          <table:table-cell office:value-type="float" office:value="636" table:style-name="ce4">
            <text:p>636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text:s/>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Navali</text:p>
          </table:table-cell>
          <table:table-cell office:value-type="string" table:style-name="ce3">
            <text:p>ನವ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616864470" table:style-name="ce4">
            <text:p>3616864470</text:p>
          </table:table-cell>
          <table:table-cell table:style-name="ce4"/>
          <table:table-cell office:value-type="string" table:style-name="ce4">
            <text:p>Harishta MN<text:s text:c="5"/></text:p>
          </table:table-cell>
          <table:table-cell office:value-type="string" table:style-name="ce4">
            <text:p>CHO</text:p>
          </table:table-cell>
          <table:table-cell office:value-type="string" table:style-name="ce4">
            <text:p>096326 78807</text:p>
          </table:table-cell>
          <table:table-cell office:value-type="float" office:value="15.0253" table:style-name="ce4">
            <text:p>15.0253</text:p>
          </table:table-cell>
          <table:table-cell office:value-type="float" office:value="75.877899999999997" table:style-name="ce4">
            <text:p>75.8779</text:p>
          </table:table-cell>
          <table:table-cell table:number-columns-repeated="16368"/>
        </table:table-row>
        <table:table-row table:style-name="ro2">
          <table:table-cell office:value-type="float" office:value="637" table:style-name="ce4">
            <text:p>637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H K gunte/kunte</text:p>
          </table:table-cell>
          <table:table-cell office:value-type="string" table:style-name="ce3">
            <text:p>ಎಚ್ ಕೆ ಗುಂಟೆ/ಕುಂಟ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5742536" table:style-name="ce4">
            <text:p>1115742536</text:p>
          </table:table-cell>
          <table:table-cell table:style-name="ce4"/>
          <table:table-cell office:value-type="string" table:style-name="ce4">
            <text:p>Harish Kumar<text:s text:c="5"/></text:p>
          </table:table-cell>
          <table:table-cell office:value-type="string" table:style-name="ce4">
            <text:p>CHO</text:p>
          </table:table-cell>
          <table:table-cell office:value-type="float" office:value="9164517857" table:style-name="ce4">
            <text:p>9164517857</text:p>
          </table:table-cell>
          <table:table-cell office:value-type="float" office:value="14.6396" table:style-name="ce4">
            <text:p>14.6396</text:p>
          </table:table-cell>
          <table:table-cell office:value-type="float" office:value="76.410899999999998" table:style-name="ce4">
            <text:p>76.4109</text:p>
          </table:table-cell>
          <table:table-cell table:number-columns-repeated="16368"/>
        </table:table-row>
        <table:table-row table:style-name="ro2">
          <table:table-cell office:value-type="float" office:value="638" table:style-name="ce4">
            <text:p>638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Bayaluthambaraguddi</text:p>
          </table:table-cell>
          <table:table-cell office:value-type="string" table:style-name="ce3">
            <text:p>ಬಯಲುತಾಂಬರಗುದ್ದ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68382324" table:style-name="ce4">
            <text:p>3468382324</text:p>
          </table:table-cell>
          <table:table-cell table:style-name="ce4"/>
          <table:table-cell office:value-type="string" table:style-name="ce4">
            <text:p>S Neelavathi<text:s text:c="5"/></text:p>
          </table:table-cell>
          <table:table-cell office:value-type="string" table:style-name="ce4">
            <text:p>CHO</text:p>
          </table:table-cell>
          <table:table-cell office:value-type="float" office:value="9108259462" table:style-name="ce4">
            <text:p>9108259462</text:p>
          </table:table-cell>
          <table:table-cell office:value-type="float" office:value="14.6747" table:style-name="ce4">
            <text:p>14.6747</text:p>
          </table:table-cell>
          <table:table-cell office:value-type="float" office:value="76.415800000000004" table:style-name="ce4">
            <text:p>76.4158</text:p>
          </table:table-cell>
          <table:table-cell table:number-columns-repeated="16368"/>
        </table:table-row>
        <table:table-row table:style-name="ro2">
          <table:table-cell office:value-type="float" office:value="639" table:style-name="ce4">
            <text:p>639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Hulikeri</text:p>
          </table:table-cell>
          <table:table-cell office:value-type="string" table:style-name="ce3">
            <text:p>ಹುಲಿಕ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774433226" table:style-name="ce4">
            <text:p>7774433226</text:p>
          </table:table-cell>
          <table:table-cell table:style-name="ce4"/>
          <table:table-cell office:value-type="string" table:style-name="ce4">
            <text:p>Anupama D V<text:s text:c="5"/></text:p>
          </table:table-cell>
          <table:table-cell office:value-type="string" table:style-name="ce4">
            <text:p>CHO</text:p>
          </table:table-cell>
          <table:table-cell office:value-type="float" office:value="8884769309" table:style-name="ce4">
            <text:p>8884769309</text:p>
          </table:table-cell>
          <table:table-cell office:value-type="float" office:value="14.623799999999999" table:style-name="ce4">
            <text:p>14.6238</text:p>
          </table:table-cell>
          <table:table-cell office:value-type="float" office:value="76.4529" table:style-name="ce4">
            <text:p>76.4529</text:p>
          </table:table-cell>
          <table:table-cell table:number-columns-repeated="16368"/>
        </table:table-row>
        <table:table-row table:style-name="ro2">
          <table:table-cell office:value-type="float" office:value="640" table:style-name="ce4">
            <text:p>640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Banavikallu</text:p>
          </table:table-cell>
          <table:table-cell office:value-type="string" table:style-name="ce3">
            <text:p>ಬಣವಿಕಲ್ಲ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163162353" table:style-name="ce4">
            <text:p>2163162353</text:p>
          </table:table-cell>
          <table:table-cell table:style-name="ce4"/>
          <table:table-cell office:value-type="string" table:style-name="ce4">
            <text:p>Renukamma N<text:s text:c="5"/></text:p>
          </table:table-cell>
          <table:table-cell office:value-type="string" table:style-name="ce4">
            <text:p>CHO</text:p>
          </table:table-cell>
          <table:table-cell office:value-type="float" office:value="8197100581" table:style-name="ce4">
            <text:p>8197100581</text:p>
          </table:table-cell>
          <table:table-cell office:value-type="float" office:value="14.7597" table:style-name="ce4">
            <text:p>14.7597</text:p>
          </table:table-cell>
          <table:table-cell office:value-type="float" office:value="76.440899999999999" table:style-name="ce4">
            <text:p>76.4409</text:p>
          </table:table-cell>
          <table:table-cell table:number-columns-repeated="16368"/>
        </table:table-row>
        <table:table-row table:style-name="ro2">
          <table:table-cell office:value-type="float" office:value="641" table:style-name="ce4">
            <text:p>641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Ammanakere</text:p>
          </table:table-cell>
          <table:table-cell office:value-type="string" table:style-name="ce3">
            <text:p>ಅಮ್ಮನಕೆರ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215816155" table:style-name="ce4">
            <text:p>6215816155</text:p>
          </table:table-cell>
          <table:table-cell table:style-name="ce4"/>
          <table:table-cell office:value-type="string" table:style-name="ce4">
            <text:p>Netravathi N S<text:s text:c="5"/></text:p>
          </table:table-cell>
          <table:table-cell office:value-type="string" table:style-name="ce4">
            <text:p>CHO</text:p>
          </table:table-cell>
          <table:table-cell office:value-type="float" office:value="9731711424" table:style-name="ce4">
            <text:p>9731711424</text:p>
          </table:table-cell>
          <table:table-cell office:value-type="float" office:value="14.8748" table:style-name="ce4">
            <text:p>14.8748</text:p>
          </table:table-cell>
          <table:table-cell office:value-type="float" office:value="76.422899999999998" table:style-name="ce4">
            <text:p>76.4229</text:p>
          </table:table-cell>
          <table:table-cell table:number-columns-repeated="16368"/>
        </table:table-row>
        <table:table-row table:style-name="ro2">
          <table:table-cell office:value-type="float" office:value="642" table:style-name="ce4">
            <text:p>642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Thimmenahalli</text:p>
          </table:table-cell>
          <table:table-cell office:value-type="string" table:style-name="ce3">
            <text:p>ತಿಮ್ಮೇ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577365884" table:style-name="ce4">
            <text:p>5577365884</text:p>
          </table:table-cell>
          <table:table-cell table:style-name="ce4"/>
          <table:table-cell office:value-type="string" table:style-name="ce4">
            <text:p>Abdul Lateef V<text:s text:c="5"/></text:p>
          </table:table-cell>
          <table:table-cell office:value-type="string" table:style-name="ce4">
            <text:p>CHO</text:p>
          </table:table-cell>
          <table:table-cell office:value-type="float" office:value="9164458589" table:style-name="ce4">
            <text:p>9164458589</text:p>
          </table:table-cell>
          <table:table-cell office:value-type="float" office:value="14.7538" table:style-name="ce4">
            <text:p>14.7538</text:p>
          </table:table-cell>
          <table:table-cell office:value-type="float" office:value="76.613299999999995" table:style-name="ce4">
            <text:p>76.6133</text:p>
          </table:table-cell>
          <table:table-cell table:number-columns-repeated="16368"/>
        </table:table-row>
        <table:table-row table:style-name="ro2">
          <table:table-cell office:value-type="float" office:value="643" table:style-name="ce4">
            <text:p>643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Appenahalli</text:p>
          </table:table-cell>
          <table:table-cell office:value-type="string" table:style-name="ce3">
            <text:p>ಅಪ್ಪೇ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52348361" table:style-name="ce4">
            <text:p>8652348361</text:p>
          </table:table-cell>
          <table:table-cell table:style-name="ce4"/>
          <table:table-cell office:value-type="string" table:style-name="ce4">
            <text:p>Prabhakar R <text:s/>C</text:p>
          </table:table-cell>
          <table:table-cell office:value-type="string" table:style-name="ce4">
            <text:p>CHO</text:p>
          </table:table-cell>
          <table:table-cell office:value-type="float" office:value="7204840498" table:style-name="ce4">
            <text:p>7204840498</text:p>
          </table:table-cell>
          <table:table-cell office:value-type="float" office:value="14.8538" table:style-name="ce4">
            <text:p>14.8538</text:p>
          </table:table-cell>
          <table:table-cell office:value-type="float" office:value="76.684799999999996" table:style-name="ce4">
            <text:p>76.6848</text:p>
          </table:table-cell>
          <table:table-cell table:number-columns-repeated="16368"/>
        </table:table-row>
        <table:table-row table:style-name="ro2">
          <table:table-cell office:value-type="float" office:value="644" table:style-name="ce4">
            <text:p>644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Ramadurga</text:p>
          </table:table-cell>
          <table:table-cell office:value-type="string" table:style-name="ce3">
            <text:p>ರಾಮದುರ್ಗ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28465331" table:style-name="ce4">
            <text:p>8628465331</text:p>
          </table:table-cell>
          <table:table-cell table:style-name="ce4"/>
          <table:table-cell office:value-type="string" table:style-name="ce4">
            <text:p>Nirmala N<text:s text:c="5"/></text:p>
          </table:table-cell>
          <table:table-cell office:value-type="string" table:style-name="ce4">
            <text:p>CHO</text:p>
          </table:table-cell>
          <table:table-cell office:value-type="float" office:value="8296672708" table:style-name="ce4">
            <text:p>8296672708</text:p>
          </table:table-cell>
          <table:table-cell office:value-type="float" office:value="14.853400000000001" table:style-name="ce4">
            <text:p>14.8534</text:p>
          </table:table-cell>
          <table:table-cell office:value-type="float" office:value="76.547300000000007" table:style-name="ce4">
            <text:p>76.5473</text:p>
          </table:table-cell>
          <table:table-cell table:number-columns-repeated="16368"/>
        </table:table-row>
        <table:table-row table:style-name="ro2">
          <table:table-cell office:value-type="float" office:value="645" table:style-name="ce4">
            <text:p>645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Sidigal</text:p>
          </table:table-cell>
          <table:table-cell office:value-type="string" table:style-name="ce3">
            <text:p>ಸಿಡಿಗ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674573377" table:style-name="ce4">
            <text:p>3674573377</text:p>
          </table:table-cell>
          <table:table-cell table:style-name="ce4"/>
          <table:table-cell office:value-type="string" table:style-name="ce4">
            <text:p>Hampanna K<text:s text:c="5"/></text:p>
          </table:table-cell>
          <table:table-cell office:value-type="string" table:style-name="ce4">
            <text:p>CHO</text:p>
          </table:table-cell>
          <table:table-cell office:value-type="float" office:value="9686027596" table:style-name="ce4">
            <text:p>9686027596</text:p>
          </table:table-cell>
          <table:table-cell office:value-type="float" office:value="15.263865600000001" table:style-name="ce4">
            <text:p>15.2638656</text:p>
          </table:table-cell>
          <table:table-cell office:value-type="float" office:value="76.396529799999996" table:style-name="ce4">
            <text:p>76.3965298</text:p>
          </table:table-cell>
          <table:table-cell table:number-columns-repeated="16368"/>
        </table:table-row>
        <table:table-row table:style-name="ro2">
          <table:table-cell office:value-type="float" office:value="646" table:style-name="ce4">
            <text:p>646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Pujanhalli</text:p>
          </table:table-cell>
          <table:table-cell office:value-type="string" table:style-name="ce3">
            <text:p>ಪೂಜ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63376747" table:style-name="ce4">
            <text:p>6363376747</text:p>
          </table:table-cell>
          <table:table-cell table:style-name="ce4"/>
          <table:table-cell office:value-type="string" table:style-name="ce4">
            <text:p>Nagesh<text:s text:c="5"/></text:p>
          </table:table-cell>
          <table:table-cell office:value-type="string" table:style-name="ce4">
            <text:p>CHO</text:p>
          </table:table-cell>
          <table:table-cell office:value-type="float" office:value="8861005246" table:style-name="ce4">
            <text:p>8861005246</text:p>
          </table:table-cell>
          <table:table-cell office:value-type="float" office:value="14.6136" table:style-name="ce4">
            <text:p>14.6136</text:p>
          </table:table-cell>
          <table:table-cell office:value-type="float" office:value="76.535499999999999" table:style-name="ce4">
            <text:p>76.5355</text:p>
          </table:table-cell>
          <table:table-cell table:number-columns-repeated="16368"/>
        </table:table-row>
        <table:table-row table:style-name="ro2">
          <table:table-cell office:value-type="float" office:value="647" table:style-name="ce4">
            <text:p>647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Jammobanahalli</text:p>
          </table:table-cell>
          <table:table-cell office:value-type="string" table:style-name="ce3">
            <text:p>ಜಮ್ಮೋಬ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435743245" table:style-name="ce4">
            <text:p>7435743245</text:p>
          </table:table-cell>
          <table:table-cell table:style-name="ce4"/>
          <table:table-cell office:value-type="string" table:style-name="ce4">
            <text:p>ShivaPrakash O<text:s text:c="5"/></text:p>
          </table:table-cell>
          <table:table-cell office:value-type="string" table:style-name="ce4">
            <text:p>CHO</text:p>
          </table:table-cell>
          <table:table-cell office:value-type="float" office:value="9886395384" table:style-name="ce4">
            <text:p>9886395384</text:p>
          </table:table-cell>
          <table:table-cell office:value-type="float" office:value="14.6572" table:style-name="ce4">
            <text:p>14.6572</text:p>
          </table:table-cell>
          <table:table-cell office:value-type="float" office:value="76.527900000000002" table:style-name="ce4">
            <text:p>76.5279</text:p>
          </table:table-cell>
          <table:table-cell table:number-columns-repeated="16368"/>
        </table:table-row>
        <table:table-row table:style-name="ro2">
          <table:table-cell office:value-type="float" office:value="648" table:style-name="ce4">
            <text:p>648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Tayakanahalli</text:p>
          </table:table-cell>
          <table:table-cell office:value-type="string" table:style-name="ce3">
            <text:p>ತಾಯಕ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255116334" table:style-name="ce4">
            <text:p>6255116334</text:p>
          </table:table-cell>
          <table:table-cell table:style-name="ce4"/>
          <table:table-cell office:value-type="string" table:style-name="ce4">
            <text:p>NoorFathima N R<text:s text:c="5"/></text:p>
          </table:table-cell>
          <table:table-cell office:value-type="string" table:style-name="ce4">
            <text:p>CHO</text:p>
          </table:table-cell>
          <table:table-cell office:value-type="float" office:value="7975329074" table:style-name="ce4">
            <text:p>7975329074</text:p>
          </table:table-cell>
          <table:table-cell office:value-type="float" office:value="14.643700000000001" table:style-name="ce4">
            <text:p>14.6437</text:p>
          </table:table-cell>
          <table:table-cell office:value-type="float" office:value="76.5852" table:style-name="ce4">
            <text:p>76.5852</text:p>
          </table:table-cell>
          <table:table-cell table:number-columns-repeated="16368"/>
        </table:table-row>
        <table:table-row table:style-name="ro2">
          <table:table-cell office:value-type="float" office:value="649" table:style-name="ce4">
            <text:p>649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Harakabavi</text:p>
          </table:table-cell>
          <table:table-cell office:value-type="string" table:style-name="ce3">
            <text:p>ಹಾರಕಬಾವ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557767446" table:style-name="ce4">
            <text:p>6557767446</text:p>
          </table:table-cell>
          <table:table-cell table:style-name="ce4"/>
          <table:table-cell office:value-type="string" table:style-name="ce4">
            <text:p>Suresh B<text:s text:c="5"/></text:p>
          </table:table-cell>
          <table:table-cell office:value-type="string" table:style-name="ce4">
            <text:p>CHO</text:p>
          </table:table-cell>
          <table:table-cell office:value-type="float" office:value="9164128272" table:style-name="ce4">
            <text:p>9164128272</text:p>
          </table:table-cell>
          <table:table-cell office:value-type="float" office:value="14.722899999999999" table:style-name="ce4">
            <text:p>14.7229</text:p>
          </table:table-cell>
          <table:table-cell office:value-type="float" office:value="76.419700000000006" table:style-name="ce4">
            <text:p>76.4197</text:p>
          </table:table-cell>
          <table:table-cell table:number-columns-repeated="16368"/>
        </table:table-row>
        <table:table-row table:style-name="ro2">
          <table:table-cell office:value-type="float" office:value="650" table:style-name="ce4">
            <text:p>650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Rampura</text:p>
          </table:table-cell>
          <table:table-cell office:value-type="string" table:style-name="ce3">
            <text:p>ರಾಂ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38643645" table:style-name="ce4">
            <text:p>5338643645</text:p>
          </table:table-cell>
          <table:table-cell table:style-name="ce4"/>
          <table:table-cell office:value-type="string" table:style-name="ce4">
            <text:p>Shobha B S<text:s text:c="5"/></text:p>
          </table:table-cell>
          <table:table-cell office:value-type="string" table:style-name="ce4">
            <text:p>CHO</text:p>
          </table:table-cell>
          <table:table-cell office:value-type="float" office:value="7353114039" table:style-name="ce4">
            <text:p>735311403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651" table:style-name="ce4">
            <text:p>651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Dupadahalli</text:p>
          </table:table-cell>
          <table:table-cell office:value-type="string" table:style-name="ce3">
            <text:p>ದೂಪದ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262637486" table:style-name="ce4">
            <text:p>7262637486</text:p>
          </table:table-cell>
          <table:table-cell table:style-name="ce4"/>
          <table:table-cell office:value-type="string" table:style-name="ce4">
            <text:p>Sowmya Y<text:s text:c="5"/></text:p>
          </table:table-cell>
          <table:table-cell office:value-type="string" table:style-name="ce4">
            <text:p>CHO</text:p>
          </table:table-cell>
          <table:table-cell office:value-type="float" office:value="9902878721" table:style-name="ce4">
            <text:p>990287872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652" table:style-name="ce4">
            <text:p>652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K Ayyanahalli</text:p>
          </table:table-cell>
          <table:table-cell office:value-type="string" table:style-name="ce3">
            <text:p>ಕೆ ಅಯ್ಯ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25857581" table:style-name="ce4">
            <text:p>6825857581</text:p>
          </table:table-cell>
          <table:table-cell table:style-name="ce4"/>
          <table:table-cell office:value-type="string" table:style-name="ce4">
            <text:p>Nagaraja M S<text:s text:c="5"/></text:p>
          </table:table-cell>
          <table:table-cell office:value-type="string" table:style-name="ce4">
            <text:p>CHO</text:p>
          </table:table-cell>
          <table:table-cell office:value-type="float" office:value="8880977222" table:style-name="ce4">
            <text:p>8880977222</text:p>
          </table:table-cell>
          <table:table-cell office:value-type="float" office:value="14.999499999999999" table:style-name="ce4">
            <text:p>14.9995</text:p>
          </table:table-cell>
          <table:table-cell office:value-type="float" office:value="75.852900000000005" table:style-name="ce4">
            <text:p>75.8529</text:p>
          </table:table-cell>
          <table:table-cell table:number-columns-repeated="16368"/>
        </table:table-row>
        <table:table-row table:style-name="ro2">
          <table:table-cell office:value-type="float" office:value="653" table:style-name="ce4">
            <text:p>653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Chitragunda</text:p>
          </table:table-cell>
          <table:table-cell office:value-type="string" table:style-name="ce3">
            <text:p>ಚಿತ್ರಗುಂ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785524641" table:style-name="ce4">
            <text:p>7785524641</text:p>
          </table:table-cell>
          <table:table-cell table:style-name="ce4"/>
          <table:table-cell office:value-type="string" table:style-name="ce4">
            <text:p>Nagaraja B<text:s text:c="5"/></text:p>
          </table:table-cell>
          <table:table-cell office:value-type="string" table:style-name="ce4">
            <text:p>CHO</text:p>
          </table:table-cell>
          <table:table-cell office:value-type="float" office:value="9620726855" table:style-name="ce4">
            <text:p>9620726855</text:p>
          </table:table-cell>
          <table:table-cell office:value-type="float" office:value="15.271599999999999" table:style-name="ce4">
            <text:p>15.2716</text:p>
          </table:table-cell>
          <table:table-cell office:value-type="float" office:value="76.389300000000006" table:style-name="ce4">
            <text:p>76.3893</text:p>
          </table:table-cell>
          <table:table-cell table:number-columns-repeated="16368"/>
        </table:table-row>
        <table:table-row table:style-name="ro2">
          <table:table-cell office:value-type="float" office:value="654" table:style-name="ce4">
            <text:p>654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Mallanayakanahalli</text:p>
          </table:table-cell>
          <table:table-cell office:value-type="string" table:style-name="ce3">
            <text:p>ಮಲ್ಲನಾಯಕ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271447483" table:style-name="ce4">
            <text:p>5271447483</text:p>
          </table:table-cell>
          <table:table-cell table:style-name="ce4"/>
          <table:table-cell office:value-type="string" table:style-name="ce4">
            <text:p>Nagalambika<text:s text:c="5"/></text:p>
          </table:table-cell>
          <table:table-cell office:value-type="string" table:style-name="ce4">
            <text:p>CHO</text:p>
          </table:table-cell>
          <table:table-cell office:value-type="float" office:value="9986647112" table:style-name="ce4">
            <text:p>998664711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655" table:style-name="ce4">
            <text:p>655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Gajapura</text:p>
          </table:table-cell>
          <table:table-cell office:value-type="string" table:style-name="ce3">
            <text:p>ಗಜ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577437183" table:style-name="ce4">
            <text:p>3577437183</text:p>
          </table:table-cell>
          <table:table-cell table:style-name="ce4"/>
          <table:table-cell office:value-type="string" table:style-name="ce4">
            <text:p>Kavitha Talwar<text:s text:c="5"/></text:p>
          </table:table-cell>
          <table:table-cell office:value-type="string" table:style-name="ce4">
            <text:p>CHO</text:p>
          </table:table-cell>
          <table:table-cell office:value-type="float" office:value="9742781994" table:style-name="ce4">
            <text:p>9742781994</text:p>
          </table:table-cell>
          <table:table-cell office:value-type="float" office:value="14.8733" table:style-name="ce4">
            <text:p>14.8733</text:p>
          </table:table-cell>
          <table:table-cell office:value-type="float" office:value="76.309299999999993" table:style-name="ce4">
            <text:p>76.3093</text:p>
          </table:table-cell>
          <table:table-cell table:number-columns-repeated="16368"/>
        </table:table-row>
        <table:table-row table:style-name="ro2">
          <table:table-cell office:value-type="float" office:value="656" table:style-name="ce4">
            <text:p>656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A D Gudda</text:p>
          </table:table-cell>
          <table:table-cell office:value-type="string" table:style-name="ce3">
            <text:p>ಎ ಡಿ ಗುಡ್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18724521" table:style-name="ce4">
            <text:p>8818724521</text:p>
          </table:table-cell>
          <table:table-cell table:style-name="ce4"/>
          <table:table-cell office:value-type="string" table:style-name="ce4">
            <text:p>H Y Nagendra Kumar<text:s text:c="5"/></text:p>
          </table:table-cell>
          <table:table-cell office:value-type="string" table:style-name="ce4">
            <text:p>CHO</text:p>
          </table:table-cell>
          <table:table-cell office:value-type="float" office:value="9901644135" table:style-name="ce4">
            <text:p>9901644135</text:p>
          </table:table-cell>
          <table:table-cell office:value-type="float" office:value="14.908300000000001" table:style-name="ce4">
            <text:p>14.9083</text:p>
          </table:table-cell>
          <table:table-cell office:value-type="float" office:value="76.417500000000004" table:style-name="ce4">
            <text:p>76.4175</text:p>
          </table:table-cell>
          <table:table-cell table:number-columns-repeated="16368"/>
        </table:table-row>
        <table:table-row table:style-name="ro2">
          <table:table-cell office:value-type="float" office:value="657" table:style-name="ce4">
            <text:p>657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Kandagallu</text:p>
          </table:table-cell>
          <table:table-cell office:value-type="string" table:style-name="ce3">
            <text:p>ಕಂದಗಲ್ಲ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481856686" table:style-name="ce4">
            <text:p>2481856686</text:p>
          </table:table-cell>
          <table:table-cell table:style-name="ce4"/>
          <table:table-cell office:value-type="string" table:style-name="ce4">
            <text:p>Shashwatha Kumar M<text:s text:c="5"/></text:p>
          </table:table-cell>
          <table:table-cell office:value-type="string" table:style-name="ce4">
            <text:p>CHO</text:p>
          </table:table-cell>
          <table:table-cell office:value-type="float" office:value="9535901863" table:style-name="ce4">
            <text:p>9535901863</text:p>
          </table:table-cell>
          <table:table-cell office:value-type="float" office:value="14.882400000000001" table:style-name="ce4">
            <text:p>14.8824</text:p>
          </table:table-cell>
          <table:table-cell office:value-type="float" office:value="76.289100000000005" table:style-name="ce4">
            <text:p>76.2891</text:p>
          </table:table-cell>
          <table:table-cell table:number-columns-repeated="16368"/>
        </table:table-row>
        <table:table-row table:style-name="ro2">
          <table:table-cell office:value-type="float" office:value="658" table:style-name="ce4">
            <text:p>658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Bheemasamudra</text:p>
          </table:table-cell>
          <table:table-cell office:value-type="string" table:style-name="ce3">
            <text:p>ಭೀಮಸಮುದ್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543557849" table:style-name="ce4">
            <text:p>4543557849</text:p>
          </table:table-cell>
          <table:table-cell table:style-name="ce4"/>
          <table:table-cell office:value-type="string" table:style-name="ce4">
            <text:p>Raghavendra D R<text:s text:c="5"/></text:p>
          </table:table-cell>
          <table:table-cell office:value-type="string" table:style-name="ce4">
            <text:p>CHO</text:p>
          </table:table-cell>
          <table:table-cell office:value-type="float" office:value="8217403395" table:style-name="ce4">
            <text:p>8217403395</text:p>
          </table:table-cell>
          <table:table-cell office:value-type="float" office:value="14.749499999999999" table:style-name="ce4">
            <text:p>14.7495</text:p>
          </table:table-cell>
          <table:table-cell office:value-type="float" office:value="76.506399999999999" table:style-name="ce4">
            <text:p>76.5064</text:p>
          </table:table-cell>
          <table:table-cell table:number-columns-repeated="16368"/>
        </table:table-row>
        <table:table-row table:style-name="ro2">
          <table:table-cell office:value-type="float" office:value="659" table:style-name="ce4">
            <text:p>659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Bedeladaku</text:p>
          </table:table-cell>
          <table:table-cell office:value-type="string" table:style-name="ce3">
            <text:p>ಬೇಡಲಡಕ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724374231" table:style-name="ce4">
            <text:p>7724374231</text:p>
          </table:table-cell>
          <table:table-cell table:style-name="ce4"/>
          <table:table-cell office:value-type="string" table:style-name="ce4">
            <text:p>G Karibasamma<text:s text:c="5"/></text:p>
          </table:table-cell>
          <table:table-cell office:value-type="string" table:style-name="ce4">
            <text:p>CHO</text:p>
          </table:table-cell>
          <table:table-cell office:value-type="float" office:value="8197856074" table:style-name="ce4">
            <text:p>8197856074</text:p>
          </table:table-cell>
          <table:table-cell office:value-type="float" office:value="14.8697" table:style-name="ce4">
            <text:p>14.8697</text:p>
          </table:table-cell>
          <table:table-cell office:value-type="float" office:value="76.357799999999997" table:style-name="ce4">
            <text:p>76.3578</text:p>
          </table:table-cell>
          <table:table-cell table:number-columns-repeated="16368"/>
        </table:table-row>
        <table:table-row table:style-name="ro2">
          <table:table-cell office:value-type="float" office:value="660" table:style-name="ce4">
            <text:p>660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Kenchamanahalli</text:p>
          </table:table-cell>
          <table:table-cell office:value-type="string" table:style-name="ce3">
            <text:p>ಕೆಂಚಮ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852121622" table:style-name="ce4">
            <text:p>5852121622</text:p>
          </table:table-cell>
          <table:table-cell table:style-name="ce4"/>
          <table:table-cell office:value-type="string" table:style-name="ce4">
            <text:p>C Meenakshamma<text:s text:c="5"/></text:p>
          </table:table-cell>
          <table:table-cell office:value-type="string" table:style-name="ce4">
            <text:p>CHO</text:p>
          </table:table-cell>
          <table:table-cell office:value-type="float" office:value="9845875452" table:style-name="ce4">
            <text:p>9845875452</text:p>
          </table:table-cell>
          <table:table-cell office:value-type="float" office:value="14.577999999999999" table:style-name="ce4">
            <text:p>14.578</text:p>
          </table:table-cell>
          <table:table-cell office:value-type="float" office:value="76.483599999999996" table:style-name="ce4">
            <text:p>76.4836</text:p>
          </table:table-cell>
          <table:table-cell table:number-columns-repeated="16368"/>
        </table:table-row>
        <table:table-row table:style-name="ro2">
          <table:table-cell office:value-type="float" office:value="661" table:style-name="ce4">
            <text:p>661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Yekkegundi</text:p>
          </table:table-cell>
          <table:table-cell office:value-type="string" table:style-name="ce3">
            <text:p>ಯೆಕ್ಕೆಗುಂ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371448148" table:style-name="ce4">
            <text:p>7371448148</text:p>
          </table:table-cell>
          <table:table-cell table:style-name="ce4"/>
          <table:table-cell office:value-type="string" table:style-name="ce4">
            <text:p>Thilaka B<text:s text:c="5"/></text:p>
          </table:table-cell>
          <table:table-cell office:value-type="string" table:style-name="ce4">
            <text:p>CHO</text:p>
          </table:table-cell>
          <table:table-cell office:value-type="float" office:value="8618745561" table:style-name="ce4">
            <text:p>8618745561</text:p>
          </table:table-cell>
          <table:table-cell office:value-type="float" office:value="14.750299999999999" table:style-name="ce4">
            <text:p>14.7503</text:p>
          </table:table-cell>
          <table:table-cell office:value-type="float" office:value="76.629300000000001" table:style-name="ce4">
            <text:p>76.6293</text:p>
          </table:table-cell>
          <table:table-cell table:number-columns-repeated="16368"/>
        </table:table-row>
        <table:table-row table:style-name="ro2">
          <table:table-cell office:value-type="float" office:value="662" table:style-name="ce4">
            <text:p>662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Harakanahalli</text:p>
          </table:table-cell>
          <table:table-cell office:value-type="string" table:style-name="ce3">
            <text:p>ಹಾರಕ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338185633" table:style-name="ce4">
            <text:p>8338185633</text:p>
          </table:table-cell>
          <table:table-cell table:style-name="ce4"/>
          <table:table-cell office:value-type="string" table:style-name="ce4">
            <text:p>Vijayanagara<text:s/></text:p>
          </table:table-cell>
          <table:table-cell office:value-type="string" table:style-name="ce4">
            <text:p>CHO</text:p>
          </table:table-cell>
          <table:table-cell office:value-type="float" office:value="9742012422" table:style-name="ce4">
            <text:p>9742012422</text:p>
          </table:table-cell>
          <table:table-cell office:value-type="float" office:value="14.792899999999999" table:style-name="ce4">
            <text:p>14.7929</text:p>
          </table:table-cell>
          <table:table-cell office:value-type="float" office:value="75.981200000000001" table:style-name="ce4">
            <text:p>75.9812</text:p>
          </table:table-cell>
          <table:table-cell table:number-columns-repeated="16368"/>
        </table:table-row>
        <table:table-row table:style-name="ro2">
          <table:table-cell office:value-type="float" office:value="663" table:style-name="ce4">
            <text:p>663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Mangapura</text:p>
          </table:table-cell>
          <table:table-cell office:value-type="string" table:style-name="ce3">
            <text:p>ಮಂಗ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67854653" table:style-name="ce4">
            <text:p>6767854653</text:p>
          </table:table-cell>
          <table:table-cell table:style-name="ce4"/>
          <table:table-cell office:value-type="string" table:style-name="ce4">
            <text:p>Pavithra Hosetti<text:s text:c="5"/></text:p>
          </table:table-cell>
          <table:table-cell office:value-type="string" table:style-name="ce4">
            <text:p>CHO</text:p>
          </table:table-cell>
          <table:table-cell office:value-type="float" office:value="9141019296" table:style-name="ce4">
            <text:p>9141019296</text:p>
          </table:table-cell>
          <table:table-cell office:value-type="float" office:value="14.707100000000001" table:style-name="ce4">
            <text:p>14.7071</text:p>
          </table:table-cell>
          <table:table-cell office:value-type="float" office:value="76.332800000000006" table:style-name="ce4">
            <text:p>76.3328</text:p>
          </table:table-cell>
          <table:table-cell table:number-columns-repeated="16368"/>
        </table:table-row>
        <table:table-row table:style-name="ro2">
          <table:table-cell office:value-type="float" office:value="664" table:style-name="ce4">
            <text:p>664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Suladahalli</text:p>
          </table:table-cell>
          <table:table-cell office:value-type="string" table:style-name="ce3">
            <text:p>ಸುಳದ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875725587" table:style-name="ce4">
            <text:p>7875725587</text:p>
          </table:table-cell>
          <table:table-cell table:style-name="ce4"/>
          <table:table-cell office:value-type="string" table:style-name="ce4">
            <text:p><text:s/>wdesha H B<text:s text:c="5"/></text:p>
          </table:table-cell>
          <table:table-cell office:value-type="string" table:style-name="ce4">
            <text:p>CHO</text:p>
          </table:table-cell>
          <table:table-cell office:value-type="float" office:value="9845980717" table:style-name="ce4">
            <text:p>9845980717</text:p>
          </table:table-cell>
          <table:table-cell office:value-type="float" office:value="14.755699999999999" table:style-name="ce4">
            <text:p>14.7557</text:p>
          </table:table-cell>
          <table:table-cell office:value-type="float" office:value="76.397099999999995" table:style-name="ce4">
            <text:p>76.3971</text:p>
          </table:table-cell>
          <table:table-cell table:number-columns-repeated="16368"/>
        </table:table-row>
        <table:table-row table:style-name="ro2">
          <table:table-cell office:value-type="float" office:value="665" table:style-name="ce4">
            <text:p>665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Nimbalageri</text:p>
          </table:table-cell>
          <table:table-cell office:value-type="string" table:style-name="ce3">
            <text:p>ನಿಂಬಳಗ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87618354" table:style-name="ce4">
            <text:p>6487618354</text:p>
          </table:table-cell>
          <table:table-cell table:style-name="ce4"/>
          <table:table-cell office:value-type="string" table:style-name="ce4">
            <text:p>Veena K S<text:s text:c="5"/></text:p>
          </table:table-cell>
          <table:table-cell office:value-type="string" table:style-name="ce4">
            <text:p>CHO</text:p>
          </table:table-cell>
          <table:table-cell office:value-type="float" office:value="9480998689" table:style-name="ce4">
            <text:p>9480998689</text:p>
          </table:table-cell>
          <table:table-cell office:value-type="float" office:value="14.6936" table:style-name="ce4">
            <text:p>14.6936</text:p>
          </table:table-cell>
          <table:table-cell office:value-type="float" office:value="76.357699999999994" table:style-name="ce4">
            <text:p>76.3577</text:p>
          </table:table-cell>
          <table:table-cell table:number-columns-repeated="16368"/>
        </table:table-row>
        <table:table-row table:style-name="ro2">
          <table:table-cell office:value-type="float" office:value="666" table:style-name="ce4">
            <text:p>666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Ambali</text:p>
          </table:table-cell>
          <table:table-cell office:value-type="string" table:style-name="ce3">
            <text:p>ಅಂಬ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576346388" table:style-name="ce4">
            <text:p>6576346388</text:p>
          </table:table-cell>
          <table:table-cell table:style-name="ce4"/>
          <table:table-cell office:value-type="string" table:style-name="ce4">
            <text:p>Veeresha H<text:s text:c="5"/></text:p>
          </table:table-cell>
          <table:table-cell office:value-type="string" table:style-name="ce4">
            <text:p>CHO</text:p>
          </table:table-cell>
          <table:table-cell office:value-type="float" office:value="9916305637" table:style-name="ce4">
            <text:p>9916305637</text:p>
          </table:table-cell>
          <table:table-cell office:value-type="float" office:value="14.9062" table:style-name="ce4">
            <text:p>14.9062</text:p>
          </table:table-cell>
          <table:table-cell office:value-type="float" office:value="76.179400000000001" table:style-name="ce4">
            <text:p>76.1794</text:p>
          </table:table-cell>
          <table:table-cell table:number-columns-repeated="16368"/>
        </table:table-row>
        <table:table-row table:style-name="ro2">
          <table:table-cell office:value-type="float" office:value="667" table:style-name="ce4">
            <text:p>667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Yedramanahalli</text:p>
          </table:table-cell>
          <table:table-cell office:value-type="string" table:style-name="ce3">
            <text:p>ಯಡ್ರಾಮ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78231740" table:style-name="ce4">
            <text:p>3778231740</text:p>
          </table:table-cell>
          <table:table-cell table:style-name="ce4"/>
          <table:table-cell office:value-type="string" table:style-name="ce4">
            <text:p>Ashwini K<text:s text:c="5"/></text:p>
          </table:table-cell>
          <table:table-cell office:value-type="string" table:style-name="ce4">
            <text:p>CHO</text:p>
          </table:table-cell>
          <table:table-cell office:value-type="float" office:value="7090053028" table:style-name="ce4">
            <text:p>7090053028</text:p>
          </table:table-cell>
          <table:table-cell office:value-type="float" office:value="15.1067" table:style-name="ce4">
            <text:p>15.1067</text:p>
          </table:table-cell>
          <table:table-cell office:value-type="float" office:value="76.153599999999997" table:style-name="ce4">
            <text:p>76.1536</text:p>
          </table:table-cell>
          <table:table-cell table:number-columns-repeated="16368"/>
        </table:table-row>
        <table:table-row table:style-name="ro2">
          <table:table-cell office:value-type="float" office:value="668" table:style-name="ce4">
            <text:p>668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Nagarkatte</text:p>
          </table:table-cell>
          <table:table-cell office:value-type="string" table:style-name="ce3">
            <text:p>ನಾಗರಕಟ್ಟ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21162263" table:style-name="ce4">
            <text:p>5421162263</text:p>
          </table:table-cell>
          <table:table-cell table:style-name="ce4"/>
          <table:table-cell office:value-type="string" table:style-name="ce4">
            <text:p>Hareesha B<text:s text:c="5"/></text:p>
          </table:table-cell>
          <table:table-cell office:value-type="string" table:style-name="ce4">
            <text:p>CHO</text:p>
          </table:table-cell>
          <table:table-cell office:value-type="float" office:value="9742095429" table:style-name="ce4">
            <text:p>9742095429</text:p>
          </table:table-cell>
          <table:table-cell office:value-type="float" office:value="14.732699999999999" table:style-name="ce4">
            <text:p>14.7327</text:p>
          </table:table-cell>
          <table:table-cell office:value-type="float" office:value="76.212599999999995" table:style-name="ce4">
            <text:p>76.2126</text:p>
          </table:table-cell>
          <table:table-cell table:number-columns-repeated="16368"/>
        </table:table-row>
        <table:table-row table:style-name="ro2">
          <table:table-cell office:value-type="float" office:value="669" table:style-name="ce4">
            <text:p>669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Kallapura</text:p>
          </table:table-cell>
          <table:table-cell office:value-type="string" table:style-name="ce3">
            <text:p>ಕಲ್ಲ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223648371" table:style-name="ce4">
            <text:p>4223648371</text:p>
          </table:table-cell>
          <table:table-cell table:style-name="ce4"/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670" table:style-name="ce4">
            <text:p>670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Old H B Halli<text:s/></text:p>
          </table:table-cell>
          <table:table-cell office:value-type="string" table:style-name="ce3">
            <text:p>ಹಳೆ ಎಚ್ ಬಿ 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312248789" table:style-name="ce4">
            <text:p>7312248789</text:p>
          </table:table-cell>
          <table:table-cell table:style-name="ce4"/>
          <table:table-cell office:value-type="string" table:style-name="ce4">
            <text:p>Maliyappa S<text:s text:c="5"/></text:p>
          </table:table-cell>
          <table:table-cell office:value-type="string" table:style-name="ce4">
            <text:p>CHO</text:p>
          </table:table-cell>
          <table:table-cell office:value-type="float" office:value="9900754563" table:style-name="ce4">
            <text:p>9900754563</text:p>
          </table:table-cell>
          <table:table-cell office:value-type="float" office:value="15.0449" table:style-name="ce4">
            <text:p>15.0449</text:p>
          </table:table-cell>
          <table:table-cell office:value-type="float" office:value="76.1982" table:style-name="ce4">
            <text:p>76.1982</text:p>
          </table:table-cell>
          <table:table-cell table:number-columns-repeated="16368"/>
        </table:table-row>
        <table:table-row table:style-name="ro2">
          <table:table-cell office:value-type="float" office:value="671" table:style-name="ce4">
            <text:p>671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Kadalabalu</text:p>
          </table:table-cell>
          <table:table-cell office:value-type="string" table:style-name="ce3">
            <text:p>ಕಡಲಬಾಳ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74613839" table:style-name="ce4">
            <text:p>4374613839</text:p>
          </table:table-cell>
          <table:table-cell table:style-name="ce4"/>
          <table:table-cell office:value-type="string" table:style-name="ce4">
            <text:p>DK Lohithashwa<text:s text:c="5"/></text:p>
          </table:table-cell>
          <table:table-cell office:value-type="string" table:style-name="ce4">
            <text:p>CHO</text:p>
          </table:table-cell>
          <table:table-cell office:value-type="float" office:value="9886042108" table:style-name="ce4">
            <text:p>988604210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672" table:style-name="ce4">
            <text:p>672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Vallabhapura</text:p>
          </table:table-cell>
          <table:table-cell office:value-type="string" table:style-name="ce3">
            <text:p>ವಲ್ಲಭ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315518312" table:style-name="ce4">
            <text:p>2315518312</text:p>
          </table:table-cell>
          <table:table-cell table:style-name="ce4"/>
          <table:table-cell office:value-type="string" table:style-name="ce4">
            <text:p>Jayalakshmi L<text:s text:c="5"/></text:p>
          </table:table-cell>
          <table:table-cell office:value-type="string" table:style-name="ce4">
            <text:p>CHO</text:p>
          </table:table-cell>
          <table:table-cell office:value-type="float" office:value="7406117441" table:style-name="ce4">
            <text:p>7406117441</text:p>
          </table:table-cell>
          <table:table-cell office:value-type="float" office:value="15.0174" table:style-name="ce4">
            <text:p>15.0174</text:p>
          </table:table-cell>
          <table:table-cell office:value-type="float" office:value="76.225099999999998" table:style-name="ce4">
            <text:p>76.2251</text:p>
          </table:table-cell>
          <table:table-cell table:number-columns-repeated="16368"/>
        </table:table-row>
        <table:table-row table:style-name="ro2">
          <table:table-cell office:value-type="float" office:value="673" table:style-name="ce4">
            <text:p>673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G kodihalli</text:p>
          </table:table-cell>
          <table:table-cell office:value-type="string" table:style-name="ce3">
            <text:p>ಜಿ ಕೋಡಿ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617478422" table:style-name="ce4">
            <text:p>6617478422</text:p>
          </table:table-cell>
          <table:table-cell table:style-name="ce4"/>
          <table:table-cell office:value-type="string" table:style-name="ce4">
            <text:p>Krishna Naik I<text:s text:c="5"/></text:p>
          </table:table-cell>
          <table:table-cell office:value-type="string" table:style-name="ce4">
            <text:p>CHO</text:p>
          </table:table-cell>
          <table:table-cell office:value-type="float" office:value="9901731122" table:style-name="ce4">
            <text:p>9901731122</text:p>
          </table:table-cell>
          <table:table-cell office:value-type="float" office:value="15.1088" table:style-name="ce4">
            <text:p>15.1088</text:p>
          </table:table-cell>
          <table:table-cell office:value-type="float" office:value="76.094899999999996" table:style-name="ce4">
            <text:p>76.0949</text:p>
          </table:table-cell>
          <table:table-cell table:number-columns-repeated="16368"/>
        </table:table-row>
        <table:table-row table:style-name="ro2">
          <table:table-cell office:value-type="float" office:value="674" table:style-name="ce4">
            <text:p>674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Gaddikere</text:p>
          </table:table-cell>
          <table:table-cell office:value-type="string" table:style-name="ce3">
            <text:p>ಗದ್ದಿಕೆರ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865272749" table:style-name="ce4">
            <text:p>7865272749</text:p>
          </table:table-cell>
          <table:table-cell table:style-name="ce4"/>
          <table:table-cell office:value-type="string" table:style-name="ce4">
            <text:p>Ramanaik D<text:s text:c="4"/></text:p>
          </table:table-cell>
          <table:table-cell office:value-type="string" table:style-name="ce4">
            <text:p>CHO</text:p>
          </table:table-cell>
          <table:table-cell office:value-type="float" office:value="9902096419" table:style-name="ce4">
            <text:p>9902096419</text:p>
          </table:table-cell>
          <table:table-cell office:value-type="float" office:value="15.059900000000001" table:style-name="ce4">
            <text:p>15.0599</text:p>
          </table:table-cell>
          <table:table-cell office:value-type="float" office:value="76.091999999999999" table:style-name="ce4">
            <text:p>76.092</text:p>
          </table:table-cell>
          <table:table-cell table:number-columns-repeated="16368"/>
        </table:table-row>
        <table:table-row table:style-name="ro2">
          <table:table-cell office:value-type="float" office:value="675" table:style-name="ce4">
            <text:p>675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Enagi</text:p>
          </table:table-cell>
          <table:table-cell office:value-type="string" table:style-name="ce3">
            <text:p>ಏಣ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145127139" table:style-name="ce4">
            <text:p>5145127139</text:p>
          </table:table-cell>
          <table:table-cell table:style-name="ce4"/>
          <table:table-cell office:value-type="string" table:style-name="ce4">
            <text:p>Renuka<text:s text:c="6"/></text:p>
          </table:table-cell>
          <table:table-cell office:value-type="string" table:style-name="ce4">
            <text:p>CHO</text:p>
          </table:table-cell>
          <table:table-cell office:value-type="float" office:value="9620752027" table:style-name="ce4">
            <text:p>9620752027</text:p>
          </table:table-cell>
          <table:table-cell office:value-type="float" office:value="15.136100000000001" table:style-name="ce4">
            <text:p>15.1361</text:p>
          </table:table-cell>
          <table:table-cell office:value-type="float" office:value="76.078999999999994" table:style-name="ce4">
            <text:p>76.079</text:p>
          </table:table-cell>
          <table:table-cell table:number-columns-repeated="16368"/>
        </table:table-row>
        <table:table-row table:style-name="ro2">
          <table:table-cell office:value-type="float" office:value="676" table:style-name="ce4">
            <text:p>676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Byasigaderi</text:p>
          </table:table-cell>
          <table:table-cell office:value-type="string" table:style-name="ce3">
            <text:p>ಬೈಸಿಗಡ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18458817" table:style-name="ce4">
            <text:p>3718458817</text:p>
          </table:table-cell>
          <table:table-cell table:style-name="ce4"/>
          <table:table-cell office:value-type="string" table:style-name="ce4">
            <text:p>Aishwarya B<text:s text:c="5"/></text:p>
          </table:table-cell>
          <table:table-cell office:value-type="string" table:style-name="ce4">
            <text:p>CHO</text:p>
          </table:table-cell>
          <table:table-cell office:value-type="float" office:value="8310676835" table:style-name="ce4">
            <text:p>8310676835</text:p>
          </table:table-cell>
          <table:table-cell office:value-type="float" office:value="15.0717" table:style-name="ce4">
            <text:p>15.0717</text:p>
          </table:table-cell>
          <table:table-cell office:value-type="float" office:value="76.160399999999996" table:style-name="ce4">
            <text:p>76.1604</text:p>
          </table:table-cell>
          <table:table-cell table:number-columns-repeated="16368"/>
        </table:table-row>
        <table:table-row table:style-name="ro2">
          <table:table-cell office:value-type="float" office:value="677" table:style-name="ce4">
            <text:p>677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Dashamapura</text:p>
          </table:table-cell>
          <table:table-cell office:value-type="string" table:style-name="ce3">
            <text:p>ದಶಮ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77286357" table:style-name="ce4">
            <text:p>8577286357</text:p>
          </table:table-cell>
          <table:table-cell table:style-name="ce4"/>
          <table:table-cell office:value-type="string" table:style-name="ce4">
            <text:p>Ashwini Sulikeri<text:s text:c="5"/></text:p>
          </table:table-cell>
          <table:table-cell office:value-type="string" table:style-name="ce4">
            <text:p>CHO</text:p>
          </table:table-cell>
          <table:table-cell office:value-type="float" office:value="9036029092" table:style-name="ce4">
            <text:p>9036029092</text:p>
          </table:table-cell>
          <table:table-cell office:value-type="float" office:value="15.0123" table:style-name="ce4">
            <text:p>15.0123</text:p>
          </table:table-cell>
          <table:table-cell office:value-type="float" office:value="76.296499999999995" table:style-name="ce4">
            <text:p>76.2965</text:p>
          </table:table-cell>
          <table:table-cell table:number-columns-repeated="16368"/>
        </table:table-row>
        <table:table-row table:style-name="ro2">
          <table:table-cell office:value-type="float" office:value="678" table:style-name="ce4">
            <text:p>678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Mangapura</text:p>
          </table:table-cell>
          <table:table-cell office:value-type="string" table:style-name="ce3">
            <text:p>ಮಂಗ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778367639" table:style-name="ce4">
            <text:p>1778367639</text:p>
          </table:table-cell>
          <table:table-cell table:style-name="ce4"/>
          <table:table-cell office:value-type="string" table:style-name="ce4">
            <text:p>Ravikumara MM<text:s text:c="5"/></text:p>
          </table:table-cell>
          <table:table-cell office:value-type="string" table:style-name="ce4">
            <text:p>CHO</text:p>
          </table:table-cell>
          <table:table-cell office:value-type="float" office:value="8495963250" table:style-name="ce4">
            <text:p>849596325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679" table:style-name="ce4">
            <text:p>679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Balahunasi</text:p>
          </table:table-cell>
          <table:table-cell office:value-type="string" table:style-name="ce3">
            <text:p>ಬಾಲಹುಣಸ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77477259" table:style-name="ce4">
            <text:p>6377477259</text:p>
          </table:table-cell>
          <table:table-cell table:style-name="ce4"/>
          <table:table-cell office:value-type="string" table:style-name="ce4">
            <text:p>Danamma Navar<text:s text:c="5"/></text:p>
          </table:table-cell>
          <table:table-cell office:value-type="string" table:style-name="ce4">
            <text:p>CHO</text:p>
          </table:table-cell>
          <table:table-cell office:value-type="float" office:value="8496091677" table:style-name="ce4">
            <text:p>8496091677</text:p>
          </table:table-cell>
          <table:table-cell office:value-type="float" office:value="15.0503" table:style-name="ce4">
            <text:p>15.0503</text:p>
          </table:table-cell>
          <table:table-cell office:value-type="float" office:value="76.245999999999995" table:style-name="ce4">
            <text:p>76.246</text:p>
          </table:table-cell>
          <table:table-cell table:number-columns-repeated="16368"/>
        </table:table-row>
        <table:table-row table:style-name="ro2">
          <table:table-cell office:value-type="float" office:value="680" table:style-name="ce4">
            <text:p>680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Vatamanahalli</text:p>
          </table:table-cell>
          <table:table-cell office:value-type="string" table:style-name="ce3">
            <text:p>ವಟಮ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427384464" table:style-name="ce4">
            <text:p>1427384464</text:p>
          </table:table-cell>
          <table:table-cell table:style-name="ce4"/>
          <table:table-cell office:value-type="string" table:style-name="ce4">
            <text:p>Pooja SP<text:s text:c="6"/></text:p>
          </table:table-cell>
          <table:table-cell office:value-type="string" table:style-name="ce4">
            <text:p>CHO</text:p>
          </table:table-cell>
          <table:table-cell office:value-type="float" office:value="7676300276" table:style-name="ce4">
            <text:p>7676300276</text:p>
          </table:table-cell>
          <table:table-cell office:value-type="float" office:value="14.9651" table:style-name="ce4">
            <text:p>14.9651</text:p>
          </table:table-cell>
          <table:table-cell office:value-type="float" office:value="76.2029" table:style-name="ce4">
            <text:p>76.2029</text:p>
          </table:table-cell>
          <table:table-cell table:number-columns-repeated="16368"/>
        </table:table-row>
        <table:table-row table:style-name="ro2">
          <table:table-cell office:value-type="float" office:value="681" table:style-name="ce4">
            <text:p>681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Upinayakana Halli</text:p>
          </table:table-cell>
          <table:table-cell office:value-type="string" table:style-name="ce3">
            <text:p>ಉಪನಾಯಕನ 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882817168" table:style-name="ce4">
            <text:p>4882817168</text:p>
          </table:table-cell>
          <table:table-cell table:style-name="ce4"/>
          <table:table-cell office:value-type="string" table:style-name="ce4">
            <text:p>Manju Nayak<text:s text:c="5"/></text:p>
          </table:table-cell>
          <table:table-cell office:value-type="string" table:style-name="ce4">
            <text:p>CHO</text:p>
          </table:table-cell>
          <table:table-cell office:value-type="float" office:value="9663205043" table:style-name="ce4">
            <text:p>966320504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682" table:style-name="ce4">
            <text:p>682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Waradapura</text:p>
          </table:table-cell>
          <table:table-cell office:value-type="string" table:style-name="ce3">
            <text:p>ವಾರದ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46283254" table:style-name="ce4">
            <text:p>8446283254</text:p>
          </table:table-cell>
          <table:table-cell table:style-name="ce4"/>
          <table:table-cell office:value-type="string" table:style-name="ce4">
            <text:p>Naveen Kumar K<text:s text:c="5"/></text:p>
          </table:table-cell>
          <table:table-cell office:value-type="string" table:style-name="ce4">
            <text:p>CHO</text:p>
          </table:table-cell>
          <table:table-cell office:value-type="float" office:value="6362161489" table:style-name="ce4">
            <text:p>636216148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683" table:style-name="ce4">
            <text:p>683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Marabbihal</text:p>
          </table:table-cell>
          <table:table-cell office:value-type="string" table:style-name="ce3">
            <text:p>ಮರಬ್ಬಿಹ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54175176" table:style-name="ce4">
            <text:p>1154175176</text:p>
          </table:table-cell>
          <table:table-cell table:style-name="ce4"/>
          <table:table-cell office:value-type="string" table:style-name="ce4">
            <text:p>Anand Nayak P<text:s text:c="5"/></text:p>
          </table:table-cell>
          <table:table-cell office:value-type="string" table:style-name="ce4">
            <text:p>CHO</text:p>
          </table:table-cell>
          <table:table-cell office:value-type="float" office:value="6363868794" table:style-name="ce4">
            <text:p>6363868794</text:p>
          </table:table-cell>
          <table:table-cell office:value-type="float" office:value="15.1335" table:style-name="ce4">
            <text:p>15.1335</text:p>
          </table:table-cell>
          <table:table-cell office:value-type="float" office:value="76.274799999999999" table:style-name="ce4">
            <text:p>76.2748</text:p>
          </table:table-cell>
          <table:table-cell table:number-columns-repeated="16368"/>
        </table:table-row>
        <table:table-row table:style-name="ro2">
          <table:table-cell office:value-type="float" office:value="684" table:style-name="ce4">
            <text:p>684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Malvi</text:p>
          </table:table-cell>
          <table:table-cell office:value-type="string" table:style-name="ce3">
            <text:p>ಮಾಲ್ವ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772754833" table:style-name="ce4">
            <text:p>5772754833</text:p>
          </table:table-cell>
          <table:table-cell table:style-name="ce4"/>
          <table:table-cell office:value-type="string" table:style-name="ce4">
            <text:p>Raghupathi R<text:s text:c="5"/></text:p>
          </table:table-cell>
          <table:table-cell office:value-type="string" table:style-name="ce4">
            <text:p>CHO</text:p>
          </table:table-cell>
          <table:table-cell office:value-type="float" office:value="7019603031" table:style-name="ce4">
            <text:p>7019603031</text:p>
          </table:table-cell>
          <table:table-cell office:value-type="float" office:value="14.998200000000001" table:style-name="ce4">
            <text:p>14.9982</text:p>
          </table:table-cell>
          <table:table-cell office:value-type="float" office:value="76.198499999999996" table:style-name="ce4">
            <text:p>76.1985</text:p>
          </table:table-cell>
          <table:table-cell table:number-columns-repeated="16368"/>
        </table:table-row>
        <table:table-row table:style-name="ro2">
          <table:table-cell office:value-type="float" office:value="685" table:style-name="ce4">
            <text:p>685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Ramanagara 2</text:p>
          </table:table-cell>
          <table:table-cell office:value-type="string" table:style-name="ce3">
            <text:p>ರಾಮನಗರ 2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512187218" table:style-name="ce4">
            <text:p>2512187218</text:p>
          </table:table-cell>
          <table:table-cell table:style-name="ce4"/>
          <table:table-cell office:value-type="string" table:style-name="ce4">
            <text:p>Rekha<text:s text:c="5"/></text:p>
          </table:table-cell>
          <table:table-cell office:value-type="string" table:style-name="ce4">
            <text:p>CHO</text:p>
          </table:table-cell>
          <table:table-cell office:value-type="float" office:value="9353340540" table:style-name="ce4">
            <text:p>9353340540</text:p>
          </table:table-cell>
          <table:table-cell office:value-type="float" office:value="15.049099999999999" table:style-name="ce4">
            <text:p>15.0491</text:p>
          </table:table-cell>
          <table:table-cell office:value-type="float" office:value="76.2226" table:style-name="ce4">
            <text:p>76.2226</text:p>
          </table:table-cell>
          <table:table-cell table:number-columns-repeated="16368"/>
        </table:table-row>
        <table:table-row table:style-name="ro2">
          <table:table-cell office:value-type="float" office:value="686" table:style-name="ce4">
            <text:p>686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Sonna</text:p>
          </table:table-cell>
          <table:table-cell office:value-type="string" table:style-name="ce3">
            <text:p>ಸೊನ್ನ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32748372" table:style-name="ce4">
            <text:p>7132748372</text:p>
          </table:table-cell>
          <table:table-cell table:style-name="ce4"/>
          <table:table-cell office:value-type="string" table:style-name="ce4">
            <text:p>Shashidhar<text:s text:c="4"/></text:p>
          </table:table-cell>
          <table:table-cell office:value-type="string" table:style-name="ce4">
            <text:p>CHO</text:p>
          </table:table-cell>
          <table:table-cell office:value-type="float" office:value="8105579622" table:style-name="ce4">
            <text:p>8105579622</text:p>
          </table:table-cell>
          <table:table-cell office:value-type="float" office:value="15.016999999999999" table:style-name="ce4">
            <text:p>15.017</text:p>
          </table:table-cell>
          <table:table-cell office:value-type="float" office:value="76.110399999999998" table:style-name="ce4">
            <text:p>76.1104</text:p>
          </table:table-cell>
          <table:table-cell table:number-columns-repeated="16368"/>
        </table:table-row>
        <table:table-row table:style-name="ro2">
          <table:table-cell office:value-type="float" office:value="687" table:style-name="ce4">
            <text:p>687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Bannigola</text:p>
          </table:table-cell>
          <table:table-cell office:value-type="string" table:style-name="ce3">
            <text:p>ಬನ್ನಿಗೋಳ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731714486" table:style-name="ce4">
            <text:p>7731714486</text:p>
          </table:table-cell>
          <table:table-cell table:style-name="ce4"/>
          <table:table-cell office:value-type="string" table:style-name="ce4">
            <text:p>Barki Vanajakshi<text:s text:c="5"/></text:p>
          </table:table-cell>
          <table:table-cell office:value-type="string" table:style-name="ce4">
            <text:p>CHO</text:p>
          </table:table-cell>
          <table:table-cell office:value-type="float" office:value="7619272650" table:style-name="ce4">
            <text:p>7619272650</text:p>
          </table:table-cell>
          <table:table-cell office:value-type="float" office:value="15.1692" table:style-name="ce4">
            <text:p>15.1692</text:p>
          </table:table-cell>
          <table:table-cell office:value-type="float" office:value="76.131" table:style-name="ce4">
            <text:p>76.131</text:p>
          </table:table-cell>
          <table:table-cell table:number-columns-repeated="16368"/>
        </table:table-row>
        <table:table-row table:style-name="ro2">
          <table:table-cell office:value-type="float" office:value="688" table:style-name="ce4">
            <text:p>688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K K Thanda</text:p>
          </table:table-cell>
          <table:table-cell office:value-type="string" table:style-name="ce3">
            <text:p>ಕೆ ಕೆ ತಾಂಡ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5716464" table:style-name="ce4">
            <text:p>1115716464</text:p>
          </table:table-cell>
          <table:table-cell table:style-name="ce4"/>
          <table:table-cell office:value-type="string" table:style-name="ce4">
            <text:p>Manjunath KR<text:s text:c="5"/></text:p>
          </table:table-cell>
          <table:table-cell office:value-type="string" table:style-name="ce4">
            <text:p>CHO</text:p>
          </table:table-cell>
          <table:table-cell office:value-type="float" office:value="9880079116" table:style-name="ce4">
            <text:p>988007911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689" table:style-name="ce4">
            <text:p>689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Telagole</text:p>
          </table:table-cell>
          <table:table-cell office:value-type="string" table:style-name="ce3">
            <text:p>ತೆಲಗೋಲ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42786520" table:style-name="ce4">
            <text:p>4742786520</text:p>
          </table:table-cell>
          <table:table-cell table:style-name="ce4"/>
          <table:table-cell office:value-type="string" table:style-name="ce4">
            <text:p>Suma V Kulkarni<text:s text:c="5"/></text:p>
          </table:table-cell>
          <table:table-cell office:value-type="string" table:style-name="ce4">
            <text:p>CHO</text:p>
          </table:table-cell>
          <table:table-cell office:value-type="float" office:value="8123068509" table:style-name="ce4">
            <text:p>8123068509</text:p>
          </table:table-cell>
          <table:table-cell office:value-type="float" office:value="14.657400000000001" table:style-name="ce4">
            <text:p>14.6574</text:p>
          </table:table-cell>
          <table:table-cell office:value-type="float" office:value="75.8917" table:style-name="ce4">
            <text:p>75.8917</text:p>
          </table:table-cell>
          <table:table-cell table:number-columns-repeated="16368"/>
        </table:table-row>
        <table:table-row table:style-name="ro2">
          <table:table-cell office:value-type="float" office:value="690" table:style-name="ce4">
            <text:p>690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Basarakodu</text:p>
          </table:table-cell>
          <table:table-cell office:value-type="string" table:style-name="ce3">
            <text:p>ಬಸರಕೋಡ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555361573" table:style-name="ce4">
            <text:p>1555361573</text:p>
          </table:table-cell>
          <table:table-cell table:style-name="ce4"/>
          <table:table-cell office:value-type="string" table:style-name="ce4">
            <text:p>Mylara AK<text:s text:c="5"/></text:p>
          </table:table-cell>
          <table:table-cell office:value-type="string" table:style-name="ce4">
            <text:p>CHO</text:p>
          </table:table-cell>
          <table:table-cell office:value-type="float" office:value="9008189095" table:style-name="ce4">
            <text:p>9008189095</text:p>
          </table:table-cell>
          <table:table-cell office:value-type="float" office:value="15.1416" table:style-name="ce4">
            <text:p>15.1416</text:p>
          </table:table-cell>
          <table:table-cell office:value-type="float" office:value="76.104299999999995" table:style-name="ce4">
            <text:p>76.1043</text:p>
          </table:table-cell>
          <table:table-cell table:number-columns-repeated="16368"/>
        </table:table-row>
        <table:table-row table:style-name="ro2">
          <table:table-cell office:value-type="float" office:value="691" table:style-name="ce4">
            <text:p>691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 B Halli</text:p>
          </table:table-cell>
          <table:table-cell office:value-type="string" table:style-name="ce3">
            <text:p>ಎಚ್ ಬಿ ಹಳ್ಳಿ</text:p>
          </table:table-cell>
          <table:table-cell office:value-type="string" table:style-name="ce4">
            <text:p>Muthukur</text:p>
          </table:table-cell>
          <table:table-cell office:value-type="string" table:style-name="ce3">
            <text:p>ಮುತ್ತುಕ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44528465" table:style-name="ce4">
            <text:p>6344528465</text:p>
          </table:table-cell>
          <table:table-cell table:style-name="ce4"/>
          <table:table-cell office:value-type="string" table:style-name="ce4">
            <text:p>Chandrashekhar S<text:s text:c="4"/></text:p>
          </table:table-cell>
          <table:table-cell office:value-type="string" table:style-name="ce4">
            <text:p>CHO</text:p>
          </table:table-cell>
          <table:table-cell office:value-type="float" office:value="9535304121" table:style-name="ce4">
            <text:p>9535304121</text:p>
          </table:table-cell>
          <table:table-cell office:value-type="float" office:value="15.210900000000001" table:style-name="ce4">
            <text:p>15.2109</text:p>
          </table:table-cell>
          <table:table-cell office:value-type="float" office:value="76.182500000000005" table:style-name="ce4">
            <text:p>76.1825</text:p>
          </table:table-cell>
          <table:table-cell table:number-columns-repeated="16368"/>
        </table:table-row>
        <table:table-row table:style-name="ro2">
          <table:table-cell office:value-type="float" office:value="692" table:style-name="ce4">
            <text:p>692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Kadathi</text:p>
          </table:table-cell>
          <table:table-cell office:value-type="string" table:style-name="ce3">
            <text:p>ಕಡ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521525722" table:style-name="ce4">
            <text:p>6521525722</text:p>
          </table:table-cell>
          <table:table-cell table:style-name="ce4"/>
          <table:table-cell office:value-type="string" table:style-name="ce4">
            <text:p>Dorati Malin<text:s text:c="5"/></text:p>
          </table:table-cell>
          <table:table-cell office:value-type="string" table:style-name="ce4">
            <text:p>CHO</text:p>
          </table:table-cell>
          <table:table-cell office:value-type="float" office:value="8553946921" table:style-name="ce4">
            <text:p>8553946921</text:p>
          </table:table-cell>
          <table:table-cell office:value-type="float" office:value="14.6557" table:style-name="ce4">
            <text:p>14.6557</text:p>
          </table:table-cell>
          <table:table-cell office:value-type="float" office:value="75.8245" table:style-name="ce4">
            <text:p>75.8245</text:p>
          </table:table-cell>
          <table:table-cell table:number-columns-repeated="16368"/>
        </table:table-row>
        <table:table-row table:style-name="ro2">
          <table:table-cell office:value-type="float" office:value="693" table:style-name="ce4">
            <text:p>693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Nichavvanahalli</text:p>
          </table:table-cell>
          <table:table-cell office:value-type="string" table:style-name="ce3">
            <text:p>ನಿಚವ್ವ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34113444" table:style-name="ce4">
            <text:p>8834113444</text:p>
          </table:table-cell>
          <table:table-cell table:style-name="ce4"/>
          <table:table-cell office:value-type="string" table:style-name="ce4">
            <text:p>Patel Sindhu<text:s text:c="5"/></text:p>
          </table:table-cell>
          <table:table-cell office:value-type="string" table:style-name="ce4">
            <text:p>CHO</text:p>
          </table:table-cell>
          <table:table-cell office:value-type="float" office:value="9902960548" table:style-name="ce4">
            <text:p>9902960548</text:p>
          </table:table-cell>
          <table:table-cell office:value-type="float" office:value="14.700799999999999" table:style-name="ce4">
            <text:p>14.7008</text:p>
          </table:table-cell>
          <table:table-cell office:value-type="float" office:value="76.043199999999999" table:style-name="ce4">
            <text:p>76.0432</text:p>
          </table:table-cell>
          <table:table-cell table:number-columns-repeated="16368"/>
        </table:table-row>
        <table:table-row table:style-name="ro2">
          <table:table-cell office:value-type="float" office:value="694" table:style-name="ce4">
            <text:p>694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Koolahalli</text:p>
          </table:table-cell>
          <table:table-cell office:value-type="string" table:style-name="ce3">
            <text:p>ಕೂಲ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85354680" table:style-name="ce4">
            <text:p>6385354680</text:p>
          </table:table-cell>
          <table:table-cell table:style-name="ce4"/>
          <table:table-cell office:value-type="string" table:style-name="ce4">
            <text:p>Prashuram<text:s text:c="5"/></text:p>
          </table:table-cell>
          <table:table-cell office:value-type="string" table:style-name="ce4">
            <text:p>CHO</text:p>
          </table:table-cell>
          <table:table-cell office:value-type="float" office:value="8892457079" table:style-name="ce4">
            <text:p>8892457079</text:p>
          </table:table-cell>
          <table:table-cell office:value-type="float" office:value="14.854900000000001" table:style-name="ce4">
            <text:p>14.8549</text:p>
          </table:table-cell>
          <table:table-cell office:value-type="float" office:value="75.970699999999994" table:style-name="ce4">
            <text:p>75.9707</text:p>
          </table:table-cell>
          <table:table-cell table:number-columns-repeated="16368"/>
        </table:table-row>
        <table:table-row table:style-name="ro2">
          <table:table-cell office:value-type="float" office:value="695" table:style-name="ce4">
            <text:p>695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Madlagere</text:p>
          </table:table-cell>
          <table:table-cell office:value-type="string" table:style-name="ce3">
            <text:p>ಮಾಡ್ಲಗೆರ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43846251" table:style-name="ce4">
            <text:p>7643846251</text:p>
          </table:table-cell>
          <table:table-cell table:style-name="ce4"/>
          <table:table-cell office:value-type="string" table:style-name="ce4">
            <text:p>Asoka HN<text:s text:c="5"/></text:p>
          </table:table-cell>
          <table:table-cell office:value-type="string" table:style-name="ce4">
            <text:p>CHO</text:p>
          </table:table-cell>
          <table:table-cell office:value-type="float" office:value="9739630968" table:style-name="ce4">
            <text:p>9739630968</text:p>
          </table:table-cell>
          <table:table-cell office:value-type="float" office:value="14.874000000000001" table:style-name="ce4">
            <text:p>14.874</text:p>
          </table:table-cell>
          <table:table-cell office:value-type="float" office:value="75.916600000000003" table:style-name="ce4">
            <text:p>75.9166</text:p>
          </table:table-cell>
          <table:table-cell table:number-columns-repeated="16368"/>
        </table:table-row>
        <table:table-row table:style-name="ro2">
          <table:table-cell office:value-type="float" office:value="696" table:style-name="ce4">
            <text:p>696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Arasanahalu</text:p>
          </table:table-cell>
          <table:table-cell office:value-type="string" table:style-name="ce3">
            <text:p>ಅರಸನಹಾಲ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41533112" table:style-name="ce4">
            <text:p>7141533112</text:p>
          </table:table-cell>
          <table:table-cell table:style-name="ce4"/>
          <table:table-cell office:value-type="string" table:style-name="ce4">
            <text:p>Arpitha BL<text:s text:c="5"/></text:p>
          </table:table-cell>
          <table:table-cell office:value-type="string" table:style-name="ce4">
            <text:p>CHO</text:p>
          </table:table-cell>
          <table:table-cell office:value-type="float" office:value="9742360846" table:style-name="ce4">
            <text:p>9742360846</text:p>
          </table:table-cell>
          <table:table-cell office:value-type="float" office:value="14.7499" table:style-name="ce4">
            <text:p>14.7499</text:p>
          </table:table-cell>
          <table:table-cell office:value-type="float" office:value="75.829300000000003" table:style-name="ce4">
            <text:p>75.8293</text:p>
          </table:table-cell>
          <table:table-cell table:number-columns-repeated="16368"/>
        </table:table-row>
        <table:table-row table:style-name="ro2">
          <table:table-cell office:value-type="float" office:value="697" table:style-name="ce4">
            <text:p>697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Garabhagudi</text:p>
          </table:table-cell>
          <table:table-cell office:value-type="string" table:style-name="ce3">
            <text:p>ಗರಾಭಗು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551561423" table:style-name="ce4">
            <text:p>6551561423</text:p>
          </table:table-cell>
          <table:table-cell table:style-name="ce4"/>
          <table:table-cell office:value-type="string" table:style-name="ce4">
            <text:p>Soumya MS<text:s text:c="5"/></text:p>
          </table:table-cell>
          <table:table-cell office:value-type="string" table:style-name="ce4">
            <text:p>CHO</text:p>
          </table:table-cell>
          <table:table-cell office:value-type="float" office:value="8095014051" table:style-name="ce4">
            <text:p>809501405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698" table:style-name="ce4">
            <text:p>698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Hosakote</text:p>
          </table:table-cell>
          <table:table-cell office:value-type="string" table:style-name="ce3">
            <text:p>ಹೊಸಕೋಟ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09269</text:p>
          </table:table-cell>
          <table:table-cell table:style-name="ce4"/>
          <table:table-cell office:value-type="string" table:style-name="ce4">
            <text:p>Shanthamani N<text:s text:c="5"/></text:p>
          </table:table-cell>
          <table:table-cell office:value-type="string" table:style-name="ce4">
            <text:p>CHO</text:p>
          </table:table-cell>
          <table:table-cell office:value-type="float" office:value="8105709634" table:style-name="ce4">
            <text:p>810570963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699" table:style-name="ce4">
            <text:p>699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Singrihalli</text:p>
          </table:table-cell>
          <table:table-cell office:value-type="string" table:style-name="ce3">
            <text:p>ಸಿಂಗ್ರಿ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42147869" table:style-name="ce4">
            <text:p>8242147869</text:p>
          </table:table-cell>
          <table:table-cell table:style-name="ce4"/>
          <table:table-cell office:value-type="string" table:style-name="ce4">
            <text:p>Rukmini</text:p>
          </table:table-cell>
          <table:table-cell office:value-type="string" table:style-name="ce4">
            <text:p>CHO</text:p>
          </table:table-cell>
          <table:table-cell office:value-type="float" office:value="8971572063" table:style-name="ce4">
            <text:p>8971572063</text:p>
          </table:table-cell>
          <table:table-cell office:value-type="float" office:value="14.578799999999999" table:style-name="ce4">
            <text:p>14.5788</text:p>
          </table:table-cell>
          <table:table-cell office:value-type="float" office:value="75.9268" table:style-name="ce4">
            <text:p>75.9268</text:p>
          </table:table-cell>
          <table:table-cell table:number-columns-repeated="16368"/>
        </table:table-row>
        <table:table-row table:style-name="ro2">
          <table:table-cell office:value-type="float" office:value="700" table:style-name="ce4">
            <text:p>700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text:s/>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Sovenahalli</text:p>
          </table:table-cell>
          <table:table-cell office:value-type="string" table:style-name="ce3">
            <text:p>ಸೋವೇ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266864458" table:style-name="ce4">
            <text:p>7266864458</text:p>
          </table:table-cell>
          <table:table-cell table:style-name="ce4"/>
          <table:table-cell office:value-type="string" table:style-name="ce4">
            <text:p>Kiran Kumar<text:s text:c="5"/></text:p>
          </table:table-cell>
          <table:table-cell office:value-type="string" table:style-name="ce4">
            <text:p>CHO</text:p>
          </table:table-cell>
          <table:table-cell office:value-type="float" office:value="9663244088" table:style-name="ce4">
            <text:p>9663244088</text:p>
          </table:table-cell>
          <table:table-cell office:value-type="float" office:value="15.1165" table:style-name="ce4">
            <text:p>15.1165</text:p>
          </table:table-cell>
          <table:table-cell office:value-type="float" office:value="75.939099999999996" table:style-name="ce4">
            <text:p>75.9391</text:p>
          </table:table-cell>
          <table:table-cell table:number-columns-repeated="16368"/>
        </table:table-row>
        <table:table-row table:style-name="ro2">
          <table:table-cell office:value-type="float" office:value="701" table:style-name="ce4">
            <text:p>701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Ramagatta</text:p>
          </table:table-cell>
          <table:table-cell office:value-type="string" table:style-name="ce3">
            <text:p>ರಾಮಗಟ್ಟ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281814477" table:style-name="ce4">
            <text:p>4281814477</text:p>
          </table:table-cell>
          <table:table-cell table:style-name="ce4"/>
          <table:table-cell office:value-type="string" table:style-name="ce4">
            <text:p>VinayKumar P</text:p>
          </table:table-cell>
          <table:table-cell office:value-type="string" table:style-name="ce4">
            <text:p>CHO</text:p>
          </table:table-cell>
          <table:table-cell office:value-type="float" office:value="9845683298" table:style-name="ce4">
            <text:p>9845683298</text:p>
          </table:table-cell>
          <table:table-cell office:value-type="float" office:value="14.5406" table:style-name="ce4">
            <text:p>14.5406</text:p>
          </table:table-cell>
          <table:table-cell office:value-type="float" office:value="76.111699999999999" table:style-name="ce4">
            <text:p>76.1117</text:p>
          </table:table-cell>
          <table:table-cell table:number-columns-repeated="16368"/>
        </table:table-row>
        <table:table-row table:style-name="ro2">
          <table:table-cell office:value-type="float" office:value="702" table:style-name="ce4">
            <text:p>702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text:s/>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M K <text:s/>Halli<text:s/></text:p>
          </table:table-cell>
          <table:table-cell office:value-type="string" table:style-name="ce3">
            <text:p>ಎಂ ಕೆ 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271447483" table:style-name="ce4">
            <text:p>5271447483</text:p>
          </table:table-cell>
          <table:table-cell table:style-name="ce4"/>
          <table:table-cell office:value-type="string" table:style-name="ce4">
            <text:p>Yamanoorappa K<text:s text:c="5"/></text:p>
          </table:table-cell>
          <table:table-cell office:value-type="string" table:style-name="ce4">
            <text:p>CHO</text:p>
          </table:table-cell>
          <table:table-cell office:value-type="float" office:value="9686823825" table:style-name="ce4">
            <text:p>9686823825</text:p>
          </table:table-cell>
          <table:table-cell office:value-type="float" office:value="14.843500000000001" table:style-name="ce4">
            <text:p>14.8435</text:p>
          </table:table-cell>
          <table:table-cell office:value-type="float" office:value="76.238699999999994" table:style-name="ce4">
            <text:p>76.2387</text:p>
          </table:table-cell>
          <table:table-cell table:number-columns-repeated="16368"/>
        </table:table-row>
        <table:table-row table:style-name="ro2">
          <table:table-cell office:value-type="float" office:value="703" table:style-name="ce4">
            <text:p>703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K(U) Kallalli</text:p>
          </table:table-cell>
          <table:table-cell office:value-type="string" table:style-name="ce3">
            <text:p>ಕೆ(ಯು) ಕಲ್ಲ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378246668" table:style-name="ce4">
            <text:p>3378246668</text:p>
          </table:table-cell>
          <table:table-cell table:style-name="ce4"/>
          <table:table-cell office:value-type="string" table:style-name="ce4">
            <text:p>Suma Yelakulagoda<text:s text:c="5"/></text:p>
          </table:table-cell>
          <table:table-cell office:value-type="string" table:style-name="ce4">
            <text:p>CHO</text:p>
          </table:table-cell>
          <table:table-cell office:value-type="float" office:value="9591517238" table:style-name="ce4">
            <text:p>9591517238</text:p>
          </table:table-cell>
          <table:table-cell office:value-type="float" office:value="14.54" table:style-name="ce4">
            <text:p>14.54</text:p>
          </table:table-cell>
          <table:table-cell office:value-type="float" office:value="76.054400000000001" table:style-name="ce4">
            <text:p>76.0544</text:p>
          </table:table-cell>
          <table:table-cell table:number-columns-repeated="16368"/>
        </table:table-row>
        <table:table-row table:style-name="ro2">
          <table:table-cell office:value-type="float" office:value="704" table:style-name="ce4">
            <text:p>704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Hagari Gajapura</text:p>
          </table:table-cell>
          <table:table-cell office:value-type="string" table:style-name="ce3">
            <text:p>ಹಗರಿ ಗಜ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562858824" table:style-name="ce4">
            <text:p>7562858824</text:p>
          </table:table-cell>
          <table:table-cell table:style-name="ce4"/>
          <table:table-cell office:value-type="string" table:style-name="ce4">
            <text:p>Mariswamy D<text:s text:c="5"/></text:p>
          </table:table-cell>
          <table:table-cell office:value-type="string" table:style-name="ce4">
            <text:p>CHO</text:p>
          </table:table-cell>
          <table:table-cell office:value-type="float" office:value="9686679571" table:style-name="ce4">
            <text:p>9686679571</text:p>
          </table:table-cell>
          <table:table-cell office:value-type="float" office:value="14.8345" table:style-name="ce4">
            <text:p>14.8345</text:p>
          </table:table-cell>
          <table:table-cell office:value-type="float" office:value="76.155799999999999" table:style-name="ce4">
            <text:p>76.1558</text:p>
          </table:table-cell>
          <table:table-cell table:number-columns-repeated="16368"/>
        </table:table-row>
        <table:table-row table:style-name="ro2">
          <table:table-cell office:value-type="float" office:value="705" table:style-name="ce4">
            <text:p>705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Ragimasalawada</text:p>
          </table:table-cell>
          <table:table-cell office:value-type="string" table:style-name="ce3">
            <text:p>ರಾಗಿಮಸಲವಾ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14772417" table:style-name="ce4">
            <text:p>8814772417</text:p>
          </table:table-cell>
          <table:table-cell table:style-name="ce4"/>
          <table:table-cell office:value-type="string" table:style-name="ce4">
            <text:p>Deepa N<text:s text:c="5"/></text:p>
          </table:table-cell>
          <table:table-cell office:value-type="string" table:style-name="ce4">
            <text:p>CHO</text:p>
          </table:table-cell>
          <table:table-cell office:value-type="float" office:value="9901464453" table:style-name="ce4">
            <text:p>9901464453</text:p>
          </table:table-cell>
          <table:table-cell office:value-type="float" office:value="14.6084" table:style-name="ce4">
            <text:p>14.6084</text:p>
          </table:table-cell>
          <table:table-cell office:value-type="float" office:value="75.907499999999999" table:style-name="ce4">
            <text:p>75.9075</text:p>
          </table:table-cell>
          <table:table-cell table:number-columns-repeated="16368"/>
        </table:table-row>
        <table:table-row table:style-name="ro2">
          <table:table-cell office:value-type="float" office:value="706" table:style-name="ce4">
            <text:p>706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Siraganahalli</text:p>
          </table:table-cell>
          <table:table-cell office:value-type="string" table:style-name="ce3">
            <text:p>ಸಿರಗಾ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511481136" table:style-name="ce4">
            <text:p>5511481136</text:p>
          </table:table-cell>
          <table:table-cell table:style-name="ce4"/>
          <table:table-cell office:value-type="string" table:style-name="ce4">
            <text:p>Anand S<text:s text:c="5"/></text:p>
          </table:table-cell>
          <table:table-cell office:value-type="string" table:style-name="ce4">
            <text:p>CHO</text:p>
          </table:table-cell>
          <table:table-cell office:value-type="float" office:value="7411360035" table:style-name="ce4">
            <text:p>7411360035</text:p>
          </table:table-cell>
          <table:table-cell office:value-type="float" office:value="14.607799999999999" table:style-name="ce4">
            <text:p>14.6078</text:p>
          </table:table-cell>
          <table:table-cell office:value-type="float" office:value="75.872200000000007" table:style-name="ce4">
            <text:p>75.8722</text:p>
          </table:table-cell>
          <table:table-cell table:number-columns-repeated="16368"/>
        </table:table-row>
        <table:table-row table:style-name="ro2">
          <table:table-cell office:value-type="float" office:value="707" table:style-name="ce4">
            <text:p>707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Mydur</text:p>
          </table:table-cell>
          <table:table-cell office:value-type="string" table:style-name="ce3">
            <text:p>ಮೈದ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535161331" table:style-name="ce4">
            <text:p>2535161331</text:p>
          </table:table-cell>
          <table:table-cell table:style-name="ce4"/>
          <table:table-cell office:value-type="string" table:style-name="ce4">
            <text:p>Premabhanu Marathi<text:s text:c="5"/></text:p>
          </table:table-cell>
          <table:table-cell office:value-type="string" table:style-name="ce4">
            <text:p>CHO</text:p>
          </table:table-cell>
          <table:table-cell office:value-type="float" office:value="6361962964" table:style-name="ce4">
            <text:p>6361962964</text:p>
          </table:table-cell>
          <table:table-cell office:value-type="float" office:value="14.845700000000001" table:style-name="ce4">
            <text:p>14.8457</text:p>
          </table:table-cell>
          <table:table-cell office:value-type="float" office:value="76.110500000000002" table:style-name="ce4">
            <text:p>76.1105</text:p>
          </table:table-cell>
          <table:table-cell table:number-columns-repeated="16368"/>
        </table:table-row>
        <table:table-row table:style-name="ro2">
          <table:table-cell office:value-type="float" office:value="708" table:style-name="ce4">
            <text:p>708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U Kallahalli</text:p>
          </table:table-cell>
          <table:table-cell office:value-type="string" table:style-name="ce3">
            <text:p>ಯು ಕಲ್ಲ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378246668" table:style-name="ce4">
            <text:p>3378246668</text:p>
          </table:table-cell>
          <table:table-cell table:style-name="ce4"/>
          <table:table-cell office:value-type="string" table:style-name="ce4">
            <text:p>Thakray Naik V<text:s text:c="5"/></text:p>
          </table:table-cell>
          <table:table-cell office:value-type="string" table:style-name="ce4">
            <text:p>CHO</text:p>
          </table:table-cell>
          <table:table-cell office:value-type="float" office:value="6364738815" table:style-name="ce4">
            <text:p>6364738815</text:p>
          </table:table-cell>
          <table:table-cell office:value-type="float" office:value="14.54" table:style-name="ce4">
            <text:p>14.54</text:p>
          </table:table-cell>
          <table:table-cell office:value-type="float" office:value="76.054400000000001" table:style-name="ce4">
            <text:p>76.0544</text:p>
          </table:table-cell>
          <table:table-cell table:number-columns-repeated="16368"/>
        </table:table-row>
        <table:table-row table:style-name="ro2">
          <table:table-cell office:value-type="float" office:value="709" table:style-name="ce4">
            <text:p>709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Kunchur</text:p>
          </table:table-cell>
          <table:table-cell office:value-type="string" table:style-name="ce3">
            <text:p>ಕುಂಚ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847246285" table:style-name="ce4">
            <text:p>1847246285</text:p>
          </table:table-cell>
          <table:table-cell table:style-name="ce4"/>
          <table:table-cell office:value-type="string" table:style-name="ce4">
            <text:p>Manjula M<text:s text:c="5"/></text:p>
          </table:table-cell>
          <table:table-cell office:value-type="string" table:style-name="ce4">
            <text:p>CHO</text:p>
          </table:table-cell>
          <table:table-cell office:value-type="float" office:value="9538363819" table:style-name="ce4">
            <text:p>9538363819</text:p>
          </table:table-cell>
          <table:table-cell office:value-type="float" office:value="14.854900000000001" table:style-name="ce4">
            <text:p>14.8549</text:p>
          </table:table-cell>
          <table:table-cell office:value-type="float" office:value="75.970699999999994" table:style-name="ce4">
            <text:p>75.9707</text:p>
          </table:table-cell>
          <table:table-cell table:number-columns-repeated="16368"/>
        </table:table-row>
        <table:table-row table:style-name="ro2">
          <table:table-cell office:value-type="float" office:value="710" table:style-name="ce4">
            <text:p>710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Chirastahalli</text:p>
          </table:table-cell>
          <table:table-cell office:value-type="string" table:style-name="ce3">
            <text:p>ಚಿರಸ್ತ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847246285" table:style-name="ce4">
            <text:p>1847246285</text:p>
          </table:table-cell>
          <table:table-cell table:style-name="ce4"/>
          <table:table-cell office:value-type="string" table:style-name="ce4">
            <text:p>Manjula MN<text:s text:c="5"/></text:p>
          </table:table-cell>
          <table:table-cell office:value-type="string" table:style-name="ce4">
            <text:p>CHO</text:p>
          </table:table-cell>
          <table:table-cell office:value-type="float" office:value="9110429292" table:style-name="ce4">
            <text:p>9110429292</text:p>
          </table:table-cell>
          <table:table-cell office:value-type="float" office:value="14.6959" table:style-name="ce4">
            <text:p>14.6959</text:p>
          </table:table-cell>
          <table:table-cell office:value-type="float" office:value="75.9041" table:style-name="ce4">
            <text:p>75.9041</text:p>
          </table:table-cell>
          <table:table-cell table:number-columns-repeated="16368"/>
        </table:table-row>
        <table:table-row table:style-name="ro2">
          <table:table-cell office:value-type="float" office:value="711" table:style-name="ce4">
            <text:p>711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Udagatti D Thanda</text:p>
          </table:table-cell>
          <table:table-cell office:value-type="string" table:style-name="ce3">
            <text:p>ಉದಗಟ್ಟಿ ಡಿ ತಾಂಡ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53636424" table:style-name="ce4">
            <text:p>8853636424</text:p>
          </table:table-cell>
          <table:table-cell table:style-name="ce4"/>
          <table:table-cell office:value-type="string" table:style-name="ce4">
            <text:p>Syed Mushtaqh<text:s text:c="5"/></text:p>
          </table:table-cell>
          <table:table-cell office:value-type="string" table:style-name="ce4">
            <text:p>CHO</text:p>
          </table:table-cell>
          <table:table-cell office:value-type="float" office:value="7204531165" table:style-name="ce4">
            <text:p>7204531165</text:p>
          </table:table-cell>
          <table:table-cell office:value-type="float" office:value="14.7913" table:style-name="ce4">
            <text:p>14.7913</text:p>
          </table:table-cell>
          <table:table-cell office:value-type="float" office:value="75.905100000000004" table:style-name="ce4">
            <text:p>75.9051</text:p>
          </table:table-cell>
          <table:table-cell table:number-columns-repeated="16368"/>
        </table:table-row>
        <table:table-row table:style-name="ro2">
          <table:table-cell office:value-type="float" office:value="712" table:style-name="ce4">
            <text:p>712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Gowrihalli</text:p>
          </table:table-cell>
          <table:table-cell office:value-type="string" table:style-name="ce3">
            <text:p>ಗೌರಿ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25837674" table:style-name="ce4">
            <text:p>7625837674</text:p>
          </table:table-cell>
          <table:table-cell table:style-name="ce4"/>
          <table:table-cell office:value-type="string" table:style-name="ce4">
            <text:p>Ravinaik Goudra<text:s text:c="5"/></text:p>
          </table:table-cell>
          <table:table-cell office:value-type="string" table:style-name="ce4">
            <text:p>CHO</text:p>
          </table:table-cell>
          <table:table-cell office:value-type="float" office:value="9945130232" table:style-name="ce4">
            <text:p>9945130232</text:p>
          </table:table-cell>
          <table:table-cell office:value-type="float" office:value="14.820600000000001" table:style-name="ce4">
            <text:p>14.8206</text:p>
          </table:table-cell>
          <table:table-cell office:value-type="float" office:value="75.932199999999995" table:style-name="ce4">
            <text:p>75.9322</text:p>
          </table:table-cell>
          <table:table-cell table:number-columns-repeated="16368"/>
        </table:table-row>
        <table:table-row table:style-name="ro2">
          <table:table-cell office:value-type="float" office:value="713" table:style-name="ce4">
            <text:p>713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Kyrakatte</text:p>
          </table:table-cell>
          <table:table-cell office:value-type="string" table:style-name="ce3">
            <text:p>ಕೈರಕಟ್ಟ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875458616" table:style-name="ce4">
            <text:p>4875458616</text:p>
          </table:table-cell>
          <table:table-cell table:style-name="ce4"/>
          <table:table-cell office:value-type="string" table:style-name="ce4">
            <text:p>Praveen Kumar P<text:s text:c="5"/></text:p>
          </table:table-cell>
          <table:table-cell office:value-type="string" table:style-name="ce4">
            <text:p>CHO</text:p>
          </table:table-cell>
          <table:table-cell office:value-type="float" office:value="9964853969" table:style-name="ce4">
            <text:p>9964853969</text:p>
          </table:table-cell>
          <table:table-cell office:value-type="float" office:value="14.820600000000001" table:style-name="ce4">
            <text:p>14.8206</text:p>
          </table:table-cell>
          <table:table-cell office:value-type="float" office:value="75.932199999999995" table:style-name="ce4">
            <text:p>75.9322</text:p>
          </table:table-cell>
          <table:table-cell table:number-columns-repeated="16368"/>
        </table:table-row>
        <table:table-row table:style-name="ro2">
          <table:table-cell office:value-type="float" office:value="714" table:style-name="ce4">
            <text:p>714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Chikkamegalagere</text:p>
          </table:table-cell>
          <table:table-cell office:value-type="string" table:style-name="ce3">
            <text:p>ಚಿಕ್ಕಮೇಗಳಗೆರ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28312341" table:style-name="ce4">
            <text:p>8828312341</text:p>
          </table:table-cell>
          <table:table-cell table:style-name="ce4"/>
          <table:table-cell office:value-type="string" table:style-name="ce4">
            <text:p>Basavaraj K M<text:s text:c="5"/></text:p>
          </table:table-cell>
          <table:table-cell office:value-type="string" table:style-name="ce4">
            <text:p>CHO</text:p>
          </table:table-cell>
          <table:table-cell office:value-type="float" office:value="9964668473" table:style-name="ce4">
            <text:p>9964668473</text:p>
          </table:table-cell>
          <table:table-cell office:value-type="float" office:value="14.5326" table:style-name="ce4">
            <text:p>14.5326</text:p>
          </table:table-cell>
          <table:table-cell office:value-type="float" office:value="75.993200000000002" table:style-name="ce4">
            <text:p>75.9932</text:p>
          </table:table-cell>
          <table:table-cell table:number-columns-repeated="16368"/>
        </table:table-row>
        <table:table-row table:style-name="ro2">
          <table:table-cell office:value-type="float" office:value="715" table:style-name="ce4">
            <text:p>715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Jangamathumbigere</text:p>
          </table:table-cell>
          <table:table-cell office:value-type="string" table:style-name="ce3">
            <text:p>ಜಂಗಮತುಂಬಿಗೆರ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45151257" table:style-name="ce4">
            <text:p>8145151257</text:p>
          </table:table-cell>
          <table:table-cell table:style-name="ce4"/>
          <table:table-cell office:value-type="string" table:style-name="ce4">
            <text:p>Usha T M<text:s text:c="5"/></text:p>
          </table:table-cell>
          <table:table-cell office:value-type="string" table:style-name="ce4">
            <text:p>CHO</text:p>
          </table:table-cell>
          <table:table-cell office:value-type="float" office:value="9619197685" table:style-name="ce4">
            <text:p>9619197685</text:p>
          </table:table-cell>
          <table:table-cell office:value-type="float" office:value="14.587199999999999" table:style-name="ce4">
            <text:p>14.5872</text:p>
          </table:table-cell>
          <table:table-cell office:value-type="float" office:value="76.112099999999998" table:style-name="ce4">
            <text:p>76.1121</text:p>
          </table:table-cell>
          <table:table-cell table:number-columns-repeated="16368"/>
        </table:table-row>
        <table:table-row table:style-name="ro2">
          <table:table-cell office:value-type="float" office:value="716" table:style-name="ce4">
            <text:p>716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text:s/>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Kuruvatti</text:p>
          </table:table-cell>
          <table:table-cell office:value-type="string" table:style-name="ce3">
            <text:p>ಕುರುವತ್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63383642" table:style-name="ce4">
            <text:p>8163383642</text:p>
          </table:table-cell>
          <table:table-cell table:style-name="ce4"/>
          <table:table-cell office:value-type="string" table:style-name="ce4">
            <text:p>Channappa Naik<text:s text:c="5"/></text:p>
          </table:table-cell>
          <table:table-cell office:value-type="string" table:style-name="ce4">
            <text:p>CHO</text:p>
          </table:table-cell>
          <table:table-cell office:value-type="string" table:style-name="ce4">
            <text:p>8050899926 / 8050899926</text:p>
          </table:table-cell>
          <table:table-cell office:value-type="float" office:value="14.786199999999999" table:style-name="ce4">
            <text:p>14.7862</text:p>
          </table:table-cell>
          <table:table-cell office:value-type="float" office:value="75.701099999999997" table:style-name="ce4">
            <text:p>75.7011</text:p>
          </table:table-cell>
          <table:table-cell table:number-columns-repeated="16368"/>
        </table:table-row>
        <table:table-row table:style-name="ro2">
          <table:table-cell office:value-type="float" office:value="717" table:style-name="ce4">
            <text:p>717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text:s/>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Talakallu</text:p>
          </table:table-cell>
          <table:table-cell office:value-type="string" table:style-name="ce3">
            <text:p>ತಳಕಲ್ಲ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152422210" table:style-name="ce4">
            <text:p>4152422210</text:p>
          </table:table-cell>
          <table:table-cell table:style-name="ce4"/>
          <table:table-cell office:value-type="string" table:style-name="ce4">
            <text:p>Durugya Naik S<text:s text:c="5"/></text:p>
          </table:table-cell>
          <table:table-cell office:value-type="string" table:style-name="ce4">
            <text:p>CHO</text:p>
          </table:table-cell>
          <table:table-cell office:value-type="float" office:value="9743434148" table:style-name="ce4">
            <text:p>9743434148</text:p>
          </table:table-cell>
          <table:table-cell office:value-type="float" office:value="14.9366" table:style-name="ce4">
            <text:p>14.9366</text:p>
          </table:table-cell>
          <table:table-cell office:value-type="float" office:value="76.040999999999997" table:style-name="ce4">
            <text:p>76.041</text:p>
          </table:table-cell>
          <table:table-cell table:number-columns-repeated="16368"/>
        </table:table-row>
        <table:table-row table:style-name="ro2">
          <table:table-cell office:value-type="float" office:value="718" table:style-name="ce4">
            <text:p>718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text:s/>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Nagatibasapura</text:p>
          </table:table-cell>
          <table:table-cell office:value-type="string" table:style-name="ce3">
            <text:p>ನಾಗತಿಬಸ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864518750" table:style-name="ce4">
            <text:p>4864518750</text:p>
          </table:table-cell>
          <table:table-cell table:style-name="ce4"/>
          <table:table-cell office:value-type="string" table:style-name="ce4">
            <text:p>Asha Lambani<text:s text:c="5"/></text:p>
          </table:table-cell>
          <table:table-cell office:value-type="string" table:style-name="ce4">
            <text:p>CHO</text:p>
          </table:table-cell>
          <table:table-cell office:value-type="float" office:value="7026081025" table:style-name="ce4">
            <text:p>7026081025</text:p>
          </table:table-cell>
          <table:table-cell office:value-type="float" office:value="14.947699999999999" table:style-name="ce4">
            <text:p>14.9477</text:p>
          </table:table-cell>
          <table:table-cell office:value-type="float" office:value="75.935100000000006" table:style-name="ce4">
            <text:p>75.9351</text:p>
          </table:table-cell>
          <table:table-cell table:number-columns-repeated="16368"/>
        </table:table-row>
        <table:table-row table:style-name="ro2">
          <table:table-cell office:value-type="float" office:value="719" table:style-name="ce4">
            <text:p>719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ospet<text:s/></text:p>
          </table:table-cell>
          <table:table-cell office:value-type="string" table:style-name="ce3">
            <text:p>ಹೊಸಪೇಟೆ</text:p>
          </table:table-cell>
          <table:table-cell office:value-type="string" table:style-name="ce4">
            <text:p>M M Halli _A</text:p>
          </table:table-cell>
          <table:table-cell office:value-type="string" table:style-name="ce3">
            <text:p>ಎಂ ಎಂ ಹಳ್ಳಿ _ಎ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15551658" table:style-name="ce4">
            <text:p>6715551658</text:p>
          </table:table-cell>
          <table:table-cell table:style-name="ce4"/>
          <table:table-cell office:value-type="string" table:style-name="ce4">
            <text:p>Bharat Kumar R<text:s text:c="5"/></text:p>
          </table:table-cell>
          <table:table-cell office:value-type="string" table:style-name="ce4">
            <text:p>CHO</text:p>
          </table:table-cell>
          <table:table-cell office:value-type="float" office:value="8147531883" table:style-name="ce4">
            <text:p>814753188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720" table:style-name="ce4">
            <text:p>720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ospet<text:s/></text:p>
          </table:table-cell>
          <table:table-cell office:value-type="string" table:style-name="ce3">
            <text:p>ಹೊಸಪೇಟೆ</text:p>
          </table:table-cell>
          <table:table-cell office:value-type="string" table:style-name="ce4">
            <text:p>Danapura</text:p>
          </table:table-cell>
          <table:table-cell office:value-type="string" table:style-name="ce3">
            <text:p>ಡಣ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53777336" table:style-name="ce4">
            <text:p>4653777336</text:p>
          </table:table-cell>
          <table:table-cell table:style-name="ce4"/>
          <table:table-cell office:value-type="string" table:style-name="ce4">
            <text:p>Sunitha D<text:s text:c="5"/></text:p>
          </table:table-cell>
          <table:table-cell office:value-type="string" table:style-name="ce4">
            <text:p>CHO</text:p>
          </table:table-cell>
          <table:table-cell office:value-type="float" office:value="9019242269" table:style-name="ce4">
            <text:p>9019242269</text:p>
          </table:table-cell>
          <table:table-cell office:value-type="float" office:value="15.176" table:style-name="ce4">
            <text:p>15.176</text:p>
          </table:table-cell>
          <table:table-cell office:value-type="float" office:value="76.366699999999994" table:style-name="ce4">
            <text:p>76.3667</text:p>
          </table:table-cell>
          <table:table-cell table:number-columns-repeated="16368"/>
        </table:table-row>
        <table:table-row table:style-name="ro2">
          <table:table-cell office:value-type="float" office:value="721" table:style-name="ce4">
            <text:p>721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ospet<text:s/></text:p>
          </table:table-cell>
          <table:table-cell office:value-type="string" table:style-name="ce3">
            <text:p>ಹೊಸಪೇಟೆ</text:p>
          </table:table-cell>
          <table:table-cell office:value-type="string" table:style-name="ce4">
            <text:p>P K Halli</text:p>
          </table:table-cell>
          <table:table-cell office:value-type="string" table:style-name="ce3">
            <text:p>ಪಿ ಕೆ 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325778486" table:style-name="ce4">
            <text:p>1325778486</text:p>
          </table:table-cell>
          <table:table-cell table:style-name="ce4"/>
          <table:table-cell office:value-type="string" table:style-name="ce4">
            <text:p>Padmavati<text:s text:c="5"/></text:p>
          </table:table-cell>
          <table:table-cell office:value-type="string" table:style-name="ce4">
            <text:p>CHO</text:p>
          </table:table-cell>
          <table:table-cell office:value-type="float" office:value="9886072050" table:style-name="ce4">
            <text:p>9886072050</text:p>
          </table:table-cell>
          <table:table-cell office:value-type="float" office:value="15.2399" table:style-name="ce4">
            <text:p>15.2399</text:p>
          </table:table-cell>
          <table:table-cell office:value-type="float" office:value="76.486599999999996" table:style-name="ce4">
            <text:p>76.4866</text:p>
          </table:table-cell>
          <table:table-cell table:number-columns-repeated="16368"/>
        </table:table-row>
        <table:table-row table:style-name="ro2">
          <table:table-cell office:value-type="float" office:value="722" table:style-name="ce4">
            <text:p>722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ospet<text:s/></text:p>
          </table:table-cell>
          <table:table-cell office:value-type="string" table:style-name="ce3">
            <text:p>ಹೊಸಪೇಟೆ</text:p>
          </table:table-cell>
          <table:table-cell office:value-type="string" table:style-name="ce4">
            <text:p>Nagalapura</text:p>
          </table:table-cell>
          <table:table-cell office:value-type="string" table:style-name="ce3">
            <text:p>ನಾಗಲ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36776768" table:style-name="ce4">
            <text:p>5436776768</text:p>
          </table:table-cell>
          <table:table-cell table:style-name="ce4"/>
          <table:table-cell office:value-type="string" table:style-name="ce4">
            <text:p>Nagarathna M<text:s text:c="5"/></text:p>
          </table:table-cell>
          <table:table-cell office:value-type="string" table:style-name="ce4">
            <text:p>CHO</text:p>
          </table:table-cell>
          <table:table-cell office:value-type="float" office:value="6360524640" table:style-name="ce4">
            <text:p>636052464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723" table:style-name="ce4">
            <text:p>723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ospet<text:s/></text:p>
          </table:table-cell>
          <table:table-cell office:value-type="string" table:style-name="ce3">
            <text:p>ಹೊಸಪೇಟೆ</text:p>
          </table:table-cell>
          <table:table-cell office:value-type="string" table:style-name="ce4">
            <text:p>Mariyammana Halli B</text:p>
          </table:table-cell>
          <table:table-cell office:value-type="string" table:style-name="ce3">
            <text:p>ಮರಿಯಮ್ಮನ ಹಳ್ಳಿ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15551658" table:style-name="ce4">
            <text:p>6715551658</text:p>
          </table:table-cell>
          <table:table-cell table:style-name="ce4"/>
          <table:table-cell office:value-type="string" table:style-name="ce4">
            <text:p>Maruthi U<text:s text:c="5"/></text:p>
          </table:table-cell>
          <table:table-cell office:value-type="string" table:style-name="ce4">
            <text:p>CHO</text:p>
          </table:table-cell>
          <table:table-cell office:value-type="float" office:value="7899923043" table:style-name="ce4">
            <text:p>7899923043</text:p>
          </table:table-cell>
          <table:table-cell office:value-type="float" office:value="15.161300000000001" table:style-name="ce4">
            <text:p>15.1613</text:p>
          </table:table-cell>
          <table:table-cell office:value-type="float" office:value="76.358400000000003" table:style-name="ce4">
            <text:p>76.3584</text:p>
          </table:table-cell>
          <table:table-cell table:number-columns-repeated="16368"/>
        </table:table-row>
        <table:table-row table:style-name="ro2">
          <table:table-cell office:value-type="float" office:value="724" table:style-name="ce4">
            <text:p>724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ospet<text:s/></text:p>
          </table:table-cell>
          <table:table-cell office:value-type="string" table:style-name="ce3">
            <text:p>ಹೊಸಪೇಟೆ</text:p>
          </table:table-cell>
          <table:table-cell office:value-type="string" table:style-name="ce4">
            <text:p>Nagenahalli</text:p>
          </table:table-cell>
          <table:table-cell office:value-type="string" table:style-name="ce3">
            <text:p>ನಾಗೇ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16287341" table:style-name="ce4">
            <text:p>8616287341</text:p>
          </table:table-cell>
          <table:table-cell table:style-name="ce4"/>
          <table:table-cell office:value-type="string" table:style-name="ce4">
            <text:p>Rajesh Babu G<text:s text:c="5"/></text:p>
          </table:table-cell>
          <table:table-cell office:value-type="string" table:style-name="ce4">
            <text:p>CHO</text:p>
          </table:table-cell>
          <table:table-cell office:value-type="float" office:value="9902045234" table:style-name="ce4">
            <text:p>9902045234</text:p>
          </table:table-cell>
          <table:table-cell office:value-type="float" office:value="15.2979" table:style-name="ce4">
            <text:p>15.2979</text:p>
          </table:table-cell>
          <table:table-cell office:value-type="float" office:value="76.403999999999996" table:style-name="ce4">
            <text:p>76.404</text:p>
          </table:table-cell>
          <table:table-cell table:number-columns-repeated="16368"/>
        </table:table-row>
        <table:table-row table:style-name="ro2">
          <table:table-cell office:value-type="float" office:value="725" table:style-name="ce4">
            <text:p>725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Diggavathi</text:p>
          </table:table-cell>
          <table:table-cell office:value-type="string" table:style-name="ce3">
            <text:p>ದಿಗ್ಗಾವ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338185633" table:style-name="ce4">
            <text:p>8338185633</text:p>
          </table:table-cell>
          <table:table-cell table:style-name="ce4"/>
          <table:table-cell office:value-type="string" table:style-name="ce4">
            <text:p>Ameerjaan M<text:s text:c="6"/></text:p>
          </table:table-cell>
          <table:table-cell office:value-type="string" table:style-name="ce4">
            <text:p>CHO</text:p>
          </table:table-cell>
          <table:table-cell office:value-type="float" office:value="9986393810" table:style-name="ce4">
            <text:p>9986393810</text:p>
          </table:table-cell>
          <table:table-cell office:value-type="float" office:value="14.792899999999999" table:style-name="ce4">
            <text:p>14.7929</text:p>
          </table:table-cell>
          <table:table-cell office:value-type="float" office:value="75.981200000000001" table:style-name="ce4">
            <text:p>75.9812</text:p>
          </table:table-cell>
          <table:table-cell table:number-columns-repeated="16368"/>
        </table:table-row>
        <table:table-row table:style-name="ro2">
          <table:table-cell office:value-type="float" office:value="726" table:style-name="ce4">
            <text:p>726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ospet<text:s/></text:p>
          </table:table-cell>
          <table:table-cell office:value-type="string" table:style-name="ce3">
            <text:p>ಹೊಸಪೇಟೆ</text:p>
          </table:table-cell>
          <table:table-cell office:value-type="string" table:style-name="ce4">
            <text:p>Chilakanhatti</text:p>
          </table:table-cell>
          <table:table-cell office:value-type="string" table:style-name="ce3">
            <text:p>ಚಿಲಕನಹ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553561752" table:style-name="ce4">
            <text:p>1553561752</text:p>
          </table:table-cell>
          <table:table-cell table:style-name="ce4"/>
          <table:table-cell office:value-type="string" table:style-name="ce4">
            <text:p>Basavaraja Angadi<text:s text:c="6"/></text:p>
          </table:table-cell>
          <table:table-cell office:value-type="string" table:style-name="ce4">
            <text:p>CHO</text:p>
          </table:table-cell>
          <table:table-cell office:value-type="float" office:value="7829727901" table:style-name="ce4">
            <text:p>7829727901</text:p>
          </table:table-cell>
          <table:table-cell office:value-type="float" office:value="15.0749" table:style-name="ce4">
            <text:p>15.0749</text:p>
          </table:table-cell>
          <table:table-cell office:value-type="float" office:value="76.348799999999997" table:style-name="ce4">
            <text:p>76.3488</text:p>
          </table:table-cell>
          <table:table-cell table:number-columns-repeated="16368"/>
        </table:table-row>
        <table:table-row table:style-name="ro2">
          <table:table-cell office:value-type="float" office:value="727" table:style-name="ce4">
            <text:p>727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ospet<text:s/></text:p>
          </table:table-cell>
          <table:table-cell office:value-type="string" table:style-name="ce3">
            <text:p>ಹೊಸಪೇಟೆ</text:p>
          </table:table-cell>
          <table:table-cell office:value-type="string" table:style-name="ce4">
            <text:p>Hampi</text:p>
          </table:table-cell>
          <table:table-cell office:value-type="string" table:style-name="ce3">
            <text:p>ಹಂಪ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684833410" table:style-name="ce4">
            <text:p>5684833410</text:p>
          </table:table-cell>
          <table:table-cell table:style-name="ce4"/>
          <table:table-cell office:value-type="string" table:style-name="ce4">
            <text:p>M Lakshmi Devi<text:s text:c="6"/></text:p>
          </table:table-cell>
          <table:table-cell office:value-type="string" table:style-name="ce4">
            <text:p>CHO</text:p>
          </table:table-cell>
          <table:table-cell office:value-type="float" office:value="9611892246" table:style-name="ce4">
            <text:p>9611892246</text:p>
          </table:table-cell>
          <table:table-cell office:value-type="float" office:value="15.3331" table:style-name="ce4">
            <text:p>15.3331</text:p>
          </table:table-cell>
          <table:table-cell office:value-type="float" office:value="76.453599999999994" table:style-name="ce4">
            <text:p>76.4536</text:p>
          </table:table-cell>
          <table:table-cell table:number-columns-repeated="16368"/>
        </table:table-row>
        <table:table-row table:style-name="ro2">
          <table:table-cell office:value-type="float" office:value="728" table:style-name="ce4">
            <text:p>728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Hagarigudihalli</text:p>
          </table:table-cell>
          <table:table-cell office:value-type="string" table:style-name="ce3">
            <text:p>ಹಗರಿಗುಡಿ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76271783" table:style-name="ce4">
            <text:p>8276271783</text:p>
          </table:table-cell>
          <table:table-cell table:style-name="ce4"/>
          <table:table-cell office:value-type="string" table:style-name="ce4">
            <text:p>Pradeep NT<text:s text:c="5"/></text:p>
          </table:table-cell>
          <table:table-cell office:value-type="string" table:style-name="ce4">
            <text:p>CHO</text:p>
          </table:table-cell>
          <table:table-cell office:value-type="float" office:value="9686745684" table:style-name="ce4">
            <text:p>9686745684</text:p>
          </table:table-cell>
          <table:table-cell office:value-type="float" office:value="14.72" table:style-name="ce4">
            <text:p>14.72</text:p>
          </table:table-cell>
          <table:table-cell office:value-type="float" office:value="76.132800000000003" table:style-name="ce4">
            <text:p>76.1328</text:p>
          </table:table-cell>
          <table:table-cell table:number-columns-repeated="16368"/>
        </table:table-row>
        <table:table-row table:style-name="ro2">
          <table:table-cell office:value-type="float" office:value="729" table:style-name="ce4">
            <text:p>729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ospet<text:s/></text:p>
          </table:table-cell>
          <table:table-cell office:value-type="string" table:style-name="ce3">
            <text:p>ಹೊಸಪೇಟೆ</text:p>
          </table:table-cell>
          <table:table-cell office:value-type="string" table:style-name="ce4">
            <text:p>Kallahalli</text:p>
          </table:table-cell>
          <table:table-cell office:value-type="string" table:style-name="ce3">
            <text:p>ಕಲ್ಲ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75147480" table:style-name="ce4">
            <text:p>8175147480</text:p>
          </table:table-cell>
          <table:table-cell table:style-name="ce4"/>
          <table:table-cell office:value-type="string" table:style-name="ce4">
            <text:p>Nandini<text:s text:c="5"/></text:p>
          </table:table-cell>
          <table:table-cell office:value-type="string" table:style-name="ce4">
            <text:p>CHO</text:p>
          </table:table-cell>
          <table:table-cell office:value-type="float" office:value="8904693282" table:style-name="ce4">
            <text:p>8904693282</text:p>
          </table:table-cell>
          <table:table-cell office:value-type="float" office:value="14.7629" table:style-name="ce4">
            <text:p>14.7629</text:p>
          </table:table-cell>
          <table:table-cell office:value-type="float" office:value="75.861800000000002" table:style-name="ce4">
            <text:p>75.8618</text:p>
          </table:table-cell>
          <table:table-cell table:number-columns-repeated="16368"/>
        </table:table-row>
        <table:table-row table:style-name="ro2">
          <table:table-cell office:value-type="float" office:value="730" table:style-name="ce4">
            <text:p>730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ospet<text:s/></text:p>
          </table:table-cell>
          <table:table-cell office:value-type="string" table:style-name="ce3">
            <text:p>ಹೊಸಪೇಟೆ</text:p>
          </table:table-cell>
          <table:table-cell office:value-type="string" table:style-name="ce4">
            <text:p>Kamalapura A<text:s/></text:p>
          </table:table-cell>
          <table:table-cell office:value-type="string" table:style-name="ce3">
            <text:p>ಕಮಲಾಪುರ ಎ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451645119" table:style-name="ce4">
            <text:p>2451645119</text:p>
          </table:table-cell>
          <table:table-cell table:style-name="ce4"/>
          <table:table-cell office:value-type="string" table:style-name="ce4">
            <text:p>Mohan Kumar R<text:s text:c="5"/></text:p>
          </table:table-cell>
          <table:table-cell office:value-type="string" table:style-name="ce4">
            <text:p>CHO</text:p>
          </table:table-cell>
          <table:table-cell office:value-type="float" office:value="9742004062" table:style-name="ce4">
            <text:p>9742004062</text:p>
          </table:table-cell>
          <table:table-cell office:value-type="float" office:value="15.307499999999999" table:style-name="ce4">
            <text:p>15.3075</text:p>
          </table:table-cell>
          <table:table-cell office:value-type="float" office:value="76.474999999999994" table:style-name="ce4">
            <text:p>76.475</text:p>
          </table:table-cell>
          <table:table-cell table:number-columns-repeated="16368"/>
        </table:table-row>
        <table:table-row table:style-name="ro2">
          <table:table-cell office:value-type="float" office:value="731" table:style-name="ce4">
            <text:p>731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ospet<text:s/></text:p>
          </table:table-cell>
          <table:table-cell office:value-type="string" table:style-name="ce3">
            <text:p>ಹೊಸಪೇಟೆ</text:p>
          </table:table-cell>
          <table:table-cell office:value-type="string" table:style-name="ce4">
            <text:p>Kamalpura B<text:s/></text:p>
          </table:table-cell>
          <table:table-cell office:value-type="string" table:style-name="ce3">
            <text:p>ಕಮಲಾಪುರ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246856376" table:style-name="ce4">
            <text:p>7246856376</text:p>
          </table:table-cell>
          <table:table-cell table:style-name="ce4"/>
          <table:table-cell office:value-type="string" table:style-name="ce4">
            <text:p>Suman Veronica B<text:s text:c="3"/></text:p>
          </table:table-cell>
          <table:table-cell office:value-type="string" table:style-name="ce4">
            <text:p>CHO</text:p>
          </table:table-cell>
          <table:table-cell office:value-type="float" office:value="8951204442" table:style-name="ce4">
            <text:p>8951204442</text:p>
          </table:table-cell>
          <table:table-cell office:value-type="float" office:value="15.307499999999999" table:style-name="ce4">
            <text:p>15.3075</text:p>
          </table:table-cell>
          <table:table-cell office:value-type="float" office:value="76.474900000000005" table:style-name="ce4">
            <text:p>76.4749</text:p>
          </table:table-cell>
          <table:table-cell table:number-columns-repeated="16368"/>
        </table:table-row>
        <table:table-row table:style-name="ro2">
          <table:table-cell office:value-type="float" office:value="732" table:style-name="ce4">
            <text:p>732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ospet<text:s/></text:p>
          </table:table-cell>
          <table:table-cell office:value-type="string" table:style-name="ce3">
            <text:p>ಹೊಸಪೇಟೆ</text:p>
          </table:table-cell>
          <table:table-cell office:value-type="string" table:style-name="ce4">
            <text:p>Old Mallapana Guddi</text:p>
          </table:table-cell>
          <table:table-cell office:value-type="string" table:style-name="ce3">
            <text:p>ಹಳೆ ಮಲ್ಲಪನ ಗುದ್ದ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561114543" table:style-name="ce4">
            <text:p>2561114543</text:p>
          </table:table-cell>
          <table:table-cell table:style-name="ce4"/>
          <table:table-cell office:value-type="string" table:style-name="ce4">
            <text:p>B Zaiba Ali<text:s text:c="5"/></text:p>
          </table:table-cell>
          <table:table-cell office:value-type="string" table:style-name="ce4">
            <text:p>CHO</text:p>
          </table:table-cell>
          <table:table-cell office:value-type="float" office:value="8310967736" table:style-name="ce4">
            <text:p>8310967736</text:p>
          </table:table-cell>
          <table:table-cell office:value-type="float" office:value="15.2859" table:style-name="ce4">
            <text:p>15.2859</text:p>
          </table:table-cell>
          <table:table-cell office:value-type="float" office:value="76.430599999999998" table:style-name="ce4">
            <text:p>76.4306</text:p>
          </table:table-cell>
          <table:table-cell table:number-columns-repeated="16368"/>
        </table:table-row>
        <table:table-row table:style-name="ro2">
          <table:table-cell office:value-type="float" office:value="733" table:style-name="ce4">
            <text:p>733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ospet<text:s/></text:p>
          </table:table-cell>
          <table:table-cell office:value-type="string" table:style-name="ce3">
            <text:p>ಹೊಸಪೇಟೆ</text:p>
          </table:table-cell>
          <table:table-cell office:value-type="string" table:style-name="ce4">
            <text:p>Bukkasagar</text:p>
          </table:table-cell>
          <table:table-cell office:value-type="string" table:style-name="ce3">
            <text:p>ಬುಕ್ಕಸಾಗ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45874346" table:style-name="ce4">
            <text:p>1645874346</text:p>
          </table:table-cell>
          <table:table-cell table:style-name="ce4"/>
          <table:table-cell office:value-type="string" table:style-name="ce4">
            <text:p>Shivashankara C<text:s text:c="5"/></text:p>
          </table:table-cell>
          <table:table-cell office:value-type="string" table:style-name="ce4">
            <text:p>CHO</text:p>
          </table:table-cell>
          <table:table-cell office:value-type="float" office:value="9743125482" table:style-name="ce4">
            <text:p>9743125482</text:p>
          </table:table-cell>
          <table:table-cell office:value-type="float" office:value="15.3482" table:style-name="ce4">
            <text:p>15.3482</text:p>
          </table:table-cell>
          <table:table-cell office:value-type="float" office:value="76.528800000000004" table:style-name="ce4">
            <text:p>76.5288</text:p>
          </table:table-cell>
          <table:table-cell table:number-columns-repeated="16368"/>
        </table:table-row>
        <table:table-row table:style-name="ro2">
          <table:table-cell office:value-type="float" office:value="734" table:style-name="ce4">
            <text:p>734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Hosakote<text:s/></text:p>
          </table:table-cell>
          <table:table-cell office:value-type="string" table:style-name="ce3">
            <text:p>ಹೊಸಕೋಟ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211514673" table:style-name="ce4">
            <text:p>5211514673</text:p>
          </table:table-cell>
          <table:table-cell table:style-name="ce4"/>
          <table:table-cell office:value-type="string" table:style-name="ce4">
            <text:p>Shantahamani N<text:s text:c="5"/></text:p>
          </table:table-cell>
          <table:table-cell office:value-type="string" table:style-name="ce4">
            <text:p>CHO</text:p>
          </table:table-cell>
          <table:table-cell office:value-type="float" office:value="8105709634" table:style-name="ce4">
            <text:p>8105709634</text:p>
          </table:table-cell>
          <table:table-cell office:value-type="float" office:value="14.642799999999999" table:style-name="ce4">
            <text:p>14.6428</text:p>
          </table:table-cell>
          <table:table-cell office:value-type="float" office:value="76.104200000000006" table:style-name="ce4">
            <text:p>76.1042</text:p>
          </table:table-cell>
          <table:table-cell table:number-columns-repeated="16368"/>
        </table:table-row>
        <table:table-row table:style-name="ro2">
          <table:table-cell office:value-type="float" office:value="735" table:style-name="ce4">
            <text:p>735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text:s/>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Herehadagali B</text:p>
          </table:table-cell>
          <table:table-cell office:value-type="string" table:style-name="ce3">
            <text:p>ಹಿರೇಹಡಗಲಿ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384736456" table:style-name="ce4">
            <text:p>2384736456</text:p>
          </table:table-cell>
          <table:table-cell table:style-name="ce4"/>
          <table:table-cell office:value-type="string" table:style-name="ce4">
            <text:p>Basappa Kalyanamath<text:s text:c="9"/></text:p>
          </table:table-cell>
          <table:table-cell office:value-type="string" table:style-name="ce4">
            <text:p>CHO</text:p>
          </table:table-cell>
          <table:table-cell office:value-type="float" office:value="9886538108" table:style-name="ce4">
            <text:p>9886538108</text:p>
          </table:table-cell>
          <table:table-cell office:value-type="float" office:value="14.927099999999999" table:style-name="ce4">
            <text:p>14.9271</text:p>
          </table:table-cell>
          <table:table-cell office:value-type="float" office:value="75.83" table:style-name="ce4">
            <text:p>75.83</text:p>
          </table:table-cell>
          <table:table-cell table:number-columns-repeated="16368"/>
        </table:table-row>
        <table:table-row table:style-name="ro2">
          <table:table-cell office:value-type="float" office:value="736" table:style-name="ce4">
            <text:p>736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Hyarada</text:p>
          </table:table-cell>
          <table:table-cell office:value-type="string" table:style-name="ce3">
            <text:p>ಹ್ಯಾರದ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08311</text:p>
          </table:table-cell>
          <table:table-cell table:style-name="ce4"/>
          <table:table-cell office:value-type="string" table:style-name="ce4">
            <text:p>Manjappa Budajiru<text:s text:c="9"/></text:p>
          </table:table-cell>
          <table:table-cell office:value-type="string" table:style-name="ce4">
            <text:p>CHO</text:p>
          </table:table-cell>
          <table:table-cell office:value-type="float" office:value="9108343116" table:style-name="ce4">
            <text:p>910834311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737" table:style-name="ce4">
            <text:p>737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dagali<text:s/>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Holalu B</text:p>
          </table:table-cell>
          <table:table-cell office:value-type="string" table:style-name="ce3">
            <text:p>ಹೊಳಲು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10380</text:p>
          </table:table-cell>
          <table:table-cell table:style-name="ce4"/>
          <table:table-cell office:value-type="string" table:style-name="ce4">
            <text:p>Anupama<text:s text:c="9"/></text:p>
          </table:table-cell>
          <table:table-cell office:value-type="string" table:style-name="ce4">
            <text:p>CHO</text:p>
          </table:table-cell>
          <table:table-cell office:value-type="float" office:value="8722788563" table:style-name="ce4">
            <text:p>872278856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738" table:style-name="ce4">
            <text:p>738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Kudilgi<text:s/></text:p>
          </table:table-cell>
          <table:table-cell office:value-type="string" table:style-name="ce3">
            <text:p>ಕೂಡಿಲಗಿ</text:p>
          </table:table-cell>
          <table:table-cell office:value-type="string" table:style-name="ce4">
            <text:p>Hirehegdal</text:p>
          </table:table-cell>
          <table:table-cell office:value-type="string" table:style-name="ce3">
            <text:p>ಹಿರೇಹೆಗ್ಡ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08263</text:p>
          </table:table-cell>
          <table:table-cell table:style-name="ce4"/>
          <table:table-cell office:value-type="string" table:style-name="ce4">
            <text:p>Mahesh N P<text:s text:c="7"/></text:p>
          </table:table-cell>
          <table:table-cell office:value-type="string" table:style-name="ce4">
            <text:p>CHO</text:p>
          </table:table-cell>
          <table:table-cell office:value-type="float" office:value="9731515540" table:style-name="ce4">
            <text:p>973151554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739" table:style-name="ce4">
            <text:p>739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Bandri</text:p>
          </table:table-cell>
          <table:table-cell office:value-type="string" table:style-name="ce3">
            <text:p>ಬಂಡ್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10855</text:p>
          </table:table-cell>
          <table:table-cell table:style-name="ce4"/>
          <table:table-cell office:value-type="string" table:style-name="ce4">
            <text:p>ChamanSab Yenni<text:s text:c="9"/></text:p>
          </table:table-cell>
          <table:table-cell office:value-type="string" table:style-name="ce4">
            <text:p>CHO</text:p>
          </table:table-cell>
          <table:table-cell office:value-type="float" office:value="9535848139" table:style-name="ce4">
            <text:p>953584813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740" table:style-name="ce4">
            <text:p>740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Satturu</text:p>
          </table:table-cell>
          <table:table-cell office:value-type="string" table:style-name="ce3">
            <text:p>ಸತ್ತ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11035</text:p>
          </table:table-cell>
          <table:table-cell table:style-name="ce4"/>
          <table:table-cell office:value-type="string" table:style-name="ce4">
            <text:p>Pallavi BN<text:s text:c="9"/></text:p>
          </table:table-cell>
          <table:table-cell office:value-type="string" table:style-name="ce4">
            <text:p>CHO</text:p>
          </table:table-cell>
          <table:table-cell office:value-type="float" office:value="8892851929" table:style-name="ce4">
            <text:p>889285192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741" table:style-name="ce4">
            <text:p>741</text:p>
          </table:table-cell>
          <table:table-cell office:value-type="string" table:style-name="ce4">
            <text:p>Vijayanagara<text:s/></text:p>
          </table:table-cell>
          <table:table-cell office:value-type="string" table:style-name="ce3">
            <text:p>ವಿಜಯನಗರ</text:p>
          </table:table-cell>
          <table:table-cell office:value-type="string" table:style-name="ce4">
            <text:p>Harapanahalli<text:s/></text:p>
          </table:table-cell>
          <table:table-cell office:value-type="string" table:style-name="ce3">
            <text:p>ಹರಪನಹಳ್ಳಿ</text:p>
          </table:table-cell>
          <table:table-cell office:value-type="string" table:style-name="ce4">
            <text:p>Machihalli</text:p>
          </table:table-cell>
          <table:table-cell office:value-type="string" table:style-name="ce3">
            <text:p>ಮಾಚಿ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13370</text:p>
          </table:table-cell>
          <table:table-cell table:style-name="ce4"/>
          <table:table-cell office:value-type="string" table:style-name="ce4">
            <text:p>Ganesh MK<text:s text:c="9"/></text:p>
          </table:table-cell>
          <table:table-cell office:value-type="string" table:style-name="ce4">
            <text:p>CHO</text:p>
          </table:table-cell>
          <table:table-cell office:value-type="float" office:value="9035123500" table:style-name="ce4">
            <text:p>903512350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742" table:style-name="ce4">
            <text:p>742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Muttagi</text:p>
          </table:table-cell>
          <table:table-cell office:value-type="string" table:style-name="ce3">
            <text:p>ಮುತ್ತ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32428856" table:style-name="ce4">
            <text:p>3432428856</text:p>
          </table:table-cell>
          <table:table-cell table:style-name="ce4"/>
          <table:table-cell office:value-type="string" table:style-name="ce4">
            <text:p>Meenakshi Shindhe-<text:s/></text:p>
          </table:table-cell>
          <table:table-cell office:value-type="string" table:style-name="ce4">
            <text:p>CHO</text:p>
          </table:table-cell>
          <table:table-cell office:value-type="float" office:value="9113641508" table:style-name="ce4">
            <text:p>9113641508</text:p>
          </table:table-cell>
          <table:table-cell office:value-type="float" office:value="16.526299999999999" table:style-name="ce4">
            <text:p>16.5263</text:p>
          </table:table-cell>
          <table:table-cell office:value-type="float" office:value="75.886300000000006" table:style-name="ce4">
            <text:p>75.8863</text:p>
          </table:table-cell>
          <table:table-cell table:number-columns-repeated="16368"/>
        </table:table-row>
        <table:table-row table:style-name="ro1">
          <table:table-cell office:value-type="float" office:value="743" table:style-name="ce4">
            <text:p>743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Narasalaja<text:s/></text:p>
          </table:table-cell>
          <table:table-cell office:value-type="string" table:style-name="ce3">
            <text:p>ನರಸಲಜ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387325587" table:style-name="ce4">
            <text:p>7387325587</text:p>
          </table:table-cell>
          <table:table-cell table:style-name="ce4"/>
          <table:table-cell office:value-type="string" table:style-name="ce4">
            <text:p>Anand Shirasangimath<text:s text:c="3"/></text:p>
          </table:table-cell>
          <table:table-cell office:value-type="string" table:style-name="ce4">
            <text:p>CHO</text:p>
          </table:table-cell>
          <table:table-cell office:value-type="float" office:value="9591781987" table:style-name="ce4">
            <text:p>9591781987</text:p>
          </table:table-cell>
          <table:table-cell office:value-type="float" office:value="16.5014" table:style-name="ce4">
            <text:p>16.5014</text:p>
          </table:table-cell>
          <table:table-cell office:value-type="float" office:value="76.004599999999996" table:style-name="ce4">
            <text:p>76.0046</text:p>
          </table:table-cell>
          <table:table-cell table:number-columns-repeated="16368"/>
        </table:table-row>
        <table:table-row table:style-name="ro1">
          <table:table-cell office:value-type="float" office:value="744" table:style-name="ce4">
            <text:p>744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Manur</text:p>
          </table:table-cell>
          <table:table-cell office:value-type="string" table:style-name="ce3">
            <text:p>ಮಣ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565171541" table:style-name="ce4">
            <text:p>1565171541</text:p>
          </table:table-cell>
          <table:table-cell table:style-name="ce4"/>
          <table:table-cell office:value-type="string" table:style-name="ce4">
            <text:p>Shruti Chanagoudar<text:s text:c="2"/></text:p>
          </table:table-cell>
          <table:table-cell office:value-type="string" table:style-name="ce4">
            <text:p>CHO</text:p>
          </table:table-cell>
          <table:table-cell office:value-type="float" office:value="7259291638" table:style-name="ce4">
            <text:p>7259291638</text:p>
          </table:table-cell>
          <table:table-cell office:value-type="float" office:value="16.511500000000002" table:style-name="ce4">
            <text:p>16.5115</text:p>
          </table:table-cell>
          <table:table-cell office:value-type="float" office:value="75.9345" table:style-name="ce4">
            <text:p>75.9345</text:p>
          </table:table-cell>
          <table:table-cell table:number-columns-repeated="16368"/>
        </table:table-row>
        <table:table-row table:style-name="ro1">
          <table:table-cell office:value-type="float" office:value="745" table:style-name="ce4">
            <text:p>745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Masuti</text:p>
          </table:table-cell>
          <table:table-cell office:value-type="string" table:style-name="ce3">
            <text:p>ಮಸೂ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362786629" table:style-name="ce4">
            <text:p>8362786629</text:p>
          </table:table-cell>
          <table:table-cell table:style-name="ce4"/>
          <table:table-cell office:value-type="string" table:style-name="ce4">
            <text:p>VijayKumar N<text:s text:c="4"/></text:p>
          </table:table-cell>
          <table:table-cell office:value-type="string" table:style-name="ce4">
            <text:p>CHO</text:p>
          </table:table-cell>
          <table:table-cell office:value-type="float" office:value="7795115884" table:style-name="ce4">
            <text:p>7795115884</text:p>
          </table:table-cell>
          <table:table-cell office:value-type="float" office:value="16.5092" table:style-name="ce4">
            <text:p>16.5092</text:p>
          </table:table-cell>
          <table:table-cell office:value-type="float" office:value="75.785200000000003" table:style-name="ce4">
            <text:p>75.7852</text:p>
          </table:table-cell>
          <table:table-cell table:number-columns-repeated="16368"/>
        </table:table-row>
        <table:table-row table:style-name="ro1">
          <table:table-cell office:value-type="float" office:value="746" table:style-name="ce4">
            <text:p>746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Dindawar</text:p>
          </table:table-cell>
          <table:table-cell office:value-type="string" table:style-name="ce3">
            <text:p>ದಿಂಡಾವ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142584863" table:style-name="ce4">
            <text:p>4142584863</text:p>
          </table:table-cell>
          <table:table-cell table:style-name="ce4"/>
          <table:table-cell office:value-type="string" table:style-name="ce4">
            <text:p>Sharanabassu Guddi<text:s text:c="3"/></text:p>
          </table:table-cell>
          <table:table-cell office:value-type="string" table:style-name="ce4">
            <text:p>CHO</text:p>
          </table:table-cell>
          <table:table-cell office:value-type="float" office:value="8237449519" table:style-name="ce4">
            <text:p>8237449519</text:p>
          </table:table-cell>
          <table:table-cell office:value-type="float" office:value="16.6539" table:style-name="ce4">
            <text:p>16.6539</text:p>
          </table:table-cell>
          <table:table-cell office:value-type="float" office:value="76.0488" table:style-name="ce4">
            <text:p>76.0488</text:p>
          </table:table-cell>
          <table:table-cell table:number-columns-repeated="16368"/>
        </table:table-row>
        <table:table-row table:style-name="ro1">
          <table:table-cell office:value-type="float" office:value="747" table:style-name="ce4">
            <text:p>747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Yaranal</text:p>
          </table:table-cell>
          <table:table-cell office:value-type="string" table:style-name="ce3">
            <text:p>ಯಾರನ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341472341" table:style-name="ce4">
            <text:p>8341472341</text:p>
          </table:table-cell>
          <table:table-cell table:style-name="ce4"/>
          <table:table-cell office:value-type="string" table:style-name="ce4">
            <text:p>Shruthi Korabu<text:s text:c="3"/></text:p>
          </table:table-cell>
          <table:table-cell office:value-type="string" table:style-name="ce4">
            <text:p>CHO</text:p>
          </table:table-cell>
          <table:table-cell office:value-type="float" office:value="7795115940" table:style-name="ce4">
            <text:p>7795115940</text:p>
          </table:table-cell>
          <table:table-cell office:value-type="float" office:value="16.611599999999999" table:style-name="ce4">
            <text:p>16.6116</text:p>
          </table:table-cell>
          <table:table-cell office:value-type="float" office:value="75.858900000000006" table:style-name="ce4">
            <text:p>75.8589</text:p>
          </table:table-cell>
          <table:table-cell table:number-columns-repeated="16368"/>
        </table:table-row>
        <table:table-row table:style-name="ro1">
          <table:table-cell office:value-type="float" office:value="748" table:style-name="ce4">
            <text:p>748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Hattarakihal</text:p>
          </table:table-cell>
          <table:table-cell office:value-type="string" table:style-name="ce3">
            <text:p>ಹತ್ತರಕಿಹ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481676449" table:style-name="ce4">
            <text:p>2481676449</text:p>
          </table:table-cell>
          <table:table-cell table:style-name="ce4"/>
          <table:table-cell office:value-type="string" table:style-name="ce4">
            <text:p>Santosh Beeraladinni-<text:s/></text:p>
          </table:table-cell>
          <table:table-cell office:value-type="string" table:style-name="ce4">
            <text:p>CHO</text:p>
          </table:table-cell>
          <table:table-cell office:value-type="float" office:value="9591466524" table:style-name="ce4">
            <text:p>9591466524</text:p>
          </table:table-cell>
          <table:table-cell office:value-type="float" office:value="16.657499999999999" table:style-name="ce4">
            <text:p>16.6575</text:p>
          </table:table-cell>
          <table:table-cell office:value-type="float" office:value="75.896500000000003" table:style-name="ce4">
            <text:p>75.8965</text:p>
          </table:table-cell>
          <table:table-cell table:number-columns-repeated="16368"/>
        </table:table-row>
        <table:table-row table:style-name="ro1">
          <table:table-cell office:value-type="float" office:value="749" table:style-name="ce4">
            <text:p>749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Malaghan</text:p>
          </table:table-cell>
          <table:table-cell office:value-type="string" table:style-name="ce3">
            <text:p>ಮಲಘಾನ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573654862" table:style-name="ce4">
            <text:p>4573654862</text:p>
          </table:table-cell>
          <table:table-cell table:style-name="ce4"/>
          <table:table-cell office:value-type="string" table:style-name="ce4">
            <text:p>Vidyavathi Vasthrad-<text:s/></text:p>
          </table:table-cell>
          <table:table-cell office:value-type="string" table:style-name="ce4">
            <text:p>CHO</text:p>
          </table:table-cell>
          <table:table-cell office:value-type="float" office:value="8618661849" table:style-name="ce4">
            <text:p>8618661849</text:p>
          </table:table-cell>
          <table:table-cell office:value-type="float" office:value="16.537099999999999" table:style-name="ce4">
            <text:p>16.5371</text:p>
          </table:table-cell>
          <table:table-cell office:value-type="float" office:value="75.738399999999999" table:style-name="ce4">
            <text:p>75.7384</text:p>
          </table:table-cell>
          <table:table-cell table:number-columns-repeated="16368"/>
        </table:table-row>
        <table:table-row table:style-name="ro1">
          <table:table-cell office:value-type="float" office:value="750" table:style-name="ce4">
            <text:p>750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Talewad</text:p>
          </table:table-cell>
          <table:table-cell office:value-type="string" table:style-name="ce3">
            <text:p>ತಳೇವಾಡ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874617329" table:style-name="ce4">
            <text:p>4874617329</text:p>
          </table:table-cell>
          <table:table-cell table:style-name="ce4"/>
          <table:table-cell office:value-type="string" table:style-name="ce4">
            <text:p>Geeta Mirji-<text:s/></text:p>
          </table:table-cell>
          <table:table-cell office:value-type="string" table:style-name="ce4">
            <text:p>CHO</text:p>
          </table:table-cell>
          <table:table-cell office:value-type="float" office:value="9916326143" table:style-name="ce4">
            <text:p>9916326143</text:p>
          </table:table-cell>
          <table:table-cell office:value-type="float" office:value="16.5562" table:style-name="ce4">
            <text:p>16.5562</text:p>
          </table:table-cell>
          <table:table-cell office:value-type="float" office:value="75.812399999999997" table:style-name="ce4">
            <text:p>75.8124</text:p>
          </table:table-cell>
          <table:table-cell table:number-columns-repeated="16368"/>
        </table:table-row>
        <table:table-row table:style-name="ro1">
          <table:table-cell office:value-type="float" office:value="751" table:style-name="ce4">
            <text:p>751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Benal RS</text:p>
          </table:table-cell>
          <table:table-cell office:value-type="string" table:style-name="ce3">
            <text:p>ಬೆನಾಲ್ ಆರ್ಎಸ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681148448" table:style-name="ce4">
            <text:p>6681148448</text:p>
          </table:table-cell>
          <table:table-cell table:style-name="ce4"/>
          <table:table-cell office:value-type="string" table:style-name="ce4">
            <text:p>Pavadeppa Chalawadi-<text:s/></text:p>
          </table:table-cell>
          <table:table-cell office:value-type="string" table:style-name="ce4">
            <text:p>CHO</text:p>
          </table:table-cell>
          <table:table-cell office:value-type="float" office:value="8722938761" table:style-name="ce4">
            <text:p>8722938761</text:p>
          </table:table-cell>
          <table:table-cell office:value-type="float" office:value="16.406300000000002" table:style-name="ce4">
            <text:p>16.4063</text:p>
          </table:table-cell>
          <table:table-cell office:value-type="float" office:value="75.918300000000002" table:style-name="ce4">
            <text:p>75.9183</text:p>
          </table:table-cell>
          <table:table-cell table:number-columns-repeated="16368"/>
        </table:table-row>
        <table:table-row table:style-name="ro1">
          <table:table-cell office:value-type="float" office:value="752" table:style-name="ce4">
            <text:p>752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Nidagundi</text:p>
          </table:table-cell>
          <table:table-cell office:value-type="string" table:style-name="ce3">
            <text:p>ನಿಡಗುಂದ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183873725" table:style-name="ce4">
            <text:p>6183873725</text:p>
          </table:table-cell>
          <table:table-cell table:style-name="ce4"/>
          <table:table-cell office:value-type="string" table:style-name="ce4">
            <text:p>ShashiKumar Shapeti-<text:s/></text:p>
          </table:table-cell>
          <table:table-cell office:value-type="string" table:style-name="ce4">
            <text:p>CHO</text:p>
          </table:table-cell>
          <table:table-cell office:value-type="float" office:value="6360112486" table:style-name="ce4">
            <text:p>6360112486</text:p>
          </table:table-cell>
          <table:table-cell office:value-type="float" office:value="16.362100000000002" table:style-name="ce4">
            <text:p>16.3621</text:p>
          </table:table-cell>
          <table:table-cell office:value-type="float" office:value="75.932599999999994" table:style-name="ce4">
            <text:p>75.9326</text:p>
          </table:table-cell>
          <table:table-cell table:number-columns-repeated="16368"/>
        </table:table-row>
        <table:table-row table:style-name="ro1">
          <table:table-cell office:value-type="float" office:value="753" table:style-name="ce4">
            <text:p>753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Golasangi B</text:p>
          </table:table-cell>
          <table:table-cell office:value-type="string" table:style-name="ce3">
            <text:p>ಗೊಳಸಂಗಿ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75448466" table:style-name="ce4">
            <text:p>1675448466</text:p>
          </table:table-cell>
          <table:table-cell table:style-name="ce4"/>
          <table:table-cell office:value-type="string" table:style-name="ce4">
            <text:p>Seema Rajapur-<text:s/></text:p>
          </table:table-cell>
          <table:table-cell office:value-type="string" table:style-name="ce4">
            <text:p>CHO</text:p>
          </table:table-cell>
          <table:table-cell office:value-type="float" office:value="9035952941" table:style-name="ce4">
            <text:p>9035952941</text:p>
          </table:table-cell>
          <table:table-cell office:value-type="float" office:value="16.499400000000001" table:style-name="ce4">
            <text:p>16.4994</text:p>
          </table:table-cell>
          <table:table-cell office:value-type="float" office:value="75.877899999999997" table:style-name="ce4">
            <text:p>75.8779</text:p>
          </table:table-cell>
          <table:table-cell table:number-columns-repeated="16368"/>
        </table:table-row>
        <table:table-row table:style-name="ro1">
          <table:table-cell office:value-type="float" office:value="754" table:style-name="ce4">
            <text:p>754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Kubakaddi</text:p>
          </table:table-cell>
          <table:table-cell office:value-type="string" table:style-name="ce3">
            <text:p>ಕುಬಕಡ್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11325550" table:style-name="ce4">
            <text:p>8511325550</text:p>
          </table:table-cell>
          <table:table-cell table:style-name="ce4"/>
          <table:table-cell office:value-type="string" table:style-name="ce4">
            <text:p>Manjunath Kumbar-<text:s text:c="3"/></text:p>
          </table:table-cell>
          <table:table-cell office:value-type="string" table:style-name="ce4">
            <text:p>CHO</text:p>
          </table:table-cell>
          <table:table-cell office:value-type="float" office:value="7090335991" table:style-name="ce4">
            <text:p>7090335991</text:p>
          </table:table-cell>
          <table:table-cell office:value-type="float" office:value="16.530899999999999" table:style-name="ce4">
            <text:p>16.5309</text:p>
          </table:table-cell>
          <table:table-cell office:value-type="float" office:value="75.664599999999993" table:style-name="ce4">
            <text:p>75.6646</text:p>
          </table:table-cell>
          <table:table-cell table:number-columns-repeated="16368"/>
        </table:table-row>
        <table:table-row table:style-name="ro1">
          <table:table-cell office:value-type="float" office:value="755" table:style-name="ce4">
            <text:p>755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Hunshayal</text:p>
          </table:table-cell>
          <table:table-cell office:value-type="string" table:style-name="ce3">
            <text:p>ಹುನ್ಶಯ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887458510" table:style-name="ce4">
            <text:p>5887458510</text:p>
          </table:table-cell>
          <table:table-cell table:style-name="ce4"/>
          <table:table-cell office:value-type="string" table:style-name="ce4">
            <text:p>Sahebagoud Hadimani-<text:s/></text:p>
          </table:table-cell>
          <table:table-cell office:value-type="string" table:style-name="ce4">
            <text:p>CHO</text:p>
          </table:table-cell>
          <table:table-cell office:value-type="float" office:value="7387465655" table:style-name="ce4">
            <text:p>7387465655</text:p>
          </table:table-cell>
          <table:table-cell office:value-type="float" office:value="16.6555" table:style-name="ce4">
            <text:p>16.6555</text:p>
          </table:table-cell>
          <table:table-cell office:value-type="float" office:value="76.0184" table:style-name="ce4">
            <text:p>76.0184</text:p>
          </table:table-cell>
          <table:table-cell table:number-columns-repeated="16368"/>
        </table:table-row>
        <table:table-row table:style-name="ro1">
          <table:table-cell office:value-type="float" office:value="756" table:style-name="ce4">
            <text:p>756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Masibanal</text:p>
          </table:table-cell>
          <table:table-cell office:value-type="string" table:style-name="ce3">
            <text:p>ಮಸಿಬಾನ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57254688" table:style-name="ce4">
            <text:p>3857254688</text:p>
          </table:table-cell>
          <table:table-cell table:style-name="ce4"/>
          <table:table-cell office:value-type="string" table:style-name="ce4">
            <text:p>Shankargoud Patil-<text:s/></text:p>
          </table:table-cell>
          <table:table-cell office:value-type="string" table:style-name="ce4">
            <text:p>CHO</text:p>
          </table:table-cell>
          <table:table-cell office:value-type="float" office:value="8867240300" table:style-name="ce4">
            <text:p>8867240300</text:p>
          </table:table-cell>
          <table:table-cell office:value-type="float" office:value="16.661000000000001" table:style-name="ce4">
            <text:p>16.661</text:p>
          </table:table-cell>
          <table:table-cell office:value-type="float" office:value="75.962299999999999" table:style-name="ce4">
            <text:p>75.9623</text:p>
          </table:table-cell>
          <table:table-cell table:number-columns-repeated="16368"/>
        </table:table-row>
        <table:table-row table:style-name="ro1">
          <table:table-cell office:value-type="float" office:value="757" table:style-name="ce4">
            <text:p>757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Kavalagi</text:p>
          </table:table-cell>
          <table:table-cell office:value-type="string" table:style-name="ce3">
            <text:p>ಕವಲ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83385149" table:style-name="ce4">
            <text:p>6483385149</text:p>
          </table:table-cell>
          <table:table-cell table:style-name="ce4"/>
          <table:table-cell office:value-type="string" table:style-name="ce4">
            <text:p>Rajeshwari Chikkamani-<text:s/></text:p>
          </table:table-cell>
          <table:table-cell office:value-type="string" table:style-name="ce4">
            <text:p>CHO</text:p>
          </table:table-cell>
          <table:table-cell office:value-type="float" office:value="9901765342" table:style-name="ce4">
            <text:p>990176534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758" table:style-name="ce4">
            <text:p>758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Yambatanal</text:p>
          </table:table-cell>
          <table:table-cell office:value-type="string" table:style-name="ce3">
            <text:p>ಯಂಬಟನ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383874117" table:style-name="ce4">
            <text:p>7383874117</text:p>
          </table:table-cell>
          <table:table-cell table:style-name="ce4"/>
          <table:table-cell office:value-type="string" table:style-name="ce4">
            <text:p>Jyoti Basappa Haggannavar-<text:s/></text:p>
          </table:table-cell>
          <table:table-cell office:value-type="string" table:style-name="ce4">
            <text:p>CHO</text:p>
          </table:table-cell>
          <table:table-cell office:value-type="float" office:value="8217711720" table:style-name="ce4">
            <text:p>8217711720</text:p>
          </table:table-cell>
          <table:table-cell office:value-type="float" office:value="16.747499999999999" table:style-name="ce4">
            <text:p>16.7475</text:p>
          </table:table-cell>
          <table:table-cell office:value-type="float" office:value="75.939899999999994" table:style-name="ce4">
            <text:p>75.9399</text:p>
          </table:table-cell>
          <table:table-cell table:number-columns-repeated="16368"/>
        </table:table-row>
        <table:table-row table:style-name="ro1">
          <table:table-cell office:value-type="float" office:value="759" table:style-name="ce4">
            <text:p>759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Biraladinni</text:p>
          </table:table-cell>
          <table:table-cell office:value-type="string" table:style-name="ce3">
            <text:p>ಬೀರಲದಿನ್ನ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58653843" table:style-name="ce4">
            <text:p>8158653843</text:p>
          </table:table-cell>
          <table:table-cell table:style-name="ce4"/>
          <table:table-cell office:value-type="string" table:style-name="ce4">
            <text:p>Kavitha Pattar-<text:s/></text:p>
          </table:table-cell>
          <table:table-cell office:value-type="string" table:style-name="ce4">
            <text:p>CHO</text:p>
          </table:table-cell>
          <table:table-cell office:value-type="float" office:value="9620332523" table:style-name="ce4">
            <text:p>962033252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760" table:style-name="ce4">
            <text:p>760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Unnibavi</text:p>
          </table:table-cell>
          <table:table-cell office:value-type="string" table:style-name="ce3">
            <text:p>ಉನ್ನಿಬಾವ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262351652" table:style-name="ce4">
            <text:p>5262351652</text:p>
          </table:table-cell>
          <table:table-cell table:style-name="ce4"/>
          <table:table-cell office:value-type="string" table:style-name="ce4">
            <text:p>Nanda B Reddi</text:p>
          </table:table-cell>
          <table:table-cell office:value-type="string" table:style-name="ce4">
            <text:p>CHO</text:p>
          </table:table-cell>
          <table:table-cell office:value-type="float" office:value="9110647597" table:style-name="ce4">
            <text:p>9110647597</text:p>
          </table:table-cell>
          <table:table-cell office:value-type="float" office:value="16.442900000000002" table:style-name="ce4">
            <text:p>16.4429</text:p>
          </table:table-cell>
          <table:table-cell office:value-type="float" office:value="75.915599999999998" table:style-name="ce4">
            <text:p>75.9156</text:p>
          </table:table-cell>
          <table:table-cell table:number-columns-repeated="16368"/>
        </table:table-row>
        <table:table-row table:style-name="ro1">
          <table:table-cell office:value-type="float" office:value="761" table:style-name="ce4">
            <text:p>761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Donur</text:p>
          </table:table-cell>
          <table:table-cell office:value-type="string" table:style-name="ce3">
            <text:p>ಡೋಣ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336288772" table:style-name="ce4">
            <text:p>1336288772</text:p>
          </table:table-cell>
          <table:table-cell table:style-name="ce4"/>
          <table:table-cell office:value-type="string" table:style-name="ce4">
            <text:p>Lata Shindhe-<text:s/></text:p>
          </table:table-cell>
          <table:table-cell office:value-type="string" table:style-name="ce4">
            <text:p>CHO</text:p>
          </table:table-cell>
          <table:table-cell office:value-type="float" office:value="8618983138" table:style-name="ce4">
            <text:p>8618983138</text:p>
          </table:table-cell>
          <table:table-cell office:value-type="float" office:value="16.738" table:style-name="ce4">
            <text:p>16.738</text:p>
          </table:table-cell>
          <table:table-cell office:value-type="float" office:value="75.962400000000002" table:style-name="ce4">
            <text:p>75.9624</text:p>
          </table:table-cell>
          <table:table-cell table:number-columns-repeated="16368"/>
        </table:table-row>
        <table:table-row table:style-name="ro1">
          <table:table-cell office:value-type="float" office:value="762" table:style-name="ce4">
            <text:p>762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Bairawadagi</text:p>
          </table:table-cell>
          <table:table-cell office:value-type="string" table:style-name="ce3">
            <text:p>ಬೈರವಾಡ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848241863" table:style-name="ce4">
            <text:p>1848241863</text:p>
          </table:table-cell>
          <table:table-cell table:style-name="ce4"/>
          <table:table-cell office:value-type="string" table:style-name="ce4">
            <text:p>Madivalappa Biradar-<text:s/></text:p>
          </table:table-cell>
          <table:table-cell office:value-type="string" table:style-name="ce4">
            <text:p>CHO</text:p>
          </table:table-cell>
          <table:table-cell office:value-type="float" office:value="8884010703" table:style-name="ce4">
            <text:p>8884010703</text:p>
          </table:table-cell>
          <table:table-cell office:value-type="float" office:value="16.720800000000001" table:style-name="ce4">
            <text:p>16.7208</text:p>
          </table:table-cell>
          <table:table-cell office:value-type="float" office:value="76.1126" table:style-name="ce4">
            <text:p>76.1126</text:p>
          </table:table-cell>
          <table:table-cell table:number-columns-repeated="16368"/>
        </table:table-row>
        <table:table-row table:style-name="ro1">
          <table:table-cell office:value-type="float" office:value="763" table:style-name="ce4">
            <text:p>763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Satihal</text:p>
          </table:table-cell>
          <table:table-cell office:value-type="string" table:style-name="ce3">
            <text:p>ಸತಿಹ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267686637" table:style-name="ce4">
            <text:p>7267686637</text:p>
          </table:table-cell>
          <table:table-cell table:style-name="ce4"/>
          <table:table-cell office:value-type="string" table:style-name="ce4">
            <text:p>Satish Chavan-<text:s/></text:p>
          </table:table-cell>
          <table:table-cell office:value-type="string" table:style-name="ce4">
            <text:p>CHO</text:p>
          </table:table-cell>
          <table:table-cell office:value-type="float" office:value="9535285460" table:style-name="ce4">
            <text:p>9535285460</text:p>
          </table:table-cell>
          <table:table-cell office:value-type="float" office:value="16.733000000000001" table:style-name="ce4">
            <text:p>16.733</text:p>
          </table:table-cell>
          <table:table-cell office:value-type="float" office:value="76.058300000000003" table:style-name="ce4">
            <text:p>76.0583</text:p>
          </table:table-cell>
          <table:table-cell table:number-columns-repeated="16368"/>
        </table:table-row>
        <table:table-row table:style-name="ro1">
          <table:table-cell office:value-type="float" office:value="764" table:style-name="ce4">
            <text:p>764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Bommanahalli</text:p>
          </table:table-cell>
          <table:table-cell office:value-type="string" table:style-name="ce3">
            <text:p>ಬೊಮ್ಮ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73182834" table:style-name="ce4">
            <text:p>6773182834</text:p>
          </table:table-cell>
          <table:table-cell table:style-name="ce4"/>
          <table:table-cell office:value-type="string" table:style-name="ce4">
            <text:p>Irasangappa Mulimani-<text:s/></text:p>
          </table:table-cell>
          <table:table-cell office:value-type="string" table:style-name="ce4">
            <text:p>CHO</text:p>
          </table:table-cell>
          <table:table-cell office:value-type="float" office:value="9008689169" table:style-name="ce4">
            <text:p>9008689169</text:p>
          </table:table-cell>
          <table:table-cell office:value-type="float" office:value="16.746099999999998" table:style-name="ce4">
            <text:p>16.7461</text:p>
          </table:table-cell>
          <table:table-cell office:value-type="float" office:value="76.002799999999993" table:style-name="ce4">
            <text:p>76.0028</text:p>
          </table:table-cell>
          <table:table-cell table:number-columns-repeated="16368"/>
        </table:table-row>
        <table:table-row table:style-name="ro1">
          <table:table-cell office:value-type="float" office:value="765" table:style-name="ce4">
            <text:p>765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BENAKANALLI</text:p>
          </table:table-cell>
          <table:table-cell office:value-type="string" table:style-name="ce3">
            <text:p>ಬೆನಕನ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 IN2910004670</text:p>
          </table:table-cell>
          <table:table-cell table:style-name="ce4"/>
          <table:table-cell office:value-type="string" table:style-name="ce4">
            <text:p>Akash Biradar-<text:s text:c="2"/></text:p>
          </table:table-cell>
          <table:table-cell office:value-type="string" table:style-name="ce4">
            <text:p>CHO</text:p>
          </table:table-cell>
          <table:table-cell office:value-type="float" office:value="9972194059" table:style-name="ce4">
            <text:p>997219405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766" table:style-name="ce4">
            <text:p>766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HAVINAL</text:p>
          </table:table-cell>
          <table:table-cell office:value-type="string" table:style-name="ce3">
            <text:p>ಹವಿನ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 IN2910004708</text:p>
          </table:table-cell>
          <table:table-cell table:style-name="ce4"/>
          <table:table-cell office:value-type="string" table:style-name="ce4">
            <text:p>Shrishali Hunnur -<text:s text:c="2"/></text:p>
          </table:table-cell>
          <table:table-cell office:value-type="string" table:style-name="ce4">
            <text:p>CHO</text:p>
          </table:table-cell>
          <table:table-cell office:value-type="float" office:value="9036588918" table:style-name="ce4">
            <text:p>903658891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767" table:style-name="ce4">
            <text:p>767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Hebbal</text:p>
          </table:table-cell>
          <table:table-cell office:value-type="string" table:style-name="ce3">
            <text:p>ಹೆಬ್ಬಾಳ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752767736" table:style-name="ce4">
            <text:p>7752767736</text:p>
          </table:table-cell>
          <table:table-cell table:style-name="ce4"/>
          <table:table-cell office:value-type="string" table:style-name="ce4">
            <text:p>Suhashini Gawali-<text:s/></text:p>
          </table:table-cell>
          <table:table-cell office:value-type="string" table:style-name="ce4">
            <text:p>CHO</text:p>
          </table:table-cell>
          <table:table-cell office:value-type="float" office:value="8618208463" table:style-name="ce4">
            <text:p>8618208463</text:p>
          </table:table-cell>
          <table:table-cell office:value-type="float" office:value="16.437899999999999" table:style-name="ce4">
            <text:p>16.4379</text:p>
          </table:table-cell>
          <table:table-cell office:value-type="float" office:value="75.941800000000001" table:style-name="ce4">
            <text:p>75.9418</text:p>
          </table:table-cell>
          <table:table-cell table:number-columns-repeated="16368"/>
        </table:table-row>
        <table:table-row table:style-name="ro1">
          <table:table-cell office:value-type="float" office:value="768" table:style-name="ce4">
            <text:p>768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Markapanhalli</text:p>
          </table:table-cell>
          <table:table-cell office:value-type="string" table:style-name="ce3">
            <text:p>ಮಾರ್ಕಪ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684273648" table:style-name="ce4">
            <text:p>2684273648</text:p>
          </table:table-cell>
          <table:table-cell table:style-name="ce4"/>
          <table:table-cell office:value-type="string" table:style-name="ce4">
            <text:p>Jakkappa Hirekurubar -<text:s/></text:p>
          </table:table-cell>
          <table:table-cell office:value-type="string" table:style-name="ce4">
            <text:p>CHO</text:p>
          </table:table-cell>
          <table:table-cell office:value-type="float" office:value="9380193395" table:style-name="ce4">
            <text:p>9380193395</text:p>
          </table:table-cell>
          <table:table-cell office:value-type="float" office:value="16.744" table:style-name="ce4">
            <text:p>16.744</text:p>
          </table:table-cell>
          <table:table-cell office:value-type="float" office:value="76.036299999999997" table:style-name="ce4">
            <text:p>76.0363</text:p>
          </table:table-cell>
          <table:table-cell table:number-columns-repeated="16368"/>
        </table:table-row>
        <table:table-row table:style-name="ro1">
          <table:table-cell office:value-type="float" office:value="769" table:style-name="ce4">
            <text:p>769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SATAOGOAV- PI</text:p>
          </table:table-cell>
          <table:table-cell office:value-type="string" table:style-name="ce3">
            <text:p>SATAOGOAV- PI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622111858" table:style-name="ce4">
            <text:p>3622111858</text:p>
          </table:table-cell>
          <table:table-cell table:style-name="ce4"/>
          <table:table-cell office:value-type="string" table:style-name="ce4">
            <text:p>Shivanand Kambar-<text:s/></text:p>
          </table:table-cell>
          <table:table-cell office:value-type="string" table:style-name="ce4">
            <text:p>CHO</text:p>
          </table:table-cell>
          <table:table-cell office:value-type="float" office:value="8884521569" table:style-name="ce4">
            <text:p>8884521569</text:p>
          </table:table-cell>
          <table:table-cell office:value-type="float" office:value="17.1435" table:style-name="ce4">
            <text:p>17.1435</text:p>
          </table:table-cell>
          <table:table-cell office:value-type="float" office:value="76.077100000000002" table:style-name="ce4">
            <text:p>76.0771</text:p>
          </table:table-cell>
          <table:table-cell table:number-columns-repeated="16368"/>
        </table:table-row>
        <table:table-row table:style-name="ro1">
          <table:table-cell office:value-type="float" office:value="770" table:style-name="ce4">
            <text:p>770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BHATAGUNAKI</text:p>
          </table:table-cell>
          <table:table-cell office:value-type="string" table:style-name="ce3">
            <text:p>ಭಟಗುನಕ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88583556" table:style-name="ce4">
            <text:p>8188583556</text:p>
          </table:table-cell>
          <table:table-cell table:style-name="ce4"/>
          <table:table-cell office:value-type="string" table:style-name="ce4">
            <text:p>Shakthikumar Viswakarma-<text:s/></text:p>
          </table:table-cell>
          <table:table-cell office:value-type="string" table:style-name="ce4">
            <text:p>CHO</text:p>
          </table:table-cell>
          <table:table-cell office:value-type="float" office:value="7385363174" table:style-name="ce4">
            <text:p>7385363174</text:p>
          </table:table-cell>
          <table:table-cell office:value-type="float" office:value="17.255099999999999" table:style-name="ce4">
            <text:p>17.2551</text:p>
          </table:table-cell>
          <table:table-cell office:value-type="float" office:value="75.869399999999999" table:style-name="ce4">
            <text:p>75.8694</text:p>
          </table:table-cell>
          <table:table-cell table:number-columns-repeated="16368"/>
        </table:table-row>
        <table:table-row table:style-name="ro1">
          <table:table-cell office:value-type="float" office:value="771" table:style-name="ce4">
            <text:p>771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SAVALSANG</text:p>
          </table:table-cell>
          <table:table-cell office:value-type="string" table:style-name="ce3">
            <text:p>ಸವಲ್ಸಾಂಗ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546831449" table:style-name="ce4">
            <text:p>4546831449</text:p>
          </table:table-cell>
          <table:table-cell table:style-name="ce4"/>
          <table:table-cell office:value-type="string" table:style-name="ce4">
            <text:p>Manoj Kulkarni-<text:s/></text:p>
          </table:table-cell>
          <table:table-cell office:value-type="string" table:style-name="ce4">
            <text:p>CHO</text:p>
          </table:table-cell>
          <table:table-cell office:value-type="float" office:value="9663714188" table:style-name="ce4">
            <text:p>9663714188</text:p>
          </table:table-cell>
          <table:table-cell office:value-type="float" office:value="17.116199999999999" table:style-name="ce4">
            <text:p>17.1162</text:p>
          </table:table-cell>
          <table:table-cell office:value-type="float" office:value="75.742699999999999" table:style-name="ce4">
            <text:p>75.7427</text:p>
          </table:table-cell>
          <table:table-cell table:number-columns-repeated="16368"/>
        </table:table-row>
        <table:table-row table:style-name="ro1">
          <table:table-cell office:value-type="float" office:value="772" table:style-name="ce4">
            <text:p>772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NIVARAGI</text:p>
          </table:table-cell>
          <table:table-cell office:value-type="string" table:style-name="ce3">
            <text:p>ನಿವರ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28184567" table:style-name="ce4">
            <text:p>4728184567</text:p>
          </table:table-cell>
          <table:table-cell table:style-name="ce4"/>
          <table:table-cell office:value-type="string" table:style-name="ce4">
            <text:p>Shrishail yelameli-<text:s/></text:p>
          </table:table-cell>
          <table:table-cell office:value-type="string" table:style-name="ce4">
            <text:p>CHO</text:p>
          </table:table-cell>
          <table:table-cell office:value-type="float" office:value="9900488627" table:style-name="ce4">
            <text:p>9900488627</text:p>
          </table:table-cell>
          <table:table-cell office:value-type="float" office:value="17.394100000000002" table:style-name="ce4">
            <text:p>17.3941</text:p>
          </table:table-cell>
          <table:table-cell office:value-type="float" office:value="75.665099999999995" table:style-name="ce4">
            <text:p>75.6651</text:p>
          </table:table-cell>
          <table:table-cell table:number-columns-repeated="16368"/>
        </table:table-row>
        <table:table-row table:style-name="ro1">
          <table:table-cell office:value-type="float" office:value="773" table:style-name="ce4">
            <text:p>773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AGASANAL</text:p>
          </table:table-cell>
          <table:table-cell office:value-type="string" table:style-name="ce3">
            <text:p>ಅಗಸನ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288675637" table:style-name="ce4">
            <text:p>6288675637</text:p>
          </table:table-cell>
          <table:table-cell table:style-name="ce4"/>
          <table:table-cell office:value-type="string" table:style-name="ce4">
            <text:p>Aneesh Mujawar -<text:s/></text:p>
          </table:table-cell>
          <table:table-cell office:value-type="string" table:style-name="ce4">
            <text:p>CHO</text:p>
          </table:table-cell>
          <table:table-cell office:value-type="string" table:style-name="ce4">
            <text:p>8951174608 / 8105719084</text:p>
          </table:table-cell>
          <table:table-cell office:value-type="float" office:value="17.045000000000002" table:style-name="ce4">
            <text:p>17.045</text:p>
          </table:table-cell>
          <table:table-cell office:value-type="float" office:value="75.777100000000004" table:style-name="ce4">
            <text:p>75.7771</text:p>
          </table:table-cell>
          <table:table-cell table:number-columns-repeated="16368"/>
        </table:table-row>
        <table:table-row table:style-name="ro1">
          <table:table-cell office:value-type="float" office:value="774" table:style-name="ce4">
            <text:p>774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TADDEVADI</text:p>
          </table:table-cell>
          <table:table-cell office:value-type="string" table:style-name="ce3">
            <text:p>ತದ್ದೇವ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71733474" table:style-name="ce4">
            <text:p>6471733474</text:p>
          </table:table-cell>
          <table:table-cell table:style-name="ce4"/>
          <table:table-cell office:value-type="string" table:style-name="ce4">
            <text:p>Revappa Danger-<text:s/></text:p>
          </table:table-cell>
          <table:table-cell office:value-type="string" table:style-name="ce4">
            <text:p>CHO</text:p>
          </table:table-cell>
          <table:table-cell office:value-type="float" office:value="9986230119" table:style-name="ce4">
            <text:p>9986230119</text:p>
          </table:table-cell>
          <table:table-cell office:value-type="float" office:value="17.361840000000001" table:style-name="ce4">
            <text:p>17.36184</text:p>
          </table:table-cell>
          <table:table-cell office:value-type="float" office:value="75.777479999999997" table:style-name="ce4">
            <text:p>75.77748</text:p>
          </table:table-cell>
          <table:table-cell table:number-columns-repeated="16368"/>
        </table:table-row>
        <table:table-row table:style-name="ro1">
          <table:table-cell office:value-type="float" office:value="775" table:style-name="ce4">
            <text:p>775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BANTHNAL</text:p>
          </table:table-cell>
          <table:table-cell office:value-type="string" table:style-name="ce3">
            <text:p>ಬಂಟ್ನ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78134182" table:style-name="ce4">
            <text:p>4678134182</text:p>
          </table:table-cell>
          <table:table-cell table:style-name="ce4"/>
          <table:table-cell office:value-type="string" table:style-name="ce4">
            <text:p>Prashant Chimmalagi-<text:s/></text:p>
          </table:table-cell>
          <table:table-cell office:value-type="string" table:style-name="ce4">
            <text:p>CHO</text:p>
          </table:table-cell>
          <table:table-cell office:value-type="float" office:value="9606758359" table:style-name="ce4">
            <text:p>9606758359</text:p>
          </table:table-cell>
          <table:table-cell office:value-type="float" office:value="16.990100000000002" table:style-name="ce4">
            <text:p>16.9901</text:p>
          </table:table-cell>
          <table:table-cell office:value-type="float" office:value="76.062799999999996" table:style-name="ce4">
            <text:p>76.0628</text:p>
          </table:table-cell>
          <table:table-cell table:number-columns-repeated="16368"/>
        </table:table-row>
        <table:table-row table:style-name="ro1">
          <table:table-cell office:value-type="float" office:value="776" table:style-name="ce4">
            <text:p>776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HIREMASALI</text:p>
          </table:table-cell>
          <table:table-cell office:value-type="string" table:style-name="ce3">
            <text:p>ಹಿರೇಮಸಾ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328874456" table:style-name="ce4">
            <text:p>1328874456</text:p>
          </table:table-cell>
          <table:table-cell table:style-name="ce4"/>
          <table:table-cell office:value-type="string" table:style-name="ce4">
            <text:p>DileepKumar Jadhav-<text:s/></text:p>
          </table:table-cell>
          <table:table-cell office:value-type="string" table:style-name="ce4">
            <text:p>CHO</text:p>
          </table:table-cell>
          <table:table-cell office:value-type="float" office:value="8861581783" table:style-name="ce4">
            <text:p>8861581783</text:p>
          </table:table-cell>
          <table:table-cell office:value-type="float" office:value="17.060199999999998" table:style-name="ce4">
            <text:p>17.0602</text:p>
          </table:table-cell>
          <table:table-cell office:value-type="float" office:value="76.050799999999995" table:style-name="ce4">
            <text:p>76.0508</text:p>
          </table:table-cell>
          <table:table-cell table:number-columns-repeated="16368"/>
        </table:table-row>
        <table:table-row table:style-name="ro1">
          <table:table-cell office:value-type="float" office:value="777" table:style-name="ce4">
            <text:p>777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HIRERUGI</text:p>
          </table:table-cell>
          <table:table-cell office:value-type="string" table:style-name="ce3">
            <text:p>ಹಿರೇರು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56784475" table:style-name="ce4">
            <text:p>1656784475</text:p>
          </table:table-cell>
          <table:table-cell table:style-name="ce4"/>
          <table:table-cell office:value-type="string" table:style-name="ce4">
            <text:p>Laxmi metri -<text:s text:c="2"/></text:p>
          </table:table-cell>
          <table:table-cell office:value-type="string" table:style-name="ce4">
            <text:p>CHO</text:p>
          </table:table-cell>
          <table:table-cell office:value-type="float" office:value="9036272350" table:style-name="ce4">
            <text:p>9036272350</text:p>
          </table:table-cell>
          <table:table-cell office:value-type="float" office:value="17.0806" table:style-name="ce4">
            <text:p>17.0806</text:p>
          </table:table-cell>
          <table:table-cell office:value-type="float" office:value="75.969499999999996" table:style-name="ce4">
            <text:p>75.9695</text:p>
          </table:table-cell>
          <table:table-cell table:number-columns-repeated="16368"/>
        </table:table-row>
        <table:table-row table:style-name="ro1">
          <table:table-cell office:value-type="float" office:value="778" table:style-name="ce4">
            <text:p>778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Sarwad A</text:p>
          </table:table-cell>
          <table:table-cell office:value-type="string" table:style-name="ce3">
            <text:p>ಸರ್ವದ್ ಎ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56778741" table:style-name="ce4">
            <text:p>1656778741</text:p>
          </table:table-cell>
          <table:table-cell table:style-name="ce4"/>
          <table:table-cell office:value-type="string" table:style-name="ce4">
            <text:p>Gangavva Malappanavar -<text:s text:c="2"/></text:p>
          </table:table-cell>
          <table:table-cell office:value-type="string" table:style-name="ce4">
            <text:p>CHO</text:p>
          </table:table-cell>
          <table:table-cell office:value-type="string" table:style-name="ce4">
            <text:p>9964606440 / 8431050806</text:p>
          </table:table-cell>
          <table:table-cell office:value-type="float" office:value="17.0806" table:style-name="ce4">
            <text:p>17.0806</text:p>
          </table:table-cell>
          <table:table-cell office:value-type="float" office:value="75.969499999999996" table:style-name="ce4">
            <text:p>75.9695</text:p>
          </table:table-cell>
          <table:table-cell table:number-columns-repeated="16368"/>
        </table:table-row>
        <table:table-row table:style-name="ro1">
          <table:table-cell office:value-type="float" office:value="779" table:style-name="ce4">
            <text:p>779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S D Hatti</text:p>
          </table:table-cell>
          <table:table-cell office:value-type="string" table:style-name="ce3">
            <text:p>ಎಸ್ ಡಿ ಹ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33833368" table:style-name="ce4">
            <text:p>4333833368</text:p>
          </table:table-cell>
          <table:table-cell table:style-name="ce4"/>
          <table:table-cell office:value-type="string" table:style-name="ce4">
            <text:p>Amit Harijan-<text:s/></text:p>
          </table:table-cell>
          <table:table-cell office:value-type="string" table:style-name="ce4">
            <text:p>CHO</text:p>
          </table:table-cell>
          <table:table-cell office:value-type="float" office:value="8105648060" table:style-name="ce4">
            <text:p>8105648060</text:p>
          </table:table-cell>
          <table:table-cell office:value-type="float" office:value="16.900200000000002" table:style-name="ce4">
            <text:p>16.9002</text:p>
          </table:table-cell>
          <table:table-cell office:value-type="float" office:value="75.515900000000002" table:style-name="ce4">
            <text:p>75.5159</text:p>
          </table:table-cell>
          <table:table-cell table:number-columns-repeated="16368"/>
        </table:table-row>
        <table:table-row table:style-name="ro1">
          <table:table-cell office:value-type="float" office:value="780" table:style-name="ce4">
            <text:p>780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banagar</text:p>
          </table:table-cell>
          <table:table-cell office:value-type="string" table:style-name="ce3">
            <text:p>ಬಾಬಾನಗ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164855480" table:style-name="ce4">
            <text:p>4164855480</text:p>
          </table:table-cell>
          <table:table-cell table:style-name="ce4"/>
          <table:table-cell office:value-type="string" table:style-name="ce4">
            <text:p>Bhuneshwari Kalamadi -<text:s/></text:p>
          </table:table-cell>
          <table:table-cell office:value-type="string" table:style-name="ce4">
            <text:p>CHO</text:p>
          </table:table-cell>
          <table:table-cell office:value-type="float" office:value="9967049096" table:style-name="ce4">
            <text:p>9967049096</text:p>
          </table:table-cell>
          <table:table-cell office:value-type="float" office:value="16.8828" table:style-name="ce4">
            <text:p>16.8828</text:p>
          </table:table-cell>
          <table:table-cell office:value-type="float" office:value="75.4773" table:style-name="ce4">
            <text:p>75.4773</text:p>
          </table:table-cell>
          <table:table-cell table:number-columns-repeated="16368"/>
        </table:table-row>
        <table:table-row table:style-name="ro1">
          <table:table-cell office:value-type="float" office:value="781" table:style-name="ce4">
            <text:p>781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adubhavi</text:p>
          </table:table-cell>
          <table:table-cell office:value-type="string" table:style-name="ce3">
            <text:p>ಮದುಭಾವ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74152488" table:style-name="ce4">
            <text:p>6874152488</text:p>
          </table:table-cell>
          <table:table-cell table:style-name="ce4"/>
          <table:table-cell office:value-type="string" table:style-name="ce4">
            <text:p>Arathi Navaj-<text:s/></text:p>
          </table:table-cell>
          <table:table-cell office:value-type="string" table:style-name="ce4">
            <text:p>CHO</text:p>
          </table:table-cell>
          <table:table-cell office:value-type="float" office:value="8861468930" table:style-name="ce4">
            <text:p>8861468930</text:p>
          </table:table-cell>
          <table:table-cell office:value-type="float" office:value="16.842600000000001" table:style-name="ce4">
            <text:p>16.8426</text:p>
          </table:table-cell>
          <table:table-cell office:value-type="float" office:value="75.820400000000006" table:style-name="ce4">
            <text:p>75.8204</text:p>
          </table:table-cell>
          <table:table-cell table:number-columns-repeated="16368"/>
        </table:table-row>
        <table:table-row table:style-name="ro1">
          <table:table-cell office:value-type="float" office:value="782" table:style-name="ce4">
            <text:p>782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Aheri</text:p>
          </table:table-cell>
          <table:table-cell office:value-type="string" table:style-name="ce3">
            <text:p>ಅಹ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13818871" table:style-name="ce4">
            <text:p>6313818871</text:p>
          </table:table-cell>
          <table:table-cell table:style-name="ce4"/>
          <table:table-cell office:value-type="string" table:style-name="ce4">
            <text:p>Guruja Atharga-<text:s/></text:p>
          </table:table-cell>
          <table:table-cell office:value-type="string" table:style-name="ce4">
            <text:p>CHO</text:p>
          </table:table-cell>
          <table:table-cell office:value-type="float" office:value="9632229299" table:style-name="ce4">
            <text:p>9632229299</text:p>
          </table:table-cell>
          <table:table-cell office:value-type="float" office:value="16.873799999999999" table:style-name="ce4">
            <text:p>16.8738</text:p>
          </table:table-cell>
          <table:table-cell office:value-type="float" office:value="75.910200000000003" table:style-name="ce4">
            <text:p>75.9102</text:p>
          </table:table-cell>
          <table:table-cell table:number-columns-repeated="16368"/>
        </table:table-row>
        <table:table-row table:style-name="ro1">
          <table:table-cell office:value-type="float" office:value="783" table:style-name="ce4">
            <text:p>783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ratagi</text:p>
          </table:table-cell>
          <table:table-cell office:value-type="string" table:style-name="ce3">
            <text:p>ಬರಟ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882783136" table:style-name="ce4">
            <text:p>5882783136</text:p>
          </table:table-cell>
          <table:table-cell table:style-name="ce4"/>
          <table:table-cell office:value-type="string" table:style-name="ce4">
            <text:p>Amit Honakeri-<text:s/></text:p>
          </table:table-cell>
          <table:table-cell office:value-type="string" table:style-name="ce4">
            <text:p>CHO</text:p>
          </table:table-cell>
          <table:table-cell office:value-type="float" office:value="8867668543" table:style-name="ce4">
            <text:p>8867668543</text:p>
          </table:table-cell>
          <table:table-cell office:value-type="float" office:value="16.915600000000001" table:style-name="ce4">
            <text:p>16.9156</text:p>
          </table:table-cell>
          <table:table-cell office:value-type="float" office:value="75.7637" table:style-name="ce4">
            <text:p>75.7637</text:p>
          </table:table-cell>
          <table:table-cell table:number-columns-repeated="16368"/>
        </table:table-row>
        <table:table-row table:style-name="ro1">
          <table:table-cell office:value-type="float" office:value="784" table:style-name="ce4">
            <text:p>784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Dyaberi</text:p>
          </table:table-cell>
          <table:table-cell office:value-type="string" table:style-name="ce3">
            <text:p>ದಯಾಬೆ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18448144" table:style-name="ce4">
            <text:p>8118448144</text:p>
          </table:table-cell>
          <table:table-cell table:style-name="ce4"/>
          <table:table-cell office:value-type="string" table:style-name="ce4">
            <text:p>Joyti Hattaraki<text:s text:c="4"/></text:p>
          </table:table-cell>
          <table:table-cell office:value-type="string" table:style-name="ce4">
            <text:p>CHO</text:p>
          </table:table-cell>
          <table:table-cell office:value-type="float" office:value="9743584770" table:style-name="ce4">
            <text:p>9743584770</text:p>
          </table:table-cell>
          <table:table-cell office:value-type="float" office:value="16.889099999999999" table:style-name="ce4">
            <text:p>16.8891</text:p>
          </table:table-cell>
          <table:table-cell office:value-type="float" office:value="75.841200000000001" table:style-name="ce4">
            <text:p>75.8412</text:p>
          </table:table-cell>
          <table:table-cell table:number-columns-repeated="16368"/>
        </table:table-row>
        <table:table-row table:style-name="ro1">
          <table:table-cell office:value-type="float" office:value="785" table:style-name="ce4">
            <text:p>785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Shegunsi</text:p>
          </table:table-cell>
          <table:table-cell office:value-type="string" table:style-name="ce3">
            <text:p>ಶೆಗುನ್ಸ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226613147" table:style-name="ce4">
            <text:p>1226613147</text:p>
          </table:table-cell>
          <table:table-cell table:style-name="ce4"/>
          <table:table-cell office:value-type="string" table:style-name="ce4">
            <text:p>Sharada Sompur<text:s text:c="3"/></text:p>
          </table:table-cell>
          <table:table-cell office:value-type="string" table:style-name="ce4">
            <text:p>CHO</text:p>
          </table:table-cell>
          <table:table-cell office:value-type="float" office:value="8105373074" table:style-name="ce4">
            <text:p>810537307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786" table:style-name="ce4">
            <text:p>786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Ainapur</text:p>
          </table:table-cell>
          <table:table-cell office:value-type="string" table:style-name="ce3">
            <text:p>ಐನ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85846545" table:style-name="ce4">
            <text:p>7185846545</text:p>
          </table:table-cell>
          <table:table-cell table:style-name="ce4"/>
          <table:table-cell office:value-type="string" table:style-name="ce4">
            <text:p>Seema Nayakodi-<text:s/></text:p>
          </table:table-cell>
          <table:table-cell office:value-type="string" table:style-name="ce4">
            <text:p>CHO</text:p>
          </table:table-cell>
          <table:table-cell office:value-type="float" office:value="8088405402" table:style-name="ce4">
            <text:p>8088405402</text:p>
          </table:table-cell>
          <table:table-cell office:value-type="float" office:value="16.8246" table:style-name="ce4">
            <text:p>16.8246</text:p>
          </table:table-cell>
          <table:table-cell office:value-type="float" office:value="75.777500000000003" table:style-name="ce4">
            <text:p>75.7775</text:p>
          </table:table-cell>
          <table:table-cell table:number-columns-repeated="16368"/>
        </table:table-row>
        <table:table-row table:style-name="ro1">
          <table:table-cell office:value-type="float" office:value="787" table:style-name="ce4">
            <text:p>787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Jumnal</text:p>
          </table:table-cell>
          <table:table-cell office:value-type="string" table:style-name="ce3">
            <text:p>ಜುಮ್ನ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643648545" table:style-name="ce4">
            <text:p>5643648545</text:p>
          </table:table-cell>
          <table:table-cell table:style-name="ce4"/>
          <table:table-cell office:value-type="string" table:style-name="ce4">
            <text:p>Basavaraj Yalasangi<text:s text:c="4"/></text:p>
          </table:table-cell>
          <table:table-cell office:value-type="string" table:style-name="ce4">
            <text:p>CHO</text:p>
          </table:table-cell>
          <table:table-cell office:value-type="float" office:value="9886481900" table:style-name="ce4">
            <text:p>9886481900</text:p>
          </table:table-cell>
          <table:table-cell office:value-type="float" office:value="16.760400000000001" table:style-name="ce4">
            <text:p>16.7604</text:p>
          </table:table-cell>
          <table:table-cell office:value-type="float" office:value="75.727800000000002" table:style-name="ce4">
            <text:p>75.7278</text:p>
          </table:table-cell>
          <table:table-cell table:number-columns-repeated="16368"/>
        </table:table-row>
        <table:table-row table:style-name="ro1">
          <table:table-cell office:value-type="float" office:value="788" table:style-name="ce4">
            <text:p>788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Kotyal</text:p>
          </table:table-cell>
          <table:table-cell office:value-type="string" table:style-name="ce3">
            <text:p>ಕೋಟ್ಯ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86173283" table:style-name="ce4">
            <text:p>3486173283</text:p>
          </table:table-cell>
          <table:table-cell table:style-name="ce4"/>
          <table:table-cell office:value-type="string" table:style-name="ce4">
            <text:p>Omkar A Desa<text:s text:c="4"/></text:p>
          </table:table-cell>
          <table:table-cell office:value-type="string" table:style-name="ce4">
            <text:p>CHO</text:p>
          </table:table-cell>
          <table:table-cell office:value-type="float" office:value="9482138814" table:style-name="ce4">
            <text:p>9482138814</text:p>
          </table:table-cell>
          <table:table-cell office:value-type="float" office:value="16.782900000000001" table:style-name="ce4">
            <text:p>16.7829</text:p>
          </table:table-cell>
          <table:table-cell office:value-type="float" office:value="75.491799999999998" table:style-name="ce4">
            <text:p>75.4918</text:p>
          </table:table-cell>
          <table:table-cell table:number-columns-repeated="16368"/>
        </table:table-row>
        <table:table-row table:style-name="ro1">
          <table:table-cell office:value-type="float" office:value="789" table:style-name="ce4">
            <text:p>789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Gonasagi</text:p>
          </table:table-cell>
          <table:table-cell office:value-type="string" table:style-name="ce3">
            <text:p>ಗೊಣಸ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67132824" table:style-name="ce4">
            <text:p>8867132824</text:p>
          </table:table-cell>
          <table:table-cell table:style-name="ce4"/>
          <table:table-cell office:value-type="string" table:style-name="ce4">
            <text:p>Jamaluddin Mulla<text:s text:c="4"/></text:p>
          </table:table-cell>
          <table:table-cell office:value-type="string" table:style-name="ce4">
            <text:p>CHO</text:p>
          </table:table-cell>
          <table:table-cell office:value-type="float" office:value="9901287145" table:style-name="ce4">
            <text:p>9901287145</text:p>
          </table:table-cell>
          <table:table-cell office:value-type="float" office:value="16.958100000000002" table:style-name="ce4">
            <text:p>16.9581</text:p>
          </table:table-cell>
          <table:table-cell office:value-type="float" office:value="75.477800000000002" table:style-name="ce4">
            <text:p>75.4778</text:p>
          </table:table-cell>
          <table:table-cell table:number-columns-repeated="16368"/>
        </table:table-row>
        <table:table-row table:style-name="ro1">
          <table:table-cell office:value-type="float" office:value="790" table:style-name="ce4">
            <text:p>790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Kumate</text:p>
          </table:table-cell>
          <table:table-cell office:value-type="string" table:style-name="ce3">
            <text:p>ಕುಮಟ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426312615" table:style-name="ce4">
            <text:p>1426312615</text:p>
          </table:table-cell>
          <table:table-cell table:style-name="ce4"/>
          <table:table-cell office:value-type="string" table:style-name="ce4">
            <text:p>Ayisha Afaghan<text:s text:c="3"/></text:p>
          </table:table-cell>
          <table:table-cell office:value-type="string" table:style-name="ce4">
            <text:p>CHO</text:p>
          </table:table-cell>
          <table:table-cell office:value-type="float" office:value="6361976774" table:style-name="ce4">
            <text:p>6361976774</text:p>
          </table:table-cell>
          <table:table-cell office:value-type="float" office:value="16.688500000000001" table:style-name="ce4">
            <text:p>16.6885</text:p>
          </table:table-cell>
          <table:table-cell office:value-type="float" office:value="75.468100000000007" table:style-name="ce4">
            <text:p>75.4681</text:p>
          </table:table-cell>
          <table:table-cell table:number-columns-repeated="16368"/>
        </table:table-row>
        <table:table-row table:style-name="ro1">
          <table:table-cell office:value-type="float" office:value="791" table:style-name="ce4">
            <text:p>791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Bellubi</text:p>
          </table:table-cell>
          <table:table-cell office:value-type="string" table:style-name="ce3">
            <text:p>ಬೆಳ್ಳು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275648454" table:style-name="ce4">
            <text:p>7275648454</text:p>
          </table:table-cell>
          <table:table-cell table:style-name="ce4"/>
          <table:table-cell office:value-type="string" table:style-name="ce4">
            <text:p>Kalappa Uppaladadini<text:s text:c="2"/></text:p>
          </table:table-cell>
          <table:table-cell office:value-type="string" table:style-name="ce4">
            <text:p>CHO</text:p>
          </table:table-cell>
          <table:table-cell office:value-type="float" office:value="9686738996" table:style-name="ce4">
            <text:p>9686738996</text:p>
          </table:table-cell>
          <table:table-cell office:value-type="float" office:value="16.4787" table:style-name="ce4">
            <text:p>16.4787</text:p>
          </table:table-cell>
          <table:table-cell office:value-type="float" office:value="75.598299999999995" table:style-name="ce4">
            <text:p>75.5983</text:p>
          </table:table-cell>
          <table:table-cell table:number-columns-repeated="16368"/>
        </table:table-row>
        <table:table-row table:style-name="ro1">
          <table:table-cell office:value-type="float" office:value="792" table:style-name="ce4">
            <text:p>792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Kengalgutti</text:p>
          </table:table-cell>
          <table:table-cell office:value-type="string" table:style-name="ce3">
            <text:p>ಕೆಂಗಲಗುತ್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365123320" table:style-name="ce4">
            <text:p>1365123320</text:p>
          </table:table-cell>
          <table:table-cell table:style-name="ce4"/>
          <table:table-cell office:value-type="string" table:style-name="ce4">
            <text:p>Rajeshwari Nandiha<text:s text:c="4"/></text:p>
          </table:table-cell>
          <table:table-cell office:value-type="string" table:style-name="ce4">
            <text:p>CHO</text:p>
          </table:table-cell>
          <table:table-cell office:value-type="float" office:value="6363185722" table:style-name="ce4">
            <text:p>6363185722</text:p>
          </table:table-cell>
          <table:table-cell office:value-type="float" office:value="16.511399999999998" table:style-name="ce4">
            <text:p>16.5114</text:p>
          </table:table-cell>
          <table:table-cell office:value-type="float" office:value="75.5" table:style-name="ce4">
            <text:p>75.5</text:p>
          </table:table-cell>
          <table:table-cell table:number-columns-repeated="16368"/>
        </table:table-row>
        <table:table-row table:style-name="ro1">
          <table:table-cell office:value-type="float" office:value="793" table:style-name="ce4">
            <text:p>793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Kannur</text:p>
          </table:table-cell>
          <table:table-cell office:value-type="string" table:style-name="ce3">
            <text:p>ಕಣ್ಣ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478728310" table:style-name="ce4">
            <text:p>2478728310</text:p>
          </table:table-cell>
          <table:table-cell table:style-name="ce4"/>
          <table:table-cell office:value-type="string" table:style-name="ce4">
            <text:p>Chinnakka Hiremani-<text:s/></text:p>
          </table:table-cell>
          <table:table-cell office:value-type="string" table:style-name="ce4">
            <text:p>CHO</text:p>
          </table:table-cell>
          <table:table-cell office:value-type="float" office:value="7899224862" table:style-name="ce4">
            <text:p>7899224862</text:p>
          </table:table-cell>
          <table:table-cell office:value-type="float" office:value="17.0318" table:style-name="ce4">
            <text:p>17.0318</text:p>
          </table:table-cell>
          <table:table-cell office:value-type="float" office:value="75.697299999999998" table:style-name="ce4">
            <text:p>75.6973</text:p>
          </table:table-cell>
          <table:table-cell table:number-columns-repeated="16368"/>
        </table:table-row>
        <table:table-row table:style-name="ro1">
          <table:table-cell office:value-type="float" office:value="794" table:style-name="ce4">
            <text:p>794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akhnapur</text:p>
          </table:table-cell>
          <table:table-cell office:value-type="string" table:style-name="ce3">
            <text:p>ಮಖನ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683373673" table:style-name="ce4">
            <text:p>5683373673</text:p>
          </table:table-cell>
          <table:table-cell table:style-name="ce4"/>
          <table:table-cell office:value-type="string" table:style-name="ce4">
            <text:p>Kumar Jadhav<text:s text:c="3"/></text:p>
          </table:table-cell>
          <table:table-cell office:value-type="string" table:style-name="ce4">
            <text:p>CHO</text:p>
          </table:table-cell>
          <table:table-cell office:value-type="float" office:value="9113002543" table:style-name="ce4">
            <text:p>9113002543</text:p>
          </table:table-cell>
          <table:table-cell office:value-type="float" office:value="16.9922" table:style-name="ce4">
            <text:p>16.9922</text:p>
          </table:table-cell>
          <table:table-cell office:value-type="float" office:value="75.732299999999995" table:style-name="ce4">
            <text:p>75.7323</text:p>
          </table:table-cell>
          <table:table-cell table:number-columns-repeated="16368"/>
        </table:table-row>
        <table:table-row table:style-name="ro1">
          <table:table-cell office:value-type="float" office:value="795" table:style-name="ce4">
            <text:p>795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inchnal</text:p>
          </table:table-cell>
          <table:table-cell office:value-type="string" table:style-name="ce3">
            <text:p>ಮಿಂಚನ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61771460" table:style-name="ce4">
            <text:p>8861771460</text:p>
          </table:table-cell>
          <table:table-cell table:style-name="ce4"/>
          <table:table-cell office:value-type="string" table:style-name="ce4">
            <text:p>Tarrannum Ara<text:s text:c="4"/></text:p>
          </table:table-cell>
          <table:table-cell office:value-type="string" table:style-name="ce4">
            <text:p>CHO</text:p>
          </table:table-cell>
          <table:table-cell office:value-type="float" office:value="9916646088" table:style-name="ce4">
            <text:p>9916646088</text:p>
          </table:table-cell>
          <table:table-cell office:value-type="float" office:value="16.989100000000001" table:style-name="ce4">
            <text:p>16.9891</text:p>
          </table:table-cell>
          <table:table-cell office:value-type="float" office:value="75.806100000000001" table:style-name="ce4">
            <text:p>75.8061</text:p>
          </table:table-cell>
          <table:table-cell table:number-columns-repeated="16368"/>
        </table:table-row>
        <table:table-row table:style-name="ro1">
          <table:table-cell office:value-type="float" office:value="796" table:style-name="ce4">
            <text:p>796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Siddapura</text:p>
          </table:table-cell>
          <table:table-cell office:value-type="string" table:style-name="ce3">
            <text:p>ಸಿದ್ದ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4232810" table:style-name="ce4">
            <text:p>1114232810</text:p>
          </table:table-cell>
          <table:table-cell table:style-name="ce4"/>
          <table:table-cell office:value-type="string" table:style-name="ce4">
            <text:p>Santosh Bankur<text:s text:c="3"/></text:p>
          </table:table-cell>
          <table:table-cell office:value-type="string" table:style-name="ce4">
            <text:p>CHO</text:p>
          </table:table-cell>
          <table:table-cell office:value-type="float" office:value="8904933261" table:style-name="ce4">
            <text:p>8904933261</text:p>
          </table:table-cell>
          <table:table-cell office:value-type="float" office:value="16.924600000000002" table:style-name="ce4">
            <text:p>16.9246</text:p>
          </table:table-cell>
          <table:table-cell office:value-type="float" office:value="75.518500000000003" table:style-name="ce4">
            <text:p>75.5185</text:p>
          </table:table-cell>
          <table:table-cell table:number-columns-repeated="16368"/>
        </table:table-row>
        <table:table-row table:style-name="ro1">
          <table:table-cell office:value-type="float" office:value="797" table:style-name="ce4">
            <text:p>797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Basarkod</text:p>
          </table:table-cell>
          <table:table-cell office:value-type="string" table:style-name="ce3">
            <text:p>ಬಸರಕೋಡ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36712486" table:style-name="ce4">
            <text:p>6836712486</text:p>
          </table:table-cell>
          <table:table-cell table:style-name="ce4"/>
          <table:table-cell office:value-type="string" table:style-name="ce4">
            <text:p>Ashvini Chalawadi<text:s text:c="4"/></text:p>
          </table:table-cell>
          <table:table-cell office:value-type="string" table:style-name="ce4">
            <text:p>CHO</text:p>
          </table:table-cell>
          <table:table-cell office:value-type="float" office:value="7975199963" table:style-name="ce4">
            <text:p>7975199963</text:p>
          </table:table-cell>
          <table:table-cell office:value-type="float" office:value="16.398" table:style-name="ce4">
            <text:p>16.398</text:p>
          </table:table-cell>
          <table:table-cell office:value-type="float" office:value="76.078599999999994" table:style-name="ce4">
            <text:p>76.0786</text:p>
          </table:table-cell>
          <table:table-cell table:number-columns-repeated="16368"/>
        </table:table-row>
        <table:table-row table:style-name="ro1">
          <table:table-cell office:value-type="float" office:value="798" table:style-name="ce4">
            <text:p>798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Rudagi</text:p>
          </table:table-cell>
          <table:table-cell office:value-type="string" table:style-name="ce3">
            <text:p>ರೂಡ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782286586" table:style-name="ce4">
            <text:p>5782286586</text:p>
          </table:table-cell>
          <table:table-cell table:style-name="ce4"/>
          <table:table-cell office:value-type="string" table:style-name="ce4">
            <text:p>Gurappa Madar<text:s text:c="3"/></text:p>
          </table:table-cell>
          <table:table-cell office:value-type="string" table:style-name="ce4">
            <text:p>CHO</text:p>
          </table:table-cell>
          <table:table-cell office:value-type="float" office:value="9742938795" table:style-name="ce4">
            <text:p>9742938795</text:p>
          </table:table-cell>
          <table:table-cell office:value-type="float" office:value="16.427399999999999" table:style-name="ce4">
            <text:p>16.4274</text:p>
          </table:table-cell>
          <table:table-cell office:value-type="float" office:value="76.071899999999999" table:style-name="ce4">
            <text:p>76.0719</text:p>
          </table:table-cell>
          <table:table-cell table:number-columns-repeated="16368"/>
        </table:table-row>
        <table:table-row table:style-name="ro1">
          <table:table-cell office:value-type="float" office:value="799" table:style-name="ce4">
            <text:p>799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Balaganur</text:p>
          </table:table-cell>
          <table:table-cell office:value-type="string" table:style-name="ce3">
            <text:p>ಬಳಗಾನೂ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5767251" table:style-name="ce4">
            <text:p>1115767251</text:p>
          </table:table-cell>
          <table:table-cell table:style-name="ce4"/>
          <table:table-cell office:value-type="string" table:style-name="ce4">
            <text:p>Sanganna Koppad<text:s text:c="3"/></text:p>
          </table:table-cell>
          <table:table-cell office:value-type="string" table:style-name="ce4">
            <text:p>CHO</text:p>
          </table:table-cell>
          <table:table-cell office:value-type="float" office:value="7259835983" table:style-name="ce4">
            <text:p>7259835983</text:p>
          </table:table-cell>
          <table:table-cell office:value-type="float" office:value="16.507076099999999" table:style-name="ce4">
            <text:p>16.5070761</text:p>
          </table:table-cell>
          <table:table-cell office:value-type="float" office:value="76.219153430000006" table:style-name="ce4">
            <text:p>76.21915343</text:p>
          </table:table-cell>
          <table:table-cell table:number-columns-repeated="16368"/>
        </table:table-row>
        <table:table-row table:style-name="ro1">
          <table:table-cell office:value-type="float" office:value="800" table:style-name="ce4">
            <text:p>800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Ingalageri</text:p>
          </table:table-cell>
          <table:table-cell office:value-type="string" table:style-name="ce3">
            <text:p>ಇಂಗಳಗ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864556781" table:style-name="ce4">
            <text:p>5864556781</text:p>
          </table:table-cell>
          <table:table-cell table:style-name="ce4"/>
          <table:table-cell office:value-type="string" table:style-name="ce4">
            <text:p>Aishwaryalaxmi Badiger<text:s text:c="4"/></text:p>
          </table:table-cell>
          <table:table-cell office:value-type="string" table:style-name="ce4">
            <text:p>CHO</text:p>
          </table:table-cell>
          <table:table-cell office:value-type="float" office:value="7204561767" table:style-name="ce4">
            <text:p>7204561767</text:p>
          </table:table-cell>
          <table:table-cell office:value-type="float" office:value="16.421900000000001" table:style-name="ce4">
            <text:p>16.4219</text:p>
          </table:table-cell>
          <table:table-cell office:value-type="float" office:value="76.199100000000001" table:style-name="ce4">
            <text:p>76.1991</text:p>
          </table:table-cell>
          <table:table-cell table:number-columns-repeated="16368"/>
        </table:table-row>
        <table:table-row table:style-name="ro1">
          <table:table-cell office:value-type="float" office:value="801" table:style-name="ce4">
            <text:p>801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Chabanur</text:p>
          </table:table-cell>
          <table:table-cell office:value-type="string" table:style-name="ce3">
            <text:p>ಚಬ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51712511" table:style-name="ce4">
            <text:p>3451712511</text:p>
          </table:table-cell>
          <table:table-cell table:style-name="ce4"/>
          <table:table-cell office:value-type="string" table:style-name="ce4">
            <text:p>Mahantesh Somanal<text:s text:c="5"/></text:p>
          </table:table-cell>
          <table:table-cell office:value-type="string" table:style-name="ce4">
            <text:p>CHO</text:p>
          </table:table-cell>
          <table:table-cell office:value-type="float" office:value="8970042465" table:style-name="ce4">
            <text:p>8970042465</text:p>
          </table:table-cell>
          <table:table-cell office:value-type="float" office:value="16.613600000000002" table:style-name="ce4">
            <text:p>16.6136</text:p>
          </table:table-cell>
          <table:table-cell office:value-type="float" office:value="76.230699999999999" table:style-name="ce4">
            <text:p>76.2307</text:p>
          </table:table-cell>
          <table:table-cell table:number-columns-repeated="16368"/>
        </table:table-row>
        <table:table-row table:style-name="ro1">
          <table:table-cell office:value-type="float" office:value="802" table:style-name="ce4">
            <text:p>802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Salotagi-A</text:p>
          </table:table-cell>
          <table:table-cell office:value-type="string" table:style-name="ce3">
            <text:p>ಸಾಲೋಟಗಿ-ಎ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367718768" table:style-name="ce4">
            <text:p>3367718768</text:p>
          </table:table-cell>
          <table:table-cell table:style-name="ce4"/>
          <table:table-cell office:value-type="string" table:style-name="ce4">
            <text:p>Shrimanth Talwar<text:s text:c="5"/></text:p>
          </table:table-cell>
          <table:table-cell office:value-type="string" table:style-name="ce4">
            <text:p>CHO</text:p>
          </table:table-cell>
          <table:table-cell office:value-type="float" office:value="9284216184" table:style-name="ce4">
            <text:p>9284216184</text:p>
          </table:table-cell>
          <table:table-cell office:value-type="float" office:value="17.130600000000001" table:style-name="ce4">
            <text:p>17.1306</text:p>
          </table:table-cell>
          <table:table-cell office:value-type="float" office:value="76.016599999999997" table:style-name="ce4">
            <text:p>76.0166</text:p>
          </table:table-cell>
          <table:table-cell table:number-columns-repeated="16368"/>
        </table:table-row>
        <table:table-row table:style-name="ro1">
          <table:table-cell office:value-type="float" office:value="803" table:style-name="ce4">
            <text:p>803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ALUR<text:s/></text:p>
          </table:table-cell>
          <table:table-cell office:value-type="string" table:style-name="ce3">
            <text:p>ಆಲ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22588850" table:style-name="ce4">
            <text:p>8222588850</text:p>
          </table:table-cell>
          <table:table-cell table:style-name="ce4"/>
          <table:table-cell office:value-type="string" table:style-name="ce4">
            <text:p>Pallavi Gotyal<text:s text:c="5"/></text:p>
          </table:table-cell>
          <table:table-cell office:value-type="string" table:style-name="ce4">
            <text:p>CHO</text:p>
          </table:table-cell>
          <table:table-cell office:value-type="string" table:style-name="ce4">
            <text:p>9741695822/ 9110610154</text:p>
          </table:table-cell>
          <table:table-cell office:value-type="float" office:value="17.241399999999999" table:style-name="ce4">
            <text:p>17.2414</text:p>
          </table:table-cell>
          <table:table-cell office:value-type="float" office:value="75.995199999999997" table:style-name="ce4">
            <text:p>75.9952</text:p>
          </table:table-cell>
          <table:table-cell table:number-columns-repeated="16368"/>
        </table:table-row>
        <table:table-row table:style-name="ro1">
          <table:table-cell office:value-type="float" office:value="804" table:style-name="ce4">
            <text:p>804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Halagani</text:p>
          </table:table-cell>
          <table:table-cell office:value-type="string" table:style-name="ce3">
            <text:p>ಹಲಗಣ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14433475" table:style-name="ce4">
            <text:p>3714433475</text:p>
          </table:table-cell>
          <table:table-cell table:style-name="ce4"/>
          <table:table-cell office:value-type="string" table:style-name="ce4">
            <text:p>Keertika Wyachal<text:s text:c="5"/></text:p>
          </table:table-cell>
          <table:table-cell office:value-type="string" table:style-name="ce4">
            <text:p>CHO</text:p>
          </table:table-cell>
          <table:table-cell office:value-type="float" office:value="9980134890" table:style-name="ce4">
            <text:p>9980134890</text:p>
          </table:table-cell>
          <table:table-cell office:value-type="float" office:value="16.631399999999999" table:style-name="ce4">
            <text:p>16.6314</text:p>
          </table:table-cell>
          <table:table-cell office:value-type="float" office:value="75.573899999999995" table:style-name="ce4">
            <text:p>75.5739</text:p>
          </table:table-cell>
          <table:table-cell table:number-columns-repeated="16368"/>
        </table:table-row>
        <table:table-row table:style-name="ro1">
          <table:table-cell office:value-type="float" office:value="805" table:style-name="ce4">
            <text:p>805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Sarwad B</text:p>
          </table:table-cell>
          <table:table-cell office:value-type="string" table:style-name="ce3">
            <text:p>ಸರ್ವದ್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475111353" table:style-name="ce4">
            <text:p>2475111353</text:p>
          </table:table-cell>
          <table:table-cell table:style-name="ce4"/>
          <table:table-cell office:value-type="string" table:style-name="ce4">
            <text:p>Annayya M<text:s text:c="5"/></text:p>
          </table:table-cell>
          <table:table-cell office:value-type="string" table:style-name="ce4">
            <text:p>CHO</text:p>
          </table:table-cell>
          <table:table-cell office:value-type="float" office:value="9686533923" table:style-name="ce4">
            <text:p>9686533923</text:p>
          </table:table-cell>
          <table:table-cell office:value-type="float" office:value="16.716699999999999" table:style-name="ce4">
            <text:p>16.7167</text:p>
          </table:table-cell>
          <table:table-cell office:value-type="float" office:value="75.638099999999994" table:style-name="ce4">
            <text:p>75.6381</text:p>
          </table:table-cell>
          <table:table-cell table:number-columns-repeated="16368"/>
        </table:table-row>
        <table:table-row table:style-name="ro1">
          <table:table-cell office:value-type="float" office:value="806" table:style-name="ce4">
            <text:p>806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Minajigi</text:p>
          </table:table-cell>
          <table:table-cell office:value-type="string" table:style-name="ce3">
            <text:p>ಮಿಣಜಿ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12451557" table:style-name="ce4">
            <text:p>8112451557</text:p>
          </table:table-cell>
          <table:table-cell table:style-name="ce4"/>
          <table:table-cell office:value-type="string" table:style-name="ce4">
            <text:p>Sahebagoud Vanikyal<text:s text:c="6"/></text:p>
          </table:table-cell>
          <table:table-cell office:value-type="string" table:style-name="ce4">
            <text:p>CHO</text:p>
          </table:table-cell>
          <table:table-cell office:value-type="float" office:value="8317318952" table:style-name="ce4">
            <text:p>8317318952</text:p>
          </table:table-cell>
          <table:table-cell office:value-type="float" office:value="16.4709" table:style-name="ce4">
            <text:p>16.4709</text:p>
          </table:table-cell>
          <table:table-cell office:value-type="float" office:value="76.273700000000005" table:style-name="ce4">
            <text:p>76.2737</text:p>
          </table:table-cell>
          <table:table-cell table:number-columns-repeated="16368"/>
        </table:table-row>
        <table:table-row table:style-name="ro1">
          <table:table-cell office:value-type="float" office:value="807" table:style-name="ce4">
            <text:p>807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Bommanahalli<text:s/></text:p>
          </table:table-cell>
          <table:table-cell office:value-type="string" table:style-name="ce3">
            <text:p>ಬೊಮ್ಮ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282528485" table:style-name="ce4">
            <text:p>6282528485</text:p>
          </table:table-cell>
          <table:table-cell table:style-name="ce4"/>
          <table:table-cell office:value-type="string" table:style-name="ce4">
            <text:p>Meenakshi Bijapur<text:s text:c="5"/></text:p>
          </table:table-cell>
          <table:table-cell office:value-type="string" table:style-name="ce4">
            <text:p>CHO</text:p>
          </table:table-cell>
          <table:table-cell office:value-type="float" office:value="7899243431" table:style-name="ce4">
            <text:p>7899243431</text:p>
          </table:table-cell>
          <table:table-cell office:value-type="float" office:value="16.528199999999998" table:style-name="ce4">
            <text:p>16.5282</text:p>
          </table:table-cell>
          <table:table-cell office:value-type="float" office:value="76.298599999999993" table:style-name="ce4">
            <text:p>76.2986</text:p>
          </table:table-cell>
          <table:table-cell table:number-columns-repeated="16368"/>
        </table:table-row>
        <table:table-row table:style-name="ro1">
          <table:table-cell office:value-type="float" office:value="808" table:style-name="ce4">
            <text:p>808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Geddalamari</text:p>
          </table:table-cell>
          <table:table-cell office:value-type="string" table:style-name="ce3">
            <text:p>ಗೆದ್ದಲಮ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43774464" table:style-name="ce4">
            <text:p>1643774464</text:p>
          </table:table-cell>
          <table:table-cell table:style-name="ce4"/>
          <table:table-cell office:value-type="string" table:style-name="ce4">
            <text:p>Manjunath Hadapad<text:s text:c="5"/></text:p>
          </table:table-cell>
          <table:table-cell office:value-type="string" table:style-name="ce4">
            <text:p>CHO</text:p>
          </table:table-cell>
          <table:table-cell office:value-type="float" office:value="7338547061" table:style-name="ce4">
            <text:p>7338547061</text:p>
          </table:table-cell>
          <table:table-cell office:value-type="float" office:value="16.336099999999998" table:style-name="ce4">
            <text:p>16.3361</text:p>
          </table:table-cell>
          <table:table-cell office:value-type="float" office:value="76.084400000000002" table:style-name="ce4">
            <text:p>76.0844</text:p>
          </table:table-cell>
          <table:table-cell table:number-columns-repeated="16368"/>
        </table:table-row>
        <table:table-row table:style-name="ro1">
          <table:table-cell office:value-type="float" office:value="809" table:style-name="ce4">
            <text:p>809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Sindagi</text:p>
          </table:table-cell>
          <table:table-cell office:value-type="string" table:style-name="ce3">
            <text:p>ಸಿಂದಗಿ</text:p>
          </table:table-cell>
          <table:table-cell office:value-type="string" table:style-name="ce4">
            <text:p>Madnalli</text:p>
          </table:table-cell>
          <table:table-cell office:value-type="string" table:style-name="ce3">
            <text:p>ಮದ್ನ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564558778" table:style-name="ce4">
            <text:p>7564558778</text:p>
          </table:table-cell>
          <table:table-cell table:style-name="ce4"/>
          <table:table-cell office:value-type="string" table:style-name="ce4">
            <text:p>Somnath Jamagond<text:s text:c="5"/></text:p>
          </table:table-cell>
          <table:table-cell office:value-type="string" table:style-name="ce4">
            <text:p>CHO</text:p>
          </table:table-cell>
          <table:table-cell office:value-type="float" office:value="8861373346" table:style-name="ce4">
            <text:p>8861373346</text:p>
          </table:table-cell>
          <table:table-cell office:value-type="float" office:value="17.132200000000001" table:style-name="ce4">
            <text:p>17.1322</text:p>
          </table:table-cell>
          <table:table-cell office:value-type="float" office:value="76.259200000000007" table:style-name="ce4">
            <text:p>76.2592</text:p>
          </table:table-cell>
          <table:table-cell table:number-columns-repeated="16368"/>
        </table:table-row>
        <table:table-row table:style-name="ro1">
          <table:table-cell office:value-type="float" office:value="810" table:style-name="ce4">
            <text:p>810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Sindagi</text:p>
          </table:table-cell>
          <table:table-cell office:value-type="string" table:style-name="ce3">
            <text:p>ಸಿಂದಗಿ</text:p>
          </table:table-cell>
          <table:table-cell office:value-type="string" table:style-name="ce4">
            <text:p>Devanagaon</text:p>
          </table:table-cell>
          <table:table-cell office:value-type="string" table:style-name="ce3">
            <text:p>ದೇವಣಗಾಂವ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75885166" table:style-name="ce4">
            <text:p>3875885166</text:p>
          </table:table-cell>
          <table:table-cell table:style-name="ce4"/>
          <table:table-cell office:value-type="string" table:style-name="ce4">
            <text:p>Bhagyashree Walilar<text:s text:c="5"/></text:p>
          </table:table-cell>
          <table:table-cell office:value-type="string" table:style-name="ce4">
            <text:p>CHO</text:p>
          </table:table-cell>
          <table:table-cell office:value-type="float" office:value="9980267395" table:style-name="ce4">
            <text:p>9980267395</text:p>
          </table:table-cell>
          <table:table-cell office:value-type="float" office:value="17.164999999999999" table:style-name="ce4">
            <text:p>17.165</text:p>
          </table:table-cell>
          <table:table-cell office:value-type="float" office:value="76.327100000000002" table:style-name="ce4">
            <text:p>76.3271</text:p>
          </table:table-cell>
          <table:table-cell table:number-columns-repeated="16368"/>
        </table:table-row>
        <table:table-row table:style-name="ro1">
          <table:table-cell office:value-type="float" office:value="811" table:style-name="ce4">
            <text:p>811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Ganiyar</text:p>
          </table:table-cell>
          <table:table-cell office:value-type="string" table:style-name="ce3">
            <text:p>ಗಣಿಯಾ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715151766" table:style-name="ce4">
            <text:p>5715151766</text:p>
          </table:table-cell>
          <table:table-cell table:style-name="ce4"/>
          <table:table-cell office:value-type="string" table:style-name="ce4">
            <text:p>Basavaraj Shahapur<text:s text:c="5"/></text:p>
          </table:table-cell>
          <table:table-cell office:value-type="string" table:style-name="ce4">
            <text:p>CHO</text:p>
          </table:table-cell>
          <table:table-cell office:value-type="float" office:value="9606668455" table:style-name="ce4">
            <text:p>9606668455</text:p>
          </table:table-cell>
          <table:table-cell office:value-type="float" office:value="16.9648" table:style-name="ce4">
            <text:p>16.9648</text:p>
          </table:table-cell>
          <table:table-cell office:value-type="float" office:value="76.197000000000003" table:style-name="ce4">
            <text:p>76.197</text:p>
          </table:table-cell>
          <table:table-cell table:number-columns-repeated="16368"/>
        </table:table-row>
        <table:table-row table:style-name="ro1">
          <table:table-cell office:value-type="float" office:value="812" table:style-name="ce4">
            <text:p>812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Ramapur P A</text:p>
          </table:table-cell>
          <table:table-cell office:value-type="string" table:style-name="ce3">
            <text:p>ರಾಮಾಪುರ ಪಿ ಎ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211353534" table:style-name="ce4">
            <text:p>6211353534</text:p>
          </table:table-cell>
          <table:table-cell table:style-name="ce4"/>
          <table:table-cell office:value-type="string" table:style-name="ce4">
            <text:p>Yallalinga MK<text:s text:c="5"/></text:p>
          </table:table-cell>
          <table:table-cell office:value-type="string" table:style-name="ce4">
            <text:p>CHO</text:p>
          </table:table-cell>
          <table:table-cell office:value-type="float" office:value="8197422020" table:style-name="ce4">
            <text:p>8197422020</text:p>
          </table:table-cell>
          <table:table-cell office:value-type="float" office:value="16.967326" table:style-name="ce4">
            <text:p>16.967326</text:p>
          </table:table-cell>
          <table:table-cell office:value-type="float" office:value="76.219251" table:style-name="ce4">
            <text:p>76.219251</text:p>
          </table:table-cell>
          <table:table-cell table:number-columns-repeated="16368"/>
        </table:table-row>
        <table:table-row table:style-name="ro1">
          <table:table-cell office:value-type="float" office:value="813" table:style-name="ce4">
            <text:p>813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Kakkameli</text:p>
          </table:table-cell>
          <table:table-cell office:value-type="string" table:style-name="ce3">
            <text:p>ಕಕ್ಕಮೇ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585882636" table:style-name="ce4">
            <text:p>3585882636</text:p>
          </table:table-cell>
          <table:table-cell table:style-name="ce4"/>
          <table:table-cell office:value-type="string" table:style-name="ce4">
            <text:p>Mahesh Loni<text:s text:c="5"/></text:p>
          </table:table-cell>
          <table:table-cell office:value-type="string" table:style-name="ce4">
            <text:p>CHO</text:p>
          </table:table-cell>
          <table:table-cell office:value-type="float" office:value="8550979852" table:style-name="ce4">
            <text:p>8550979852</text:p>
          </table:table-cell>
          <table:table-cell office:value-type="float" office:value="17.025300000000001" table:style-name="ce4">
            <text:p>17.0253</text:p>
          </table:table-cell>
          <table:table-cell office:value-type="float" office:value="76.374600000000001" table:style-name="ce4">
            <text:p>76.3746</text:p>
          </table:table-cell>
          <table:table-cell table:number-columns-repeated="16368"/>
        </table:table-row>
        <table:table-row table:style-name="ro1">
          <table:table-cell office:value-type="float" office:value="814" table:style-name="ce4">
            <text:p>814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ekinala</text:p>
          </table:table-cell>
          <table:table-cell office:value-type="string" table:style-name="ce3">
            <text:p>ಬೇಕಿನಾಳ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418766685" table:style-name="ce4">
            <text:p>2418766685</text:p>
          </table:table-cell>
          <table:table-cell table:style-name="ce4"/>
          <table:table-cell office:value-type="string" table:style-name="ce4">
            <text:p>Reshma Banu Naik<text:s text:c="3"/></text:p>
          </table:table-cell>
          <table:table-cell office:value-type="string" table:style-name="ce4">
            <text:p>CHO</text:p>
          </table:table-cell>
          <table:table-cell office:value-type="float" office:value="8904350017" table:style-name="ce4">
            <text:p>8904350017</text:p>
          </table:table-cell>
          <table:table-cell office:value-type="float" office:value="16.6434" table:style-name="ce4">
            <text:p>16.6434</text:p>
          </table:table-cell>
          <table:table-cell office:value-type="float" office:value="76.359399999999994" table:style-name="ce4">
            <text:p>76.3594</text:p>
          </table:table-cell>
          <table:table-cell table:number-columns-repeated="16368"/>
        </table:table-row>
        <table:table-row table:style-name="ro1">
          <table:table-cell office:value-type="float" office:value="815" table:style-name="ce4">
            <text:p>815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Kalakeri_ B</text:p>
          </table:table-cell>
          <table:table-cell office:value-type="string" table:style-name="ce3">
            <text:p>ಕಲಕೇರಿ_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44425482" table:style-name="ce4">
            <text:p>5344425482</text:p>
          </table:table-cell>
          <table:table-cell table:style-name="ce4"/>
          <table:table-cell office:value-type="string" table:style-name="ce4">
            <text:p>Anita Doddamani<text:s text:c="3"/></text:p>
          </table:table-cell>
          <table:table-cell office:value-type="string" table:style-name="ce4">
            <text:p>CHO</text:p>
          </table:table-cell>
          <table:table-cell office:value-type="float" office:value="9880304168" table:style-name="ce4">
            <text:p>9880304168</text:p>
          </table:table-cell>
          <table:table-cell office:value-type="float" office:value="16.669699999999999" table:style-name="ce4">
            <text:p>16.6697</text:p>
          </table:table-cell>
          <table:table-cell office:value-type="float" office:value="76.31" table:style-name="ce4">
            <text:p>76.31</text:p>
          </table:table-cell>
          <table:table-cell table:number-columns-repeated="16368"/>
        </table:table-row>
        <table:table-row table:style-name="ro1">
          <table:table-cell office:value-type="float" office:value="816" table:style-name="ce4">
            <text:p>816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Sindagi</text:p>
          </table:table-cell>
          <table:table-cell office:value-type="string" table:style-name="ce3">
            <text:p>ಸಿಂದಗಿ</text:p>
          </table:table-cell>
          <table:table-cell office:value-type="string" table:style-name="ce4">
            <text:p>Ganganalli</text:p>
          </table:table-cell>
          <table:table-cell office:value-type="string" table:style-name="ce3">
            <text:p>ಗಂಗನ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417882232" table:style-name="ce4">
            <text:p>4417882232</text:p>
          </table:table-cell>
          <table:table-cell table:style-name="ce4"/>
          <table:table-cell office:value-type="string" table:style-name="ce4">
            <text:p>Praveen Kumar Uppar<text:s text:c="5"/></text:p>
          </table:table-cell>
          <table:table-cell office:value-type="string" table:style-name="ce4">
            <text:p>CHO</text:p>
          </table:table-cell>
          <table:table-cell office:value-type="float" office:value="8792074698" table:style-name="ce4">
            <text:p>8792074698</text:p>
          </table:table-cell>
          <table:table-cell office:value-type="float" office:value="16.952100000000002" table:style-name="ce4">
            <text:p>16.9521</text:p>
          </table:table-cell>
          <table:table-cell office:value-type="float" office:value="75.975800000000007" table:style-name="ce4">
            <text:p>75.9758</text:p>
          </table:table-cell>
          <table:table-cell table:number-columns-repeated="16368"/>
        </table:table-row>
        <table:table-row table:style-name="ro1">
          <table:table-cell office:value-type="float" office:value="817" table:style-name="ce4">
            <text:p>817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Somjyal</text:p>
          </table:table-cell>
          <table:table-cell office:value-type="string" table:style-name="ce3">
            <text:p>ಸೋಮ್ಜ್ಯ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42457332" table:style-name="ce4">
            <text:p>6842457332</text:p>
          </table:table-cell>
          <table:table-cell table:style-name="ce4"/>
          <table:table-cell office:value-type="string" table:style-name="ce4">
            <text:p>Shri Sahil Kolar<text:s text:c="5"/></text:p>
          </table:table-cell>
          <table:table-cell office:value-type="string" table:style-name="ce4">
            <text:p>CHO</text:p>
          </table:table-cell>
          <table:table-cell office:value-type="float" office:value="8217831557" table:style-name="ce4">
            <text:p>8217831557</text:p>
          </table:table-cell>
          <table:table-cell office:value-type="float" office:value="17.020299999999999" table:style-name="ce4">
            <text:p>17.0203</text:p>
          </table:table-cell>
          <table:table-cell office:value-type="float" office:value="76.319000000000003" table:style-name="ce4">
            <text:p>76.319</text:p>
          </table:table-cell>
          <table:table-cell table:number-columns-repeated="16368"/>
        </table:table-row>
        <table:table-row table:style-name="ro1">
          <table:table-cell office:value-type="float" office:value="818" table:style-name="ce4">
            <text:p>818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Bommanalli<text:s/></text:p>
          </table:table-cell>
          <table:table-cell office:value-type="string" table:style-name="ce3">
            <text:p>ಬೊಮ್ಮನ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563478287" table:style-name="ce4">
            <text:p>5563478287</text:p>
          </table:table-cell>
          <table:table-cell table:style-name="ce4"/>
          <table:table-cell office:value-type="string" table:style-name="ce4">
            <text:p>Siddalingappa Marul<text:s text:c="5"/></text:p>
          </table:table-cell>
          <table:table-cell office:value-type="string" table:style-name="ce4">
            <text:p>CHO</text:p>
          </table:table-cell>
          <table:table-cell office:value-type="float" office:value="7972465704" table:style-name="ce4">
            <text:p>7972465704</text:p>
          </table:table-cell>
          <table:table-cell office:value-type="float" office:value="17.104800000000001" table:style-name="ce4">
            <text:p>17.1048</text:p>
          </table:table-cell>
          <table:table-cell office:value-type="float" office:value="76.311700000000002" table:style-name="ce4">
            <text:p>76.3117</text:p>
          </table:table-cell>
          <table:table-cell table:number-columns-repeated="16368"/>
        </table:table-row>
        <table:table-row table:style-name="ro1">
          <table:table-cell office:value-type="float" office:value="819" table:style-name="ce4">
            <text:p>819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Sindagi</text:p>
          </table:table-cell>
          <table:table-cell office:value-type="string" table:style-name="ce3">
            <text:p>ಸಿಂದಗಿ</text:p>
          </table:table-cell>
          <table:table-cell office:value-type="string" table:style-name="ce4">
            <text:p>Khanapur<text:s/></text:p>
          </table:table-cell>
          <table:table-cell office:value-type="string" table:style-name="ce3">
            <text:p>ಖಾನ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324736720" table:style-name="ce4">
            <text:p>8324736720</text:p>
          </table:table-cell>
          <table:table-cell table:style-name="ce4"/>
          <table:table-cell office:value-type="string" table:style-name="ce4">
            <text:p>Mallappa Bajentri<text:s text:c="5"/></text:p>
          </table:table-cell>
          <table:table-cell office:value-type="string" table:style-name="ce4">
            <text:p>CHO</text:p>
          </table:table-cell>
          <table:table-cell office:value-type="float" office:value="7760479905" table:style-name="ce4">
            <text:p>7760479905</text:p>
          </table:table-cell>
          <table:table-cell office:value-type="float" office:value="16.743300000000001" table:style-name="ce4">
            <text:p>16.7433</text:p>
          </table:table-cell>
          <table:table-cell office:value-type="float" office:value="76.403499999999994" table:style-name="ce4">
            <text:p>76.4035</text:p>
          </table:table-cell>
          <table:table-cell table:number-columns-repeated="16368"/>
        </table:table-row>
        <table:table-row table:style-name="ro1">
          <table:table-cell office:value-type="float" office:value="820" table:style-name="ce4">
            <text:p>820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Hanjagi</text:p>
          </table:table-cell>
          <table:table-cell office:value-type="string" table:style-name="ce3">
            <text:p>ಹಂಜ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35215627" table:style-name="ce4">
            <text:p>7135215627</text:p>
          </table:table-cell>
          <table:table-cell table:style-name="ce4"/>
          <table:table-cell office:value-type="string" table:style-name="ce4">
            <text:p>Harish Parkar<text:s text:c="5"/></text:p>
          </table:table-cell>
          <table:table-cell office:value-type="string" table:style-name="ce4">
            <text:p>CHO</text:p>
          </table:table-cell>
          <table:table-cell office:value-type="float" office:value="8660483161" table:style-name="ce4">
            <text:p>8660483161</text:p>
          </table:table-cell>
          <table:table-cell office:value-type="float" office:value="17.138400000000001" table:style-name="ce4">
            <text:p>17.1384</text:p>
          </table:table-cell>
          <table:table-cell office:value-type="float" office:value="75.903099999999995" table:style-name="ce4">
            <text:p>75.9031</text:p>
          </table:table-cell>
          <table:table-cell table:number-columns-repeated="16368"/>
        </table:table-row>
        <table:table-row table:style-name="ro1">
          <table:table-cell office:value-type="float" office:value="821" table:style-name="ce4">
            <text:p>821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Kanakal</text:p>
          </table:table-cell>
          <table:table-cell office:value-type="string" table:style-name="ce3">
            <text:p>ಕಣಕ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568548546" table:style-name="ce4">
            <text:p>6568548546</text:p>
          </table:table-cell>
          <table:table-cell table:style-name="ce4"/>
          <table:table-cell office:value-type="string" table:style-name="ce4">
            <text:p>Kumargoud Patil<text:s text:c="4"/></text:p>
          </table:table-cell>
          <table:table-cell office:value-type="string" table:style-name="ce4">
            <text:p>CHO</text:p>
          </table:table-cell>
          <table:table-cell office:value-type="float" office:value="8208943772" table:style-name="ce4">
            <text:p>8208943772</text:p>
          </table:table-cell>
          <table:table-cell office:value-type="float" office:value="16.475252000000001" table:style-name="ce4">
            <text:p>16.475252</text:p>
          </table:table-cell>
          <table:table-cell office:value-type="float" office:value="76.026150999999999" table:style-name="ce4">
            <text:p>76.026151</text:p>
          </table:table-cell>
          <table:table-cell table:number-columns-repeated="16368"/>
        </table:table-row>
        <table:table-row table:style-name="ro1">
          <table:table-cell office:value-type="float" office:value="822" table:style-name="ce4">
            <text:p>822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savana Bagevadi</text:p>
          </table:table-cell>
          <table:table-cell office:value-type="string" table:style-name="ce3">
            <text:p>ಬಸವನ ಬಾಗೇವಾಡಿ</text:p>
          </table:table-cell>
          <table:table-cell office:value-type="string" table:style-name="ce4">
            <text:p>Chimmalagi</text:p>
          </table:table-cell>
          <table:table-cell office:value-type="string" table:style-name="ce3">
            <text:p>ಚಿಮ್ಮಲ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83654722" table:style-name="ce4">
            <text:p>4383654722</text:p>
          </table:table-cell>
          <table:table-cell table:style-name="ce4"/>
          <table:table-cell office:value-type="string" table:style-name="ce4">
            <text:p>Suresh Chalawadi<text:s text:c="5"/></text:p>
          </table:table-cell>
          <table:table-cell office:value-type="string" table:style-name="ce4">
            <text:p>CHO</text:p>
          </table:table-cell>
          <table:table-cell office:value-type="float" office:value="8553240529" table:style-name="ce4">
            <text:p>8553240529</text:p>
          </table:table-cell>
          <table:table-cell office:value-type="float" office:value="16.418399999999998" table:style-name="ce4">
            <text:p>16.4184</text:p>
          </table:table-cell>
          <table:table-cell office:value-type="float" office:value="75.847800000000007" table:style-name="ce4">
            <text:p>75.8478</text:p>
          </table:table-cell>
          <table:table-cell table:number-columns-repeated="16368"/>
        </table:table-row>
        <table:table-row table:style-name="ro1">
          <table:table-cell office:value-type="float" office:value="823" table:style-name="ce4">
            <text:p>823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Kodabagi</text:p>
          </table:table-cell>
          <table:table-cell office:value-type="string" table:style-name="ce3">
            <text:p>ಕೊಡಬಾ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325688865" table:style-name="ce4">
            <text:p>2325688865</text:p>
          </table:table-cell>
          <table:table-cell table:style-name="ce4"/>
          <table:table-cell office:value-type="string" table:style-name="ce4">
            <text:p>Iranna Korwar<text:s text:c="5"/></text:p>
          </table:table-cell>
          <table:table-cell office:value-type="string" table:style-name="ce4">
            <text:p>CHO</text:p>
          </table:table-cell>
          <table:table-cell office:value-type="float" office:value="9916608702" table:style-name="ce4">
            <text:p>9916608702</text:p>
          </table:table-cell>
          <table:table-cell office:value-type="float" office:value="16.514199999999999" table:style-name="ce4">
            <text:p>16.5142</text:p>
          </table:table-cell>
          <table:table-cell office:value-type="float" office:value="75.570999999999998" table:style-name="ce4">
            <text:p>75.571</text:p>
          </table:table-cell>
          <table:table-cell table:number-columns-repeated="16368"/>
        </table:table-row>
        <table:table-row table:style-name="ro1">
          <table:table-cell office:value-type="float" office:value="824" table:style-name="ce4">
            <text:p>824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Uthnal</text:p>
          </table:table-cell>
          <table:table-cell office:value-type="string" table:style-name="ce3">
            <text:p>ಉತ್ನ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86244224" table:style-name="ce4">
            <text:p>6886244224</text:p>
          </table:table-cell>
          <table:table-cell table:style-name="ce4"/>
          <table:table-cell office:value-type="string" table:style-name="ce4">
            <text:p>Prabhu Pattar<text:s text:c="5"/></text:p>
          </table:table-cell>
          <table:table-cell office:value-type="string" table:style-name="ce4">
            <text:p>CHO</text:p>
          </table:table-cell>
          <table:table-cell office:value-type="float" office:value="9591453408" table:style-name="ce4">
            <text:p>9591453408</text:p>
          </table:table-cell>
          <table:table-cell office:value-type="float" office:value="16.718399999999999" table:style-name="ce4">
            <text:p>16.7184</text:p>
          </table:table-cell>
          <table:table-cell office:value-type="float" office:value="75.805899999999994" table:style-name="ce4">
            <text:p>75.8059</text:p>
          </table:table-cell>
          <table:table-cell table:number-columns-repeated="16368"/>
        </table:table-row>
        <table:table-row table:style-name="ro1">
          <table:table-cell office:value-type="float" office:value="825" table:style-name="ce4">
            <text:p>825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Balawat</text:p>
          </table:table-cell>
          <table:table-cell office:value-type="string" table:style-name="ce3">
            <text:p>ಬಾಲಾವತ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06045</text:p>
          </table:table-cell>
          <table:table-cell table:style-name="ce4"/>
          <table:table-cell office:value-type="string" table:style-name="ce4">
            <text:p>Madusudhan Tantagunti<text:s text:c="5"/></text:p>
          </table:table-cell>
          <table:table-cell office:value-type="string" table:style-name="ce4">
            <text:p>CHO</text:p>
          </table:table-cell>
          <table:table-cell office:value-type="float" office:value="8904394570" table:style-name="ce4">
            <text:p>890439457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826" table:style-name="ce4">
            <text:p>826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Anjutagi</text:p>
          </table:table-cell>
          <table:table-cell office:value-type="string" table:style-name="ce3">
            <text:p>ಅಂಜುಟ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25464584" table:style-name="ce4">
            <text:p>8625464584</text:p>
          </table:table-cell>
          <table:table-cell table:style-name="ce4"/>
          <table:table-cell office:value-type="string" table:style-name="ce4">
            <text:p>Joyti Kamble<text:s text:c="5"/></text:p>
          </table:table-cell>
          <table:table-cell office:value-type="string" table:style-name="ce4">
            <text:p>CHO</text:p>
          </table:table-cell>
          <table:table-cell office:value-type="float" office:value="7760734339" table:style-name="ce4">
            <text:p>7760734339</text:p>
          </table:table-cell>
          <table:table-cell office:value-type="float" office:value="17.213200000000001" table:style-name="ce4">
            <text:p>17.2132</text:p>
          </table:table-cell>
          <table:table-cell office:value-type="float" office:value="75.865099999999998" table:style-name="ce4">
            <text:p>75.8651</text:p>
          </table:table-cell>
          <table:table-cell table:number-columns-repeated="16368"/>
        </table:table-row>
        <table:table-row table:style-name="ro1">
          <table:table-cell office:value-type="float" office:value="827" table:style-name="ce4">
            <text:p>827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Jalgeri</text:p>
          </table:table-cell>
          <table:table-cell office:value-type="string" table:style-name="ce3">
            <text:p>ಜಲಗ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85665889" table:style-name="ce4">
            <text:p>5385665889</text:p>
          </table:table-cell>
          <table:table-cell table:style-name="ce4"/>
          <table:table-cell office:value-type="string" table:style-name="ce4">
            <text:p>Mohsin T<text:s text:c="3"/></text:p>
          </table:table-cell>
          <table:table-cell office:value-type="string" table:style-name="ce4">
            <text:p>CHO</text:p>
          </table:table-cell>
          <table:table-cell office:value-type="float" office:value="9916834484" table:style-name="ce4">
            <text:p>9916834484</text:p>
          </table:table-cell>
          <table:table-cell office:value-type="float" office:value="16.9312" table:style-name="ce4">
            <text:p>16.9312</text:p>
          </table:table-cell>
          <table:table-cell office:value-type="float" office:value="75.6233" table:style-name="ce4">
            <text:p>75.6233</text:p>
          </table:table-cell>
          <table:table-cell table:number-columns-repeated="16368"/>
        </table:table-row>
        <table:table-row table:style-name="ro1">
          <table:table-cell office:value-type="float" office:value="828" table:style-name="ce4">
            <text:p>828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Devur</text:p>
          </table:table-cell>
          <table:table-cell office:value-type="string" table:style-name="ce3">
            <text:p>ದೇವ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517474732" table:style-name="ce4">
            <text:p>4517474732</text:p>
          </table:table-cell>
          <table:table-cell table:style-name="ce4"/>
          <table:table-cell office:value-type="string" table:style-name="ce4">
            <text:p>Ruqhaiya Begum Bagban<text:s text:c="3"/></text:p>
          </table:table-cell>
          <table:table-cell office:value-type="string" table:style-name="ce4">
            <text:p>CHO</text:p>
          </table:table-cell>
          <table:table-cell office:value-type="float" office:value="9606754729" table:style-name="ce4">
            <text:p>9606754729</text:p>
          </table:table-cell>
          <table:table-cell office:value-type="float" office:value="16.7818" table:style-name="ce4">
            <text:p>16.7818</text:p>
          </table:table-cell>
          <table:table-cell office:value-type="float" office:value="76.094499999999996" table:style-name="ce4">
            <text:p>76.0945</text:p>
          </table:table-cell>
          <table:table-cell table:number-columns-repeated="16368"/>
        </table:table-row>
        <table:table-row table:style-name="ro1">
          <table:table-cell office:value-type="float" office:value="829" table:style-name="ce4">
            <text:p>829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Jalavada</text:p>
          </table:table-cell>
          <table:table-cell office:value-type="string" table:style-name="ce3">
            <text:p>ಜಾಲವಾ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675481471" table:style-name="ce4">
            <text:p>3675481471</text:p>
          </table:table-cell>
          <table:table-cell table:style-name="ce4"/>
          <table:table-cell office:value-type="string" table:style-name="ce4">
            <text:p>Joyti Nayak<text:s text:c="5"/></text:p>
          </table:table-cell>
          <table:table-cell office:value-type="string" table:style-name="ce4">
            <text:p>CHO</text:p>
          </table:table-cell>
          <table:table-cell office:value-type="float" office:value="6361116553" table:style-name="ce4">
            <text:p>6361116553</text:p>
          </table:table-cell>
          <table:table-cell office:value-type="float" office:value="16.765999999999998" table:style-name="ce4">
            <text:p>16.766</text:p>
          </table:table-cell>
          <table:table-cell office:value-type="float" office:value="76.153400000000005" table:style-name="ce4">
            <text:p>76.1534</text:p>
          </table:table-cell>
          <table:table-cell table:number-columns-repeated="16368"/>
        </table:table-row>
        <table:table-row table:style-name="ro1">
          <table:table-cell office:value-type="float" office:value="830" table:style-name="ce4">
            <text:p>830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Solawadagi</text:p>
          </table:table-cell>
          <table:table-cell office:value-type="string" table:style-name="ce3">
            <text:p>ಸೋಲವಾಡ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5765362" table:style-name="ce4">
            <text:p>1115765362</text:p>
          </table:table-cell>
          <table:table-cell table:style-name="ce4"/>
          <table:table-cell office:value-type="string" table:style-name="ce4">
            <text:p>Gururaj Sajjan-<text:s text:c="2"/></text:p>
          </table:table-cell>
          <table:table-cell office:value-type="string" table:style-name="ce4">
            <text:p>CHO</text:p>
          </table:table-cell>
          <table:table-cell office:value-type="float" office:value="9591399864" table:style-name="ce4">
            <text:p>9591399864</text:p>
          </table:table-cell>
          <table:table-cell office:value-type="float" office:value="16.511099999999999" table:style-name="ce4">
            <text:p>16.5111</text:p>
          </table:table-cell>
          <table:table-cell office:value-type="float" office:value="76.094399999999993" table:style-name="ce4">
            <text:p>76.0944</text:p>
          </table:table-cell>
          <table:table-cell table:number-columns-repeated="16368"/>
        </table:table-row>
        <table:table-row table:style-name="ro1">
          <table:table-cell office:value-type="float" office:value="831" table:style-name="ce4">
            <text:p>831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Hattali</text:p>
          </table:table-cell>
          <table:table-cell office:value-type="string" table:style-name="ce3">
            <text:p>ಹತ್ತ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247167780" table:style-name="ce4">
            <text:p>3247167780</text:p>
          </table:table-cell>
          <table:table-cell table:style-name="ce4"/>
          <table:table-cell office:value-type="string" table:style-name="ce4">
            <text:p>Satish Biradar-<text:s text:c="2"/></text:p>
          </table:table-cell>
          <table:table-cell office:value-type="string" table:style-name="ce4">
            <text:p>CHO</text:p>
          </table:table-cell>
          <table:table-cell office:value-type="float" office:value="8904612286" table:style-name="ce4">
            <text:p>8904612286</text:p>
          </table:table-cell>
          <table:table-cell office:value-type="float" office:value="17.371200000000002" table:style-name="ce4">
            <text:p>17.3712</text:p>
          </table:table-cell>
          <table:table-cell office:value-type="float" office:value="75.692300000000003" table:style-name="ce4">
            <text:p>75.6923</text:p>
          </table:table-cell>
          <table:table-cell table:number-columns-repeated="16368"/>
        </table:table-row>
        <table:table-row table:style-name="ro1">
          <table:table-cell office:value-type="float" office:value="832" table:style-name="ce4">
            <text:p>832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iragi</text:p>
          </table:table-cell>
          <table:table-cell office:value-type="string" table:style-name="ce3">
            <text:p>ಮಿರ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257518114" table:style-name="ce4">
            <text:p>2257518114</text:p>
          </table:table-cell>
          <table:table-cell table:style-name="ce4"/>
          <table:table-cell office:value-type="string" table:style-name="ce4">
            <text:p>Sadam Nagur<text:s text:c="5"/></text:p>
          </table:table-cell>
          <table:table-cell office:value-type="string" table:style-name="ce4">
            <text:p>CHO</text:p>
          </table:table-cell>
          <table:table-cell office:value-type="float" office:value="8217871924" table:style-name="ce4">
            <text:p>8217871924</text:p>
          </table:table-cell>
          <table:table-cell office:value-type="float" office:value="17.1738" table:style-name="ce4">
            <text:p>17.1738</text:p>
          </table:table-cell>
          <table:table-cell office:value-type="float" office:value="76.169399999999996" table:style-name="ce4">
            <text:p>76.1694</text:p>
          </table:table-cell>
          <table:table-cell table:number-columns-repeated="16368"/>
        </table:table-row>
        <table:table-row table:style-name="ro1">
          <table:table-cell office:value-type="float" office:value="833" table:style-name="ce4">
            <text:p>833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Nimbal _ KD</text:p>
          </table:table-cell>
          <table:table-cell office:value-type="string" table:style-name="ce3">
            <text:p>ನಿಂಬಾಳ್ _ ಕೆ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721515332" table:style-name="ce4">
            <text:p>2721515332</text:p>
          </table:table-cell>
          <table:table-cell table:style-name="ce4"/>
          <table:table-cell office:value-type="string" table:style-name="ce4">
            <text:p>Hanamantray Pujari<text:s text:c="5"/></text:p>
          </table:table-cell>
          <table:table-cell office:value-type="string" table:style-name="ce4">
            <text:p>CHO</text:p>
          </table:table-cell>
          <table:table-cell office:value-type="float" office:value="8197208092" table:style-name="ce4">
            <text:p>8197208092</text:p>
          </table:table-cell>
          <table:table-cell office:value-type="float" office:value="17.116800000000001" table:style-name="ce4">
            <text:p>17.1168</text:p>
          </table:table-cell>
          <table:table-cell office:value-type="float" office:value="75.857900000000001" table:style-name="ce4">
            <text:p>75.8579</text:p>
          </table:table-cell>
          <table:table-cell table:number-columns-repeated="16368"/>
        </table:table-row>
        <table:table-row table:style-name="ro1">
          <table:table-cell office:value-type="float" office:value="834" table:style-name="ce4">
            <text:p>834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Koluragi</text:p>
          </table:table-cell>
          <table:table-cell office:value-type="string" table:style-name="ce3">
            <text:p>ಕೋಳೂರ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78736141" table:style-name="ce4">
            <text:p>6378736141</text:p>
          </table:table-cell>
          <table:table-cell table:style-name="ce4"/>
          <table:table-cell office:value-type="string" table:style-name="ce4">
            <text:p>Malakari Metri<text:s text:c="5"/></text:p>
          </table:table-cell>
          <table:table-cell office:value-type="string" table:style-name="ce4">
            <text:p>CHO</text:p>
          </table:table-cell>
          <table:table-cell office:value-type="float" office:value="9663762331" table:style-name="ce4">
            <text:p>9663762331</text:p>
          </table:table-cell>
          <table:table-cell office:value-type="float" office:value="17.095800000000001" table:style-name="ce4">
            <text:p>17.0958</text:p>
          </table:table-cell>
          <table:table-cell office:value-type="float" office:value="75.765199999999993" table:style-name="ce4">
            <text:p>75.7652</text:p>
          </table:table-cell>
          <table:table-cell table:number-columns-repeated="16368"/>
        </table:table-row>
        <table:table-row table:style-name="ro1">
          <table:table-cell office:value-type="float" office:value="835" table:style-name="ce4">
            <text:p>835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UMARANI</text:p>
          </table:table-cell>
          <table:table-cell office:value-type="string" table:style-name="ce3">
            <text:p>ಉಮರಾಣ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482564277" table:style-name="ce4">
            <text:p>4482564277</text:p>
          </table:table-cell>
          <table:table-cell table:style-name="ce4"/>
          <table:table-cell office:value-type="string" table:style-name="ce4">
            <text:p>Ravi Utagi<text:s text:c="5"/></text:p>
          </table:table-cell>
          <table:table-cell office:value-type="string" table:style-name="ce4">
            <text:p>CHO</text:p>
          </table:table-cell>
          <table:table-cell office:value-type="float" office:value="9595112990" table:style-name="ce4">
            <text:p>9595112990</text:p>
          </table:table-cell>
          <table:table-cell office:value-type="float" office:value="17.414007000000002" table:style-name="ce4">
            <text:p>17.414007</text:p>
          </table:table-cell>
          <table:table-cell office:value-type="float" office:value="75.737756000000005" table:style-name="ce4">
            <text:p>75.737756</text:p>
          </table:table-cell>
          <table:table-cell table:number-columns-repeated="16368"/>
        </table:table-row>
        <table:table-row table:style-name="ro1">
          <table:table-cell office:value-type="float" office:value="836" table:style-name="ce4">
            <text:p>836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Thamba B</text:p>
          </table:table-cell>
          <table:table-cell office:value-type="string" table:style-name="ce3">
            <text:p>ತಂಬಾ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226158216" table:style-name="ce4">
            <text:p>2226158216</text:p>
          </table:table-cell>
          <table:table-cell table:style-name="ce4"/>
          <table:table-cell office:value-type="string" table:style-name="ce4">
            <text:p>Praveen Kutakanakeri<text:s text:c="3"/></text:p>
          </table:table-cell>
          <table:table-cell office:value-type="string" table:style-name="ce4">
            <text:p>CHO</text:p>
          </table:table-cell>
          <table:table-cell office:value-type="float" office:value="9886155114" table:style-name="ce4">
            <text:p>9886155114</text:p>
          </table:table-cell>
          <table:table-cell office:value-type="float" office:value="16.997199999999999" table:style-name="ce4">
            <text:p>16.9972</text:p>
          </table:table-cell>
          <table:table-cell office:value-type="float" office:value="75.993099999999998" table:style-name="ce4">
            <text:p>75.9931</text:p>
          </table:table-cell>
          <table:table-cell table:number-columns-repeated="16368"/>
        </table:table-row>
        <table:table-row table:style-name="ro1">
          <table:table-cell office:value-type="float" office:value="837" table:style-name="ce4">
            <text:p>837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ttangihal</text:p>
          </table:table-cell>
          <table:table-cell office:value-type="string" table:style-name="ce3">
            <text:p>ಇಟ್ಟಂಗಿಹ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64357389" table:style-name="ce4">
            <text:p>8164357389</text:p>
          </table:table-cell>
          <table:table-cell table:style-name="ce4"/>
          <table:table-cell office:value-type="string" table:style-name="ce4">
            <text:p>Netravathi<text:s text:c="5"/></text:p>
          </table:table-cell>
          <table:table-cell office:value-type="string" table:style-name="ce4">
            <text:p>CHO</text:p>
          </table:table-cell>
          <table:table-cell office:value-type="float" office:value="7829422428" table:style-name="ce4">
            <text:p>7829422428</text:p>
          </table:table-cell>
          <table:table-cell office:value-type="float" office:value="16.8764" table:style-name="ce4">
            <text:p>16.8764</text:p>
          </table:table-cell>
          <table:table-cell office:value-type="float" office:value="75.673599999999993" table:style-name="ce4">
            <text:p>75.6736</text:p>
          </table:table-cell>
          <table:table-cell table:number-columns-repeated="16368"/>
        </table:table-row>
        <table:table-row table:style-name="ro1">
          <table:table-cell office:value-type="float" office:value="838" table:style-name="ce4">
            <text:p>838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Dhandaragi</text:p>
          </table:table-cell>
          <table:table-cell office:value-type="string" table:style-name="ce3">
            <text:p>ದಂಡರ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386681876" table:style-name="ce4">
            <text:p>1386681876</text:p>
          </table:table-cell>
          <table:table-cell table:style-name="ce4"/>
          <table:table-cell office:value-type="string" table:style-name="ce4">
            <text:p>Nagesh Gidavir<text:s text:c="5"/></text:p>
          </table:table-cell>
          <table:table-cell office:value-type="string" table:style-name="ce4">
            <text:p>CHO</text:p>
          </table:table-cell>
          <table:table-cell office:value-type="float" office:value="8600136889" table:style-name="ce4">
            <text:p>8600136889</text:p>
          </table:table-cell>
          <table:table-cell office:value-type="float" office:value="16.883700000000001" table:style-name="ce4">
            <text:p>16.8837</text:p>
          </table:table-cell>
          <table:table-cell office:value-type="float" office:value="75.5595" table:style-name="ce4">
            <text:p>75.5595</text:p>
          </table:table-cell>
          <table:table-cell table:number-columns-repeated="16368"/>
        </table:table-row>
        <table:table-row table:style-name="ro1">
          <table:table-cell office:value-type="float" office:value="839" table:style-name="ce4">
            <text:p>839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Tikota</text:p>
          </table:table-cell>
          <table:table-cell office:value-type="string" table:style-name="ce3">
            <text:p>ಟಿಕೋಟಾ</text:p>
          </table:table-cell>
          <table:table-cell office:value-type="string" table:style-name="ce4">
            <text:p>Torvi A</text:p>
          </table:table-cell>
          <table:table-cell office:value-type="string" table:style-name="ce3">
            <text:p>ಟೋರ್ವಿ ಎ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string" table:style-name="ce4">
            <text:p>IN2910004158</text:p>
          </table:table-cell>
          <table:table-cell table:style-name="ce4"/>
          <table:table-cell office:value-type="string" table:style-name="ce4">
            <text:p>Praveen Angadi<text:s text:c="5"/></text:p>
          </table:table-cell>
          <table:table-cell office:value-type="string" table:style-name="ce4">
            <text:p>CHO</text:p>
          </table:table-cell>
          <table:table-cell office:value-type="float" office:value="8792074698" table:style-name="ce4">
            <text:p>879207469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840" table:style-name="ce4">
            <text:p>840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Aliyabad</text:p>
          </table:table-cell>
          <table:table-cell office:value-type="string" table:style-name="ce3">
            <text:p>ಅಲಿಯಾಬಾದ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542887581" table:style-name="ce4">
            <text:p>1542887581</text:p>
          </table:table-cell>
          <table:table-cell table:style-name="ce4"/>
          <table:table-cell office:value-type="string" table:style-name="ce4">
            <text:p>ChettanKumar Sharma<text:s text:c="5"/></text:p>
          </table:table-cell>
          <table:table-cell office:value-type="string" table:style-name="ce4">
            <text:p>CHO</text:p>
          </table:table-cell>
          <table:table-cell office:value-type="float" office:value="7892986782" table:style-name="ce4">
            <text:p>7892986782</text:p>
          </table:table-cell>
          <table:table-cell office:value-type="float" office:value="16.891400000000001" table:style-name="ce4">
            <text:p>16.8914</text:p>
          </table:table-cell>
          <table:table-cell office:value-type="float" office:value="75.789199999999994" table:style-name="ce4">
            <text:p>75.7892</text:p>
          </table:table-cell>
          <table:table-cell table:number-columns-repeated="16368"/>
        </table:table-row>
        <table:table-row table:style-name="ro1">
          <table:table-cell office:value-type="float" office:value="841" table:style-name="ce4">
            <text:p>841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Krjol</text:p>
          </table:table-cell>
          <table:table-cell office:value-type="string" table:style-name="ce3">
            <text:p>ಕ್ರ್ಜೋ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831474320" table:style-name="ce4">
            <text:p>7831474320</text:p>
          </table:table-cell>
          <table:table-cell table:style-name="ce4"/>
          <table:table-cell office:value-type="string" table:style-name="ce4">
            <text:p>Savita Hugar<text:s text:c="4"/></text:p>
          </table:table-cell>
          <table:table-cell office:value-type="string" table:style-name="ce4">
            <text:p>CHO</text:p>
          </table:table-cell>
          <table:table-cell office:value-type="float" office:value="9901852659" table:style-name="ce4">
            <text:p>9901852659</text:p>
          </table:table-cell>
          <table:table-cell office:value-type="float" office:value="16.587299999999999" table:style-name="ce4">
            <text:p>16.5873</text:p>
          </table:table-cell>
          <table:table-cell office:value-type="float" office:value="75.697100000000006" table:style-name="ce4">
            <text:p>75.6971</text:p>
          </table:table-cell>
          <table:table-cell table:number-columns-repeated="16368"/>
        </table:table-row>
        <table:table-row table:style-name="ro1">
          <table:table-cell office:value-type="float" office:value="842" table:style-name="ce4">
            <text:p>842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Tikota</text:p>
          </table:table-cell>
          <table:table-cell office:value-type="string" table:style-name="ce3">
            <text:p>ಟಿಕೋಟಾ</text:p>
          </table:table-cell>
          <table:table-cell office:value-type="string" table:style-name="ce4">
            <text:p>Tajour</text:p>
          </table:table-cell>
          <table:table-cell office:value-type="string" table:style-name="ce3">
            <text:p>ತಾಜೌ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72777716" table:style-name="ce4">
            <text:p>7672777716</text:p>
          </table:table-cell>
          <table:table-cell table:style-name="ce4"/>
          <table:table-cell office:value-type="string" table:style-name="ce4">
            <text:p>Kashinath Sajjan-<text:s text:c="2"/></text:p>
          </table:table-cell>
          <table:table-cell office:value-type="string" table:style-name="ce4">
            <text:p>CHO</text:p>
          </table:table-cell>
          <table:table-cell office:value-type="float" office:value="9730496149" table:style-name="ce4">
            <text:p>9730496149</text:p>
          </table:table-cell>
          <table:table-cell office:value-type="float" office:value="16.779299999999999" table:style-name="ce4">
            <text:p>16.7793</text:p>
          </table:table-cell>
          <table:table-cell office:value-type="float" office:value="75.558000000000007" table:style-name="ce4">
            <text:p>75.558</text:p>
          </table:table-cell>
          <table:table-cell table:number-columns-repeated="16368"/>
        </table:table-row>
        <table:table-row table:style-name="ro1">
          <table:table-cell office:value-type="float" office:value="843" table:style-name="ce4">
            <text:p>843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Gunaki</text:p>
          </table:table-cell>
          <table:table-cell office:value-type="string" table:style-name="ce3">
            <text:p>ಗುಣಕ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67527440" table:style-name="ce4">
            <text:p>6767527440</text:p>
          </table:table-cell>
          <table:table-cell table:style-name="ce4"/>
          <table:table-cell office:value-type="string" table:style-name="ce4">
            <text:p>Santosh Hattikal<text:s text:c="5"/></text:p>
          </table:table-cell>
          <table:table-cell office:value-type="string" table:style-name="ce4">
            <text:p>CHO</text:p>
          </table:table-cell>
          <table:table-cell office:value-type="float" office:value="9972100198" table:style-name="ce4">
            <text:p>9972100198</text:p>
          </table:table-cell>
          <table:table-cell office:value-type="float" office:value="16.974699999999999" table:style-name="ce4">
            <text:p>16.9747</text:p>
          </table:table-cell>
          <table:table-cell office:value-type="float" office:value="75.8001" table:style-name="ce4">
            <text:p>75.8001</text:p>
          </table:table-cell>
          <table:table-cell table:number-columns-repeated="16368"/>
        </table:table-row>
        <table:table-row table:style-name="ro1">
          <table:table-cell office:value-type="float" office:value="844" table:style-name="ce4">
            <text:p>844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Tikota</text:p>
          </table:table-cell>
          <table:table-cell office:value-type="string" table:style-name="ce3">
            <text:p>ಟಿಕೋಟಾ</text:p>
          </table:table-cell>
          <table:table-cell office:value-type="string" table:style-name="ce4">
            <text:p>Yatanal</text:p>
          </table:table-cell>
          <table:table-cell office:value-type="string" table:style-name="ce3">
            <text:p>ಯಾತನ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37317884" table:style-name="ce4">
            <text:p>7137317884</text:p>
          </table:table-cell>
          <table:table-cell table:style-name="ce4"/>
          <table:table-cell office:value-type="string" table:style-name="ce4">
            <text:p>Shivanagouda Benal<text:s text:c="5"/></text:p>
          </table:table-cell>
          <table:table-cell office:value-type="string" table:style-name="ce4">
            <text:p>CHO</text:p>
          </table:table-cell>
          <table:table-cell office:value-type="float" office:value="7204696989" table:style-name="ce4">
            <text:p>7204696989</text:p>
          </table:table-cell>
          <table:table-cell office:value-type="float" office:value="16.9968" table:style-name="ce4">
            <text:p>16.9968</text:p>
          </table:table-cell>
          <table:table-cell office:value-type="float" office:value="75.580200000000005" table:style-name="ce4">
            <text:p>75.5802</text:p>
          </table:table-cell>
          <table:table-cell table:number-columns-repeated="16368"/>
        </table:table-row>
        <table:table-row table:style-name="ro1">
          <table:table-cell office:value-type="float" office:value="845" table:style-name="ce4">
            <text:p>845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Kuntoji</text:p>
          </table:table-cell>
          <table:table-cell office:value-type="string" table:style-name="ce3">
            <text:p>ಕುಂಟೋಜ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52115727" table:style-name="ce4">
            <text:p>5452115727</text:p>
          </table:table-cell>
          <table:table-cell table:style-name="ce4"/>
          <table:table-cell office:value-type="string" table:style-name="ce4">
            <text:p>Sneha Mankani<text:s text:c="5"/></text:p>
          </table:table-cell>
          <table:table-cell office:value-type="string" table:style-name="ce4">
            <text:p>CHO</text:p>
          </table:table-cell>
          <table:table-cell office:value-type="float" office:value="8884303209" table:style-name="ce4">
            <text:p>8884303209</text:p>
          </table:table-cell>
          <table:table-cell office:value-type="float" office:value="16.360600000000002" table:style-name="ce4">
            <text:p>16.3606</text:p>
          </table:table-cell>
          <table:table-cell office:value-type="float" office:value="76.163799999999995" table:style-name="ce4">
            <text:p>76.1638</text:p>
          </table:table-cell>
          <table:table-cell table:number-columns-repeated="16368"/>
        </table:table-row>
        <table:table-row table:style-name="ro1">
          <table:table-cell office:value-type="float" office:value="846" table:style-name="ce4">
            <text:p>846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Rakkasagi</text:p>
          </table:table-cell>
          <table:table-cell office:value-type="string" table:style-name="ce3">
            <text:p>ರಕ್ಕಸ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45383633" table:style-name="ce4">
            <text:p>8545383633</text:p>
          </table:table-cell>
          <table:table-cell table:style-name="ce4"/>
          <table:table-cell office:value-type="string" table:style-name="ce4">
            <text:p>Sadashvin Gurushantannavar<text:s text:c="5"/></text:p>
          </table:table-cell>
          <table:table-cell office:value-type="string" table:style-name="ce4">
            <text:p>CHO</text:p>
          </table:table-cell>
          <table:table-cell office:value-type="float" office:value="7026155237" table:style-name="ce4">
            <text:p>7026155237</text:p>
          </table:table-cell>
          <table:table-cell office:value-type="float" office:value="16.188600000000001" table:style-name="ce4">
            <text:p>16.1886</text:p>
          </table:table-cell>
          <table:table-cell office:value-type="float" office:value="76.227400000000003" table:style-name="ce4">
            <text:p>76.2274</text:p>
          </table:table-cell>
          <table:table-cell table:number-columns-repeated="16368"/>
        </table:table-row>
        <table:table-row table:style-name="ro1">
          <table:table-cell office:value-type="float" office:value="847" table:style-name="ce4">
            <text:p>847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Navadagi</text:p>
          </table:table-cell>
          <table:table-cell office:value-type="string" table:style-name="ce3">
            <text:p>ನಾವಡ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45262875" table:style-name="ce4">
            <text:p>4745262875</text:p>
          </table:table-cell>
          <table:table-cell table:style-name="ce4"/>
          <table:table-cell office:value-type="string" table:style-name="ce4">
            <text:p>Dayanand Hosamani<text:s text:c="5"/></text:p>
          </table:table-cell>
          <table:table-cell office:value-type="string" table:style-name="ce4">
            <text:p>CHO</text:p>
          </table:table-cell>
          <table:table-cell office:value-type="float" office:value="8892719843" table:style-name="ce4">
            <text:p>8892719843</text:p>
          </table:table-cell>
          <table:table-cell office:value-type="float" office:value="16.509499999999999" table:style-name="ce4">
            <text:p>16.5095</text:p>
          </table:table-cell>
          <table:table-cell office:value-type="float" office:value="76.415300000000002" table:style-name="ce4">
            <text:p>76.4153</text:p>
          </table:table-cell>
          <table:table-cell table:number-columns-repeated="16368"/>
        </table:table-row>
        <table:table-row table:style-name="ro1">
          <table:table-cell office:value-type="float" office:value="848" table:style-name="ce4">
            <text:p>848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Balabatti</text:p>
          </table:table-cell>
          <table:table-cell office:value-type="string" table:style-name="ce3">
            <text:p>ಬಳಬ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46318739" table:style-name="ce4">
            <text:p>6746318739</text:p>
          </table:table-cell>
          <table:table-cell table:style-name="ce4"/>
          <table:table-cell office:value-type="string" table:style-name="ce4">
            <text:p>Siddharam C<text:s text:c="5"/></text:p>
          </table:table-cell>
          <table:table-cell office:value-type="string" table:style-name="ce4">
            <text:p>CHO</text:p>
          </table:table-cell>
          <table:table-cell office:value-type="float" office:value="9880104887" table:style-name="ce4">
            <text:p>9880104887</text:p>
          </table:table-cell>
          <table:table-cell office:value-type="float" office:value="16.322399999999998" table:style-name="ce4">
            <text:p>16.3224</text:p>
          </table:table-cell>
          <table:table-cell office:value-type="float" office:value="75.981700000000004" table:style-name="ce4">
            <text:p>75.9817</text:p>
          </table:table-cell>
          <table:table-cell table:number-columns-repeated="16368"/>
        </table:table-row>
        <table:table-row table:style-name="ro1">
          <table:table-cell office:value-type="float" office:value="849" table:style-name="ce4">
            <text:p>849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Nalathawad B</text:p>
          </table:table-cell>
          <table:table-cell office:value-type="string" table:style-name="ce3">
            <text:p>ನಾಲತವಾಡ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344476722" table:style-name="ce4">
            <text:p>2344476722</text:p>
          </table:table-cell>
          <table:table-cell table:style-name="ce4"/>
          <table:table-cell office:value-type="string" table:style-name="ce4">
            <text:p>Savita Mallapur<text:s text:c="3"/></text:p>
          </table:table-cell>
          <table:table-cell office:value-type="string" table:style-name="ce4">
            <text:p>CHO</text:p>
          </table:table-cell>
          <table:table-cell office:value-type="float" office:value="7259156267" table:style-name="ce4">
            <text:p>7259156267</text:p>
          </table:table-cell>
          <table:table-cell office:value-type="float" office:value="16.251100000000001" table:style-name="ce4">
            <text:p>16.2511</text:p>
          </table:table-cell>
          <table:table-cell office:value-type="float" office:value="76.290599999999998" table:style-name="ce4">
            <text:p>76.2906</text:p>
          </table:table-cell>
          <table:table-cell table:number-columns-repeated="16368"/>
        </table:table-row>
        <table:table-row table:style-name="ro1">
          <table:table-cell office:value-type="float" office:value="850" table:style-name="ce4">
            <text:p>850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Kolur</text:p>
          </table:table-cell>
          <table:table-cell office:value-type="string" table:style-name="ce3">
            <text:p>ಕೋಳ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71688727" table:style-name="ce4">
            <text:p>8171688727</text:p>
          </table:table-cell>
          <table:table-cell table:style-name="ce4"/>
          <table:table-cell office:value-type="string" table:style-name="ce4">
            <text:p>Kavya Thuradagi<text:s text:c="5"/></text:p>
          </table:table-cell>
          <table:table-cell office:value-type="string" table:style-name="ce4">
            <text:p>CHO</text:p>
          </table:table-cell>
          <table:table-cell office:value-type="float" office:value="9916938266" table:style-name="ce4">
            <text:p>9916938266</text:p>
          </table:table-cell>
          <table:table-cell office:value-type="float" office:value="16.272500000000001" table:style-name="ce4">
            <text:p>16.2725</text:p>
          </table:table-cell>
          <table:table-cell office:value-type="float" office:value="76.148600000000002" table:style-name="ce4">
            <text:p>76.1486</text:p>
          </table:table-cell>
          <table:table-cell table:number-columns-repeated="16368"/>
        </table:table-row>
        <table:table-row table:style-name="ro1">
          <table:table-cell office:value-type="float" office:value="851" table:style-name="ce4">
            <text:p>851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Devarahipparagi</text:p>
          </table:table-cell>
          <table:table-cell office:value-type="string" table:style-name="ce3">
            <text:p>ದೇವರಹಿಪ್ಪರಗಿ</text:p>
          </table:table-cell>
          <table:table-cell office:value-type="string" table:style-name="ce4">
            <text:p>Haranal</text:p>
          </table:table-cell>
          <table:table-cell office:value-type="string" table:style-name="ce3">
            <text:p>ಹರನ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83831246" table:style-name="ce4">
            <text:p>8583831246</text:p>
          </table:table-cell>
          <table:table-cell table:style-name="ce4"/>
          <table:table-cell office:value-type="string" table:style-name="ce4">
            <text:p>Shreekanth Patel<text:s text:c="5"/></text:p>
          </table:table-cell>
          <table:table-cell office:value-type="string" table:style-name="ce4">
            <text:p>CHO</text:p>
          </table:table-cell>
          <table:table-cell office:value-type="float" office:value="9742498904" table:style-name="ce4">
            <text:p>9742498904</text:p>
          </table:table-cell>
          <table:table-cell office:value-type="float" office:value="16.877300000000002" table:style-name="ce4">
            <text:p>16.8773</text:p>
          </table:table-cell>
          <table:table-cell office:value-type="float" office:value="76.100200000000001" table:style-name="ce4">
            <text:p>76.1002</text:p>
          </table:table-cell>
          <table:table-cell table:number-columns-repeated="16368"/>
        </table:table-row>
        <table:table-row table:style-name="ro1">
          <table:table-cell office:value-type="float" office:value="852" table:style-name="ce4">
            <text:p>852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Sindagi</text:p>
          </table:table-cell>
          <table:table-cell office:value-type="string" table:style-name="ce3">
            <text:p>ಸಿಂದಗಿ</text:p>
          </table:table-cell>
          <table:table-cell office:value-type="string" table:style-name="ce4">
            <text:p>Hittanalli L. T</text:p>
          </table:table-cell>
          <table:table-cell office:value-type="string" table:style-name="ce3">
            <text:p>ಹಿಟ್ಟನಳ್ಳಿ ಎಲ್.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47717359" table:style-name="ce4">
            <text:p>6847717359</text:p>
          </table:table-cell>
          <table:table-cell table:style-name="ce4"/>
          <table:table-cell office:value-type="string" table:style-name="ce4">
            <text:p>Anand Rathod<text:s text:c="5"/></text:p>
          </table:table-cell>
          <table:table-cell office:value-type="string" table:style-name="ce4">
            <text:p>CHO</text:p>
          </table:table-cell>
          <table:table-cell office:value-type="float" office:value="9686910631" table:style-name="ce4">
            <text:p>9686910631</text:p>
          </table:table-cell>
          <table:table-cell office:value-type="float" office:value="16.945" table:style-name="ce4">
            <text:p>16.945</text:p>
          </table:table-cell>
          <table:table-cell office:value-type="float" office:value="75.988699999999994" table:style-name="ce4">
            <text:p>75.9887</text:p>
          </table:table-cell>
          <table:table-cell table:number-columns-repeated="16368"/>
        </table:table-row>
        <table:table-row table:style-name="ro1">
          <table:table-cell office:value-type="float" office:value="853" table:style-name="ce4">
            <text:p>853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Katral</text:p>
          </table:table-cell>
          <table:table-cell office:value-type="string" table:style-name="ce3">
            <text:p>ಕಾತ್ರ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63521517" table:style-name="ce4">
            <text:p>5463521517</text:p>
          </table:table-cell>
          <table:table-cell table:style-name="ce4"/>
          <table:table-cell office:value-type="string" table:style-name="ce4">
            <text:p>Gangadhar Kumbar<text:s text:c="4"/></text:p>
          </table:table-cell>
          <table:table-cell office:value-type="string" table:style-name="ce4">
            <text:p>CHO</text:p>
          </table:table-cell>
          <table:table-cell office:value-type="float" office:value="7338151185" table:style-name="ce4">
            <text:p>7338151185</text:p>
          </table:table-cell>
          <table:table-cell office:value-type="float" office:value="17.170999999999999" table:style-name="ce4">
            <text:p>17.171</text:p>
          </table:table-cell>
          <table:table-cell office:value-type="float" office:value="75.637900000000002" table:style-name="ce4">
            <text:p>75.6379</text:p>
          </table:table-cell>
          <table:table-cell table:number-columns-repeated="16368"/>
        </table:table-row>
        <table:table-row table:style-name="ro1">
          <table:table-cell office:value-type="float" office:value="854" table:style-name="ce4">
            <text:p>854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Gornal</text:p>
          </table:table-cell>
          <table:table-cell office:value-type="string" table:style-name="ce3">
            <text:p>ಗೋರ್ನ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878735271" table:style-name="ce4">
            <text:p>1878735271</text:p>
          </table:table-cell>
          <table:table-cell table:style-name="ce4"/>
          <table:table-cell office:value-type="string" table:style-name="ce4">
            <text:p>AppaSaheb Ganiger<text:s text:c="5"/></text:p>
          </table:table-cell>
          <table:table-cell office:value-type="string" table:style-name="ce4">
            <text:p>CHO</text:p>
          </table:table-cell>
          <table:table-cell office:value-type="float" office:value="7019503712" table:style-name="ce4">
            <text:p>7019503712</text:p>
          </table:table-cell>
          <table:table-cell office:value-type="float" office:value="17.053899999999999" table:style-name="ce4">
            <text:p>17.0539</text:p>
          </table:table-cell>
          <table:table-cell office:value-type="float" office:value="76.009399999999999" table:style-name="ce4">
            <text:p>76.0094</text:p>
          </table:table-cell>
          <table:table-cell table:number-columns-repeated="16368"/>
        </table:table-row>
        <table:table-row table:style-name="ro1">
          <table:table-cell office:value-type="float" office:value="855" table:style-name="ce4">
            <text:p>855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Hegdihal</text:p>
          </table:table-cell>
          <table:table-cell office:value-type="string" table:style-name="ce3">
            <text:p>ಹೆಗ್ಡಿಹ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33136875" table:style-name="ce4">
            <text:p>4733136875</text:p>
          </table:table-cell>
          <table:table-cell table:style-name="ce4"/>
          <table:table-cell office:value-type="string" table:style-name="ce4">
            <text:p>Santosh Mangalur<text:s text:c="5"/></text:p>
          </table:table-cell>
          <table:table-cell office:value-type="string" table:style-name="ce4">
            <text:p>CHO</text:p>
          </table:table-cell>
          <table:table-cell office:value-type="float" office:value="9113811606" table:style-name="ce4">
            <text:p>9113811606</text:p>
          </table:table-cell>
          <table:table-cell office:value-type="float" office:value="16.732900000000001" table:style-name="ce4">
            <text:p>16.7329</text:p>
          </table:table-cell>
          <table:table-cell office:value-type="float" office:value="75.835999999999999" table:style-name="ce4">
            <text:p>75.836</text:p>
          </table:table-cell>
          <table:table-cell table:number-columns-repeated="16368"/>
        </table:table-row>
        <table:table-row table:style-name="ro1">
          <table:table-cell office:value-type="float" office:value="856" table:style-name="ce4">
            <text:p>856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Hadagali</text:p>
          </table:table-cell>
          <table:table-cell office:value-type="string" table:style-name="ce3">
            <text:p>ಹಡಗ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58734178" table:style-name="ce4">
            <text:p>4358734178</text:p>
          </table:table-cell>
          <table:table-cell table:style-name="ce4"/>
          <table:table-cell office:value-type="string" table:style-name="ce4">
            <text:p>Lakshmi Agasibagil<text:s text:c="5"/></text:p>
          </table:table-cell>
          <table:table-cell office:value-type="string" table:style-name="ce4">
            <text:p>CHO</text:p>
          </table:table-cell>
          <table:table-cell office:value-type="float" office:value="9148047104" table:style-name="ce4">
            <text:p>9148047104</text:p>
          </table:table-cell>
          <table:table-cell office:value-type="float" office:value="16.812799999999999" table:style-name="ce4">
            <text:p>16.8128</text:p>
          </table:table-cell>
          <table:table-cell office:value-type="float" office:value="75.934700000000007" table:style-name="ce4">
            <text:p>75.9347</text:p>
          </table:table-cell>
          <table:table-cell table:number-columns-repeated="16368"/>
        </table:table-row>
        <table:table-row table:style-name="ro1">
          <table:table-cell office:value-type="float" office:value="857" table:style-name="ce4">
            <text:p>857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Tidagundi<text:s/></text:p>
          </table:table-cell>
          <table:table-cell office:value-type="string" table:style-name="ce3">
            <text:p>ತಿಡಗುಂದ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731116727" table:style-name="ce4">
            <text:p>1731116727</text:p>
          </table:table-cell>
          <table:table-cell table:style-name="ce4"/>
          <table:table-cell office:value-type="string" table:style-name="ce4">
            <text:p>Bhimashankar Babannavar<text:s text:c="5"/></text:p>
          </table:table-cell>
          <table:table-cell office:value-type="string" table:style-name="ce4">
            <text:p>CHO</text:p>
          </table:table-cell>
          <table:table-cell office:value-type="float" office:value="8147035463" table:style-name="ce4">
            <text:p>8147035463</text:p>
          </table:table-cell>
          <table:table-cell office:value-type="float" office:value="16.997399999999999" table:style-name="ce4">
            <text:p>16.9974</text:p>
          </table:table-cell>
          <table:table-cell office:value-type="float" office:value="75.756" table:style-name="ce4">
            <text:p>75.756</text:p>
          </table:table-cell>
          <table:table-cell table:number-columns-repeated="16368"/>
        </table:table-row>
        <table:table-row table:style-name="ro1">
          <table:table-cell office:value-type="float" office:value="858" table:style-name="ce4">
            <text:p>858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Chirchinkal</text:p>
          </table:table-cell>
          <table:table-cell office:value-type="string" table:style-name="ce3">
            <text:p>ಚಿರ್ಚಿಂಕ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823782144" table:style-name="ce4">
            <text:p>7823782144</text:p>
          </table:table-cell>
          <table:table-cell table:style-name="ce4"/>
          <table:table-cell office:value-type="string" table:style-name="ce4">
            <text:p>Mahantesh Kumbar<text:s text:c="4"/></text:p>
          </table:table-cell>
          <table:table-cell office:value-type="string" table:style-name="ce4">
            <text:p>CHO</text:p>
          </table:table-cell>
          <table:table-cell office:value-type="float" office:value="9591288258" table:style-name="ce4">
            <text:p>9591288258</text:p>
          </table:table-cell>
          <table:table-cell office:value-type="float" office:value="16.3245" table:style-name="ce4">
            <text:p>16.3245</text:p>
          </table:table-cell>
          <table:table-cell office:value-type="float" office:value="76.057900000000004" table:style-name="ce4">
            <text:p>76.0579</text:p>
          </table:table-cell>
          <table:table-cell table:number-columns-repeated="16368"/>
        </table:table-row>
        <table:table-row table:style-name="ro1">
          <table:table-cell office:value-type="float" office:value="859" table:style-name="ce4">
            <text:p>859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Veereshnagar</text:p>
          </table:table-cell>
          <table:table-cell office:value-type="string" table:style-name="ce3">
            <text:p>ವೀರೇಶನಗ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45775349" table:style-name="ce4">
            <text:p>4645775349</text:p>
          </table:table-cell>
          <table:table-cell table:style-name="ce4"/>
          <table:table-cell office:value-type="string" table:style-name="ce4">
            <text:p>Amrutha T A<text:s text:c="5"/></text:p>
          </table:table-cell>
          <table:table-cell office:value-type="string" table:style-name="ce4">
            <text:p>CHO</text:p>
          </table:table-cell>
          <table:table-cell office:value-type="float" office:value="9731615352" table:style-name="ce4">
            <text:p>9731615352</text:p>
          </table:table-cell>
          <table:table-cell office:value-type="float" office:value="16.260300000000001" table:style-name="ce4">
            <text:p>16.2603</text:p>
          </table:table-cell>
          <table:table-cell office:value-type="float" office:value="76.326700000000002" table:style-name="ce4">
            <text:p>76.3267</text:p>
          </table:table-cell>
          <table:table-cell table:number-columns-repeated="16368"/>
        </table:table-row>
        <table:table-row table:style-name="ro1">
          <table:table-cell office:value-type="float" office:value="860" table:style-name="ce4">
            <text:p>860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Nagarbetta</text:p>
          </table:table-cell>
          <table:table-cell office:value-type="string" table:style-name="ce3">
            <text:p>ನಾಗರಬೆಟ್ಟ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78582826" table:style-name="ce4">
            <text:p>7178582826</text:p>
          </table:table-cell>
          <table:table-cell table:style-name="ce4"/>
          <table:table-cell office:value-type="string" table:style-name="ce4">
            <text:p>Amudavalli K<text:s text:c="5"/></text:p>
          </table:table-cell>
          <table:table-cell office:value-type="string" table:style-name="ce4">
            <text:p>CHO</text:p>
          </table:table-cell>
          <table:table-cell office:value-type="float" office:value="9916175926" table:style-name="ce4">
            <text:p>9916175926</text:p>
          </table:table-cell>
          <table:table-cell office:value-type="float" office:value="16.28" table:style-name="ce4">
            <text:p>16.28</text:p>
          </table:table-cell>
          <table:table-cell office:value-type="float" office:value="76.254599999999996" table:style-name="ce4">
            <text:p>76.2546</text:p>
          </table:table-cell>
          <table:table-cell table:number-columns-repeated="16368"/>
        </table:table-row>
        <table:table-row table:style-name="ro1">
          <table:table-cell office:value-type="float" office:value="861" table:style-name="ce4">
            <text:p>861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Sindagi</text:p>
          </table:table-cell>
          <table:table-cell office:value-type="string" table:style-name="ce3">
            <text:p>ಸಿಂದಗಿ</text:p>
          </table:table-cell>
          <table:table-cell office:value-type="string" table:style-name="ce4">
            <text:p>Gabasavalagi</text:p>
          </table:table-cell>
          <table:table-cell office:value-type="string" table:style-name="ce3">
            <text:p>ಗಬಸಾವಳ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158444764" table:style-name="ce4">
            <text:p>3158444764</text:p>
          </table:table-cell>
          <table:table-cell table:style-name="ce4"/>
          <table:table-cell office:value-type="string" table:style-name="ce4">
            <text:p>Vidya rani Mayur<text:s text:c="5"/></text:p>
          </table:table-cell>
          <table:table-cell office:value-type="string" table:style-name="ce4">
            <text:p>CHO</text:p>
          </table:table-cell>
          <table:table-cell office:value-type="float" office:value="8095341748" table:style-name="ce4">
            <text:p>8095341748</text:p>
          </table:table-cell>
          <table:table-cell office:value-type="float" office:value="16.979199999999999" table:style-name="ce4">
            <text:p>16.9792</text:p>
          </table:table-cell>
          <table:table-cell office:value-type="float" office:value="76.3446" table:style-name="ce4">
            <text:p>76.3446</text:p>
          </table:table-cell>
          <table:table-cell table:number-columns-repeated="16368"/>
        </table:table-row>
        <table:table-row table:style-name="ro1">
          <table:table-cell office:value-type="float" office:value="862" table:style-name="ce4">
            <text:p>862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Sindagi</text:p>
          </table:table-cell>
          <table:table-cell office:value-type="string" table:style-name="ce3">
            <text:p>ಸಿಂದಗಿ</text:p>
          </table:table-cell>
          <table:table-cell office:value-type="string" table:style-name="ce4">
            <text:p>Kokatanur</text:p>
          </table:table-cell>
          <table:table-cell office:value-type="string" table:style-name="ce3">
            <text:p>ಕೊಕಟನೂ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648727242" table:style-name="ce4">
            <text:p>2648727242</text:p>
          </table:table-cell>
          <table:table-cell table:style-name="ce4"/>
          <table:table-cell office:value-type="string" table:style-name="ce4">
            <text:p>Priya Ranjangalli<text:s text:c="5"/></text:p>
          </table:table-cell>
          <table:table-cell office:value-type="string" table:style-name="ce4">
            <text:p>CHO</text:p>
          </table:table-cell>
          <table:table-cell office:value-type="float" office:value="9972555943" table:style-name="ce4">
            <text:p>9972555943</text:p>
          </table:table-cell>
          <table:table-cell office:value-type="float" office:value="16.826000000000001" table:style-name="ce4">
            <text:p>16.826</text:p>
          </table:table-cell>
          <table:table-cell office:value-type="float" office:value="76.189599999999999" table:style-name="ce4">
            <text:p>76.1896</text:p>
          </table:table-cell>
          <table:table-cell table:number-columns-repeated="16368"/>
        </table:table-row>
        <table:table-row table:style-name="ro3">
          <table:table-cell office:value-type="float" office:value="863" table:style-name="ce4">
            <text:p>863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Madikeshwar B(Padekanur)</text:p>
          </table:table-cell>
          <table:table-cell office:value-type="string" table:style-name="ce3">
            <text:p>ಮಡಿಕೇಶ್ವರ ಬಿ(ಪಡೇಕನೂರು)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66436469" table:style-name="ce4">
            <text:p>4366436469</text:p>
          </table:table-cell>
          <table:table-cell table:style-name="ce4"/>
          <table:table-cell office:value-type="string" table:style-name="ce4">
            <text:p>Ashabi Walikar</text:p>
          </table:table-cell>
          <table:table-cell office:value-type="string" table:style-name="ce4">
            <text:p>CHO</text:p>
          </table:table-cell>
          <table:table-cell office:value-type="float" office:value="9632747342" table:style-name="ce4">
            <text:p>9632747342</text:p>
          </table:table-cell>
          <table:table-cell office:value-type="float" office:value="16.473400000000002" table:style-name="ce4">
            <text:p>16.4734</text:p>
          </table:table-cell>
          <table:table-cell office:value-type="float" office:value="76.174999999999997" table:style-name="ce4">
            <text:p>76.175</text:p>
          </table:table-cell>
          <table:table-cell table:number-columns-repeated="16368"/>
        </table:table-row>
        <table:table-row table:style-name="ro1">
          <table:table-cell office:value-type="float" office:value="864" table:style-name="ce4">
            <text:p>864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Sindagi</text:p>
          </table:table-cell>
          <table:table-cell office:value-type="string" table:style-name="ce3">
            <text:p>ಸಿಂದಗಿ</text:p>
          </table:table-cell>
          <table:table-cell office:value-type="string" table:style-name="ce4">
            <text:p>Kadani</text:p>
          </table:table-cell>
          <table:table-cell office:value-type="string" table:style-name="ce3">
            <text:p>ಕಡನ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872741788" table:style-name="ce4">
            <text:p>1872741788</text:p>
          </table:table-cell>
          <table:table-cell table:style-name="ce4"/>
          <table:table-cell office:value-type="string" table:style-name="ce4">
            <text:p>Netra Gonasagi<text:s text:c="5"/></text:p>
          </table:table-cell>
          <table:table-cell office:value-type="string" table:style-name="ce4">
            <text:p>CHO</text:p>
          </table:table-cell>
          <table:table-cell office:value-type="float" office:value="7338392772" table:style-name="ce4">
            <text:p>7338392772</text:p>
          </table:table-cell>
          <table:table-cell office:value-type="float" office:value="17.1614" table:style-name="ce4">
            <text:p>17.1614</text:p>
          </table:table-cell>
          <table:table-cell office:value-type="float" office:value="76.200599999999994" table:style-name="ce4">
            <text:p>76.2006</text:p>
          </table:table-cell>
          <table:table-cell table:number-columns-repeated="16368"/>
        </table:table-row>
        <table:table-row table:style-name="ro1">
          <table:table-cell office:value-type="float" office:value="865" table:style-name="ce4">
            <text:p>865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Sindagi</text:p>
          </table:table-cell>
          <table:table-cell office:value-type="string" table:style-name="ce3">
            <text:p>ಸಿಂದಗಿ</text:p>
          </table:table-cell>
          <table:table-cell office:value-type="string" table:style-name="ce4">
            <text:p>Chattaraki</text:p>
          </table:table-cell>
          <table:table-cell office:value-type="string" table:style-name="ce3">
            <text:p>ಚಟ್ಟರಕ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868772243" table:style-name="ce4">
            <text:p>1868772243</text:p>
          </table:table-cell>
          <table:table-cell table:style-name="ce4"/>
          <table:table-cell office:value-type="string" table:style-name="ce4">
            <text:p>PremSingh I Rathod<text:s text:c="5"/></text:p>
          </table:table-cell>
          <table:table-cell office:value-type="string" table:style-name="ce4">
            <text:p>CHO</text:p>
          </table:table-cell>
          <table:table-cell office:value-type="float" office:value="9731050085" table:style-name="ce4">
            <text:p>9731050085</text:p>
          </table:table-cell>
          <table:table-cell office:value-type="float" office:value="16.933700000000002" table:style-name="ce4">
            <text:p>16.9337</text:p>
          </table:table-cell>
          <table:table-cell office:value-type="float" office:value="76.075500000000005" table:style-name="ce4">
            <text:p>76.0755</text:p>
          </table:table-cell>
          <table:table-cell table:number-columns-repeated="16368"/>
        </table:table-row>
        <table:table-row table:style-name="ro1">
          <table:table-cell office:value-type="float" office:value="866" table:style-name="ce4">
            <text:p>866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Sindagi</text:p>
          </table:table-cell>
          <table:table-cell office:value-type="string" table:style-name="ce3">
            <text:p>ಸಿಂದಗಿ</text:p>
          </table:table-cell>
          <table:table-cell office:value-type="string" table:style-name="ce4">
            <text:p>Alagur</text:p>
          </table:table-cell>
          <table:table-cell office:value-type="string" table:style-name="ce3">
            <text:p>ಆಲಗ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456756837" table:style-name="ce4">
            <text:p>7456756837</text:p>
          </table:table-cell>
          <table:table-cell table:style-name="ce4"/>
          <table:table-cell office:value-type="string" table:style-name="ce4">
            <text:p>Suhmita<text:s text:c="4"/></text:p>
          </table:table-cell>
          <table:table-cell office:value-type="string" table:style-name="ce4">
            <text:p>CHO</text:p>
          </table:table-cell>
          <table:table-cell office:value-type="float" office:value="7019952671" table:style-name="ce4">
            <text:p>7019952671</text:p>
          </table:table-cell>
          <table:table-cell office:value-type="float" office:value="16.6952" table:style-name="ce4">
            <text:p>16.6952</text:p>
          </table:table-cell>
          <table:table-cell office:value-type="float" office:value="76.3596" table:style-name="ce4">
            <text:p>76.3596</text:p>
          </table:table-cell>
          <table:table-cell table:number-columns-repeated="16368"/>
        </table:table-row>
        <table:table-row table:style-name="ro1">
          <table:table-cell office:value-type="float" office:value="867" table:style-name="ce4">
            <text:p>867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Yaragala B K</text:p>
          </table:table-cell>
          <table:table-cell office:value-type="string" table:style-name="ce3">
            <text:p>ಯರಗಾಲ ಬಿ ಕ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876374329" table:style-name="ce4">
            <text:p>2876374329</text:p>
          </table:table-cell>
          <table:table-cell table:style-name="ce4"/>
          <table:table-cell office:value-type="string" table:style-name="ce4">
            <text:p>Chetan Biradar-<text:s text:c="2"/></text:p>
          </table:table-cell>
          <table:table-cell office:value-type="string" table:style-name="ce4">
            <text:p>CHO</text:p>
          </table:table-cell>
          <table:table-cell office:value-type="float" office:value="8884242301" table:style-name="ce4">
            <text:p>8884242301</text:p>
          </table:table-cell>
          <table:table-cell office:value-type="float" office:value="16.9438" table:style-name="ce4">
            <text:p>16.9438</text:p>
          </table:table-cell>
          <table:table-cell office:value-type="float" office:value="76.312899999999999" table:style-name="ce4">
            <text:p>76.3129</text:p>
          </table:table-cell>
          <table:table-cell table:number-columns-repeated="16368"/>
        </table:table-row>
        <table:table-row table:style-name="ro1">
          <table:table-cell office:value-type="float" office:value="868" table:style-name="ce4">
            <text:p>868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Nagur</text:p>
          </table:table-cell>
          <table:table-cell office:value-type="string" table:style-name="ce3">
            <text:p>ನಾಗ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271376875" table:style-name="ce4">
            <text:p>4271376875</text:p>
          </table:table-cell>
          <table:table-cell table:style-name="ce4"/>
          <table:table-cell office:value-type="string" table:style-name="ce4">
            <text:p>Shobha Pujari<text:s text:c="6"/></text:p>
          </table:table-cell>
          <table:table-cell office:value-type="string" table:style-name="ce4">
            <text:p>CHO</text:p>
          </table:table-cell>
          <table:table-cell office:value-type="float" office:value="8722308177" table:style-name="ce4">
            <text:p>8722308177</text:p>
          </table:table-cell>
          <table:table-cell office:value-type="float" office:value="16.535799999999998" table:style-name="ce4">
            <text:p>16.5358</text:p>
          </table:table-cell>
          <table:table-cell office:value-type="float" office:value="75.977599999999995" table:style-name="ce4">
            <text:p>75.9776</text:p>
          </table:table-cell>
          <table:table-cell table:number-columns-repeated="16368"/>
        </table:table-row>
        <table:table-row table:style-name="ro1">
          <table:table-cell office:value-type="float" office:value="869" table:style-name="ce4">
            <text:p>869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Takkalaki</text:p>
          </table:table-cell>
          <table:table-cell office:value-type="string" table:style-name="ce3">
            <text:p>ಟಕ್ಕಳಕ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116451610" table:style-name="ce4">
            <text:p>4116451610</text:p>
          </table:table-cell>
          <table:table-cell table:style-name="ce4"/>
          <table:table-cell office:value-type="string" table:style-name="ce4">
            <text:p>Sujata Mafar<text:s text:c="5"/></text:p>
          </table:table-cell>
          <table:table-cell office:value-type="string" table:style-name="ce4">
            <text:p>CHO</text:p>
          </table:table-cell>
          <table:table-cell office:value-type="float" office:value="9880347605" table:style-name="ce4">
            <text:p>9880347605</text:p>
          </table:table-cell>
          <table:table-cell office:value-type="float" office:value="16.929500000000001" table:style-name="ce4">
            <text:p>16.9295</text:p>
          </table:table-cell>
          <table:table-cell office:value-type="float" office:value="75.563400000000001" table:style-name="ce4">
            <text:p>75.5634</text:p>
          </table:table-cell>
          <table:table-cell table:number-columns-repeated="16368"/>
        </table:table-row>
        <table:table-row table:style-name="ro1">
          <table:table-cell office:value-type="float" office:value="870" table:style-name="ce4">
            <text:p>870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Hadalsang</text:p>
          </table:table-cell>
          <table:table-cell office:value-type="string" table:style-name="ce3">
            <text:p>ಹಡಲಸಂಗ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36778282" table:style-name="ce4">
            <text:p>1636778282</text:p>
          </table:table-cell>
          <table:table-cell table:style-name="ce4"/>
          <table:table-cell office:value-type="string" table:style-name="ce4">
            <text:p>Ramesh Paraddi<text:s text:c="5"/></text:p>
          </table:table-cell>
          <table:table-cell office:value-type="string" table:style-name="ce4">
            <text:p>CHO</text:p>
          </table:table-cell>
          <table:table-cell office:value-type="float" office:value="9527200243" table:style-name="ce4">
            <text:p>9527200243</text:p>
          </table:table-cell>
          <table:table-cell office:value-type="float" office:value="17.174800000000001" table:style-name="ce4">
            <text:p>17.1748</text:p>
          </table:table-cell>
          <table:table-cell office:value-type="float" office:value="75.752499999999998" table:style-name="ce4">
            <text:p>75.7525</text:p>
          </table:table-cell>
          <table:table-cell table:number-columns-repeated="16368"/>
        </table:table-row>
        <table:table-row table:style-name="ro1">
          <table:table-cell office:value-type="float" office:value="871" table:style-name="ce4">
            <text:p>871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Gundal</text:p>
          </table:table-cell>
          <table:table-cell office:value-type="string" table:style-name="ce3">
            <text:p>ಗುಂಡ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48154769" table:style-name="ce4">
            <text:p>3448154769</text:p>
          </table:table-cell>
          <table:table-cell table:style-name="ce4"/>
          <table:table-cell office:value-type="string" table:style-name="ce4">
            <text:p>Mohammad Mudasir Balsing -<text:s text:c="2"/></text:p>
          </table:table-cell>
          <table:table-cell office:value-type="string" table:style-name="ce4">
            <text:p>CHO</text:p>
          </table:table-cell>
          <table:table-cell office:value-type="float" office:value="8904850600" table:style-name="ce4">
            <text:p>8904850600</text:p>
          </table:table-cell>
          <table:table-cell office:value-type="float" office:value="16.535699999999999" table:style-name="ce4">
            <text:p>16.5357</text:p>
          </table:table-cell>
          <table:table-cell office:value-type="float" office:value="75.494500000000002" table:style-name="ce4">
            <text:p>75.4945</text:p>
          </table:table-cell>
          <table:table-cell table:number-columns-repeated="16368"/>
        </table:table-row>
        <table:table-row table:style-name="ro1">
          <table:table-cell office:value-type="float" office:value="872" table:style-name="ce4">
            <text:p>872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Bidarakundi</text:p>
          </table:table-cell>
          <table:table-cell office:value-type="string" table:style-name="ce3">
            <text:p>ಬಿದರಕುಂದ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824872552" table:style-name="ce4">
            <text:p>4824872552</text:p>
          </table:table-cell>
          <table:table-cell table:style-name="ce4"/>
          <table:table-cell office:value-type="string" table:style-name="ce4">
            <text:p>Shrikanth Hadi<text:s text:c="5"/></text:p>
          </table:table-cell>
          <table:table-cell office:value-type="string" table:style-name="ce4">
            <text:p>CHO</text:p>
          </table:table-cell>
          <table:table-cell office:value-type="float" office:value="8494971604" table:style-name="ce4">
            <text:p>8494971604</text:p>
          </table:table-cell>
          <table:table-cell office:value-type="float" office:value="16.363499999999998" table:style-name="ce4">
            <text:p>16.3635</text:p>
          </table:table-cell>
          <table:table-cell office:value-type="float" office:value="76.119799999999998" table:style-name="ce4">
            <text:p>76.1198</text:p>
          </table:table-cell>
          <table:table-cell table:number-columns-repeated="16368"/>
        </table:table-row>
        <table:table-row table:style-name="ro1">
          <table:table-cell office:value-type="float" office:value="873" table:style-name="ce4">
            <text:p>873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Bijjur</text:p>
          </table:table-cell>
          <table:table-cell office:value-type="string" table:style-name="ce3">
            <text:p>ಬಿಜ್ಜ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16745761" table:style-name="ce4">
            <text:p>8416745761</text:p>
          </table:table-cell>
          <table:table-cell table:style-name="ce4"/>
          <table:table-cell office:value-type="string" table:style-name="ce4">
            <text:p>Bhavani Amarani<text:s text:c="3"/></text:p>
          </table:table-cell>
          <table:table-cell office:value-type="string" table:style-name="ce4">
            <text:p>CHO</text:p>
          </table:table-cell>
          <table:table-cell office:value-type="float" office:value="9972866885" table:style-name="ce4">
            <text:p>9972866885</text:p>
          </table:table-cell>
          <table:table-cell office:value-type="float" office:value="16.213100000000001" table:style-name="ce4">
            <text:p>16.2131</text:p>
          </table:table-cell>
          <table:table-cell office:value-type="float" office:value="76.306299999999993" table:style-name="ce4">
            <text:p>76.3063</text:p>
          </table:table-cell>
          <table:table-cell table:number-columns-repeated="16368"/>
        </table:table-row>
        <table:table-row table:style-name="ro1">
          <table:table-cell office:value-type="float" office:value="874" table:style-name="ce4">
            <text:p>874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Babalad</text:p>
          </table:table-cell>
          <table:table-cell office:value-type="string" table:style-name="ce3">
            <text:p>ಬಬಲಾದ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33724765" table:style-name="ce4">
            <text:p>4333724765</text:p>
          </table:table-cell>
          <table:table-cell table:style-name="ce4"/>
          <table:table-cell office:value-type="string" table:style-name="ce4">
            <text:p>Gurushant Pascode<text:s text:c="5"/></text:p>
          </table:table-cell>
          <table:table-cell office:value-type="string" table:style-name="ce4">
            <text:p>CHO</text:p>
          </table:table-cell>
          <table:table-cell office:value-type="float" office:value="7903422881" table:style-name="ce4">
            <text:p>7903422881</text:p>
          </table:table-cell>
          <table:table-cell office:value-type="float" office:value="17.1477" table:style-name="ce4">
            <text:p>17.1477</text:p>
          </table:table-cell>
          <table:table-cell office:value-type="float" office:value="75.837500000000006" table:style-name="ce4">
            <text:p>75.8375</text:p>
          </table:table-cell>
          <table:table-cell table:number-columns-repeated="16368"/>
        </table:table-row>
        <table:table-row table:style-name="ro1">
          <table:table-cell office:value-type="float" office:value="875" table:style-name="ce4">
            <text:p>875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Jevoor</text:p>
          </table:table-cell>
          <table:table-cell office:value-type="string" table:style-name="ce3">
            <text:p>ಜೇವ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28834178" table:style-name="ce4">
            <text:p>6328834178</text:p>
          </table:table-cell>
          <table:table-cell table:style-name="ce4"/>
          <table:table-cell office:value-type="string" table:style-name="ce4">
            <text:p>Geetha Havinal<text:s text:c="5"/></text:p>
          </table:table-cell>
          <table:table-cell office:value-type="string" table:style-name="ce4">
            <text:p>CHO</text:p>
          </table:table-cell>
          <table:table-cell office:value-type="float" office:value="7337656113" table:style-name="ce4">
            <text:p>7337656113</text:p>
          </table:table-cell>
          <table:table-cell office:value-type="float" office:value="17.265000000000001" table:style-name="ce4">
            <text:p>17.265</text:p>
          </table:table-cell>
          <table:table-cell office:value-type="float" office:value="75.775099999999995" table:style-name="ce4">
            <text:p>75.7751</text:p>
          </table:table-cell>
          <table:table-cell table:number-columns-repeated="16368"/>
        </table:table-row>
        <table:table-row table:style-name="ro1">
          <table:table-cell office:value-type="float" office:value="876" table:style-name="ce4">
            <text:p>876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Takkalki</text:p>
          </table:table-cell>
          <table:table-cell office:value-type="string" table:style-name="ce3">
            <text:p>ಟಕ್ಕಲ್ಕ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116451610" table:style-name="ce4">
            <text:p>4116451610</text:p>
          </table:table-cell>
          <table:table-cell table:style-name="ce4"/>
          <table:table-cell office:value-type="string" table:style-name="ce4">
            <text:p>Gurav N Yashawant<text:s text:c="5"/></text:p>
          </table:table-cell>
          <table:table-cell office:value-type="string" table:style-name="ce4">
            <text:p>CHO</text:p>
          </table:table-cell>
          <table:table-cell office:value-type="float" office:value="9421525182" table:style-name="ce4">
            <text:p>9421525182</text:p>
          </table:table-cell>
          <table:table-cell office:value-type="float" office:value="16.929500000000001" table:style-name="ce4">
            <text:p>16.9295</text:p>
          </table:table-cell>
          <table:table-cell office:value-type="float" office:value="75.563400000000001" table:style-name="ce4">
            <text:p>75.5634</text:p>
          </table:table-cell>
          <table:table-cell table:number-columns-repeated="16368"/>
        </table:table-row>
        <table:table-row table:style-name="ro1">
          <table:table-cell office:value-type="float" office:value="877" table:style-name="ce4">
            <text:p>877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Ankalagi</text:p>
          </table:table-cell>
          <table:table-cell office:value-type="string" table:style-name="ce3">
            <text:p>ಅಂಕಲ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85544323" table:style-name="ce4">
            <text:p>4785544323</text:p>
          </table:table-cell>
          <table:table-cell table:style-name="ce4"/>
          <table:table-cell office:value-type="string" table:style-name="ce4">
            <text:p>Ashrafali<text:s text:c="6"/></text:p>
          </table:table-cell>
          <table:table-cell office:value-type="string" table:style-name="ce4">
            <text:p>CHO</text:p>
          </table:table-cell>
          <table:table-cell office:value-type="float" office:value="9008809782" table:style-name="ce4">
            <text:p>9008809782</text:p>
          </table:table-cell>
          <table:table-cell office:value-type="float" office:value="16.892199999999999" table:style-name="ce4">
            <text:p>16.8922</text:p>
          </table:table-cell>
          <table:table-cell office:value-type="float" office:value="75.976799999999997" table:style-name="ce4">
            <text:p>75.9768</text:p>
          </table:table-cell>
          <table:table-cell table:number-columns-repeated="16368"/>
        </table:table-row>
        <table:table-row table:style-name="ro1">
          <table:table-cell office:value-type="float" office:value="878" table:style-name="ce4">
            <text:p>878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Bavoor</text:p>
          </table:table-cell>
          <table:table-cell office:value-type="string" table:style-name="ce3">
            <text:p>ಬಾವ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78285362" table:style-name="ce4">
            <text:p>6378285362</text:p>
          </table:table-cell>
          <table:table-cell table:style-name="ce4"/>
          <table:table-cell office:value-type="string" table:style-name="ce4">
            <text:p>Shankramma S Biradar-<text:s text:c="2"/></text:p>
          </table:table-cell>
          <table:table-cell office:value-type="string" table:style-name="ce4">
            <text:p>CHO</text:p>
          </table:table-cell>
          <table:table-cell office:value-type="float" office:value="7348840321" table:style-name="ce4">
            <text:p>7348840321</text:p>
          </table:table-cell>
          <table:table-cell office:value-type="float" office:value="16.4436" table:style-name="ce4">
            <text:p>16.4436</text:p>
          </table:table-cell>
          <table:table-cell office:value-type="float" office:value="76.250699999999995" table:style-name="ce4">
            <text:p>76.2507</text:p>
          </table:table-cell>
          <table:table-cell table:number-columns-repeated="16368"/>
        </table:table-row>
        <table:table-row table:style-name="ro1">
          <table:table-cell office:value-type="float" office:value="879" table:style-name="ce4">
            <text:p>879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adabala</text:p>
          </table:table-cell>
          <table:table-cell office:value-type="string" table:style-name="ce3">
            <text:p>ಮಡಬಲ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832311217" table:style-name="ce4">
            <text:p>2832311217</text:p>
          </table:table-cell>
          <table:table-cell table:style-name="ce4"/>
          <table:table-cell office:value-type="string" table:style-name="ce4">
            <text:p>Chandrakant Biradar-<text:s text:c="2"/></text:p>
          </table:table-cell>
          <table:table-cell office:value-type="string" table:style-name="ce4">
            <text:p>CHO</text:p>
          </table:table-cell>
          <table:table-cell office:value-type="float" office:value="8147235484" table:style-name="ce4">
            <text:p>8147235484</text:p>
          </table:table-cell>
          <table:table-cell office:value-type="float" office:value="16.851099999999999" table:style-name="ce4">
            <text:p>16.8511</text:p>
          </table:table-cell>
          <table:table-cell office:value-type="float" office:value="76.290000000000006" table:style-name="ce4">
            <text:p>76.29</text:p>
          </table:table-cell>
          <table:table-cell table:number-columns-repeated="16368"/>
        </table:table-row>
        <table:table-row table:style-name="ro1">
          <table:table-cell office:value-type="float" office:value="880" table:style-name="ce4">
            <text:p>880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DHULKHED</text:p>
          </table:table-cell>
          <table:table-cell office:value-type="string" table:style-name="ce3">
            <text:p>ಧುಲ್ಖೇದ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37414660" table:style-name="ce4">
            <text:p>6837414660</text:p>
          </table:table-cell>
          <table:table-cell table:style-name="ce4"/>
          <table:table-cell office:value-type="string" table:style-name="ce4">
            <text:p>Gangadhar Metri</text:p>
          </table:table-cell>
          <table:table-cell office:value-type="string" table:style-name="ce4">
            <text:p>CHO</text:p>
          </table:table-cell>
          <table:table-cell office:value-type="float" office:value="9686280461" table:style-name="ce4">
            <text:p>9686280461</text:p>
          </table:table-cell>
          <table:table-cell office:value-type="float" office:value="17.389399999999998" table:style-name="ce4">
            <text:p>17.3894</text:p>
          </table:table-cell>
          <table:table-cell office:value-type="float" office:value="75.841800000000006" table:style-name="ce4">
            <text:p>75.8418</text:p>
          </table:table-cell>
          <table:table-cell table:number-columns-repeated="16368"/>
        </table:table-row>
        <table:table-row table:style-name="ro1">
          <table:table-cell office:value-type="float" office:value="881" table:style-name="ce4">
            <text:p>881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Nidoni</text:p>
          </table:table-cell>
          <table:table-cell office:value-type="string" table:style-name="ce3">
            <text:p>ನಿಡೋಣ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42871631" table:style-name="ce4">
            <text:p>6842871631</text:p>
          </table:table-cell>
          <table:table-cell table:style-name="ce4"/>
          <table:table-cell office:value-type="string" table:style-name="ce4">
            <text:p>Saraswathi Shintri-<text:s text:c="3"/></text:p>
          </table:table-cell>
          <table:table-cell office:value-type="string" table:style-name="ce4">
            <text:p>CHO</text:p>
          </table:table-cell>
          <table:table-cell office:value-type="float" office:value="8050145140" table:style-name="ce4">
            <text:p>8050145140</text:p>
          </table:table-cell>
          <table:table-cell office:value-type="float" office:value="16.702000000000002" table:style-name="ce4">
            <text:p>16.702</text:p>
          </table:table-cell>
          <table:table-cell office:value-type="float" office:value="75.530600000000007" table:style-name="ce4">
            <text:p>75.5306</text:p>
          </table:table-cell>
          <table:table-cell table:number-columns-repeated="16368"/>
        </table:table-row>
        <table:table-row table:style-name="ro1">
          <table:table-cell office:value-type="float" office:value="882" table:style-name="ce4">
            <text:p>882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Jambagi</text:p>
          </table:table-cell>
          <table:table-cell office:value-type="string" table:style-name="ce3">
            <text:p>ಜಂಬ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637527874" table:style-name="ce4">
            <text:p>3637527874</text:p>
          </table:table-cell>
          <table:table-cell table:style-name="ce4"/>
          <table:table-cell office:value-type="string" table:style-name="ce4">
            <text:p>ParamAnand Hachadad-<text:s text:c="3"/></text:p>
          </table:table-cell>
          <table:table-cell office:value-type="string" table:style-name="ce4">
            <text:p>CHO</text:p>
          </table:table-cell>
          <table:table-cell office:value-type="float" office:value="9590057228" table:style-name="ce4">
            <text:p>9590057228</text:p>
          </table:table-cell>
          <table:table-cell office:value-type="float" office:value="16.9145" table:style-name="ce4">
            <text:p>16.9145</text:p>
          </table:table-cell>
          <table:table-cell office:value-type="float" office:value="75.915999999999997" table:style-name="ce4">
            <text:p>75.916</text:p>
          </table:table-cell>
          <table:table-cell table:number-columns-repeated="16368"/>
        </table:table-row>
        <table:table-row table:style-name="ro1">
          <table:table-cell office:value-type="float" office:value="883" table:style-name="ce4">
            <text:p>883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Kaggod</text:p>
          </table:table-cell>
          <table:table-cell office:value-type="string" table:style-name="ce3">
            <text:p>ಕಗ್ಗೋಡ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11617155" table:style-name="ce4">
            <text:p>7611617155</text:p>
          </table:table-cell>
          <table:table-cell table:style-name="ce4"/>
          <table:table-cell office:value-type="string" table:style-name="ce4">
            <text:p>Pooja S Mashale<text:s text:c="9"/></text:p>
          </table:table-cell>
          <table:table-cell office:value-type="string" table:style-name="ce4">
            <text:p>CHO</text:p>
          </table:table-cell>
          <table:table-cell office:value-type="float" office:value="8722522160" table:style-name="ce4">
            <text:p>8722522160</text:p>
          </table:table-cell>
          <table:table-cell office:value-type="float" office:value="16.8139" table:style-name="ce4">
            <text:p>16.8139</text:p>
          </table:table-cell>
          <table:table-cell office:value-type="float" office:value="75.909199999999998" table:style-name="ce4">
            <text:p>75.9092</text:p>
          </table:table-cell>
          <table:table-cell table:number-columns-repeated="16368"/>
        </table:table-row>
        <table:table-row table:style-name="ro1">
          <table:table-cell office:value-type="float" office:value="884" table:style-name="ce4">
            <text:p>884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Nebageri</text:p>
          </table:table-cell>
          <table:table-cell office:value-type="string" table:style-name="ce3">
            <text:p>ನೆಬಗ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586314686" table:style-name="ce4">
            <text:p>4586314686</text:p>
          </table:table-cell>
          <table:table-cell table:style-name="ce4"/>
          <table:table-cell office:value-type="string" table:style-name="ce4">
            <text:p>Humayun D Takked<text:s text:c="7"/></text:p>
          </table:table-cell>
          <table:table-cell office:value-type="string" table:style-name="ce4">
            <text:p>CHO</text:p>
          </table:table-cell>
          <table:table-cell office:value-type="float" office:value="9113963664" table:style-name="ce4">
            <text:p>9113963664</text:p>
          </table:table-cell>
          <table:table-cell office:value-type="float" office:value="16.2818" table:style-name="ce4">
            <text:p>16.2818</text:p>
          </table:table-cell>
          <table:table-cell office:value-type="float" office:value="76.114599999999996" table:style-name="ce4">
            <text:p>76.1146</text:p>
          </table:table-cell>
          <table:table-cell table:number-columns-repeated="16368"/>
        </table:table-row>
        <table:table-row table:style-name="ro1">
          <table:table-cell office:value-type="float" office:value="885" table:style-name="ce4">
            <text:p>885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Zalaki</text:p>
          </table:table-cell>
          <table:table-cell office:value-type="string" table:style-name="ce3">
            <text:p>ಝಳಕ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863377335" table:style-name="ce4">
            <text:p>2863377335</text:p>
          </table:table-cell>
          <table:table-cell table:style-name="ce4"/>
          <table:table-cell office:value-type="string" table:style-name="ce4">
            <text:p> </text:p>
          </table:table-cell>
          <table:table-cell office:value-type="string" table:style-name="ce4">
            <text:p>CHO</text:p>
          </table:table-cell>
          <table:table-cell office:value-type="float" office:value="8147585706" table:style-name="ce4">
            <text:p>8147585706</text:p>
          </table:table-cell>
          <table:table-cell office:value-type="float" office:value="17.255099999999999" table:style-name="ce4">
            <text:p>17.2551</text:p>
          </table:table-cell>
          <table:table-cell office:value-type="float" office:value="75.8018" table:style-name="ce4">
            <text:p>75.8018</text:p>
          </table:table-cell>
          <table:table-cell table:number-columns-repeated="16368"/>
        </table:table-row>
        <table:table-row table:style-name="ro1">
          <table:table-cell office:value-type="float" office:value="886" table:style-name="ce4">
            <text:p>886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Revatgoav</text:p>
          </table:table-cell>
          <table:table-cell office:value-type="string" table:style-name="ce3">
            <text:p>ರೇವತ್ಗೋವ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47482515" table:style-name="ce4">
            <text:p>8647482515</text:p>
          </table:table-cell>
          <table:table-cell table:style-name="ce4"/>
          <table:table-cell office:value-type="string" table:style-name="ce4">
            <text:p>Shridhar Bandagar<text:s text:c="9"/></text:p>
          </table:table-cell>
          <table:table-cell office:value-type="string" table:style-name="ce4">
            <text:p>CHO</text:p>
          </table:table-cell>
          <table:table-cell office:value-type="float" office:value="7758876771" table:style-name="ce4">
            <text:p>7758876771</text:p>
          </table:table-cell>
          <table:table-cell office:value-type="float" office:value="17.398599999999998" table:style-name="ce4">
            <text:p>17.3986</text:p>
          </table:table-cell>
          <table:table-cell office:value-type="float" office:value="75.635499999999993" table:style-name="ce4">
            <text:p>75.6355</text:p>
          </table:table-cell>
          <table:table-cell table:number-columns-repeated="16368"/>
        </table:table-row>
        <table:table-row table:style-name="ro1">
          <table:table-cell office:value-type="float" office:value="887" table:style-name="ce4">
            <text:p>887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Indi</text:p>
          </table:table-cell>
          <table:table-cell office:value-type="string" table:style-name="ce3">
            <text:p>ಇಂಡಿ</text:p>
          </table:table-cell>
          <table:table-cell office:value-type="string" table:style-name="ce4">
            <text:p>Halasangi B</text:p>
          </table:table-cell>
          <table:table-cell office:value-type="string" table:style-name="ce3">
            <text:p>ಹಲಸಂಗಿ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424752885" table:style-name="ce4">
            <text:p>2424752885</text:p>
          </table:table-cell>
          <table:table-cell table:style-name="ce4"/>
          <table:table-cell office:value-type="string" table:style-name="ce4">
            <text:p>Ramesh Arakeri<text:s text:c="9"/></text:p>
          </table:table-cell>
          <table:table-cell office:value-type="string" table:style-name="ce4">
            <text:p>CHO</text:p>
          </table:table-cell>
          <table:table-cell office:value-type="float" office:value="9538740580" table:style-name="ce4">
            <text:p>9538740580</text:p>
          </table:table-cell>
          <table:table-cell office:value-type="float" office:value="17.320900000000002" table:style-name="ce4">
            <text:p>17.3209</text:p>
          </table:table-cell>
          <table:table-cell office:value-type="float" office:value="75.860600000000005" table:style-name="ce4">
            <text:p>75.8606</text:p>
          </table:table-cell>
          <table:table-cell table:number-columns-repeated="16368"/>
        </table:table-row>
        <table:table-row table:style-name="ro1">
          <table:table-cell office:value-type="float" office:value="888" table:style-name="ce4">
            <text:p>888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Katnalli</text:p>
          </table:table-cell>
          <table:table-cell office:value-type="string" table:style-name="ce3">
            <text:p>ಕಟ್ನ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172548473" table:style-name="ce4">
            <text:p>4172548473</text:p>
          </table:table-cell>
          <table:table-cell table:style-name="ce4"/>
          <table:table-cell office:value-type="string" table:style-name="ce4">
            <text:p>Reshma Koloor<text:s text:c="9"/></text:p>
          </table:table-cell>
          <table:table-cell office:value-type="string" table:style-name="ce4">
            <text:p>CHO</text:p>
          </table:table-cell>
          <table:table-cell office:value-type="float" office:value="7892162844" table:style-name="ce4">
            <text:p>7892162844</text:p>
          </table:table-cell>
          <table:table-cell office:value-type="float" office:value="16.7666" table:style-name="ce4">
            <text:p>16.7666</text:p>
          </table:table-cell>
          <table:table-cell office:value-type="float" office:value="75.806600000000003" table:style-name="ce4">
            <text:p>75.8066</text:p>
          </table:table-cell>
          <table:table-cell table:number-columns-repeated="16368"/>
        </table:table-row>
        <table:table-row table:style-name="ro3">
          <table:table-cell office:value-type="float" office:value="889" table:style-name="ce4">
            <text:p>889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Nagathan B(Hunashayal)</text:p>
          </table:table-cell>
          <table:table-cell office:value-type="string" table:style-name="ce3">
            <text:p>ನಾಗಥಾನ್ ಬಿ(ಹುಣಶಯಾಲ್)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443834623" table:style-name="ce4">
            <text:p>2443834623</text:p>
          </table:table-cell>
          <table:table-cell table:style-name="ce4"/>
          <table:table-cell office:value-type="string" table:style-name="ce4">
            <text:p>Shivuraj Patil<text:s text:c="8"/></text:p>
          </table:table-cell>
          <table:table-cell office:value-type="string" table:style-name="ce4">
            <text:p>CHO</text:p>
          </table:table-cell>
          <table:table-cell office:value-type="float" office:value="7353809628" table:style-name="ce4">
            <text:p>7353809628</text:p>
          </table:table-cell>
          <table:table-cell office:value-type="float" office:value="16.926300000000001" table:style-name="ce4">
            <text:p>16.9263</text:p>
          </table:table-cell>
          <table:table-cell office:value-type="float" office:value="75.841200000000001" table:style-name="ce4">
            <text:p>75.8412</text:p>
          </table:table-cell>
          <table:table-cell table:number-columns-repeated="16368"/>
        </table:table-row>
        <table:table-row table:style-name="ro1">
          <table:table-cell office:value-type="float" office:value="890" table:style-name="ce4">
            <text:p>890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Tikota</text:p>
          </table:table-cell>
          <table:table-cell office:value-type="string" table:style-name="ce3">
            <text:p>ಟಿಕೋಟಾ</text:p>
          </table:table-cell>
          <table:table-cell office:value-type="string" table:style-name="ce4">
            <text:p>B Salawadgi</text:p>
          </table:table-cell>
          <table:table-cell office:value-type="string" table:style-name="ce3">
            <text:p>ಬಿ ಸಾಲವಾಡ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364735864" table:style-name="ce4">
            <text:p>3364735864</text:p>
          </table:table-cell>
          <table:table-cell table:style-name="ce4"/>
          <table:table-cell office:value-type="string" table:style-name="ce4">
            <text:p>Raghavendra T M<text:s text:c="9"/></text:p>
          </table:table-cell>
          <table:table-cell office:value-type="string" table:style-name="ce4">
            <text:p>CHO</text:p>
          </table:table-cell>
          <table:table-cell office:value-type="float" office:value="9844808137" table:style-name="ce4">
            <text:p>9844808137</text:p>
          </table:table-cell>
          <table:table-cell office:value-type="float" office:value="16.603100000000001" table:style-name="ce4">
            <text:p>16.6031</text:p>
          </table:table-cell>
          <table:table-cell office:value-type="float" office:value="76.096199999999996" table:style-name="ce4">
            <text:p>76.0962</text:p>
          </table:table-cell>
          <table:table-cell table:number-columns-repeated="16368"/>
        </table:table-row>
        <table:table-row table:style-name="ro1">
          <table:table-cell office:value-type="float" office:value="891" table:style-name="ce4">
            <text:p>891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Hullur</text:p>
          </table:table-cell>
          <table:table-cell office:value-type="string" table:style-name="ce3">
            <text:p>ಹುಲ್ಲ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87652479" table:style-name="ce4">
            <text:p>6387652479</text:p>
          </table:table-cell>
          <table:table-cell table:style-name="ce4"/>
          <table:table-cell office:value-type="string" table:style-name="ce4">
            <text:p>Muttanna Kabade<text:s text:c="9"/></text:p>
          </table:table-cell>
          <table:table-cell office:value-type="string" table:style-name="ce4">
            <text:p>CHO</text:p>
          </table:table-cell>
          <table:table-cell office:value-type="float" office:value="7619652107" table:style-name="ce4">
            <text:p>7619652107</text:p>
          </table:table-cell>
          <table:table-cell office:value-type="float" office:value="16.358499999999999" table:style-name="ce4">
            <text:p>16.3585</text:p>
          </table:table-cell>
          <table:table-cell office:value-type="float" office:value="75.999300000000005" table:style-name="ce4">
            <text:p>75.9993</text:p>
          </table:table-cell>
          <table:table-cell table:number-columns-repeated="16368"/>
        </table:table-row>
        <table:table-row table:style-name="ro1">
          <table:table-cell office:value-type="float" office:value="892" table:style-name="ce4">
            <text:p>892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Vanahalli</text:p>
          </table:table-cell>
          <table:table-cell office:value-type="string" table:style-name="ce3">
            <text:p>ವ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26544386" table:style-name="ce4">
            <text:p>4326544386</text:p>
          </table:table-cell>
          <table:table-cell table:style-name="ce4"/>
          <table:table-cell office:value-type="string" table:style-name="ce4">
            <text:p>Umesh Navi<text:s text:c="9"/></text:p>
          </table:table-cell>
          <table:table-cell office:value-type="string" table:style-name="ce4">
            <text:p>CHO</text:p>
          </table:table-cell>
          <table:table-cell office:value-type="float" office:value="8600102365" table:style-name="ce4">
            <text:p>8600102365</text:p>
          </table:table-cell>
          <table:table-cell office:value-type="float" office:value="16.4663" table:style-name="ce4">
            <text:p>16.4663</text:p>
          </table:table-cell>
          <table:table-cell office:value-type="float" office:value="76.1995" table:style-name="ce4">
            <text:p>76.1995</text:p>
          </table:table-cell>
          <table:table-cell table:number-columns-repeated="16368"/>
        </table:table-row>
        <table:table-row table:style-name="ro1">
          <table:table-cell office:value-type="float" office:value="893" table:style-name="ce4">
            <text:p>893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Jammaladinni</text:p>
          </table:table-cell>
          <table:table-cell office:value-type="string" table:style-name="ce3">
            <text:p>ಜಮ್ಮಲದಿನ್ನ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356611157" table:style-name="ce4">
            <text:p>7356611157</text:p>
          </table:table-cell>
          <table:table-cell table:style-name="ce4"/>
          <table:table-cell office:value-type="string" table:style-name="ce4">
            <text:p>Shivaraj Biradar-<text:s text:c="4"/></text:p>
          </table:table-cell>
          <table:table-cell office:value-type="string" table:style-name="ce4">
            <text:p>CHO</text:p>
          </table:table-cell>
          <table:table-cell office:value-type="float" office:value="9901390797" table:style-name="ce4">
            <text:p>9901390797</text:p>
          </table:table-cell>
          <table:table-cell office:value-type="float" office:value="16.389199999999999" table:style-name="ce4">
            <text:p>16.3892</text:p>
          </table:table-cell>
          <table:table-cell office:value-type="float" office:value="76.228399999999993" table:style-name="ce4">
            <text:p>76.2284</text:p>
          </table:table-cell>
          <table:table-cell table:number-columns-repeated="16368"/>
        </table:table-row>
        <table:table-row table:style-name="ro1">
          <table:table-cell office:value-type="float" office:value="894" table:style-name="ce4">
            <text:p>894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Advi Hulagbal</text:p>
          </table:table-cell>
          <table:table-cell office:value-type="string" table:style-name="ce3">
            <text:p>ಅದ್ವಿ ಹುಲಗಬಾಳ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22733482" table:style-name="ce4">
            <text:p>6422733482</text:p>
          </table:table-cell>
          <table:table-cell table:style-name="ce4"/>
          <table:table-cell office:value-type="string" table:style-name="ce4">
            <text:p>Amaresh Galpooji<text:s text:c="9"/></text:p>
          </table:table-cell>
          <table:table-cell office:value-type="string" table:style-name="ce4">
            <text:p>CHO</text:p>
          </table:table-cell>
          <table:table-cell office:value-type="float" office:value="7259875590" table:style-name="ce4">
            <text:p>7259875590</text:p>
          </table:table-cell>
          <table:table-cell office:value-type="float" office:value="16.335899999999999" table:style-name="ce4">
            <text:p>16.3359</text:p>
          </table:table-cell>
          <table:table-cell office:value-type="float" office:value="76.265500000000003" table:style-name="ce4">
            <text:p>76.2655</text:p>
          </table:table-cell>
          <table:table-cell table:number-columns-repeated="16368"/>
        </table:table-row>
        <table:table-row table:style-name="ro1">
          <table:table-cell office:value-type="float" office:value="895" table:style-name="ce4">
            <text:p>895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Muddebihal<text:s/></text:p>
          </table:table-cell>
          <table:table-cell office:value-type="string" table:style-name="ce3">
            <text:p>ಮುದ್ದೇಬಿಹಾಳ</text:p>
          </table:table-cell>
          <table:table-cell office:value-type="string" table:style-name="ce4">
            <text:p>Thangadagi B</text:p>
          </table:table-cell>
          <table:table-cell office:value-type="string" table:style-name="ce3">
            <text:p>ತಂಗಡಗಿ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66465865" table:style-name="ce4">
            <text:p>3466465865</text:p>
          </table:table-cell>
          <table:table-cell table:style-name="ce4"/>
          <table:table-cell office:value-type="string" table:style-name="ce4">
            <text:p>Sankalpla -<text:s text:c="4"/></text:p>
          </table:table-cell>
          <table:table-cell office:value-type="string" table:style-name="ce4">
            <text:p>CHO</text:p>
          </table:table-cell>
          <table:table-cell office:value-type="float" office:value="9535836660" table:style-name="ce4">
            <text:p>9535836660</text:p>
          </table:table-cell>
          <table:table-cell office:value-type="float" office:value="16.217400000000001" table:style-name="ce4">
            <text:p>16.2174</text:p>
          </table:table-cell>
          <table:table-cell office:value-type="float" office:value="76.0946" table:style-name="ce4">
            <text:p>76.0946</text:p>
          </table:table-cell>
          <table:table-cell table:number-columns-repeated="16368"/>
        </table:table-row>
        <table:table-row table:style-name="ro1">
          <table:table-cell office:value-type="float" office:value="896" table:style-name="ce4">
            <text:p>896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Sindagi</text:p>
          </table:table-cell>
          <table:table-cell office:value-type="string" table:style-name="ce3">
            <text:p>ಸಿಂದಗಿ</text:p>
          </table:table-cell>
          <table:table-cell office:value-type="string" table:style-name="ce4">
            <text:p>BB ingalagi</text:p>
          </table:table-cell>
          <table:table-cell office:value-type="string" table:style-name="ce3">
            <text:p>ಬಿಬಿ ಇಂಗಳ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847764312" table:style-name="ce4">
            <text:p>5847764312</text:p>
          </table:table-cell>
          <table:table-cell table:style-name="ce4"/>
          <table:table-cell office:value-type="string" table:style-name="ce4">
            <text:p>Arati Mallal<text:s text:c="9"/></text:p>
          </table:table-cell>
          <table:table-cell office:value-type="string" table:style-name="ce4">
            <text:p>CHO</text:p>
          </table:table-cell>
          <table:table-cell office:value-type="float" office:value="7760143348" table:style-name="ce4">
            <text:p>7760143348</text:p>
          </table:table-cell>
          <table:table-cell office:value-type="float" office:value="16.642600000000002" table:style-name="ce4">
            <text:p>16.6426</text:p>
          </table:table-cell>
          <table:table-cell office:value-type="float" office:value="76.236999999999995" table:style-name="ce4">
            <text:p>76.237</text:p>
          </table:table-cell>
          <table:table-cell table:number-columns-repeated="16368"/>
        </table:table-row>
        <table:table-row table:style-name="ro1">
          <table:table-cell office:value-type="float" office:value="897" table:style-name="ce4">
            <text:p>897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Hanchinal</text:p>
          </table:table-cell>
          <table:table-cell office:value-type="string" table:style-name="ce3">
            <text:p>ಹಂಚಿನ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536632116" table:style-name="ce4">
            <text:p>2536632116</text:p>
          </table:table-cell>
          <table:table-cell table:style-name="ce4"/>
          <table:table-cell office:value-type="string" table:style-name="ce4">
            <text:p>Umesh Umadi<text:s text:c="10"/></text:p>
          </table:table-cell>
          <table:table-cell office:value-type="string" table:style-name="ce4">
            <text:p>CHO</text:p>
          </table:table-cell>
          <table:table-cell office:value-type="float" office:value="7411681642" table:style-name="ce4">
            <text:p>7411681642</text:p>
          </table:table-cell>
          <table:table-cell office:value-type="float" office:value="16.8706" table:style-name="ce4">
            <text:p>16.8706</text:p>
          </table:table-cell>
          <table:table-cell office:value-type="float" office:value="75.733500000000006" table:style-name="ce4">
            <text:p>75.7335</text:p>
          </table:table-cell>
          <table:table-cell table:number-columns-repeated="16368"/>
        </table:table-row>
        <table:table-row table:style-name="ro1">
          <table:table-cell office:value-type="float" office:value="898" table:style-name="ce4">
            <text:p>898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Vijayapura</text:p>
          </table:table-cell>
          <table:table-cell office:value-type="string" table:style-name="ce3">
            <text:p>ವಿಜಯಪುರ</text:p>
          </table:table-cell>
          <table:table-cell office:value-type="string" table:style-name="ce4">
            <text:p>Hiremural</text:p>
          </table:table-cell>
          <table:table-cell office:value-type="string" table:style-name="ce3">
            <text:p>ಹಿರೇಮುರ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322484663" table:style-name="ce4">
            <text:p>7322484663</text:p>
          </table:table-cell>
          <table:table-cell table:style-name="ce4"/>
          <table:table-cell office:value-type="string" table:style-name="ce4">
            <text:p>Amaresh<text:s text:c="8"/></text:p>
          </table:table-cell>
          <table:table-cell office:value-type="string" table:style-name="ce4">
            <text:p>CHO</text:p>
          </table:table-cell>
          <table:table-cell office:value-type="float" office:value="9740114046" table:style-name="ce4">
            <text:p>9740114046</text:p>
          </table:table-cell>
          <table:table-cell office:value-type="float" office:value="16.309200000000001" table:style-name="ce4">
            <text:p>16.3092</text:p>
          </table:table-cell>
          <table:table-cell office:value-type="float" office:value="76.217399999999998" table:style-name="ce4">
            <text:p>76.2174</text:p>
          </table:table-cell>
          <table:table-cell table:number-columns-repeated="16368"/>
        </table:table-row>
        <table:table-row table:style-name="ro1">
          <table:table-cell office:value-type="float" office:value="899" table:style-name="ce4">
            <text:p>899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Anabi</text:p>
          </table:table-cell>
          <table:table-cell office:value-type="string" table:style-name="ce3">
            <text:p>ಅನಾ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363163877" table:style-name="ce4">
            <text:p>8363163877</text:p>
          </table:table-cell>
          <table:table-cell table:style-name="ce4"/>
          <table:table-cell office:value-type="string" table:style-name="ce4">
            <text:p>MR Basavaraj yelgod -<text:s text:c="2"/></text:p>
          </table:table-cell>
          <table:table-cell office:value-type="string" table:style-name="ce4">
            <text:p>CHO</text:p>
          </table:table-cell>
          <table:table-cell office:value-type="float" office:value="9980466586" table:style-name="ce4">
            <text:p>9980466586</text:p>
          </table:table-cell>
          <table:table-cell office:value-type="float" office:value="16.874500000000001" table:style-name="ce4">
            <text:p>16.8745</text:p>
          </table:table-cell>
          <table:table-cell office:value-type="float" office:value="76.900099999999995" table:style-name="ce4">
            <text:p>76.9001</text:p>
          </table:table-cell>
          <table:table-cell table:number-columns-repeated="16368"/>
        </table:table-row>
        <table:table-row table:style-name="ro1">
          <table:table-cell office:value-type="float" office:value="900" table:style-name="ce4">
            <text:p>900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Bilahara</text:p>
          </table:table-cell>
          <table:table-cell office:value-type="string" table:style-name="ce3">
            <text:p>ಬಿಲಹಾ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84422288" table:style-name="ce4">
            <text:p>8184422288</text:p>
          </table:table-cell>
          <table:table-cell table:style-name="ce4"/>
          <table:table-cell office:value-type="string" table:style-name="ce4">
            <text:p>MR Arun Kumar S<text:s text:c="3"/></text:p>
          </table:table-cell>
          <table:table-cell office:value-type="string" table:style-name="ce4">
            <text:p>CHO</text:p>
          </table:table-cell>
          <table:table-cell office:value-type="float" office:value="8884535559" table:style-name="ce4">
            <text:p>8884535559</text:p>
          </table:table-cell>
          <table:table-cell office:value-type="float" office:value="16.555399999999999" table:style-name="ce4">
            <text:p>16.5554</text:p>
          </table:table-cell>
          <table:table-cell office:value-type="float" office:value="77.158299999999997" table:style-name="ce4">
            <text:p>77.1583</text:p>
          </table:table-cell>
          <table:table-cell table:number-columns-repeated="16368"/>
        </table:table-row>
        <table:table-row table:style-name="ro1">
          <table:table-cell office:value-type="float" office:value="901" table:style-name="ce4">
            <text:p>901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Bendegumballi</text:p>
          </table:table-cell>
          <table:table-cell office:value-type="string" table:style-name="ce3">
            <text:p>ಬೆಂಡೆಗುಂಬ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623565211" table:style-name="ce4">
            <text:p>2623565211</text:p>
          </table:table-cell>
          <table:table-cell table:style-name="ce4"/>
          <table:table-cell office:value-type="string" table:style-name="ce4">
            <text:p>MR Maruti Prasad S<text:s text:c="3"/></text:p>
          </table:table-cell>
          <table:table-cell office:value-type="string" table:style-name="ce4">
            <text:p>CHO</text:p>
          </table:table-cell>
          <table:table-cell office:value-type="float" office:value="8073800200" table:style-name="ce4">
            <text:p>8073800200</text:p>
          </table:table-cell>
          <table:table-cell office:value-type="float" office:value="16.480899999999998" table:style-name="ce4">
            <text:p>16.4809</text:p>
          </table:table-cell>
          <table:table-cell office:value-type="float" office:value="77.1661" table:style-name="ce4">
            <text:p>77.1661</text:p>
          </table:table-cell>
          <table:table-cell table:number-columns-repeated="16368"/>
        </table:table-row>
        <table:table-row table:style-name="ro1">
          <table:table-cell office:value-type="float" office:value="902" table:style-name="ce4">
            <text:p>902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CHAMNAL</text:p>
          </table:table-cell>
          <table:table-cell office:value-type="string" table:style-name="ce3">
            <text:p>ಚಮ್ನ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65534378" table:style-name="ce4">
            <text:p>8765534378</text:p>
          </table:table-cell>
          <table:table-cell table:style-name="ce4"/>
          <table:table-cell office:value-type="string" table:style-name="ce4">
            <text:p>MR Revu Chavan<text:s text:c="3"/></text:p>
          </table:table-cell>
          <table:table-cell office:value-type="string" table:style-name="ce4">
            <text:p>CHO</text:p>
          </table:table-cell>
          <table:table-cell office:value-type="float" office:value="9945801623" table:style-name="ce4">
            <text:p>9945801623</text:p>
          </table:table-cell>
          <table:table-cell office:value-type="float" office:value="16.7227" table:style-name="ce4">
            <text:p>16.7227</text:p>
          </table:table-cell>
          <table:table-cell office:value-type="float" office:value="76.638599999999997" table:style-name="ce4">
            <text:p>76.6386</text:p>
          </table:table-cell>
          <table:table-cell table:number-columns-repeated="16368"/>
        </table:table-row>
        <table:table-row table:style-name="ro1">
          <table:table-cell office:value-type="float" office:value="903" table:style-name="ce4">
            <text:p>903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Chatnalli</text:p>
          </table:table-cell>
          <table:table-cell office:value-type="string" table:style-name="ce3">
            <text:p>ಚಟ್ನ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61311655" table:style-name="ce4">
            <text:p>5461311655</text:p>
          </table:table-cell>
          <table:table-cell table:style-name="ce4"/>
          <table:table-cell office:value-type="string" table:style-name="ce4">
            <text:p>Pushpananda<text:s text:c="3"/></text:p>
          </table:table-cell>
          <table:table-cell office:value-type="string" table:style-name="ce4">
            <text:p>CHO</text:p>
          </table:table-cell>
          <table:table-cell office:value-type="float" office:value="8105654816" table:style-name="ce4">
            <text:p>8105654816</text:p>
          </table:table-cell>
          <table:table-cell office:value-type="float" office:value="16.761399999999998" table:style-name="ce4">
            <text:p>16.7614</text:p>
          </table:table-cell>
          <table:table-cell office:value-type="float" office:value="77.0047" table:style-name="ce4">
            <text:p>77.0047</text:p>
          </table:table-cell>
          <table:table-cell table:number-columns-repeated="16368"/>
        </table:table-row>
        <table:table-row table:style-name="ro1">
          <table:table-cell office:value-type="float" office:value="904" table:style-name="ce4">
            <text:p>904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Doranahallia - B</text:p>
          </table:table-cell>
          <table:table-cell office:value-type="string" table:style-name="ce3">
            <text:p>ದೋರನಹಳ್ಳಿ -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717457788" table:style-name="ce4">
            <text:p>2717457788</text:p>
          </table:table-cell>
          <table:table-cell table:style-name="ce4"/>
          <table:table-cell office:value-type="string" table:style-name="ce4">
            <text:p>Mrs Nikita<text:s text:c="3"/></text:p>
          </table:table-cell>
          <table:table-cell office:value-type="string" table:style-name="ce4">
            <text:p>CHO</text:p>
          </table:table-cell>
          <table:table-cell office:value-type="float" office:value="7483232670" table:style-name="ce4">
            <text:p>7483232670</text:p>
          </table:table-cell>
          <table:table-cell office:value-type="float" office:value="16.73" table:style-name="ce4">
            <text:p>16.73</text:p>
          </table:table-cell>
          <table:table-cell office:value-type="float" office:value="76.914299999999997" table:style-name="ce4">
            <text:p>76.9143</text:p>
          </table:table-cell>
          <table:table-cell table:number-columns-repeated="16368"/>
        </table:table-row>
        <table:table-row table:style-name="ro1">
          <table:table-cell office:value-type="float" office:value="905" table:style-name="ce4">
            <text:p>905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Gogi(K)</text:p>
          </table:table-cell>
          <table:table-cell office:value-type="string" table:style-name="ce3">
            <text:p>ಗೋಗಿ(ಕೆ)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265378485" table:style-name="ce4">
            <text:p>2265378485</text:p>
          </table:table-cell>
          <table:table-cell table:style-name="ce4"/>
          <table:table-cell office:value-type="string" table:style-name="ce4">
            <text:p>Md Furqan<text:s text:c="3"/></text:p>
          </table:table-cell>
          <table:table-cell office:value-type="string" table:style-name="ce4">
            <text:p>CHO</text:p>
          </table:table-cell>
          <table:table-cell office:value-type="float" office:value="7813889169" table:style-name="ce4">
            <text:p>7813889169</text:p>
          </table:table-cell>
          <table:table-cell office:value-type="float" office:value="16.732054999999999" table:style-name="ce4">
            <text:p>16.732055</text:p>
          </table:table-cell>
          <table:table-cell office:value-type="float" office:value="76.748080999999999" table:style-name="ce4">
            <text:p>76.748081</text:p>
          </table:table-cell>
          <table:table-cell table:number-columns-repeated="16368"/>
        </table:table-row>
        <table:table-row table:style-name="ro1">
          <table:table-cell office:value-type="float" office:value="906" table:style-name="ce4">
            <text:p>906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Gulsram</text:p>
          </table:table-cell>
          <table:table-cell office:value-type="string" table:style-name="ce3">
            <text:p>ಗುಲ್ರಾಮ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77761530" table:style-name="ce4">
            <text:p>8777761530</text:p>
          </table:table-cell>
          <table:table-cell table:style-name="ce4"/>
          <table:table-cell office:value-type="string" table:style-name="ce4">
            <text:p>Mrs Asma Parveen<text:s text:c="3"/></text:p>
          </table:table-cell>
          <table:table-cell office:value-type="string" table:style-name="ce4">
            <text:p>CHO</text:p>
          </table:table-cell>
          <table:table-cell office:value-type="float" office:value="9164229880" table:style-name="ce4">
            <text:p>9164229880</text:p>
          </table:table-cell>
          <table:table-cell office:value-type="float" office:value="16.715499999999999" table:style-name="ce4">
            <text:p>16.7155</text:p>
          </table:table-cell>
          <table:table-cell office:value-type="float" office:value="77.096800000000002" table:style-name="ce4">
            <text:p>77.0968</text:p>
          </table:table-cell>
          <table:table-cell table:number-columns-repeated="16368"/>
        </table:table-row>
        <table:table-row table:style-name="ro1">
          <table:table-cell office:value-type="float" office:value="907" table:style-name="ce4">
            <text:p>907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Hayyal B</text:p>
          </table:table-cell>
          <table:table-cell office:value-type="string" table:style-name="ce3">
            <text:p>ಹಯ್ಯಲ್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283316789" table:style-name="ce4">
            <text:p>7283316789</text:p>
          </table:table-cell>
          <table:table-cell table:style-name="ce4"/>
          <table:table-cell office:value-type="string" table:style-name="ce4">
            <text:p>MD mahboob Pasha<text:s text:c="3"/></text:p>
          </table:table-cell>
          <table:table-cell office:value-type="string" table:style-name="ce4">
            <text:p>CHO</text:p>
          </table:table-cell>
          <table:table-cell office:value-type="float" office:value="9739635073" table:style-name="ce4">
            <text:p>9739635073</text:p>
          </table:table-cell>
          <table:table-cell office:value-type="float" office:value="16.562000000000001" table:style-name="ce4">
            <text:p>16.562</text:p>
          </table:table-cell>
          <table:table-cell office:value-type="float" office:value="76.957400000000007" table:style-name="ce4">
            <text:p>76.9574</text:p>
          </table:table-cell>
          <table:table-cell table:number-columns-repeated="16368"/>
        </table:table-row>
        <table:table-row table:style-name="ro1">
          <table:table-cell office:value-type="float" office:value="908" table:style-name="ce4">
            <text:p>908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Kongandi _ B</text:p>
          </table:table-cell>
          <table:table-cell office:value-type="string" table:style-name="ce3">
            <text:p>ಕೊಂಗಂಡಿ _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278483423" table:style-name="ce4">
            <text:p>1278483423</text:p>
          </table:table-cell>
          <table:table-cell table:style-name="ce4"/>
          <table:table-cell office:value-type="string" table:style-name="ce4">
            <text:p>Dundappa Chavan<text:s text:c="4"/></text:p>
          </table:table-cell>
          <table:table-cell office:value-type="string" table:style-name="ce4">
            <text:p>CHO</text:p>
          </table:table-cell>
          <table:table-cell office:value-type="float" office:value="7887443918" table:style-name="ce4">
            <text:p>7887443918</text:p>
          </table:table-cell>
          <table:table-cell office:value-type="float" office:value="16.578199999999999" table:style-name="ce4">
            <text:p>16.5782</text:p>
          </table:table-cell>
          <table:table-cell office:value-type="float" office:value="76.849199999999996" table:style-name="ce4">
            <text:p>76.8492</text:p>
          </table:table-cell>
          <table:table-cell table:number-columns-repeated="16368"/>
        </table:table-row>
        <table:table-row table:style-name="ro1">
          <table:table-cell office:value-type="float" office:value="909" table:style-name="ce4">
            <text:p>909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Kangondi_A</text:p>
          </table:table-cell>
          <table:table-cell office:value-type="string" table:style-name="ce3">
            <text:p>ಕಂಗೊಂಡಿ_ಎ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14466879" table:style-name="ce4">
            <text:p>5414466879</text:p>
          </table:table-cell>
          <table:table-cell table:style-name="ce4"/>
          <table:table-cell office:value-type="string" table:style-name="ce4">
            <text:p>Mrs Lakshmi Bai<text:s text:c="3"/></text:p>
          </table:table-cell>
          <table:table-cell office:value-type="string" table:style-name="ce4">
            <text:p>CHO</text:p>
          </table:table-cell>
          <table:table-cell office:value-type="float" office:value="9916683000" table:style-name="ce4">
            <text:p>9916683000</text:p>
          </table:table-cell>
          <table:table-cell office:value-type="float" office:value="16.459099999999999" table:style-name="ce4">
            <text:p>16.4591</text:p>
          </table:table-cell>
          <table:table-cell office:value-type="float" office:value="77.239500000000007" table:style-name="ce4">
            <text:p>77.2395</text:p>
          </table:table-cell>
          <table:table-cell table:number-columns-repeated="16368"/>
        </table:table-row>
        <table:table-row table:style-name="ro1">
          <table:table-cell office:value-type="float" office:value="910" table:style-name="ce4">
            <text:p>910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Madnala</text:p>
          </table:table-cell>
          <table:table-cell office:value-type="string" table:style-name="ce3">
            <text:p>ಮದ್ನಾಳ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634777624" table:style-name="ce4">
            <text:p>6634777624</text:p>
          </table:table-cell>
          <table:table-cell table:style-name="ce4"/>
          <table:table-cell office:value-type="string" table:style-name="ce4">
            <text:p>MR Harish Kumar Baga<text:s text:c="3"/></text:p>
          </table:table-cell>
          <table:table-cell office:value-type="string" table:style-name="ce4">
            <text:p>CHO</text:p>
          </table:table-cell>
          <table:table-cell office:value-type="float" office:value="8484076454" table:style-name="ce4">
            <text:p>8484076454</text:p>
          </table:table-cell>
          <table:table-cell office:value-type="float" office:value="16.760196000000001" table:style-name="ce4">
            <text:p>16.760196</text:p>
          </table:table-cell>
          <table:table-cell office:value-type="float" office:value="77.142764" table:style-name="ce4">
            <text:p>77.142764</text:p>
          </table:table-cell>
          <table:table-cell table:number-columns-repeated="16368"/>
        </table:table-row>
        <table:table-row table:style-name="ro1">
          <table:table-cell office:value-type="float" office:value="911" table:style-name="ce4">
            <text:p>911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Naganatagi</text:p>
          </table:table-cell>
          <table:table-cell office:value-type="string" table:style-name="ce3">
            <text:p>ನಾಗನಟ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74461853" table:style-name="ce4">
            <text:p>3774461853</text:p>
          </table:table-cell>
          <table:table-cell table:style-name="ce4"/>
          <table:table-cell office:value-type="string" table:style-name="ce4">
            <text:p>Mohammad Taufiq</text:p>
          </table:table-cell>
          <table:table-cell office:value-type="string" table:style-name="ce4">
            <text:p>CHO</text:p>
          </table:table-cell>
          <table:table-cell office:value-type="float" office:value="9538522817" table:style-name="ce4">
            <text:p>9538522817</text:p>
          </table:table-cell>
          <table:table-cell office:value-type="float" office:value="16.667999999999999" table:style-name="ce4">
            <text:p>16.668</text:p>
          </table:table-cell>
          <table:table-cell office:value-type="float" office:value="76.766300000000001" table:style-name="ce4">
            <text:p>76.7663</text:p>
          </table:table-cell>
          <table:table-cell table:number-columns-repeated="16368"/>
        </table:table-row>
        <table:table-row table:style-name="ro1">
          <table:table-cell office:value-type="float" office:value="912" table:style-name="ce4">
            <text:p>912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Naikal</text:p>
          </table:table-cell>
          <table:table-cell office:value-type="string" table:style-name="ce3">
            <text:p>ನಾಯ್ಕ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272562610" table:style-name="ce4">
            <text:p>1272562610</text:p>
          </table:table-cell>
          <table:table-cell table:style-name="ce4"/>
          <table:table-cell office:value-type="string" table:style-name="ce4">
            <text:p>MR Govind Rathod<text:s text:c="4"/></text:p>
          </table:table-cell>
          <table:table-cell office:value-type="string" table:style-name="ce4">
            <text:p>CHO</text:p>
          </table:table-cell>
          <table:table-cell office:value-type="float" office:value="7624828373" table:style-name="ce4">
            <text:p>7624828373</text:p>
          </table:table-cell>
          <table:table-cell office:value-type="float" office:value="16.7241" table:style-name="ce4">
            <text:p>16.7241</text:p>
          </table:table-cell>
          <table:table-cell office:value-type="float" office:value="77.064099999999996" table:style-name="ce4">
            <text:p>77.0641</text:p>
          </table:table-cell>
          <table:table-cell table:number-columns-repeated="16368"/>
        </table:table-row>
        <table:table-row table:style-name="ro1">
          <table:table-cell office:value-type="float" office:value="913" table:style-name="ce4">
            <text:p>913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Rastapur</text:p>
          </table:table-cell>
          <table:table-cell office:value-type="string" table:style-name="ce3">
            <text:p>ರಸ್ತ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146212123" table:style-name="ce4">
            <text:p>4146212123</text:p>
          </table:table-cell>
          <table:table-cell table:style-name="ce4"/>
          <table:table-cell office:value-type="string" table:style-name="ce4">
            <text:p>Dafiur Rahman Ansari<text:s text:c="4"/></text:p>
          </table:table-cell>
          <table:table-cell office:value-type="string" table:style-name="ce4">
            <text:p>CHO</text:p>
          </table:table-cell>
          <table:table-cell office:value-type="float" office:value="9449163652" table:style-name="ce4">
            <text:p>9449163652</text:p>
          </table:table-cell>
          <table:table-cell office:value-type="float" office:value="16.695675000000001" table:style-name="ce4">
            <text:p>16.695675</text:p>
          </table:table-cell>
          <table:table-cell office:value-type="float" office:value="76.843155999999993" table:style-name="ce4">
            <text:p>76.843156</text:p>
          </table:table-cell>
          <table:table-cell table:number-columns-repeated="16368"/>
        </table:table-row>
        <table:table-row table:style-name="ro1">
          <table:table-cell office:value-type="float" office:value="914" table:style-name="ce4">
            <text:p>914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Kanya kollur</text:p>
          </table:table-cell>
          <table:table-cell office:value-type="string" table:style-name="ce3">
            <text:p>ಕನ್ಯಾ ಕೊಲ್ಲ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142171350" table:style-name="ce4">
            <text:p>2142171350</text:p>
          </table:table-cell>
          <table:table-cell table:style-name="ce4"/>
          <table:table-cell office:value-type="string" table:style-name="ce4">
            <text:p>MR Nagraj B<text:s text:c="3"/></text:p>
          </table:table-cell>
          <table:table-cell office:value-type="string" table:style-name="ce4">
            <text:p>CHO</text:p>
          </table:table-cell>
          <table:table-cell office:value-type="float" office:value="8971720933" table:style-name="ce4">
            <text:p>8971720933</text:p>
          </table:table-cell>
          <table:table-cell office:value-type="float" office:value="16.665700000000001" table:style-name="ce4">
            <text:p>16.6657</text:p>
          </table:table-cell>
          <table:table-cell office:value-type="float" office:value="76.891900000000007" table:style-name="ce4">
            <text:p>76.8919</text:p>
          </table:table-cell>
          <table:table-cell table:number-columns-repeated="16368"/>
        </table:table-row>
        <table:table-row table:style-name="ro1">
          <table:table-cell office:value-type="float" office:value="915" table:style-name="ce4">
            <text:p>915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Kollur</text:p>
          </table:table-cell>
          <table:table-cell office:value-type="string" table:style-name="ce3">
            <text:p>ಕೊಲ್ಲ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43431877" table:style-name="ce4">
            <text:p>6343431877</text:p>
          </table:table-cell>
          <table:table-cell table:style-name="ce4"/>
          <table:table-cell office:value-type="string" table:style-name="ce4">
            <text:p>Mrs Shweta Guled<text:s text:c="3"/></text:p>
          </table:table-cell>
          <table:table-cell office:value-type="string" table:style-name="ce4">
            <text:p>CHO</text:p>
          </table:table-cell>
          <table:table-cell office:value-type="float" office:value="9916899639" table:style-name="ce4">
            <text:p>9916899639</text:p>
          </table:table-cell>
          <table:table-cell office:value-type="float" office:value="16.505099999999999" table:style-name="ce4">
            <text:p>16.5051</text:p>
          </table:table-cell>
          <table:table-cell office:value-type="float" office:value="76.912599999999998" table:style-name="ce4">
            <text:p>76.9126</text:p>
          </table:table-cell>
          <table:table-cell table:number-columns-repeated="16368"/>
        </table:table-row>
        <table:table-row table:style-name="ro1">
          <table:table-cell office:value-type="float" office:value="916" table:style-name="ce4">
            <text:p>916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Sagar 2</text:p>
          </table:table-cell>
          <table:table-cell office:value-type="string" table:style-name="ce3">
            <text:p>ಸಾಗರ್ 2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762151651" table:style-name="ce4">
            <text:p>5762151651</text:p>
          </table:table-cell>
          <table:table-cell table:style-name="ce4"/>
          <table:table-cell office:value-type="string" table:style-name="ce4">
            <text:p>MR Mahadev Huballi<text:s text:c="3"/></text:p>
          </table:table-cell>
          <table:table-cell office:value-type="string" table:style-name="ce4">
            <text:p>CHO</text:p>
          </table:table-cell>
          <table:table-cell office:value-type="float" office:value="8600136892" table:style-name="ce4">
            <text:p>8600136892</text:p>
          </table:table-cell>
          <table:table-cell office:value-type="float" office:value="16.626999999999999" table:style-name="ce4">
            <text:p>16.627</text:p>
          </table:table-cell>
          <table:table-cell office:value-type="float" office:value="76.801199999999994" table:style-name="ce4">
            <text:p>76.8012</text:p>
          </table:table-cell>
          <table:table-cell table:number-columns-repeated="16368"/>
        </table:table-row>
        <table:table-row table:style-name="ro1">
          <table:table-cell office:value-type="float" office:value="917" table:style-name="ce4">
            <text:p>917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Sagar 1</text:p>
          </table:table-cell>
          <table:table-cell office:value-type="string" table:style-name="ce3">
            <text:p>ಸಾಗರ್ 1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827356840" table:style-name="ce4">
            <text:p>5827356840</text:p>
          </table:table-cell>
          <table:table-cell table:style-name="ce4"/>
          <table:table-cell office:value-type="string" table:style-name="ce4">
            <text:p>MR Satish Ganuravar<text:s text:c="3"/></text:p>
          </table:table-cell>
          <table:table-cell office:value-type="string" table:style-name="ce4">
            <text:p>CHO</text:p>
          </table:table-cell>
          <table:table-cell office:value-type="float" office:value="9686994242" table:style-name="ce4">
            <text:p>9686994242</text:p>
          </table:table-cell>
          <table:table-cell office:value-type="float" office:value="16.622800000000002" table:style-name="ce4">
            <text:p>16.6228</text:p>
          </table:table-cell>
          <table:table-cell office:value-type="float" office:value="76.803700000000006" table:style-name="ce4">
            <text:p>76.8037</text:p>
          </table:table-cell>
          <table:table-cell table:number-columns-repeated="16368"/>
        </table:table-row>
        <table:table-row table:style-name="ro1">
          <table:table-cell office:value-type="float" office:value="918" table:style-name="ce4">
            <text:p>918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Tadibidi</text:p>
          </table:table-cell>
          <table:table-cell office:value-type="string" table:style-name="ce3">
            <text:p>ತಡಿಬಿ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65784174" table:style-name="ce4">
            <text:p>7665784174</text:p>
          </table:table-cell>
          <table:table-cell table:style-name="ce4"/>
          <table:table-cell office:value-type="string" table:style-name="ce4">
            <text:p>Manjunath e</text:p>
          </table:table-cell>
          <table:table-cell office:value-type="string" table:style-name="ce4">
            <text:p>CHO</text:p>
          </table:table-cell>
          <table:table-cell office:value-type="float" office:value="9611670362" table:style-name="ce4">
            <text:p>9611670362</text:p>
          </table:table-cell>
          <table:table-cell office:value-type="float" office:value="16.6875" table:style-name="ce4">
            <text:p>16.6875</text:p>
          </table:table-cell>
          <table:table-cell office:value-type="float" office:value="76.983099999999993" table:style-name="ce4">
            <text:p>76.9831</text:p>
          </table:table-cell>
          <table:table-cell table:number-columns-repeated="16368"/>
        </table:table-row>
        <table:table-row table:style-name="ro1">
          <table:table-cell office:value-type="float" office:value="919" table:style-name="ce4">
            <text:p>919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ULLESUGUR</text:p>
          </table:table-cell>
          <table:table-cell office:value-type="string" table:style-name="ce3">
            <text:p>ಉಳ್ಳೆಸೂಗ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12741126" table:style-name="ce4">
            <text:p>5312741126</text:p>
          </table:table-cell>
          <table:table-cell table:style-name="ce4"/>
          <table:table-cell office:value-type="string" table:style-name="ce4">
            <text:p>Mahadevappa Shivar<text:s text:c="4"/></text:p>
          </table:table-cell>
          <table:table-cell office:value-type="string" table:style-name="ce4">
            <text:p>CHO</text:p>
          </table:table-cell>
          <table:table-cell office:value-type="float" office:value="9901168188" table:style-name="ce4">
            <text:p>9901168188</text:p>
          </table:table-cell>
          <table:table-cell office:value-type="float" office:value="16.695675000000001" table:style-name="ce4">
            <text:p>16.695675</text:p>
          </table:table-cell>
          <table:table-cell office:value-type="float" office:value="76.843155999999993" table:style-name="ce4">
            <text:p>76.843156</text:p>
          </table:table-cell>
          <table:table-cell table:number-columns-repeated="16368"/>
        </table:table-row>
        <table:table-row table:style-name="ro1">
          <table:table-cell office:value-type="float" office:value="920" table:style-name="ce4">
            <text:p>920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Tangadagi</text:p>
          </table:table-cell>
          <table:table-cell office:value-type="string" table:style-name="ce3">
            <text:p>ತಂಗಡ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262121639" table:style-name="ce4">
            <text:p>3262121639</text:p>
          </table:table-cell>
          <table:table-cell table:style-name="ce4"/>
          <table:table-cell office:value-type="string" table:style-name="ce4">
            <text:p>Mahadevappa Shivar<text:s text:c="4"/></text:p>
          </table:table-cell>
          <table:table-cell office:value-type="string" table:style-name="ce4">
            <text:p>CHO</text:p>
          </table:table-cell>
          <table:table-cell office:value-type="float" office:value="9901168188" table:style-name="ce4">
            <text:p>9901168188</text:p>
          </table:table-cell>
          <table:table-cell office:value-type="float" office:value="16.791699999999999" table:style-name="ce4">
            <text:p>16.7917</text:p>
          </table:table-cell>
          <table:table-cell office:value-type="float" office:value="76.954400000000007" table:style-name="ce4">
            <text:p>76.9544</text:p>
          </table:table-cell>
          <table:table-cell table:number-columns-repeated="16368"/>
        </table:table-row>
        <table:table-row table:style-name="ro1">
          <table:table-cell office:value-type="float" office:value="921" table:style-name="ce4">
            <text:p>921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Kodala</text:p>
          </table:table-cell>
          <table:table-cell office:value-type="string" table:style-name="ce3">
            <text:p>ಕೊಡಲ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481515250" table:style-name="ce4">
            <text:p>1481515250</text:p>
          </table:table-cell>
          <table:table-cell table:style-name="ce4"/>
          <table:table-cell office:value-type="string" table:style-name="ce4">
            <text:p>Mr Sanju Kalli<text:s text:c="3"/></text:p>
          </table:table-cell>
          <table:table-cell office:value-type="string" table:style-name="ce4">
            <text:p>CHO</text:p>
          </table:table-cell>
          <table:table-cell office:value-type="float" office:value="9164916504" table:style-name="ce4">
            <text:p>9164916504</text:p>
          </table:table-cell>
          <table:table-cell office:value-type="float" office:value="16.505970000000001" table:style-name="ce4">
            <text:p>16.50597</text:p>
          </table:table-cell>
          <table:table-cell office:value-type="float" office:value="77.142390000000006" table:style-name="ce4">
            <text:p>77.14239</text:p>
          </table:table-cell>
          <table:table-cell table:number-columns-repeated="16368"/>
        </table:table-row>
        <table:table-row table:style-name="ro1">
          <table:table-cell office:value-type="float" office:value="922" table:style-name="ce4">
            <text:p>922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RAJAPYR</text:p>
          </table:table-cell>
          <table:table-cell office:value-type="string" table:style-name="ce3">
            <text:p>ರಾಜಪೈ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888162647" table:style-name="ce4">
            <text:p>2888162647</text:p>
          </table:table-cell>
          <table:table-cell table:style-name="ce4"/>
          <table:table-cell office:value-type="string" table:style-name="ce4">
            <text:p>Mr Shreekant Jamad<text:s text:c="4"/></text:p>
          </table:table-cell>
          <table:table-cell office:value-type="string" table:style-name="ce4">
            <text:p>CHO</text:p>
          </table:table-cell>
          <table:table-cell office:value-type="float" office:value="9008757123" table:style-name="ce4">
            <text:p>9008757123</text:p>
          </table:table-cell>
          <table:table-cell office:value-type="float" office:value="16.728200000000001" table:style-name="ce4">
            <text:p>16.7282</text:p>
          </table:table-cell>
          <table:table-cell office:value-type="float" office:value="76.707599999999999" table:style-name="ce4">
            <text:p>76.7076</text:p>
          </table:table-cell>
          <table:table-cell table:number-columns-repeated="16368"/>
        </table:table-row>
        <table:table-row table:style-name="ro1">
          <table:table-cell office:value-type="float" office:value="923" table:style-name="ce4">
            <text:p>923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Shattikera</text:p>
          </table:table-cell>
          <table:table-cell office:value-type="string" table:style-name="ce3">
            <text:p>ಶಟ್ಟಿಕೇ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747775548" table:style-name="ce4">
            <text:p>2747775548</text:p>
          </table:table-cell>
          <table:table-cell table:style-name="ce4"/>
          <table:table-cell office:value-type="string" table:style-name="ce4">
            <text:p>Sharif Pujar<text:s text:c="3"/></text:p>
          </table:table-cell>
          <table:table-cell office:value-type="string" table:style-name="ce4">
            <text:p>CHO</text:p>
          </table:table-cell>
          <table:table-cell office:value-type="float" office:value="9620983258" table:style-name="ce4">
            <text:p>9620983258</text:p>
          </table:table-cell>
          <table:table-cell office:value-type="float" office:value="16.760196000000001" table:style-name="ce4">
            <text:p>16.760196</text:p>
          </table:table-cell>
          <table:table-cell office:value-type="float" office:value="77.142764" table:style-name="ce4">
            <text:p>77.142764</text:p>
          </table:table-cell>
          <table:table-cell table:number-columns-repeated="16368"/>
        </table:table-row>
        <table:table-row table:style-name="ro1">
          <table:table-cell office:value-type="float" office:value="924" table:style-name="ce4">
            <text:p>924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SHIRAVAL_A</text:p>
          </table:table-cell>
          <table:table-cell office:value-type="string" table:style-name="ce3">
            <text:p>ಶಿರವಲ್_ಎ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332887245" table:style-name="ce4">
            <text:p>2332887245</text:p>
          </table:table-cell>
          <table:table-cell table:style-name="ce4"/>
          <table:table-cell office:value-type="string" table:style-name="ce4">
            <text:p>Mr Nagendra<text:s text:c="4"/></text:p>
          </table:table-cell>
          <table:table-cell office:value-type="string" table:style-name="ce4">
            <text:p>CHO</text:p>
          </table:table-cell>
          <table:table-cell office:value-type="float" office:value="7899016558" table:style-name="ce4">
            <text:p>7899016558</text:p>
          </table:table-cell>
          <table:table-cell office:value-type="float" office:value="16.809999999999999" table:style-name="ce4">
            <text:p>16.81</text:p>
          </table:table-cell>
          <table:table-cell office:value-type="float" office:value="76.887900000000002" table:style-name="ce4">
            <text:p>76.8879</text:p>
          </table:table-cell>
          <table:table-cell table:number-columns-repeated="16368"/>
        </table:table-row>
        <table:table-row table:style-name="ro1">
          <table:table-cell office:value-type="float" office:value="925" table:style-name="ce4">
            <text:p>925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Shiravala_B</text:p>
          </table:table-cell>
          <table:table-cell office:value-type="string" table:style-name="ce3">
            <text:p>ಶಿರವಾಳ_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627473675" table:style-name="ce4">
            <text:p>3627473675</text:p>
          </table:table-cell>
          <table:table-cell table:style-name="ce4"/>
          <table:table-cell office:value-type="string" table:style-name="ce4">
            <text:p>Mrs Mandakini Babu<text:s text:c="3"/></text:p>
          </table:table-cell>
          <table:table-cell office:value-type="string" table:style-name="ce4">
            <text:p>CHO</text:p>
          </table:table-cell>
          <table:table-cell office:value-type="float" office:value="8880694359" table:style-name="ce4">
            <text:p>8880694359</text:p>
          </table:table-cell>
          <table:table-cell office:value-type="float" office:value="16.695675000000001" table:style-name="ce4">
            <text:p>16.695675</text:p>
          </table:table-cell>
          <table:table-cell office:value-type="float" office:value="76.843155999999993" table:style-name="ce4">
            <text:p>76.843156</text:p>
          </table:table-cell>
          <table:table-cell table:number-columns-repeated="16368"/>
        </table:table-row>
        <table:table-row table:style-name="ro1">
          <table:table-cell office:value-type="float" office:value="926" table:style-name="ce4">
            <text:p>926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T Wadagera</text:p>
          </table:table-cell>
          <table:table-cell office:value-type="string" table:style-name="ce3">
            <text:p>ಟಿ ವಡಗೇ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835481636" table:style-name="ce4">
            <text:p>7835481636</text:p>
          </table:table-cell>
          <table:table-cell table:style-name="ce4"/>
          <table:table-cell office:value-type="string" table:style-name="ce4">
            <text:p>Mr Kumar Yellaling</text:p>
          </table:table-cell>
          <table:table-cell office:value-type="string" table:style-name="ce4">
            <text:p>CHO</text:p>
          </table:table-cell>
          <table:table-cell office:value-type="float" office:value="7829883990" table:style-name="ce4">
            <text:p>7829883990</text:p>
          </table:table-cell>
          <table:table-cell office:value-type="float" office:value="16.6782" table:style-name="ce4">
            <text:p>16.6782</text:p>
          </table:table-cell>
          <table:table-cell office:value-type="float" office:value="76.941199999999995" table:style-name="ce4">
            <text:p>76.9412</text:p>
          </table:table-cell>
          <table:table-cell table:number-columns-repeated="16368"/>
        </table:table-row>
        <table:table-row table:style-name="ro1">
          <table:table-cell office:value-type="float" office:value="927" table:style-name="ce4">
            <text:p>927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TUMKUR</text:p>
          </table:table-cell>
          <table:table-cell office:value-type="string" table:style-name="ce3">
            <text:p>ತುಮಕ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847242539" table:style-name="ce4">
            <text:p>7847242539</text:p>
          </table:table-cell>
          <table:table-cell table:style-name="ce4"/>
          <table:table-cell office:value-type="string" table:style-name="ce4">
            <text:p>Mr SuheelAhmed A<text:s text:c="4"/></text:p>
          </table:table-cell>
          <table:table-cell office:value-type="string" table:style-name="ce4">
            <text:p>CHO</text:p>
          </table:table-cell>
          <table:table-cell office:value-type="float" office:value="9036903433" table:style-name="ce4">
            <text:p>9036903433</text:p>
          </table:table-cell>
          <table:table-cell office:value-type="float" office:value="16.562000000000001" table:style-name="ce4">
            <text:p>16.562</text:p>
          </table:table-cell>
          <table:table-cell office:value-type="float" office:value="76.957400000000007" table:style-name="ce4">
            <text:p>76.9574</text:p>
          </table:table-cell>
          <table:table-cell table:number-columns-repeated="16368"/>
        </table:table-row>
        <table:table-row table:style-name="ro1">
          <table:table-cell office:value-type="float" office:value="928" table:style-name="ce4">
            <text:p>928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UKKINAL</text:p>
          </table:table-cell>
          <table:table-cell office:value-type="string" table:style-name="ce3">
            <text:p>ಉಕ್ಕಿನ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47673449" table:style-name="ce4">
            <text:p>1647673449</text:p>
          </table:table-cell>
          <table:table-cell table:style-name="ce4"/>
          <table:table-cell office:value-type="string" table:style-name="ce4">
            <text:p>Mr Viroopakshappa S<text:s text:c="4"/></text:p>
          </table:table-cell>
          <table:table-cell office:value-type="string" table:style-name="ce4">
            <text:p>CHO</text:p>
          </table:table-cell>
          <table:table-cell office:value-type="float" office:value="8197149666" table:style-name="ce4">
            <text:p>8197149666</text:p>
          </table:table-cell>
          <table:table-cell office:value-type="float" office:value="16.718699999999998" table:style-name="ce4">
            <text:p>16.7187</text:p>
          </table:table-cell>
          <table:table-cell office:value-type="float" office:value="76.639600000000002" table:style-name="ce4">
            <text:p>76.6396</text:p>
          </table:table-cell>
          <table:table-cell table:number-columns-repeated="16368"/>
        </table:table-row>
        <table:table-row table:style-name="ro1">
          <table:table-cell office:value-type="float" office:value="929" table:style-name="ce4">
            <text:p>929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Aewoor</text:p>
          </table:table-cell>
          <table:table-cell office:value-type="string" table:style-name="ce3">
            <text:p>ಏವ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831748616" table:style-name="ce4">
            <text:p>7831748616</text:p>
          </table:table-cell>
          <table:table-cell table:style-name="ce4"/>
          <table:table-cell office:value-type="string" table:style-name="ce4">
            <text:p>Mis Sattamma Bhima<text:s text:c="3"/></text:p>
          </table:table-cell>
          <table:table-cell office:value-type="string" table:style-name="ce4">
            <text:p>CHO</text:p>
          </table:table-cell>
          <table:table-cell office:value-type="float" office:value="9880474880" table:style-name="ce4">
            <text:p>9880474880</text:p>
          </table:table-cell>
          <table:table-cell office:value-type="float" office:value="16.7347" table:style-name="ce4">
            <text:p>16.7347</text:p>
          </table:table-cell>
          <table:table-cell office:value-type="float" office:value="76.604799999999997" table:style-name="ce4">
            <text:p>76.6048</text:p>
          </table:table-cell>
          <table:table-cell table:number-columns-repeated="16368"/>
        </table:table-row>
        <table:table-row table:style-name="ro1">
          <table:table-cell office:value-type="float" office:value="930" table:style-name="ce4">
            <text:p>930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Agni</text:p>
          </table:table-cell>
          <table:table-cell office:value-type="string" table:style-name="ce3">
            <text:p>ಅಗ್ನ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327855857" table:style-name="ce4">
            <text:p>8327855857</text:p>
          </table:table-cell>
          <table:table-cell table:style-name="ce4"/>
          <table:table-cell office:value-type="string" table:style-name="ce4">
            <text:p>Mallikarjun Hugar<text:s text:c="3"/></text:p>
          </table:table-cell>
          <table:table-cell office:value-type="string" table:style-name="ce4">
            <text:p>CHO</text:p>
          </table:table-cell>
          <table:table-cell office:value-type="float" office:value="8132186079" table:style-name="ce4">
            <text:p>8132186079</text:p>
          </table:table-cell>
          <table:table-cell office:value-type="float" office:value="16.564399999999999" table:style-name="ce4">
            <text:p>16.5644</text:p>
          </table:table-cell>
          <table:table-cell office:value-type="float" office:value="76.466999999999999" table:style-name="ce4">
            <text:p>76.467</text:p>
          </table:table-cell>
          <table:table-cell table:number-columns-repeated="16368"/>
        </table:table-row>
        <table:table-row table:style-name="ro1">
          <table:table-cell office:value-type="float" office:value="931" table:style-name="ce4">
            <text:p>931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ARAKERA J</text:p>
          </table:table-cell>
          <table:table-cell office:value-type="string" table:style-name="ce3">
            <text:p>ಅರಕೇರ ಜ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652882868" table:style-name="ce4">
            <text:p>6652882868</text:p>
          </table:table-cell>
          <table:table-cell table:style-name="ce4"/>
          <table:table-cell office:value-type="string" table:style-name="ce4">
            <text:p>Mr Vijay kuri<text:s text:c="3"/></text:p>
          </table:table-cell>
          <table:table-cell office:value-type="string" table:style-name="ce4">
            <text:p>CHO</text:p>
          </table:table-cell>
          <table:table-cell office:value-type="float" office:value="9900998753" table:style-name="ce4">
            <text:p>9900998753</text:p>
          </table:table-cell>
          <table:table-cell office:value-type="float" office:value="16.685400000000001" table:style-name="ce4">
            <text:p>16.6854</text:p>
          </table:table-cell>
          <table:table-cell office:value-type="float" office:value="76.505099999999999" table:style-name="ce4">
            <text:p>76.5051</text:p>
          </table:table-cell>
          <table:table-cell table:number-columns-repeated="16368"/>
        </table:table-row>
        <table:table-row table:style-name="ro1">
          <table:table-cell office:value-type="float" office:value="932" table:style-name="ce4">
            <text:p>932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BANDODDI</text:p>
          </table:table-cell>
          <table:table-cell office:value-type="string" table:style-name="ce3">
            <text:p>ಬಂದೊಡ್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351378735" table:style-name="ce4">
            <text:p>8351378735</text:p>
          </table:table-cell>
          <table:table-cell table:style-name="ce4"/>
          <table:table-cell office:value-type="string" table:style-name="ce4">
            <text:p>Mr Gurubal Mavinma<text:s text:c="3"/></text:p>
          </table:table-cell>
          <table:table-cell office:value-type="string" table:style-name="ce4">
            <text:p>CHO</text:p>
          </table:table-cell>
          <table:table-cell office:value-type="float" office:value="8553653725" table:style-name="ce4">
            <text:p>8553653725</text:p>
          </table:table-cell>
          <table:table-cell office:value-type="float" office:value="16.385999999999999" table:style-name="ce4">
            <text:p>16.386</text:p>
          </table:table-cell>
          <table:table-cell office:value-type="float" office:value="76.590199999999996" table:style-name="ce4">
            <text:p>76.5902</text:p>
          </table:table-cell>
          <table:table-cell table:number-columns-repeated="16368"/>
        </table:table-row>
        <table:table-row table:style-name="ro1">
          <table:table-cell office:value-type="float" office:value="933" table:style-name="ce4">
            <text:p>933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Bonal</text:p>
          </table:table-cell>
          <table:table-cell office:value-type="string" table:style-name="ce3">
            <text:p>ಬೋನ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66818756" table:style-name="ce4">
            <text:p>8566818756</text:p>
          </table:table-cell>
          <table:table-cell table:style-name="ce4"/>
          <table:table-cell office:value-type="string" table:style-name="ce4">
            <text:p>Shivshankar<text:s text:c="3"/></text:p>
          </table:table-cell>
          <table:table-cell office:value-type="string" table:style-name="ce4">
            <text:p>CHO</text:p>
          </table:table-cell>
          <table:table-cell office:value-type="float" office:value="7259556729" table:style-name="ce4">
            <text:p>7259556729</text:p>
          </table:table-cell>
          <table:table-cell office:value-type="float" office:value="16.533300000000001" table:style-name="ce4">
            <text:p>16.5333</text:p>
          </table:table-cell>
          <table:table-cell office:value-type="float" office:value="76.6691" table:style-name="ce4">
            <text:p>76.6691</text:p>
          </table:table-cell>
          <table:table-cell table:number-columns-repeated="16368"/>
        </table:table-row>
        <table:table-row table:style-name="ro1">
          <table:table-cell office:value-type="float" office:value="934" table:style-name="ce4">
            <text:p>934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Hattigidur</text:p>
          </table:table-cell>
          <table:table-cell office:value-type="string" table:style-name="ce3">
            <text:p>ಹತ್ತಿಗಿದ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46562422" table:style-name="ce4">
            <text:p>8846562422</text:p>
          </table:table-cell>
          <table:table-cell table:style-name="ce4"/>
          <table:table-cell office:value-type="string" table:style-name="ce4">
            <text:p>Miss Savitha<text:s text:c="4"/></text:p>
          </table:table-cell>
          <table:table-cell office:value-type="string" table:style-name="ce4">
            <text:p>CHO</text:p>
          </table:table-cell>
          <table:table-cell office:value-type="float" office:value="9606799365" table:style-name="ce4">
            <text:p>9606799365</text:p>
          </table:table-cell>
          <table:table-cell office:value-type="float" office:value="16.603200000000001" table:style-name="ce4">
            <text:p>16.6032</text:p>
          </table:table-cell>
          <table:table-cell office:value-type="float" office:value="76.880799999999994" table:style-name="ce4">
            <text:p>76.8808</text:p>
          </table:table-cell>
          <table:table-cell table:number-columns-repeated="16368"/>
        </table:table-row>
        <table:table-row table:style-name="ro1">
          <table:table-cell office:value-type="float" office:value="935" table:style-name="ce4">
            <text:p>935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CHOUDESHWARIH</text:p>
          </table:table-cell>
          <table:table-cell office:value-type="string" table:style-name="ce3">
            <text:p>ಚೌಡೇಶ್ವರಿಃ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84373554" table:style-name="ce4">
            <text:p>6784373554</text:p>
          </table:table-cell>
          <table:table-cell table:style-name="ce4"/>
          <table:table-cell office:value-type="string" table:style-name="ce4">
            <text:p>Anand Swamy<text:s text:c="3"/></text:p>
          </table:table-cell>
          <table:table-cell office:value-type="string" table:style-name="ce4">
            <text:p>CHO</text:p>
          </table:table-cell>
          <table:table-cell office:value-type="float" office:value="7887557872" table:style-name="ce4">
            <text:p>7887557872</text:p>
          </table:table-cell>
          <table:table-cell office:value-type="float" office:value="16.509799999999998" table:style-name="ce4">
            <text:p>16.5098</text:p>
          </table:table-cell>
          <table:table-cell office:value-type="float" office:value="76.851699999999994" table:style-name="ce4">
            <text:p>76.8517</text:p>
          </table:table-cell>
          <table:table-cell table:number-columns-repeated="16368"/>
        </table:table-row>
        <table:table-row table:style-name="ro1">
          <table:table-cell office:value-type="float" office:value="936" table:style-name="ce4">
            <text:p>936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Geddalamari</text:p>
          </table:table-cell>
          <table:table-cell office:value-type="string" table:style-name="ce3">
            <text:p>ಗೆದ್ದಲಮ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723754780" table:style-name="ce4">
            <text:p>2723754780</text:p>
          </table:table-cell>
          <table:table-cell table:style-name="ce4"/>
          <table:table-cell office:value-type="string" table:style-name="ce4">
            <text:p>Sunitha-<text:s/></text:p>
          </table:table-cell>
          <table:table-cell office:value-type="string" table:style-name="ce4">
            <text:p>CHO</text:p>
          </table:table-cell>
          <table:table-cell office:value-type="float" office:value="7019327189" table:style-name="ce4">
            <text:p>7019327189</text:p>
          </table:table-cell>
          <table:table-cell office:value-type="float" office:value="16.327000000000002" table:style-name="ce4">
            <text:p>16.327</text:p>
          </table:table-cell>
          <table:table-cell office:value-type="float" office:value="76.510000000000005" table:style-name="ce4">
            <text:p>76.51</text:p>
          </table:table-cell>
          <table:table-cell table:number-columns-repeated="16368"/>
        </table:table-row>
        <table:table-row table:style-name="ro1">
          <table:table-cell office:value-type="float" office:value="937" table:style-name="ce4">
            <text:p>937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Hegganadoddi</text:p>
          </table:table-cell>
          <table:table-cell office:value-type="string" table:style-name="ce3">
            <text:p>ಹೆಗ್ಗನದೊಡ್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725172520" table:style-name="ce4">
            <text:p>1725172520</text:p>
          </table:table-cell>
          <table:table-cell table:style-name="ce4"/>
          <table:table-cell office:value-type="string" table:style-name="ce4">
            <text:p>Mr Santosh Rathod</text:p>
          </table:table-cell>
          <table:table-cell office:value-type="string" table:style-name="ce4">
            <text:p>CHO</text:p>
          </table:table-cell>
          <table:table-cell office:value-type="float" office:value="7411243345" table:style-name="ce4">
            <text:p>7411243345</text:p>
          </table:table-cell>
          <table:table-cell office:value-type="float" office:value="16.6876" table:style-name="ce4">
            <text:p>16.6876</text:p>
          </table:table-cell>
          <table:table-cell office:value-type="float" office:value="76.604799999999997" table:style-name="ce4">
            <text:p>76.6048</text:p>
          </table:table-cell>
          <table:table-cell table:number-columns-repeated="16368"/>
        </table:table-row>
        <table:table-row table:style-name="ro1">
          <table:table-cell office:value-type="float" office:value="938" table:style-name="ce4">
            <text:p>938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orapur</text:p>
          </table:table-cell>
          <table:table-cell office:value-type="string" table:style-name="ce3">
            <text:p>ಶೋರಾಪುರ</text:p>
          </table:table-cell>
          <table:table-cell office:value-type="string" table:style-name="ce4">
            <text:p>Jogundabhavi</text:p>
          </table:table-cell>
          <table:table-cell office:value-type="string" table:style-name="ce3">
            <text:p>ಜೋಗುಂಡಭಾವ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11127372" table:style-name="ce4">
            <text:p>1611127372</text:p>
          </table:table-cell>
          <table:table-cell table:style-name="ce4"/>
          <table:table-cell office:value-type="string" table:style-name="ce4">
            <text:p>Mr Madivala Biradar<text:s text:c="3"/></text:p>
          </table:table-cell>
          <table:table-cell office:value-type="string" table:style-name="ce4">
            <text:p>CHO</text:p>
          </table:table-cell>
          <table:table-cell office:value-type="float" office:value="8788920589" table:style-name="ce4">
            <text:p>8788920589</text:p>
          </table:table-cell>
          <table:table-cell office:value-type="float" office:value="16.3001" table:style-name="ce4">
            <text:p>16.3001</text:p>
          </table:table-cell>
          <table:table-cell office:value-type="float" office:value="76.364199999999997" table:style-name="ce4">
            <text:p>76.3642</text:p>
          </table:table-cell>
          <table:table-cell table:number-columns-repeated="16368"/>
        </table:table-row>
        <table:table-row table:style-name="ro1">
          <table:table-cell office:value-type="float" office:value="939" table:style-name="ce4">
            <text:p>939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orapur</text:p>
          </table:table-cell>
          <table:table-cell office:value-type="string" table:style-name="ce3">
            <text:p>ಶೋರಾಪುರ</text:p>
          </table:table-cell>
          <table:table-cell office:value-type="string" table:style-name="ce4">
            <text:p>VIBHUTINAHALLI</text:p>
          </table:table-cell>
          <table:table-cell office:value-type="string" table:style-name="ce3">
            <text:p>ವಿಭೂತಿ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761513264" table:style-name="ce4">
            <text:p>1761513264</text:p>
          </table:table-cell>
          <table:table-cell table:style-name="ce4"/>
          <table:table-cell office:value-type="string" table:style-name="ce4">
            <text:p>Mr Ningappa<text:s text:c="3"/></text:p>
          </table:table-cell>
          <table:table-cell office:value-type="string" table:style-name="ce4">
            <text:p>CHO</text:p>
          </table:table-cell>
          <table:table-cell office:value-type="float" office:value="9986615749" table:style-name="ce4">
            <text:p>9986615749</text:p>
          </table:table-cell>
          <table:table-cell office:value-type="float" office:value="16.6615" table:style-name="ce4">
            <text:p>16.6615</text:p>
          </table:table-cell>
          <table:table-cell office:value-type="float" office:value="76.856899999999996" table:style-name="ce4">
            <text:p>76.8569</text:p>
          </table:table-cell>
          <table:table-cell table:number-columns-repeated="16368"/>
        </table:table-row>
        <table:table-row table:style-name="ro1">
          <table:table-cell office:value-type="float" office:value="940" table:style-name="ce4">
            <text:p>940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orapur</text:p>
          </table:table-cell>
          <table:table-cell office:value-type="string" table:style-name="ce3">
            <text:p>ಶೋರಾಪುರ</text:p>
          </table:table-cell>
          <table:table-cell office:value-type="string" table:style-name="ce4">
            <text:p>Kalladevanalli</text:p>
          </table:table-cell>
          <table:table-cell office:value-type="string" table:style-name="ce3">
            <text:p>ಕಲ್ಲದೇವನ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778528586" table:style-name="ce4">
            <text:p>1778528586</text:p>
          </table:table-cell>
          <table:table-cell table:style-name="ce4"/>
          <table:table-cell office:value-type="string" table:style-name="ce4">
            <text:p>Miss Laleeta<text:s text:c="3"/></text:p>
          </table:table-cell>
          <table:table-cell office:value-type="string" table:style-name="ce4">
            <text:p>CHO</text:p>
          </table:table-cell>
          <table:table-cell office:value-type="float" office:value="9731572297" table:style-name="ce4">
            <text:p>9731572297</text:p>
          </table:table-cell>
          <table:table-cell office:value-type="float" office:value="16.485399999999998" table:style-name="ce4">
            <text:p>16.4854</text:p>
          </table:table-cell>
          <table:table-cell office:value-type="float" office:value="76.574399999999997" table:style-name="ce4">
            <text:p>76.5744</text:p>
          </table:table-cell>
          <table:table-cell table:number-columns-repeated="16368"/>
        </table:table-row>
        <table:table-row table:style-name="ro1">
          <table:table-cell office:value-type="float" office:value="941" table:style-name="ce4">
            <text:p>941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orapur</text:p>
          </table:table-cell>
          <table:table-cell office:value-type="string" table:style-name="ce3">
            <text:p>ಶೋರಾಪುರ</text:p>
          </table:table-cell>
          <table:table-cell office:value-type="string" table:style-name="ce4">
            <text:p>Karadakala</text:p>
          </table:table-cell>
          <table:table-cell office:value-type="string" table:style-name="ce3">
            <text:p>ಕರಡಕಳ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827278754" table:style-name="ce4">
            <text:p>5827278754</text:p>
          </table:table-cell>
          <table:table-cell table:style-name="ce4"/>
          <table:table-cell office:value-type="string" table:style-name="ce4">
            <text:p>Mr Mahesh Kumar M<text:s text:c="3"/></text:p>
          </table:table-cell>
          <table:table-cell office:value-type="string" table:style-name="ce4">
            <text:p>CHO</text:p>
          </table:table-cell>
          <table:table-cell office:value-type="float" office:value="9901257919" table:style-name="ce4">
            <text:p>9901257919</text:p>
          </table:table-cell>
          <table:table-cell office:value-type="float" office:value="16.649000000000001" table:style-name="ce4">
            <text:p>16.649</text:p>
          </table:table-cell>
          <table:table-cell office:value-type="float" office:value="76.529300000000006" table:style-name="ce4">
            <text:p>76.5293</text:p>
          </table:table-cell>
          <table:table-cell table:number-columns-repeated="16368"/>
        </table:table-row>
        <table:table-row table:style-name="ro1">
          <table:table-cell office:value-type="float" office:value="942" table:style-name="ce4">
            <text:p>942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orapur</text:p>
          </table:table-cell>
          <table:table-cell office:value-type="string" table:style-name="ce3">
            <text:p>ಶೋರಾಪುರ</text:p>
          </table:table-cell>
          <table:table-cell office:value-type="string" table:style-name="ce4">
            <text:p>Kolihala</text:p>
          </table:table-cell>
          <table:table-cell office:value-type="string" table:style-name="ce3">
            <text:p>ಕೋಳಿಹಾಳ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22642770" table:style-name="ce4">
            <text:p>8422642770</text:p>
          </table:table-cell>
          <table:table-cell table:style-name="ce4"/>
          <table:table-cell office:value-type="string" table:style-name="ce4">
            <text:p>Soumya EF<text:s text:c="3"/></text:p>
          </table:table-cell>
          <table:table-cell office:value-type="string" table:style-name="ce4">
            <text:p>CHO</text:p>
          </table:table-cell>
          <table:table-cell office:value-type="float" office:value="9061740633" table:style-name="ce4">
            <text:p>9061740633</text:p>
          </table:table-cell>
          <table:table-cell office:value-type="float" office:value="16.491099999999999" table:style-name="ce4">
            <text:p>16.4911</text:p>
          </table:table-cell>
          <table:table-cell office:value-type="float" office:value="76.461799999999997" table:style-name="ce4">
            <text:p>76.4618</text:p>
          </table:table-cell>
          <table:table-cell table:number-columns-repeated="16368"/>
        </table:table-row>
        <table:table-row table:style-name="ro1">
          <table:table-cell office:value-type="float" office:value="943" table:style-name="ce4">
            <text:p>943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orapur</text:p>
          </table:table-cell>
          <table:table-cell office:value-type="string" table:style-name="ce3">
            <text:p>ಶೋರಾಪುರ</text:p>
          </table:table-cell>
          <table:table-cell office:value-type="string" table:style-name="ce4">
            <text:p>M. Bommanahalli</text:p>
          </table:table-cell>
          <table:table-cell office:value-type="string" table:style-name="ce3">
            <text:p>ಎಂ.ಬೊಮ್ಮ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167273780" table:style-name="ce4">
            <text:p>4167273780</text:p>
          </table:table-cell>
          <table:table-cell table:style-name="ce4"/>
          <table:table-cell office:value-type="string" table:style-name="ce4">
            <text:p>Mr Rajshekhar Gums</text:p>
          </table:table-cell>
          <table:table-cell office:value-type="string" table:style-name="ce4">
            <text:p>CHO</text:p>
          </table:table-cell>
          <table:table-cell office:value-type="float" office:value="9449973119" table:style-name="ce4">
            <text:p>9449973119</text:p>
          </table:table-cell>
          <table:table-cell office:value-type="float" office:value="16.6508" table:style-name="ce4">
            <text:p>16.6508</text:p>
          </table:table-cell>
          <table:table-cell office:value-type="float" office:value="76.423900000000003" table:style-name="ce4">
            <text:p>76.4239</text:p>
          </table:table-cell>
          <table:table-cell table:number-columns-repeated="16368"/>
        </table:table-row>
        <table:table-row table:style-name="ro1">
          <table:table-cell office:value-type="float" office:value="944" table:style-name="ce4">
            <text:p>944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orapur</text:p>
          </table:table-cell>
          <table:table-cell office:value-type="string" table:style-name="ce3">
            <text:p>ಶೋರಾಪುರ</text:p>
          </table:table-cell>
          <table:table-cell office:value-type="string" table:style-name="ce4">
            <text:p>Lakshmipura</text:p>
          </table:table-cell>
          <table:table-cell office:value-type="string" table:style-name="ce3">
            <text:p>ಲಕ್ಷ್ಮೀ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843728157" table:style-name="ce4">
            <text:p>4843728157</text:p>
          </table:table-cell>
          <table:table-cell table:style-name="ce4"/>
          <table:table-cell office:value-type="string" table:style-name="ce4">
            <text:p>Neelgangamma<text:s text:c="3"/></text:p>
          </table:table-cell>
          <table:table-cell office:value-type="string" table:style-name="ce4">
            <text:p>CHO</text:p>
          </table:table-cell>
          <table:table-cell office:value-type="float" office:value="7483282374" table:style-name="ce4">
            <text:p>7483282374</text:p>
          </table:table-cell>
          <table:table-cell office:value-type="float" office:value="16.533300000000001" table:style-name="ce4">
            <text:p>16.5333</text:p>
          </table:table-cell>
          <table:table-cell office:value-type="float" office:value="76.6691" table:style-name="ce4">
            <text:p>76.6691</text:p>
          </table:table-cell>
          <table:table-cell table:number-columns-repeated="16368"/>
        </table:table-row>
        <table:table-row table:style-name="ro1">
          <table:table-cell office:value-type="float" office:value="945" table:style-name="ce4">
            <text:p>945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orapur</text:p>
          </table:table-cell>
          <table:table-cell office:value-type="string" table:style-name="ce3">
            <text:p>ಶೋರಾಪುರ</text:p>
          </table:table-cell>
          <table:table-cell office:value-type="string" table:style-name="ce4">
            <text:p>Alahala</text:p>
          </table:table-cell>
          <table:table-cell office:value-type="string" table:style-name="ce3">
            <text:p>ಅಲಾಹಲ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68418614" table:style-name="ce4">
            <text:p>6868418614</text:p>
          </table:table-cell>
          <table:table-cell table:style-name="ce4"/>
          <table:table-cell office:value-type="string" table:style-name="ce4">
            <text:p>Mrs Najma Handanoo<text:s text:c="3"/></text:p>
          </table:table-cell>
          <table:table-cell office:value-type="string" table:style-name="ce4">
            <text:p>CHO</text:p>
          </table:table-cell>
          <table:table-cell office:value-type="float" office:value="8050284852" table:style-name="ce4">
            <text:p>8050284852</text:p>
          </table:table-cell>
          <table:table-cell office:value-type="float" office:value="16.621200000000002" table:style-name="ce4">
            <text:p>16.6212</text:p>
          </table:table-cell>
          <table:table-cell office:value-type="float" office:value="76.438199999999995" table:style-name="ce4">
            <text:p>76.4382</text:p>
          </table:table-cell>
          <table:table-cell table:number-columns-repeated="16368"/>
        </table:table-row>
        <table:table-row table:style-name="ro1">
          <table:table-cell office:value-type="float" office:value="946" table:style-name="ce4">
            <text:p>946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orapur</text:p>
          </table:table-cell>
          <table:table-cell office:value-type="string" table:style-name="ce3">
            <text:p>ಶೋರಾಪುರ</text:p>
          </table:table-cell>
          <table:table-cell office:value-type="string" table:style-name="ce4">
            <text:p>Aladal</text:p>
          </table:table-cell>
          <table:table-cell office:value-type="string" table:style-name="ce3">
            <text:p>ಅಲದ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511326661" table:style-name="ce4">
            <text:p>5511326661</text:p>
          </table:table-cell>
          <table:table-cell table:style-name="ce4"/>
          <table:table-cell office:value-type="string" table:style-name="ce4">
            <text:p>Sideshwar H Hugar<text:s text:c="3"/></text:p>
          </table:table-cell>
          <table:table-cell office:value-type="string" table:style-name="ce4">
            <text:p>CHO</text:p>
          </table:table-cell>
          <table:table-cell office:value-type="float" office:value="9845016319" table:style-name="ce4">
            <text:p>9845016319</text:p>
          </table:table-cell>
          <table:table-cell office:value-type="float" office:value="16.463100000000001" table:style-name="ce4">
            <text:p>16.4631</text:p>
          </table:table-cell>
          <table:table-cell office:value-type="float" office:value="76.703199999999995" table:style-name="ce4">
            <text:p>76.7032</text:p>
          </table:table-cell>
          <table:table-cell table:number-columns-repeated="16368"/>
        </table:table-row>
        <table:table-row table:style-name="ro1">
          <table:table-cell office:value-type="float" office:value="947" table:style-name="ce4">
            <text:p>947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orapur</text:p>
          </table:table-cell>
          <table:table-cell office:value-type="string" table:style-name="ce3">
            <text:p>ಶೋರಾಪುರ</text:p>
          </table:table-cell>
          <table:table-cell office:value-type="string" table:style-name="ce4">
            <text:p>Bappargi</text:p>
          </table:table-cell>
          <table:table-cell office:value-type="string" table:style-name="ce3">
            <text:p>ಬಪ್ಪರ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134647482" table:style-name="ce4">
            <text:p>2134647482</text:p>
          </table:table-cell>
          <table:table-cell table:style-name="ce4"/>
          <table:table-cell office:value-type="string" table:style-name="ce4">
            <text:p>Mr Ramesh Jevur<text:s text:c="3"/></text:p>
          </table:table-cell>
          <table:table-cell office:value-type="string" table:style-name="ce4">
            <text:p>CHO</text:p>
          </table:table-cell>
          <table:table-cell office:value-type="float" office:value="9527838877" table:style-name="ce4">
            <text:p>9527838877</text:p>
          </table:table-cell>
          <table:table-cell office:value-type="float" office:value="16.354500000000002" table:style-name="ce4">
            <text:p>16.3545</text:p>
          </table:table-cell>
          <table:table-cell office:value-type="float" office:value="76.402299999999997" table:style-name="ce4">
            <text:p>76.4023</text:p>
          </table:table-cell>
          <table:table-cell table:number-columns-repeated="16368"/>
        </table:table-row>
        <table:table-row table:style-name="ro1">
          <table:table-cell office:value-type="float" office:value="948" table:style-name="ce4">
            <text:p>948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orapur</text:p>
          </table:table-cell>
          <table:table-cell office:value-type="string" table:style-name="ce3">
            <text:p>ಶೋರಾಪುರ</text:p>
          </table:table-cell>
          <table:table-cell office:value-type="string" table:style-name="ce4">
            <text:p>Khanapura H- S</text:p>
          </table:table-cell>
          <table:table-cell office:value-type="string" table:style-name="ce3">
            <text:p>ಖಾನಾಪುರ ಎಚ್- ಎಸ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13161456" table:style-name="ce4">
            <text:p>5313161456</text:p>
          </table:table-cell>
          <table:table-cell table:style-name="ce4"/>
          <table:table-cell office:value-type="string" table:style-name="ce4">
            <text:p>Mala Nayak-<text:s/></text:p>
          </table:table-cell>
          <table:table-cell office:value-type="string" table:style-name="ce4">
            <text:p>CHO</text:p>
          </table:table-cell>
          <table:table-cell office:value-type="float" office:value="9535388711" table:style-name="ce4">
            <text:p>953538871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949" table:style-name="ce4">
            <text:p>949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orapur</text:p>
          </table:table-cell>
          <table:table-cell office:value-type="string" table:style-name="ce3">
            <text:p>ಶೋರಾಪುರ</text:p>
          </table:table-cell>
          <table:table-cell office:value-type="string" table:style-name="ce4">
            <text:p>TINTHINI<text:s/></text:p>
          </table:table-cell>
          <table:table-cell office:value-type="string" table:style-name="ce3">
            <text:p>ತಿಂತಿನ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227665110" table:style-name="ce4">
            <text:p>2227665110</text:p>
          </table:table-cell>
          <table:table-cell table:style-name="ce4"/>
          <table:table-cell office:value-type="string" table:style-name="ce4">
            <text:p>Mr Maheboob Kondagoli<text:s text:c="5"/></text:p>
          </table:table-cell>
          <table:table-cell office:value-type="string" table:style-name="ce4">
            <text:p>CHO</text:p>
          </table:table-cell>
          <table:table-cell office:value-type="float" office:value="8494827108" table:style-name="ce4">
            <text:p>8494827108</text:p>
          </table:table-cell>
          <table:table-cell office:value-type="float" office:value="16.383600000000001" table:style-name="ce4">
            <text:p>16.3836</text:p>
          </table:table-cell>
          <table:table-cell office:value-type="float" office:value="76.654600000000002" table:style-name="ce4">
            <text:p>76.6546</text:p>
          </table:table-cell>
          <table:table-cell table:number-columns-repeated="16368"/>
        </table:table-row>
        <table:table-row table:style-name="ro1">
          <table:table-cell office:value-type="float" office:value="950" table:style-name="ce4">
            <text:p>950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orapur</text:p>
          </table:table-cell>
          <table:table-cell office:value-type="string" table:style-name="ce3">
            <text:p>ಶೋರಾಪುರ</text:p>
          </table:table-cell>
          <table:table-cell office:value-type="string" table:style-name="ce4">
            <text:p>Malagatti</text:p>
          </table:table-cell>
          <table:table-cell office:value-type="string" table:style-name="ce3">
            <text:p>ಮಾಲಗತ್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38183455" table:style-name="ce4">
            <text:p>6738183455</text:p>
          </table:table-cell>
          <table:table-cell table:style-name="ce4"/>
          <table:table-cell office:value-type="string" table:style-name="ce4">
            <text:p>Abdullateef<text:s text:c="3"/></text:p>
          </table:table-cell>
          <table:table-cell office:value-type="string" table:style-name="ce4">
            <text:p>CHO</text:p>
          </table:table-cell>
          <table:table-cell office:value-type="float" office:value="8495997663" table:style-name="ce4">
            <text:p>8495997663</text:p>
          </table:table-cell>
          <table:table-cell office:value-type="float" office:value="16.6876" table:style-name="ce4">
            <text:p>16.6876</text:p>
          </table:table-cell>
          <table:table-cell office:value-type="float" office:value="76.604799999999997" table:style-name="ce4">
            <text:p>76.6048</text:p>
          </table:table-cell>
          <table:table-cell table:number-columns-repeated="16368"/>
        </table:table-row>
        <table:table-row table:style-name="ro1">
          <table:table-cell office:value-type="float" office:value="951" table:style-name="ce4">
            <text:p>951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orapur</text:p>
          </table:table-cell>
          <table:table-cell office:value-type="string" table:style-name="ce3">
            <text:p>ಶೋರಾಪುರ</text:p>
          </table:table-cell>
          <table:table-cell office:value-type="string" table:style-name="ce4">
            <text:p>Manjlapur</text:p>
          </table:table-cell>
          <table:table-cell office:value-type="string" table:style-name="ce3">
            <text:p>ಮಂಜಲ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88312285" table:style-name="ce4">
            <text:p>6788312285</text:p>
          </table:table-cell>
          <table:table-cell table:style-name="ce4"/>
          <table:table-cell office:value-type="string" table:style-name="ce4">
            <text:p>Mr Manjunath S jam-<text:s/></text:p>
          </table:table-cell>
          <table:table-cell office:value-type="string" table:style-name="ce4">
            <text:p>CHO</text:p>
          </table:table-cell>
          <table:table-cell office:value-type="float" office:value="8867280663" table:style-name="ce4">
            <text:p>8867280663</text:p>
          </table:table-cell>
          <table:table-cell office:value-type="float" office:value="16.4209" table:style-name="ce4">
            <text:p>16.4209</text:p>
          </table:table-cell>
          <table:table-cell office:value-type="float" office:value="76.546499999999995" table:style-name="ce4">
            <text:p>76.5465</text:p>
          </table:table-cell>
          <table:table-cell table:number-columns-repeated="16368"/>
        </table:table-row>
        <table:table-row table:style-name="ro1">
          <table:table-cell office:value-type="float" office:value="952" table:style-name="ce4">
            <text:p>952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orapur</text:p>
          </table:table-cell>
          <table:table-cell office:value-type="string" table:style-name="ce3">
            <text:p>ಶೋರಾಪುರ</text:p>
          </table:table-cell>
          <table:table-cell office:value-type="string" table:style-name="ce4">
            <text:p>Maranala</text:p>
          </table:table-cell>
          <table:table-cell office:value-type="string" table:style-name="ce3">
            <text:p>ಮಾರನಾಳ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768366675" table:style-name="ce4">
            <text:p>5768366675</text:p>
          </table:table-cell>
          <table:table-cell table:style-name="ce4"/>
          <table:table-cell office:value-type="string" table:style-name="ce4">
            <text:p>Mr Ismail Tangewale-<text:s/></text:p>
          </table:table-cell>
          <table:table-cell office:value-type="string" table:style-name="ce4">
            <text:p>CHO</text:p>
          </table:table-cell>
          <table:table-cell office:value-type="float" office:value="9844637758" table:style-name="ce4">
            <text:p>9844637758</text:p>
          </table:table-cell>
          <table:table-cell office:value-type="float" office:value="16.319700000000001" table:style-name="ce4">
            <text:p>16.3197</text:p>
          </table:table-cell>
          <table:table-cell office:value-type="float" office:value="76.350300000000004" table:style-name="ce4">
            <text:p>76.3503</text:p>
          </table:table-cell>
          <table:table-cell table:number-columns-repeated="16368"/>
        </table:table-row>
        <table:table-row table:style-name="ro1">
          <table:table-cell office:value-type="float" office:value="953" table:style-name="ce4">
            <text:p>953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orapur</text:p>
          </table:table-cell>
          <table:table-cell office:value-type="string" table:style-name="ce3">
            <text:p>ಶೋರಾಪುರ</text:p>
          </table:table-cell>
          <table:table-cell office:value-type="string" table:style-name="ce4">
            <text:p>Narayanapura</text:p>
          </table:table-cell>
          <table:table-cell office:value-type="string" table:style-name="ce3">
            <text:p>ನಾರಾಯಣ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836275588" table:style-name="ce4">
            <text:p>4836275588</text:p>
          </table:table-cell>
          <table:table-cell table:style-name="ce4"/>
          <table:table-cell office:value-type="string" table:style-name="ce4">
            <text:p>Beerappa-HIO</text:p>
          </table:table-cell>
          <table:table-cell office:value-type="string" table:style-name="ce4">
            <text:p>CHO</text:p>
          </table:table-cell>
          <table:table-cell office:value-type="float" office:value="9742941096" table:style-name="ce4">
            <text:p>9742941096</text:p>
          </table:table-cell>
          <table:table-cell office:value-type="float" office:value="16.3749" table:style-name="ce4">
            <text:p>16.3749</text:p>
          </table:table-cell>
          <table:table-cell office:value-type="float" office:value="76.457899999999995" table:style-name="ce4">
            <text:p>76.4579</text:p>
          </table:table-cell>
          <table:table-cell table:number-columns-repeated="16368"/>
        </table:table-row>
        <table:table-row table:style-name="ro1">
          <table:table-cell office:value-type="float" office:value="954" table:style-name="ce4">
            <text:p>954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VAJJAL</text:p>
          </table:table-cell>
          <table:table-cell office:value-type="string" table:style-name="ce3">
            <text:p>ವಜ್ಜ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374825722" table:style-name="ce4">
            <text:p>7374825722</text:p>
          </table:table-cell>
          <table:table-cell table:style-name="ce4"/>
          <table:table-cell office:value-type="string" table:style-name="ce4">
            <text:p>Mr Chandrakant Hitt-<text:s/></text:p>
          </table:table-cell>
          <table:table-cell office:value-type="string" table:style-name="ce4">
            <text:p>CHO</text:p>
          </table:table-cell>
          <table:table-cell office:value-type="float" office:value="9980791614" table:style-name="ce4">
            <text:p>9980791614</text:p>
          </table:table-cell>
          <table:table-cell office:value-type="float" office:value="16.477" table:style-name="ce4">
            <text:p>16.477</text:p>
          </table:table-cell>
          <table:table-cell office:value-type="float" office:value="76.547200000000004" table:style-name="ce4">
            <text:p>76.5472</text:p>
          </table:table-cell>
          <table:table-cell table:number-columns-repeated="16368"/>
        </table:table-row>
        <table:table-row table:style-name="ro1">
          <table:table-cell office:value-type="float" office:value="955" table:style-name="ce4">
            <text:p>955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llagi</text:p>
          </table:table-cell>
          <table:table-cell office:value-type="string" table:style-name="ce3">
            <text:p>ಶಳ್ಳ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535212710" table:style-name="ce4">
            <text:p>3535212710</text:p>
          </table:table-cell>
          <table:table-cell table:style-name="ce4"/>
          <table:table-cell office:value-type="string" table:style-name="ce4">
            <text:p>Mr Chaligappa-<text:s/></text:p>
          </table:table-cell>
          <table:table-cell office:value-type="string" table:style-name="ce4">
            <text:p>CHO</text:p>
          </table:table-cell>
          <table:table-cell office:value-type="float" office:value="9901668176" table:style-name="ce4">
            <text:p>9901668176</text:p>
          </table:table-cell>
          <table:table-cell office:value-type="float" office:value="16.460699999999999" table:style-name="ce4">
            <text:p>16.4607</text:p>
          </table:table-cell>
          <table:table-cell office:value-type="float" office:value="76.799099999999996" table:style-name="ce4">
            <text:p>76.7991</text:p>
          </table:table-cell>
          <table:table-cell table:number-columns-repeated="16368"/>
        </table:table-row>
        <table:table-row table:style-name="ro1">
          <table:table-cell office:value-type="float" office:value="956" table:style-name="ce4">
            <text:p>956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BADDEPALLI</text:p>
          </table:table-cell>
          <table:table-cell office:value-type="string" table:style-name="ce3">
            <text:p>ಬದ್ದೇಪಲ್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12612613" table:style-name="ce4">
            <text:p>6412612613</text:p>
          </table:table-cell>
          <table:table-cell table:style-name="ce4"/>
          <table:table-cell office:value-type="string" table:style-name="ce4">
            <text:p>Mr Praven Kumar-<text:s/></text:p>
          </table:table-cell>
          <table:table-cell office:value-type="string" table:style-name="ce4">
            <text:p>CHO</text:p>
          </table:table-cell>
          <table:table-cell office:value-type="float" office:value="7204871747" table:style-name="ce4">
            <text:p>7204871747</text:p>
          </table:table-cell>
          <table:table-cell office:value-type="float" office:value="16.569900000000001" table:style-name="ce4">
            <text:p>16.5699</text:p>
          </table:table-cell>
          <table:table-cell office:value-type="float" office:value="77.3703" table:style-name="ce4">
            <text:p>77.3703</text:p>
          </table:table-cell>
          <table:table-cell table:number-columns-repeated="16368"/>
        </table:table-row>
        <table:table-row table:style-name="ro1">
          <table:table-cell office:value-type="float" office:value="957" table:style-name="ce4">
            <text:p>957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Badiyala</text:p>
          </table:table-cell>
          <table:table-cell office:value-type="string" table:style-name="ce3">
            <text:p>ಬಾಡಿಯಾಲ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762563489" table:style-name="ce4">
            <text:p>7762563489</text:p>
          </table:table-cell>
          <table:table-cell table:style-name="ce4"/>
          <table:table-cell office:value-type="string" table:style-name="ce4">
            <text:p>Miss Minakshi Patted<text:s text:c="3"/></text:p>
          </table:table-cell>
          <table:table-cell office:value-type="string" table:style-name="ce4">
            <text:p>CHO</text:p>
          </table:table-cell>
          <table:table-cell office:value-type="float" office:value="8884911313" table:style-name="ce4">
            <text:p>8884911313</text:p>
          </table:table-cell>
          <table:table-cell office:value-type="float" office:value="16.492100000000001" table:style-name="ce4">
            <text:p>16.4921</text:p>
          </table:table-cell>
          <table:table-cell office:value-type="float" office:value="77.275300000000001" table:style-name="ce4">
            <text:p>77.2753</text:p>
          </table:table-cell>
          <table:table-cell table:number-columns-repeated="16368"/>
        </table:table-row>
        <table:table-row table:style-name="ro1">
          <table:table-cell office:value-type="float" office:value="958" table:style-name="ce4">
            <text:p>958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awoor</text:p>
          </table:table-cell>
          <table:table-cell office:value-type="string" table:style-name="ce3">
            <text:p>ಸವ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517511751" table:style-name="ce4">
            <text:p>6517511751</text:p>
          </table:table-cell>
          <table:table-cell table:style-name="ce4"/>
          <table:table-cell office:value-type="string" table:style-name="ce4">
            <text:p>Sunilkumar</text:p>
          </table:table-cell>
          <table:table-cell office:value-type="string" table:style-name="ce4">
            <text:p>CHO</text:p>
          </table:table-cell>
          <table:table-cell office:value-type="float" office:value="8971725708" table:style-name="ce4">
            <text:p>8971725708</text:p>
          </table:table-cell>
          <table:table-cell office:value-type="float" office:value="16.607700000000001" table:style-name="ce4">
            <text:p>16.6077</text:p>
          </table:table-cell>
          <table:table-cell office:value-type="float" office:value="77.201300000000003" table:style-name="ce4">
            <text:p>77.2013</text:p>
          </table:table-cell>
          <table:table-cell table:number-columns-repeated="16368"/>
        </table:table-row>
        <table:table-row table:style-name="ro1">
          <table:table-cell office:value-type="float" office:value="959" table:style-name="ce4">
            <text:p>959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BORABANDI</text:p>
          </table:table-cell>
          <table:table-cell office:value-type="string" table:style-name="ce3">
            <text:p>ಬೋರಬಂ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22641754" table:style-name="ce4">
            <text:p>1122641754</text:p>
          </table:table-cell>
          <table:table-cell table:style-name="ce4"/>
          <table:table-cell office:value-type="string" table:style-name="ce4">
            <text:p>Mr Basareddy-<text:s/></text:p>
          </table:table-cell>
          <table:table-cell office:value-type="string" table:style-name="ce4">
            <text:p>CHO</text:p>
          </table:table-cell>
          <table:table-cell office:value-type="float" office:value="8310757630" table:style-name="ce4">
            <text:p>8310757630</text:p>
          </table:table-cell>
          <table:table-cell office:value-type="float" office:value="16.832000000000001" table:style-name="ce4">
            <text:p>16.832</text:p>
          </table:table-cell>
          <table:table-cell office:value-type="float" office:value="77.379499999999993" table:style-name="ce4">
            <text:p>77.3795</text:p>
          </table:table-cell>
          <table:table-cell table:number-columns-repeated="16368"/>
        </table:table-row>
        <table:table-row table:style-name="ro1">
          <table:table-cell office:value-type="float" office:value="960" table:style-name="ce4">
            <text:p>960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Chapetla</text:p>
          </table:table-cell>
          <table:table-cell office:value-type="string" table:style-name="ce3">
            <text:p>ಚಪೆಟ್ಲ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362483434" table:style-name="ce4">
            <text:p>3362483434</text:p>
          </table:table-cell>
          <table:table-cell table:style-name="ce4"/>
          <table:table-cell office:value-type="string" table:style-name="ce4">
            <text:p>Mr Gulam Subhani A-<text:s/></text:p>
          </table:table-cell>
          <table:table-cell office:value-type="string" table:style-name="ce4">
            <text:p>CHO</text:p>
          </table:table-cell>
          <table:table-cell office:value-type="float" office:value="9535914111" table:style-name="ce4">
            <text:p>9535914111</text:p>
          </table:table-cell>
          <table:table-cell office:value-type="float" office:value="16.875499999999999" table:style-name="ce4">
            <text:p>16.8755</text:p>
          </table:table-cell>
          <table:table-cell office:value-type="float" office:value="77.338800000000006" table:style-name="ce4">
            <text:p>77.3388</text:p>
          </table:table-cell>
          <table:table-cell table:number-columns-repeated="16368"/>
        </table:table-row>
        <table:table-row table:style-name="ro1">
          <table:table-cell office:value-type="float" office:value="961" table:style-name="ce4">
            <text:p>961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CHINTAKUNTA</text:p>
          </table:table-cell>
          <table:table-cell office:value-type="string" table:style-name="ce3">
            <text:p>ಚಿಂತಕುಂಟ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482365668" table:style-name="ce4">
            <text:p>8482365668</text:p>
          </table:table-cell>
          <table:table-cell table:style-name="ce4"/>
          <table:table-cell office:value-type="string" table:style-name="ce4">
            <text:p>Kallayya Swami</text:p>
          </table:table-cell>
          <table:table-cell office:value-type="string" table:style-name="ce4">
            <text:p>CHO</text:p>
          </table:table-cell>
          <table:table-cell office:value-type="float" office:value="8830334989" table:style-name="ce4">
            <text:p>8830334989</text:p>
          </table:table-cell>
          <table:table-cell office:value-type="float" office:value="16.9268" table:style-name="ce4">
            <text:p>16.9268</text:p>
          </table:table-cell>
          <table:table-cell office:value-type="float" office:value="77.216099999999997" table:style-name="ce4">
            <text:p>77.2161</text:p>
          </table:table-cell>
          <table:table-cell table:number-columns-repeated="16368"/>
        </table:table-row>
        <table:table-row table:style-name="ro1">
          <table:table-cell office:value-type="float" office:value="962" table:style-name="ce4">
            <text:p>962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Chinnakar</text:p>
          </table:table-cell>
          <table:table-cell office:value-type="string" table:style-name="ce3">
            <text:p>ಚಿನ್ನಾಕ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5715771" table:style-name="ce4">
            <text:p>1115715771</text:p>
          </table:table-cell>
          <table:table-cell table:style-name="ce4"/>
          <table:table-cell office:value-type="string" table:style-name="ce4">
            <text:p>Nagraj Gajare-<text:s/></text:p>
          </table:table-cell>
          <table:table-cell office:value-type="string" table:style-name="ce4">
            <text:p>CHO</text:p>
          </table:table-cell>
          <table:table-cell office:value-type="float" office:value="7406844927" table:style-name="ce4">
            <text:p>740684492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963" table:style-name="ce4">
            <text:p>963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Eleheiri</text:p>
          </table:table-cell>
          <table:table-cell office:value-type="string" table:style-name="ce3">
            <text:p>ಎಲೆಹ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144875378" table:style-name="ce4">
            <text:p>3144875378</text:p>
          </table:table-cell>
          <table:table-cell table:style-name="ce4"/>
          <table:table-cell office:value-type="string" table:style-name="ce4">
            <text:p>Mrs Josline julie-<text:s/></text:p>
          </table:table-cell>
          <table:table-cell office:value-type="string" table:style-name="ce4">
            <text:p>CHO</text:p>
          </table:table-cell>
          <table:table-cell office:value-type="float" office:value="9538187387" table:style-name="ce4">
            <text:p>9538187387</text:p>
          </table:table-cell>
          <table:table-cell office:value-type="float" office:value="16.729800000000001" table:style-name="ce4">
            <text:p>16.7298</text:p>
          </table:table-cell>
          <table:table-cell office:value-type="float" office:value="77.330799999999996" table:style-name="ce4">
            <text:p>77.3308</text:p>
          </table:table-cell>
          <table:table-cell table:number-columns-repeated="16368"/>
        </table:table-row>
        <table:table-row table:style-name="ro1">
          <table:table-cell office:value-type="float" office:value="964" table:style-name="ce4">
            <text:p>964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Gondadagi</text:p>
          </table:table-cell>
          <table:table-cell office:value-type="string" table:style-name="ce3">
            <text:p>ಗೊಂಡಡ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687262474" table:style-name="ce4">
            <text:p>6687262474</text:p>
          </table:table-cell>
          <table:table-cell table:style-name="ce4"/>
          <table:table-cell office:value-type="string" table:style-name="ce4">
            <text:p>Manzoor Patel-<text:s/></text:p>
          </table:table-cell>
          <table:table-cell office:value-type="string" table:style-name="ce4">
            <text:p>CHO</text:p>
          </table:table-cell>
          <table:table-cell office:value-type="float" office:value="9922216379" table:style-name="ce4">
            <text:p>9922216379</text:p>
          </table:table-cell>
          <table:table-cell office:value-type="float" office:value="16.505700000000001" table:style-name="ce4">
            <text:p>16.5057</text:p>
          </table:table-cell>
          <table:table-cell office:value-type="float" office:value="77.213200000000001" table:style-name="ce4">
            <text:p>77.2132</text:p>
          </table:table-cell>
          <table:table-cell table:number-columns-repeated="16368"/>
        </table:table-row>
        <table:table-row table:style-name="ro1">
          <table:table-cell office:value-type="float" office:value="965" table:style-name="ce4">
            <text:p>965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Gunjanura</text:p>
          </table:table-cell>
          <table:table-cell office:value-type="string" table:style-name="ce3">
            <text:p>ಗುಂಜನೂ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34886186" table:style-name="ce4">
            <text:p>1634886186</text:p>
          </table:table-cell>
          <table:table-cell table:style-name="ce4"/>
          <table:table-cell office:value-type="string" table:style-name="ce4">
            <text:p>Mrs Soumya Reddy-<text:s/></text:p>
          </table:table-cell>
          <table:table-cell office:value-type="string" table:style-name="ce4">
            <text:p>CHO</text:p>
          </table:table-cell>
          <table:table-cell office:value-type="float" office:value="7722044991" table:style-name="ce4">
            <text:p>7722044991</text:p>
          </table:table-cell>
          <table:table-cell office:value-type="float" office:value="16.782599999999999" table:style-name="ce4">
            <text:p>16.7826</text:p>
          </table:table-cell>
          <table:table-cell office:value-type="float" office:value="77.350899999999996" table:style-name="ce4">
            <text:p>77.3509</text:p>
          </table:table-cell>
          <table:table-cell table:number-columns-repeated="16368"/>
        </table:table-row>
        <table:table-row table:style-name="ro1">
          <table:table-cell office:value-type="float" office:value="966" table:style-name="ce4">
            <text:p>966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Hathikuni</text:p>
          </table:table-cell>
          <table:table-cell office:value-type="string" table:style-name="ce3">
            <text:p>ಹತ್ತಿಕುಣ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43672674" table:style-name="ce4">
            <text:p>3443672674</text:p>
          </table:table-cell>
          <table:table-cell table:style-name="ce4"/>
          <table:table-cell office:value-type="string" table:style-name="ce4">
            <text:p>Mr Shankar Ramulu-<text:s/></text:p>
          </table:table-cell>
          <table:table-cell office:value-type="string" table:style-name="ce4">
            <text:p>CHO</text:p>
          </table:table-cell>
          <table:table-cell office:value-type="float" office:value="9538112745" table:style-name="ce4">
            <text:p>9538112745</text:p>
          </table:table-cell>
          <table:table-cell office:value-type="float" office:value="16.850000000000001" table:style-name="ce4">
            <text:p>16.85</text:p>
          </table:table-cell>
          <table:table-cell office:value-type="float" office:value="77.153800000000004" table:style-name="ce4">
            <text:p>77.1538</text:p>
          </table:table-cell>
          <table:table-cell table:number-columns-repeated="16368"/>
        </table:table-row>
        <table:table-row table:style-name="ro1">
          <table:table-cell office:value-type="float" office:value="967" table:style-name="ce4">
            <text:p>967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Honagera</text:p>
          </table:table-cell>
          <table:table-cell office:value-type="string" table:style-name="ce3">
            <text:p>ಹೊನಗೇ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644486629" table:style-name="ce4">
            <text:p>2644486629</text:p>
          </table:table-cell>
          <table:table-cell table:style-name="ce4"/>
          <table:table-cell office:value-type="string" table:style-name="ce4">
            <text:p>Mrs Nagaveni Basalir</text:p>
          </table:table-cell>
          <table:table-cell office:value-type="string" table:style-name="ce4">
            <text:p>CHO</text:p>
          </table:table-cell>
          <table:table-cell office:value-type="float" office:value="6363210967" table:style-name="ce4">
            <text:p>6363210967</text:p>
          </table:table-cell>
          <table:table-cell office:value-type="float" office:value="16.82" table:style-name="ce4">
            <text:p>16.82</text:p>
          </table:table-cell>
          <table:table-cell office:value-type="float" office:value="77.186400000000006" table:style-name="ce4">
            <text:p>77.1864</text:p>
          </table:table-cell>
          <table:table-cell table:number-columns-repeated="16368"/>
        </table:table-row>
        <table:table-row table:style-name="ro1">
          <table:table-cell office:value-type="float" office:value="968" table:style-name="ce4">
            <text:p>968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Jinakera</text:p>
          </table:table-cell>
          <table:table-cell office:value-type="string" table:style-name="ce3">
            <text:p>ಜಿನಕೇ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732343784" table:style-name="ce4">
            <text:p>5732343784</text:p>
          </table:table-cell>
          <table:table-cell table:style-name="ce4"/>
          <table:table-cell office:value-type="string" table:style-name="ce4">
            <text:p>Mr Basavaraj Pawar-<text:s/></text:p>
          </table:table-cell>
          <table:table-cell office:value-type="string" table:style-name="ce4">
            <text:p>CHO</text:p>
          </table:table-cell>
          <table:table-cell office:value-type="float" office:value="8088537798" table:style-name="ce4">
            <text:p>8088537798</text:p>
          </table:table-cell>
          <table:table-cell office:value-type="float" office:value="16.667899999999999" table:style-name="ce4">
            <text:p>16.6679</text:p>
          </table:table-cell>
          <table:table-cell office:value-type="float" office:value="77.149199999999993" table:style-name="ce4">
            <text:p>77.1492</text:p>
          </table:table-cell>
          <table:table-cell table:number-columns-repeated="16368"/>
        </table:table-row>
        <table:table-row table:style-name="ro1">
          <table:table-cell office:value-type="float" office:value="969" table:style-name="ce4">
            <text:p>969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Kalabelagundi</text:p>
          </table:table-cell>
          <table:table-cell office:value-type="string" table:style-name="ce3">
            <text:p>ಕಲಬೆಳಗುಂ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773131111" table:style-name="ce4">
            <text:p>2773131111</text:p>
          </table:table-cell>
          <table:table-cell table:style-name="ce4"/>
          <table:table-cell office:value-type="string" table:style-name="ce4">
            <text:p>Miss Netravati-<text:s/></text:p>
          </table:table-cell>
          <table:table-cell office:value-type="string" table:style-name="ce4">
            <text:p>CHO</text:p>
          </table:table-cell>
          <table:table-cell office:value-type="float" office:value="9164087449" table:style-name="ce4">
            <text:p>9164087449</text:p>
          </table:table-cell>
          <table:table-cell office:value-type="float" office:value="16.6587" table:style-name="ce4">
            <text:p>16.6587</text:p>
          </table:table-cell>
          <table:table-cell office:value-type="float" office:value="77.312899999999999" table:style-name="ce4">
            <text:p>77.3129</text:p>
          </table:table-cell>
          <table:table-cell table:number-columns-repeated="16368"/>
        </table:table-row>
        <table:table-row table:style-name="ro1">
          <table:table-cell office:value-type="float" office:value="970" table:style-name="ce4">
            <text:p>970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Kanekal</text:p>
          </table:table-cell>
          <table:table-cell office:value-type="string" table:style-name="ce3">
            <text:p>ಕಣೇಕ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57327742" table:style-name="ce4">
            <text:p>8557327742</text:p>
          </table:table-cell>
          <table:table-cell table:style-name="ce4"/>
          <table:table-cell office:value-type="string" table:style-name="ce4">
            <text:p>K Mahesh-<text:s/></text:p>
          </table:table-cell>
          <table:table-cell office:value-type="string" table:style-name="ce4">
            <text:p>CHO</text:p>
          </table:table-cell>
          <table:table-cell office:value-type="float" office:value="8861617185" table:style-name="ce4">
            <text:p>8861617185</text:p>
          </table:table-cell>
          <table:table-cell office:value-type="float" office:value="16.603400000000001" table:style-name="ce4">
            <text:p>16.6034</text:p>
          </table:table-cell>
          <table:table-cell office:value-type="float" office:value="77.303899999999999" table:style-name="ce4">
            <text:p>77.3039</text:p>
          </table:table-cell>
          <table:table-cell table:number-columns-repeated="16368"/>
        </table:table-row>
        <table:table-row table:style-name="ro1">
          <table:table-cell office:value-type="float" office:value="971" table:style-name="ce4">
            <text:p>971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Killanakera</text:p>
          </table:table-cell>
          <table:table-cell office:value-type="string" table:style-name="ce3">
            <text:p>ಕಿಲ್ಲನಕೇ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353288586" table:style-name="ce4">
            <text:p>3353288586</text:p>
          </table:table-cell>
          <table:table-cell table:style-name="ce4"/>
          <table:table-cell office:value-type="string" table:style-name="ce4">
            <text:p>Mr Mallikarjun Bannur</text:p>
          </table:table-cell>
          <table:table-cell office:value-type="string" table:style-name="ce4">
            <text:p>CHO</text:p>
          </table:table-cell>
          <table:table-cell office:value-type="float" office:value="7219022922" table:style-name="ce4">
            <text:p>7219022922</text:p>
          </table:table-cell>
          <table:table-cell office:value-type="float" office:value="16.639600000000002" table:style-name="ce4">
            <text:p>16.6396</text:p>
          </table:table-cell>
          <table:table-cell office:value-type="float" office:value="77.261899999999997" table:style-name="ce4">
            <text:p>77.2619</text:p>
          </table:table-cell>
          <table:table-cell table:number-columns-repeated="16368"/>
        </table:table-row>
        <table:table-row table:style-name="ro1">
          <table:table-cell office:value-type="float" office:value="972" table:style-name="ce4">
            <text:p>972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Kyasapanahalli</text:p>
          </table:table-cell>
          <table:table-cell office:value-type="string" table:style-name="ce3">
            <text:p>ಕ್ಯಾಸಪನ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246688724" table:style-name="ce4">
            <text:p>5246688724</text:p>
          </table:table-cell>
          <table:table-cell table:style-name="ce4"/>
          <table:table-cell office:value-type="string" table:style-name="ce4">
            <text:p>Mr Venkateshwar Kalal-<text:s/></text:p>
          </table:table-cell>
          <table:table-cell office:value-type="string" table:style-name="ce4">
            <text:p>CHO</text:p>
          </table:table-cell>
          <table:table-cell office:value-type="float" office:value="7026771518" table:style-name="ce4">
            <text:p>7026771518</text:p>
          </table:table-cell>
          <table:table-cell office:value-type="float" office:value="16.834700000000002" table:style-name="ce4">
            <text:p>16.8347</text:p>
          </table:table-cell>
          <table:table-cell office:value-type="float" office:value="77.063900000000004" table:style-name="ce4">
            <text:p>77.0639</text:p>
          </table:table-cell>
          <table:table-cell table:number-columns-repeated="16368"/>
        </table:table-row>
        <table:table-row table:style-name="ro1">
          <table:table-cell office:value-type="float" office:value="973" table:style-name="ce4">
            <text:p>973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BICHABALA</text:p>
          </table:table-cell>
          <table:table-cell office:value-type="string" table:style-name="ce3">
            <text:p>ಬಿಚ್ಚಬಾಲ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874455715" table:style-name="ce4">
            <text:p>7874455715</text:p>
          </table:table-cell>
          <table:table-cell table:style-name="ce4"/>
          <table:table-cell office:value-type="string" table:style-name="ce4">
            <text:p>Christopher-<text:s/></text:p>
          </table:table-cell>
          <table:table-cell office:value-type="string" table:style-name="ce4">
            <text:p>CHO</text:p>
          </table:table-cell>
          <table:table-cell office:value-type="float" office:value="7353334405" table:style-name="ce4">
            <text:p>7353334405</text:p>
          </table:table-cell>
          <table:table-cell office:value-type="float" office:value="16.677399999999999" table:style-name="ce4">
            <text:p>16.6774</text:p>
          </table:table-cell>
          <table:table-cell office:value-type="float" office:value="77.263400000000004" table:style-name="ce4">
            <text:p>77.2634</text:p>
          </table:table-cell>
          <table:table-cell table:number-columns-repeated="16368"/>
        </table:table-row>
        <table:table-row table:style-name="ro1">
          <table:table-cell office:value-type="float" office:value="974" table:style-name="ce4">
            <text:p>974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Mylapura</text:p>
          </table:table-cell>
          <table:table-cell office:value-type="string" table:style-name="ce3">
            <text:p>ಮೈಲ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65876630" table:style-name="ce4">
            <text:p>3765876630</text:p>
          </table:table-cell>
          <table:table-cell table:style-name="ce4"/>
          <table:table-cell office:value-type="string" table:style-name="ce4">
            <text:p>Mr Dayanand-<text:s/></text:p>
          </table:table-cell>
          <table:table-cell office:value-type="string" table:style-name="ce4">
            <text:p>CHO</text:p>
          </table:table-cell>
          <table:table-cell office:value-type="float" office:value="6360117419" table:style-name="ce4">
            <text:p>6360117419</text:p>
          </table:table-cell>
          <table:table-cell office:value-type="float" office:value="16.741800000000001" table:style-name="ce4">
            <text:p>16.7418</text:p>
          </table:table-cell>
          <table:table-cell office:value-type="float" office:value="77.242900000000006" table:style-name="ce4">
            <text:p>77.2429</text:p>
          </table:table-cell>
          <table:table-cell table:number-columns-repeated="16368"/>
        </table:table-row>
        <table:table-row table:style-name="ro1">
          <table:table-cell office:value-type="float" office:value="975" table:style-name="ce4">
            <text:p>975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Mushtura</text:p>
          </table:table-cell>
          <table:table-cell office:value-type="string" table:style-name="ce3">
            <text:p>ಮುಷ್ಟೂ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768657435" table:style-name="ce4">
            <text:p>2768657435</text:p>
          </table:table-cell>
          <table:table-cell table:style-name="ce4"/>
          <table:table-cell office:value-type="string" table:style-name="ce4">
            <text:p>Christopher-<text:s/></text:p>
          </table:table-cell>
          <table:table-cell office:value-type="string" table:style-name="ce4">
            <text:p>CHO</text:p>
          </table:table-cell>
          <table:table-cell office:value-type="float" office:value="8105170444" table:style-name="ce4">
            <text:p>8105170444</text:p>
          </table:table-cell>
          <table:table-cell office:value-type="float" office:value="16.695699999999999" table:style-name="ce4">
            <text:p>16.6957</text:p>
          </table:table-cell>
          <table:table-cell office:value-type="float" office:value="77.168300000000002" table:style-name="ce4">
            <text:p>77.1683</text:p>
          </table:table-cell>
          <table:table-cell table:number-columns-repeated="16368"/>
        </table:table-row>
        <table:table-row table:style-name="ro1">
          <table:table-cell office:value-type="float" office:value="976" table:style-name="ce4">
            <text:p>976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Nasalavai</text:p>
          </table:table-cell>
          <table:table-cell office:value-type="string" table:style-name="ce3">
            <text:p>ನಾಸಲವೈ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784658127" table:style-name="ce4">
            <text:p>7784658127</text:p>
          </table:table-cell>
          <table:table-cell table:style-name="ce4"/>
          <table:table-cell office:value-type="string" table:style-name="ce4">
            <text:p>Mr Emmanuel-<text:s/></text:p>
          </table:table-cell>
          <table:table-cell office:value-type="string" table:style-name="ce4">
            <text:p>CHO</text:p>
          </table:table-cell>
          <table:table-cell office:value-type="float" office:value="8123697992" table:style-name="ce4">
            <text:p>8123697992</text:p>
          </table:table-cell>
          <table:table-cell office:value-type="float" office:value="16.6999" table:style-name="ce4">
            <text:p>16.6999</text:p>
          </table:table-cell>
          <table:table-cell office:value-type="float" office:value="77.446899999999999" table:style-name="ce4">
            <text:p>77.4469</text:p>
          </table:table-cell>
          <table:table-cell table:number-columns-repeated="16368"/>
        </table:table-row>
        <table:table-row table:style-name="ro1">
          <table:table-cell office:value-type="float" office:value="977" table:style-name="ce4">
            <text:p>977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ragola-B</text:p>
          </table:table-cell>
          <table:table-cell office:value-type="string" table:style-name="ce3">
            <text:p>ಯರಗೋಳ-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271222357" table:style-name="ce4">
            <text:p>5271222357</text:p>
          </table:table-cell>
          <table:table-cell table:style-name="ce4"/>
          <table:table-cell office:value-type="string" table:style-name="ce4">
            <text:p>Rizwan Khan-<text:s/></text:p>
          </table:table-cell>
          <table:table-cell office:value-type="string" table:style-name="ce4">
            <text:p>CHO</text:p>
          </table:table-cell>
          <table:table-cell office:value-type="float" office:value="9900426708" table:style-name="ce4">
            <text:p>9900426708</text:p>
          </table:table-cell>
          <table:table-cell office:value-type="float" office:value="16.906099999999999" table:style-name="ce4">
            <text:p>16.9061</text:p>
          </table:table-cell>
          <table:table-cell office:value-type="float" office:value="77.064800000000005" table:style-name="ce4">
            <text:p>77.0648</text:p>
          </table:table-cell>
          <table:table-cell table:number-columns-repeated="16368"/>
        </table:table-row>
        <table:table-row table:style-name="ro1">
          <table:table-cell office:value-type="float" office:value="978" table:style-name="ce4">
            <text:p>978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PUTAPAKA</text:p>
          </table:table-cell>
          <table:table-cell office:value-type="string" table:style-name="ce3">
            <text:p>ಪುಟಪಾಕ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165315252" table:style-name="ce4">
            <text:p>4165315252</text:p>
          </table:table-cell>
          <table:table-cell table:style-name="ce4"/>
          <table:table-cell office:value-type="string" table:style-name="ce4">
            <text:p>Mr Hemsingh Rathod-<text:s/></text:p>
          </table:table-cell>
          <table:table-cell office:value-type="string" table:style-name="ce4">
            <text:p>CHO</text:p>
          </table:table-cell>
          <table:table-cell office:value-type="float" office:value="9579426123" table:style-name="ce4">
            <text:p>9579426123</text:p>
          </table:table-cell>
          <table:table-cell office:value-type="float" office:value="16.812999999999999" table:style-name="ce4">
            <text:p>16.813</text:p>
          </table:table-cell>
          <table:table-cell office:value-type="float" office:value="77.455299999999994" table:style-name="ce4">
            <text:p>77.4553</text:p>
          </table:table-cell>
          <table:table-cell table:number-columns-repeated="16368"/>
        </table:table-row>
        <table:table-row table:style-name="ro1">
          <table:table-cell office:value-type="float" office:value="979" table:style-name="ce4">
            <text:p>979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Mudnala</text:p>
          </table:table-cell>
          <table:table-cell office:value-type="string" table:style-name="ce3">
            <text:p>ಮುದ್ನಾಳ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36176861" table:style-name="ce4">
            <text:p>3836176861</text:p>
          </table:table-cell>
          <table:table-cell table:style-name="ce4"/>
          <table:table-cell office:value-type="string" table:style-name="ce4">
            <text:p>Harish-<text:s/></text:p>
          </table:table-cell>
          <table:table-cell office:value-type="string" table:style-name="ce4">
            <text:p>CHO</text:p>
          </table:table-cell>
          <table:table-cell office:value-type="float" office:value="8484076454" table:style-name="ce4">
            <text:p>8484076454</text:p>
          </table:table-cell>
          <table:table-cell office:value-type="float" office:value="16.781600000000001" table:style-name="ce4">
            <text:p>16.7816</text:p>
          </table:table-cell>
          <table:table-cell office:value-type="float" office:value="77.101900000000001" table:style-name="ce4">
            <text:p>77.1019</text:p>
          </table:table-cell>
          <table:table-cell table:number-columns-repeated="16368"/>
        </table:table-row>
        <table:table-row table:style-name="ro1">
          <table:table-cell office:value-type="float" office:value="980" table:style-name="ce4">
            <text:p>980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Tanagundi<text:s/></text:p>
          </table:table-cell>
          <table:table-cell office:value-type="string" table:style-name="ce3">
            <text:p>ತನಗುಂ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836734739" table:style-name="ce4">
            <text:p>1836734739</text:p>
          </table:table-cell>
          <table:table-cell table:style-name="ce4"/>
          <table:table-cell office:value-type="string" table:style-name="ce4">
            <text:p>Anand Sajjan-<text:s/></text:p>
          </table:table-cell>
          <table:table-cell office:value-type="string" table:style-name="ce4">
            <text:p>CHO</text:p>
          </table:table-cell>
          <table:table-cell office:value-type="float" office:value="8150095706" table:style-name="ce4">
            <text:p>8150095706</text:p>
          </table:table-cell>
          <table:table-cell office:value-type="float" office:value="16.794599999999999" table:style-name="ce4">
            <text:p>16.7946</text:p>
          </table:table-cell>
          <table:table-cell office:value-type="float" office:value="77.055400000000006" table:style-name="ce4">
            <text:p>77.0554</text:p>
          </table:table-cell>
          <table:table-cell table:number-columns-repeated="16368"/>
        </table:table-row>
        <table:table-row table:style-name="ro1">
          <table:table-cell office:value-type="float" office:value="981" table:style-name="ce4">
            <text:p>981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Mundaragi</text:p>
          </table:table-cell>
          <table:table-cell office:value-type="string" table:style-name="ce3">
            <text:p>ಮುಂಡರ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154251356" table:style-name="ce4">
            <text:p>6154251356</text:p>
          </table:table-cell>
          <table:table-cell table:style-name="ce4"/>
          <table:table-cell office:value-type="string" table:style-name="ce4">
            <text:p>Mrs Siddamma Naga</text:p>
          </table:table-cell>
          <table:table-cell office:value-type="string" table:style-name="ce4">
            <text:p>CHO</text:p>
          </table:table-cell>
          <table:table-cell office:value-type="float" office:value="9916694745" table:style-name="ce4">
            <text:p>9916694745</text:p>
          </table:table-cell>
          <table:table-cell office:value-type="float" office:value="16.780799999999999" table:style-name="ce4">
            <text:p>16.7808</text:p>
          </table:table-cell>
          <table:table-cell office:value-type="float" office:value="77.183899999999994" table:style-name="ce4">
            <text:p>77.1839</text:p>
          </table:table-cell>
          <table:table-cell table:number-columns-repeated="16368"/>
        </table:table-row>
        <table:table-row table:style-name="ro1">
          <table:table-cell office:value-type="float" office:value="982" table:style-name="ce4">
            <text:p>982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dalli</text:p>
          </table:table-cell>
          <table:table-cell office:value-type="string" table:style-name="ce3">
            <text:p>ಯಡ್ಡ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242828635" table:style-name="ce4">
            <text:p>7242828635</text:p>
          </table:table-cell>
          <table:table-cell table:style-name="ce4"/>
          <table:table-cell office:value-type="string" table:style-name="ce4">
            <text:p>Miss <text:s/>Amargundeshwari-<text:s/></text:p>
          </table:table-cell>
          <table:table-cell office:value-type="string" table:style-name="ce4">
            <text:p>CHO</text:p>
          </table:table-cell>
          <table:table-cell office:value-type="float" office:value="9731313664" table:style-name="ce4">
            <text:p>9731313664</text:p>
          </table:table-cell>
          <table:table-cell office:value-type="float" office:value="16.850000000000001" table:style-name="ce4">
            <text:p>16.85</text:p>
          </table:table-cell>
          <table:table-cell office:value-type="float" office:value="77.153800000000004" table:style-name="ce4">
            <text:p>77.1538</text:p>
          </table:table-cell>
          <table:table-cell table:number-columns-repeated="16368"/>
        </table:table-row>
        <table:table-row table:style-name="ro1">
          <table:table-cell office:value-type="float" office:value="983" table:style-name="ce4">
            <text:p>983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lapura</text:p>
          </table:table-cell>
          <table:table-cell office:value-type="string" table:style-name="ce3">
            <text:p>ಯದ್ಲ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277444434" table:style-name="ce4">
            <text:p>1277444434</text:p>
          </table:table-cell>
          <table:table-cell table:style-name="ce4"/>
          <table:table-cell office:value-type="string" table:style-name="ce4">
            <text:p>Miss Manjula Reedy-<text:s/></text:p>
          </table:table-cell>
          <table:table-cell office:value-type="string" table:style-name="ce4">
            <text:p>CHO</text:p>
          </table:table-cell>
          <table:table-cell office:value-type="float" office:value="9743811751" table:style-name="ce4">
            <text:p>9743811751</text:p>
          </table:table-cell>
          <table:table-cell office:value-type="float" office:value="16.877700000000001" table:style-name="ce4">
            <text:p>16.8777</text:p>
          </table:table-cell>
          <table:table-cell office:value-type="float" office:value="77.312700000000007" table:style-name="ce4">
            <text:p>77.3127</text:p>
          </table:table-cell>
          <table:table-cell table:number-columns-repeated="16368"/>
        </table:table-row>
        <table:table-row table:style-name="ro1">
          <table:table-cell office:value-type="float" office:value="984" table:style-name="ce4">
            <text:p>984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Montalli</text:p>
          </table:table-cell>
          <table:table-cell office:value-type="string" table:style-name="ce3">
            <text:p>ಮೊಂಟಲ್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74328569" table:style-name="ce4">
            <text:p>8274328569</text:p>
          </table:table-cell>
          <table:table-cell table:style-name="ce4"/>
          <table:table-cell office:value-type="string" table:style-name="ce4">
            <text:p>Kaveri-<text:s/></text:p>
          </table:table-cell>
          <table:table-cell office:value-type="string" table:style-name="ce4">
            <text:p>CHO</text:p>
          </table:table-cell>
          <table:table-cell office:value-type="float" office:value="9986852724" table:style-name="ce4">
            <text:p>9986852724</text:p>
          </table:table-cell>
          <table:table-cell office:value-type="float" office:value="16.906300000000002" table:style-name="ce4">
            <text:p>16.9063</text:p>
          </table:table-cell>
          <table:table-cell office:value-type="float" office:value="77.216800000000006" table:style-name="ce4">
            <text:p>77.2168</text:p>
          </table:table-cell>
          <table:table-cell table:number-columns-repeated="16368"/>
        </table:table-row>
        <table:table-row table:style-name="ro1">
          <table:table-cell office:value-type="float" office:value="985" table:style-name="ce4">
            <text:p>985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KHANAPUR</text:p>
          </table:table-cell>
          <table:table-cell office:value-type="string" table:style-name="ce3">
            <text:p>ಖಾನ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68424141" table:style-name="ce4">
            <text:p>7668424141</text:p>
          </table:table-cell>
          <table:table-cell table:style-name="ce4"/>
          <table:table-cell office:value-type="string" table:style-name="ce4">
            <text:p>Mrs Renuka Huligol-<text:s/></text:p>
          </table:table-cell>
          <table:table-cell office:value-type="string" table:style-name="ce4">
            <text:p>CHO</text:p>
          </table:table-cell>
          <table:table-cell office:value-type="float" office:value="9632272761" table:style-name="ce4">
            <text:p>9632272761</text:p>
          </table:table-cell>
          <table:table-cell office:value-type="float" office:value="16.7119" table:style-name="ce4">
            <text:p>16.7119</text:p>
          </table:table-cell>
          <table:table-cell office:value-type="float" office:value="77.012699999999995" table:style-name="ce4">
            <text:p>77.0127</text:p>
          </table:table-cell>
          <table:table-cell table:number-columns-repeated="16368"/>
        </table:table-row>
        <table:table-row table:style-name="ro1">
          <table:table-cell office:value-type="float" office:value="986" table:style-name="ce4">
            <text:p>986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Budanur</text:p>
          </table:table-cell>
          <table:table-cell office:value-type="string" table:style-name="ce3">
            <text:p>ಬೂದ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533384879" table:style-name="ce4">
            <text:p>1533384879</text:p>
          </table:table-cell>
          <table:table-cell table:style-name="ce4"/>
          <table:table-cell office:value-type="string" table:style-name="ce4">
            <text:p>Ramesh<text:s text:c="7"/></text:p>
          </table:table-cell>
          <table:table-cell office:value-type="string" table:style-name="ce4">
            <text:p>CHO</text:p>
          </table:table-cell>
          <table:table-cell office:value-type="float" office:value="9538700242" table:style-name="ce4">
            <text:p>9538700242</text:p>
          </table:table-cell>
          <table:table-cell office:value-type="float" office:value="16.6645" table:style-name="ce4">
            <text:p>16.6645</text:p>
          </table:table-cell>
          <table:table-cell office:value-type="float" office:value="76.654200000000003" table:style-name="ce4">
            <text:p>76.6542</text:p>
          </table:table-cell>
          <table:table-cell table:number-columns-repeated="16368"/>
        </table:table-row>
        <table:table-row table:style-name="ro1">
          <table:table-cell office:value-type="float" office:value="987" table:style-name="ce4">
            <text:p>987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Diggi</text:p>
          </table:table-cell>
          <table:table-cell office:value-type="string" table:style-name="ce3">
            <text:p>ಡಿಗ್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123512537" table:style-name="ce4">
            <text:p>4123512537</text:p>
          </table:table-cell>
          <table:table-cell table:style-name="ce4"/>
          <table:table-cell office:value-type="string" table:style-name="ce4">
            <text:p>Ruksana begum<text:s text:c="7"/></text:p>
          </table:table-cell>
          <table:table-cell office:value-type="string" table:style-name="ce4">
            <text:p>CHO</text:p>
          </table:table-cell>
          <table:table-cell office:value-type="float" office:value="7676647362" table:style-name="ce4">
            <text:p>7676647362</text:p>
          </table:table-cell>
          <table:table-cell office:value-type="float" office:value="16.709399999999999" table:style-name="ce4">
            <text:p>16.7094</text:p>
          </table:table-cell>
          <table:table-cell office:value-type="float" office:value="76.802599999999998" table:style-name="ce4">
            <text:p>76.8026</text:p>
          </table:table-cell>
          <table:table-cell table:number-columns-repeated="16368"/>
        </table:table-row>
        <table:table-row table:style-name="ro1">
          <table:table-cell office:value-type="float" office:value="988" table:style-name="ce4">
            <text:p>988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Jaigram</text:p>
          </table:table-cell>
          <table:table-cell office:value-type="string" table:style-name="ce3">
            <text:p>ಜೈಗ್ರಾಮ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132556172" table:style-name="ce4">
            <text:p>2132556172</text:p>
          </table:table-cell>
          <table:table-cell table:style-name="ce4"/>
          <table:table-cell office:value-type="string" table:style-name="ce4">
            <text:p>Sunita Mallayy<text:s text:c="7"/></text:p>
          </table:table-cell>
          <table:table-cell office:value-type="string" table:style-name="ce4">
            <text:p>CHO</text:p>
          </table:table-cell>
          <table:table-cell office:value-type="float" office:value="7899519683" table:style-name="ce4">
            <text:p>7899519683</text:p>
          </table:table-cell>
          <table:table-cell office:value-type="float" office:value="16.647200000000002" table:style-name="ce4">
            <text:p>16.6472</text:p>
          </table:table-cell>
          <table:table-cell office:value-type="float" office:value="77.425899999999999" table:style-name="ce4">
            <text:p>77.4259</text:p>
          </table:table-cell>
          <table:table-cell table:number-columns-repeated="16368"/>
        </table:table-row>
        <table:table-row table:style-name="ro1">
          <table:table-cell office:value-type="float" office:value="989" table:style-name="ce4">
            <text:p>989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Ikur</text:p>
          </table:table-cell>
          <table:table-cell office:value-type="string" table:style-name="ce3">
            <text:p>ಇಕು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32833879" table:style-name="ce4">
            <text:p>5332833879</text:p>
          </table:table-cell>
          <table:table-cell table:style-name="ce4"/>
          <table:table-cell office:value-type="string" table:style-name="ce4">
            <text:p>Yakub Darji<text:s text:c="7"/></text:p>
          </table:table-cell>
          <table:table-cell office:value-type="string" table:style-name="ce4">
            <text:p>CHO</text:p>
          </table:table-cell>
          <table:table-cell office:value-type="float" office:value="8790156296" table:style-name="ce4">
            <text:p>8790156296</text:p>
          </table:table-cell>
          <table:table-cell office:value-type="float" office:value="16.578299999999999" table:style-name="ce4">
            <text:p>16.5783</text:p>
          </table:table-cell>
          <table:table-cell office:value-type="float" office:value="76.995400000000004" table:style-name="ce4">
            <text:p>76.9954</text:p>
          </table:table-cell>
          <table:table-cell table:number-columns-repeated="16368"/>
        </table:table-row>
        <table:table-row table:style-name="ro1">
          <table:table-cell office:value-type="float" office:value="990" table:style-name="ce4">
            <text:p>990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Hotapet</text:p>
          </table:table-cell>
          <table:table-cell office:value-type="string" table:style-name="ce3">
            <text:p>ಹೋಟಪೆಟ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341838346" table:style-name="ce4">
            <text:p>2341838346</text:p>
          </table:table-cell>
          <table:table-cell table:style-name="ce4"/>
          <table:table-cell office:value-type="string" table:style-name="ce4">
            <text:p>Vinod Kumar<text:s text:c="8"/></text:p>
          </table:table-cell>
          <table:table-cell office:value-type="string" table:style-name="ce4">
            <text:p>CHO</text:p>
          </table:table-cell>
          <table:table-cell office:value-type="float" office:value="7204311749" table:style-name="ce4">
            <text:p>7204311749</text:p>
          </table:table-cell>
          <table:table-cell office:value-type="float" office:value="16.695675000000001" table:style-name="ce4">
            <text:p>16.695675</text:p>
          </table:table-cell>
          <table:table-cell office:value-type="float" office:value="76.843155999999993" table:style-name="ce4">
            <text:p>76.843156</text:p>
          </table:table-cell>
          <table:table-cell table:number-columns-repeated="16368"/>
        </table:table-row>
        <table:table-row table:style-name="ro1">
          <table:table-cell office:value-type="float" office:value="991" table:style-name="ce4">
            <text:p>991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Konkal</text:p>
          </table:table-cell>
          <table:table-cell office:value-type="string" table:style-name="ce3">
            <text:p>ಕೊಂಕ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58123149" table:style-name="ce4">
            <text:p>1158123149</text:p>
          </table:table-cell>
          <table:table-cell table:style-name="ce4"/>
          <table:table-cell office:value-type="string" table:style-name="ce4">
            <text:p>MR Haiyalappa<text:s text:c="7"/></text:p>
          </table:table-cell>
          <table:table-cell office:value-type="string" table:style-name="ce4">
            <text:p>CHO</text:p>
          </table:table-cell>
          <table:table-cell office:value-type="float" office:value="9535026069" table:style-name="ce4">
            <text:p>9535026069</text:p>
          </table:table-cell>
          <table:table-cell office:value-type="float" office:value="16.5383" table:style-name="ce4">
            <text:p>16.5383</text:p>
          </table:table-cell>
          <table:table-cell office:value-type="float" office:value="77.0411" table:style-name="ce4">
            <text:p>77.0411</text:p>
          </table:table-cell>
          <table:table-cell table:number-columns-repeated="16368"/>
        </table:table-row>
        <table:table-row table:style-name="ro1">
          <table:table-cell office:value-type="float" office:value="992" table:style-name="ce4">
            <text:p>992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Halgera</text:p>
          </table:table-cell>
          <table:table-cell office:value-type="string" table:style-name="ce3">
            <text:p>ಹಾಲಗೇ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224873640" table:style-name="ce4">
            <text:p>3224873640</text:p>
          </table:table-cell>
          <table:table-cell table:style-name="ce4"/>
          <table:table-cell office:value-type="string" table:style-name="ce4">
            <text:p>Sidlingappa Mudagi<text:s text:c="8"/></text:p>
          </table:table-cell>
          <table:table-cell office:value-type="string" table:style-name="ce4">
            <text:p>CHO</text:p>
          </table:table-cell>
          <table:table-cell office:value-type="float" office:value="9606566977" table:style-name="ce4">
            <text:p>9606566977</text:p>
          </table:table-cell>
          <table:table-cell office:value-type="float" office:value="16.638999999999999" table:style-name="ce4">
            <text:p>16.639</text:p>
          </table:table-cell>
          <table:table-cell office:value-type="float" office:value="77.119200000000006" table:style-name="ce4">
            <text:p>77.1192</text:p>
          </table:table-cell>
          <table:table-cell table:number-columns-repeated="16368"/>
        </table:table-row>
        <table:table-row table:style-name="ro1">
          <table:table-cell office:value-type="float" office:value="993" table:style-name="ce4">
            <text:p>993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WANADURGA</text:p>
          </table:table-cell>
          <table:table-cell office:value-type="string" table:style-name="ce3">
            <text:p>ವನದುರ್ಗ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774267641" table:style-name="ce4">
            <text:p>2774267641</text:p>
          </table:table-cell>
          <table:table-cell table:style-name="ce4"/>
          <table:table-cell office:value-type="string" table:style-name="ce4">
            <text:p>Mr Bhimbai<text:s text:c="7"/></text:p>
          </table:table-cell>
          <table:table-cell office:value-type="string" table:style-name="ce4">
            <text:p>CHO</text:p>
          </table:table-cell>
          <table:table-cell office:value-type="float" office:value="9663400386" table:style-name="ce4">
            <text:p>9663400386</text:p>
          </table:table-cell>
          <table:table-cell office:value-type="float" office:value="16.632200000000001" table:style-name="ce4">
            <text:p>16.6322</text:p>
          </table:table-cell>
          <table:table-cell office:value-type="float" office:value="76.856899999999996" table:style-name="ce4">
            <text:p>76.8569</text:p>
          </table:table-cell>
          <table:table-cell table:number-columns-repeated="16368"/>
        </table:table-row>
        <table:table-row table:style-name="ro1">
          <table:table-cell office:value-type="float" office:value="994" table:style-name="ce4">
            <text:p>994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ahpur</text:p>
          </table:table-cell>
          <table:table-cell office:value-type="string" table:style-name="ce3">
            <text:p>ಶಹಪುರ</text:p>
          </table:table-cell>
          <table:table-cell office:value-type="string" table:style-name="ce4">
            <text:p>BALASHETTIHALA</text:p>
          </table:table-cell>
          <table:table-cell office:value-type="string" table:style-name="ce3">
            <text:p>ಬಾಳಶೆಟ್ಟಿಹಾಳ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235315719" table:style-name="ce4">
            <text:p>5235315719</text:p>
          </table:table-cell>
          <table:table-cell table:style-name="ce4"/>
          <table:table-cell office:value-type="string" table:style-name="ce4">
            <text:p>Mr Mahantesh Navi</text:p>
          </table:table-cell>
          <table:table-cell office:value-type="string" table:style-name="ce4">
            <text:p>CHO</text:p>
          </table:table-cell>
          <table:table-cell office:value-type="float" office:value="8123100460" table:style-name="ce4">
            <text:p>8123100460</text:p>
          </table:table-cell>
          <table:table-cell office:value-type="float" office:value="16.3889" table:style-name="ce4">
            <text:p>16.3889</text:p>
          </table:table-cell>
          <table:table-cell office:value-type="float" office:value="76.505799999999994" table:style-name="ce4">
            <text:p>76.5058</text:p>
          </table:table-cell>
          <table:table-cell table:number-columns-repeated="16368"/>
        </table:table-row>
        <table:table-row table:style-name="ro1">
          <table:table-cell office:value-type="float" office:value="995" table:style-name="ce4">
            <text:p>995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orapur</text:p>
          </table:table-cell>
          <table:table-cell office:value-type="string" table:style-name="ce3">
            <text:p>ಶೋರಾಪುರ</text:p>
          </table:table-cell>
          <table:table-cell office:value-type="string" table:style-name="ce4">
            <text:p>Hagaratagi</text:p>
          </table:table-cell>
          <table:table-cell office:value-type="string" table:style-name="ce3">
            <text:p>ಹಗರಟ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86183549" table:style-name="ce4">
            <text:p>8286183549</text:p>
          </table:table-cell>
          <table:table-cell table:style-name="ce4"/>
          <table:table-cell office:value-type="string" table:style-name="ce4">
            <text:p>Mrs Geeta Bellundag<text:s text:c="7"/></text:p>
          </table:table-cell>
          <table:table-cell office:value-type="string" table:style-name="ce4">
            <text:p>CHO</text:p>
          </table:table-cell>
          <table:table-cell office:value-type="float" office:value="9886204806" table:style-name="ce4">
            <text:p>9886204806</text:p>
          </table:table-cell>
          <table:table-cell office:value-type="float" office:value="16.399100000000001" table:style-name="ce4">
            <text:p>16.3991</text:p>
          </table:table-cell>
          <table:table-cell office:value-type="float" office:value="76.367400000000004" table:style-name="ce4">
            <text:p>76.3674</text:p>
          </table:table-cell>
          <table:table-cell table:number-columns-repeated="16368"/>
        </table:table-row>
        <table:table-row table:style-name="ro1">
          <table:table-cell office:value-type="float" office:value="996" table:style-name="ce4">
            <text:p>996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Shorapur</text:p>
          </table:table-cell>
          <table:table-cell office:value-type="string" table:style-name="ce3">
            <text:p>ಶೋರಾಪುರ</text:p>
          </table:table-cell>
          <table:table-cell office:value-type="string" table:style-name="ce4">
            <text:p>Mudnnura</text:p>
          </table:table-cell>
          <table:table-cell office:value-type="string" table:style-name="ce3">
            <text:p>ಮುದ್ನ್ನೂ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184586727" table:style-name="ce4">
            <text:p>4184586727</text:p>
          </table:table-cell>
          <table:table-cell table:style-name="ce4"/>
          <table:table-cell office:value-type="string" table:style-name="ce4">
            <text:p>Shivakumar Sajjan-<text:s text:c="3"/></text:p>
          </table:table-cell>
          <table:table-cell office:value-type="string" table:style-name="ce4">
            <text:p>CHO</text:p>
          </table:table-cell>
          <table:table-cell office:value-type="float" office:value="7204749740" table:style-name="ce4">
            <text:p>7204749740</text:p>
          </table:table-cell>
          <table:table-cell office:value-type="float" office:value="16.602900000000002" table:style-name="ce4">
            <text:p>16.6029</text:p>
          </table:table-cell>
          <table:table-cell office:value-type="float" office:value="76.486900000000006" table:style-name="ce4">
            <text:p>76.4869</text:p>
          </table:table-cell>
          <table:table-cell table:number-columns-repeated="16368"/>
        </table:table-row>
        <table:table-row table:style-name="ro1">
          <table:table-cell office:value-type="float" office:value="997" table:style-name="ce4">
            <text:p>997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Allipura</text:p>
          </table:table-cell>
          <table:table-cell office:value-type="string" table:style-name="ce3">
            <text:p>ಅಲ್ಲಿ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14688713" table:style-name="ce4">
            <text:p>4614688713</text:p>
          </table:table-cell>
          <table:table-cell table:style-name="ce4"/>
          <table:table-cell office:value-type="string" table:style-name="ce4">
            <text:p>Mrs Vekatamma-<text:s text:c="3"/></text:p>
          </table:table-cell>
          <table:table-cell office:value-type="string" table:style-name="ce4">
            <text:p>CHO</text:p>
          </table:table-cell>
          <table:table-cell office:value-type="float" office:value="9916313673" table:style-name="ce4">
            <text:p>9916313673</text:p>
          </table:table-cell>
          <table:table-cell office:value-type="float" office:value="16.8415" table:style-name="ce4">
            <text:p>16.8415</text:p>
          </table:table-cell>
          <table:table-cell office:value-type="float" office:value="77.095100000000002" table:style-name="ce4">
            <text:p>77.0951</text:p>
          </table:table-cell>
          <table:table-cell table:number-columns-repeated="16368"/>
        </table:table-row>
        <table:table-row table:style-name="ro1">
          <table:table-cell office:value-type="float" office:value="998" table:style-name="ce4">
            <text:p>998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Ajalapura</text:p>
          </table:table-cell>
          <table:table-cell office:value-type="string" table:style-name="ce3">
            <text:p>ಅಜಲ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874146372" table:style-name="ce4">
            <text:p>2874146372</text:p>
          </table:table-cell>
          <table:table-cell table:style-name="ce4"/>
          <table:table-cell office:value-type="string" table:style-name="ce4">
            <text:p>Mr Sangonda patil-<text:s text:c="3"/></text:p>
          </table:table-cell>
          <table:table-cell office:value-type="string" table:style-name="ce4">
            <text:p>CHO</text:p>
          </table:table-cell>
          <table:table-cell office:value-type="float" office:value="7447893605" table:style-name="ce4">
            <text:p>7447893605</text:p>
          </table:table-cell>
          <table:table-cell office:value-type="float" office:value="16.588699999999999" table:style-name="ce4">
            <text:p>16.5887</text:p>
          </table:table-cell>
          <table:table-cell office:value-type="float" office:value="77.422700000000006" table:style-name="ce4">
            <text:p>77.4227</text:p>
          </table:table-cell>
          <table:table-cell table:number-columns-repeated="16368"/>
        </table:table-row>
        <table:table-row table:style-name="ro1">
          <table:table-cell office:value-type="float" office:value="999" table:style-name="ce4">
            <text:p>999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Gajarakota</text:p>
          </table:table-cell>
          <table:table-cell office:value-type="string" table:style-name="ce3">
            <text:p>ಗಜರಕೋಟ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23874263" table:style-name="ce4">
            <text:p>3723874263</text:p>
          </table:table-cell>
          <table:table-cell table:style-name="ce4"/>
          <table:table-cell office:value-type="string" table:style-name="ce4">
            <text:p>Mr Syed Hussain-<text:s text:c="3"/></text:p>
          </table:table-cell>
          <table:table-cell office:value-type="string" table:style-name="ce4">
            <text:p>CHO</text:p>
          </table:table-cell>
          <table:table-cell office:value-type="float" office:value="9741733804" table:style-name="ce4">
            <text:p>9741733804</text:p>
          </table:table-cell>
          <table:table-cell office:value-type="float" office:value="16.894400000000001" table:style-name="ce4">
            <text:p>16.8944</text:p>
          </table:table-cell>
          <table:table-cell office:value-type="float" office:value="77.291700000000006" table:style-name="ce4">
            <text:p>77.2917</text:p>
          </table:table-cell>
          <table:table-cell table:number-columns-repeated="16368"/>
        </table:table-row>
        <table:table-row table:style-name="ro1">
          <table:table-cell office:value-type="float" office:value="1000" table:style-name="ce4">
            <text:p>1000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4">
            <text:p>Yaragola-A</text:p>
          </table:table-cell>
          <table:table-cell office:value-type="string" table:style-name="ce3">
            <text:p>ಯರಗೋಳ-ಎ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342243834" table:style-name="ce4">
            <text:p>7342243834</text:p>
          </table:table-cell>
          <table:table-cell table:style-name="ce4"/>
          <table:table-cell office:value-type="string" table:style-name="ce4">
            <text:p>Mrs Iren Jhonson-<text:s text:c="3"/></text:p>
          </table:table-cell>
          <table:table-cell office:value-type="string" table:style-name="ce4">
            <text:p>CHO</text:p>
          </table:table-cell>
          <table:table-cell office:value-type="float" office:value="9148595695" table:style-name="ce4">
            <text:p>9148595695</text:p>
          </table:table-cell>
          <table:table-cell office:value-type="float" office:value="16.906099999999999" table:style-name="ce4">
            <text:p>16.9061</text:p>
          </table:table-cell>
          <table:table-cell office:value-type="float" office:value="77.065100000000001" table:style-name="ce4">
            <text:p>77.0651</text:p>
          </table:table-cell>
          <table:table-cell table:number-columns-repeated="16368"/>
        </table:table-row>
        <table:table-row table:style-name="ro2">
          <table:table-cell office:value-type="float" office:value="1001" table:style-name="ce4">
            <text:p>1001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3">
            <text:p>Muchakhandi</text:p>
          </table:table-cell>
          <table:table-cell office:value-type="string" table:style-name="ce3">
            <text:p>ಮುಚಖಂ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654642781" table:style-name="ce4">
            <text:p>6654642781</text:p>
          </table:table-cell>
          <table:table-cell table:style-name="ce4"/>
          <table:table-cell office:value-type="string" table:style-name="ce4">
            <text:p>Chaitra Hiremath</text:p>
          </table:table-cell>
          <table:table-cell office:value-type="string" table:style-name="ce4">
            <text:p>CHO</text:p>
          </table:table-cell>
          <table:table-cell office:value-type="float" office:value="9916927452" table:style-name="ce4">
            <text:p>991692745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02" table:style-name="ce4">
            <text:p>1002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Hosur</text:p>
          </table:table-cell>
          <table:table-cell office:value-type="string" table:style-name="ce3">
            <text:p>ಹೊಸ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111557424" table:style-name="ce4">
            <text:p>6111557424</text:p>
          </table:table-cell>
          <table:table-cell table:style-name="ce4"/>
          <table:table-cell office:value-type="string" table:style-name="ce4">
            <text:p>Chandrashekar meti</text:p>
          </table:table-cell>
          <table:table-cell office:value-type="string" table:style-name="ce4">
            <text:p>CHO</text:p>
          </table:table-cell>
          <table:table-cell office:value-type="float" office:value="9611839900" table:style-name="ce4">
            <text:p>961183990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03" table:style-name="ce4">
            <text:p>1003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Katharaki</text:p>
          </table:table-cell>
          <table:table-cell office:value-type="string" table:style-name="ce3">
            <text:p>ಕಠಾರಕ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525472518" table:style-name="ce4">
            <text:p>1525472518</text:p>
          </table:table-cell>
          <table:table-cell table:style-name="ce4"/>
          <table:table-cell office:value-type="string" table:style-name="ce4">
            <text:p>Vinod</text:p>
          </table:table-cell>
          <table:table-cell office:value-type="string" table:style-name="ce4">
            <text:p>CHO</text:p>
          </table:table-cell>
          <table:table-cell office:value-type="float" office:value="8867184347" table:style-name="ce4">
            <text:p>886718434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04" table:style-name="ce4">
            <text:p>1004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Hoolgeri</text:p>
          </table:table-cell>
          <table:table-cell office:value-type="string" table:style-name="ce3">
            <text:p>ಹೂಲಗ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186374348" table:style-name="ce4">
            <text:p>3186374348</text:p>
          </table:table-cell>
          <table:table-cell table:style-name="ce4"/>
          <table:table-cell office:value-type="string" table:style-name="ce4">
            <text:p>Paddavva kamatar</text:p>
          </table:table-cell>
          <table:table-cell office:value-type="string" table:style-name="ce4">
            <text:p>CHO</text:p>
          </table:table-cell>
          <table:table-cell office:value-type="float" office:value="7816016451" table:style-name="ce4">
            <text:p>781601645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05" table:style-name="ce4">
            <text:p>1005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Hosakoti</text:p>
          </table:table-cell>
          <table:table-cell office:value-type="string" table:style-name="ce3">
            <text:p>ಹೊಸಕೋ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46827552" table:style-name="ce4">
            <text:p>3846827552</text:p>
          </table:table-cell>
          <table:table-cell table:style-name="ce4"/>
          <table:table-cell office:value-type="string" table:style-name="ce4">
            <text:p>Vishwas mane</text:p>
          </table:table-cell>
          <table:table-cell office:value-type="string" table:style-name="ce4">
            <text:p>CHO</text:p>
          </table:table-cell>
          <table:table-cell office:value-type="float" office:value="9113584456" table:style-name="ce4">
            <text:p>911358445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06" table:style-name="ce4">
            <text:p>1006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Narsapur</text:p>
          </table:table-cell>
          <table:table-cell office:value-type="string" table:style-name="ce3">
            <text:p>ನರಸ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141581620" table:style-name="ce4">
            <text:p>2141581620</text:p>
          </table:table-cell>
          <table:table-cell table:style-name="ce4"/>
          <table:table-cell office:value-type="string" table:style-name="ce4">
            <text:p>Dariyappa naikar</text:p>
          </table:table-cell>
          <table:table-cell office:value-type="string" table:style-name="ce4">
            <text:p>CHO</text:p>
          </table:table-cell>
          <table:table-cell office:value-type="float" office:value="9845221478" table:style-name="ce4">
            <text:p>984522147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07" table:style-name="ce4">
            <text:p>1007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Karadigudda.s.n</text:p>
          </table:table-cell>
          <table:table-cell office:value-type="string" table:style-name="ce3">
            <text:p>ಕರಡಿಗುಡ್ಡ.ಎಸ್.ಎನ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51637847" table:style-name="ce4">
            <text:p>3851637847</text:p>
          </table:table-cell>
          <table:table-cell table:style-name="ce4"/>
          <table:table-cell office:value-type="string" table:style-name="ce4">
            <text:p>Manjula hanamant kapalannavar</text:p>
          </table:table-cell>
          <table:table-cell office:value-type="string" table:style-name="ce4">
            <text:p>CHO</text:p>
          </table:table-cell>
          <table:table-cell office:value-type="float" office:value="9632628185" table:style-name="ce4">
            <text:p>963262818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08" table:style-name="ce4">
            <text:p>1008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Sulla</text:p>
          </table:table-cell>
          <table:table-cell office:value-type="string" table:style-name="ce3">
            <text:p>ಸುಲ್ಲ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215124268" table:style-name="ce4">
            <text:p>3215124268</text:p>
          </table:table-cell>
          <table:table-cell table:style-name="ce4"/>
          <table:table-cell office:value-type="string" table:style-name="ce4">
            <text:p>Prabhukumar n wasan</text:p>
          </table:table-cell>
          <table:table-cell office:value-type="string" table:style-name="ce4">
            <text:p>CHO</text:p>
          </table:table-cell>
          <table:table-cell office:value-type="float" office:value="9060542921" table:style-name="ce4">
            <text:p>906054292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09" table:style-name="ce4">
            <text:p>1009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Kagalgomba</text:p>
          </table:table-cell>
          <table:table-cell office:value-type="string" table:style-name="ce3">
            <text:p>ಕಗಲ್ಗೊಂಬ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27773453" table:style-name="ce4">
            <text:p>3727773453</text:p>
          </table:table-cell>
          <table:table-cell table:style-name="ce4"/>
          <table:table-cell office:value-type="string" table:style-name="ce4">
            <text:p>Girish jabin</text:p>
          </table:table-cell>
          <table:table-cell office:value-type="string" table:style-name="ce4">
            <text:p>CHO</text:p>
          </table:table-cell>
          <table:table-cell office:value-type="float" office:value="9513387819" table:style-name="ce4">
            <text:p>951338781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10" table:style-name="ce4">
            <text:p>1010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Yaragoppa</text:p>
          </table:table-cell>
          <table:table-cell office:value-type="string" table:style-name="ce3">
            <text:p>ಯರಗೊಪ್ಪ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344264474" table:style-name="ce4">
            <text:p>2344264474</text:p>
          </table:table-cell>
          <table:table-cell table:style-name="ce4"/>
          <table:table-cell office:value-type="string" table:style-name="ce4">
            <text:p>Veeranna meti</text:p>
          </table:table-cell>
          <table:table-cell office:value-type="string" table:style-name="ce4">
            <text:p>CHO</text:p>
          </table:table-cell>
          <table:table-cell office:value-type="float" office:value="8197770151" table:style-name="ce4">
            <text:p>819777015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11" table:style-name="ce4">
            <text:p>1011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Mamatageri</text:p>
          </table:table-cell>
          <table:table-cell office:value-type="string" table:style-name="ce3">
            <text:p>ಮಮತಗ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38267653" table:style-name="ce4">
            <text:p>6838267653</text:p>
          </table:table-cell>
          <table:table-cell table:style-name="ce4"/>
          <table:table-cell office:value-type="string" table:style-name="ce4">
            <text:p>Renuka yallappa haged</text:p>
          </table:table-cell>
          <table:table-cell office:value-type="string" table:style-name="ce4">
            <text:p>CHO</text:p>
          </table:table-cell>
          <table:table-cell office:value-type="float" office:value="9986883684" table:style-name="ce4">
            <text:p>998688368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12" table:style-name="ce4">
            <text:p>1012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Neeralkeri</text:p>
          </table:table-cell>
          <table:table-cell office:value-type="string" table:style-name="ce3">
            <text:p>ನೀರಲಕ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25325139" table:style-name="ce4">
            <text:p>7125325139</text:p>
          </table:table-cell>
          <table:table-cell table:style-name="ce4"/>
          <table:table-cell office:value-type="string" table:style-name="ce4">
            <text:p>Pandurangasankappanavar</text:p>
          </table:table-cell>
          <table:table-cell office:value-type="string" table:style-name="ce4">
            <text:p>CHO</text:p>
          </table:table-cell>
          <table:table-cell office:value-type="float" office:value="9008492719" table:style-name="ce4">
            <text:p>900849271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13" table:style-name="ce4">
            <text:p>1013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Anawal</text:p>
          </table:table-cell>
          <table:table-cell office:value-type="string" table:style-name="ce3">
            <text:p>ಅನವ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862554385" table:style-name="ce4">
            <text:p>4862554385</text:p>
          </table:table-cell>
          <table:table-cell table:style-name="ce4"/>
          <table:table-cell office:value-type="string" table:style-name="ce4">
            <text:p>Sanjay jagunnavar</text:p>
          </table:table-cell>
          <table:table-cell office:value-type="string" table:style-name="ce4">
            <text:p>CHO</text:p>
          </table:table-cell>
          <table:table-cell office:value-type="float" office:value="8904878090" table:style-name="ce4">
            <text:p>890487809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14" table:style-name="ce4">
            <text:p>1014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Kelwadi</text:p>
          </table:table-cell>
          <table:table-cell office:value-type="string" table:style-name="ce3">
            <text:p>ಕೆಲ್ವಾ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28676450" table:style-name="ce4">
            <text:p>3428676450</text:p>
          </table:table-cell>
          <table:table-cell table:style-name="ce4"/>
          <table:table-cell office:value-type="string" table:style-name="ce4">
            <text:p>Sanjay</text:p>
          </table:table-cell>
          <table:table-cell office:value-type="string" table:style-name="ce4">
            <text:p>CHO</text:p>
          </table:table-cell>
          <table:table-cell office:value-type="float" office:value="9845991057" table:style-name="ce4">
            <text:p>984599105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15" table:style-name="ce4">
            <text:p>1015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Hangargi</text:p>
          </table:table-cell>
          <table:table-cell office:value-type="string" table:style-name="ce3">
            <text:p>ಹಂಗರ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73374141" table:style-name="ce4">
            <text:p>4373374141</text:p>
          </table:table-cell>
          <table:table-cell table:style-name="ce4"/>
          <table:table-cell office:value-type="string" table:style-name="ce4">
            <text:p>Shashikala S Kelur</text:p>
          </table:table-cell>
          <table:table-cell office:value-type="string" table:style-name="ce4">
            <text:p>CHO</text:p>
          </table:table-cell>
          <table:table-cell office:value-type="float" office:value="9449099482" table:style-name="ce4">
            <text:p>944909948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16" table:style-name="ce4">
            <text:p>1016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Yankanchi</text:p>
          </table:table-cell>
          <table:table-cell office:value-type="string" table:style-name="ce3">
            <text:p>ಯಂಕಂಚ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366868335" table:style-name="ce4">
            <text:p>2366868335</text:p>
          </table:table-cell>
          <table:table-cell table:style-name="ce4"/>
          <table:table-cell office:value-type="string" table:style-name="ce4">
            <text:p>Chetankumar Kivudajadar</text:p>
          </table:table-cell>
          <table:table-cell office:value-type="string" table:style-name="ce4">
            <text:p>CHO</text:p>
          </table:table-cell>
          <table:table-cell office:value-type="float" office:value="8861747979" table:style-name="ce4">
            <text:p>886174797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17" table:style-name="ce4">
            <text:p>1017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Kutakanakeri</text:p>
          </table:table-cell>
          <table:table-cell office:value-type="string" table:style-name="ce3">
            <text:p>ಕುಟಕನಕ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846236182" table:style-name="ce4">
            <text:p>4846236182</text:p>
          </table:table-cell>
          <table:table-cell table:style-name="ce4"/>
          <table:table-cell office:value-type="string" table:style-name="ce4">
            <text:p>Vidya</text:p>
          </table:table-cell>
          <table:table-cell office:value-type="string" table:style-name="ce4">
            <text:p>CHO</text:p>
          </table:table-cell>
          <table:table-cell office:value-type="float" office:value="9686463357" table:style-name="ce4">
            <text:p>968646335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18" table:style-name="ce4">
            <text:p>1018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Shirbadagi</text:p>
          </table:table-cell>
          <table:table-cell office:value-type="string" table:style-name="ce3">
            <text:p>ಶಿರಬಾಡ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88572577" table:style-name="ce4">
            <text:p>6388572577</text:p>
          </table:table-cell>
          <table:table-cell table:style-name="ce4"/>
          <table:table-cell office:value-type="string" table:style-name="ce4">
            <text:p>Sangappa Meti</text:p>
          </table:table-cell>
          <table:table-cell office:value-type="string" table:style-name="ce4">
            <text:p>CHO</text:p>
          </table:table-cell>
          <table:table-cell office:value-type="float" office:value="9535490907" table:style-name="ce4">
            <text:p>953549090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19" table:style-name="ce4">
            <text:p>1019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Hansnur</text:p>
          </table:table-cell>
          <table:table-cell office:value-type="string" table:style-name="ce3">
            <text:p>ಹಂಸ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48717189" table:style-name="ce4">
            <text:p>6348717189</text:p>
          </table:table-cell>
          <table:table-cell table:style-name="ce4"/>
          <table:table-cell office:value-type="string" table:style-name="ce4">
            <text:p>Vinuth Veerappa Shidlingappanava</text:p>
          </table:table-cell>
          <table:table-cell office:value-type="string" table:style-name="ce4">
            <text:p>CHO</text:p>
          </table:table-cell>
          <table:table-cell office:value-type="float" office:value="8793332974" table:style-name="ce4">
            <text:p>879333297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20" table:style-name="ce4">
            <text:p>1020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Hanapura</text:p>
          </table:table-cell>
          <table:table-cell office:value-type="string" table:style-name="ce3">
            <text:p>ಹಾನ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826347766" table:style-name="ce4">
            <text:p>5826347766</text:p>
          </table:table-cell>
          <table:table-cell table:style-name="ce4"/>
          <table:table-cell office:value-type="string" table:style-name="ce4">
            <text:p>Annapurna Bilakar</text:p>
          </table:table-cell>
          <table:table-cell office:value-type="string" table:style-name="ce4">
            <text:p>CHO</text:p>
          </table:table-cell>
          <table:table-cell office:value-type="float" office:value="9611268574" table:style-name="ce4">
            <text:p>961126857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21" table:style-name="ce4">
            <text:p>1021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dami</text:p>
          </table:table-cell>
          <table:table-cell office:value-type="string" table:style-name="ce3">
            <text:p>ಬಾದಾಮಿ</text:p>
          </table:table-cell>
          <table:table-cell office:value-type="string" table:style-name="ce3">
            <text:p>Kotekal</text:p>
          </table:table-cell>
          <table:table-cell office:value-type="string" table:style-name="ce3">
            <text:p>ಕೋಟೆಕ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16448185" table:style-name="ce4">
            <text:p>3416448185</text:p>
          </table:table-cell>
          <table:table-cell table:style-name="ce4"/>
          <table:table-cell office:value-type="string" table:style-name="ce4">
            <text:p>Vinod Gadag</text:p>
          </table:table-cell>
          <table:table-cell office:value-type="string" table:style-name="ce4">
            <text:p>CHO</text:p>
          </table:table-cell>
          <table:table-cell office:value-type="float" office:value="7795637714" table:style-name="ce4">
            <text:p>779563771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22" table:style-name="ce4">
            <text:p>1022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3">
            <text:p>Kajjidoni</text:p>
          </table:table-cell>
          <table:table-cell office:value-type="string" table:style-name="ce3">
            <text:p>ಕಜ್ಜಿಡೋಣ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378128170" table:style-name="ce4">
            <text:p>8378128170</text:p>
          </table:table-cell>
          <table:table-cell table:style-name="ce4"/>
          <table:table-cell office:value-type="string" table:style-name="ce4">
            <text:p>Aishwaryalaxmi S Medar</text:p>
          </table:table-cell>
          <table:table-cell office:value-type="string" table:style-name="ce4">
            <text:p>CHO</text:p>
          </table:table-cell>
          <table:table-cell office:value-type="float" office:value="9738935856" table:style-name="ce4">
            <text:p>973893585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23" table:style-name="ce4">
            <text:p>1023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3">
            <text:p>Gulabal</text:p>
          </table:table-cell>
          <table:table-cell office:value-type="string" table:style-name="ce3">
            <text:p>ಗುಲಾಬ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557112826" table:style-name="ce4">
            <text:p>1557112826</text:p>
          </table:table-cell>
          <table:table-cell table:style-name="ce4"/>
          <table:table-cell office:value-type="string" table:style-name="ce4">
            <text:p>Shweta Y Sanakyanavar</text:p>
          </table:table-cell>
          <table:table-cell office:value-type="string" table:style-name="ce4">
            <text:p>CHO</text:p>
          </table:table-cell>
          <table:table-cell office:value-type="float" office:value="8197974358" table:style-name="ce4">
            <text:p>819797435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24" table:style-name="ce4">
            <text:p>1024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3">
            <text:p>Kirasur</text:p>
          </table:table-cell>
          <table:table-cell office:value-type="string" table:style-name="ce3">
            <text:p>ಕಿರಾಸ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33823469" table:style-name="ce4">
            <text:p>3433823469</text:p>
          </table:table-cell>
          <table:table-cell table:style-name="ce4"/>
          <table:table-cell office:value-type="string" table:style-name="ce4">
            <text:p>Veerupaxayya Karakanthi</text:p>
          </table:table-cell>
          <table:table-cell office:value-type="string" table:style-name="ce4">
            <text:p>CHO</text:p>
          </table:table-cell>
          <table:table-cell office:value-type="float" office:value="9035984131" table:style-name="ce4">
            <text:p>903598413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25" table:style-name="ce4">
            <text:p>1025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3">
            <text:p>Neeralkeri</text:p>
          </table:table-cell>
          <table:table-cell office:value-type="string" table:style-name="ce3">
            <text:p>ನೀರಲಕ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188432766" table:style-name="ce4">
            <text:p>6188432766</text:p>
          </table:table-cell>
          <table:table-cell table:style-name="ce4"/>
          <table:table-cell office:value-type="string" table:style-name="ce4">
            <text:p>Shweta Raval</text:p>
          </table:table-cell>
          <table:table-cell office:value-type="string" table:style-name="ce4">
            <text:p>CHO</text:p>
          </table:table-cell>
          <table:table-cell office:value-type="float" office:value="7411260405" table:style-name="ce4">
            <text:p>741126040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26" table:style-name="ce4">
            <text:p>1026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3">
            <text:p>Nainegali</text:p>
          </table:table-cell>
          <table:table-cell office:value-type="string" table:style-name="ce3">
            <text:p>ನೈನೆಗ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22648859" table:style-name="ce4">
            <text:p>8522648859</text:p>
          </table:table-cell>
          <table:table-cell table:style-name="ce4"/>
          <table:table-cell office:value-type="string" table:style-name="ce4">
            <text:p>Sujata Teggi H</text:p>
          </table:table-cell>
          <table:table-cell office:value-type="string" table:style-name="ce4">
            <text:p>CHO</text:p>
          </table:table-cell>
          <table:table-cell office:value-type="float" office:value="9844724272" table:style-name="ce4">
            <text:p>984472427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27" table:style-name="ce4">
            <text:p>1027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3">
            <text:p>Hireshellikeri</text:p>
          </table:table-cell>
          <table:table-cell office:value-type="string" table:style-name="ce3">
            <text:p>ಹಿರೇಶೆಲ್ಲಿಕ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22648859" table:style-name="ce4">
            <text:p>8522648859</text:p>
          </table:table-cell>
          <table:table-cell table:style-name="ce4"/>
          <table:table-cell office:value-type="string" table:style-name="ce4">
            <text:p>Mallikarjun B Meti</text:p>
          </table:table-cell>
          <table:table-cell office:value-type="string" table:style-name="ce4">
            <text:p>CHO</text:p>
          </table:table-cell>
          <table:table-cell office:value-type="float" office:value="9742885268" table:style-name="ce4">
            <text:p>974288526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28" table:style-name="ce4">
            <text:p>1028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3">
            <text:p>Gaddankeri</text:p>
          </table:table-cell>
          <table:table-cell office:value-type="string" table:style-name="ce3">
            <text:p>ಗದ್ದನಕ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45111554" table:style-name="ce4">
            <text:p>8545111554</text:p>
          </table:table-cell>
          <table:table-cell table:style-name="ce4"/>
          <table:table-cell office:value-type="string" table:style-name="ce4">
            <text:p>Dyamavva Bandaragall</text:p>
          </table:table-cell>
          <table:table-cell office:value-type="string" table:style-name="ce4">
            <text:p>CHO</text:p>
          </table:table-cell>
          <table:table-cell office:value-type="float" office:value="9008059868" table:style-name="ce4">
            <text:p>900805986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29" table:style-name="ce4">
            <text:p>1029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ilagi</text:p>
          </table:table-cell>
          <table:table-cell office:value-type="string" table:style-name="ce3">
            <text:p>ಬಿಳಗಿ</text:p>
          </table:table-cell>
          <table:table-cell office:value-type="string" table:style-name="ce3">
            <text:p>Badagandi</text:p>
          </table:table-cell>
          <table:table-cell office:value-type="string" table:style-name="ce3">
            <text:p>ಬಡಗಂ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428571774" table:style-name="ce4">
            <text:p>4428571774</text:p>
          </table:table-cell>
          <table:table-cell table:style-name="ce4"/>
          <table:table-cell office:value-type="string" table:style-name="ce4">
            <text:p>Annapoorna R Walikar</text:p>
          </table:table-cell>
          <table:table-cell office:value-type="string" table:style-name="ce4">
            <text:p>CHO</text:p>
          </table:table-cell>
          <table:table-cell office:value-type="float" office:value="9686281528" table:style-name="ce4">
            <text:p>968628152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30" table:style-name="ce4">
            <text:p>1030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ilagi</text:p>
          </table:table-cell>
          <table:table-cell office:value-type="string" table:style-name="ce3">
            <text:p>ಬಿಳಗಿ</text:p>
          </table:table-cell>
          <table:table-cell office:value-type="string" table:style-name="ce3">
            <text:p>Heggur</text:p>
          </table:table-cell>
          <table:table-cell office:value-type="string" table:style-name="ce3">
            <text:p>ಹೆಗ್ಗ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524858547" table:style-name="ce4">
            <text:p>4524858547</text:p>
          </table:table-cell>
          <table:table-cell table:style-name="ce4"/>
          <table:table-cell office:value-type="string" table:style-name="ce4">
            <text:p>Neelamma R Kumbar</text:p>
          </table:table-cell>
          <table:table-cell office:value-type="string" table:style-name="ce4">
            <text:p>CHO</text:p>
          </table:table-cell>
          <table:table-cell office:value-type="float" office:value="7259311493" table:style-name="ce4">
            <text:p>725931149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31" table:style-name="ce4">
            <text:p>1031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ilagi</text:p>
          </table:table-cell>
          <table:table-cell office:value-type="string" table:style-name="ce3">
            <text:p>ಬಿಳಗಿ</text:p>
          </table:table-cell>
          <table:table-cell office:value-type="string" table:style-name="ce3">
            <text:p>Sonna</text:p>
          </table:table-cell>
          <table:table-cell office:value-type="string" table:style-name="ce3">
            <text:p>ಸೊನ್ನ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852853342" table:style-name="ce4">
            <text:p>4852853342</text:p>
          </table:table-cell>
          <table:table-cell table:style-name="ce4"/>
          <table:table-cell office:value-type="string" table:style-name="ce4">
            <text:p>Ningangouda Patil</text:p>
          </table:table-cell>
          <table:table-cell office:value-type="string" table:style-name="ce4">
            <text:p>CHO</text:p>
          </table:table-cell>
          <table:table-cell office:value-type="float" office:value="8073749690" table:style-name="ce4">
            <text:p>807374969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32" table:style-name="ce4">
            <text:p>1032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3">
            <text:p>Bommanagi</text:p>
          </table:table-cell>
          <table:table-cell office:value-type="string" table:style-name="ce3">
            <text:p>ಬೊಮ್ಮಣ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376383938" table:style-name="ce4">
            <text:p>3376383938</text:p>
          </table:table-cell>
          <table:table-cell table:style-name="ce4"/>
          <table:table-cell office:value-type="string" table:style-name="ce4">
            <text:p>Sidramappa Onarotti</text:p>
          </table:table-cell>
          <table:table-cell office:value-type="string" table:style-name="ce4">
            <text:p>CHO</text:p>
          </table:table-cell>
          <table:table-cell office:value-type="float" office:value="7349729158" table:style-name="ce4">
            <text:p>734972915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33" table:style-name="ce4">
            <text:p>1033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ilagi</text:p>
          </table:table-cell>
          <table:table-cell office:value-type="string" table:style-name="ce3">
            <text:p>ಬಿಳಗಿ</text:p>
          </table:table-cell>
          <table:table-cell office:value-type="string" table:style-name="ce3">
            <text:p>Siddapur</text:p>
          </table:table-cell>
          <table:table-cell office:value-type="string" table:style-name="ce3">
            <text:p>ಸಿದ್ದ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778316666" table:style-name="ce4">
            <text:p>7778316666</text:p>
          </table:table-cell>
          <table:table-cell table:style-name="ce4"/>
          <table:table-cell office:value-type="string" table:style-name="ce4">
            <text:p>VijAyalaxmi Basaragi</text:p>
          </table:table-cell>
          <table:table-cell office:value-type="string" table:style-name="ce4">
            <text:p>CHO</text:p>
          </table:table-cell>
          <table:table-cell office:value-type="float" office:value="890727436" table:style-name="ce4">
            <text:p>89072743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34" table:style-name="ce4">
            <text:p>1034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ilagi</text:p>
          </table:table-cell>
          <table:table-cell office:value-type="string" table:style-name="ce3">
            <text:p>ಬಿಳಗಿ</text:p>
          </table:table-cell>
          <table:table-cell office:value-type="string" table:style-name="ce3">
            <text:p>Unam hanchinal</text:p>
          </table:table-cell>
          <table:table-cell office:value-type="string" table:style-name="ce3">
            <text:p>ಉನಮ್ ಹಂಚಿನ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43158685" table:style-name="ce4">
            <text:p>6443158685</text:p>
          </table:table-cell>
          <table:table-cell table:style-name="ce4"/>
          <table:table-cell office:value-type="string" table:style-name="ce4">
            <text:p>Basavaraj G Dastarad</text:p>
          </table:table-cell>
          <table:table-cell office:value-type="string" table:style-name="ce4">
            <text:p>CHO</text:p>
          </table:table-cell>
          <table:table-cell office:value-type="float" office:value="8792248954" table:style-name="ce4">
            <text:p>879224895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35" table:style-name="ce4">
            <text:p>1035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3">
            <text:p>Shitimani</text:p>
          </table:table-cell>
          <table:table-cell office:value-type="string" table:style-name="ce3">
            <text:p>ಶಿತಿಮಣ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43158685" table:style-name="ce4">
            <text:p>6443158685</text:p>
          </table:table-cell>
          <table:table-cell table:style-name="ce4"/>
          <table:table-cell office:value-type="string" table:style-name="ce4">
            <text:p>Kousarbegham</text:p>
          </table:table-cell>
          <table:table-cell office:value-type="string" table:style-name="ce4">
            <text:p>CHO</text:p>
          </table:table-cell>
          <table:table-cell office:value-type="float" office:value="9110200858" table:style-name="ce4">
            <text:p>911020085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36" table:style-name="ce4">
            <text:p>1036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ilagi</text:p>
          </table:table-cell>
          <table:table-cell office:value-type="string" table:style-name="ce3">
            <text:p>ಬಿಳಗಿ</text:p>
          </table:table-cell>
          <table:table-cell office:value-type="string" table:style-name="ce3">
            <text:p>Teggi</text:p>
          </table:table-cell>
          <table:table-cell office:value-type="string" table:style-name="ce3">
            <text:p>ತೆಗ್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46587584" table:style-name="ce4">
            <text:p>7146587584</text:p>
          </table:table-cell>
          <table:table-cell table:style-name="ce4"/>
          <table:table-cell office:value-type="string" table:style-name="ce4">
            <text:p>Sadashiv Bidari</text:p>
          </table:table-cell>
          <table:table-cell office:value-type="string" table:style-name="ce4">
            <text:p>CHO</text:p>
          </table:table-cell>
          <table:table-cell office:value-type="float" office:value="8792910843" table:style-name="ce4">
            <text:p>879291084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37" table:style-name="ce4">
            <text:p>1037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ilagi</text:p>
          </table:table-cell>
          <table:table-cell office:value-type="string" table:style-name="ce3">
            <text:p>ಬಿಳಗಿ</text:p>
          </table:table-cell>
          <table:table-cell office:value-type="string" table:style-name="ce3">
            <text:p>Yadahalli</text:p>
          </table:table-cell>
          <table:table-cell office:value-type="string" table:style-name="ce3">
            <text:p>ಯಡ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46587584" table:style-name="ce4">
            <text:p>7146587584</text:p>
          </table:table-cell>
          <table:table-cell table:style-name="ce4"/>
          <table:table-cell office:value-type="string" table:style-name="ce4">
            <text:p>Ishwar Chalawadi</text:p>
          </table:table-cell>
          <table:table-cell office:value-type="string" table:style-name="ce4">
            <text:p>CHO</text:p>
          </table:table-cell>
          <table:table-cell office:value-type="float" office:value="6363544976" table:style-name="ce4">
            <text:p>636354497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38" table:style-name="ce4">
            <text:p>1038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ilagi</text:p>
          </table:table-cell>
          <table:table-cell office:value-type="string" table:style-name="ce3">
            <text:p>ಬಿಳಗಿ</text:p>
          </table:table-cell>
          <table:table-cell office:value-type="string" table:style-name="ce3">
            <text:p>Arakeri</text:p>
          </table:table-cell>
          <table:table-cell office:value-type="string" table:style-name="ce3">
            <text:p>ಅರಕ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632221236" table:style-name="ce4">
            <text:p>2632221236</text:p>
          </table:table-cell>
          <table:table-cell table:style-name="ce4"/>
          <table:table-cell office:value-type="string" table:style-name="ce4">
            <text:p>Parashurama Y Bhangi</text:p>
          </table:table-cell>
          <table:table-cell office:value-type="string" table:style-name="ce4">
            <text:p>CHO</text:p>
          </table:table-cell>
          <table:table-cell office:value-type="float" office:value="8722709571" table:style-name="ce4">
            <text:p>872270957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39" table:style-name="ce4">
            <text:p>1039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ilagi</text:p>
          </table:table-cell>
          <table:table-cell office:value-type="string" table:style-name="ce3">
            <text:p>ಬಿಳಗಿ</text:p>
          </table:table-cell>
          <table:table-cell office:value-type="string" table:style-name="ce3">
            <text:p>Bavalatti</text:p>
          </table:table-cell>
          <table:table-cell office:value-type="string" table:style-name="ce3">
            <text:p>ಬಾವಲ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55235119" table:style-name="ce4">
            <text:p>4655235119</text:p>
          </table:table-cell>
          <table:table-cell table:style-name="ce4"/>
          <table:table-cell office:value-type="string" table:style-name="ce4">
            <text:p>Archana A B</text:p>
          </table:table-cell>
          <table:table-cell office:value-type="string" table:style-name="ce4">
            <text:p>CHO</text:p>
          </table:table-cell>
          <table:table-cell office:value-type="float" office:value="8546876287" table:style-name="ce4">
            <text:p>854687628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40" table:style-name="ce4">
            <text:p>1040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ilagi</text:p>
          </table:table-cell>
          <table:table-cell office:value-type="string" table:style-name="ce3">
            <text:p>ಬಿಳಗಿ</text:p>
          </table:table-cell>
          <table:table-cell office:value-type="string" table:style-name="ce3">
            <text:p>Janamatti</text:p>
          </table:table-cell>
          <table:table-cell office:value-type="string" table:style-name="ce3">
            <text:p>ಜನಮ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55688349" table:style-name="ce4">
            <text:p>6355688349</text:p>
          </table:table-cell>
          <table:table-cell table:style-name="ce4"/>
          <table:table-cell office:value-type="string" table:style-name="ce4">
            <text:p>Mahantesh Patil</text:p>
          </table:table-cell>
          <table:table-cell office:value-type="string" table:style-name="ce4">
            <text:p>CHO</text:p>
          </table:table-cell>
          <table:table-cell office:value-type="float" office:value="9964330084" table:style-name="ce4">
            <text:p>996433008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41" table:style-name="ce4">
            <text:p>1041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ilagi</text:p>
          </table:table-cell>
          <table:table-cell office:value-type="string" table:style-name="ce3">
            <text:p>ಬಿಳಗಿ</text:p>
          </table:table-cell>
          <table:table-cell office:value-type="string" table:style-name="ce3">
            <text:p>Honnihal</text:p>
          </table:table-cell>
          <table:table-cell office:value-type="string" table:style-name="ce3">
            <text:p>ಹೊನ್ನಿಹ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247476728" table:style-name="ce4">
            <text:p>3247476728</text:p>
          </table:table-cell>
          <table:table-cell table:style-name="ce4"/>
          <table:table-cell office:value-type="string" table:style-name="ce4">
            <text:p>Bayana Mandre</text:p>
          </table:table-cell>
          <table:table-cell office:value-type="string" table:style-name="ce4">
            <text:p>CHO</text:p>
          </table:table-cell>
          <table:table-cell office:value-type="float" office:value="7406428388" table:style-name="ce4">
            <text:p>740642838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42" table:style-name="ce4">
            <text:p>1042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ilagi</text:p>
          </table:table-cell>
          <table:table-cell office:value-type="string" table:style-name="ce3">
            <text:p>ಬಿಳಗಿ</text:p>
          </table:table-cell>
          <table:table-cell office:value-type="string" table:style-name="ce3">
            <text:p>Sunag</text:p>
          </table:table-cell>
          <table:table-cell office:value-type="string" table:style-name="ce3">
            <text:p>ಸುನಾಗ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478461264" table:style-name="ce4">
            <text:p>7478461264</text:p>
          </table:table-cell>
          <table:table-cell table:style-name="ce4"/>
          <table:table-cell office:value-type="string" table:style-name="ce4">
            <text:p>Mahalingayya Dandinmath</text:p>
          </table:table-cell>
          <table:table-cell office:value-type="string" table:style-name="ce4">
            <text:p>CHO</text:p>
          </table:table-cell>
          <table:table-cell office:value-type="float" office:value="8660367394" table:style-name="ce4">
            <text:p>866036739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43" table:style-name="ce4">
            <text:p>1043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Jamkhandi</text:p>
          </table:table-cell>
          <table:table-cell office:value-type="string" table:style-name="ce3">
            <text:p>ಜಮಖಂಡಿ</text:p>
          </table:table-cell>
          <table:table-cell office:value-type="string" table:style-name="ce3">
            <text:p>Kadapatti</text:p>
          </table:table-cell>
          <table:table-cell office:value-type="string" table:style-name="ce3">
            <text:p>ಕಡಪ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62873277" table:style-name="ce4">
            <text:p>7662873277</text:p>
          </table:table-cell>
          <table:table-cell table:style-name="ce4"/>
          <table:table-cell office:value-type="string" table:style-name="ce4">
            <text:p>Muragesh Tuppad</text:p>
          </table:table-cell>
          <table:table-cell office:value-type="string" table:style-name="ce4">
            <text:p>CHO</text:p>
          </table:table-cell>
          <table:table-cell office:value-type="float" office:value="8095184521" table:style-name="ce4">
            <text:p>809518452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044" table:style-name="ce4">
            <text:p>1044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4">
            <text:p>Bagalkote</text:p>
          </table:table-cell>
          <table:table-cell office:value-type="string" table:style-name="ce3">
            <text:p>ಬಾಗಲಕೋಟೆ</text:p>
          </table:table-cell>
          <table:table-cell office:value-type="string" table:style-name="ce3">
            <text:p>Bodnayakdinni</text:p>
          </table:table-cell>
          <table:table-cell office:value-type="string" table:style-name="ce3">
            <text:p>ಬೋಡ್ನಾಯಕದಿನ್ನ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538706346" table:style-name="ce4">
            <text:p>6538706346</text:p>
          </table:table-cell>
          <table:table-cell table:style-name="ce4"/>
          <table:table-cell office:value-type="string" table:style-name="ce4">
            <text:p>Praveenkumar Kalasa</text:p>
          </table:table-cell>
          <table:table-cell office:value-type="string" table:style-name="ce4">
            <text:p>CHO</text:p>
          </table:table-cell>
          <table:table-cell office:value-type="float" office:value="8792930075" table:style-name="ce4">
            <text:p>879293007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45" table:style-name="ce4">
            <text:p>1045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Wanjerkhed</text:p>
          </table:table-cell>
          <table:table-cell office:value-type="string" table:style-name="ce3">
            <text:p>ವಾಂಜೆರ್ಖೇಡ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523478848" table:style-name="ce4">
            <text:p>1523478848</text:p>
          </table:table-cell>
          <table:table-cell table:style-name="ce4"/>
          <table:table-cell office:value-type="string" table:style-name="ce4">
            <text:p>Sheela</text:p>
          </table:table-cell>
          <table:table-cell office:value-type="string" table:style-name="ce4">
            <text:p>CHO</text:p>
          </table:table-cell>
          <table:table-cell office:value-type="float" office:value="8867151334" table:style-name="ce4">
            <text:p>886715133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46" table:style-name="ce4">
            <text:p>1046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Talawada (M)</text:p>
          </table:table-cell>
          <table:table-cell office:value-type="string" table:style-name="ce3">
            <text:p>ತಳವಾಡ (ಎಂ)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556517163" table:style-name="ce4">
            <text:p>2556517163</text:p>
          </table:table-cell>
          <table:table-cell table:style-name="ce4"/>
          <table:table-cell office:value-type="string" table:style-name="ce4">
            <text:p>Christina</text:p>
          </table:table-cell>
          <table:table-cell office:value-type="string" table:style-name="ce4">
            <text:p>CHO</text:p>
          </table:table-cell>
          <table:table-cell office:value-type="float" office:value="9632621683" table:style-name="ce4">
            <text:p>963262168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47" table:style-name="ce4">
            <text:p>1047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Yakatpur</text:p>
          </table:table-cell>
          <table:table-cell office:value-type="string" table:style-name="ce3">
            <text:p>ಯಾಕತ್ಪು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88466418" table:style-name="ce4">
            <text:p>5388466418</text:p>
          </table:table-cell>
          <table:table-cell table:style-name="ce4"/>
          <table:table-cell office:value-type="string" table:style-name="ce4">
            <text:p>MD.nadeemuddin</text:p>
          </table:table-cell>
          <table:table-cell office:value-type="string" table:style-name="ce4">
            <text:p>CHO</text:p>
          </table:table-cell>
          <table:table-cell office:value-type="float" office:value="8792557086" table:style-name="ce4">
            <text:p>879255708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48" table:style-name="ce4">
            <text:p>1048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Siddeshwar</text:p>
          </table:table-cell>
          <table:table-cell office:value-type="string" table:style-name="ce3">
            <text:p>ಸಿದ್ದೇಶ್ವ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36452131" table:style-name="ce4">
            <text:p>1136452131</text:p>
          </table:table-cell>
          <table:table-cell table:style-name="ce4"/>
          <table:table-cell office:value-type="string" table:style-name="ce4">
            <text:p>Kiran Thondicheri</text:p>
          </table:table-cell>
          <table:table-cell office:value-type="string" table:style-name="ce4">
            <text:p>CHO</text:p>
          </table:table-cell>
          <table:table-cell office:value-type="float" office:value="9986522535" table:style-name="ce4">
            <text:p>998652253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49" table:style-name="ce4">
            <text:p>1049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Rudnoor</text:p>
          </table:table-cell>
          <table:table-cell office:value-type="string" table:style-name="ce3">
            <text:p>ರುದ್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84262470" table:style-name="ce4">
            <text:p>6384262470</text:p>
          </table:table-cell>
          <table:table-cell table:style-name="ce4"/>
          <table:table-cell office:value-type="string" table:style-name="ce4">
            <text:p>Suresh Rathod</text:p>
          </table:table-cell>
          <table:table-cell office:value-type="string" table:style-name="ce4">
            <text:p>CHO</text:p>
          </table:table-cell>
          <table:table-cell office:value-type="float" office:value="9740390203" table:style-name="ce4">
            <text:p>974039020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50" table:style-name="ce4">
            <text:p>1050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Aliyambar</text:p>
          </table:table-cell>
          <table:table-cell office:value-type="string" table:style-name="ce3">
            <text:p>ಅಲಿಯಂಬ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66628348" table:style-name="ce4">
            <text:p>3466628348</text:p>
          </table:table-cell>
          <table:table-cell table:style-name="ce4"/>
          <table:table-cell office:value-type="string" table:style-name="ce4">
            <text:p>Puneet cb</text:p>
          </table:table-cell>
          <table:table-cell office:value-type="string" table:style-name="ce4">
            <text:p>CHO</text:p>
          </table:table-cell>
          <table:table-cell office:value-type="float" office:value="8143399873" table:style-name="ce4">
            <text:p>814339987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51" table:style-name="ce4">
            <text:p>1051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Markunda</text:p>
          </table:table-cell>
          <table:table-cell office:value-type="string" table:style-name="ce3">
            <text:p>ಮಾರ್ಕುಂ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573351151" table:style-name="ce4">
            <text:p>5573351151</text:p>
          </table:table-cell>
          <table:table-cell table:style-name="ce4"/>
          <table:table-cell office:value-type="string" table:style-name="ce4">
            <text:p>Rachel rani</text:p>
          </table:table-cell>
          <table:table-cell office:value-type="string" table:style-name="ce4">
            <text:p>CHO</text:p>
          </table:table-cell>
          <table:table-cell office:value-type="float" office:value="9663281439" table:style-name="ce4">
            <text:p>966328143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52" table:style-name="ce4">
            <text:p>1052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Malegaon</text:p>
          </table:table-cell>
          <table:table-cell office:value-type="string" table:style-name="ce3">
            <text:p>ಮಾಲೆಗಾಂವ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322235324" table:style-name="ce4">
            <text:p>1322235324</text:p>
          </table:table-cell>
          <table:table-cell table:style-name="ce4"/>
          <table:table-cell office:value-type="string" table:style-name="ce4">
            <text:p>Ritaroseleen</text:p>
          </table:table-cell>
          <table:table-cell office:value-type="string" table:style-name="ce4">
            <text:p>CHO</text:p>
          </table:table-cell>
          <table:table-cell office:value-type="float" office:value="9663310379" table:style-name="ce4">
            <text:p>966331037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53" table:style-name="ce4">
            <text:p>1053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Sindol</text:p>
          </table:table-cell>
          <table:table-cell office:value-type="string" table:style-name="ce3">
            <text:p>ಸಿಂಡೋ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74178331" table:style-name="ce4">
            <text:p>5474178331</text:p>
          </table:table-cell>
          <table:table-cell table:style-name="ce4"/>
          <table:table-cell office:value-type="string" table:style-name="ce4">
            <text:p>Shanthveerappa</text:p>
          </table:table-cell>
          <table:table-cell office:value-type="string" table:style-name="ce4">
            <text:p>CHO</text:p>
          </table:table-cell>
          <table:table-cell office:value-type="float" office:value="8970456490" table:style-name="ce4">
            <text:p>897045649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54" table:style-name="ce4">
            <text:p>1054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Navadagi</text:p>
          </table:table-cell>
          <table:table-cell office:value-type="string" table:style-name="ce3">
            <text:p>ನಾವಡ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768178285" table:style-name="ce4">
            <text:p>1768178285</text:p>
          </table:table-cell>
          <table:table-cell table:style-name="ce4"/>
          <table:table-cell office:value-type="string" table:style-name="ce4">
            <text:p>Shrikant</text:p>
          </table:table-cell>
          <table:table-cell office:value-type="string" table:style-name="ce4">
            <text:p>CHO</text:p>
          </table:table-cell>
          <table:table-cell office:value-type="float" office:value="8050385760" table:style-name="ce4">
            <text:p>805038576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55" table:style-name="ce4">
            <text:p>1055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Nideban</text:p>
          </table:table-cell>
          <table:table-cell office:value-type="string" table:style-name="ce3">
            <text:p>ನಿಡೆಬಾನ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5763656" table:style-name="ce4">
            <text:p>1115763656</text:p>
          </table:table-cell>
          <table:table-cell table:style-name="ce4"/>
          <table:table-cell office:value-type="string" table:style-name="ce4">
            <text:p>Seema</text:p>
          </table:table-cell>
          <table:table-cell office:value-type="string" table:style-name="ce4">
            <text:p>CHO</text:p>
          </table:table-cell>
          <table:table-cell office:value-type="float" office:value="7022855287" table:style-name="ce4">
            <text:p>702285528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56" table:style-name="ce4">
            <text:p>1056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Bakchowdi</text:p>
          </table:table-cell>
          <table:table-cell office:value-type="string" table:style-name="ce3">
            <text:p>ಬಕ್ಚೌ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44143766" table:style-name="ce4">
            <text:p>6744143766</text:p>
          </table:table-cell>
          <table:table-cell table:style-name="ce4"/>
          <table:table-cell office:value-type="string" table:style-name="ce4">
            <text:p>Suryamathi</text:p>
          </table:table-cell>
          <table:table-cell office:value-type="string" table:style-name="ce4">
            <text:p>CHO</text:p>
          </table:table-cell>
          <table:table-cell office:value-type="float" office:value="7349235318" table:style-name="ce4">
            <text:p>734923531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57" table:style-name="ce4">
            <text:p>1057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Malachapur</text:p>
          </table:table-cell>
          <table:table-cell office:value-type="string" table:style-name="ce3">
            <text:p>ಮಲಚ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646478566" table:style-name="ce4">
            <text:p>2646478566</text:p>
          </table:table-cell>
          <table:table-cell table:style-name="ce4"/>
          <table:table-cell office:value-type="string" table:style-name="ce4">
            <text:p>Shakily shankar</text:p>
          </table:table-cell>
          <table:table-cell office:value-type="string" table:style-name="ce4">
            <text:p>CHO</text:p>
          </table:table-cell>
          <table:table-cell office:value-type="float" office:value="7350085137" table:style-name="ce4">
            <text:p>735008513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58" table:style-name="ce4">
            <text:p>1058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Mailoor</text:p>
          </table:table-cell>
          <table:table-cell office:value-type="string" table:style-name="ce3">
            <text:p>ಮೈಲ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64731580" table:style-name="ce4">
            <text:p>6864731580</text:p>
          </table:table-cell>
          <table:table-cell table:style-name="ce4"/>
          <table:table-cell office:value-type="string" table:style-name="ce4">
            <text:p>Vani</text:p>
          </table:table-cell>
          <table:table-cell office:value-type="string" table:style-name="ce4">
            <text:p>CHO</text:p>
          </table:table-cell>
          <table:table-cell office:value-type="float" office:value="8050662058" table:style-name="ce4">
            <text:p>805066205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59" table:style-name="ce4">
            <text:p>1059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Madkatti</text:p>
          </table:table-cell>
          <table:table-cell office:value-type="string" table:style-name="ce3">
            <text:p>ಮಡಕ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543834674" table:style-name="ce4">
            <text:p>5543834674</text:p>
          </table:table-cell>
          <table:table-cell table:style-name="ce4"/>
          <table:table-cell office:value-type="string" table:style-name="ce4">
            <text:p>Anandsheel</text:p>
          </table:table-cell>
          <table:table-cell office:value-type="string" table:style-name="ce4">
            <text:p>CHO</text:p>
          </table:table-cell>
          <table:table-cell office:value-type="float" office:value="9036138937" table:style-name="ce4">
            <text:p>903613893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60" table:style-name="ce4">
            <text:p>1060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Kurubkhelgi</text:p>
          </table:table-cell>
          <table:table-cell office:value-type="string" table:style-name="ce3">
            <text:p>ಕುರುಬಖೇಳ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78275779" table:style-name="ce4">
            <text:p>5378275779</text:p>
          </table:table-cell>
          <table:table-cell table:style-name="ce4"/>
          <table:table-cell office:value-type="string" table:style-name="ce4">
            <text:p>Vishal</text:p>
          </table:table-cell>
          <table:table-cell office:value-type="string" table:style-name="ce4">
            <text:p>CHO</text:p>
          </table:table-cell>
          <table:table-cell office:value-type="float" office:value="9620289698" table:style-name="ce4">
            <text:p>962028969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61" table:style-name="ce4">
            <text:p>1061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Nagura</text:p>
          </table:table-cell>
          <table:table-cell office:value-type="string" table:style-name="ce3">
            <text:p>ನಾಗೂ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86554783" table:style-name="ce4">
            <text:p>7186554783</text:p>
          </table:table-cell>
          <table:table-cell table:style-name="ce4"/>
          <table:table-cell office:value-type="string" table:style-name="ce4">
            <text:p>Emmanuel</text:p>
          </table:table-cell>
          <table:table-cell office:value-type="string" table:style-name="ce4">
            <text:p>CHO</text:p>
          </table:table-cell>
          <table:table-cell office:value-type="float" office:value="9742967111" table:style-name="ce4">
            <text:p>974296711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62" table:style-name="ce4">
            <text:p>1062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Tadpalli</text:p>
          </table:table-cell>
          <table:table-cell office:value-type="string" table:style-name="ce3">
            <text:p>ತಾಡ್ಪಲ್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45881411" table:style-name="ce4">
            <text:p>8645881411</text:p>
          </table:table-cell>
          <table:table-cell table:style-name="ce4"/>
          <table:table-cell office:value-type="string" table:style-name="ce4">
            <text:p>JL glory</text:p>
          </table:table-cell>
          <table:table-cell office:value-type="string" table:style-name="ce4">
            <text:p>CHO</text:p>
          </table:table-cell>
          <table:table-cell office:value-type="string" table:style-name="ce4">
            <text:p>JL glory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63" table:style-name="ce4">
            <text:p>1063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Rekulgi</text:p>
          </table:table-cell>
          <table:table-cell office:value-type="string" table:style-name="ce3">
            <text:p>ರೇಕುಳ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813467387" table:style-name="ce4">
            <text:p>2813467387</text:p>
          </table:table-cell>
          <table:table-cell table:style-name="ce4"/>
          <table:table-cell office:value-type="string" table:style-name="ce4">
            <text:p>Jagadish</text:p>
          </table:table-cell>
          <table:table-cell office:value-type="string" table:style-name="ce4">
            <text:p>CHO</text:p>
          </table:table-cell>
          <table:table-cell office:value-type="float" office:value="7204832442" table:style-name="ce4">
            <text:p>720483244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64" table:style-name="ce4">
            <text:p>1064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Bawgi</text:p>
          </table:table-cell>
          <table:table-cell office:value-type="string" table:style-name="ce3">
            <text:p>ಬಾವ್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538581831" table:style-name="ce4">
            <text:p>7538581831</text:p>
          </table:table-cell>
          <table:table-cell table:style-name="ce4"/>
          <table:table-cell office:value-type="string" table:style-name="ce4">
            <text:p>L gangadhar</text:p>
          </table:table-cell>
          <table:table-cell office:value-type="string" table:style-name="ce4">
            <text:p>CHO</text:p>
          </table:table-cell>
          <table:table-cell office:value-type="float" office:value="8867202303" table:style-name="ce4">
            <text:p>886720230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65" table:style-name="ce4">
            <text:p>1065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Kuttabad</text:p>
          </table:table-cell>
          <table:table-cell office:value-type="string" table:style-name="ce3">
            <text:p>ಕುಟ್ಟಾಬಾದ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625613251" table:style-name="ce4">
            <text:p>5625613251</text:p>
          </table:table-cell>
          <table:table-cell table:style-name="ce4"/>
          <table:table-cell office:value-type="string" table:style-name="ce4">
            <text:p>Manoranjini</text:p>
          </table:table-cell>
          <table:table-cell office:value-type="string" table:style-name="ce4">
            <text:p>CHO</text:p>
          </table:table-cell>
          <table:table-cell office:value-type="float" office:value="9036659492" table:style-name="ce4">
            <text:p>903665949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66" table:style-name="ce4">
            <text:p>1066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Sangolgi</text:p>
          </table:table-cell>
          <table:table-cell office:value-type="string" table:style-name="ce3">
            <text:p>ಸಂಗೋಳ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51611358" table:style-name="ce4">
            <text:p>6751611358</text:p>
          </table:table-cell>
          <table:table-cell table:style-name="ce4"/>
          <table:table-cell office:value-type="string" table:style-name="ce4">
            <text:p>Mercy sampoorna</text:p>
          </table:table-cell>
          <table:table-cell office:value-type="string" table:style-name="ce4">
            <text:p>CHO</text:p>
          </table:table-cell>
          <table:table-cell office:value-type="float" office:value="8792512579" table:style-name="ce4">
            <text:p>879251257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67" table:style-name="ce4">
            <text:p>1067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Chitta</text:p>
          </table:table-cell>
          <table:table-cell office:value-type="string" table:style-name="ce3">
            <text:p>ಚಿತ್ತ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763346347" table:style-name="ce4">
            <text:p>3763346347</text:p>
          </table:table-cell>
          <table:table-cell table:style-name="ce4"/>
          <table:table-cell office:value-type="string" table:style-name="ce4">
            <text:p>Nazarene</text:p>
          </table:table-cell>
          <table:table-cell office:value-type="string" table:style-name="ce4">
            <text:p>CHO</text:p>
          </table:table-cell>
          <table:table-cell office:value-type="float" office:value="9880818885" table:style-name="ce4">
            <text:p>988081888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68" table:style-name="ce4">
            <text:p>1068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Chidri</text:p>
          </table:table-cell>
          <table:table-cell office:value-type="string" table:style-name="ce3">
            <text:p>ಚಿದ್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572858423" table:style-name="ce4">
            <text:p>4572858423</text:p>
          </table:table-cell>
          <table:table-cell table:style-name="ce4"/>
          <table:table-cell office:value-type="string" table:style-name="ce4">
            <text:p>Praveen Kumar</text:p>
          </table:table-cell>
          <table:table-cell office:value-type="string" table:style-name="ce4">
            <text:p>CHO</text:p>
          </table:table-cell>
          <table:table-cell office:value-type="float" office:value="7019342939" table:style-name="ce4">
            <text:p>701934293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69" table:style-name="ce4">
            <text:p>1069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Hamilapur</text:p>
          </table:table-cell>
          <table:table-cell office:value-type="string" table:style-name="ce3">
            <text:p>ಹಮಿಲ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7331361" table:style-name="ce4">
            <text:p>1117331361</text:p>
          </table:table-cell>
          <table:table-cell table:style-name="ce4"/>
          <table:table-cell office:value-type="string" table:style-name="ce4">
            <text:p>Rebecca</text:p>
          </table:table-cell>
          <table:table-cell office:value-type="string" table:style-name="ce4">
            <text:p>CHO</text:p>
          </table:table-cell>
          <table:table-cell office:value-type="float" office:value="8123504576" table:style-name="ce4">
            <text:p>812350457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70" table:style-name="ce4">
            <text:p>1070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Khashmpur( bagdal-2)</text:p>
          </table:table-cell>
          <table:table-cell office:value-type="string" table:style-name="ce3">
            <text:p>ಖಾಶಂಪುರ (ಬಗ್ದಲ್-2)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7354553" table:style-name="ce4">
            <text:p>1117354553</text:p>
          </table:table-cell>
          <table:table-cell table:style-name="ce4"/>
          <table:table-cell office:value-type="string" table:style-name="ce4">
            <text:p>Geeta florence</text:p>
          </table:table-cell>
          <table:table-cell office:value-type="string" table:style-name="ce4">
            <text:p>CHO</text:p>
          </table:table-cell>
          <table:table-cell office:value-type="float" office:value="9035703334" table:style-name="ce4">
            <text:p>903570333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71" table:style-name="ce4">
            <text:p>1071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Vilaspur</text:p>
          </table:table-cell>
          <table:table-cell office:value-type="string" table:style-name="ce3">
            <text:p>ವಿಲಾಸ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71477570" table:style-name="ce4">
            <text:p>4671477570</text:p>
          </table:table-cell>
          <table:table-cell table:style-name="ce4"/>
          <table:table-cell office:value-type="string" table:style-name="ce4">
            <text:p>Rohan</text:p>
          </table:table-cell>
          <table:table-cell office:value-type="string" table:style-name="ce4">
            <text:p>CHO</text:p>
          </table:table-cell>
          <table:table-cell office:value-type="float" office:value="9916414300" table:style-name="ce4">
            <text:p>991641430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72" table:style-name="ce4">
            <text:p>1072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Mandaknalli</text:p>
          </table:table-cell>
          <table:table-cell office:value-type="string" table:style-name="ce3">
            <text:p>ಮಂಡಕನ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8215738" table:style-name="ce4">
            <text:p>1118215738</text:p>
          </table:table-cell>
          <table:table-cell table:style-name="ce4"/>
          <table:table-cell office:value-type="string" table:style-name="ce4">
            <text:p>Shalom joy</text:p>
          </table:table-cell>
          <table:table-cell office:value-type="string" table:style-name="ce4">
            <text:p>CHO</text:p>
          </table:table-cell>
          <table:table-cell office:value-type="float" office:value="9343866134" table:style-name="ce4">
            <text:p>934386613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73" table:style-name="ce4">
            <text:p>1073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Chambol</text:p>
          </table:table-cell>
          <table:table-cell office:value-type="string" table:style-name="ce3">
            <text:p>ಚಾಂಬೋ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24678217" table:style-name="ce4">
            <text:p>8724678217</text:p>
          </table:table-cell>
          <table:table-cell table:style-name="ce4"/>
          <table:table-cell office:value-type="string" table:style-name="ce4">
            <text:p>Shobha</text:p>
          </table:table-cell>
          <table:table-cell office:value-type="string" table:style-name="ce4">
            <text:p>CHO</text:p>
          </table:table-cell>
          <table:table-cell office:value-type="float" office:value="9986162002" table:style-name="ce4">
            <text:p>998616200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74" table:style-name="ce4">
            <text:p>1074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Hokrana (b)</text:p>
          </table:table-cell>
          <table:table-cell office:value-type="string" table:style-name="ce3">
            <text:p>ಹೊಕ್ರಾನಾ (ಬಿ)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878433114" table:style-name="ce4">
            <text:p>7878433114</text:p>
          </table:table-cell>
          <table:table-cell table:style-name="ce4"/>
          <table:table-cell office:value-type="string" table:style-name="ce4">
            <text:p>Stanley cambell</text:p>
          </table:table-cell>
          <table:table-cell office:value-type="string" table:style-name="ce4">
            <text:p>CHO</text:p>
          </table:table-cell>
          <table:table-cell office:value-type="float" office:value="9986433980" table:style-name="ce4">
            <text:p>998643398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75" table:style-name="ce4">
            <text:p>1075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Kon.Melconda</text:p>
          </table:table-cell>
          <table:table-cell office:value-type="string" table:style-name="ce3">
            <text:p>ಕೋನ್.ಮೇಲ್ಕೊಂ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32847167" table:style-name="ce4">
            <text:p>4732847167</text:p>
          </table:table-cell>
          <table:table-cell table:style-name="ce4"/>
          <table:table-cell office:value-type="string" table:style-name="ce4">
            <text:p>Rashmi HD</text:p>
          </table:table-cell>
          <table:table-cell office:value-type="string" table:style-name="ce4">
            <text:p>CHO</text:p>
          </table:table-cell>
          <table:table-cell office:value-type="float" office:value="8970823567" table:style-name="ce4">
            <text:p>897082356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76" table:style-name="ce4">
            <text:p>1076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Kerur</text:p>
          </table:table-cell>
          <table:table-cell office:value-type="string" table:style-name="ce3">
            <text:p>ಕೆರ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784674564" table:style-name="ce4">
            <text:p>1784674564</text:p>
          </table:table-cell>
          <table:table-cell table:style-name="ce4"/>
          <table:table-cell office:value-type="string" table:style-name="ce4">
            <text:p>Sudharani</text:p>
          </table:table-cell>
          <table:table-cell office:value-type="string" table:style-name="ce4">
            <text:p>CHO</text:p>
          </table:table-cell>
          <table:table-cell office:value-type="float" office:value="7996655764" table:style-name="ce4">
            <text:p>799665576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77" table:style-name="ce4">
            <text:p>1077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Kardyal</text:p>
          </table:table-cell>
          <table:table-cell office:value-type="string" table:style-name="ce3">
            <text:p>ಕಾರ್ಡಿಯ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37441579" table:style-name="ce4">
            <text:p>3837441579</text:p>
          </table:table-cell>
          <table:table-cell table:style-name="ce4"/>
          <table:table-cell office:value-type="string" table:style-name="ce4">
            <text:p>Daniel D</text:p>
          </table:table-cell>
          <table:table-cell office:value-type="string" table:style-name="ce4">
            <text:p>CHO</text:p>
          </table:table-cell>
          <table:table-cell office:value-type="float" office:value="9036478260" table:style-name="ce4">
            <text:p>903647826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78" table:style-name="ce4">
            <text:p>1078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Joldapka</text:p>
          </table:table-cell>
          <table:table-cell office:value-type="string" table:style-name="ce3">
            <text:p>ಜೋಲ್ಡಾಪ್ಕ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885284312" table:style-name="ce4">
            <text:p>6885284312</text:p>
          </table:table-cell>
          <table:table-cell table:style-name="ce4"/>
          <table:table-cell office:value-type="string" table:style-name="ce4">
            <text:p>Syed Fayaz Ahmed</text:p>
          </table:table-cell>
          <table:table-cell office:value-type="string" table:style-name="ce4">
            <text:p>CHO</text:p>
          </table:table-cell>
          <table:table-cell office:value-type="float" office:value="9343438518" table:style-name="ce4">
            <text:p>934343851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79" table:style-name="ce4">
            <text:p>1079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Janthi</text:p>
          </table:table-cell>
          <table:table-cell office:value-type="string" table:style-name="ce3">
            <text:p>ಜಾಂ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164512655" table:style-name="ce4">
            <text:p>2164512655</text:p>
          </table:table-cell>
          <table:table-cell table:style-name="ce4"/>
          <table:table-cell office:value-type="string" table:style-name="ce4">
            <text:p>Raghavendra</text:p>
          </table:table-cell>
          <table:table-cell office:value-type="string" table:style-name="ce4">
            <text:p>CHO</text:p>
          </table:table-cell>
          <table:table-cell office:value-type="float" office:value="9901212009" table:style-name="ce4">
            <text:p>990121200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80" table:style-name="ce4">
            <text:p>1080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Gorchincholi</text:p>
          </table:table-cell>
          <table:table-cell office:value-type="string" table:style-name="ce3">
            <text:p>ಗೊರ್ಚಿಂಚೋ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358837222" table:style-name="ce4">
            <text:p>7358837222</text:p>
          </table:table-cell>
          <table:table-cell table:style-name="ce4"/>
          <table:table-cell office:value-type="string" table:style-name="ce4">
            <text:p>Meerut Tai</text:p>
          </table:table-cell>
          <table:table-cell office:value-type="string" table:style-name="ce4">
            <text:p>CHO</text:p>
          </table:table-cell>
          <table:table-cell office:value-type="float" office:value="7090926569" table:style-name="ce4">
            <text:p>709092656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81" table:style-name="ce4">
            <text:p>1081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Chandapur</text:p>
          </table:table-cell>
          <table:table-cell office:value-type="string" table:style-name="ce3">
            <text:p>ಚಂದ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77516248" table:style-name="ce4">
            <text:p>8877516248</text:p>
          </table:table-cell>
          <table:table-cell table:style-name="ce4"/>
          <table:table-cell office:value-type="string" table:style-name="ce4">
            <text:p>Irshad Quadri</text:p>
          </table:table-cell>
          <table:table-cell office:value-type="string" table:style-name="ce4">
            <text:p>CHO</text:p>
          </table:table-cell>
          <table:table-cell office:value-type="float" office:value="8073140388" table:style-name="ce4">
            <text:p>807314038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82" table:style-name="ce4">
            <text:p>1082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Byalhalli</text:p>
          </table:table-cell>
          <table:table-cell office:value-type="string" table:style-name="ce3">
            <text:p>ಬೈಲ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227418855" table:style-name="ce4">
            <text:p>8227418855</text:p>
          </table:table-cell>
          <table:table-cell table:style-name="ce4"/>
          <table:table-cell office:value-type="string" table:style-name="ce4">
            <text:p>Rani</text:p>
          </table:table-cell>
          <table:table-cell office:value-type="string" table:style-name="ce4">
            <text:p>CHO</text:p>
          </table:table-cell>
          <table:table-cell office:value-type="float" office:value="9972607913" table:style-name="ce4">
            <text:p>997260791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3">
          <table:table-cell office:value-type="float" office:value="1083" table:style-name="ce4">
            <text:p>1083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Basavanagar Dhannura S -2</text:p>
          </table:table-cell>
          <table:table-cell office:value-type="string" table:style-name="ce3">
            <text:p>ಬಸವನಗರ ಧನ್ನೂರ ಎಸ್ -2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377282342" table:style-name="ce4">
            <text:p>3377282342</text:p>
          </table:table-cell>
          <table:table-cell table:style-name="ce4"/>
          <table:table-cell office:value-type="string" table:style-name="ce4">
            <text:p>Abhilash Kulal</text:p>
          </table:table-cell>
          <table:table-cell office:value-type="string" table:style-name="ce4">
            <text:p>CHO</text:p>
          </table:table-cell>
          <table:table-cell office:value-type="float" office:value="9964205548" table:style-name="ce4">
            <text:p>996420554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84" table:style-name="ce4">
            <text:p>1084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Baloor</text:p>
          </table:table-cell>
          <table:table-cell office:value-type="string" table:style-name="ce3">
            <text:p>ಬಲ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5763623" table:style-name="ce4">
            <text:p>1115763623</text:p>
          </table:table-cell>
          <table:table-cell table:style-name="ce4"/>
          <table:table-cell office:value-type="string" table:style-name="ce4">
            <text:p>Shanker</text:p>
          </table:table-cell>
          <table:table-cell office:value-type="string" table:style-name="ce4">
            <text:p>CHO</text:p>
          </table:table-cell>
          <table:table-cell office:value-type="float" office:value="8149155765" table:style-name="ce4">
            <text:p>814915576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85" table:style-name="ce4">
            <text:p>1085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Ambesanghvi</text:p>
          </table:table-cell>
          <table:table-cell office:value-type="string" table:style-name="ce3">
            <text:p>ಅಂಬೆಸಾಂಘ್ವ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42646483" table:style-name="ce4">
            <text:p>7142646483</text:p>
          </table:table-cell>
          <table:table-cell table:style-name="ce4"/>
          <table:table-cell office:value-type="string" table:style-name="ce4">
            <text:p>Sudarshan Paul</text:p>
          </table:table-cell>
          <table:table-cell office:value-type="string" table:style-name="ce4">
            <text:p>CHO</text:p>
          </table:table-cell>
          <table:table-cell office:value-type="float" office:value="9035880713" table:style-name="ce4">
            <text:p>903588071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86" table:style-name="ce4">
            <text:p>1086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Rajgira</text:p>
          </table:table-cell>
          <table:table-cell office:value-type="string" table:style-name="ce3">
            <text:p>ರಾಜಗಿ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7332328" table:style-name="ce4">
            <text:p>1117332328</text:p>
          </table:table-cell>
          <table:table-cell table:style-name="ce4"/>
          <table:table-cell office:value-type="string" table:style-name="ce4">
            <text:p>Suhasini</text:p>
          </table:table-cell>
          <table:table-cell office:value-type="string" table:style-name="ce4">
            <text:p>CHO</text:p>
          </table:table-cell>
          <table:table-cell office:value-type="float" office:value="8892801318" table:style-name="ce4">
            <text:p>889280131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87" table:style-name="ce4">
            <text:p>1087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Aliyabad</text:p>
          </table:table-cell>
          <table:table-cell office:value-type="string" table:style-name="ce3">
            <text:p>ಅಲಿಯಾಬಾದ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7331247" table:style-name="ce4">
            <text:p>1117331247</text:p>
          </table:table-cell>
          <table:table-cell table:style-name="ce4"/>
          <table:table-cell office:value-type="string" table:style-name="ce4">
            <text:p>Surekha</text:p>
          </table:table-cell>
          <table:table-cell office:value-type="string" table:style-name="ce4">
            <text:p>CHO</text:p>
          </table:table-cell>
          <table:table-cell office:value-type="float" office:value="7026008922" table:style-name="ce4">
            <text:p>702600892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88" table:style-name="ce4">
            <text:p>1088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Gornalli</text:p>
          </table:table-cell>
          <table:table-cell office:value-type="string" table:style-name="ce3">
            <text:p>ಗೊರ್ನ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775575868" table:style-name="ce4">
            <text:p>7775575868</text:p>
          </table:table-cell>
          <table:table-cell table:style-name="ce4"/>
          <table:table-cell office:value-type="string" table:style-name="ce4">
            <text:p>Swarooparani</text:p>
          </table:table-cell>
          <table:table-cell office:value-type="string" table:style-name="ce4">
            <text:p>CHO</text:p>
          </table:table-cell>
          <table:table-cell office:value-type="float" office:value="9686649179" table:style-name="ce4">
            <text:p>968664917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89" table:style-name="ce4">
            <text:p>1089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Alawai</text:p>
          </table:table-cell>
          <table:table-cell office:value-type="string" table:style-name="ce3">
            <text:p>ಅಲವಾಯ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68483863" table:style-name="ce4">
            <text:p>1168483863</text:p>
          </table:table-cell>
          <table:table-cell table:style-name="ce4"/>
          <table:table-cell office:value-type="string" table:style-name="ce4">
            <text:p>Sachin</text:p>
          </table:table-cell>
          <table:table-cell office:value-type="string" table:style-name="ce4">
            <text:p>CHO</text:p>
          </table:table-cell>
          <table:table-cell office:value-type="float" office:value="7022966449" table:style-name="ce4">
            <text:p>702296644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90" table:style-name="ce4">
            <text:p>1090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Alandi</text:p>
          </table:table-cell>
          <table:table-cell office:value-type="string" table:style-name="ce3">
            <text:p>ಅಲಂದ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44283232" table:style-name="ce4">
            <text:p>6744283232</text:p>
          </table:table-cell>
          <table:table-cell table:style-name="ce4"/>
          <table:table-cell office:value-type="string" table:style-name="ce4">
            <text:p>Shiv kumar</text:p>
          </table:table-cell>
          <table:table-cell office:value-type="string" table:style-name="ce4">
            <text:p>CHO</text:p>
          </table:table-cell>
          <table:table-cell office:value-type="float" office:value="7411361662" table:style-name="ce4">
            <text:p>741136166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91" table:style-name="ce4">
            <text:p>1091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rad</text:p>
          </table:table-cell>
          <table:table-cell office:value-type="string" table:style-name="ce3">
            <text:p>ಔರಾದ್</text:p>
          </table:table-cell>
          <table:table-cell office:value-type="string" table:style-name="ce3">
            <text:p>Sundayl</text:p>
          </table:table-cell>
          <table:table-cell office:value-type="string" table:style-name="ce3">
            <text:p>ಸಂದ್ಯ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15863869" table:style-name="ce4">
            <text:p>3815863869</text:p>
          </table:table-cell>
          <table:table-cell table:style-name="ce4"/>
          <table:table-cell office:value-type="string" table:style-name="ce4">
            <text:p>Arunkumar</text:p>
          </table:table-cell>
          <table:table-cell office:value-type="string" table:style-name="ce4">
            <text:p>CHO</text:p>
          </table:table-cell>
          <table:table-cell office:value-type="float" office:value="8867299212" table:style-name="ce4">
            <text:p>886729921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92" table:style-name="ce4">
            <text:p>1092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Humnabad</text:p>
          </table:table-cell>
          <table:table-cell office:value-type="string" table:style-name="ce3">
            <text:p>ಹುಮ್ನಾಬಾದ್</text:p>
          </table:table-cell>
          <table:table-cell office:value-type="string" table:style-name="ce3">
            <text:p>Meenkera</text:p>
          </table:table-cell>
          <table:table-cell office:value-type="string" table:style-name="ce3">
            <text:p>ಮೀನಕೇ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433663467" table:style-name="ce4">
            <text:p>4433663467</text:p>
          </table:table-cell>
          <table:table-cell table:style-name="ce4"/>
          <table:table-cell office:value-type="string" table:style-name="ce4">
            <text:p>Syed Hussain sofi</text:p>
          </table:table-cell>
          <table:table-cell office:value-type="string" table:style-name="ce4">
            <text:p>CHO</text:p>
          </table:table-cell>
          <table:table-cell office:value-type="float" office:value="7019342933" table:style-name="ce4">
            <text:p>701934293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93" table:style-name="ce4">
            <text:p>1093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Humnabad</text:p>
          </table:table-cell>
          <table:table-cell office:value-type="string" table:style-name="ce3">
            <text:p>ಹುಮ್ನಾಬಾದ್</text:p>
          </table:table-cell>
          <table:table-cell office:value-type="string" table:style-name="ce3">
            <text:p>Sindbandgi</text:p>
          </table:table-cell>
          <table:table-cell office:value-type="string" table:style-name="ce3">
            <text:p>ಸಿಂದಬಂದ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847124638" table:style-name="ce4">
            <text:p>7847124638</text:p>
          </table:table-cell>
          <table:table-cell table:style-name="ce4"/>
          <table:table-cell office:value-type="string" table:style-name="ce4">
            <text:p>Chrisma</text:p>
          </table:table-cell>
          <table:table-cell office:value-type="string" table:style-name="ce4">
            <text:p>CHO</text:p>
          </table:table-cell>
          <table:table-cell office:value-type="float" office:value="9028640831" table:style-name="ce4">
            <text:p>902864083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94" table:style-name="ce4">
            <text:p>1094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rad</text:p>
          </table:table-cell>
          <table:table-cell office:value-type="string" table:style-name="ce3">
            <text:p>ಔರಾದ್</text:p>
          </table:table-cell>
          <table:table-cell office:value-type="string" table:style-name="ce3">
            <text:p>Mungnal</text:p>
          </table:table-cell>
          <table:table-cell office:value-type="string" table:style-name="ce3">
            <text:p>ಮುಂಗ್ನ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44882237" table:style-name="ce4">
            <text:p>5344882237</text:p>
          </table:table-cell>
          <table:table-cell table:style-name="ce4"/>
          <table:table-cell office:value-type="string" table:style-name="ce4">
            <text:p>Satish</text:p>
          </table:table-cell>
          <table:table-cell office:value-type="string" table:style-name="ce4">
            <text:p>CHO</text:p>
          </table:table-cell>
          <table:table-cell office:value-type="float" office:value="9449973070" table:style-name="ce4">
            <text:p>944997307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95" table:style-name="ce4">
            <text:p>1095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Humnabad</text:p>
          </table:table-cell>
          <table:table-cell office:value-type="string" table:style-name="ce3">
            <text:p>ಹುಮ್ನಾಬಾದ್</text:p>
          </table:table-cell>
          <table:table-cell office:value-type="string" table:style-name="ce3">
            <text:p>Belkera</text:p>
          </table:table-cell>
          <table:table-cell office:value-type="string" table:style-name="ce3">
            <text:p>ಬೆಲ್ಕೇ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26288183" table:style-name="ce4">
            <text:p>6726288183</text:p>
          </table:table-cell>
          <table:table-cell table:style-name="ce4"/>
          <table:table-cell office:value-type="string" table:style-name="ce4">
            <text:p>MD lateef</text:p>
          </table:table-cell>
          <table:table-cell office:value-type="string" table:style-name="ce4">
            <text:p>CHO</text:p>
          </table:table-cell>
          <table:table-cell office:value-type="float" office:value="8374263020" table:style-name="ce4">
            <text:p>837426302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96" table:style-name="ce4">
            <text:p>1096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Humnabad</text:p>
          </table:table-cell>
          <table:table-cell office:value-type="string" table:style-name="ce3">
            <text:p>ಹುಮ್ನಾಬಾದ್</text:p>
          </table:table-cell>
          <table:table-cell office:value-type="string" table:style-name="ce3">
            <text:p>Hankoni</text:p>
          </table:table-cell>
          <table:table-cell office:value-type="string" table:style-name="ce3">
            <text:p>ಹಾಂಕೋಣ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441482781" table:style-name="ce4">
            <text:p>1441482781</text:p>
          </table:table-cell>
          <table:table-cell table:style-name="ce4"/>
          <table:table-cell office:value-type="string" table:style-name="ce4">
            <text:p>Shaik asif</text:p>
          </table:table-cell>
          <table:table-cell office:value-type="string" table:style-name="ce4">
            <text:p>CHO</text:p>
          </table:table-cell>
          <table:table-cell office:value-type="float" office:value="9642835712" table:style-name="ce4">
            <text:p>964283571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97" table:style-name="ce4">
            <text:p>1097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Humnabad</text:p>
          </table:table-cell>
          <table:table-cell office:value-type="string" table:style-name="ce3">
            <text:p>ಹುಮ್ನಾಬಾದ್</text:p>
          </table:table-cell>
          <table:table-cell office:value-type="string" table:style-name="ce3">
            <text:p>Hilalpur</text:p>
          </table:table-cell>
          <table:table-cell office:value-type="string" table:style-name="ce3">
            <text:p>ಹಿಲಾಲ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18786347" table:style-name="ce4">
            <text:p>7118786347</text:p>
          </table:table-cell>
          <table:table-cell table:style-name="ce4"/>
          <table:table-cell office:value-type="string" table:style-name="ce4">
            <text:p>Chukkamma</text:p>
          </table:table-cell>
          <table:table-cell office:value-type="string" table:style-name="ce4">
            <text:p>CHO</text:p>
          </table:table-cell>
          <table:table-cell office:value-type="float" office:value="9663584767" table:style-name="ce4">
            <text:p>966358476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98" table:style-name="ce4">
            <text:p>1098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rad</text:p>
          </table:table-cell>
          <table:table-cell office:value-type="string" table:style-name="ce3">
            <text:p>ಔರಾದ್</text:p>
          </table:table-cell>
          <table:table-cell office:value-type="string" table:style-name="ce3">
            <text:p>Jambgi</text:p>
          </table:table-cell>
          <table:table-cell office:value-type="string" table:style-name="ce3">
            <text:p>ಜಂಬ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442658687" table:style-name="ce4">
            <text:p>5442658687</text:p>
          </table:table-cell>
          <table:table-cell table:style-name="ce4"/>
          <table:table-cell office:value-type="string" table:style-name="ce4">
            <text:p>Rakshita</text:p>
          </table:table-cell>
          <table:table-cell office:value-type="string" table:style-name="ce4">
            <text:p>CHO</text:p>
          </table:table-cell>
          <table:table-cell office:value-type="float" office:value="9110870910" table:style-name="ce4">
            <text:p>911087091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099" table:style-name="ce4">
            <text:p>1099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Humnabad</text:p>
          </table:table-cell>
          <table:table-cell office:value-type="string" table:style-name="ce3">
            <text:p>ಹುಮ್ನಾಬಾದ್</text:p>
          </table:table-cell>
          <table:table-cell office:value-type="string" table:style-name="ce3">
            <text:p>Itga</text:p>
          </table:table-cell>
          <table:table-cell office:value-type="string" table:style-name="ce3">
            <text:p>ಇಟ್ಗ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523621320" table:style-name="ce4">
            <text:p>2523621320</text:p>
          </table:table-cell>
          <table:table-cell table:style-name="ce4"/>
          <table:table-cell office:value-type="string" table:style-name="ce4">
            <text:p>Gabriel</text:p>
          </table:table-cell>
          <table:table-cell office:value-type="string" table:style-name="ce4">
            <text:p>CHO</text:p>
          </table:table-cell>
          <table:table-cell office:value-type="float" office:value="8928301233" table:style-name="ce4">
            <text:p>892830123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00" table:style-name="ce4">
            <text:p>1100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Humnabad</text:p>
          </table:table-cell>
          <table:table-cell office:value-type="string" table:style-name="ce3">
            <text:p>ಹುಮ್ನಾಬಾದ್</text:p>
          </table:table-cell>
          <table:table-cell office:value-type="string" table:style-name="ce3">
            <text:p>Jalsingi</text:p>
          </table:table-cell>
          <table:table-cell office:value-type="string" table:style-name="ce3">
            <text:p>ಜಲಸಿಂ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371342448" table:style-name="ce4">
            <text:p>8371342448</text:p>
          </table:table-cell>
          <table:table-cell table:style-name="ce4"/>
          <table:table-cell office:value-type="string" table:style-name="ce4">
            <text:p>Vanamala</text:p>
          </table:table-cell>
          <table:table-cell office:value-type="string" table:style-name="ce4">
            <text:p>CHO</text:p>
          </table:table-cell>
          <table:table-cell office:value-type="float" office:value="8105457462" table:style-name="ce4">
            <text:p>810545746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01" table:style-name="ce4">
            <text:p>1101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Humnabad</text:p>
          </table:table-cell>
          <table:table-cell office:value-type="string" table:style-name="ce3">
            <text:p>ಹುಮ್ನಾಬಾದ್</text:p>
          </table:table-cell>
          <table:table-cell office:value-type="string" table:style-name="ce3">
            <text:p>Kalur</text:p>
          </table:table-cell>
          <table:table-cell office:value-type="string" table:style-name="ce3">
            <text:p>ಕಾಲ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534746815" table:style-name="ce4">
            <text:p>4534746815</text:p>
          </table:table-cell>
          <table:table-cell table:style-name="ce4"/>
          <table:table-cell office:value-type="string" table:style-name="ce4">
            <text:p>Babu bhajantri</text:p>
          </table:table-cell>
          <table:table-cell office:value-type="string" table:style-name="ce4">
            <text:p>CHO</text:p>
          </table:table-cell>
          <table:table-cell office:value-type="float" office:value="9900495770" table:style-name="ce4">
            <text:p>990049577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02" table:style-name="ce4">
            <text:p>1102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Humnabad</text:p>
          </table:table-cell>
          <table:table-cell office:value-type="string" table:style-name="ce3">
            <text:p>ಹುಮ್ನಾಬಾದ್</text:p>
          </table:table-cell>
          <table:table-cell office:value-type="string" table:style-name="ce3">
            <text:p>Kapargaon</text:p>
          </table:table-cell>
          <table:table-cell office:value-type="string" table:style-name="ce3">
            <text:p>ಕಪರ್ಗಾಂವ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618285781" table:style-name="ce4">
            <text:p>3618285781</text:p>
          </table:table-cell>
          <table:table-cell table:style-name="ce4"/>
          <table:table-cell office:value-type="string" table:style-name="ce4">
            <text:p>Sugnyandevi</text:p>
          </table:table-cell>
          <table:table-cell office:value-type="string" table:style-name="ce4">
            <text:p>CHO</text:p>
          </table:table-cell>
          <table:table-cell office:value-type="float" office:value="7022113207" table:style-name="ce4">
            <text:p>702211320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03" table:style-name="ce4">
            <text:p>1103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rad</text:p>
          </table:table-cell>
          <table:table-cell office:value-type="string" table:style-name="ce3">
            <text:p>ಔರಾದ್</text:p>
          </table:table-cell>
          <table:table-cell office:value-type="string" table:style-name="ce3">
            <text:p>Hippalgaon</text:p>
          </table:table-cell>
          <table:table-cell office:value-type="string" table:style-name="ce3">
            <text:p>ಹಿಪ್ಪಳಗಾಂವ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28716776" table:style-name="ce4">
            <text:p>4328716776</text:p>
          </table:table-cell>
          <table:table-cell table:style-name="ce4"/>
          <table:table-cell office:value-type="string" table:style-name="ce4">
            <text:p>Mahananda</text:p>
          </table:table-cell>
          <table:table-cell office:value-type="string" table:style-name="ce4">
            <text:p>CHO</text:p>
          </table:table-cell>
          <table:table-cell office:value-type="float" office:value="9448911807" table:style-name="ce4">
            <text:p>944891180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04" table:style-name="ce4">
            <text:p>1104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Humnabad</text:p>
          </table:table-cell>
          <table:table-cell office:value-type="string" table:style-name="ce3">
            <text:p>ಹುಮ್ನಾಬಾದ್</text:p>
          </table:table-cell>
          <table:table-cell office:value-type="string" table:style-name="ce3">
            <text:p>Mangalgi</text:p>
          </table:table-cell>
          <table:table-cell office:value-type="string" table:style-name="ce3">
            <text:p>ಮಂಗಲ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68327415" table:style-name="ce4">
            <text:p>4768327415</text:p>
          </table:table-cell>
          <table:table-cell table:style-name="ce4"/>
          <table:table-cell office:value-type="string" table:style-name="ce4">
            <text:p>Shailesh kabur</text:p>
          </table:table-cell>
          <table:table-cell office:value-type="string" table:style-name="ce4">
            <text:p>CHO</text:p>
          </table:table-cell>
          <table:table-cell office:value-type="float" office:value="9172306067" table:style-name="ce4">
            <text:p>917230606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05" table:style-name="ce4">
            <text:p>1105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Humnabad</text:p>
          </table:table-cell>
          <table:table-cell office:value-type="string" table:style-name="ce3">
            <text:p>ಹುಮ್ನಾಬಾದ್</text:p>
          </table:table-cell>
          <table:table-cell office:value-type="string" table:style-name="ce3">
            <text:p>Morkhal</text:p>
          </table:table-cell>
          <table:table-cell office:value-type="string" table:style-name="ce3">
            <text:p>ಮೋರ್ಖ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876373453" table:style-name="ce4">
            <text:p>2876373453</text:p>
          </table:table-cell>
          <table:table-cell table:style-name="ce4"/>
          <table:table-cell office:value-type="string" table:style-name="ce4">
            <text:p>Vinayak</text:p>
          </table:table-cell>
          <table:table-cell office:value-type="string" table:style-name="ce4">
            <text:p>CHO</text:p>
          </table:table-cell>
          <table:table-cell office:value-type="float" office:value="9972874723" table:style-name="ce4">
            <text:p>997287472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06" table:style-name="ce4">
            <text:p>1106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rad</text:p>
          </table:table-cell>
          <table:table-cell office:value-type="string" table:style-name="ce3">
            <text:p>ಔರಾದ್</text:p>
          </table:table-cell>
          <table:table-cell office:value-type="string" table:style-name="ce3">
            <text:p>Gadikusnoor</text:p>
          </table:table-cell>
          <table:table-cell office:value-type="string" table:style-name="ce3">
            <text:p>ಗಡಿಕುಸ್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45453426" table:style-name="ce4">
            <text:p>8745453426</text:p>
          </table:table-cell>
          <table:table-cell table:style-name="ce4"/>
          <table:table-cell office:value-type="string" table:style-name="ce4">
            <text:p>Anand</text:p>
          </table:table-cell>
          <table:table-cell office:value-type="string" table:style-name="ce4">
            <text:p>CHO</text:p>
          </table:table-cell>
          <table:table-cell office:value-type="float" office:value="9743453113" table:style-name="ce4">
            <text:p>974345311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07" table:style-name="ce4">
            <text:p>1107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Humnabad</text:p>
          </table:table-cell>
          <table:table-cell office:value-type="string" table:style-name="ce3">
            <text:p>ಹುಮ್ನಾಬಾದ್</text:p>
          </table:table-cell>
          <table:table-cell office:value-type="string" table:style-name="ce3">
            <text:p>Othgi</text:p>
          </table:table-cell>
          <table:table-cell office:value-type="string" table:style-name="ce3">
            <text:p>ಒತ್ಗ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22524124" table:style-name="ce4">
            <text:p>5322524124</text:p>
          </table:table-cell>
          <table:table-cell table:style-name="ce4"/>
          <table:table-cell office:value-type="string" table:style-name="ce4">
            <text:p>Sachin</text:p>
          </table:table-cell>
          <table:table-cell office:value-type="string" table:style-name="ce4">
            <text:p>CHO</text:p>
          </table:table-cell>
          <table:table-cell office:value-type="float" office:value="9535793932" table:style-name="ce4">
            <text:p>953579393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08" table:style-name="ce4">
            <text:p>1108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Humnabad</text:p>
          </table:table-cell>
          <table:table-cell office:value-type="string" table:style-name="ce3">
            <text:p>ಹುಮ್ನಾಬಾದ್</text:p>
          </table:table-cell>
          <table:table-cell office:value-type="string" table:style-name="ce3">
            <text:p>Sindankera</text:p>
          </table:table-cell>
          <table:table-cell office:value-type="string" table:style-name="ce3">
            <text:p>ಸಿಂದನಕೇ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343673565" table:style-name="ce4">
            <text:p>8343673565</text:p>
          </table:table-cell>
          <table:table-cell table:style-name="ce4"/>
          <table:table-cell office:value-type="string" table:style-name="ce4">
            <text:p>Manoranjini</text:p>
          </table:table-cell>
          <table:table-cell office:value-type="string" table:style-name="ce4">
            <text:p>CHO</text:p>
          </table:table-cell>
          <table:table-cell office:value-type="float" office:value="9663406795" table:style-name="ce4">
            <text:p>966340679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09" table:style-name="ce4">
            <text:p>1109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rad</text:p>
          </table:table-cell>
          <table:table-cell office:value-type="string" table:style-name="ce3">
            <text:p>ಔರಾದ್</text:p>
          </table:table-cell>
          <table:table-cell office:value-type="string" table:style-name="ce3">
            <text:p>Ekamba</text:p>
          </table:table-cell>
          <table:table-cell office:value-type="string" table:style-name="ce3">
            <text:p>ಏಕಾಂಬ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68726237" table:style-name="ce4">
            <text:p>3868726237</text:p>
          </table:table-cell>
          <table:table-cell table:style-name="ce4"/>
          <table:table-cell office:value-type="string" table:style-name="ce4">
            <text:p>Koushik</text:p>
          </table:table-cell>
          <table:table-cell office:value-type="string" table:style-name="ce4">
            <text:p>CHO</text:p>
          </table:table-cell>
          <table:table-cell office:value-type="float" office:value="9148841319" table:style-name="ce4">
            <text:p>914884131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10" table:style-name="ce4">
            <text:p>1110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Humnabad</text:p>
          </table:table-cell>
          <table:table-cell office:value-type="string" table:style-name="ce3">
            <text:p>ಹುಮ್ನಾಬಾದ್</text:p>
          </table:table-cell>
          <table:table-cell office:value-type="string" table:style-name="ce3">
            <text:p>Chandan halli</text:p>
          </table:table-cell>
          <table:table-cell office:value-type="string" table:style-name="ce3">
            <text:p>ಚಂದನ್ ಹ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62188788" table:style-name="ce4">
            <text:p>7162188788</text:p>
          </table:table-cell>
          <table:table-cell table:style-name="ce4"/>
          <table:table-cell office:value-type="string" table:style-name="ce4">
            <text:p>Ashwini</text:p>
          </table:table-cell>
          <table:table-cell office:value-type="string" table:style-name="ce4">
            <text:p>CHO</text:p>
          </table:table-cell>
          <table:table-cell office:value-type="float" office:value="9972824389" table:style-name="ce4">
            <text:p>997282438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11" table:style-name="ce4">
            <text:p>1111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rad</text:p>
          </table:table-cell>
          <table:table-cell office:value-type="string" table:style-name="ce3">
            <text:p>ಔರಾದ್</text:p>
          </table:table-cell>
          <table:table-cell office:value-type="string" table:style-name="ce3">
            <text:p>Eklra</text:p>
          </table:table-cell>
          <table:table-cell office:value-type="string" table:style-name="ce3">
            <text:p>ಎಕ್ಲ್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473634753" table:style-name="ce4">
            <text:p>6473634753</text:p>
          </table:table-cell>
          <table:table-cell table:style-name="ce4"/>
          <table:table-cell office:value-type="string" table:style-name="ce4">
            <text:p>Narsappa Daniel</text:p>
          </table:table-cell>
          <table:table-cell office:value-type="string" table:style-name="ce4">
            <text:p>CHO</text:p>
          </table:table-cell>
          <table:table-cell office:value-type="float" office:value="9844441181" table:style-name="ce4">
            <text:p>984444118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12" table:style-name="ce4">
            <text:p>1112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Humnabad</text:p>
          </table:table-cell>
          <table:table-cell office:value-type="string" table:style-name="ce3">
            <text:p>ಹುಮ್ನಾಬಾದ್</text:p>
          </table:table-cell>
          <table:table-cell office:value-type="string" table:style-name="ce3">
            <text:p>Udbal</text:p>
          </table:table-cell>
          <table:table-cell office:value-type="string" table:style-name="ce3">
            <text:p>ಉದ್ಬ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58682242" table:style-name="ce4">
            <text:p>4658682242</text:p>
          </table:table-cell>
          <table:table-cell table:style-name="ce4"/>
          <table:table-cell office:value-type="string" table:style-name="ce4">
            <text:p>Noorjahan begum</text:p>
          </table:table-cell>
          <table:table-cell office:value-type="string" table:style-name="ce4">
            <text:p>CHO</text:p>
          </table:table-cell>
          <table:table-cell office:value-type="float" office:value="9945853110" table:style-name="ce4">
            <text:p>994585311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13" table:style-name="ce4">
            <text:p>1113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rad</text:p>
          </table:table-cell>
          <table:table-cell office:value-type="string" table:style-name="ce3">
            <text:p>ಔರಾದ್</text:p>
          </table:table-cell>
          <table:table-cell office:value-type="string" table:style-name="ce3">
            <text:p>Chimegaon</text:p>
          </table:table-cell>
          <table:table-cell office:value-type="string" table:style-name="ce3">
            <text:p>ಚಿಮೆಗಾಂವ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531624136" table:style-name="ce4">
            <text:p>1531624136</text:p>
          </table:table-cell>
          <table:table-cell table:style-name="ce4"/>
          <table:table-cell office:value-type="string" table:style-name="ce4">
            <text:p>Bhagyashree</text:p>
          </table:table-cell>
          <table:table-cell office:value-type="string" table:style-name="ce4">
            <text:p>CHO</text:p>
          </table:table-cell>
          <table:table-cell office:value-type="float" office:value="7022196092" table:style-name="ce4">
            <text:p>702219609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14" table:style-name="ce4">
            <text:p>1114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Humnabad</text:p>
          </table:table-cell>
          <table:table-cell office:value-type="string" table:style-name="ce3">
            <text:p>ಹುಮ್ನಾಬಾದ್</text:p>
          </table:table-cell>
          <table:table-cell office:value-type="string" table:style-name="ce3">
            <text:p>Chita k</text:p>
          </table:table-cell>
          <table:table-cell office:value-type="string" table:style-name="ce3">
            <text:p>ಚಿತಾ ಕ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72453440" table:style-name="ce4">
            <text:p>8572453440</text:p>
          </table:table-cell>
          <table:table-cell table:style-name="ce4"/>
          <table:table-cell office:value-type="string" table:style-name="ce4">
            <text:p>Sneha</text:p>
          </table:table-cell>
          <table:table-cell office:value-type="string" table:style-name="ce4">
            <text:p>CHO</text:p>
          </table:table-cell>
          <table:table-cell office:value-type="float" office:value="9110276574" table:style-name="ce4">
            <text:p>911027657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15" table:style-name="ce4">
            <text:p>1115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Humnabad</text:p>
          </table:table-cell>
          <table:table-cell office:value-type="string" table:style-name="ce3">
            <text:p>ಹುಮ್ನಾಬಾದ್</text:p>
          </table:table-cell>
          <table:table-cell office:value-type="string" table:style-name="ce3">
            <text:p>Chiknegson</text:p>
          </table:table-cell>
          <table:table-cell office:value-type="string" table:style-name="ce3">
            <text:p>ಚಿಕ್ನೆಗ್ಸನ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85463459" table:style-name="ce4">
            <text:p>4685463459</text:p>
          </table:table-cell>
          <table:table-cell table:style-name="ce4"/>
          <table:table-cell office:value-type="string" table:style-name="ce4">
            <text:p>Raheema bee</text:p>
          </table:table-cell>
          <table:table-cell office:value-type="string" table:style-name="ce4">
            <text:p>CHO</text:p>
          </table:table-cell>
          <table:table-cell office:value-type="float" office:value="8971585231" table:style-name="ce4">
            <text:p>897158523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16" table:style-name="ce4">
            <text:p>1116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rad</text:p>
          </table:table-cell>
          <table:table-cell office:value-type="string" table:style-name="ce3">
            <text:p>ಔರಾದ್</text:p>
          </table:table-cell>
          <table:table-cell office:value-type="string" table:style-name="ce3">
            <text:p>Hulsoor</text:p>
          </table:table-cell>
          <table:table-cell office:value-type="string" table:style-name="ce3">
            <text:p>ಹುಲ್ಸ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28562789" table:style-name="ce4">
            <text:p>4628562789</text:p>
          </table:table-cell>
          <table:table-cell table:style-name="ce4"/>
          <table:table-cell office:value-type="string" table:style-name="ce4">
            <text:p>Sushma</text:p>
          </table:table-cell>
          <table:table-cell office:value-type="string" table:style-name="ce4">
            <text:p>CHO</text:p>
          </table:table-cell>
          <table:table-cell office:value-type="float" office:value="8762163359" table:style-name="ce4">
            <text:p>876216335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17" table:style-name="ce4">
            <text:p>1117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rad</text:p>
          </table:table-cell>
          <table:table-cell office:value-type="string" table:style-name="ce3">
            <text:p>ಔರಾದ್</text:p>
          </table:table-cell>
          <table:table-cell office:value-type="string" table:style-name="ce3">
            <text:p>Chikli J</text:p>
          </table:table-cell>
          <table:table-cell office:value-type="string" table:style-name="ce3">
            <text:p>ಚಿಕ್ಲಿ ಜ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723512628" table:style-name="ce4">
            <text:p>1723512628</text:p>
          </table:table-cell>
          <table:table-cell table:style-name="ce4"/>
          <table:table-cell office:value-type="string" table:style-name="ce4">
            <text:p>Monica C</text:p>
          </table:table-cell>
          <table:table-cell office:value-type="string" table:style-name="ce4">
            <text:p>CHO</text:p>
          </table:table-cell>
          <table:table-cell office:value-type="float" office:value="8050448539" table:style-name="ce4">
            <text:p>805044853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18" table:style-name="ce4">
            <text:p>1118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lad</text:p>
          </table:table-cell>
          <table:table-cell office:value-type="string" table:style-name="ce3">
            <text:p>ಔಲಾದ್</text:p>
          </table:table-cell>
          <table:table-cell office:value-type="string" table:style-name="ce3">
            <text:p>Swargaon</text:p>
          </table:table-cell>
          <table:table-cell office:value-type="string" table:style-name="ce3">
            <text:p>ಸ್ವರ್ಗಾಂವ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65477710" table:style-name="ce4">
            <text:p>8665477710</text:p>
          </table:table-cell>
          <table:table-cell table:style-name="ce4"/>
          <table:table-cell office:value-type="string" table:style-name="ce4">
            <text:p>Prabhulinga</text:p>
          </table:table-cell>
          <table:table-cell office:value-type="string" table:style-name="ce4">
            <text:p>CHO</text:p>
          </table:table-cell>
          <table:table-cell office:value-type="float" office:value="9901898809" table:style-name="ce4">
            <text:p>990189880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19" table:style-name="ce4">
            <text:p>1119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lad</text:p>
          </table:table-cell>
          <table:table-cell office:value-type="string" table:style-name="ce3">
            <text:p>ಔಲಾದ್</text:p>
          </table:table-cell>
          <table:table-cell office:value-type="string" table:style-name="ce3">
            <text:p>Sangam</text:p>
          </table:table-cell>
          <table:table-cell office:value-type="string" table:style-name="ce3">
            <text:p>ಸಂಗಮ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28424475" table:style-name="ce4">
            <text:p>7128424475</text:p>
          </table:table-cell>
          <table:table-cell table:style-name="ce4"/>
          <table:table-cell office:value-type="string" table:style-name="ce4">
            <text:p>Mohan</text:p>
          </table:table-cell>
          <table:table-cell office:value-type="string" table:style-name="ce4">
            <text:p>CHO</text:p>
          </table:table-cell>
          <table:table-cell office:value-type="float" office:value="7019251616" table:style-name="ce4">
            <text:p>701925161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20" table:style-name="ce4">
            <text:p>1120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lad</text:p>
          </table:table-cell>
          <table:table-cell office:value-type="string" table:style-name="ce3">
            <text:p>ಔಲಾದ್</text:p>
          </table:table-cell>
          <table:table-cell office:value-type="string" table:style-name="ce3">
            <text:p>Murki</text:p>
          </table:table-cell>
          <table:table-cell office:value-type="string" table:style-name="ce3">
            <text:p>ಮುರ್ಕ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234854185" table:style-name="ce4">
            <text:p>7234854185</text:p>
          </table:table-cell>
          <table:table-cell table:style-name="ce4"/>
          <table:table-cell office:value-type="string" table:style-name="ce4">
            <text:p>Punit Kumar</text:p>
          </table:table-cell>
          <table:table-cell office:value-type="string" table:style-name="ce4">
            <text:p>CHO</text:p>
          </table:table-cell>
          <table:table-cell office:value-type="float" office:value="8600401858" table:style-name="ce4">
            <text:p>860040185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21" table:style-name="ce4">
            <text:p>1121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lad</text:p>
          </table:table-cell>
          <table:table-cell office:value-type="string" table:style-name="ce3">
            <text:p>ಔಲಾದ್</text:p>
          </table:table-cell>
          <table:table-cell office:value-type="string" table:style-name="ce3">
            <text:p>Kouta B</text:p>
          </table:table-cell>
          <table:table-cell office:value-type="string" table:style-name="ce3">
            <text:p>ಕೂಟ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248347553" table:style-name="ce4">
            <text:p>4248347553</text:p>
          </table:table-cell>
          <table:table-cell table:style-name="ce4"/>
          <table:table-cell office:value-type="string" table:style-name="ce4">
            <text:p>Renuka</text:p>
          </table:table-cell>
          <table:table-cell office:value-type="string" table:style-name="ce4">
            <text:p>CHO</text:p>
          </table:table-cell>
          <table:table-cell office:value-type="float" office:value="9008008721" table:style-name="ce4">
            <text:p>900800872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22" table:style-name="ce4">
            <text:p>1122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rad</text:p>
          </table:table-cell>
          <table:table-cell office:value-type="string" table:style-name="ce3">
            <text:p>ಔರಾದ್</text:p>
          </table:table-cell>
          <table:table-cell office:value-type="string" table:style-name="ce3">
            <text:p>Jojna</text:p>
          </table:table-cell>
          <table:table-cell office:value-type="string" table:style-name="ce3">
            <text:p>ಜೋಜ್ನ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822674182" table:style-name="ce4">
            <text:p>4822674182</text:p>
          </table:table-cell>
          <table:table-cell table:style-name="ce4"/>
          <table:table-cell office:value-type="string" table:style-name="ce4">
            <text:p>Khadarkhan</text:p>
          </table:table-cell>
          <table:table-cell office:value-type="string" table:style-name="ce4">
            <text:p>CHO</text:p>
          </table:table-cell>
          <table:table-cell office:value-type="string" table:style-name="ce4">
            <text:p>Khadarkhan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23" table:style-name="ce4">
            <text:p>1123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rad</text:p>
          </table:table-cell>
          <table:table-cell office:value-type="string" table:style-name="ce3">
            <text:p>ಔರಾದ್</text:p>
          </table:table-cell>
          <table:table-cell office:value-type="string" table:style-name="ce3">
            <text:p>Kotgyal</text:p>
          </table:table-cell>
          <table:table-cell office:value-type="string" table:style-name="ce3">
            <text:p>ಕೋಟ್ಗ್ಯ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363274288" table:style-name="ce4">
            <text:p>7363274288</text:p>
          </table:table-cell>
          <table:table-cell table:style-name="ce4"/>
          <table:table-cell office:value-type="string" table:style-name="ce4">
            <text:p>Vinod</text:p>
          </table:table-cell>
          <table:table-cell office:value-type="string" table:style-name="ce4">
            <text:p>CHO</text:p>
          </table:table-cell>
          <table:table-cell office:value-type="float" office:value="9766934815" table:style-name="ce4">
            <text:p>976693481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24" table:style-name="ce4">
            <text:p>1124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rad</text:p>
          </table:table-cell>
          <table:table-cell office:value-type="string" table:style-name="ce3">
            <text:p>ಔರಾದ್</text:p>
          </table:table-cell>
          <table:table-cell office:value-type="string" table:style-name="ce3">
            <text:p>Koudgaon</text:p>
          </table:table-cell>
          <table:table-cell office:value-type="string" table:style-name="ce3">
            <text:p>ಕೌದ್ಗಾಂವ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175667844" table:style-name="ce4">
            <text:p>7175667844</text:p>
          </table:table-cell>
          <table:table-cell table:style-name="ce4"/>
          <table:table-cell office:value-type="string" table:style-name="ce4">
            <text:p>Amarpalli</text:p>
          </table:table-cell>
          <table:table-cell office:value-type="string" table:style-name="ce4">
            <text:p>CHO</text:p>
          </table:table-cell>
          <table:table-cell office:value-type="float" office:value="7760854939" table:style-name="ce4">
            <text:p>776085493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25" table:style-name="ce4">
            <text:p>1125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Ladwanthi</text:p>
          </table:table-cell>
          <table:table-cell office:value-type="string" table:style-name="ce3">
            <text:p>ಲದ್ವಂತಿ</text:p>
          </table:table-cell>
          <table:table-cell office:value-type="string" table:style-name="ce3">
            <text:p>Chitkota b</text:p>
          </table:table-cell>
          <table:table-cell office:value-type="string" table:style-name="ce3">
            <text:p>ಚಿತ್ಕೋಟ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48832428" table:style-name="ce4">
            <text:p>5348832428</text:p>
          </table:table-cell>
          <table:table-cell table:style-name="ce4"/>
          <table:table-cell office:value-type="string" table:style-name="ce4">
            <text:p>Rani bai</text:p>
          </table:table-cell>
          <table:table-cell office:value-type="string" table:style-name="ce4">
            <text:p>CHO</text:p>
          </table:table-cell>
          <table:table-cell office:value-type="float" office:value="9538538458" table:style-name="ce4">
            <text:p>953853845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26" table:style-name="ce4">
            <text:p>1126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elura</text:p>
          </table:table-cell>
          <table:table-cell office:value-type="string" table:style-name="ce3">
            <text:p>ಬೇಲೂರ</text:p>
          </table:table-cell>
          <table:table-cell office:value-type="string" table:style-name="ce3">
            <text:p>Devanal</text:p>
          </table:table-cell>
          <table:table-cell office:value-type="string" table:style-name="ce3">
            <text:p>ದೇವನ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5552614" table:style-name="ce4">
            <text:p>435552614</text:p>
          </table:table-cell>
          <table:table-cell table:style-name="ce4"/>
          <table:table-cell office:value-type="string" table:style-name="ce4">
            <text:p>Ratnadeep</text:p>
          </table:table-cell>
          <table:table-cell office:value-type="string" table:style-name="ce4">
            <text:p>CHO</text:p>
          </table:table-cell>
          <table:table-cell office:value-type="float" office:value="8867198268" table:style-name="ce4">
            <text:p>886719826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27" table:style-name="ce4">
            <text:p>1127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Dhannur k</text:p>
          </table:table-cell>
          <table:table-cell office:value-type="string" table:style-name="ce3">
            <text:p>ಧನ್ನೂರ ಕೆ</text:p>
          </table:table-cell>
          <table:table-cell office:value-type="string" table:style-name="ce3">
            <text:p>Gadigoudaon</text:p>
          </table:table-cell>
          <table:table-cell office:value-type="string" table:style-name="ce3">
            <text:p>ಗಾಡಿಗೌಡನ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72348853" table:style-name="ce4">
            <text:p>5372348853</text:p>
          </table:table-cell>
          <table:table-cell table:style-name="ce4"/>
          <table:table-cell office:value-type="string" table:style-name="ce4">
            <text:p>Kaveri</text:p>
          </table:table-cell>
          <table:table-cell office:value-type="string" table:style-name="ce4">
            <text:p>CHO</text:p>
          </table:table-cell>
          <table:table-cell office:value-type="float" office:value="9611142651" table:style-name="ce4">
            <text:p>961114265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28" table:style-name="ce4">
            <text:p>1128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asavakalyan<text:s/></text:p>
          </table:table-cell>
          <table:table-cell office:value-type="string" table:style-name="ce3">
            <text:p>ಬಸವಕಲ್ಯಾಣ</text:p>
          </table:table-cell>
          <table:table-cell office:value-type="string" table:style-name="ce3">
            <text:p>Gadiraipalli</text:p>
          </table:table-cell>
          <table:table-cell office:value-type="string" table:style-name="ce3">
            <text:p>ಗಡಿರೈಪಲ್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813846817" table:style-name="ce4">
            <text:p>3813846817</text:p>
          </table:table-cell>
          <table:table-cell table:style-name="ce4"/>
          <table:table-cell office:value-type="string" table:style-name="ce4">
            <text:p>Santhosh</text:p>
          </table:table-cell>
          <table:table-cell office:value-type="string" table:style-name="ce4">
            <text:p>CHO</text:p>
          </table:table-cell>
          <table:table-cell office:value-type="float" office:value="9370143912" table:style-name="ce4">
            <text:p>937014391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29" table:style-name="ce4">
            <text:p>1129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asavakalyan<text:s/></text:p>
          </table:table-cell>
          <table:table-cell office:value-type="string" table:style-name="ce3">
            <text:p>ಬಸವಕಲ್ಯಾಣ</text:p>
          </table:table-cell>
          <table:table-cell office:value-type="string" table:style-name="ce3">
            <text:p>Gorra</text:p>
          </table:table-cell>
          <table:table-cell office:value-type="string" table:style-name="ce3">
            <text:p>ಗೊರ್ರ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338274538" table:style-name="ce4">
            <text:p>7338274538</text:p>
          </table:table-cell>
          <table:table-cell table:style-name="ce4"/>
          <table:table-cell office:value-type="string" table:style-name="ce4">
            <text:p>Shivaleela</text:p>
          </table:table-cell>
          <table:table-cell office:value-type="string" table:style-name="ce4">
            <text:p>CHO</text:p>
          </table:table-cell>
          <table:table-cell office:value-type="float" office:value="9448000811" table:style-name="ce4">
            <text:p>944800081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30" table:style-name="ce4">
            <text:p>1130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asavakalyan<text:s/></text:p>
          </table:table-cell>
          <table:table-cell office:value-type="string" table:style-name="ce3">
            <text:p>ಬಸವಕಲ್ಯಾಣ</text:p>
          </table:table-cell>
          <table:table-cell office:value-type="string" table:style-name="ce3">
            <text:p>Hirnagaon</text:p>
          </table:table-cell>
          <table:table-cell office:value-type="string" table:style-name="ce3">
            <text:p>ಹಿರ್ನಾಗಾಂವ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27288561" table:style-name="ce4">
            <text:p>7627288561</text:p>
          </table:table-cell>
          <table:table-cell table:style-name="ce4"/>
          <table:table-cell office:value-type="string" table:style-name="ce4">
            <text:p>Lakshmikant</text:p>
          </table:table-cell>
          <table:table-cell office:value-type="string" table:style-name="ce4">
            <text:p>CHO</text:p>
          </table:table-cell>
          <table:table-cell office:value-type="float" office:value="8123282602" table:style-name="ce4">
            <text:p>812328260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31" table:style-name="ce4">
            <text:p>1131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asavakalyan<text:s/></text:p>
          </table:table-cell>
          <table:table-cell office:value-type="string" table:style-name="ce3">
            <text:p>ಬಸವಕಲ್ಯಾಣ</text:p>
          </table:table-cell>
          <table:table-cell office:value-type="string" table:style-name="ce3">
            <text:p>Islampur</text:p>
          </table:table-cell>
          <table:table-cell office:value-type="string" table:style-name="ce3">
            <text:p>ಇಸ್ಲಾಂ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556628111" table:style-name="ce4">
            <text:p>1556628111</text:p>
          </table:table-cell>
          <table:table-cell table:style-name="ce4"/>
          <table:table-cell office:value-type="string" table:style-name="ce4">
            <text:p>Sujatha</text:p>
          </table:table-cell>
          <table:table-cell office:value-type="string" table:style-name="ce4">
            <text:p>CHO</text:p>
          </table:table-cell>
          <table:table-cell office:value-type="float" office:value="9019724823" table:style-name="ce4">
            <text:p>901972482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32" table:style-name="ce4">
            <text:p>1132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Ghotala</text:p>
          </table:table-cell>
          <table:table-cell office:value-type="string" table:style-name="ce3">
            <text:p>ಘೋಟಾಲ</text:p>
          </table:table-cell>
          <table:table-cell office:value-type="string" table:style-name="ce3">
            <text:p>Jojanmungali</text:p>
          </table:table-cell>
          <table:table-cell office:value-type="string" table:style-name="ce3">
            <text:p>ಜೋಜನ್ಮುಂಗ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661557518" table:style-name="ce4">
            <text:p>2661557518</text:p>
          </table:table-cell>
          <table:table-cell table:style-name="ce4"/>
          <table:table-cell office:value-type="string" table:style-name="ce4">
            <text:p>Shivanandkhahinath</text:p>
          </table:table-cell>
          <table:table-cell office:value-type="string" table:style-name="ce4">
            <text:p>CHO</text:p>
          </table:table-cell>
          <table:table-cell office:value-type="float" office:value="9096507542" table:style-name="ce4">
            <text:p>909650754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33" table:style-name="ce4">
            <text:p>1133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elura</text:p>
          </table:table-cell>
          <table:table-cell office:value-type="string" table:style-name="ce3">
            <text:p>ಬೇಲೂರ</text:p>
          </table:table-cell>
          <table:table-cell office:value-type="string" table:style-name="ce3">
            <text:p>Kotmal</text:p>
          </table:table-cell>
          <table:table-cell office:value-type="string" table:style-name="ce3">
            <text:p>ಕೊತ್ಮ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773853672" table:style-name="ce4">
            <text:p>2773853672</text:p>
          </table:table-cell>
          <table:table-cell table:style-name="ce4"/>
          <table:table-cell office:value-type="string" table:style-name="ce4">
            <text:p>Pradeep kumar</text:p>
          </table:table-cell>
          <table:table-cell office:value-type="string" table:style-name="ce4">
            <text:p>CHO</text:p>
          </table:table-cell>
          <table:table-cell office:value-type="float" office:value="9035199816" table:style-name="ce4">
            <text:p>903519981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34" table:style-name="ce4">
            <text:p>1134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Mudbi</text:p>
          </table:table-cell>
          <table:table-cell office:value-type="string" table:style-name="ce3">
            <text:p>ಮುಡ್ಬಿ</text:p>
          </table:table-cell>
          <table:table-cell office:value-type="string" table:style-name="ce3">
            <text:p>Kowdyal</text:p>
          </table:table-cell>
          <table:table-cell office:value-type="string" table:style-name="ce3">
            <text:p>ಕೌಡ್ಯ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361625129" table:style-name="ce4">
            <text:p>6361625129</text:p>
          </table:table-cell>
          <table:table-cell table:style-name="ce4"/>
          <table:table-cell office:value-type="string" table:style-name="ce4">
            <text:p>Rajashekhar</text:p>
          </table:table-cell>
          <table:table-cell office:value-type="string" table:style-name="ce4">
            <text:p>CHO</text:p>
          </table:table-cell>
          <table:table-cell office:value-type="float" office:value="9579258639" table:style-name="ce4">
            <text:p>957925863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35" table:style-name="ce4">
            <text:p>1135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Kalkora</text:p>
          </table:table-cell>
          <table:table-cell office:value-type="string" table:style-name="ce3">
            <text:p>ಕಲ್ಕೋರ</text:p>
          </table:table-cell>
          <table:table-cell office:value-type="string" table:style-name="ce3">
            <text:p>Mysalaga</text:p>
          </table:table-cell>
          <table:table-cell office:value-type="string" table:style-name="ce3">
            <text:p>ಮೈಸಲಗ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76374172" table:style-name="ce4">
            <text:p>6776374172</text:p>
          </table:table-cell>
          <table:table-cell table:style-name="ce4"/>
          <table:table-cell office:value-type="string" table:style-name="ce4">
            <text:p>Rachanna</text:p>
          </table:table-cell>
          <table:table-cell office:value-type="string" table:style-name="ce4">
            <text:p>CHO</text:p>
          </table:table-cell>
          <table:table-cell office:value-type="float" office:value="8618112826" table:style-name="ce4">
            <text:p>861811282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36" table:style-name="ce4">
            <text:p>1136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Dhannur k</text:p>
          </table:table-cell>
          <table:table-cell office:value-type="string" table:style-name="ce3">
            <text:p>ಧನ್ನೂರ ಕೆ</text:p>
          </table:table-cell>
          <table:table-cell office:value-type="string" table:style-name="ce3">
            <text:p>Narayanpur-1</text:p>
          </table:table-cell>
          <table:table-cell office:value-type="string" table:style-name="ce3">
            <text:p>ನಾರಾಯಣಪುರ-1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816855822" table:style-name="ce4">
            <text:p>8816855822</text:p>
          </table:table-cell>
          <table:table-cell table:style-name="ce4"/>
          <table:table-cell office:value-type="string" table:style-name="ce4">
            <text:p>Guranna</text:p>
          </table:table-cell>
          <table:table-cell office:value-type="string" table:style-name="ce4">
            <text:p>CHO</text:p>
          </table:table-cell>
          <table:table-cell office:value-type="float" office:value="9880253455" table:style-name="ce4">
            <text:p>988025345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37" table:style-name="ce4">
            <text:p>1137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Dhannur k</text:p>
          </table:table-cell>
          <table:table-cell office:value-type="string" table:style-name="ce3">
            <text:p>ಧನ್ನೂರ ಕೆ</text:p>
          </table:table-cell>
          <table:table-cell office:value-type="string" table:style-name="ce3">
            <text:p>Rajola</text:p>
          </table:table-cell>
          <table:table-cell office:value-type="string" table:style-name="ce3">
            <text:p>ರಾಜೋಲ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676823465" table:style-name="ce4">
            <text:p>3676823465</text:p>
          </table:table-cell>
          <table:table-cell table:style-name="ce4"/>
          <table:table-cell office:value-type="string" table:style-name="ce4">
            <text:p>Dsharath</text:p>
          </table:table-cell>
          <table:table-cell office:value-type="string" table:style-name="ce4">
            <text:p>CHO</text:p>
          </table:table-cell>
          <table:table-cell office:value-type="float" office:value="9986444829" table:style-name="ce4">
            <text:p>998644482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38" table:style-name="ce4">
            <text:p>1138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Mantal</text:p>
          </table:table-cell>
          <table:table-cell office:value-type="string" table:style-name="ce3">
            <text:p>ಮಂಟಲ್</text:p>
          </table:table-cell>
          <table:table-cell office:value-type="string" table:style-name="ce3">
            <text:p>Sastapur</text:p>
          </table:table-cell>
          <table:table-cell office:value-type="string" table:style-name="ce3">
            <text:p>ಸಸ್ತ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823862722" table:style-name="ce4">
            <text:p>7823862722</text:p>
          </table:table-cell>
          <table:table-cell table:style-name="ce4"/>
          <table:table-cell office:value-type="string" table:style-name="ce4">
            <text:p>Rajkumar</text:p>
          </table:table-cell>
          <table:table-cell office:value-type="string" table:style-name="ce4">
            <text:p>CHO</text:p>
          </table:table-cell>
          <table:table-cell office:value-type="float" office:value="9590627768" table:style-name="ce4">
            <text:p>959062776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39" table:style-name="ce4">
            <text:p>1139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Mudbi</text:p>
          </table:table-cell>
          <table:table-cell office:value-type="string" table:style-name="ce3">
            <text:p>ಮುಡ್ಬಿ</text:p>
          </table:table-cell>
          <table:table-cell office:value-type="string" table:style-name="ce3">
            <text:p>Yerbag</text:p>
          </table:table-cell>
          <table:table-cell office:value-type="string" table:style-name="ce3">
            <text:p>ಯರ್ಬಾಗ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358474541" table:style-name="ce4">
            <text:p>5358474541</text:p>
          </table:table-cell>
          <table:table-cell table:style-name="ce4"/>
          <table:table-cell office:value-type="string" table:style-name="ce4">
            <text:p>Adveppa</text:p>
          </table:table-cell>
          <table:table-cell office:value-type="string" table:style-name="ce4">
            <text:p>CHO</text:p>
          </table:table-cell>
          <table:table-cell office:value-type="float" office:value="9550295120" table:style-name="ce4">
            <text:p>955029512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40" table:style-name="ce4">
            <text:p>1140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rad</text:p>
          </table:table-cell>
          <table:table-cell office:value-type="string" table:style-name="ce3">
            <text:p>ಔರಾದ್</text:p>
          </table:table-cell>
          <table:table-cell office:value-type="string" table:style-name="ce3">
            <text:p>Balath k</text:p>
          </table:table-cell>
          <table:table-cell office:value-type="string" table:style-name="ce3">
            <text:p>ಬಲಾತ್ ಕ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588183571" table:style-name="ce4">
            <text:p>6588183571</text:p>
          </table:table-cell>
          <table:table-cell table:style-name="ce4"/>
          <table:table-cell office:value-type="string" table:style-name="ce4">
            <text:p>Anju biradar</text:p>
          </table:table-cell>
          <table:table-cell office:value-type="string" table:style-name="ce4">
            <text:p>CHO</text:p>
          </table:table-cell>
          <table:table-cell office:value-type="float" office:value="7981999497" table:style-name="ce4">
            <text:p>798199949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41" table:style-name="ce4">
            <text:p>1141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rad</text:p>
          </table:table-cell>
          <table:table-cell office:value-type="string" table:style-name="ce3">
            <text:p>ಔರಾದ್</text:p>
          </table:table-cell>
          <table:table-cell office:value-type="string" table:style-name="ce3">
            <text:p>Belkunic</text:p>
          </table:table-cell>
          <table:table-cell office:value-type="string" table:style-name="ce3">
            <text:p>ಬೆಲ್ಕುನಿಕ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538547657" table:style-name="ce4">
            <text:p>8538547657</text:p>
          </table:table-cell>
          <table:table-cell table:style-name="ce4"/>
          <table:table-cell office:value-type="string" table:style-name="ce4">
            <text:p>Suvrna</text:p>
          </table:table-cell>
          <table:table-cell office:value-type="string" table:style-name="ce4">
            <text:p>CHO</text:p>
          </table:table-cell>
          <table:table-cell office:value-type="float" office:value="7349152763" table:style-name="ce4">
            <text:p>734915276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42" table:style-name="ce4">
            <text:p>1142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rad</text:p>
          </table:table-cell>
          <table:table-cell office:value-type="string" table:style-name="ce3">
            <text:p>ಔರಾದ್</text:p>
          </table:table-cell>
          <table:table-cell office:value-type="string" table:style-name="ce3">
            <text:p>Bonthi</text:p>
          </table:table-cell>
          <table:table-cell office:value-type="string" table:style-name="ce3">
            <text:p>ಬೋಂ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237244849" table:style-name="ce4">
            <text:p>2237244849</text:p>
          </table:table-cell>
          <table:table-cell table:style-name="ce4"/>
          <table:table-cell office:value-type="string" table:style-name="ce4">
            <text:p>Rupashri</text:p>
          </table:table-cell>
          <table:table-cell office:value-type="string" table:style-name="ce4">
            <text:p>CHO</text:p>
          </table:table-cell>
          <table:table-cell office:value-type="float" office:value="9972376746" table:style-name="ce4">
            <text:p>997237674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43" table:style-name="ce4">
            <text:p>1143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Aurad</text:p>
          </table:table-cell>
          <table:table-cell office:value-type="string" table:style-name="ce3">
            <text:p>ಔರಾದ್</text:p>
          </table:table-cell>
          <table:table-cell office:value-type="string" table:style-name="ce3">
            <text:p>D mahagaon</text:p>
          </table:table-cell>
          <table:table-cell office:value-type="string" table:style-name="ce3">
            <text:p>ಡಿ ಮಹಾಗಾಂವ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161455111" table:style-name="ce4">
            <text:p>8161455111</text:p>
          </table:table-cell>
          <table:table-cell table:style-name="ce4"/>
          <table:table-cell office:value-type="string" table:style-name="ce4">
            <text:p>Jasmine</text:p>
          </table:table-cell>
          <table:table-cell office:value-type="string" table:style-name="ce4">
            <text:p>CHO</text:p>
          </table:table-cell>
          <table:table-cell office:value-type="float" office:value="9158220261" table:style-name="ce4">
            <text:p>915822026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44" table:style-name="ce4">
            <text:p>1144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Sikendpur</text:p>
          </table:table-cell>
          <table:table-cell office:value-type="string" table:style-name="ce3">
            <text:p>ಸಿಕೆಂದ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17167567" table:style-name="ce4">
            <text:p>1117167567</text:p>
          </table:table-cell>
          <table:table-cell table:style-name="ce4"/>
          <table:table-cell office:value-type="string" table:style-name="ce4">
            <text:p>Monica florence</text:p>
          </table:table-cell>
          <table:table-cell office:value-type="string" table:style-name="ce4">
            <text:p>CHO</text:p>
          </table:table-cell>
          <table:table-cell office:value-type="float" office:value="8431258659" table:style-name="ce4">
            <text:p>843125865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45" table:style-name="ce4">
            <text:p>1145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3">
            <text:p>Bane chincholi</text:p>
          </table:table-cell>
          <table:table-cell office:value-type="string" table:style-name="ce3">
            <text:p>ಬಾನೆ ಚಿಂಚೋ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725476330" table:style-name="ce4">
            <text:p>8725476330</text:p>
          </table:table-cell>
          <table:table-cell table:style-name="ce4"/>
          <table:table-cell office:value-type="string" table:style-name="ce4">
            <text:p>Kiran kumar</text:p>
          </table:table-cell>
          <table:table-cell office:value-type="string" table:style-name="ce4">
            <text:p>CHO</text:p>
          </table:table-cell>
          <table:table-cell office:value-type="float" office:value="9148882221" table:style-name="ce4">
            <text:p>914888222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46" table:style-name="ce4">
            <text:p>1146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Ucha</text:p>
          </table:table-cell>
          <table:table-cell office:value-type="string" table:style-name="ce3">
            <text:p>ಉಚ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14117263" table:style-name="ce4">
            <text:p>1614117263</text:p>
          </table:table-cell>
          <table:table-cell table:style-name="ce4"/>
          <table:table-cell office:value-type="string" table:style-name="ce4">
            <text:p>Grace</text:p>
          </table:table-cell>
          <table:table-cell office:value-type="string" table:style-name="ce4">
            <text:p>CHO</text:p>
          </table:table-cell>
          <table:table-cell office:value-type="float" office:value="7975870255" table:style-name="ce4">
            <text:p>797587025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47" table:style-name="ce4">
            <text:p>1147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Humnabad</text:p>
          </table:table-cell>
          <table:table-cell office:value-type="string" table:style-name="ce3">
            <text:p>ಹುಮ್ನಾಬಾದ್</text:p>
          </table:table-cell>
          <table:table-cell office:value-type="string" table:style-name="ce3">
            <text:p>Kumor chincholi</text:p>
          </table:table-cell>
          <table:table-cell office:value-type="string" table:style-name="ce3">
            <text:p>ಕುಮೋರ್ ಚಿಂಚೋ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378364253" table:style-name="ce4">
            <text:p>4378364253</text:p>
          </table:table-cell>
          <table:table-cell table:style-name="ce4"/>
          <table:table-cell office:value-type="string" table:style-name="ce4">
            <text:p>Khabar moinuddin</text:p>
          </table:table-cell>
          <table:table-cell office:value-type="string" table:style-name="ce4">
            <text:p>CHO</text:p>
          </table:table-cell>
          <table:table-cell office:value-type="float" office:value="9739304050" table:style-name="ce4">
            <text:p>973930405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48" table:style-name="ce4">
            <text:p>1148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Kesratugaon</text:p>
          </table:table-cell>
          <table:table-cell office:value-type="string" table:style-name="ce3">
            <text:p>ಕೆಸ್ರತುಗಾಂವ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43687641" table:style-name="ce4">
            <text:p>1643687641</text:p>
          </table:table-cell>
          <table:table-cell table:style-name="ce4"/>
          <table:table-cell office:value-type="string" table:style-name="ce4">
            <text:p>Pradeep</text:p>
          </table:table-cell>
          <table:table-cell office:value-type="string" table:style-name="ce4">
            <text:p>CHO</text:p>
          </table:table-cell>
          <table:table-cell office:value-type="float" office:value="7975763723" table:style-name="ce4">
            <text:p>797576372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49" table:style-name="ce4">
            <text:p>1149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Bhalki</text:p>
          </table:table-cell>
          <table:table-cell office:value-type="string" table:style-name="ce3">
            <text:p>ಭಾಲ್ಕಿ</text:p>
          </table:table-cell>
          <table:table-cell office:value-type="string" table:style-name="ce3">
            <text:p>Kattitugaon</text:p>
          </table:table-cell>
          <table:table-cell office:value-type="string" table:style-name="ce3">
            <text:p>ಕಟ್ಟಿತುಗಾಂವ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764574452" table:style-name="ce4">
            <text:p>6764574452</text:p>
          </table:table-cell>
          <table:table-cell table:style-name="ce4"/>
          <table:table-cell office:value-type="string" table:style-name="ce4">
            <text:p>Santosh Kumar</text:p>
          </table:table-cell>
          <table:table-cell office:value-type="string" table:style-name="ce4">
            <text:p>CHO</text:p>
          </table:table-cell>
          <table:table-cell office:value-type="float" office:value="9964501611" table:style-name="ce4">
            <text:p>996450161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50" table:style-name="ce4">
            <text:p>1150</text:p>
          </table:table-cell>
          <table:table-cell office:value-type="string" table:style-name="ce4">
            <text:p>Bidar</text:p>
          </table:table-cell>
          <table:table-cell office:value-type="string" table:style-name="ce3">
            <text:p>ಬೀದರ್</text:p>
          </table:table-cell>
          <table:table-cell office:value-type="string" table:style-name="ce4">
            <text:p>Harkud</text:p>
          </table:table-cell>
          <table:table-cell office:value-type="string" table:style-name="ce3">
            <text:p>ಹರ್ಕುಡ್</text:p>
          </table:table-cell>
          <table:table-cell office:value-type="string" table:style-name="ce3">
            <text:p>Ilhal</text:p>
          </table:table-cell>
          <table:table-cell office:value-type="string" table:style-name="ce3">
            <text:p>ಇಲ್ಹ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875472472" table:style-name="ce4">
            <text:p>1875472472</text:p>
          </table:table-cell>
          <table:table-cell table:style-name="ce4"/>
          <table:table-cell office:value-type="string" table:style-name="ce4">
            <text:p>Sarala edison</text:p>
          </table:table-cell>
          <table:table-cell office:value-type="string" table:style-name="ce4">
            <text:p>CHO</text:p>
          </table:table-cell>
          <table:table-cell office:value-type="float" office:value="6363850957" table:style-name="ce4">
            <text:p>636385095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151" table:style-name="ce4">
            <text:p>1151</text:p>
          </table:table-cell>
          <table:table-cell office:value-type="string" table:style-name="ce4">
            <text:p>Uttara Kannada</text:p>
          </table:table-cell>
          <table:table-cell office:value-type="string" table:style-name="ce3">
            <text:p>ಉತ್ತರ ಕನ್ನಡ</text:p>
          </table:table-cell>
          <table:table-cell office:value-type="string" table:style-name="ce4">
            <text:p>Karwar</text:p>
          </table:table-cell>
          <table:table-cell office:value-type="string" table:style-name="ce3">
            <text:p>ಕಾರವಾರ</text:p>
          </table:table-cell>
          <table:table-cell office:value-type="string" table:style-name="ce3">
            <text:p>Kinner</text:p>
          </table:table-cell>
          <table:table-cell office:value-type="string" table:style-name="ce3">
            <text:p>ಕಿನ್ನ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132231639" table:style-name="ce4">
            <text:p>5132231639</text:p>
          </table:table-cell>
          <table:table-cell table:style-name="ce4"/>
          <table:table-cell office:value-type="string" table:style-name="ce4">
            <text:p>Praveena Nagekar</text:p>
          </table:table-cell>
          <table:table-cell office:value-type="string" table:style-name="ce4">
            <text:p>CHO</text:p>
          </table:table-cell>
          <table:table-cell office:value-type="float" office:value="9686303691" table:style-name="ce4">
            <text:p>968630369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152" table:style-name="ce4">
            <text:p>1152</text:p>
          </table:table-cell>
          <table:table-cell office:value-type="string" table:style-name="ce4">
            <text:p>Uttara Kannada</text:p>
          </table:table-cell>
          <table:table-cell office:value-type="string" table:style-name="ce3">
            <text:p>ಉತ್ತರ ಕನ್ನಡ</text:p>
          </table:table-cell>
          <table:table-cell office:value-type="string" table:style-name="ce4">
            <text:p>Karwar</text:p>
          </table:table-cell>
          <table:table-cell office:value-type="string" table:style-name="ce3">
            <text:p>ಕಾರವಾರ</text:p>
          </table:table-cell>
          <table:table-cell office:value-type="string" table:style-name="ce3">
            <text:p>Binaga</text:p>
          </table:table-cell>
          <table:table-cell office:value-type="string" table:style-name="ce3">
            <text:p>ಬಿಣಗಾ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661373782" table:style-name="ce4">
            <text:p>7661373782</text:p>
          </table:table-cell>
          <table:table-cell table:style-name="ce4"/>
          <table:table-cell office:value-type="string" table:style-name="ce4">
            <text:p>Sheetal L D Souza</text:p>
          </table:table-cell>
          <table:table-cell office:value-type="string" table:style-name="ce4">
            <text:p>CHO</text:p>
          </table:table-cell>
          <table:table-cell office:value-type="float" office:value="9741679576" table:style-name="ce4">
            <text:p>974167957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153" table:style-name="ce4">
            <text:p>1153</text:p>
          </table:table-cell>
          <table:table-cell office:value-type="string" table:style-name="ce4">
            <text:p>Uttara Kannada</text:p>
          </table:table-cell>
          <table:table-cell office:value-type="string" table:style-name="ce3">
            <text:p>ಉತ್ತರ ಕನ್ನಡ</text:p>
          </table:table-cell>
          <table:table-cell office:value-type="string" table:style-name="ce4">
            <text:p>Karwar</text:p>
          </table:table-cell>
          <table:table-cell office:value-type="string" table:style-name="ce3">
            <text:p>ಕಾರವಾರ</text:p>
          </table:table-cell>
          <table:table-cell office:value-type="string" table:style-name="ce3">
            <text:p>Shirwad</text:p>
          </table:table-cell>
          <table:table-cell office:value-type="string" table:style-name="ce3">
            <text:p>ಶಿರವಾ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688253370" table:style-name="ce4">
            <text:p>3688253370</text:p>
          </table:table-cell>
          <table:table-cell table:style-name="ce4"/>
          <table:table-cell office:value-type="string" table:style-name="ce4">
            <text:p>Kenchappa Maruti Gouri</text:p>
          </table:table-cell>
          <table:table-cell office:value-type="string" table:style-name="ce4">
            <text:p>CHO</text:p>
          </table:table-cell>
          <table:table-cell office:value-type="float" office:value="8747813323" table:style-name="ce4">
            <text:p>874781332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154" table:style-name="ce4">
            <text:p>1154</text:p>
          </table:table-cell>
          <table:table-cell office:value-type="string" table:style-name="ce4">
            <text:p>Uttara Kannada</text:p>
          </table:table-cell>
          <table:table-cell office:value-type="string" table:style-name="ce3">
            <text:p>ಉತ್ತರ ಕನ್ನಡ</text:p>
          </table:table-cell>
          <table:table-cell office:value-type="string" table:style-name="ce4">
            <text:p>Bhatkal</text:p>
          </table:table-cell>
          <table:table-cell office:value-type="string" table:style-name="ce3">
            <text:p>ಭಟ್ಕಳ</text:p>
          </table:table-cell>
          <table:table-cell office:value-type="string" table:style-name="ce3">
            <text:p>Heble</text:p>
          </table:table-cell>
          <table:table-cell office:value-type="string" table:style-name="ce3">
            <text:p>ಹೆಬ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347668630" table:style-name="ce4">
            <text:p>2347668630</text:p>
          </table:table-cell>
          <table:table-cell table:style-name="ce4"/>
          <table:table-cell office:value-type="string" table:style-name="ce4">
            <text:p>Suchithra</text:p>
          </table:table-cell>
          <table:table-cell office:value-type="string" table:style-name="ce4">
            <text:p>CHO</text:p>
          </table:table-cell>
          <table:table-cell office:value-type="float" office:value="8971576988" table:style-name="ce4">
            <text:p>897157698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155" table:style-name="ce4">
            <text:p>1155</text:p>
          </table:table-cell>
          <table:table-cell office:value-type="string" table:style-name="ce4">
            <text:p>Uttara Kannada</text:p>
          </table:table-cell>
          <table:table-cell office:value-type="string" table:style-name="ce3">
            <text:p>ಉತ್ತರ ಕನ್ನಡ</text:p>
          </table:table-cell>
          <table:table-cell office:value-type="string" table:style-name="ce4">
            <text:p>Sirsi</text:p>
          </table:table-cell>
          <table:table-cell office:value-type="string" table:style-name="ce3">
            <text:p>ಸಿರ್ಸಿ</text:p>
          </table:table-cell>
          <table:table-cell office:value-type="string" table:style-name="ce3">
            <text:p>Banavasi B</text:p>
          </table:table-cell>
          <table:table-cell office:value-type="string" table:style-name="ce3">
            <text:p>ಬನವಾಸಿ ಬ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283453589" table:style-name="ce4">
            <text:p>4283453589</text:p>
          </table:table-cell>
          <table:table-cell table:style-name="ce4"/>
          <table:table-cell office:value-type="string" table:style-name="ce4">
            <text:p>Lata H Chalavadi</text:p>
          </table:table-cell>
          <table:table-cell office:value-type="string" table:style-name="ce4">
            <text:p>CHO</text:p>
          </table:table-cell>
          <table:table-cell office:value-type="float" office:value="9535502785" table:style-name="ce4">
            <text:p>9535502785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2">
          <table:table-cell office:value-type="float" office:value="1156" table:style-name="ce4">
            <text:p>1156</text:p>
          </table:table-cell>
          <table:table-cell office:value-type="string" table:style-name="ce4">
            <text:p>Uttara Kannada</text:p>
          </table:table-cell>
          <table:table-cell office:value-type="string" table:style-name="ce3">
            <text:p>ಉತ್ತರ ಕನ್ನಡ</text:p>
          </table:table-cell>
          <table:table-cell office:value-type="string" table:style-name="ce4">
            <text:p>Sirasi</text:p>
          </table:table-cell>
          <table:table-cell office:value-type="string" table:style-name="ce3">
            <text:p>ಶಿರಸಿ</text:p>
          </table:table-cell>
          <table:table-cell office:value-type="string" table:style-name="ce3">
            <text:p>Unchalli</text:p>
          </table:table-cell>
          <table:table-cell office:value-type="string" table:style-name="ce3">
            <text:p>ಉಂಚ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151752282" table:style-name="ce4">
            <text:p>1151752282</text:p>
          </table:table-cell>
          <table:table-cell table:style-name="ce4"/>
          <table:table-cell office:value-type="string" table:style-name="ce4">
            <text:p>Siddesh S</text:p>
          </table:table-cell>
          <table:table-cell office:value-type="string" table:style-name="ce4">
            <text:p>CHO</text:p>
          </table:table-cell>
          <table:table-cell office:value-type="float" office:value="7676251648" table:style-name="ce4">
            <text:p>767625164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57" table:style-name="ce4">
            <text:p>1157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3">
            <text:p>Avaradi</text:p>
          </table:table-cell>
          <table:table-cell office:value-type="string" table:style-name="ce3">
            <text:p>ಅವರಾದ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363846662" table:style-name="ce4">
            <text:p>3363846662</text:p>
          </table:table-cell>
          <table:table-cell table:style-name="ce4"/>
          <table:table-cell office:value-type="string" table:style-name="ce4">
            <text:p>Mamatha Kollappa Vada<text:s/></text:p>
          </table:table-cell>
          <table:table-cell office:value-type="string" table:style-name="ce4">
            <text:p>CHO</text:p>
          </table:table-cell>
          <table:table-cell office:value-type="float" office:value="7338510752" table:style-name="ce4">
            <text:p>733851075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58" table:style-name="ce4">
            <text:p>1158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3">
            <text:p>Tigadolli</text:p>
          </table:table-cell>
          <table:table-cell office:value-type="string" table:style-name="ce3">
            <text:p>ತಿಗಡೊಳ್ಳ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221462228" table:style-name="ce4">
            <text:p>5221462228</text:p>
          </table:table-cell>
          <table:table-cell table:style-name="ce4"/>
          <table:table-cell office:value-type="string" table:style-name="ce4">
            <text:p>Gangutai Patil</text:p>
          </table:table-cell>
          <table:table-cell office:value-type="string" table:style-name="ce4">
            <text:p>CHO</text:p>
          </table:table-cell>
          <table:table-cell office:value-type="float" office:value="9481678512" table:style-name="ce4">
            <text:p>948167851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59" table:style-name="ce4">
            <text:p>1159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Hukkeri<text:s/></text:p>
          </table:table-cell>
          <table:table-cell office:value-type="string" table:style-name="ce3">
            <text:p>ಹುಕ್ಕೇರಿ</text:p>
          </table:table-cell>
          <table:table-cell office:value-type="string" table:style-name="ce3">
            <text:p>Mangutti</text:p>
          </table:table-cell>
          <table:table-cell office:value-type="string" table:style-name="ce3">
            <text:p>ಮಂಗುತ್ತ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175155179" table:style-name="ce4">
            <text:p>3175155179</text:p>
          </table:table-cell>
          <table:table-cell table:style-name="ce4"/>
          <table:table-cell office:value-type="string" table:style-name="ce4">
            <text:p>Yallappa Pattanakodi</text:p>
          </table:table-cell>
          <table:table-cell office:value-type="string" table:style-name="ce4">
            <text:p>CHO</text:p>
          </table:table-cell>
          <table:table-cell office:value-type="float" office:value="9742328567" table:style-name="ce4">
            <text:p>974232856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60" table:style-name="ce4">
            <text:p>1160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Hukkeri<text:s/></text:p>
          </table:table-cell>
          <table:table-cell office:value-type="string" table:style-name="ce3">
            <text:p>ಹುಕ್ಕೇರಿ</text:p>
          </table:table-cell>
          <table:table-cell office:value-type="string" table:style-name="ce3">
            <text:p>Shindhihatti</text:p>
          </table:table-cell>
          <table:table-cell office:value-type="string" table:style-name="ce3">
            <text:p>ಶಿಂಧಿಹ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645648436" table:style-name="ce4">
            <text:p>5645648436</text:p>
          </table:table-cell>
          <table:table-cell table:style-name="ce4"/>
          <table:table-cell office:value-type="string" table:style-name="ce4">
            <text:p>Shivkumar Varji<text:s/></text:p>
          </table:table-cell>
          <table:table-cell office:value-type="string" table:style-name="ce4">
            <text:p>CHO</text:p>
          </table:table-cell>
          <table:table-cell office:value-type="float" office:value="8105666876" table:style-name="ce4">
            <text:p>810566687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61" table:style-name="ce4">
            <text:p>1161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Hukkeri<text:s/></text:p>
          </table:table-cell>
          <table:table-cell office:value-type="string" table:style-name="ce3">
            <text:p>ಹುಕ್ಕೇರಿ</text:p>
          </table:table-cell>
          <table:table-cell office:value-type="string" table:style-name="ce3">
            <text:p>Ghodgeri</text:p>
          </table:table-cell>
          <table:table-cell office:value-type="string" table:style-name="ce3">
            <text:p>ಘೋಡಗೇರ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835662778" table:style-name="ce4">
            <text:p>4835662778</text:p>
          </table:table-cell>
          <table:table-cell table:style-name="ce4"/>
          <table:table-cell office:value-type="string" table:style-name="ce4">
            <text:p>Dundesh Neginal<text:s/></text:p>
          </table:table-cell>
          <table:table-cell office:value-type="string" table:style-name="ce4">
            <text:p>CHO</text:p>
          </table:table-cell>
          <table:table-cell office:value-type="float" office:value="8088234353" table:style-name="ce4">
            <text:p>808823435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62" table:style-name="ce4">
            <text:p>1162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Hukkeri<text:s/></text:p>
          </table:table-cell>
          <table:table-cell office:value-type="string" table:style-name="ce3">
            <text:p>ಹುಕ್ಕೇರಿ</text:p>
          </table:table-cell>
          <table:table-cell office:value-type="string" table:style-name="ce3">
            <text:p>Yadgud</text:p>
          </table:table-cell>
          <table:table-cell office:value-type="string" table:style-name="ce3">
            <text:p>ಯಾದಗೂಡ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885754760" table:style-name="ce4">
            <text:p>1885754760</text:p>
          </table:table-cell>
          <table:table-cell table:style-name="ce4"/>
          <table:table-cell office:value-type="string" table:style-name="ce4">
            <text:p>SudhaRani Mathapati<text:s/></text:p>
          </table:table-cell>
          <table:table-cell office:value-type="string" table:style-name="ce4">
            <text:p>CHO</text:p>
          </table:table-cell>
          <table:table-cell office:value-type="float" office:value="9538715034" table:style-name="ce4">
            <text:p>953871503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63" table:style-name="ce4">
            <text:p>1163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Hukkeri<text:s/></text:p>
          </table:table-cell>
          <table:table-cell office:value-type="string" table:style-name="ce3">
            <text:p>ಹುಕ್ಕೇರಿ</text:p>
          </table:table-cell>
          <table:table-cell office:value-type="string" table:style-name="ce3">
            <text:p>Shippur</text:p>
          </table:table-cell>
          <table:table-cell office:value-type="string" table:style-name="ce3">
            <text:p>ಶಿಪ್ಪೂರ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678234331" table:style-name="ce4">
            <text:p>3678234331</text:p>
          </table:table-cell>
          <table:table-cell table:style-name="ce4"/>
          <table:table-cell office:value-type="string" table:style-name="ce4">
            <text:p>Suresh Patel</text:p>
          </table:table-cell>
          <table:table-cell office:value-type="string" table:style-name="ce4">
            <text:p>CHO</text:p>
          </table:table-cell>
          <table:table-cell office:value-type="float" office:value="9880101400" table:style-name="ce4">
            <text:p>988010140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64" table:style-name="ce4">
            <text:p>1164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Hukkeri<text:s/></text:p>
          </table:table-cell>
          <table:table-cell office:value-type="string" table:style-name="ce3">
            <text:p>ಹುಕ್ಕೇರಿ</text:p>
          </table:table-cell>
          <table:table-cell office:value-type="string" table:style-name="ce3">
            <text:p>Gudas</text:p>
          </table:table-cell>
          <table:table-cell office:value-type="string" table:style-name="ce3">
            <text:p>ಗುಡಾಸ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433254848" table:style-name="ce4">
            <text:p>3433254848</text:p>
          </table:table-cell>
          <table:table-cell table:style-name="ce4"/>
          <table:table-cell office:value-type="string" table:style-name="ce4">
            <text:p>Raja Kalarkoppa<text:s/></text:p>
          </table:table-cell>
          <table:table-cell office:value-type="string" table:style-name="ce4">
            <text:p>CHO</text:p>
          </table:table-cell>
          <table:table-cell office:value-type="float" office:value="9886348894" table:style-name="ce4">
            <text:p>988634889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65" table:style-name="ce4">
            <text:p>1165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Hukkeri<text:s/></text:p>
          </table:table-cell>
          <table:table-cell office:value-type="string" table:style-name="ce3">
            <text:p>ಹುಕ್ಕೇರಿ</text:p>
          </table:table-cell>
          <table:table-cell office:value-type="string" table:style-name="ce3">
            <text:p>Gotur</text:p>
          </table:table-cell>
          <table:table-cell office:value-type="string" table:style-name="ce3">
            <text:p>ಗೋಟ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281171559" table:style-name="ce4">
            <text:p>2281171559</text:p>
          </table:table-cell>
          <table:table-cell table:style-name="ce4"/>
          <table:table-cell office:value-type="string" table:style-name="ce4">
            <text:p>Ms Pooja S Gayakawad<text:s/></text:p>
          </table:table-cell>
          <table:table-cell office:value-type="string" table:style-name="ce4">
            <text:p>CHO</text:p>
          </table:table-cell>
          <table:table-cell office:value-type="float" office:value="8904267298" table:style-name="ce4">
            <text:p>8904267298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66" table:style-name="ce4">
            <text:p>1166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Khanapur<text:s/></text:p>
          </table:table-cell>
          <table:table-cell office:value-type="string" table:style-name="ce3">
            <text:p>ಖಾನಾಪುರ</text:p>
          </table:table-cell>
          <table:table-cell office:value-type="string" table:style-name="ce3">
            <text:p>Mugalihal</text:p>
          </table:table-cell>
          <table:table-cell office:value-type="string" table:style-name="ce3">
            <text:p>ಮುಗಳಿಹಾಳ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2575728486" table:style-name="ce4">
            <text:p>2575728486</text:p>
          </table:table-cell>
          <table:table-cell table:style-name="ce4"/>
          <table:table-cell office:value-type="string" table:style-name="ce4">
            <text:p>Vinayak R Kurennavar</text:p>
          </table:table-cell>
          <table:table-cell office:value-type="string" table:style-name="ce4">
            <text:p>CHO</text:p>
          </table:table-cell>
          <table:table-cell office:value-type="float" office:value="8904262136" table:style-name="ce4">
            <text:p>890426213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67" table:style-name="ce4">
            <text:p>1167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Khanapur<text:s/></text:p>
          </table:table-cell>
          <table:table-cell office:value-type="string" table:style-name="ce3">
            <text:p>ಖಾನಾಪುರ</text:p>
          </table:table-cell>
          <table:table-cell office:value-type="string" table:style-name="ce3">
            <text:p>Godoli</text:p>
          </table:table-cell>
          <table:table-cell office:value-type="string" table:style-name="ce3">
            <text:p>ಗೋಡೋಲ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8671614785" table:style-name="ce4">
            <text:p>8671614785</text:p>
          </table:table-cell>
          <table:table-cell table:style-name="ce4"/>
          <table:table-cell office:value-type="string" table:style-name="ce4">
            <text:p>Radhika Patil</text:p>
          </table:table-cell>
          <table:table-cell office:value-type="string" table:style-name="ce4">
            <text:p>CHO</text:p>
          </table:table-cell>
          <table:table-cell office:value-type="float" office:value="8088204130" table:style-name="ce4">
            <text:p>808820413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68" table:style-name="ce4">
            <text:p>1168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Ramdurga</text:p>
          </table:table-cell>
          <table:table-cell office:value-type="string" table:style-name="ce3">
            <text:p>ರಾಮದುರ್ಗ</text:p>
          </table:table-cell>
          <table:table-cell office:value-type="string" table:style-name="ce3">
            <text:p>Aanegudi</text:p>
          </table:table-cell>
          <table:table-cell office:value-type="string" table:style-name="ce3">
            <text:p>ಆನೆಗು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467833226" table:style-name="ce4">
            <text:p>4467833226</text:p>
          </table:table-cell>
          <table:table-cell table:style-name="ce4"/>
          <table:table-cell office:value-type="string" table:style-name="ce4">
            <text:p>Netr A Khanavilakar<text:s/></text:p>
          </table:table-cell>
          <table:table-cell office:value-type="string" table:style-name="ce4">
            <text:p>CHO</text:p>
          </table:table-cell>
          <table:table-cell office:value-type="float" office:value="9880979981" table:style-name="ce4">
            <text:p>9880979981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69" table:style-name="ce4">
            <text:p>1169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Khanapur<text:s/></text:p>
          </table:table-cell>
          <table:table-cell office:value-type="string" table:style-name="ce3">
            <text:p>ಖಾನಾಪುರ</text:p>
          </table:table-cell>
          <table:table-cell office:value-type="string" table:style-name="ce3">
            <text:p>Hidakal</text:p>
          </table:table-cell>
          <table:table-cell office:value-type="string" table:style-name="ce3">
            <text:p>ಹಿಡಕ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577628813" table:style-name="ce4">
            <text:p>4577628813</text:p>
          </table:table-cell>
          <table:table-cell table:style-name="ce4"/>
          <table:table-cell office:value-type="string" table:style-name="ce4">
            <text:p>Roopa Bagayi<text:s/></text:p>
          </table:table-cell>
          <table:table-cell office:value-type="string" table:style-name="ce4">
            <text:p>CHO</text:p>
          </table:table-cell>
          <table:table-cell office:value-type="float" office:value="9538789482" table:style-name="ce4">
            <text:p>9538789482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70" table:style-name="ce4">
            <text:p>1170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Ramdurga</text:p>
          </table:table-cell>
          <table:table-cell office:value-type="string" table:style-name="ce3">
            <text:p>ರಾಮದುರ್ಗ</text:p>
          </table:table-cell>
          <table:table-cell office:value-type="string" table:style-name="ce3">
            <text:p>Chennapur</text:p>
          </table:table-cell>
          <table:table-cell office:value-type="string" table:style-name="ce3">
            <text:p>ಚೆನ್ನಾಪುರ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33876611" table:style-name="ce4">
            <text:p>4733876611</text:p>
          </table:table-cell>
          <table:table-cell table:style-name="ce4"/>
          <table:table-cell office:value-type="string" table:style-name="ce4">
            <text:p>Naseema Banu Sunagad</text:p>
          </table:table-cell>
          <table:table-cell office:value-type="string" table:style-name="ce4">
            <text:p>CHO</text:p>
          </table:table-cell>
          <table:table-cell office:value-type="float" office:value="9900850147" table:style-name="ce4">
            <text:p>9900850147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71" table:style-name="ce4">
            <text:p>1171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Ramdurga</text:p>
          </table:table-cell>
          <table:table-cell office:value-type="string" table:style-name="ce3">
            <text:p>ರಾಮದುರ್ಗ</text:p>
          </table:table-cell>
          <table:table-cell office:value-type="string" table:style-name="ce3">
            <text:p>Mudenur</text:p>
          </table:table-cell>
          <table:table-cell office:value-type="string" table:style-name="ce3">
            <text:p>ಮುದೇನೂರು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3114468782" table:style-name="ce4">
            <text:p>3114468782</text:p>
          </table:table-cell>
          <table:table-cell table:style-name="ce4"/>
          <table:table-cell office:value-type="string" table:style-name="ce4">
            <text:p>Seema Mareppa Holin</text:p>
          </table:table-cell>
          <table:table-cell office:value-type="string" table:style-name="ce4">
            <text:p>CHO</text:p>
          </table:table-cell>
          <table:table-cell office:value-type="float" office:value="7019859500" table:style-name="ce4">
            <text:p>701985950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72" table:style-name="ce4">
            <text:p>1172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Ramdurga</text:p>
          </table:table-cell>
          <table:table-cell office:value-type="string" table:style-name="ce3">
            <text:p>ರಾಮದುರ್ಗ</text:p>
          </table:table-cell>
          <table:table-cell office:value-type="string" table:style-name="ce3">
            <text:p>Bijguppi</text:p>
          </table:table-cell>
          <table:table-cell office:value-type="string" table:style-name="ce3">
            <text:p>ಬಿಜಗುಪ್ಪ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73182672" table:style-name="ce4">
            <text:p>4773182672</text:p>
          </table:table-cell>
          <table:table-cell table:style-name="ce4"/>
          <table:table-cell office:value-type="string" table:style-name="ce4">
            <text:p>Subhash</text:p>
          </table:table-cell>
          <table:table-cell office:value-type="string" table:style-name="ce4">
            <text:p>CHO</text:p>
          </table:table-cell>
          <table:table-cell office:value-type="float" office:value="9904080154" table:style-name="ce4">
            <text:p>9904080154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73" table:style-name="ce4">
            <text:p>1173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Bailhongal<text:s/></text:p>
          </table:table-cell>
          <table:table-cell office:value-type="string" table:style-name="ce3">
            <text:p>ಬೈಲಹೊಂಗಲ</text:p>
          </table:table-cell>
          <table:table-cell office:value-type="string" table:style-name="ce3">
            <text:p>Chick Begawadi</text:p>
          </table:table-cell>
          <table:table-cell office:value-type="string" table:style-name="ce3">
            <text:p>ಚಿಕ್ ಬೇಗವಾಡ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6276647341" table:style-name="ce4">
            <text:p>6276647341</text:p>
          </table:table-cell>
          <table:table-cell table:style-name="ce4"/>
          <table:table-cell office:value-type="string" table:style-name="ce4">
            <text:p>Vidya Jarkal</text:p>
          </table:table-cell>
          <table:table-cell office:value-type="string" table:style-name="ce4">
            <text:p>CHO</text:p>
          </table:table-cell>
          <table:table-cell office:value-type="float" office:value="8880475563" table:style-name="ce4">
            <text:p>8880475563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74" table:style-name="ce4">
            <text:p>1174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Ramdurga</text:p>
          </table:table-cell>
          <table:table-cell office:value-type="string" table:style-name="ce3">
            <text:p>ರಾಮದುರ್ಗ</text:p>
          </table:table-cell>
          <table:table-cell office:value-type="string" table:style-name="ce3">
            <text:p>K Chanderge</text:p>
          </table:table-cell>
          <table:table-cell office:value-type="string" table:style-name="ce3">
            <text:p>ಕೆ ಚಂದರ್ಗೆ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617121258" table:style-name="ce4">
            <text:p>4617121258</text:p>
          </table:table-cell>
          <table:table-cell table:style-name="ce4"/>
          <table:table-cell office:value-type="string" table:style-name="ce4">
            <text:p>Saraswati Doddamani</text:p>
          </table:table-cell>
          <table:table-cell office:value-type="string" table:style-name="ce4">
            <text:p>CHO</text:p>
          </table:table-cell>
          <table:table-cell office:value-type="float" office:value="7259558876" table:style-name="ce4">
            <text:p>725955887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75" table:style-name="ce4">
            <text:p>1175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Ramdurga</text:p>
          </table:table-cell>
          <table:table-cell office:value-type="string" table:style-name="ce3">
            <text:p>ರಾಮದುರ್ಗ</text:p>
          </table:table-cell>
          <table:table-cell office:value-type="string" table:style-name="ce3">
            <text:p>Sidhal</text:p>
          </table:table-cell>
          <table:table-cell office:value-type="string" table:style-name="ce3">
            <text:p>ಸಿಧಾಲ್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5823346837" table:style-name="ce4">
            <text:p>5823346837</text:p>
          </table:table-cell>
          <table:table-cell table:style-name="ce4"/>
          <table:table-cell office:value-type="string" table:style-name="ce4">
            <text:p>Vaddarganvi H.Y</text:p>
          </table:table-cell>
          <table:table-cell office:value-type="string" table:style-name="ce4">
            <text:p>CHO</text:p>
          </table:table-cell>
          <table:table-cell office:value-type="float" office:value="9844914576" table:style-name="ce4">
            <text:p>9844914576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76" table:style-name="ce4">
            <text:p>1176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Ramdurga</text:p>
          </table:table-cell>
          <table:table-cell office:value-type="string" table:style-name="ce3">
            <text:p>ರಾಮದುರ್ಗ</text:p>
          </table:table-cell>
          <table:table-cell office:value-type="string" table:style-name="ce3">
            <text:p>Toranagatti</text:p>
          </table:table-cell>
          <table:table-cell office:value-type="string" table:style-name="ce3">
            <text:p>ತೋರಣಗಟ್ಟ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4718347539" table:style-name="ce4">
            <text:p>4718347539</text:p>
          </table:table-cell>
          <table:table-cell table:style-name="ce4"/>
          <table:table-cell office:value-type="string" table:style-name="ce4">
            <text:p>Raju Kyadiggeri</text:p>
          </table:table-cell>
          <table:table-cell office:value-type="string" table:style-name="ce4">
            <text:p>CHO</text:p>
          </table:table-cell>
          <table:table-cell office:value-type="float" office:value="7353273720" table:style-name="ce4">
            <text:p>735327372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77" table:style-name="ce4">
            <text:p>1177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Chikodi<text:s/></text:p>
          </table:table-cell>
          <table:table-cell office:value-type="string" table:style-name="ce3">
            <text:p>ಚಿಕ್ಕೋಡಿ</text:p>
          </table:table-cell>
          <table:table-cell office:value-type="string" table:style-name="ce3">
            <text:p>Kodni</text:p>
          </table:table-cell>
          <table:table-cell office:value-type="string" table:style-name="ce3">
            <text:p>ಕೊಡ್ನಿ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7718437234" table:style-name="ce4">
            <text:p>7718437234</text:p>
          </table:table-cell>
          <table:table-cell table:style-name="ce4"/>
          <table:table-cell office:value-type="string" table:style-name="ce4">
            <text:p>Dr Sheetal Kulkarni<text:s/></text:p>
          </table:table-cell>
          <table:table-cell office:value-type="string" table:style-name="ce4">
            <text:p>CHO</text:p>
          </table:table-cell>
          <table:table-cell office:value-type="float" office:value="8296029270" table:style-name="ce4">
            <text:p>8296029270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1">
          <table:table-cell office:value-type="float" office:value="1178" table:style-name="ce4">
            <text:p>1178</text:p>
          </table:table-cell>
          <table:table-cell office:value-type="string" table:style-name="ce4">
            <text:p>Belagavi<text:s/></text:p>
          </table:table-cell>
          <table:table-cell office:value-type="string" table:style-name="ce3">
            <text:p>ಬೆಳಗಾವಿ</text:p>
          </table:table-cell>
          <table:table-cell office:value-type="string" table:style-name="ce4">
            <text:p>Soundatti<text:s/></text:p>
          </table:table-cell>
          <table:table-cell office:value-type="string" table:style-name="ce3">
            <text:p>ಸೌಂದತ್ತಿ</text:p>
          </table:table-cell>
          <table:table-cell office:value-type="string" table:style-name="ce3">
            <text:p>Kodliwad</text:p>
          </table:table-cell>
          <table:table-cell office:value-type="string" table:style-name="ce3">
            <text:p>ಕೊಡ್ಲಿವಾಡ</text:p>
          </table:table-cell>
          <table:table-cell office:value-type="string" table:style-name="ce4">
            <text:p>SC/HWC</text:p>
          </table:table-cell>
          <table:table-cell office:value-type="string" table:style-name="ce3">
            <text:p>ಉಪ ಕೇಂದ್ರ/HWC</text:p>
          </table:table-cell>
          <table:table-cell office:value-type="float" office:value="1678218486" table:style-name="ce4">
            <text:p>1678218486</text:p>
          </table:table-cell>
          <table:table-cell table:style-name="ce4"/>
          <table:table-cell office:value-type="string" table:style-name="ce4">
            <text:p>Ikbal Bagawan</text:p>
          </table:table-cell>
          <table:table-cell office:value-type="string" table:style-name="ce4">
            <text:p>CHO</text:p>
          </table:table-cell>
          <table:table-cell office:value-type="float" office:value="9739338129" table:style-name="ce4">
            <text:p>9739338129</text:p>
          </table:table-cell>
          <table:table-cell office:value-type="string" table:style-name="ce4">
            <text:p> </text:p>
          </table:table-cell>
          <table:table-cell office:value-type="string" table:style-name="ce4">
            <text:p> </text:p>
          </table:table-cell>
          <table:table-cell table:number-columns-repeated="16368"/>
        </table:table-row>
        <table:table-row table:style-name="ro3">
          <table:table-cell office:value-type="float" office:value="1179" table:style-name="ce4">
            <text:p>1179</text:p>
          </table:table-cell>
          <table:table-cell office:value-type="string" table:style-name="ce4">
            <text:p>Uttara Kannada</text:p>
          </table:table-cell>
          <table:table-cell office:value-type="string" table:style-name="ce3">
            <text:p>ಉತ್ತರ ಕನ್ನಡ</text:p>
          </table:table-cell>
          <table:table-cell office:value-type="string" table:style-name="ce4">
            <text:p>Joida</text:p>
          </table:table-cell>
          <table:table-cell office:value-type="string" table:style-name="ce3">
            <text:p>ಜೋಯಿಡಾ</text:p>
          </table:table-cell>
          <table:table-cell office:value-type="string" table:style-name="ce3">
            <text:p>Ulavi</text:p>
          </table:table-cell>
          <table:table-cell office:value-type="string" table:style-name="ce3">
            <text:p>ಉಳವ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7454754180" table:style-name="ce9">
            <text:p>7454754180</text:p>
          </table:table-cell>
          <table:table-cell table:style-name="ce4"/>
          <table:table-cell office:value-type="string" table:style-name="ce10">
            <text:p>Dr Nagaraj <text:s/>Javoor</text:p>
          </table:table-cell>
          <table:table-cell office:value-type="string" table:style-name="ce10">
            <text:p>Medical Officer<text:s text:c="2"/></text:p>
          </table:table-cell>
          <table:table-cell office:value-type="float" office:value="8277506155" table:style-name="ce4">
            <text:p>8277506155</text:p>
          </table:table-cell>
          <table:table-cell office:value-type="float" office:value="15.005000000000001" table:style-name="ce9">
            <text:p>15.005</text:p>
          </table:table-cell>
          <table:table-cell office:value-type="float" office:value="74.509200000000007" table:style-name="ce9">
            <text:p>74.5092</text:p>
          </table:table-cell>
          <table:table-cell table:number-columns-repeated="16368"/>
        </table:table-row>
        <table:table-row table:style-name="ro3">
          <table:table-cell office:value-type="float" office:value="1180" table:style-name="ce4">
            <text:p>1180</text:p>
          </table:table-cell>
          <table:table-cell office:value-type="string" table:style-name="ce4">
            <text:p>Uttara Kannada</text:p>
          </table:table-cell>
          <table:table-cell office:value-type="string" table:style-name="ce3">
            <text:p>ಉತ್ತರ ಕನ್ನಡ</text:p>
          </table:table-cell>
          <table:table-cell office:value-type="string" table:style-name="ce4">
            <text:p>Joida</text:p>
          </table:table-cell>
          <table:table-cell office:value-type="string" table:style-name="ce3">
            <text:p>ಜೋಯಿಡಾ</text:p>
          </table:table-cell>
          <table:table-cell office:value-type="string" table:style-name="ce3">
            <text:p>Gunda</text:p>
          </table:table-cell>
          <table:table-cell office:value-type="string" table:style-name="ce3">
            <text:p>ಗುಂಡ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7687566450" table:style-name="ce9">
            <text:p>7687566450</text:p>
          </table:table-cell>
          <table:table-cell table:style-name="ce4"/>
          <table:table-cell office:value-type="string" table:style-name="ce10">
            <text:p>Dr Ajay Kumar</text:p>
          </table:table-cell>
          <table:table-cell office:value-type="string" table:style-name="ce10">
            <text:p>Medical Officer<text:s text:c="2"/></text:p>
          </table:table-cell>
          <table:table-cell office:value-type="float" office:value="9448766793" table:style-name="ce4">
            <text:p>9448766793</text:p>
          </table:table-cell>
          <table:table-cell office:value-type="float" office:value="15.0648" table:style-name="ce9">
            <text:p>15.0648</text:p>
          </table:table-cell>
          <table:table-cell office:value-type="float" office:value="74.549700000000001" table:style-name="ce9">
            <text:p>74.5497</text:p>
          </table:table-cell>
          <table:table-cell table:number-columns-repeated="16368"/>
        </table:table-row>
        <table:table-row table:style-name="ro3">
          <table:table-cell office:value-type="float" office:value="1181" table:style-name="ce4">
            <text:p>1181</text:p>
          </table:table-cell>
          <table:table-cell office:value-type="string" table:style-name="ce4">
            <text:p>Uttara Kannada</text:p>
          </table:table-cell>
          <table:table-cell office:value-type="string" table:style-name="ce3">
            <text:p>ಉತ್ತರ ಕನ್ನಡ</text:p>
          </table:table-cell>
          <table:table-cell office:value-type="string" table:style-name="ce4">
            <text:p>Joida</text:p>
          </table:table-cell>
          <table:table-cell office:value-type="string" table:style-name="ce3">
            <text:p>ಜೋಯಿಡಾ</text:p>
          </table:table-cell>
          <table:table-cell office:value-type="string" table:style-name="ce3">
            <text:p>Kumbarawada</text:p>
          </table:table-cell>
          <table:table-cell office:value-type="string" table:style-name="ce3">
            <text:p>ಕುಂಬಾರವಾಡ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7628347416" table:style-name="ce9">
            <text:p>7628347416</text:p>
          </table:table-cell>
          <table:table-cell table:style-name="ce4"/>
          <table:table-cell office:value-type="string" table:style-name="ce10">
            <text:p>Dr Carin Coelho<text:s/></text:p>
          </table:table-cell>
          <table:table-cell office:value-type="string" table:style-name="ce10">
            <text:p>Medical Officer<text:s text:c="2"/></text:p>
          </table:table-cell>
          <table:table-cell office:value-type="float" office:value="8088172614" table:style-name="ce4">
            <text:p>8088172614</text:p>
          </table:table-cell>
          <table:table-cell office:value-type="float" office:value="15.127000000000001" table:style-name="ce9">
            <text:p>15.127</text:p>
          </table:table-cell>
          <table:table-cell office:value-type="float" office:value="74.402500000000003" table:style-name="ce9">
            <text:p>74.4025</text:p>
          </table:table-cell>
          <table:table-cell table:number-columns-repeated="16368"/>
        </table:table-row>
        <table:table-row table:style-name="ro3">
          <table:table-cell office:value-type="float" office:value="1182" table:style-name="ce4">
            <text:p>1182</text:p>
          </table:table-cell>
          <table:table-cell office:value-type="string" table:style-name="ce4">
            <text:p>Uttara Kannada</text:p>
          </table:table-cell>
          <table:table-cell office:value-type="string" table:style-name="ce3">
            <text:p>ಉತ್ತರ ಕನ್ನಡ</text:p>
          </table:table-cell>
          <table:table-cell office:value-type="string" table:style-name="ce4">
            <text:p>Joida</text:p>
          </table:table-cell>
          <table:table-cell office:value-type="string" table:style-name="ce3">
            <text:p>ಜೋಯಿಡಾ</text:p>
          </table:table-cell>
          <table:table-cell office:value-type="string" table:style-name="ce3">
            <text:p>Jagalpet</text:p>
          </table:table-cell>
          <table:table-cell office:value-type="string" table:style-name="ce3">
            <text:p>ಜಗಲಪೇಟೆ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6778427523" table:style-name="ce9">
            <text:p>6778427523</text:p>
          </table:table-cell>
          <table:table-cell table:style-name="ce4"/>
          <table:table-cell office:value-type="string" table:style-name="ce10">
            <text:p>Dr Meenakshi</text:p>
          </table:table-cell>
          <table:table-cell office:value-type="string" table:style-name="ce10">
            <text:p>Medical Officer<text:s text:c="2"/></text:p>
          </table:table-cell>
          <table:table-cell office:value-type="string" table:style-name="ce10">
            <text:p>7829138166 </text:p>
          </table:table-cell>
          <table:table-cell office:value-type="float" office:value="15.335900000000001" table:style-name="ce9">
            <text:p>15.3359</text:p>
          </table:table-cell>
          <table:table-cell office:value-type="float" office:value="74.507900000000006" table:style-name="ce9">
            <text:p>74.5079</text:p>
          </table:table-cell>
          <table:table-cell table:number-columns-repeated="16368"/>
        </table:table-row>
        <table:table-row table:style-name="ro3">
          <table:table-cell office:value-type="float" office:value="1183" table:style-name="ce4">
            <text:p>1183</text:p>
          </table:table-cell>
          <table:table-cell office:value-type="string" table:style-name="ce4">
            <text:p>Uttara Kannada</text:p>
          </table:table-cell>
          <table:table-cell office:value-type="string" table:style-name="ce3">
            <text:p>ಉತ್ತರ ಕನ್ನಡ</text:p>
          </table:table-cell>
          <table:table-cell office:value-type="string" table:style-name="ce4">
            <text:p>Joida</text:p>
          </table:table-cell>
          <table:table-cell office:value-type="string" table:style-name="ce3">
            <text:p>ಜೋಯಿಡಾ</text:p>
          </table:table-cell>
          <table:table-cell office:value-type="string" table:style-name="ce3">
            <text:p>Diggi</text:p>
          </table:table-cell>
          <table:table-cell office:value-type="string" table:style-name="ce3">
            <text:p>ಡಿಗ್ಗ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7827543815" table:style-name="ce9">
            <text:p>7827543815</text:p>
          </table:table-cell>
          <table:table-cell table:style-name="ce4"/>
          <table:table-cell office:value-type="string" table:style-name="ce10">
            <text:p>Dr Len Lobo<text:s/></text:p>
          </table:table-cell>
          <table:table-cell office:value-type="string" table:style-name="ce10">
            <text:p>Medical Officer<text:s text:c="2"/></text:p>
          </table:table-cell>
          <table:table-cell office:value-type="float" office:value="6362081042" table:style-name="ce10">
            <text:p>6362081042</text:p>
          </table:table-cell>
          <table:table-cell office:value-type="float" office:value="15.2456" table:style-name="ce9">
            <text:p>15.2456</text:p>
          </table:table-cell>
          <table:table-cell office:value-type="float" office:value="74.290599999999998" table:style-name="ce9">
            <text:p>74.2906</text:p>
          </table:table-cell>
          <table:table-cell table:number-columns-repeated="16368"/>
        </table:table-row>
        <table:table-row table:style-name="ro3">
          <table:table-cell office:value-type="float" office:value="1184" table:style-name="ce4">
            <text:p>1184</text:p>
          </table:table-cell>
          <table:table-cell office:value-type="string" table:style-name="ce4">
            <text:p>Uttara Kannada</text:p>
          </table:table-cell>
          <table:table-cell office:value-type="string" table:style-name="ce3">
            <text:p>ಉತ್ತರ ಕನ್ನಡ</text:p>
          </table:table-cell>
          <table:table-cell office:value-type="string" table:style-name="ce4">
            <text:p>Joida</text:p>
          </table:table-cell>
          <table:table-cell office:value-type="string" table:style-name="ce3">
            <text:p>ಜೋಯಿಡಾ</text:p>
          </table:table-cell>
          <table:table-cell office:value-type="string" table:style-name="ce3">
            <text:p>Castle Rock</text:p>
          </table:table-cell>
          <table:table-cell office:value-type="string" table:style-name="ce3">
            <text:p>ಕ್ಯಾಸಲ್ ರಾಕ್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3253728871" table:style-name="ce9">
            <text:p>3253728871</text:p>
          </table:table-cell>
          <table:table-cell table:style-name="ce4"/>
          <table:table-cell office:value-type="string" table:style-name="ce10">
            <text:p>Dr Prakash</text:p>
          </table:table-cell>
          <table:table-cell office:value-type="string" table:style-name="ce10">
            <text:p>Medical Officer<text:s text:c="2"/></text:p>
          </table:table-cell>
          <table:table-cell office:value-type="float" office:value="9611176988" table:style-name="ce10">
            <text:p>9611176988</text:p>
          </table:table-cell>
          <table:table-cell office:value-type="float" office:value="15.393599999999999" table:style-name="ce9">
            <text:p>15.3936</text:p>
          </table:table-cell>
          <table:table-cell office:value-type="float" office:value="74.333600000000004" table:style-name="ce9">
            <text:p>74.3336</text:p>
          </table:table-cell>
          <table:table-cell table:number-columns-repeated="16368"/>
        </table:table-row>
        <table:table-row table:style-name="ro3">
          <table:table-cell office:value-type="float" office:value="1185" table:style-name="ce4">
            <text:p>1185</text:p>
          </table:table-cell>
          <table:table-cell office:value-type="string" table:style-name="ce4">
            <text:p>Uttara Kannada</text:p>
          </table:table-cell>
          <table:table-cell office:value-type="string" table:style-name="ce3">
            <text:p>ಉತ್ತರ ಕನ್ನಡ</text:p>
          </table:table-cell>
          <table:table-cell office:value-type="string" table:style-name="ce4">
            <text:p>Joida</text:p>
          </table:table-cell>
          <table:table-cell office:value-type="string" table:style-name="ce3">
            <text:p>ಜೋಯಿಡಾ</text:p>
          </table:table-cell>
          <table:table-cell office:value-type="string" table:style-name="ce3">
            <text:p>Ramanagar</text:p>
          </table:table-cell>
          <table:table-cell office:value-type="string" table:style-name="ce3">
            <text:p>ರಾಮನಗರ</text:p>
          </table:table-cell>
          <table:table-cell office:value-type="string" table:style-name="ce8">
            <text:p>CHC</text:p>
          </table:table-cell>
          <table:table-cell office:value-type="string" table:style-name="ce8">
            <text:p>ಸಮುದಾಯ ಆರೋಗ್ಯ ಕೇಂದ್ರ</text:p>
          </table:table-cell>
          <table:table-cell office:value-type="float" office:value="1115732180" table:style-name="ce9">
            <text:p>1115732180</text:p>
          </table:table-cell>
          <table:table-cell table:style-name="ce4"/>
          <table:table-cell office:value-type="string" table:style-name="ce4">
            <text:p>Dr Sujata Ukkali</text:p>
          </table:table-cell>
          <table:table-cell office:value-type="string" table:style-name="ce10">
            <text:p>Medical Officer<text:s text:c="2"/></text:p>
          </table:table-cell>
          <table:table-cell office:value-type="float" office:value="9481274400" table:style-name="ce4">
            <text:p>9481274400</text:p>
          </table:table-cell>
          <table:table-cell office:value-type="float" office:value="15.252599999999999" table:style-name="ce9">
            <text:p>15.2526</text:p>
          </table:table-cell>
          <table:table-cell office:value-type="float" office:value="74.291399999999996" table:style-name="ce9">
            <text:p>74.2914</text:p>
          </table:table-cell>
          <table:table-cell table:number-columns-repeated="16368"/>
        </table:table-row>
        <table:table-row table:style-name="ro3">
          <table:table-cell office:value-type="float" office:value="1186" table:style-name="ce4">
            <text:p>1186</text:p>
          </table:table-cell>
          <table:table-cell office:value-type="string" table:style-name="ce4">
            <text:p>Bangalore Rural</text:p>
          </table:table-cell>
          <table:table-cell office:value-type="string" table:style-name="ce3">
            <text:p>ಬೆಂಗಳೂರು ಗ್ರಾಮಾಂತರ</text:p>
          </table:table-cell>
          <table:table-cell office:value-type="string" table:style-name="ce4">
            <text:p>Devanahalli</text:p>
          </table:table-cell>
          <table:table-cell office:value-type="string" table:style-name="ce3">
            <text:p>ದೇವನಹಳ್ಳಿ</text:p>
          </table:table-cell>
          <table:table-cell office:value-type="string" table:style-name="ce3">
            <text:p>Aredeshnahalli</text:p>
          </table:table-cell>
          <table:table-cell office:value-type="string" table:style-name="ce3">
            <text:p>ಅರೆದೇಶನಹಳ್ಳ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5716134118" table:style-name="ce9">
            <text:p>5716134118</text:p>
          </table:table-cell>
          <table:table-cell table:style-name="ce4"/>
          <table:table-cell office:value-type="string" table:style-name="ce4">
            <text:p>Dr.Goutham</text:p>
          </table:table-cell>
          <table:table-cell office:value-type="string" table:style-name="ce4">
            <text:p>Medical Officer</text:p>
          </table:table-cell>
          <table:table-cell office:value-type="float" office:value="8105658658" table:style-name="ce4">
            <text:p>8105658658</text:p>
          </table:table-cell>
          <table:table-cell office:value-type="float" office:value="13.2202" table:style-name="ce9">
            <text:p>13.2202</text:p>
          </table:table-cell>
          <table:table-cell office:value-type="float" office:value="77.561800000000005" table:style-name="ce9">
            <text:p>77.5618</text:p>
          </table:table-cell>
          <table:table-cell table:number-columns-repeated="16368"/>
        </table:table-row>
        <table:table-row table:style-name="ro3">
          <table:table-cell office:value-type="float" office:value="1187" table:style-name="ce4">
            <text:p>1187</text:p>
          </table:table-cell>
          <table:table-cell office:value-type="string" table:style-name="ce4">
            <text:p>Bangalore Rural</text:p>
          </table:table-cell>
          <table:table-cell office:value-type="string" table:style-name="ce3">
            <text:p>ಬೆಂಗಳೂರು ಗ್ರಾಮಾಂತರ</text:p>
          </table:table-cell>
          <table:table-cell office:value-type="string" table:style-name="ce4">
            <text:p>Anekal</text:p>
          </table:table-cell>
          <table:table-cell office:value-type="string" table:style-name="ce3">
            <text:p>ಆನೇಕಲ್</text:p>
          </table:table-cell>
          <table:table-cell office:value-type="string" table:style-name="ce3">
            <text:p>Dommasandra<text:s/></text:p>
          </table:table-cell>
          <table:table-cell office:value-type="string" table:style-name="ce3">
            <text:p>ದೊಮ್ಮಸಂದ್ರ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6644853274" table:style-name="ce9">
            <text:p>6644853274</text:p>
          </table:table-cell>
          <table:table-cell table:style-name="ce4"/>
          <table:table-cell office:value-type="string" table:style-name="ce4">
            <text:p>Dr. Anusha S</text:p>
          </table:table-cell>
          <table:table-cell office:value-type="string" table:style-name="ce4">
            <text:p>Medical Officer</text:p>
          </table:table-cell>
          <table:table-cell office:value-type="float" office:value="8050600046" table:style-name="ce4">
            <text:p>8050600046</text:p>
          </table:table-cell>
          <table:table-cell office:value-type="float" office:value="12.879899999999999" table:style-name="ce9">
            <text:p>12.8799</text:p>
          </table:table-cell>
          <table:table-cell office:value-type="float" office:value="77.752899999999997" table:style-name="ce9">
            <text:p>77.7529</text:p>
          </table:table-cell>
          <table:table-cell table:number-columns-repeated="16368"/>
        </table:table-row>
        <table:table-row table:style-name="ro3">
          <table:table-cell office:value-type="float" office:value="1188" table:style-name="ce4">
            <text:p>1188</text:p>
          </table:table-cell>
          <table:table-cell office:value-type="string" table:style-name="ce4">
            <text:p>Bangalore Rural</text:p>
          </table:table-cell>
          <table:table-cell office:value-type="string" table:style-name="ce3">
            <text:p>ಬೆಂಗಳೂರು ಗ್ರಾಮಾಂತರ</text:p>
          </table:table-cell>
          <table:table-cell office:value-type="string" table:style-name="ce4">
            <text:p> Bangalore North</text:p>
          </table:table-cell>
          <table:table-cell office:value-type="string" table:style-name="ce3">
            <text:p> ಬೆಂಗಳೂರು ಉತ್ತರ</text:p>
          </table:table-cell>
          <table:table-cell office:value-type="string" table:style-name="ce3">
            <text:p>Kundala</text:p>
          </table:table-cell>
          <table:table-cell office:value-type="string" table:style-name="ce3">
            <text:p>ಕುಂಡಲ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6884675528" table:style-name="ce9">
            <text:p>6884675528</text:p>
          </table:table-cell>
          <table:table-cell table:style-name="ce4"/>
          <table:table-cell office:value-type="string" table:style-name="ce4">
            <text:p>Dr Prasad<text:s/></text:p>
          </table:table-cell>
          <table:table-cell office:value-type="string" table:style-name="ce4">
            <text:p>Medical Officer</text:p>
          </table:table-cell>
          <table:table-cell office:value-type="float" office:value="9986008637" table:style-name="ce4">
            <text:p>9986008637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style-name="ro3">
          <table:table-cell office:value-type="float" office:value="1189" table:style-name="ce4">
            <text:p>1189</text:p>
          </table:table-cell>
          <table:table-cell office:value-type="string" table:style-name="ce4">
            <text:p>Bangalore Rural</text:p>
          </table:table-cell>
          <table:table-cell office:value-type="string" table:style-name="ce3">
            <text:p>ಬೆಂಗಳೂರು ಗ್ರಾಮಾಂತರ</text:p>
          </table:table-cell>
          <table:table-cell office:value-type="string" table:style-name="ce4">
            <text:p> Bangalore South</text:p>
          </table:table-cell>
          <table:table-cell office:value-type="string" table:style-name="ce3">
            <text:p> ಬೆಂಗಳೂರು ದಕ್ಷಿಣ</text:p>
          </table:table-cell>
          <table:table-cell office:value-type="string" table:style-name="ce3">
            <text:p>Hebbagodi</text:p>
          </table:table-cell>
          <table:table-cell office:value-type="string" table:style-name="ce3">
            <text:p>ಹೆಬ್ಬಗೋಡ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6732686347" table:style-name="ce9">
            <text:p>6732686347</text:p>
          </table:table-cell>
          <table:table-cell table:style-name="ce4"/>
          <table:table-cell office:value-type="string" table:style-name="ce3">
            <text:p>Dr Spoorthyi</text:p>
          </table:table-cell>
          <table:table-cell office:value-type="string" table:style-name="ce4">
            <text:p>Medical Officer</text:p>
          </table:table-cell>
          <table:table-cell office:value-type="float" office:value="6362729747" table:style-name="ce4">
            <text:p>6362729747</text:p>
          </table:table-cell>
          <table:table-cell office:value-type="float" office:value="12.823499999999999" table:style-name="ce9">
            <text:p>12.8235</text:p>
          </table:table-cell>
          <table:table-cell office:value-type="float" office:value="77.669300000000007" table:style-name="ce9">
            <text:p>77.6693</text:p>
          </table:table-cell>
          <table:table-cell table:number-columns-repeated="16368"/>
        </table:table-row>
        <table:table-row table:style-name="ro3">
          <table:table-cell office:value-type="float" office:value="1190" table:style-name="ce4">
            <text:p>1190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10">
            <text:p> Khanapur</text:p>
          </table:table-cell>
          <table:table-cell office:value-type="string" table:style-name="ce3">
            <text:p> ಖಾನಾಪುರ</text:p>
          </table:table-cell>
          <table:table-cell office:value-type="string" table:style-name="ce3">
            <text:p>Kankumbi</text:p>
          </table:table-cell>
          <table:table-cell office:value-type="string" table:style-name="ce3">
            <text:p>ಕಣಕುಂಬ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5668338246" table:style-name="ce9">
            <text:p>5668338246</text:p>
          </table:table-cell>
          <table:table-cell table:style-name="ce4"/>
          <table:table-cell office:value-type="string" table:style-name="ce4">
            <text:p>Dr Ratasingh patel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8095513575" table:style-name="ce4">
            <text:p>8095513575</text:p>
          </table:table-cell>
          <table:table-cell office:value-type="float" office:value="15.7042" table:style-name="ce9">
            <text:p>15.7042</text:p>
          </table:table-cell>
          <table:table-cell office:value-type="float" office:value="74.220600000000005" table:style-name="ce9">
            <text:p>74.2206</text:p>
          </table:table-cell>
          <table:table-cell table:number-columns-repeated="16368"/>
        </table:table-row>
        <table:table-row table:style-name="ro3">
          <table:table-cell office:value-type="float" office:value="1191" table:style-name="ce4">
            <text:p>1191</text:p>
          </table:table-cell>
          <table:table-cell office:value-type="string" table:style-name="ce4">
            <text:p>Uttara Kannada</text:p>
          </table:table-cell>
          <table:table-cell office:value-type="string" table:style-name="ce3">
            <text:p>ಉತ್ತರ ಕನ್ನಡ</text:p>
          </table:table-cell>
          <table:table-cell office:value-type="string" table:style-name="ce10">
            <text:p> Mundgod</text:p>
          </table:table-cell>
          <table:table-cell office:value-type="string" table:style-name="ce3">
            <text:p> ಮುಂಡಗೋಡ</text:p>
          </table:table-cell>
          <table:table-cell office:value-type="string" table:style-name="ce3">
            <text:p>Katur</text:p>
          </table:table-cell>
          <table:table-cell office:value-type="string" table:style-name="ce3">
            <text:p>ಕತೂರ್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1441873740" table:style-name="ce9">
            <text:p>1441873740</text:p>
          </table:table-cell>
          <table:table-cell table:style-name="ce4"/>
          <table:table-cell office:value-type="string" table:style-name="ce4">
            <text:p>Dr Meghana Shankar</text:p>
          </table:table-cell>
          <table:table-cell office:value-type="string" table:style-name="ce10">
            <text:p>Medical Officer<text:s text:c="2"/></text:p>
          </table:table-cell>
          <table:table-cell office:value-type="float" office:value="9916999650" table:style-name="ce4">
            <text:p>9916999650</text:p>
          </table:table-cell>
          <table:table-cell office:value-type="float" office:value="14.857200000000001" table:style-name="ce9">
            <text:p>14.8572</text:p>
          </table:table-cell>
          <table:table-cell office:value-type="float" office:value="75.035499999999999" table:style-name="ce9">
            <text:p>75.0355</text:p>
          </table:table-cell>
          <table:table-cell table:number-columns-repeated="16368"/>
        </table:table-row>
        <table:table-row table:style-name="ro3">
          <table:table-cell office:value-type="float" office:value="1192" table:style-name="ce4">
            <text:p>1192</text:p>
          </table:table-cell>
          <table:table-cell office:value-type="string" table:style-name="ce4">
            <text:p>Uttara Kannada</text:p>
          </table:table-cell>
          <table:table-cell office:value-type="string" table:style-name="ce3">
            <text:p>ಉತ್ತರ ಕನ್ನಡ</text:p>
          </table:table-cell>
          <table:table-cell office:value-type="string" table:style-name="ce10">
            <text:p> Mundgod</text:p>
          </table:table-cell>
          <table:table-cell office:value-type="string" table:style-name="ce3">
            <text:p> ಮುಂಡಗೋಡ</text:p>
          </table:table-cell>
          <table:table-cell office:value-type="string" table:style-name="ce3">
            <text:p>Malagi</text:p>
          </table:table-cell>
          <table:table-cell office:value-type="string" table:style-name="ce3">
            <text:p>ಮಲಗ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8375825760" table:style-name="ce9">
            <text:p>8375825760</text:p>
          </table:table-cell>
          <table:table-cell table:style-name="ce4"/>
          <table:table-cell office:value-type="string" table:style-name="ce4">
            <text:p>Dr Sumeet Wannur</text:p>
          </table:table-cell>
          <table:table-cell office:value-type="string" table:style-name="ce10">
            <text:p>Medical Officer<text:s text:c="2"/></text:p>
          </table:table-cell>
          <table:table-cell office:value-type="float" office:value="8310870829" table:style-name="ce3">
            <text:p>8310870829</text:p>
          </table:table-cell>
          <table:table-cell office:value-type="float" office:value="14.749499999999999" table:style-name="ce9">
            <text:p>14.7495</text:p>
          </table:table-cell>
          <table:table-cell office:value-type="float" office:value="75.001800000000003" table:style-name="ce9">
            <text:p>75.0018</text:p>
          </table:table-cell>
          <table:table-cell table:number-columns-repeated="16368"/>
        </table:table-row>
        <table:table-row table:style-name="ro3">
          <table:table-cell office:value-type="float" office:value="1193" table:style-name="ce4">
            <text:p>1193</text:p>
          </table:table-cell>
          <table:table-cell office:value-type="string" table:style-name="ce4">
            <text:p>Uttara Kannada</text:p>
          </table:table-cell>
          <table:table-cell office:value-type="string" table:style-name="ce3">
            <text:p>ಉತ್ತರ ಕನ್ನಡ</text:p>
          </table:table-cell>
          <table:table-cell office:value-type="string" table:style-name="ce10">
            <text:p> Mundgod</text:p>
          </table:table-cell>
          <table:table-cell office:value-type="string" table:style-name="ce3">
            <text:p> ಮುಂಡಗೋಡ</text:p>
          </table:table-cell>
          <table:table-cell office:value-type="string" table:style-name="ce3">
            <text:p>Hunagunda</text:p>
          </table:table-cell>
          <table:table-cell office:value-type="string" table:style-name="ce3">
            <text:p>ಹುನಗುಂದ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2672543887" table:style-name="ce9">
            <text:p>2672543887</text:p>
          </table:table-cell>
          <table:table-cell table:style-name="ce4"/>
          <table:table-cell office:value-type="string" table:style-name="ce4">
            <text:p>Dr Bharat T</text:p>
          </table:table-cell>
          <table:table-cell office:value-type="string" table:style-name="ce10">
            <text:p>Medical Officer<text:s text:c="2"/></text:p>
          </table:table-cell>
          <table:table-cell office:value-type="float" office:value="8722705403" table:style-name="ce3">
            <text:p>8722705403</text:p>
          </table:table-cell>
          <table:table-cell office:value-type="float" office:value="15.061199999999999" table:style-name="ce9">
            <text:p>15.0612</text:p>
          </table:table-cell>
          <table:table-cell office:value-type="float" office:value="75.021600000000007" table:style-name="ce9">
            <text:p>75.0216</text:p>
          </table:table-cell>
          <table:table-cell table:number-columns-repeated="16368"/>
        </table:table-row>
        <table:table-row table:style-name="ro3">
          <table:table-cell office:value-type="float" office:value="1194" table:style-name="ce4">
            <text:p>1194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10">
            <text:p> Shorapur</text:p>
          </table:table-cell>
          <table:table-cell office:value-type="string" table:style-name="ce3">
            <text:p> ಶೋರಾಪುರ</text:p>
          </table:table-cell>
          <table:table-cell office:value-type="string" table:style-name="ce3">
            <text:p>Malla B</text:p>
          </table:table-cell>
          <table:table-cell office:value-type="string" table:style-name="ce3">
            <text:p>ಮಲ್ಲ ಬ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6116362135" table:style-name="ce9">
            <text:p>6116362135</text:p>
          </table:table-cell>
          <table:table-cell table:style-name="ce4"/>
          <table:table-cell office:value-type="string" table:style-name="ce4">
            <text:p>Dr Girish Kulakarni</text:p>
          </table:table-cell>
          <table:table-cell office:value-type="string" table:style-name="ce4">
            <text:p>Medical Officer<text:s/></text:p>
          </table:table-cell>
          <table:table-cell office:value-type="float" office:value="8884820523" table:style-name="ce4">
            <text:p>8884820523</text:p>
          </table:table-cell>
          <table:table-cell office:value-type="float" office:value="16.737500000000001" table:style-name="ce9">
            <text:p>16.7375</text:p>
          </table:table-cell>
          <table:table-cell office:value-type="float" office:value="76.563699999999997" table:style-name="ce9">
            <text:p>76.5637</text:p>
          </table:table-cell>
          <table:table-cell table:number-columns-repeated="16368"/>
        </table:table-row>
        <table:table-row table:style-name="ro3">
          <table:table-cell office:value-type="float" office:value="1195" table:style-name="ce4">
            <text:p>1195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10">
            <text:p> Khanapur</text:p>
          </table:table-cell>
          <table:table-cell office:value-type="string" table:style-name="ce3">
            <text:p> ಖಾನಾಪುರ</text:p>
          </table:table-cell>
          <table:table-cell office:value-type="string" table:style-name="ce3">
            <text:p>Londa</text:p>
          </table:table-cell>
          <table:table-cell office:value-type="string" table:style-name="ce3">
            <text:p>ಲೋಂಡಾ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5468877211" table:style-name="ce9">
            <text:p>5468877211</text:p>
          </table:table-cell>
          <table:table-cell table:style-name="ce4"/>
          <table:table-cell office:value-type="string" table:style-name="ce4">
            <text:p>Dr Ratasingh patel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8095513575" table:style-name="ce4">
            <text:p>8095513575</text:p>
          </table:table-cell>
          <table:table-cell office:value-type="float" office:value="15.4483" table:style-name="ce9">
            <text:p>15.4483</text:p>
          </table:table-cell>
          <table:table-cell office:value-type="float" office:value="74.494699999999995" table:style-name="ce9">
            <text:p>74.4947</text:p>
          </table:table-cell>
          <table:table-cell table:number-columns-repeated="16368"/>
        </table:table-row>
        <table:table-row table:style-name="ro3">
          <table:table-cell office:value-type="float" office:value="1196" table:style-name="ce4">
            <text:p>1196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10">
            <text:p> Khanapur</text:p>
          </table:table-cell>
          <table:table-cell office:value-type="string" table:style-name="ce3">
            <text:p> ಖಾನಾಪುರ</text:p>
          </table:table-cell>
          <table:table-cell office:value-type="string" table:style-name="ce3">
            <text:p>Kakkeri</text:p>
          </table:table-cell>
          <table:table-cell office:value-type="string" table:style-name="ce3">
            <text:p>ಕಕ್ಕೇರ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4777516685" table:style-name="ce9">
            <text:p>4777516685</text:p>
          </table:table-cell>
          <table:table-cell table:style-name="ce4"/>
          <table:table-cell office:value-type="string" table:style-name="ce4">
            <text:p>Dr kivadasannvar</text:p>
          </table:table-cell>
          <table:table-cell office:value-type="string" table:style-name="ce4">
            <text:p>Taluk Officer<text:s/></text:p>
          </table:table-cell>
          <table:table-cell office:value-type="float" office:value="9148651516" table:style-name="ce4">
            <text:p>9148651516</text:p>
          </table:table-cell>
          <table:table-cell office:value-type="float" office:value="15.4869" table:style-name="ce9">
            <text:p>15.4869</text:p>
          </table:table-cell>
          <table:table-cell office:value-type="float" office:value="74.7196" table:style-name="ce9">
            <text:p>74.7196</text:p>
          </table:table-cell>
          <table:table-cell table:number-columns-repeated="16368"/>
        </table:table-row>
        <table:table-row table:style-name="ro3">
          <table:table-cell office:value-type="float" office:value="1197" table:style-name="ce4">
            <text:p>1197</text:p>
          </table:table-cell>
          <table:table-cell office:value-type="string" table:style-name="ce4">
            <text:p>Belagavi</text:p>
          </table:table-cell>
          <table:table-cell office:value-type="string" table:style-name="ce3">
            <text:p>ಬೆಳಗಾವಿ</text:p>
          </table:table-cell>
          <table:table-cell office:value-type="string" table:style-name="ce10">
            <text:p> Chikodi</text:p>
          </table:table-cell>
          <table:table-cell office:value-type="string" table:style-name="ce3">
            <text:p> ಚಿಕ್ಕೋಡಿ</text:p>
          </table:table-cell>
          <table:table-cell office:value-type="string" table:style-name="ce3">
            <text:p>Boragoav</text:p>
          </table:table-cell>
          <table:table-cell office:value-type="string" table:style-name="ce3">
            <text:p>ಬೋರಗೋವ್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2765477647" table:style-name="ce9">
            <text:p>2765477647</text:p>
          </table:table-cell>
          <table:table-cell table:style-name="ce4"/>
          <table:table-cell office:value-type="string" table:style-name="ce4">
            <text:p>Dr Vilol Joshi</text:p>
          </table:table-cell>
          <table:table-cell office:value-type="string" table:style-name="ce4">
            <text:p>Medical Officer<text:s/></text:p>
          </table:table-cell>
          <table:table-cell office:value-type="float" office:value="9164558406" table:style-name="ce4">
            <text:p>9164558406</text:p>
          </table:table-cell>
          <table:table-cell office:value-type="float" office:value="16.601400000000002" table:style-name="ce9">
            <text:p>16.6014</text:p>
          </table:table-cell>
          <table:table-cell office:value-type="float" office:value="74.510000000000005" table:style-name="ce9">
            <text:p>74.51</text:p>
          </table:table-cell>
          <table:table-cell table:number-columns-repeated="16368"/>
        </table:table-row>
        <table:table-row table:style-name="ro3">
          <table:table-cell office:value-type="float" office:value="1198" table:style-name="ce4">
            <text:p>1198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10">
            <text:p> Gurumitkal</text:p>
          </table:table-cell>
          <table:table-cell office:value-type="string" table:style-name="ce3">
            <text:p> ಗುರುಮಿಟ್ಕಲ್</text:p>
          </table:table-cell>
          <table:table-cell office:value-type="string" table:style-name="ce3">
            <text:p>Yelheri</text:p>
          </table:table-cell>
          <table:table-cell office:value-type="string" table:style-name="ce3">
            <text:p>ಯೆಲ್ಹೇರ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5665311659" table:style-name="ce9">
            <text:p>5665311659</text:p>
          </table:table-cell>
          <table:table-cell table:style-name="ce4"/>
          <table:table-cell office:value-type="string" table:style-name="ce4">
            <text:p>Dr Gnaneshwar</text:p>
          </table:table-cell>
          <table:table-cell office:value-type="string" table:style-name="ce4">
            <text:p>Medical Officer<text:s/></text:p>
          </table:table-cell>
          <table:table-cell office:value-type="float" office:value="8884820523" table:style-name="ce4">
            <text:p>8884820523</text:p>
          </table:table-cell>
          <table:table-cell office:value-type="float" office:value="16.729900000000001" table:style-name="ce9">
            <text:p>16.7299</text:p>
          </table:table-cell>
          <table:table-cell office:value-type="float" office:value="77.330699999999993" table:style-name="ce9">
            <text:p>77.3307</text:p>
          </table:table-cell>
          <table:table-cell table:number-columns-repeated="16368"/>
        </table:table-row>
        <table:table-row table:style-name="ro3">
          <table:table-cell office:value-type="float" office:value="1199" table:style-name="ce4">
            <text:p>1199</text:p>
          </table:table-cell>
          <table:table-cell office:value-type="string" table:style-name="ce4">
            <text:p>Yadgir</text:p>
          </table:table-cell>
          <table:table-cell office:value-type="string" table:style-name="ce3">
            <text:p>ಯಾದಗಿರಿ</text:p>
          </table:table-cell>
          <table:table-cell office:value-type="string" table:style-name="ce10">
            <text:p> Shorapur</text:p>
          </table:table-cell>
          <table:table-cell office:value-type="string" table:style-name="ce3">
            <text:p> ಶೋರಾಪುರ</text:p>
          </table:table-cell>
          <table:table-cell office:value-type="string" table:style-name="ce3">
            <text:p>Rajan kollur</text:p>
          </table:table-cell>
          <table:table-cell office:value-type="string" table:style-name="ce3">
            <text:p>ರಾಜನ್ ಕೊಲ್ಲೂರು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6483563646" table:style-name="ce9">
            <text:p>6483563646</text:p>
          </table:table-cell>
          <table:table-cell table:style-name="ce4"/>
          <table:table-cell office:value-type="string" table:style-name="ce4">
            <text:p>Dr Sanjay</text:p>
          </table:table-cell>
          <table:table-cell office:value-type="string" table:style-name="ce4">
            <text:p>Medical Officer<text:s/></text:p>
          </table:table-cell>
          <table:table-cell office:value-type="float" office:value="7019285549" table:style-name="ce4">
            <text:p>7019285549</text:p>
          </table:table-cell>
          <table:table-cell office:value-type="float" office:value="16.3749" table:style-name="ce9">
            <text:p>16.3749</text:p>
          </table:table-cell>
          <table:table-cell office:value-type="float" office:value="76.457899999999995" table:style-name="ce9">
            <text:p>76.4579</text:p>
          </table:table-cell>
          <table:table-cell table:number-columns-repeated="16368"/>
        </table:table-row>
        <table:table-row table:style-name="ro3">
          <table:table-cell office:value-type="float" office:value="1200" table:style-name="ce4">
            <text:p>1200</text:p>
          </table:table-cell>
          <table:table-cell office:value-type="string" table:style-name="ce4">
            <text:p>Ramanagara</text:p>
          </table:table-cell>
          <table:table-cell office:value-type="string" table:style-name="ce3">
            <text:p>ರಾಮನಗರ</text:p>
          </table:table-cell>
          <table:table-cell office:value-type="string" table:style-name="ce4">
            <text:p>Ramanagara</text:p>
          </table:table-cell>
          <table:table-cell office:value-type="string" table:style-name="ce3">
            <text:p>ರಾಮನಗರ</text:p>
          </table:table-cell>
          <table:table-cell office:value-type="string" table:style-name="ce3">
            <text:p>RamanagaraPHC</text:p>
          </table:table-cell>
          <table:table-cell office:value-type="string" table:style-name="ce3">
            <text:p>ರಾಮನಗರ ಪಿಎಚ್‌ಸ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3713634487" table:style-name="ce9">
            <text:p>3713634487</text:p>
          </table:table-cell>
          <table:table-cell table:style-name="ce4"/>
          <table:table-cell office:value-type="string" table:style-name="ce4">
            <text:p>DrMuniSiddaiha</text:p>
          </table:table-cell>
          <table:table-cell office:value-type="string" table:style-name="ce4">
            <text:p>Doctor</text:p>
          </table:table-cell>
          <table:table-cell office:value-type="float" office:value="95357548186" table:style-name="ce4">
            <text:p>95357548186</text:p>
          </table:table-cell>
          <table:table-cell office:value-type="float" office:value="12.821099999999999" table:style-name="ce9">
            <text:p>12.8211</text:p>
          </table:table-cell>
          <table:table-cell office:value-type="float" office:value="77.175299999999993" table:style-name="ce9">
            <text:p>77.1753</text:p>
          </table:table-cell>
          <table:table-cell table:number-columns-repeated="16368"/>
        </table:table-row>
        <table:table-row table:style-name="ro3">
          <table:table-cell office:value-type="float" office:value="1201" table:style-name="ce4">
            <text:p>1201</text:p>
          </table:table-cell>
          <table:table-cell office:value-type="string" table:style-name="ce4">
            <text:p>Mandya</text:p>
          </table:table-cell>
          <table:table-cell office:value-type="string" table:style-name="ce3">
            <text:p>ಮಂಡ್ಯ</text:p>
          </table:table-cell>
          <table:table-cell office:value-type="string" table:style-name="ce4">
            <text:p>Malavalli</text:p>
          </table:table-cell>
          <table:table-cell office:value-type="string" table:style-name="ce3">
            <text:p>ಮಳವಳ್ಳಿ</text:p>
          </table:table-cell>
          <table:table-cell office:value-type="string" table:style-name="ce3">
            <text:p>Halagur</text:p>
          </table:table-cell>
          <table:table-cell office:value-type="string" table:style-name="ce3">
            <text:p>ಹಲಗೂರು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3428781755" table:style-name="ce9">
            <text:p>3428781755</text:p>
          </table:table-cell>
          <table:table-cell table:style-name="ce4"/>
          <table:table-cell office:value-type="string" table:style-name="ce4">
            <text:p>Dr Sowmya</text:p>
          </table:table-cell>
          <table:table-cell office:value-type="string" table:style-name="ce4">
            <text:p>Medical Officer</text:p>
          </table:table-cell>
          <table:table-cell office:value-type="float" office:value="8095204508" table:style-name="ce4">
            <text:p>8095204508</text:p>
          </table:table-cell>
          <table:table-cell office:value-type="float" office:value="12.426600000000001" table:style-name="ce9">
            <text:p>12.4266</text:p>
          </table:table-cell>
          <table:table-cell office:value-type="float" office:value="77.228200000000001" table:style-name="ce9">
            <text:p>77.2282</text:p>
          </table:table-cell>
          <table:table-cell table:number-columns-repeated="16368"/>
        </table:table-row>
        <table:table-row table:style-name="ro3">
          <table:table-cell office:value-type="float" office:value="1206" table:style-name="ce4">
            <text:p>1206</text:p>
          </table:table-cell>
          <table:table-cell office:value-type="string" table:style-name="ce4">
            <text:p>Bangalore Rural</text:p>
          </table:table-cell>
          <table:table-cell office:value-type="string" table:style-name="ce3">
            <text:p>ಬೆಂಗಳೂರು ಗ್ರಾಮಾಂತರ</text:p>
          </table:table-cell>
          <table:table-cell office:value-type="string" table:style-name="ce4">
            <text:p>Devanahalli</text:p>
          </table:table-cell>
          <table:table-cell office:value-type="string" table:style-name="ce3">
            <text:p>ದೇವನಹಳ್ಳಿ</text:p>
          </table:table-cell>
          <table:table-cell office:value-type="string" table:style-name="ce3">
            <text:p>Nallur</text:p>
          </table:table-cell>
          <table:table-cell office:value-type="string" table:style-name="ce3">
            <text:p>ನಲ್ಲೂರು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7843663324" table:style-name="ce9">
            <text:p>7843663324</text:p>
          </table:table-cell>
          <table:table-cell table:style-name="ce4"/>
          <table:table-cell office:value-type="string" table:style-name="ce4">
            <text:p>DR. KHALIDAKHANUM</text:p>
          </table:table-cell>
          <table:table-cell office:value-type="string" table:style-name="ce4">
            <text:p>MO</text:p>
          </table:table-cell>
          <table:table-cell office:value-type="float" office:value="9902885477" table:style-name="ce4">
            <text:p>9902885477</text:p>
          </table:table-cell>
          <table:table-cell office:value-type="float" office:value="13.1935" table:style-name="ce9">
            <text:p>13.1935</text:p>
          </table:table-cell>
          <table:table-cell office:value-type="float" office:value="77.764099999999999" table:style-name="ce9">
            <text:p>77.7641</text:p>
          </table:table-cell>
          <table:table-cell table:number-columns-repeated="16368"/>
        </table:table-row>
        <table:table-row table:style-name="ro3">
          <table:table-cell office:value-type="float" office:value="1207" table:style-name="ce4">
            <text:p>1207</text:p>
          </table:table-cell>
          <table:table-cell office:value-type="string" table:style-name="ce4">
            <text:p>Uttara Kannada</text:p>
          </table:table-cell>
          <table:table-cell office:value-type="string" table:style-name="ce3">
            <text:p>ಉತ್ತರ ಕನ್ನಡ</text:p>
          </table:table-cell>
          <table:table-cell office:value-type="string" table:style-name="ce4">
            <text:p>Yellapur</text:p>
          </table:table-cell>
          <table:table-cell office:value-type="string" table:style-name="ce3">
            <text:p>ಯಲ್ಲಾಪುರ</text:p>
          </table:table-cell>
          <table:table-cell office:value-type="string" table:style-name="ce3">
            <text:p>Chawatti</text:p>
          </table:table-cell>
          <table:table-cell office:value-type="string" table:style-name="ce3">
            <text:p>ಚವತ್ತ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1351726169" table:style-name="ce9">
            <text:p>1351726169</text:p>
          </table:table-cell>
          <table:table-cell table:style-name="ce4"/>
          <table:table-cell office:value-type="string" table:style-name="ce4">
            <text:p>Dr Sushma M</text:p>
          </table:table-cell>
          <table:table-cell office:value-type="string" table:style-name="ce10">
            <text:p>Medical Officer<text:s text:c="2"/></text:p>
          </table:table-cell>
          <table:table-cell office:value-type="float" office:value="8618181208" table:style-name="ce4">
            <text:p>8618181208</text:p>
          </table:table-cell>
          <table:table-cell office:value-type="float" office:value="14.7644" table:style-name="ce9">
            <text:p>14.7644</text:p>
          </table:table-cell>
          <table:table-cell office:value-type="float" office:value="74.814899999999994" table:style-name="ce9">
            <text:p>74.8149</text:p>
          </table:table-cell>
          <table:table-cell table:number-columns-repeated="16368"/>
        </table:table-row>
        <table:table-row table:style-name="ro3">
          <table:table-cell office:value-type="float" office:value="1208" table:style-name="ce4">
            <text:p>1208</text:p>
          </table:table-cell>
          <table:table-cell office:value-type="string" table:style-name="ce4">
            <text:p>Uttara Kannada</text:p>
          </table:table-cell>
          <table:table-cell office:value-type="string" table:style-name="ce3">
            <text:p>ಉತ್ತರ ಕನ್ನಡ</text:p>
          </table:table-cell>
          <table:table-cell office:value-type="string" table:style-name="ce4">
            <text:p>Yellapur</text:p>
          </table:table-cell>
          <table:table-cell office:value-type="string" table:style-name="ce3">
            <text:p>ಯಲ್ಲಾಪುರ</text:p>
          </table:table-cell>
          <table:table-cell office:value-type="string" table:style-name="ce3">
            <text:p>Vajralli</text:p>
          </table:table-cell>
          <table:table-cell office:value-type="string" table:style-name="ce3">
            <text:p>ವಜ್ರಳ್ಳ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2548847520" table:style-name="ce9">
            <text:p>2548847520</text:p>
          </table:table-cell>
          <table:table-cell table:style-name="ce4"/>
          <table:table-cell office:value-type="string" table:style-name="ce4">
            <text:p>Dr Anand Hegde</text:p>
          </table:table-cell>
          <table:table-cell office:value-type="string" table:style-name="ce10">
            <text:p>Medical Officer<text:s text:c="2"/></text:p>
          </table:table-cell>
          <table:table-cell office:value-type="float" office:value="9448934821" table:style-name="ce4">
            <text:p>9448934821</text:p>
          </table:table-cell>
          <table:table-cell office:value-type="float" office:value="14.8857" table:style-name="ce9">
            <text:p>14.8857</text:p>
          </table:table-cell>
          <table:table-cell office:value-type="float" office:value="74.575000000000003" table:style-name="ce9">
            <text:p>74.575</text:p>
          </table:table-cell>
          <table:table-cell table:number-columns-repeated="16368"/>
        </table:table-row>
        <table:table-row table:style-name="ro3">
          <table:table-cell office:value-type="float" office:value="1222" table:style-name="ce4">
            <text:p>1222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Hirebettu</text:p>
          </table:table-cell>
          <table:table-cell office:value-type="string" table:style-name="ce3">
            <text:p>ಹಿರೇಬೆಟ್ಟು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6677522887" table:style-name="ce9">
            <text:p>6677522887</text:p>
          </table:table-cell>
          <table:table-cell table:style-name="ce4"/>
          <table:table-cell office:value-type="string" table:style-name="ce4">
            <text:p>Dr.Narashima Naik</text:p>
          </table:table-cell>
          <table:table-cell office:value-type="string" table:style-name="ce4">
            <text:p>Medical Officer</text:p>
          </table:table-cell>
          <table:table-cell office:value-type="float" office:value="9113665547" table:style-name="ce4">
            <text:p>9113665547</text:p>
          </table:table-cell>
          <table:table-cell office:value-type="float" office:value="13.3186" table:style-name="ce9">
            <text:p>13.3186</text:p>
          </table:table-cell>
          <table:table-cell office:value-type="float" office:value="74.817800000000005" table:style-name="ce9">
            <text:p>74.8178</text:p>
          </table:table-cell>
          <table:table-cell table:number-columns-repeated="16368"/>
        </table:table-row>
        <table:table-row table:style-name="ro3">
          <table:table-cell office:value-type="float" office:value="1223" table:style-name="ce4">
            <text:p>1223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Kodibengre</text:p>
          </table:table-cell>
          <table:table-cell office:value-type="string" table:style-name="ce3">
            <text:p>ಕೋಡಿಬೆಂಗ್ರೆ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6312514166" table:style-name="ce9">
            <text:p>6312514166</text:p>
          </table:table-cell>
          <table:table-cell table:style-name="ce4"/>
          <table:table-cell office:value-type="string" table:style-name="ce4">
            <text:p>Dr.Sachidanda Bhat</text:p>
          </table:table-cell>
          <table:table-cell office:value-type="string" table:style-name="ce4">
            <text:p>Medical Officer</text:p>
          </table:table-cell>
          <table:table-cell office:value-type="float" office:value="9964345621" table:style-name="ce4">
            <text:p>9964345621</text:p>
          </table:table-cell>
          <table:table-cell office:value-type="float" office:value="13.436999999999999" table:style-name="ce9">
            <text:p>13.437</text:p>
          </table:table-cell>
          <table:table-cell office:value-type="float" office:value="74.694800000000001" table:style-name="ce9">
            <text:p>74.6948</text:p>
          </table:table-cell>
          <table:table-cell table:number-columns-repeated="16368"/>
        </table:table-row>
        <table:table-row table:style-name="ro3">
          <table:table-cell office:value-type="float" office:value="1224" table:style-name="ce4">
            <text:p>1224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Karje</text:p>
          </table:table-cell>
          <table:table-cell office:value-type="string" table:style-name="ce3">
            <text:p>ಕರ್ಜೆ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4751511652" table:style-name="ce9">
            <text:p>4751511652</text:p>
          </table:table-cell>
          <table:table-cell table:style-name="ce4"/>
          <table:table-cell office:value-type="string" table:style-name="ce4">
            <text:p>Dr. Savitha Kundar</text:p>
          </table:table-cell>
          <table:table-cell office:value-type="string" table:style-name="ce4">
            <text:p>Medical Officer</text:p>
          </table:table-cell>
          <table:table-cell office:value-type="float" office:value="9900331772" table:style-name="ce4">
            <text:p>9900331772</text:p>
          </table:table-cell>
          <table:table-cell office:value-type="float" office:value="13.428000000000001" table:style-name="ce9">
            <text:p>13.428</text:p>
          </table:table-cell>
          <table:table-cell office:value-type="float" office:value="74.875699999999995" table:style-name="ce9">
            <text:p>74.8757</text:p>
          </table:table-cell>
          <table:table-cell table:number-columns-repeated="16368"/>
        </table:table-row>
        <table:table-row table:style-name="ro3">
          <table:table-cell office:value-type="float" office:value="1225" table:style-name="ce4">
            <text:p>1225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Kokkarne</text:p>
          </table:table-cell>
          <table:table-cell office:value-type="string" table:style-name="ce3">
            <text:p>ಕೊಕ್ಕರ್ಣೆ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8154687365" table:style-name="ce9">
            <text:p>8154687365</text:p>
          </table:table-cell>
          <table:table-cell table:style-name="ce4"/>
          <table:table-cell office:value-type="string" table:style-name="ce4">
            <text:p>Dr. Suresh Naik</text:p>
          </table:table-cell>
          <table:table-cell office:value-type="string" table:style-name="ce4">
            <text:p>Medical Officer</text:p>
          </table:table-cell>
          <table:table-cell office:value-type="float" office:value="9448547214" table:style-name="ce4">
            <text:p>9448547214</text:p>
          </table:table-cell>
          <table:table-cell office:value-type="float" office:value="13.4605" table:style-name="ce9">
            <text:p>13.4605</text:p>
          </table:table-cell>
          <table:table-cell office:value-type="float" office:value="74.843699999999998" table:style-name="ce9">
            <text:p>74.8437</text:p>
          </table:table-cell>
          <table:table-cell table:number-columns-repeated="16368"/>
        </table:table-row>
        <table:table-row table:style-name="ro3">
          <table:table-cell office:value-type="float" office:value="1226" table:style-name="ce4">
            <text:p>1226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Pethri</text:p>
          </table:table-cell>
          <table:table-cell office:value-type="string" table:style-name="ce3">
            <text:p>ಪೆತ್ರ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8244137850" table:style-name="ce9">
            <text:p>8244137850</text:p>
          </table:table-cell>
          <table:table-cell table:style-name="ce4"/>
          <table:table-cell office:value-type="string" table:style-name="ce4">
            <text:p>Dr.Sushma</text:p>
          </table:table-cell>
          <table:table-cell office:value-type="string" table:style-name="ce4">
            <text:p>Medical Officer</text:p>
          </table:table-cell>
          <table:table-cell office:value-type="float" office:value="9886404274" table:style-name="ce4">
            <text:p>9886404274</text:p>
          </table:table-cell>
          <table:table-cell office:value-type="float" office:value="13.4217" table:style-name="ce9">
            <text:p>13.4217</text:p>
          </table:table-cell>
          <table:table-cell office:value-type="float" office:value="74.824399999999997" table:style-name="ce9">
            <text:p>74.8244</text:p>
          </table:table-cell>
          <table:table-cell table:number-columns-repeated="16368"/>
        </table:table-row>
        <table:table-row table:style-name="ro3">
          <table:table-cell office:value-type="float" office:value="1227" table:style-name="ce4">
            <text:p>1227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Kapu</text:p>
          </table:table-cell>
          <table:table-cell office:value-type="string" table:style-name="ce3">
            <text:p>ಕಾಪು</text:p>
          </table:table-cell>
          <table:table-cell office:value-type="string" table:style-name="ce3">
            <text:p>Kapu</text:p>
          </table:table-cell>
          <table:table-cell office:value-type="string" table:style-name="ce3">
            <text:p>ಕಾಪು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1122631730" table:style-name="ce9">
            <text:p>1122631730</text:p>
          </table:table-cell>
          <table:table-cell table:style-name="ce4"/>
          <table:table-cell office:value-type="string" table:style-name="ce4">
            <text:p>Dr Dhruthi</text:p>
          </table:table-cell>
          <table:table-cell office:value-type="string" table:style-name="ce4">
            <text:p>Medical Officer</text:p>
          </table:table-cell>
          <table:table-cell office:value-type="float" office:value="8310289104" table:style-name="ce4">
            <text:p>8310289104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style-name="ro3">
          <table:table-cell office:value-type="float" office:value="1228" table:style-name="ce4">
            <text:p>1228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karkala</text:p>
          </table:table-cell>
          <table:table-cell office:value-type="string" table:style-name="ce3">
            <text:p>ಕಾರ್ಕಳ</text:p>
          </table:table-cell>
          <table:table-cell office:value-type="string" table:style-name="ce3">
            <text:p>Bailoor</text:p>
          </table:table-cell>
          <table:table-cell office:value-type="string" table:style-name="ce3">
            <text:p>ಬೈಲೂರು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8486543526" table:style-name="ce9">
            <text:p>8486543526</text:p>
          </table:table-cell>
          <table:table-cell table:style-name="ce4"/>
          <table:table-cell office:value-type="string" table:style-name="ce4">
            <text:p>Dr. Mahanth Hegde. H</text:p>
          </table:table-cell>
          <table:table-cell office:value-type="string" table:style-name="ce4">
            <text:p>Medical Officer</text:p>
          </table:table-cell>
          <table:table-cell office:value-type="float" office:value="9886358121" table:style-name="ce4">
            <text:p>9886358121</text:p>
          </table:table-cell>
          <table:table-cell office:value-type="float" office:value="13.2845" table:style-name="ce9">
            <text:p>13.2845</text:p>
          </table:table-cell>
          <table:table-cell office:value-type="float" office:value="74.919799999999995" table:style-name="ce9">
            <text:p>74.9198</text:p>
          </table:table-cell>
          <table:table-cell table:number-columns-repeated="16368"/>
        </table:table-row>
        <table:table-row table:style-name="ro3">
          <table:table-cell office:value-type="float" office:value="1230" table:style-name="ce4">
            <text:p>1230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karkala</text:p>
          </table:table-cell>
          <table:table-cell office:value-type="string" table:style-name="ce3">
            <text:p>ಕಾರ್ಕಳ</text:p>
          </table:table-cell>
          <table:table-cell office:value-type="string" table:style-name="ce3">
            <text:p>Iravthur</text:p>
          </table:table-cell>
          <table:table-cell office:value-type="string" table:style-name="ce3">
            <text:p>ಇರಾವತೂರ್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5663753886" table:style-name="ce9">
            <text:p>5663753886</text:p>
          </table:table-cell>
          <table:table-cell table:style-name="ce4"/>
          <table:table-cell office:value-type="string" table:style-name="ce4">
            <text:p>Dr. Yashodhara M.</text:p>
          </table:table-cell>
          <table:table-cell office:value-type="string" table:style-name="ce4">
            <text:p>Medical Officer</text:p>
          </table:table-cell>
          <table:table-cell office:value-type="float" office:value="9449662627" table:style-name="ce4">
            <text:p>9449662627</text:p>
          </table:table-cell>
          <table:table-cell office:value-type="float" office:value="13.158200000000001" table:style-name="ce9">
            <text:p>13.1582</text:p>
          </table:table-cell>
          <table:table-cell office:value-type="float" office:value="75.011200000000002" table:style-name="ce9">
            <text:p>75.0112</text:p>
          </table:table-cell>
          <table:table-cell table:number-columns-repeated="16368"/>
        </table:table-row>
        <table:table-row table:style-name="ro3">
          <table:table-cell office:value-type="float" office:value="1231" table:style-name="ce4">
            <text:p>1231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karkala</text:p>
          </table:table-cell>
          <table:table-cell office:value-type="string" table:style-name="ce3">
            <text:p>ಕಾರ್ಕಳ</text:p>
          </table:table-cell>
          <table:table-cell office:value-type="string" table:style-name="ce3">
            <text:p>Kukkundoor</text:p>
          </table:table-cell>
          <table:table-cell office:value-type="string" table:style-name="ce3">
            <text:p>ಕುಕ್ಕುಂದೂರು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5252555247" table:style-name="ce9">
            <text:p>5252555247</text:p>
          </table:table-cell>
          <table:table-cell table:style-name="ce4"/>
          <table:table-cell office:value-type="string" table:style-name="ce4">
            <text:p>Dr. Prathiksha</text:p>
          </table:table-cell>
          <table:table-cell office:value-type="string" table:style-name="ce4">
            <text:p>Medical Officer</text:p>
          </table:table-cell>
          <table:table-cell office:value-type="float" office:value="8762362871" table:style-name="ce4">
            <text:p>8762362871</text:p>
          </table:table-cell>
          <table:table-cell office:value-type="float" office:value="13.2453" table:style-name="ce9">
            <text:p>13.2453</text:p>
          </table:table-cell>
          <table:table-cell office:value-type="float" office:value="74.938999999999993" table:style-name="ce9">
            <text:p>74.939</text:p>
          </table:table-cell>
          <table:table-cell table:number-columns-repeated="16368"/>
        </table:table-row>
        <table:table-row table:style-name="ro3">
          <table:table-cell office:value-type="float" office:value="1232" table:style-name="ce4">
            <text:p>1232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karkala</text:p>
          </table:table-cell>
          <table:table-cell office:value-type="string" table:style-name="ce3">
            <text:p>ಕಾರ್ಕಳ</text:p>
          </table:table-cell>
          <table:table-cell office:value-type="string" table:style-name="ce3">
            <text:p>Muniyal</text:p>
          </table:table-cell>
          <table:table-cell office:value-type="string" table:style-name="ce3">
            <text:p>ಮುನಿಯಾಲ್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1312413626" table:style-name="ce9">
            <text:p>1312413626</text:p>
          </table:table-cell>
          <table:table-cell table:style-name="ce4"/>
          <table:table-cell office:value-type="string" table:style-name="ce4">
            <text:p>Dr. Sowmya.K</text:p>
          </table:table-cell>
          <table:table-cell office:value-type="string" table:style-name="ce4">
            <text:p>Medical Officer</text:p>
          </table:table-cell>
          <table:table-cell office:value-type="float" office:value="9972804226" table:style-name="ce4">
            <text:p>9972804226</text:p>
          </table:table-cell>
          <table:table-cell office:value-type="float" office:value="13.357200000000001" table:style-name="ce9">
            <text:p>13.3572</text:p>
          </table:table-cell>
          <table:table-cell office:value-type="float" office:value="75.012500000000003" table:style-name="ce9">
            <text:p>75.0125</text:p>
          </table:table-cell>
          <table:table-cell table:number-columns-repeated="16368"/>
        </table:table-row>
        <table:table-row table:style-name="ro3">
          <table:table-cell office:value-type="float" office:value="1233" table:style-name="ce4">
            <text:p>1233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karkala</text:p>
          </table:table-cell>
          <table:table-cell office:value-type="string" table:style-name="ce3">
            <text:p>ಕಾರ್ಕಳ</text:p>
          </table:table-cell>
          <table:table-cell office:value-type="string" table:style-name="ce3">
            <text:p>Nandalike</text:p>
          </table:table-cell>
          <table:table-cell office:value-type="string" table:style-name="ce3">
            <text:p>ನಂದಳಿಕೆ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7342768418" table:style-name="ce9">
            <text:p>7342768418</text:p>
          </table:table-cell>
          <table:table-cell table:style-name="ce4"/>
          <table:table-cell office:value-type="string" table:style-name="ce4">
            <text:p>Dr. Shwetha</text:p>
          </table:table-cell>
          <table:table-cell office:value-type="string" table:style-name="ce4">
            <text:p>Medical Officer</text:p>
          </table:table-cell>
          <table:table-cell office:value-type="float" office:value="8197070519" table:style-name="ce4">
            <text:p>8197070519</text:p>
          </table:table-cell>
          <table:table-cell office:value-type="float" office:value="13.177099999999999" table:style-name="ce9">
            <text:p>13.1771</text:p>
          </table:table-cell>
          <table:table-cell office:value-type="float" office:value="74.889899999999997" table:style-name="ce9">
            <text:p>74.8899</text:p>
          </table:table-cell>
          <table:table-cell table:number-columns-repeated="16368"/>
        </table:table-row>
        <table:table-row table:style-name="ro3">
          <table:table-cell office:value-type="float" office:value="1234" table:style-name="ce4">
            <text:p>1234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karkala</text:p>
          </table:table-cell>
          <table:table-cell office:value-type="string" table:style-name="ce3">
            <text:p>ಕಾರ್ಕಳ</text:p>
          </table:table-cell>
          <table:table-cell office:value-type="string" table:style-name="ce3">
            <text:p>Palli</text:p>
          </table:table-cell>
          <table:table-cell office:value-type="string" table:style-name="ce3">
            <text:p>ಪಲ್ಲ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4158368672" table:style-name="ce9">
            <text:p>4158368672</text:p>
          </table:table-cell>
          <table:table-cell table:style-name="ce4"/>
          <table:table-cell office:value-type="string" table:style-name="ce4">
            <text:p>Dr. Aruna</text:p>
          </table:table-cell>
          <table:table-cell office:value-type="string" table:style-name="ce4">
            <text:p>Medical Officer</text:p>
          </table:table-cell>
          <table:table-cell office:value-type="float" office:value="9481511150" table:style-name="ce4">
            <text:p>9481511150</text:p>
          </table:table-cell>
          <table:table-cell office:value-type="float" office:value="13.2501" table:style-name="ce9">
            <text:p>13.2501</text:p>
          </table:table-cell>
          <table:table-cell office:value-type="float" office:value="74.869600000000005" table:style-name="ce9">
            <text:p>74.8696</text:p>
          </table:table-cell>
          <table:table-cell table:number-columns-repeated="16368"/>
        </table:table-row>
        <table:table-row table:style-name="ro3">
          <table:table-cell office:value-type="float" office:value="1235" table:style-name="ce4">
            <text:p>1235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karkala</text:p>
          </table:table-cell>
          <table:table-cell office:value-type="string" table:style-name="ce3">
            <text:p>ಕಾರ್ಕಳ</text:p>
          </table:table-cell>
          <table:table-cell office:value-type="string" table:style-name="ce3">
            <text:p>Inna</text:p>
          </table:table-cell>
          <table:table-cell office:value-type="string" table:style-name="ce3">
            <text:p>ಇನ್ನ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8534728657" table:style-name="ce9">
            <text:p>8534728657</text:p>
          </table:table-cell>
          <table:table-cell table:style-name="ce4"/>
          <table:table-cell office:value-type="string" table:style-name="ce4">
            <text:p>Dr. Sathish(I/C)</text:p>
          </table:table-cell>
          <table:table-cell office:value-type="string" table:style-name="ce4">
            <text:p>Medical Officer</text:p>
          </table:table-cell>
          <table:table-cell office:value-type="float" office:value="9845367839" table:style-name="ce4">
            <text:p>9845367839</text:p>
          </table:table-cell>
          <table:table-cell office:value-type="float" office:value="13.1381" table:style-name="ce9">
            <text:p>13.1381</text:p>
          </table:table-cell>
          <table:table-cell office:value-type="float" office:value="74.8446" table:style-name="ce9">
            <text:p>74.8446</text:p>
          </table:table-cell>
          <table:table-cell table:number-columns-repeated="16368"/>
        </table:table-row>
        <table:table-row table:style-name="ro3">
          <table:table-cell office:value-type="float" office:value="1236" table:style-name="ce4">
            <text:p>1236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karkala</text:p>
          </table:table-cell>
          <table:table-cell office:value-type="string" table:style-name="ce3">
            <text:p>ಕಾರ್ಕಳ</text:p>
          </table:table-cell>
          <table:table-cell office:value-type="string" table:style-name="ce3">
            <text:p>Sacharipete</text:p>
          </table:table-cell>
          <table:table-cell office:value-type="string" table:style-name="ce3">
            <text:p>ಸಚರಿಪೇಟೆ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6278655789" table:style-name="ce9">
            <text:p>6278655789</text:p>
          </table:table-cell>
          <table:table-cell table:style-name="ce4"/>
          <table:table-cell office:value-type="string" table:style-name="ce4">
            <text:p>Dr.Sathish</text:p>
          </table:table-cell>
          <table:table-cell office:value-type="string" table:style-name="ce4">
            <text:p>Medical Officer</text:p>
          </table:table-cell>
          <table:table-cell office:value-type="float" office:value="9448445322" table:style-name="ce4">
            <text:p>9448445322</text:p>
          </table:table-cell>
          <table:table-cell office:value-type="float" office:value="13.115600000000001" table:style-name="ce9">
            <text:p>13.1156</text:p>
          </table:table-cell>
          <table:table-cell office:value-type="float" office:value="74.904200000000003" table:style-name="ce9">
            <text:p>74.9042</text:p>
          </table:table-cell>
          <table:table-cell table:number-columns-repeated="16368"/>
        </table:table-row>
        <table:table-row table:style-name="ro3">
          <table:table-cell office:value-type="float" office:value="1237" table:style-name="ce4">
            <text:p>1237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Kundapur</text:p>
          </table:table-cell>
          <table:table-cell office:value-type="string" table:style-name="ce3">
            <text:p>ಕುಂದಾಪುರ</text:p>
          </table:table-cell>
          <table:table-cell office:value-type="string" table:style-name="ce3">
            <text:p>Kodi</text:p>
          </table:table-cell>
          <table:table-cell office:value-type="string" table:style-name="ce3">
            <text:p>ಕೊಡ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1313356162" table:style-name="ce9">
            <text:p>1313356162</text:p>
          </table:table-cell>
          <table:table-cell table:style-name="ce4"/>
          <table:table-cell office:value-type="string" table:style-name="ce4">
            <text:p>Dr. Umesh Nayak</text:p>
          </table:table-cell>
          <table:table-cell office:value-type="string" table:style-name="ce4">
            <text:p>Medical Officer</text:p>
          </table:table-cell>
          <table:table-cell office:value-type="float" office:value="9448898914" table:style-name="ce4">
            <text:p>9448898914</text:p>
          </table:table-cell>
          <table:table-cell office:value-type="float" office:value="13.6144" table:style-name="ce9">
            <text:p>13.6144</text:p>
          </table:table-cell>
          <table:table-cell office:value-type="float" office:value="74.671199999999999" table:style-name="ce9">
            <text:p>74.6712</text:p>
          </table:table-cell>
          <table:table-cell table:number-columns-repeated="16368"/>
        </table:table-row>
        <table:table-row table:style-name="ro3">
          <table:table-cell office:value-type="float" office:value="1238" table:style-name="ce4">
            <text:p>1238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Belve</text:p>
          </table:table-cell>
          <table:table-cell office:value-type="string" table:style-name="ce3">
            <text:p>ಬೆಲ್ವ್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8121543113" table:style-name="ce9">
            <text:p>8121543113</text:p>
          </table:table-cell>
          <table:table-cell table:style-name="ce4"/>
          <table:table-cell office:value-type="string" table:style-name="ce4">
            <text:p>Dr. A J Rajeshwari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8861094080" table:style-name="ce4">
            <text:p>8861094080</text:p>
          </table:table-cell>
          <table:table-cell office:value-type="float" office:value="13.5281" table:style-name="ce9">
            <text:p>13.5281</text:p>
          </table:table-cell>
          <table:table-cell office:value-type="float" office:value="74.922899999999998" table:style-name="ce9">
            <text:p>74.9229</text:p>
          </table:table-cell>
          <table:table-cell table:number-columns-repeated="16368"/>
        </table:table-row>
        <table:table-row table:style-name="ro3">
          <table:table-cell office:value-type="float" office:value="1239" table:style-name="ce4">
            <text:p>1239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Kandluru</text:p>
          </table:table-cell>
          <table:table-cell office:value-type="string" table:style-name="ce3">
            <text:p>ಕಂಡ್ಲೂರು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5642854839" table:style-name="ce9">
            <text:p>5642854839</text:p>
          </table:table-cell>
          <table:table-cell table:style-name="ce4"/>
          <table:table-cell office:value-type="string" table:style-name="ce4">
            <text:p>Dr. Subraya A Kamath</text:p>
          </table:table-cell>
          <table:table-cell office:value-type="string" table:style-name="ce4">
            <text:p>Medical officer<text:s/></text:p>
          </table:table-cell>
          <table:table-cell office:value-type="float" office:value="9901191580" table:style-name="ce4">
            <text:p>9901191580</text:p>
          </table:table-cell>
          <table:table-cell office:value-type="float" office:value="13.6366" table:style-name="ce9">
            <text:p>13.6366</text:p>
          </table:table-cell>
          <table:table-cell office:value-type="float" office:value="74.766400000000004" table:style-name="ce9">
            <text:p>74.7664</text:p>
          </table:table-cell>
          <table:table-cell table:number-columns-repeated="16368"/>
        </table:table-row>
        <table:table-row table:style-name="ro3">
          <table:table-cell office:value-type="float" office:value="1240" table:style-name="ce4">
            <text:p>1240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Shankaranarayana</text:p>
          </table:table-cell>
          <table:table-cell office:value-type="string" table:style-name="ce3">
            <text:p>ಶಂಕರನಾರಾಯಣ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8676214680" table:style-name="ce9">
            <text:p>8676214680</text:p>
          </table:table-cell>
          <table:table-cell table:style-name="ce4"/>
          <table:table-cell office:value-type="string" table:style-name="ce4">
            <text:p>Dr. Roopa Pai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8277138317" table:style-name="ce4">
            <text:p>8277138317</text:p>
          </table:table-cell>
          <table:table-cell office:value-type="float" office:value="13.612500000000001" table:style-name="ce9">
            <text:p>13.6125</text:p>
          </table:table-cell>
          <table:table-cell office:value-type="float" office:value="74.8643" table:style-name="ce9">
            <text:p>74.8643</text:p>
          </table:table-cell>
          <table:table-cell table:number-columns-repeated="16368"/>
        </table:table-row>
        <table:table-row table:style-name="ro3">
          <table:table-cell office:value-type="float" office:value="1241" table:style-name="ce4">
            <text:p>1241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Hallihole<text:s/></text:p>
          </table:table-cell>
          <table:table-cell office:value-type="string" table:style-name="ce3">
            <text:p>ಹಳ್ಳಿಹೊಳೆ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5565155453" table:style-name="ce9">
            <text:p>5565155453</text:p>
          </table:table-cell>
          <table:table-cell table:style-name="ce4"/>
          <table:table-cell office:value-type="string" table:style-name="ce4">
            <text:p>Dr. Shravya H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9945421344" table:style-name="ce4">
            <text:p>9945421344</text:p>
          </table:table-cell>
          <table:table-cell office:value-type="float" office:value="13.746" table:style-name="ce9">
            <text:p>13.746</text:p>
          </table:table-cell>
          <table:table-cell office:value-type="float" office:value="74.902100000000004" table:style-name="ce9">
            <text:p>74.9021</text:p>
          </table:table-cell>
          <table:table-cell table:number-columns-repeated="16368"/>
        </table:table-row>
        <table:table-row table:style-name="ro3">
          <table:table-cell office:value-type="float" office:value="1242" table:style-name="ce4">
            <text:p>1242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Padubidre</text:p>
          </table:table-cell>
          <table:table-cell office:value-type="string" table:style-name="ce3">
            <text:p>ಪಡುಬಿದ್ರೆ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5367151528" table:style-name="ce9">
            <text:p>5367151528</text:p>
          </table:table-cell>
          <table:table-cell table:style-name="ce4"/>
          <table:table-cell office:value-type="string" table:style-name="ce4">
            <text:p>Dr. Rajashri Kini K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9742503009" table:style-name="ce4">
            <text:p>9742503009</text:p>
          </table:table-cell>
          <table:table-cell office:value-type="float" office:value="13.141299999999999" table:style-name="ce9">
            <text:p>13.1413</text:p>
          </table:table-cell>
          <table:table-cell office:value-type="float" office:value="74.769199999999998" table:style-name="ce9">
            <text:p>74.7692</text:p>
          </table:table-cell>
          <table:table-cell table:number-columns-repeated="16368"/>
        </table:table-row>
        <table:table-row table:style-name="ro3">
          <table:table-cell office:value-type="float" office:value="1243" table:style-name="ce4">
            <text:p>1243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Malpe<text:s/></text:p>
          </table:table-cell>
          <table:table-cell office:value-type="string" table:style-name="ce3">
            <text:p>ಮಲ್ಪೆ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1165575141" table:style-name="ce9">
            <text:p>1165575141</text:p>
          </table:table-cell>
          <table:table-cell table:style-name="ce4"/>
          <table:table-cell office:value-type="string" table:style-name="ce4">
            <text:p>Dr. Jeshma Stella Picardo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8861938272" table:style-name="ce4">
            <text:p>8861938272</text:p>
          </table:table-cell>
          <table:table-cell office:value-type="float" office:value="13.360099999999999" table:style-name="ce9">
            <text:p>13.3601</text:p>
          </table:table-cell>
          <table:table-cell office:value-type="float" office:value="74.703599999999994" table:style-name="ce9">
            <text:p>74.7036</text:p>
          </table:table-cell>
          <table:table-cell table:number-columns-repeated="16368"/>
        </table:table-row>
        <table:table-row table:style-name="ro3">
          <table:table-cell office:value-type="float" office:value="1244" table:style-name="ce4">
            <text:p>1244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Bidkalkatte</text:p>
          </table:table-cell>
          <table:table-cell office:value-type="string" table:style-name="ce3">
            <text:p>ಬಿದ್ಕಲಕಟ್ಟೆ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7757642348" table:style-name="ce9">
            <text:p>7757642348</text:p>
          </table:table-cell>
          <table:table-cell table:style-name="ce4"/>
          <table:table-cell office:value-type="string" table:style-name="ce4">
            <text:p>Dr. Raghavendra Manjunath Hebbar</text:p>
          </table:table-cell>
          <table:table-cell office:value-type="string" table:style-name="ce4">
            <text:p>Medical officer<text:s/></text:p>
          </table:table-cell>
          <table:table-cell office:value-type="float" office:value="9448554375" table:style-name="ce4">
            <text:p>9448554375</text:p>
          </table:table-cell>
          <table:table-cell office:value-type="float" office:value="13.5792" table:style-name="ce9">
            <text:p>13.5792</text:p>
          </table:table-cell>
          <table:table-cell office:value-type="float" office:value="74.816100000000006" table:style-name="ce9">
            <text:p>74.8161</text:p>
          </table:table-cell>
          <table:table-cell table:number-columns-repeated="16368"/>
        </table:table-row>
        <table:table-row table:style-name="ro3">
          <table:table-cell office:value-type="float" office:value="1245" table:style-name="ce4">
            <text:p>1245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Haladi</text:p>
          </table:table-cell>
          <table:table-cell office:value-type="string" table:style-name="ce3">
            <text:p>ಹಾಲಾಡ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3644276648" table:style-name="ce9">
            <text:p>3644276648</text:p>
          </table:table-cell>
          <table:table-cell table:style-name="ce4"/>
          <table:table-cell office:value-type="string" table:style-name="ce4">
            <text:p>Dr. Hemanth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7406799889" table:style-name="ce4">
            <text:p>7406799889</text:p>
          </table:table-cell>
          <table:table-cell office:value-type="float" office:value="13.579000000000001" table:style-name="ce9">
            <text:p>13.579</text:p>
          </table:table-cell>
          <table:table-cell office:value-type="float" office:value="74.863699999999994" table:style-name="ce9">
            <text:p>74.8637</text:p>
          </table:table-cell>
          <table:table-cell table:number-columns-repeated="16368"/>
        </table:table-row>
        <table:table-row table:style-name="ro3">
          <table:table-cell office:value-type="float" office:value="1246" table:style-name="ce4">
            <text:p>1246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Avarse</text:p>
          </table:table-cell>
          <table:table-cell office:value-type="string" table:style-name="ce3">
            <text:p>ಅವರ್ಸೆ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4883812416" table:style-name="ce9">
            <text:p>4883812416</text:p>
          </table:table-cell>
          <table:table-cell table:style-name="ce4"/>
          <table:table-cell office:value-type="string" table:style-name="ce4">
            <text:p>Dr. Prajna Sharma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8762907545" table:style-name="ce4">
            <text:p>8762907545</text:p>
          </table:table-cell>
          <table:table-cell office:value-type="float" office:value="13.531499999999999" table:style-name="ce9">
            <text:p>13.5315</text:p>
          </table:table-cell>
          <table:table-cell office:value-type="float" office:value="74.854200000000006" table:style-name="ce9">
            <text:p>74.8542</text:p>
          </table:table-cell>
          <table:table-cell table:number-columns-repeated="16368"/>
        </table:table-row>
        <table:table-row table:style-name="ro3">
          <table:table-cell office:value-type="float" office:value="1247" table:style-name="ce4">
            <text:p>1247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Kirimanjeshwara<text:s/></text:p>
          </table:table-cell>
          <table:table-cell office:value-type="string" table:style-name="ce3">
            <text:p>ಕಿರಿಮಂಜೇಶ್ವರ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7656837429" table:style-name="ce9">
            <text:p>7656837429</text:p>
          </table:table-cell>
          <table:table-cell table:style-name="ce4"/>
          <table:table-cell office:value-type="string" table:style-name="ce4">
            <text:p>Dr. Nisha Noyali Rebello</text:p>
          </table:table-cell>
          <table:table-cell office:value-type="string" table:style-name="ce4">
            <text:p>Medical officer<text:s/></text:p>
          </table:table-cell>
          <table:table-cell office:value-type="float" office:value="9008782861" table:style-name="ce4">
            <text:p>9008782861</text:p>
          </table:table-cell>
          <table:table-cell office:value-type="float" office:value="13.778600000000001" table:style-name="ce9">
            <text:p>13.7786</text:p>
          </table:table-cell>
          <table:table-cell office:value-type="float" office:value="74.636200000000002" table:style-name="ce9">
            <text:p>74.6362</text:p>
          </table:table-cell>
          <table:table-cell table:number-columns-repeated="16368"/>
        </table:table-row>
        <table:table-row table:style-name="ro3">
          <table:table-cell office:value-type="float" office:value="1248" table:style-name="ce4">
            <text:p>1248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Saligrama</text:p>
          </table:table-cell>
          <table:table-cell office:value-type="string" table:style-name="ce3">
            <text:p>ಸಾಲಿಗ್ರಾಮ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4324851783" table:style-name="ce9">
            <text:p>4324851783</text:p>
          </table:table-cell>
          <table:table-cell table:style-name="ce4"/>
          <table:table-cell office:value-type="string" table:style-name="ce4">
            <text:p>Dr. Ragavendra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9448696970" table:style-name="ce4">
            <text:p>9448696970</text:p>
          </table:table-cell>
          <table:table-cell office:value-type="float" office:value="13.4947" table:style-name="ce9">
            <text:p>13.4947</text:p>
          </table:table-cell>
          <table:table-cell office:value-type="float" office:value="74.721999999999994" table:style-name="ce9">
            <text:p>74.722</text:p>
          </table:table-cell>
          <table:table-cell table:number-columns-repeated="16368"/>
        </table:table-row>
        <table:table-row table:style-name="ro3">
          <table:table-cell office:value-type="float" office:value="1249" table:style-name="ce4">
            <text:p>1249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Barkuru</text:p>
          </table:table-cell>
          <table:table-cell office:value-type="string" table:style-name="ce3">
            <text:p>ಬಾರ್ಕೂರು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2415216536" table:style-name="ce9">
            <text:p>2415216536</text:p>
          </table:table-cell>
          <table:table-cell table:style-name="ce4"/>
          <table:table-cell office:value-type="string" table:style-name="ce4">
            <text:p>Dr. Rohini</text:p>
          </table:table-cell>
          <table:table-cell office:value-type="string" table:style-name="ce4">
            <text:p>Medical officer<text:s/></text:p>
          </table:table-cell>
          <table:table-cell office:value-type="float" office:value="9448869948" table:style-name="ce4">
            <text:p>9448869948</text:p>
          </table:table-cell>
          <table:table-cell office:value-type="float" office:value="13.47002" table:style-name="ce9">
            <text:p>13.47002</text:p>
          </table:table-cell>
          <table:table-cell office:value-type="float" office:value="74.754599999999996" table:style-name="ce9">
            <text:p>74.7546</text:p>
          </table:table-cell>
          <table:table-cell table:number-columns-repeated="16368"/>
        </table:table-row>
        <table:table-row table:style-name="ro3">
          <table:table-cell office:value-type="float" office:value="1250" table:style-name="ce4">
            <text:p>1250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Mandarthi</text:p>
          </table:table-cell>
          <table:table-cell office:value-type="string" table:style-name="ce3">
            <text:p>ಮಂದಾರ್ತ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6411474841" table:style-name="ce9">
            <text:p>6411474841</text:p>
          </table:table-cell>
          <table:table-cell table:style-name="ce4"/>
          <table:table-cell office:value-type="string" table:style-name="ce4">
            <text:p>Dr.Anil Kumar S</text:p>
          </table:table-cell>
          <table:table-cell office:value-type="string" table:style-name="ce4">
            <text:p>Medical officer<text:s/></text:p>
          </table:table-cell>
          <table:table-cell office:value-type="float" office:value="9972280722" table:style-name="ce4">
            <text:p>9972280722</text:p>
          </table:table-cell>
          <table:table-cell office:value-type="float" office:value="13.4954" table:style-name="ce9">
            <text:p>13.4954</text:p>
          </table:table-cell>
          <table:table-cell office:value-type="float" office:value="74.805000000000007" table:style-name="ce9">
            <text:p>74.805</text:p>
          </table:table-cell>
          <table:table-cell table:number-columns-repeated="16368"/>
        </table:table-row>
        <table:table-row table:style-name="ro3">
          <table:table-cell office:value-type="float" office:value="1251" table:style-name="ce4">
            <text:p>1251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Moodabettu</text:p>
          </table:table-cell>
          <table:table-cell office:value-type="string" table:style-name="ce3">
            <text:p>ಮೂಡಬೆಟ್ಟು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1214658112" table:style-name="ce9">
            <text:p>1214658112</text:p>
          </table:table-cell>
          <table:table-cell table:style-name="ce4"/>
          <table:table-cell office:value-type="string" table:style-name="ce4">
            <text:p>Dr. Shany Christabel</text:p>
          </table:table-cell>
          <table:table-cell office:value-type="string" table:style-name="ce4">
            <text:p>Medical officer<text:s/></text:p>
          </table:table-cell>
          <table:table-cell office:value-type="float" office:value="9686321845" table:style-name="ce4">
            <text:p>9686321845</text:p>
          </table:table-cell>
          <table:table-cell office:value-type="float" office:value="13.2788" table:style-name="ce9">
            <text:p>13.2788</text:p>
          </table:table-cell>
          <table:table-cell office:value-type="float" office:value="74.736000000000004" table:style-name="ce9">
            <text:p>74.736</text:p>
          </table:table-cell>
          <table:table-cell table:number-columns-repeated="16368"/>
        </table:table-row>
        <table:table-row table:style-name="ro3">
          <table:table-cell office:value-type="float" office:value="1252" table:style-name="ce4">
            <text:p>1252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Shiruru</text:p>
          </table:table-cell>
          <table:table-cell office:value-type="string" table:style-name="ce3">
            <text:p>ಶಿರೂರು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6286648172" table:style-name="ce9">
            <text:p>6286648172</text:p>
          </table:table-cell>
          <table:table-cell table:style-name="ce4"/>
          <table:table-cell office:value-type="string" table:style-name="ce4">
            <text:p>Dr. Sahana K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9740288414" table:style-name="ce4">
            <text:p>9740288414</text:p>
          </table:table-cell>
          <table:table-cell office:value-type="float" office:value="13.503500000000001" table:style-name="ce9">
            <text:p>13.5035</text:p>
          </table:table-cell>
          <table:table-cell office:value-type="float" office:value="74.853300000000004" table:style-name="ce9">
            <text:p>74.8533</text:p>
          </table:table-cell>
          <table:table-cell table:number-columns-repeated="16368"/>
        </table:table-row>
        <table:table-row table:style-name="ro3">
          <table:table-cell office:value-type="float" office:value="1253" table:style-name="ce4">
            <text:p>1253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Amasebail</text:p>
          </table:table-cell>
          <table:table-cell office:value-type="string" table:style-name="ce3">
            <text:p>ಅಡಹಳ್ಳಿ</text:p>
          </table:table-cell>
          <table:table-cell office:value-type="string" table:style-name="ce4">
            <text:p>SC/HW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1115811745" table:style-name="ce9">
            <text:p>1115811745</text:p>
          </table:table-cell>
          <table:table-cell table:style-name="ce4"/>
          <table:table-cell office:value-type="string" table:style-name="ce4">
            <text:p>Dr.Hemanth</text:p>
          </table:table-cell>
          <table:table-cell office:value-type="string" table:style-name="ce4">
            <text:p>Medical officer<text:s/></text:p>
          </table:table-cell>
          <table:table-cell office:value-type="float" office:value="7406799889" table:style-name="ce4">
            <text:p>7406799889</text:p>
          </table:table-cell>
          <table:table-cell office:value-type="float" office:value="13.3378" table:style-name="ce9">
            <text:p>13.3378</text:p>
          </table:table-cell>
          <table:table-cell office:value-type="float" office:value="74.736999999999995" table:style-name="ce9">
            <text:p>74.737</text:p>
          </table:table-cell>
          <table:table-cell table:number-columns-repeated="16368"/>
        </table:table-row>
        <table:table-row table:style-name="ro3">
          <table:table-cell office:value-type="float" office:value="1254" table:style-name="ce4">
            <text:p>1254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Korgi</text:p>
          </table:table-cell>
          <table:table-cell office:value-type="string" table:style-name="ce3">
            <text:p>ಕೊರ್ಗ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8856313476" table:style-name="ce9">
            <text:p>8856313476</text:p>
          </table:table-cell>
          <table:table-cell table:style-name="ce4"/>
          <table:table-cell office:value-type="string" table:style-name="ce4">
            <text:p>Dr. Prathap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9448843679" table:style-name="ce4">
            <text:p>9448843679</text:p>
          </table:table-cell>
          <table:table-cell office:value-type="float" office:value="13.5618" table:style-name="ce9">
            <text:p>13.5618</text:p>
          </table:table-cell>
          <table:table-cell office:value-type="float" office:value="74.766300000000001" table:style-name="ce9">
            <text:p>74.7663</text:p>
          </table:table-cell>
          <table:table-cell table:number-columns-repeated="16368"/>
        </table:table-row>
        <table:table-row table:style-name="ro3">
          <table:table-cell office:value-type="float" office:value="1255" table:style-name="ce4">
            <text:p>1255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Siddapura</text:p>
          </table:table-cell>
          <table:table-cell office:value-type="string" table:style-name="ce3">
            <text:p>ಸಿದ್ದಾಪುರ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4447181340" table:style-name="ce9">
            <text:p>4447181340</text:p>
          </table:table-cell>
          <table:table-cell table:style-name="ce4"/>
          <table:table-cell office:value-type="string" table:style-name="ce4">
            <text:p>Dr. Deeksha N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9481517238" table:style-name="ce4">
            <text:p>9481517238</text:p>
          </table:table-cell>
          <table:table-cell office:value-type="float" office:value="13.6656" table:style-name="ce9">
            <text:p>13.6656</text:p>
          </table:table-cell>
          <table:table-cell office:value-type="float" office:value="74.914400000000001" table:style-name="ce9">
            <text:p>74.9144</text:p>
          </table:table-cell>
          <table:table-cell table:number-columns-repeated="16368"/>
        </table:table-row>
        <table:table-row table:style-name="ro3">
          <table:table-cell office:value-type="float" office:value="1257" table:style-name="ce4">
            <text:p>1257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Aluru</text:p>
          </table:table-cell>
          <table:table-cell office:value-type="string" table:style-name="ce3">
            <text:p>ಆಲೂರು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string" table:style-name="ce9">
            <text:p>IN2910004760</text:p>
          </table:table-cell>
          <table:table-cell table:style-name="ce4"/>
          <table:table-cell office:value-type="string" table:style-name="ce4">
            <text:p>Dr. Rajgopal <text:s/>S G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9880519587" table:style-name="ce4">
            <text:p>9880519587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style-name="ro4">
          <table:table-cell office:value-type="float" office:value="1258" table:style-name="ce4">
            <text:p>1258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Basruru</text:p>
          </table:table-cell>
          <table:table-cell office:value-type="string" table:style-name="ce3">
            <text:p>ಬಸ್ರೂರು</text:p>
          </table:table-cell>
          <table:table-cell office:value-type="string" table:style-name="ce4">
            <text:p>SC/HWC</text:p>
          </table:table-cell>
          <table:table-cell office:value-type="string" table:style-name="ce8">
            <text:p>ಉಪ ಕೇಂದ್ರ</text:p>
          </table:table-cell>
          <table:table-cell office:value-type="float" office:value="6846147335" table:style-name="ce9">
            <text:p>6846147335</text:p>
          </table:table-cell>
          <table:table-cell table:style-name="ce4"/>
          <table:table-cell office:value-type="string" table:style-name="ce4">
            <text:p>Dr. Vidya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9535525109" table:style-name="ce4">
            <text:p>9535525109</text:p>
          </table:table-cell>
          <table:table-cell office:value-type="float" office:value="13.631399999999999" table:style-name="ce9">
            <text:p>13.6314</text:p>
          </table:table-cell>
          <table:table-cell office:value-type="float" office:value="74.739099999999993" table:style-name="ce9">
            <text:p>74.7391</text:p>
          </table:table-cell>
          <table:table-cell table:number-columns-repeated="16368"/>
        </table:table-row>
        <table:table-row table:style-name="ro3">
          <table:table-cell office:value-type="float" office:value="1259" table:style-name="ce4">
            <text:p>1259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<text:s text:c="2"/>Idu Karkala</text:p>
          </table:table-cell>
          <table:table-cell office:value-type="string" table:style-name="ce3">
            <text:p>ಇದು ಕಾರ್ಕಳ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3611817119" table:style-name="ce9">
            <text:p>3611817119</text:p>
          </table:table-cell>
          <table:table-cell table:style-name="ce4"/>
          <table:table-cell office:value-type="string" table:style-name="ce4">
            <text:p>Dr. Sumangala Pai K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9535335946" table:style-name="ce4">
            <text:p>9535335946</text:p>
          </table:table-cell>
          <table:table-cell office:value-type="float" office:value="13.1393" table:style-name="ce9">
            <text:p>13.1393</text:p>
          </table:table-cell>
          <table:table-cell office:value-type="float" office:value="75.119399999999999" table:style-name="ce9">
            <text:p>75.1194</text:p>
          </table:table-cell>
          <table:table-cell table:number-columns-repeated="16368"/>
        </table:table-row>
        <table:table-row table:style-name="ro3">
          <table:table-cell office:value-type="float" office:value="1260" table:style-name="ce4">
            <text:p>1260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<text:s text:c="2"/>Durga Karkala</text:p>
          </table:table-cell>
          <table:table-cell office:value-type="string" table:style-name="ce3">
            <text:p>ದುರ್ಗಾ ಕಾರ್ಕಳ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string" table:style-name="ce9">
            <text:p>IN2910002640</text:p>
          </table:table-cell>
          <table:table-cell table:style-name="ce4"/>
          <table:table-cell office:value-type="string" table:style-name="ce4">
            <text:p>Dr. H Prakash Kumar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8861093814" table:style-name="ce4">
            <text:p>8861093814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style-name="ro3">
          <table:table-cell office:value-type="float" office:value="1261" table:style-name="ce4">
            <text:p>1261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<text:s text:c="2"/>Pernankila<text:s/></text:p>
          </table:table-cell>
          <table:table-cell office:value-type="string" table:style-name="ce3">
            <text:p>ಪೆರ್ಣಂಕಿಲ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2142884820" table:style-name="ce9">
            <text:p>2142884820</text:p>
          </table:table-cell>
          <table:table-cell table:style-name="ce4"/>
          <table:table-cell office:value-type="string" table:style-name="ce4">
            <text:p>Dr. Ravindranath Borkar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8277505961" table:style-name="ce4">
            <text:p>8277505961</text:p>
          </table:table-cell>
          <table:table-cell office:value-type="float" office:value="13.2859" table:style-name="ce9">
            <text:p>13.2859</text:p>
          </table:table-cell>
          <table:table-cell office:value-type="float" office:value="74.852099999999993" table:style-name="ce9">
            <text:p>74.8521</text:p>
          </table:table-cell>
          <table:table-cell table:number-columns-repeated="16368"/>
        </table:table-row>
        <table:table-row table:style-name="ro3">
          <table:table-cell office:value-type="float" office:value="1262" table:style-name="ce4">
            <text:p>1262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<text:s text:c="2"/>Hiriyadka<text:s/></text:p>
          </table:table-cell>
          <table:table-cell office:value-type="string" table:style-name="ce3">
            <text:p>ಹಿರಿಯಡ್ಕ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string" table:style-name="ce9">
            <text:p>IN2910000925</text:p>
          </table:table-cell>
          <table:table-cell table:style-name="ce4"/>
          <table:table-cell office:value-type="string" table:style-name="ce4">
            <text:p>Dr. Sathya Shankar C H</text:p>
          </table:table-cell>
          <table:table-cell office:value-type="string" table:style-name="ce4">
            <text:p>Medical officer<text:s/></text:p>
          </table:table-cell>
          <table:table-cell office:value-type="float" office:value="9341111507" table:style-name="ce4">
            <text:p>9341111507</text:p>
          </table:table-cell>
          <table:table-cell office:value-type="float" office:value="13.537100000000001" table:style-name="ce9">
            <text:p>13.5371</text:p>
          </table:table-cell>
          <table:table-cell office:value-type="float" office:value="74.895399999999995" table:style-name="ce9">
            <text:p>74.8954</text:p>
          </table:table-cell>
          <table:table-cell table:number-columns-repeated="16368"/>
        </table:table-row>
        <table:table-row table:style-name="ro3">
          <table:table-cell office:value-type="float" office:value="1263" table:style-name="ce4">
            <text:p>1263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Ajekar<text:s/></text:p>
          </table:table-cell>
          <table:table-cell office:value-type="string" table:style-name="ce3">
            <text:p>ಅಜೆಕಾರ್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string" table:style-name="ce9">
            <text:p>IN2910001509</text:p>
          </table:table-cell>
          <table:table-cell table:style-name="ce4"/>
          <table:table-cell office:value-type="string" table:style-name="ce4">
            <text:p>Dr. Anusha Shetty</text:p>
          </table:table-cell>
          <table:table-cell office:value-type="string" table:style-name="ce4">
            <text:p>Medical officer<text:s/></text:p>
          </table:table-cell>
          <table:table-cell office:value-type="float" office:value="9535620314" table:style-name="ce4">
            <text:p>9535620314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style-name="ro4">
          <table:table-cell office:value-type="float" office:value="1264" table:style-name="ce4">
            <text:p>1264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Kukkehalli<text:s/></text:p>
          </table:table-cell>
          <table:table-cell office:value-type="string" table:style-name="ce3">
            <text:p>ಕುಕ್ಕೆಹಳ್ಳಿ</text:p>
          </table:table-cell>
          <table:table-cell office:value-type="string" table:style-name="ce4">
            <text:p>SC/HWC</text:p>
          </table:table-cell>
          <table:table-cell office:value-type="string" table:style-name="ce8">
            <text:p>ಉಪ ಕೇಂದ್ರ</text:p>
          </table:table-cell>
          <table:table-cell office:value-type="string" table:style-name="ce9">
            <text:p>IN2910002507</text:p>
          </table:table-cell>
          <table:table-cell table:style-name="ce4"/>
          <table:table-cell office:value-type="string" table:style-name="ce4">
            <text:p>Dr. Archana C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9483802634" table:style-name="ce4">
            <text:p>9483802634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style-name="ro3">
          <table:table-cell office:value-type="float" office:value="1265" table:style-name="ce4">
            <text:p>1265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Kolalgiri<text:s/></text:p>
          </table:table-cell>
          <table:table-cell office:value-type="string" table:style-name="ce3">
            <text:p>ಕೊಳಲಗಿರ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string" table:style-name="ce9">
            <text:p>IN2910001093</text:p>
          </table:table-cell>
          <table:table-cell table:style-name="ce4"/>
          <table:table-cell office:value-type="string" table:style-name="ce4">
            <text:p>Dr. Bhindhu Ganapathi <text:s/>Bhat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9731808935" table:style-name="ce4">
            <text:p>9731808935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style-name="ro3">
          <table:table-cell office:value-type="float" office:value="1266" table:style-name="ce4">
            <text:p>1266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Koteshwara</text:p>
          </table:table-cell>
          <table:table-cell office:value-type="string" table:style-name="ce3">
            <text:p>ಕೋಟೇಶ್ವರ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string" table:style-name="ce9">
            <text:p>IN2910000901</text:p>
          </table:table-cell>
          <table:table-cell table:style-name="ce4"/>
          <table:table-cell office:value-type="string" table:style-name="ce4">
            <text:p>Dr. Poornima R Shet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9449208580" table:style-name="ce4">
            <text:p>9449208580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style-name="ro3">
          <table:table-cell office:value-type="float" office:value="1267" table:style-name="ce4">
            <text:p>1267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Saibrakatte</text:p>
          </table:table-cell>
          <table:table-cell office:value-type="string" table:style-name="ce3">
            <text:p>ಸಾಯಿಬ್ರಕಟ್ಟೆ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string" table:style-name="ce9">
            <text:p>IN2910000847</text:p>
          </table:table-cell>
          <table:table-cell table:style-name="ce4"/>
          <table:table-cell office:value-type="string" table:style-name="ce4">
            <text:p>Dr. Jayasheel Achar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9972934562" table:style-name="ce4">
            <text:p>9972934562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style-name="ro3">
          <table:table-cell office:value-type="float" office:value="1268" table:style-name="ce4">
            <text:p>1268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Kumbhashi</text:p>
          </table:table-cell>
          <table:table-cell office:value-type="string" table:style-name="ce3">
            <text:p>ಕುಂಭಾಶ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string" table:style-name="ce9">
            <text:p>IN2910003373</text:p>
          </table:table-cell>
          <table:table-cell table:style-name="ce4"/>
          <table:table-cell office:value-type="string" table:style-name="ce4">
            <text:p>Dr. Shobha H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9449449573" table:style-name="ce4">
            <text:p>9449449573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style-name="ro3">
          <table:table-cell office:value-type="float" office:value="1269" table:style-name="ce4">
            <text:p>1269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Gangolli</text:p>
          </table:table-cell>
          <table:table-cell office:value-type="string" table:style-name="ce3">
            <text:p>ಗಂಗೊಳ್ಳ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string" table:style-name="ce9">
            <text:p>IN2910006674</text:p>
          </table:table-cell>
          <table:table-cell table:style-name="ce4"/>
          <table:table-cell office:value-type="string" table:style-name="ce4">
            <text:p>Dr. Amitha K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9632578926" table:style-name="ce4">
            <text:p>9632578926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style-name="ro3">
          <table:table-cell office:value-type="float" office:value="1270" table:style-name="ce4">
            <text:p>1270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Maravanthe</text:p>
          </table:table-cell>
          <table:table-cell office:value-type="string" table:style-name="ce3">
            <text:p>ಮರವಂತೆ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string" table:style-name="ce9">
            <text:p>IN2910012226</text:p>
          </table:table-cell>
          <table:table-cell table:style-name="ce4"/>
          <table:table-cell office:value-type="string" table:style-name="ce4">
            <text:p>Dr. Ganesh Bhat</text:p>
          </table:table-cell>
          <table:table-cell office:value-type="string" table:style-name="ce4">
            <text:p>Medical officer<text:s/></text:p>
          </table:table-cell>
          <table:table-cell office:value-type="float" office:value="9620892558" table:style-name="ce4">
            <text:p>9620892558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style-name="ro3">
          <table:table-cell office:value-type="float" office:value="1271" table:style-name="ce4">
            <text:p>1271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Vandse</text:p>
          </table:table-cell>
          <table:table-cell office:value-type="string" table:style-name="ce3">
            <text:p>ವಂಡ್ಸೆ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string" table:style-name="ce9">
            <text:p>IN2910003012</text:p>
          </table:table-cell>
          <table:table-cell table:style-name="ce4"/>
          <table:table-cell office:value-type="string" table:style-name="ce4">
            <text:p>Dr. Rohini</text:p>
          </table:table-cell>
          <table:table-cell office:value-type="string" table:style-name="ce4">
            <text:p>Medical officer<text:s/></text:p>
          </table:table-cell>
          <table:table-cell office:value-type="float" office:value="9535676783" table:style-name="ce4">
            <text:p>9535676783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style-name="ro3">
          <table:table-cell office:value-type="float" office:value="1272" table:style-name="ce4">
            <text:p>1272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Kolluru</text:p>
          </table:table-cell>
          <table:table-cell office:value-type="string" table:style-name="ce3">
            <text:p>ಕೊಲ್ಲೂರು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string" table:style-name="ce9">
            <text:p>IN2910004775</text:p>
          </table:table-cell>
          <table:table-cell table:style-name="ce4"/>
          <table:table-cell office:value-type="string" table:style-name="ce4">
            <text:p>Dr. Shalesh J Rao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9901798665" table:style-name="ce4">
            <text:p>9901798665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style-name="ro3">
          <table:table-cell office:value-type="float" office:value="1273" table:style-name="ce4">
            <text:p>1273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Nada</text:p>
          </table:table-cell>
          <table:table-cell office:value-type="string" table:style-name="ce3">
            <text:p>ನಾಡ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string" table:style-name="ce9">
            <text:p>IN2910001407</text:p>
          </table:table-cell>
          <table:table-cell table:style-name="ce4"/>
          <table:table-cell office:value-type="string" table:style-name="ce4">
            <text:p>Dr. Chikmari</text:p>
          </table:table-cell>
          <table:table-cell office:value-type="string" table:style-name="ce4">
            <text:p>Medical officer<text:s/></text:p>
          </table:table-cell>
          <table:table-cell office:value-type="float" office:value="9972720275" table:style-name="ce4">
            <text:p>9972720275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style-name="ro3">
          <table:table-cell office:value-type="float" office:value="1274" table:style-name="ce4">
            <text:p>1274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Hakladi</text:p>
          </table:table-cell>
          <table:table-cell office:value-type="string" table:style-name="ce3">
            <text:p>ಹಕ್ಲಾಡಿ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string" table:style-name="ce9">
            <text:p>IN2910000851</text:p>
          </table:table-cell>
          <table:table-cell table:style-name="ce4"/>
          <table:table-cell office:value-type="string" table:style-name="ce4">
            <text:p>Dr. Ranjitha G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8073745411" table:style-name="ce4">
            <text:p>8073745411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style-name="ro3">
          <table:table-cell office:value-type="float" office:value="1275" table:style-name="ce4">
            <text:p>1275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Keduru</text:p>
          </table:table-cell>
          <table:table-cell office:value-type="string" table:style-name="ce3">
            <text:p>ಕೆದೂರು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string" table:style-name="ce9">
            <text:p>IN2910004583</text:p>
          </table:table-cell>
          <table:table-cell table:style-name="ce4"/>
          <table:table-cell office:value-type="string" table:style-name="ce4">
            <text:p>Dr. Aprpitha B K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9535621772" table:style-name="ce4">
            <text:p>9535621772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style-name="ro3">
          <table:table-cell office:value-type="float" office:value="1280" table:style-name="ce4">
            <text:p>1280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4">
            <text:p>Udupi</text:p>
          </table:table-cell>
          <table:table-cell office:value-type="string" table:style-name="ce3">
            <text:p>ಉಡುಪಿ</text:p>
          </table:table-cell>
          <table:table-cell office:value-type="string" table:style-name="ce3">
            <text:p>Manipura</text:p>
          </table:table-cell>
          <table:table-cell office:value-type="string" table:style-name="ce3">
            <text:p>ಮಣಿಪುರ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string" table:style-name="ce9">
            <text:p>IN2910004970</text:p>
          </table:table-cell>
          <table:table-cell table:style-name="ce4"/>
          <table:table-cell office:value-type="string" table:style-name="ce4">
            <text:p>Dr. Anjali Wagle<text:s/></text:p>
          </table:table-cell>
          <table:table-cell office:value-type="string" table:style-name="ce4">
            <text:p>Medical officer<text:s/></text:p>
          </table:table-cell>
          <table:table-cell office:value-type="float" office:value="8277505957" table:style-name="ce4">
            <text:p>8277505957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style-name="ro3">
          <table:table-cell office:value-type="float" office:value="1283" table:style-name="ce4">
            <text:p>1283</text:p>
          </table:table-cell>
          <table:table-cell office:value-type="string" table:style-name="ce4">
            <text:p>Bangalore Urban</text:p>
          </table:table-cell>
          <table:table-cell office:value-type="string" table:style-name="ce3">
            <text:p>ಬೆಂಗಳೂರು ನಗರ</text:p>
          </table:table-cell>
          <table:table-cell office:value-type="string" table:style-name="ce4">
            <text:p>JP Nagar</text:p>
          </table:table-cell>
          <table:table-cell office:value-type="string" table:style-name="ce3">
            <text:p>ಜೆಪಿ ನಗರ</text:p>
          </table:table-cell>
          <table:table-cell office:value-type="string" table:style-name="ce3">
            <text:p>JP Nagar</text:p>
          </table:table-cell>
          <table:table-cell office:value-type="string" table:style-name="ce3">
            <text:p>ಜೆಪಿ ನಗರ</text:p>
          </table:table-cell>
          <table:table-cell office:value-type="string" table:style-name="ce11">
            <text:p>UPHC</text:p>
          </table:table-cell>
          <table:table-cell office:value-type="string" table:style-name="ce11">
            <text:p>ನಗರ ಪ್ರಾಥಮಿಕ ಆರೋಗ್ಯ ಕೇಂದ್ರ</text:p>
          </table:table-cell>
          <table:table-cell office:value-type="string" table:style-name="ce9">
            <text:p>IN2910004365</text:p>
          </table:table-cell>
          <table:table-cell table:style-name="ce4"/>
          <table:table-cell office:value-type="string" table:style-name="ce4">
            <text:p>Dr. <text:s/>Geetha</text:p>
          </table:table-cell>
          <table:table-cell office:value-type="string" table:style-name="ce4">
            <text:p>Medical officer<text:s/></text:p>
          </table:table-cell>
          <table:table-cell office:value-type="float" office:value="9008193333" table:style-name="ce4">
            <text:p>9008193333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style-name="ro3">
          <table:table-cell office:value-type="float" office:value="1284" table:style-name="ce4">
            <text:p>1284</text:p>
          </table:table-cell>
          <table:table-cell office:value-type="string" table:style-name="ce4">
            <text:p>Bangalore Rural</text:p>
          </table:table-cell>
          <table:table-cell office:value-type="string" table:style-name="ce3">
            <text:p>ಬೆಂಗಳೂರು ಗ್ರಾಮಾಂತರ</text:p>
          </table:table-cell>
          <table:table-cell office:value-type="string" table:style-name="ce4">
            <text:p>Channarayapatna</text:p>
          </table:table-cell>
          <table:table-cell office:value-type="string" table:style-name="ce3">
            <text:p>ಚನ್ನರಾಯಪಟ್ಟಣ</text:p>
          </table:table-cell>
          <table:table-cell office:value-type="string" table:style-name="ce3">
            <text:p>Channarayapatna</text:p>
          </table:table-cell>
          <table:table-cell office:value-type="string" table:style-name="ce3">
            <text:p>ಚನ್ನರಾಯಪಟ್ಟಣ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float" office:value="8686425664" table:style-name="ce9">
            <text:p>8686425664</text:p>
          </table:table-cell>
          <table:table-cell table:style-name="ce4"/>
          <table:table-cell office:value-type="string" table:style-name="ce4">
            <text:p>Dr Vani</text:p>
          </table:table-cell>
          <table:table-cell office:value-type="string" table:style-name="ce4">
            <text:p>Medical officer<text:s/></text:p>
          </table:table-cell>
          <table:table-cell office:value-type="float" office:value="9482593892" table:style-name="ce4">
            <text:p>9482593892</text:p>
          </table:table-cell>
          <table:table-cell office:value-type="float" office:value="13.248699999999999" table:style-name="ce9">
            <text:p>13.2487</text:p>
          </table:table-cell>
          <table:table-cell office:value-type="float" office:value="77.794399999999996" table:style-name="ce9">
            <text:p>77.7944</text:p>
          </table:table-cell>
          <table:table-cell table:number-columns-repeated="16368"/>
        </table:table-row>
        <table:table-row table:style-name="ro3">
          <table:table-cell office:value-type="float" office:value="1286" table:style-name="ce4">
            <text:p>1286</text:p>
          </table:table-cell>
          <table:table-cell office:value-type="string" table:style-name="ce4">
            <text:p>Mysuru</text:p>
          </table:table-cell>
          <table:table-cell office:value-type="string" table:style-name="ce3">
            <text:p>ಮೈಸೂರು</text:p>
          </table:table-cell>
          <table:table-cell office:value-type="string" table:style-name="ce4">
            <text:p>Annuru</text:p>
          </table:table-cell>
          <table:table-cell office:value-type="string" table:style-name="ce3">
            <text:p>ಅಣ್ಣೂರು</text:p>
          </table:table-cell>
          <table:table-cell office:value-type="string" table:style-name="ce3">
            <text:p>Annur</text:p>
          </table:table-cell>
          <table:table-cell office:value-type="string" table:style-name="ce3">
            <text:p>ಅಣ್ಣೂರ್</text:p>
          </table:table-cell>
          <table:table-cell office:value-type="string" table:style-name="ce8">
            <text:p>PHC</text:p>
          </table:table-cell>
          <table:table-cell office:value-type="string" table:style-name="ce8">
            <text:p>ಪ್ರಾಥಮಿಕ ಆರೋಗ್ಯ ಕೇಂದ್ರ</text:p>
          </table:table-cell>
          <table:table-cell office:value-type="string" table:style-name="ce9">
            <text:p>IN2910003654</text:p>
          </table:table-cell>
          <table:table-cell table:style-name="ce4"/>
          <table:table-cell office:value-type="string" table:style-name="ce4">
            <text:p>Dr Ashrith Shetty</text:p>
          </table:table-cell>
          <table:table-cell office:value-type="string" table:style-name="ce4">
            <text:p>Medical officer<text:s/></text:p>
          </table:table-cell>
          <table:table-cell office:value-type="float" office:value="9845085932" table:style-name="ce4">
            <text:p>9845085932</text:p>
          </table:table-cell>
          <table:table-cell office:value-type="string" table:style-name="ce9">
            <text:p> </text:p>
          </table:table-cell>
          <table:table-cell office:value-type="string" table:style-name="ce9">
            <text:p> </text:p>
          </table:table-cell>
          <table:table-cell table:number-columns-repeated="16368"/>
        </table:table-row>
        <table:table-row table:number-rows-repeated="1047315" table:style-name="ro5">
          <table:table-cell table:number-columns-repeated="16384"/>
        </table:table-row>
      </table:table>
      <table:database-ranges>
        <table:database-range table:target-range-address="1000_SC_+178_Old.A2:1000_SC_+178_Old.P1001" table:contains-header="false">
          <table:sort>
            <table:sort-by table:field-number="1"/>
          </table:sort>
        </table:database-range>
        <table:database-range table:target-range-address="1000_SC_+178_Old.A1:1000_SC_+178_Old.P1291" table:display-filter-buttons="true">
          <table:filter>
            <table:filter-condition table:field-number="1" table:value="Belagavi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Display" svg:font-family="&quot;Aptos Display&quot;"/>
    <style:font-face style:name="Aptos" svg:font-family="Aptos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Sriram K</meta:initial-creator>
    <dc:creator/>
    <meta:creation-date>2024-12-30T05:12:55Z</meta:creation-date>
    <dc:date>2025-04-02T11:44:57Z</dc:date>
  </office:meta>
</office:document-meta>
</file>